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2.2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64.49pt"/>
    </style:style>
    <style:style style:name="co18" style:family="table-column">
      <style:table-column-properties fo:break-before="auto" style:column-width="80.25pt"/>
    </style:style>
    <style:style style:name="co19" style:family="table-column">
      <style:table-column-properties fo:break-before="auto" style:column-width="139.49pt"/>
    </style:style>
    <style:style style:name="co20" style:family="table-column">
      <style:table-column-properties fo:break-before="auto" style:column-width="113.24pt"/>
    </style:style>
    <style:style style:name="co21" style:family="table-column">
      <style:table-column-properties fo:break-before="auto" style:column-width="125.26pt"/>
    </style:style>
    <style:style style:name="co22" style:family="table-column">
      <style:table-column-properties fo:break-before="auto" style:column-width="114.75pt"/>
    </style:style>
    <style:style style:name="co23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осещения_20__2b__20_Долги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латежные_20_данные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сещения + Дол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5" table:default-cell-style-name="Default"/>
        <table:table-column table:style-name="co4" table:number-columns-repeated="41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3" table:number-columns-repeated="901" table:default-cell-style-name="Default"/>
        <table:table-row table:style-name="ro1">
          <table:table-cell table:style-name="ce1"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25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29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2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32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29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29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29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29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29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29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29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29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29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29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29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29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29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29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29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29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29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8" table:number-columns-repeated="2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number-columns-repeated="5" table:style-name="ce10" office:value-type="string" calcext:value-type="string">
            <text:p>платил</text:p>
          </table:table-cell>
          <table:table-cell table:style-name="ce13"/>
          <table:table-cell table:style-name="ce30"/>
          <table:table-cell table:style-name="ce31"/>
          <table:table-cell table:style-name="ce33"/>
          <table:table-cell table:style-name="ce31"/>
          <table:table-cell table:style-name="ce30"/>
          <table:table-cell table:style-name="ce31"/>
          <table:table-cell table:style-name="ce13" table:number-columns-repeated="2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2" table:style-name="ce33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number-columns-repeated="4"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3" office:value-type="string" calcext:value-type="string">
            <text:p>платил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number-columns-repeated="6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6"/>
          <table:table-cell table:style-name="ce22"/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9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Лисицын</text:p>
          </table:table-cell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2" office:value-type="string" calcext:value-type="string">
            <text:p>платил</text:p>
          </table:table-cell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number-columns-repeated="4"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4"/>
          <table:table-cell table:number-columns-repeated="5" table:style-name="ce13" office:value-type="string" calcext:value-type="string">
            <text:p>платил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"/>
          <table:table-cell table:style-name="ce22"/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люков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2" table:style-name="ce22" office:value-type="string" calcext:value-type="string">
            <text:p>платил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9" table:style-name="ce11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рлато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number-columns-repeated="2" table:style-name="ce10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number-columns-repeated="4" table:style-name="ce22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 table:number-columns-repeated="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Пискун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8" table:style-name="ce10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2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8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Полищук 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1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19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Скидн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11" office:value-type="string" calcext:value-type="string">
            <text:p>платил</text:p>
          </table:table-cell>
          <table:table-cell table:number-columns-repeated="9" table:style-name="ce23" office:value-type="string" calcext:value-type="string">
            <text:p>платил</text:p>
          </table:table-cell>
          <table:table-cell table:style-name="ce11"/>
          <table:table-cell table:style-name="ce23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1"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number-columns-repeated="2" table:style-name="ce11" office:value-type="string" calcext:value-type="string">
            <text:p>платил</text:p>
          </table:table-cell>
          <table:table-cell table:number-columns-repeated="2" table:style-name="ce23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2"/>
          <table:table-cell table:style-name="ce2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5"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Чердинце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number-columns-repeated="9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5"/>
          <table:table-cell table:number-columns-repeated="901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Малин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Кропачева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39"/>
          <table:table-cell table:number-columns-repeated="19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Харламов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58"/>
          <table:table-cell table:style-name="ce22"/>
          <table:table-cell table:style-name="ce13" table:number-columns-repeated="2"/>
          <table:table-cell table:number-columns-repeated="7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3" office:value-type="string" calcext:value-type="string">
            <text:p>Бирюков</text:p>
          </table:table-cell>
          <table:table-cell/>
          <table:table-cell table:style-name="ce1"/>
          <table:table-cell/>
          <table:table-cell table:style-name="ce1"/>
          <table:table-cell table:number-columns-repeated="80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Глейкин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Панюков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3" office:value-type="string" calcext:value-type="string">
            <text:p>Петренко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4" office:value-type="string" calcext:value-type="string">
            <text:p>Отметилось</text:p>
          </table:table-cell>
          <table:table-cell table:style-name="ce14" table:formula="of:=COUNTA([.B2:.B26])" office:value-type="float" office:value="12" calcext:value-type="float">
            <text:p>12</text:p>
          </table:table-cell>
          <table:table-cell table:style-name="ce14" table:formula="of:=COUNTA([.C2:.C26])" office:value-type="float" office:value="12" calcext:value-type="float">
            <text:p>12</text:p>
          </table:table-cell>
          <table:table-cell table:style-name="ce14" table:formula="of:=COUNTA([.D2:.D26])" office:value-type="float" office:value="12" calcext:value-type="float">
            <text:p>12</text:p>
          </table:table-cell>
          <table:table-cell table:style-name="ce14" table:formula="of:=COUNTA([.E2:.E26])" office:value-type="float" office:value="11" calcext:value-type="float">
            <text:p>11</text:p>
          </table:table-cell>
          <table:table-cell table:style-name="ce14" table:formula="of:=COUNTA([.F2:.F26])" office:value-type="float" office:value="11" calcext:value-type="float">
            <text:p>11</text:p>
          </table:table-cell>
          <table:table-cell table:style-name="ce14" table:formula="of:=COUNTA([.G2:.G26])" office:value-type="float" office:value="10" calcext:value-type="float">
            <text:p>10</text:p>
          </table:table-cell>
          <table:table-cell table:style-name="ce14" table:formula="of:=COUNTA([.H2:.H26])" office:value-type="float" office:value="9" calcext:value-type="float">
            <text:p>9</text:p>
          </table:table-cell>
          <table:table-cell table:style-name="ce14" table:formula="of:=COUNTA([.I2:.I26])" office:value-type="float" office:value="8" calcext:value-type="float">
            <text:p>8</text:p>
          </table:table-cell>
          <table:table-cell table:style-name="ce14" table:formula="of:=COUNTA([.J2:.J26])" office:value-type="float" office:value="9" calcext:value-type="float">
            <text:p>9</text:p>
          </table:table-cell>
          <table:table-cell table:style-name="ce14" table:formula="of:=COUNTA([.K2:.K26])" office:value-type="float" office:value="9" calcext:value-type="float">
            <text:p>9</text:p>
          </table:table-cell>
          <table:table-cell table:style-name="ce14" table:formula="of:=COUNTA([.L2:.L26])" office:value-type="float" office:value="6" calcext:value-type="float">
            <text:p>6</text:p>
          </table:table-cell>
          <table:table-cell table:style-name="ce14" table:formula="of:=COUNTA([.M2:.M26])" office:value-type="float" office:value="8" calcext:value-type="float">
            <text:p>8</text:p>
          </table:table-cell>
          <table:table-cell table:style-name="ce14" table:formula="of:=COUNTA([.N2:.N26])" office:value-type="float" office:value="7" calcext:value-type="float">
            <text:p>7</text:p>
          </table:table-cell>
          <table:table-cell table:style-name="ce14" table:formula="of:=COUNTA([.O2:.O26])" office:value-type="float" office:value="7" calcext:value-type="float">
            <text:p>7</text:p>
          </table:table-cell>
          <table:table-cell table:style-name="ce14" table:formula="of:=COUNTA([.P2:.P26])" office:value-type="float" office:value="9" calcext:value-type="float">
            <text:p>9</text:p>
          </table:table-cell>
          <table:table-cell table:style-name="ce14" table:formula="of:=COUNTA([.Q2:.Q26])" office:value-type="float" office:value="8" calcext:value-type="float">
            <text:p>8</text:p>
          </table:table-cell>
          <table:table-cell table:style-name="ce14" table:formula="of:=COUNTA([.R2:.R26])" office:value-type="float" office:value="8" calcext:value-type="float">
            <text:p>8</text:p>
          </table:table-cell>
          <table:table-cell table:style-name="ce14" table:formula="of:=COUNTA([.S2:.S26])" office:value-type="float" office:value="6" calcext:value-type="float">
            <text:p>6</text:p>
          </table:table-cell>
          <table:table-cell table:style-name="ce14" table:formula="of:=COUNTA([.T2:.T26])" office:value-type="float" office:value="9" calcext:value-type="float">
            <text:p>9</text:p>
          </table:table-cell>
          <table:table-cell table:style-name="ce14" table:formula="of:=COUNTA([.U2:.U26])" office:value-type="float" office:value="9" calcext:value-type="float">
            <text:p>9</text:p>
          </table:table-cell>
          <table:table-cell table:style-name="ce14" table:formula="of:=COUNTA([.V2:.V26])" office:value-type="float" office:value="8" calcext:value-type="float">
            <text:p>8</text:p>
          </table:table-cell>
          <table:table-cell table:style-name="ce14" table:formula="of:=COUNTA([.W2:.W26])" office:value-type="float" office:value="8" calcext:value-type="float">
            <text:p>8</text:p>
          </table:table-cell>
          <table:table-cell table:style-name="ce14" table:formula="of:=COUNTA([.X2:.X26])" office:value-type="float" office:value="12" calcext:value-type="float">
            <text:p>12</text:p>
          </table:table-cell>
          <table:table-cell table:style-name="ce14" table:formula="of:=COUNTA([.Y2:.Y26])" office:value-type="float" office:value="12" calcext:value-type="float">
            <text:p>12</text:p>
          </table:table-cell>
          <table:table-cell table:style-name="ce14" table:formula="of:=COUNTA([.Z2:.Z26])" office:value-type="float" office:value="13" calcext:value-type="float">
            <text:p>13</text:p>
          </table:table-cell>
          <table:table-cell table:style-name="ce14" table:formula="of:=COUNTA([.AA2:.AA26])" office:value-type="float" office:value="12" calcext:value-type="float">
            <text:p>12</text:p>
          </table:table-cell>
          <table:table-cell table:style-name="ce14" table:formula="of:=COUNTA([.AB2:.AB26])" office:value-type="float" office:value="9" calcext:value-type="float">
            <text:p>9</text:p>
          </table:table-cell>
          <table:table-cell table:style-name="ce14" table:formula="of:=COUNTA([.AC2:.AC26])" office:value-type="float" office:value="8" calcext:value-type="float">
            <text:p>8</text:p>
          </table:table-cell>
          <table:table-cell table:style-name="ce14" table:formula="of:=COUNTA([.AD2:.AD26])" office:value-type="float" office:value="9" calcext:value-type="float">
            <text:p>9</text:p>
          </table:table-cell>
          <table:table-cell table:style-name="ce14" table:formula="of:=COUNTA([.AE2:.AE26])" office:value-type="float" office:value="9" calcext:value-type="float">
            <text:p>9</text:p>
          </table:table-cell>
          <table:table-cell table:style-name="ce14" table:formula="of:=COUNTA([.AF2:.AF26])" office:value-type="float" office:value="9" calcext:value-type="float">
            <text:p>9</text:p>
          </table:table-cell>
          <table:table-cell table:style-name="ce14" table:formula="of:=COUNTA([.AG2:.AG26])" office:value-type="float" office:value="9" calcext:value-type="float">
            <text:p>9</text:p>
          </table:table-cell>
          <table:table-cell table:style-name="ce14" table:formula="of:=COUNTA([.AH2:.AH26])" office:value-type="float" office:value="9" calcext:value-type="float">
            <text:p>9</text:p>
          </table:table-cell>
          <table:table-cell table:style-name="ce14" table:formula="of:=COUNTA([.AI2:.AI26])" office:value-type="float" office:value="7" calcext:value-type="float">
            <text:p>7</text:p>
          </table:table-cell>
          <table:table-cell table:style-name="ce14" table:formula="of:=COUNTA([.AJ2:.AJ26])" office:value-type="float" office:value="7" calcext:value-type="float">
            <text:p>7</text:p>
          </table:table-cell>
          <table:table-cell table:style-name="ce14" table:formula="of:=COUNTA([.AK2:.AK26])" office:value-type="float" office:value="6" calcext:value-type="float">
            <text:p>6</text:p>
          </table:table-cell>
          <table:table-cell table:style-name="ce14" table:formula="of:=COUNTA([.AL2:.AL26])" office:value-type="float" office:value="7" calcext:value-type="float">
            <text:p>7</text:p>
          </table:table-cell>
          <table:table-cell table:style-name="ce14" table:formula="of:=COUNTA([.AM2:.AM26])" office:value-type="float" office:value="6" calcext:value-type="float">
            <text:p>6</text:p>
          </table:table-cell>
          <table:table-cell table:style-name="ce14" table:formula="of:=COUNTA([.AN2:.AN26])" office:value-type="float" office:value="7" calcext:value-type="float">
            <text:p>7</text:p>
          </table:table-cell>
          <table:table-cell table:style-name="ce14" table:formula="of:=COUNTA([.AO2:.AO26])" office:value-type="float" office:value="8" calcext:value-type="float">
            <text:p>8</text:p>
          </table:table-cell>
          <table:table-cell table:style-name="ce14" table:formula="of:=COUNTA([.AP2:.AP26])" office:value-type="float" office:value="7" calcext:value-type="float">
            <text:p>7</text:p>
          </table:table-cell>
          <table:table-cell table:style-name="ce14" table:formula="of:=COUNTA([.AQ2:.AQ26])" office:value-type="float" office:value="6" calcext:value-type="float">
            <text:p>6</text:p>
          </table:table-cell>
          <table:table-cell table:style-name="ce14" table:formula="of:=COUNTA([.AR2:.AR26])" office:value-type="float" office:value="5" calcext:value-type="float">
            <text:p>5</text:p>
          </table:table-cell>
          <table:table-cell table:style-name="ce14" table:formula="of:=COUNTA([.AS2:.AS26])" office:value-type="float" office:value="3" calcext:value-type="float">
            <text:p>3</text:p>
          </table:table-cell>
          <table:table-cell table:style-name="ce14" table:formula="of:=COUNTA([.AT2:.AT26])" office:value-type="float" office:value="7" calcext:value-type="float">
            <text:p>7</text:p>
          </table:table-cell>
          <table:table-cell table:style-name="ce14" table:formula="of:=COUNTA([.AU2:.AU26])" office:value-type="float" office:value="4" calcext:value-type="float">
            <text:p>4</text:p>
          </table:table-cell>
          <table:table-cell table:style-name="ce14" table:formula="of:=COUNTA([.AV2:.AV26])" office:value-type="float" office:value="7" calcext:value-type="float">
            <text:p>7</text:p>
          </table:table-cell>
          <table:table-cell table:style-name="ce14" table:formula="of:=COUNTA([.AW2:.AW26])" office:value-type="float" office:value="2" calcext:value-type="float">
            <text:p>2</text:p>
          </table:table-cell>
          <table:table-cell table:style-name="ce14" table:formula="of:=COUNTA([.AX2:.AX26])" office:value-type="float" office:value="7" calcext:value-type="float">
            <text:p>7</text:p>
          </table:table-cell>
          <table:table-cell table:style-name="ce14" table:formula="of:=COUNTA([.AY2:.AY26])" office:value-type="float" office:value="7" calcext:value-type="float">
            <text:p>7</text:p>
          </table:table-cell>
          <table:table-cell table:style-name="ce14" table:formula="of:=COUNTA([.AZ2:.AZ26])" office:value-type="float" office:value="6" calcext:value-type="float">
            <text:p>6</text:p>
          </table:table-cell>
          <table:table-cell table:style-name="ce14" table:formula="of:=COUNTA([.BA2:.BA26])" office:value-type="float" office:value="5" calcext:value-type="float">
            <text:p>5</text:p>
          </table:table-cell>
          <table:table-cell table:style-name="ce14" table:formula="of:=COUNTA([.BB2:.BB26])" office:value-type="float" office:value="7" calcext:value-type="float">
            <text:p>7</text:p>
          </table:table-cell>
          <table:table-cell table:style-name="ce14" table:formula="of:=COUNTA([.BC2:.BC26])" office:value-type="float" office:value="5" calcext:value-type="float">
            <text:p>5</text:p>
          </table:table-cell>
          <table:table-cell table:style-name="ce14" table:formula="of:=COUNTA([.BD2:.BD26])" office:value-type="float" office:value="8" calcext:value-type="float">
            <text:p>8</text:p>
          </table:table-cell>
          <table:table-cell table:style-name="ce14" table:formula="of:=COUNTA([.BE2:.BE26])" office:value-type="float" office:value="5" calcext:value-type="float">
            <text:p>5</text:p>
          </table:table-cell>
          <table:table-cell table:style-name="ce14" table:formula="of:=COUNTA([.BF2:.BF26])" office:value-type="float" office:value="9" calcext:value-type="float">
            <text:p>9</text:p>
          </table:table-cell>
          <table:table-cell table:style-name="ce14" table:formula="of:=COUNTA([.BG2:.BG26])" office:value-type="float" office:value="8" calcext:value-type="float">
            <text:p>8</text:p>
          </table:table-cell>
          <table:table-cell table:style-name="ce14" table:formula="of:=COUNTA([.BH2:.BH26])" office:value-type="float" office:value="7" calcext:value-type="float">
            <text:p>7</text:p>
          </table:table-cell>
          <table:table-cell table:style-name="ce14" table:formula="of:=COUNTA([.BI2:.BI26])" office:value-type="float" office:value="7" calcext:value-type="float">
            <text:p>7</text:p>
          </table:table-cell>
          <table:table-cell table:style-name="ce14" table:formula="of:=COUNTA([.BJ2:.BJ26])" office:value-type="float" office:value="10" calcext:value-type="float">
            <text:p>10</text:p>
          </table:table-cell>
          <table:table-cell table:style-name="ce14" table:formula="of:=COUNTA([.BK2:.BK26])" office:value-type="float" office:value="10" calcext:value-type="float">
            <text:p>10</text:p>
          </table:table-cell>
          <table:table-cell table:style-name="ce14" table:formula="of:=COUNTA([.BL2:.BL26])" office:value-type="float" office:value="9" calcext:value-type="float">
            <text:p>9</text:p>
          </table:table-cell>
          <table:table-cell table:style-name="ce14" table:formula="of:=COUNTA([.BM2:.BM26])" office:value-type="float" office:value="9" calcext:value-type="float">
            <text:p>9</text:p>
          </table:table-cell>
          <table:table-cell table:style-name="ce14" table:formula="of:=COUNTA([.BN2:.BN26])" office:value-type="float" office:value="10" calcext:value-type="float">
            <text:p>10</text:p>
          </table:table-cell>
          <table:table-cell table:style-name="ce14" table:formula="of:=COUNTA([.BO2:.BO26])" office:value-type="float" office:value="10" calcext:value-type="float">
            <text:p>10</text:p>
          </table:table-cell>
          <table:table-cell table:style-name="ce14" table:formula="of:=COUNTA([.BP2:.BP26])" office:value-type="float" office:value="8" calcext:value-type="float">
            <text:p>8</text:p>
          </table:table-cell>
          <table:table-cell table:style-name="ce14" table:formula="of:=COUNTA([.BQ2:.BQ26])" office:value-type="float" office:value="8" calcext:value-type="float">
            <text:p>8</text:p>
          </table:table-cell>
          <table:table-cell table:style-name="ce14" table:formula="of:=COUNTA([.BR2:.BR26])" office:value-type="float" office:value="10" calcext:value-type="float">
            <text:p>10</text:p>
          </table:table-cell>
          <table:table-cell table:style-name="ce14" table:formula="of:=COUNTA([.BS2:.BS26])" office:value-type="float" office:value="8" calcext:value-type="float">
            <text:p>8</text:p>
          </table:table-cell>
          <table:table-cell table:style-name="ce14" table:formula="of:=COUNTA([.BT2:.BT26])" office:value-type="float" office:value="10" calcext:value-type="float">
            <text:p>10</text:p>
          </table:table-cell>
          <table:table-cell table:style-name="ce14" table:formula="of:=COUNTA([.BU2:.BU26])" office:value-type="float" office:value="10" calcext:value-type="float">
            <text:p>10</text:p>
          </table:table-cell>
          <table:table-cell table:style-name="ce14" table:formula="of:=COUNTA([.BV2:.BV26])" office:value-type="float" office:value="10" calcext:value-type="float">
            <text:p>10</text:p>
          </table:table-cell>
          <table:table-cell table:style-name="ce14" table:formula="of:=COUNTA([.BW2:.BW26])" office:value-type="float" office:value="9" calcext:value-type="float">
            <text:p>9</text:p>
          </table:table-cell>
          <table:table-cell table:style-name="ce14" table:formula="of:=COUNTA([.BX2:.BX26])" office:value-type="float" office:value="11" calcext:value-type="float">
            <text:p>11</text:p>
          </table:table-cell>
          <table:table-cell table:style-name="ce14" table:formula="of:=COUNTA([.BY2:.BY26])" office:value-type="float" office:value="10" calcext:value-type="float">
            <text:p>10</text:p>
          </table:table-cell>
          <table:table-cell table:style-name="ce14" table:formula="of:=COUNTA([.BZ2:.BZ26])" office:value-type="float" office:value="12" calcext:value-type="float">
            <text:p>12</text:p>
          </table:table-cell>
          <table:table-cell table:style-name="ce14" table:formula="of:=COUNTA([.CA2:.CA26])" office:value-type="float" office:value="11" calcext:value-type="float">
            <text:p>11</text:p>
          </table:table-cell>
          <table:table-cell table:style-name="ce14" table:formula="of:=COUNTA([.CB2:.CB26])" office:value-type="float" office:value="6" calcext:value-type="float">
            <text:p>6</text:p>
          </table:table-cell>
          <table:table-cell table:style-name="ce14" table:formula="of:=COUNTA([.CC2:.CC26])" office:value-type="float" office:value="1" calcext:value-type="float">
            <text:p>1</text:p>
          </table:table-cell>
          <table:table-cell table:style-name="ce14" table:formula="of:=COUNTA([.CD2:.CD26])" office:value-type="float" office:value="12" calcext:value-type="float">
            <text:p>12</text:p>
          </table:table-cell>
          <table:table-cell table:style-name="ce14" table:formula="of:=COUNTA([.CE2:.CE26])" office:value-type="float" office:value="10" calcext:value-type="float">
            <text:p>10</text:p>
          </table:table-cell>
          <table:table-cell table:style-name="ce14" table:formula="of:=COUNTA([.CF2:.CF26])" office:value-type="float" office:value="3" calcext:value-type="float">
            <text:p>3</text:p>
          </table:table-cell>
          <table:table-cell table:style-name="ce14" table:formula="of:=COUNTA([.CG2:.CG26])" office:value-type="float" office:value="3" calcext:value-type="float">
            <text:p>3</text:p>
          </table:table-cell>
          <table:table-cell table:style-name="ce14" table:formula="of:=COUNTA([.CH2:.CH26])" office:value-type="float" office:value="12" calcext:value-type="float">
            <text:p>12</text:p>
          </table:table-cell>
          <table:table-cell table:style-name="ce14" table:formula="of:=COUNTA([.CI2:.CI26])" office:value-type="float" office:value="12" calcext:value-type="float">
            <text:p>12</text:p>
          </table:table-cell>
          <table:table-cell table:style-name="ce14" table:formula="of:=COUNTA([.CJ2:.CJ26])" office:value-type="float" office:value="6" calcext:value-type="float">
            <text:p>6</text:p>
          </table:table-cell>
          <table:table-cell table:style-name="ce14" table:formula="of:=COUNTA([.CK2:.CK26])" office:value-type="float" office:value="7" calcext:value-type="float">
            <text:p>7</text:p>
          </table:table-cell>
          <table:table-cell table:style-name="ce14" table:formula="of:=COUNTA([.CL2:.CL26])" office:value-type="float" office:value="4" calcext:value-type="float">
            <text:p>4</text:p>
          </table:table-cell>
          <table:table-cell table:style-name="ce14" table:formula="of:=COUNTA([.CM2:.CM26])" office:value-type="float" office:value="2" calcext:value-type="float">
            <text:p>2</text:p>
          </table:table-cell>
          <table:table-cell table:style-name="ce14" table:formula="of:=COUNTA([.CN2:.CN26])" office:value-type="float" office:value="12" calcext:value-type="float">
            <text:p>12</text:p>
          </table:table-cell>
          <table:table-cell table:style-name="ce14" table:formula="of:=COUNTA([.CO2:.CO26])" office:value-type="float" office:value="11" calcext:value-type="float">
            <text:p>11</text:p>
          </table:table-cell>
          <table:table-cell table:style-name="ce14" table:formula="of:=COUNTA([.CP2:.CP26])" office:value-type="float" office:value="5" calcext:value-type="float">
            <text:p>5</text:p>
          </table:table-cell>
          <table:table-cell table:style-name="ce14" table:formula="of:=COUNTA([.CQ2:.CQ26])" office:value-type="float" office:value="4" calcext:value-type="float">
            <text:p>4</text:p>
          </table:table-cell>
          <table:table-cell table:style-name="ce14" table:formula="of:=COUNTA([.CR2:.CR26])" office:value-type="float" office:value="11" calcext:value-type="float">
            <text:p>11</text:p>
          </table:table-cell>
          <table:table-cell table:style-name="ce14" table:formula="of:=COUNTA([.CS2:.CS26])" office:value-type="float" office:value="12" calcext:value-type="float">
            <text:p>12</text:p>
          </table:table-cell>
          <table:table-cell table:style-name="ce14" table:formula="of:=COUNTA([.CT2:.CT26])" office:value-type="float" office:value="5" calcext:value-type="float">
            <text:p>5</text:p>
          </table:table-cell>
          <table:table-cell table:style-name="ce14" table:formula="of:=COUNTA([.CU2:.CU26])" office:value-type="float" office:value="6" calcext:value-type="float">
            <text:p>6</text:p>
          </table:table-cell>
          <table:table-cell table:style-name="ce14" table:formula="of:=COUNTA([.CV2:.CV26])" office:value-type="float" office:value="0" calcext:value-type="float">
            <text:p>0</text:p>
          </table:table-cell>
          <table:table-cell table:style-name="ce14" table:formula="of:=COUNTA([.CW2:.CW26])" office:value-type="float" office:value="0" calcext:value-type="float">
            <text:p>0</text:p>
          </table:table-cell>
          <table:table-cell table:style-name="ce14" table:formula="of:=COUNTA([.CX2:.CX26])" office:value-type="float" office:value="0" calcext:value-type="float">
            <text:p>0</text:p>
          </table:table-cell>
          <table:table-cell table:style-name="ce14" table:formula="of:=COUNTA([.CY2:.CY26])" office:value-type="float" office:value="0" calcext:value-type="float">
            <text:p>0</text:p>
          </table:table-cell>
          <table:table-cell table:style-name="ce14" table:formula="of:=COUNTA([.CZ2:.CZ26])" office:value-type="float" office:value="0" calcext:value-type="float">
            <text:p>0</text:p>
          </table:table-cell>
          <table:table-cell table:style-name="ce14" table:formula="of:=COUNTA([.DA2:.DA26])" office:value-type="float" office:value="0" calcext:value-type="float">
            <text:p>0</text:p>
          </table:table-cell>
          <table:table-cell table:style-name="ce14" table:formula="of:=COUNTA([.DB2:.DB26])" office:value-type="float" office:value="0" calcext:value-type="float">
            <text:p>0</text:p>
          </table:table-cell>
          <table:table-cell table:style-name="ce14" table:formula="of:=COUNTA([.DC2:.DC26])" office:value-type="float" office:value="0" calcext:value-type="float">
            <text:p>0</text:p>
          </table:table-cell>
          <table:table-cell table:style-name="ce14" table:formula="of:=COUNTA([.DD2:.DD26])" office:value-type="float" office:value="0" calcext:value-type="float">
            <text:p>0</text:p>
          </table:table-cell>
          <table:table-cell table:style-name="ce14" table:formula="of:=COUNTA([.DE2:.DE26])" office:value-type="float" office:value="0" calcext:value-type="float">
            <text:p>0</text:p>
          </table:table-cell>
          <table:table-cell table:style-name="ce14" table:formula="of:=COUNTA([.DF2:.DF26])" office:value-type="float" office:value="0" calcext:value-type="float">
            <text:p>0</text:p>
          </table:table-cell>
          <table:table-cell table:style-name="ce14" table:formula="of:=COUNTA([.DG2:.DG26])" office:value-type="float" office:value="0" calcext:value-type="float">
            <text:p>0</text:p>
          </table:table-cell>
          <table:table-cell table:style-name="ce14" table:formula="of:=COUNTA([.DH2:.DH26])" office:value-type="float" office:value="0" calcext:value-type="float">
            <text:p>0</text:p>
          </table:table-cell>
          <table:table-cell table:style-name="ce14" table:formula="of:=COUNTA([.DI2:.DI26])" office:value-type="float" office:value="0" calcext:value-type="float">
            <text:p>0</text:p>
          </table:table-cell>
          <table:table-cell table:style-name="ce14" table:formula="of:=COUNTA([.DJ2:.DJ26])" office:value-type="float" office:value="0" calcext:value-type="float">
            <text:p>0</text:p>
          </table:table-cell>
          <table:table-cell table:style-name="ce14" table:formula="of:=COUNTA([.DK2:.DK26])" office:value-type="float" office:value="0" calcext:value-type="float">
            <text:p>0</text:p>
          </table:table-cell>
          <table:table-cell table:style-name="ce14" table:formula="of:=COUNTA([.DL2:.DL26])" office:value-type="float" office:value="0" calcext:value-type="float">
            <text:p>0</text:p>
          </table:table-cell>
          <table:table-cell table:style-name="ce14" table:formula="of:=COUNTA([.DM2:.DM26])" office:value-type="float" office:value="0" calcext:value-type="float">
            <text:p>0</text:p>
          </table:table-cell>
          <table:table-cell table:style-name="ce14" table:formula="of:=COUNTA([.DN2:.DN26])" office:value-type="float" office:value="0" calcext:value-type="float">
            <text:p>0</text:p>
          </table:table-cell>
          <table:table-cell table:style-name="ce14" table:formula="of:=COUNTA([.DO2:.DO26])" office:value-type="float" office:value="0" calcext:value-type="float">
            <text:p>0</text:p>
          </table:table-cell>
          <table:table-cell table:style-name="ce14" table:formula="of:=COUNTA([.DP2:.DP26])" office:value-type="float" office:value="0" calcext:value-type="float">
            <text:p>0</text:p>
          </table:table-cell>
          <table:table-cell table:style-name="ce14" table:formula="of:=COUNTA([.DQ2:.DQ26]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Фактически ехало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3"/>
          <table:table-cell table:style-name="ce15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25"/>
        </table:table-row>
        <table:table-row table:style-name="ro1">
          <table:table-cell table:style-name="ce5" office:value-type="string" calcext:value-type="string">
            <text:p>Потраченная сумма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number-columns-repeated="2" table:style-name="ce19" office:value-type="float" office:value="360" calcext:value-type="float">
            <text:p>360</text:p>
          </table:table-cell>
          <table:table-cell table:number-columns-repeated="6" table:style-name="ce19" office:value-type="float" office:value="450" calcext:value-type="float">
            <text:p>45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/>
          <table:table-cell table:number-columns-repeated="3"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style-name="ce5" office:value-type="float" office:value="500" calcext:value-type="float">
            <text:p>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 table:number-columns-repeated="3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4"/>
          <table:table-cell table:number-columns-repeated="901"/>
        </table:table-row>
        <table:table-row table:style-name="ro1">
          <table:table-cell table:style-name="ce6" office:value-type="string" calcext:value-type="string">
            <text:p>На одного</text:p>
          </table:table-cell>
          <table:table-cell table:style-name="ce17" table:formula="of:=IF([.B28]&gt;0; [.B29]/[.B28]; 0)" office:value-type="float" office:value="37.5" calcext:value-type="float">
            <text:p>38</text:p>
          </table:table-cell>
          <table:table-cell table:style-name="ce17" table:formula="of:=IF([.C28]&gt;0; [.C29]/[.C28]; 0)" office:value-type="float" office:value="37.5" calcext:value-type="float">
            <text:p>38</text:p>
          </table:table-cell>
          <table:table-cell table:style-name="ce26" table:formula="of:=IF([.D28]&gt;0; [.D29]/[.D28]; 0)" office:value-type="float" office:value="37.5" calcext:value-type="float">
            <text:p>38</text:p>
          </table:table-cell>
          <table:table-cell table:style-name="ce17" table:formula="of:=IF([.E28]&gt;0; [.E29]/[.E28]; 0)" office:value-type="float" office:value="45.4545454545455" calcext:value-type="float">
            <text:p>45</text:p>
          </table:table-cell>
          <table:table-cell table:style-name="ce26" table:formula="of:=IF([.F28]&gt;0; [.F29]/[.F28]; 0)" office:value-type="float" office:value="40.9090909090909" calcext:value-type="float">
            <text:p>41</text:p>
          </table:table-cell>
          <table:table-cell table:style-name="ce17" table:formula="of:=IF([.G28]&gt;0; [.G29]/[.G28]; 0)" office:value-type="float" office:value="45" calcext:value-type="float">
            <text:p>45</text:p>
          </table:table-cell>
          <table:table-cell table:style-name="ce26" table:formula="of:=IF([.H28]&gt;0; [.H29]/[.H28]; 0)" office:value-type="float" office:value="50" calcext:value-type="float">
            <text:p>50</text:p>
          </table:table-cell>
          <table:table-cell table:style-name="ce17" table:formula="of:=IF([.I28]&gt;0; [.I29]/[.I28]; 0)" office:value-type="float" office:value="56.25" calcext:value-type="float">
            <text:p>56</text:p>
          </table:table-cell>
          <table:table-cell table:style-name="ce26" table:formula="of:=IF([.J28]&gt;0; [.J29]/[.J28]; 0)" office:value-type="float" office:value="56.25" calcext:value-type="float">
            <text:p>56</text:p>
          </table:table-cell>
          <table:table-cell table:style-name="ce17" table:formula="of:=IF([.K28]&gt;0; [.K29]/[.K28]; 0)" office:value-type="float" office:value="55.5555555555556" calcext:value-type="float">
            <text:p>56</text:p>
          </table:table-cell>
          <table:table-cell table:style-name="ce26" table:formula="of:=IF([.L28]&gt;0; [.L29]/[.L28]; 0)" office:value-type="float" office:value="75" calcext:value-type="float">
            <text:p>75</text:p>
          </table:table-cell>
          <table:table-cell table:style-name="ce17" table:formula="of:=IF([.M28]&gt;0; [.M29]/[.M28]; 0)" office:value-type="float" office:value="56.25" calcext:value-type="float">
            <text:p>56</text:p>
          </table:table-cell>
          <table:table-cell table:style-name="ce26" table:formula="of:=IF([.N28]&gt;0; [.N29]/[.N28]; 0)" office:value-type="float" office:value="64.2857142857143" calcext:value-type="float">
            <text:p>64</text:p>
          </table:table-cell>
          <table:table-cell table:style-name="ce17" table:formula="of:=IF([.O28]&gt;0; [.O29]/[.O28]; 0)" office:value-type="float" office:value="64.2857142857143" calcext:value-type="float">
            <text:p>64</text:p>
          </table:table-cell>
          <table:table-cell table:style-name="ce26" table:formula="of:=IF([.P28]&gt;0; [.P29]/[.P28]; 0)" office:value-type="float" office:value="50" calcext:value-type="float">
            <text:p>50</text:p>
          </table:table-cell>
          <table:table-cell table:style-name="ce17" table:formula="of:=IF([.Q28]&gt;0; [.Q29]/[.Q28]; 0)" office:value-type="float" office:value="62.5" calcext:value-type="float">
            <text:p>63</text:p>
          </table:table-cell>
          <table:table-cell table:style-name="ce26" table:formula="of:=IF([.R28]&gt;0; [.R29]/[.R28]; 0)" office:value-type="float" office:value="56.25" calcext:value-type="float">
            <text:p>56</text:p>
          </table:table-cell>
          <table:table-cell table:style-name="ce17" table:formula="of:=IF([.S28]&gt;0; [.S29]/[.S28]; 0)" office:value-type="float" office:value="75" calcext:value-type="float">
            <text:p>75</text:p>
          </table:table-cell>
          <table:table-cell table:style-name="ce26" table:formula="of:=IF([.T28]&gt;0; [.T29]/[.T28]; 0)" office:value-type="float" office:value="50" calcext:value-type="float">
            <text:p>50</text:p>
          </table:table-cell>
          <table:table-cell table:style-name="ce17" table:formula="of:=IF([.U28]&gt;0; [.U29]/[.U28]; 0)" office:value-type="float" office:value="50" calcext:value-type="float">
            <text:p>50</text:p>
          </table:table-cell>
          <table:table-cell table:style-name="ce26" table:formula="of:=IF([.V28]&gt;0; [.V29]/[.V28]; 0)" office:value-type="float" office:value="56.25" calcext:value-type="float">
            <text:p>56</text:p>
          </table:table-cell>
          <table:table-cell table:style-name="ce17" table:formula="of:=IF([.W28]&gt;0; [.W29]/[.W28]; 0)" office:value-type="float" office:value="56.25" calcext:value-type="float">
            <text:p>56</text:p>
          </table:table-cell>
          <table:table-cell table:style-name="ce26" table:formula="of:=IF([.X28]&gt;0; [.X29]/[.X28]; 0)" office:value-type="float" office:value="37.5" calcext:value-type="float">
            <text:p>38</text:p>
          </table:table-cell>
          <table:table-cell table:style-name="ce17" table:formula="of:=IF([.Y28]&gt;0; [.Y29]/[.Y28]; 0)" office:value-type="float" office:value="37.5" calcext:value-type="float">
            <text:p>38</text:p>
          </table:table-cell>
          <table:table-cell table:style-name="ce26" table:formula="of:=IF([.Z28]&gt;0; [.Z29]/[.Z28]; 0)" office:value-type="float" office:value="34.6153846153846" calcext:value-type="float">
            <text:p>35</text:p>
          </table:table-cell>
          <table:table-cell table:style-name="ce17" table:formula="of:=IF([.AA28]&gt;0; [.AA29]/[.AA28]; 0)" office:value-type="float" office:value="37.5" calcext:value-type="float">
            <text:p>38</text:p>
          </table:table-cell>
          <table:table-cell table:style-name="ce26" table:formula="of:=IF([.AB28]&gt;0; [.AB29]/[.AB28]; 0)" office:value-type="float" office:value="50" calcext:value-type="float">
            <text:p>50</text:p>
          </table:table-cell>
          <table:table-cell table:style-name="ce24" table:formula="of:=IF([.AC28]&gt;0; [.AC29]/[.AC28]; 0)" office:value-type="float" office:value="56.25" calcext:value-type="float">
            <text:p>56</text:p>
          </table:table-cell>
          <table:table-cell table:style-name="ce24" table:formula="of:=IF([.AD28]&gt;0; [.AD29]/[.AD28]; 0)" office:value-type="float" office:value="50" calcext:value-type="float">
            <text:p>50</text:p>
          </table:table-cell>
          <table:table-cell table:style-name="ce24" table:formula="of:=IF([.AE28]&gt;0; [.AE29]/[.AE28]; 0)" office:value-type="float" office:value="50" calcext:value-type="float">
            <text:p>50</text:p>
          </table:table-cell>
          <table:table-cell table:style-name="ce24" table:formula="of:=IF([.AF28]&gt;0; [.AF29]/[.AF28]; 0)" office:value-type="float" office:value="50" calcext:value-type="float">
            <text:p>50</text:p>
          </table:table-cell>
          <table:table-cell table:style-name="ce24" table:formula="of:=IF([.AG28]&gt;0; [.AG29]/[.AG28]; 0)" office:value-type="float" office:value="50" calcext:value-type="float">
            <text:p>50</text:p>
          </table:table-cell>
          <table:table-cell table:style-name="ce24" table:formula="of:=IF([.AH28]&gt;0; [.AH29]/[.AH28]; 0)" office:value-type="float" office:value="50" calcext:value-type="float">
            <text:p>50</text:p>
          </table:table-cell>
          <table:table-cell table:style-name="ce24" table:formula="of:=IF([.AI28]&gt;0; [.AI29]/[.AI28]; 0)" office:value-type="float" office:value="64.2857142857143" calcext:value-type="float">
            <text:p>64</text:p>
          </table:table-cell>
          <table:table-cell table:style-name="ce24" table:formula="of:=IF([.AJ28]&gt;0; [.AJ29]/[.AJ28]; 0)" office:value-type="float" office:value="64.2857142857143" calcext:value-type="float">
            <text:p>64</text:p>
          </table:table-cell>
          <table:table-cell table:style-name="ce24" table:formula="of:=IF([.AK28]&gt;0; [.AK29]/[.AK28]; 0)" office:value-type="float" office:value="75" calcext:value-type="float">
            <text:p>75</text:p>
          </table:table-cell>
          <table:table-cell table:style-name="ce24" table:formula="of:=IF([.AL28]&gt;0; [.AL29]/[.AL28]; 0)" office:value-type="float" office:value="64.2857142857143" calcext:value-type="float">
            <text:p>64</text:p>
          </table:table-cell>
          <table:table-cell table:style-name="ce24" table:formula="of:=IF([.AM28]&gt;0; [.AM29]/[.AM28]; 0)" office:value-type="float" office:value="75" calcext:value-type="float">
            <text:p>75</text:p>
          </table:table-cell>
          <table:table-cell table:style-name="ce24" table:formula="of:=IF([.AN28]&gt;0; [.AN29]/[.AN28]; 0)" office:value-type="float" office:value="64.2857142857143" calcext:value-type="float">
            <text:p>64</text:p>
          </table:table-cell>
          <table:table-cell table:style-name="ce24" table:formula="of:=IF([.AO28]&gt;0; [.AO29]/[.AO28]; 0)" office:value-type="float" office:value="56.25" calcext:value-type="float">
            <text:p>56</text:p>
          </table:table-cell>
          <table:table-cell table:style-name="ce24" table:formula="of:=IF([.AP28]&gt;0; [.AP29]/[.AP28]; 0)" office:value-type="float" office:value="64.2857142857143" calcext:value-type="float">
            <text:p>64</text:p>
          </table:table-cell>
          <table:table-cell table:style-name="ce24" table:formula="of:=IF([.AQ28]&gt;0; [.AQ29]/[.AQ28]; 0)" office:value-type="float" office:value="75" calcext:value-type="float">
            <text:p>75</text:p>
          </table:table-cell>
          <table:table-cell table:style-name="ce24" table:formula="of:=IF([.AR28]&gt;0; [.AR29]/[.AR28]; 0)" office:value-type="float" office:value="90" calcext:value-type="float">
            <text:p>90</text:p>
          </table:table-cell>
          <table:table-cell table:style-name="ce24" table:formula="of:=IF([.AS28]&gt;0; [.AS29]/[.AS28]; 0)" office:value-type="float" office:value="0" calcext:value-type="float">
            <text:p>0</text:p>
          </table:table-cell>
          <table:table-cell table:style-name="ce24" table:formula="of:=IF([.AT28]&gt;0; [.AT29]/[.AT28]; 0)" office:value-type="float" office:value="64.2857142857143" calcext:value-type="float">
            <text:p>64</text:p>
          </table:table-cell>
          <table:table-cell table:style-name="ce24" table:formula="of:=IF([.AU28]&gt;0; [.AU29]/[.AU28]; 0)" office:value-type="float" office:value="0" calcext:value-type="float">
            <text:p>0</text:p>
          </table:table-cell>
          <table:table-cell table:style-name="ce24" table:formula="of:=IF([.AV28]&gt;0; [.AV29]/[.AV28]; 0)" office:value-type="float" office:value="64.2857142857143" calcext:value-type="float">
            <text:p>64</text:p>
          </table:table-cell>
          <table:table-cell table:style-name="ce17" table:formula="of:=IF([.AW28]&gt;0; [.AW29]/[.AW28]; 0)" office:value-type="float" office:value="0" calcext:value-type="float">
            <text:p>0</text:p>
          </table:table-cell>
          <table:table-cell table:style-name="ce24" table:formula="of:=IF([.AX28]&gt;0; [.AX29]/[.AX28]; 0)" office:value-type="float" office:value="51.4285714285714" calcext:value-type="float">
            <text:p>51</text:p>
          </table:table-cell>
          <table:table-cell table:style-name="ce24" table:formula="of:=IF([.AY28]&gt;0; [.AY29]/[.AY28]; 0)" office:value-type="float" office:value="0" calcext:value-type="float">
            <text:p>0</text:p>
          </table:table-cell>
          <table:table-cell table:style-name="ce24" table:formula="of:=IF([.AZ28]&gt;0; [.AZ29]/[.AZ28]; 0)" office:value-type="float" office:value="75" calcext:value-type="float">
            <text:p>75</text:p>
          </table:table-cell>
          <table:table-cell table:style-name="ce24" table:formula="of:=IF([.BA28]&gt;0; [.BA29]/[.BA28]; 0)" office:value-type="float" office:value="0" calcext:value-type="float">
            <text:p>0</text:p>
          </table:table-cell>
          <table:table-cell table:style-name="ce24" table:formula="of:=IF([.BB28]&gt;0; [.BB29]/[.BB28]; 0)" office:value-type="float" office:value="51.4285714285714" calcext:value-type="float">
            <text:p>51</text:p>
          </table:table-cell>
          <table:table-cell table:style-name="ce24" table:formula="of:=IF([.BC28]&gt;0; [.BC29]/[.BC28]; 0)" office:value-type="float" office:value="0" calcext:value-type="float">
            <text:p>0</text:p>
          </table:table-cell>
          <table:table-cell table:style-name="ce24" table:formula="of:=IF([.BD28]&gt;0; [.BD29]/[.BD28]; 0)" office:value-type="float" office:value="56.25" calcext:value-type="float">
            <text:p>56</text:p>
          </table:table-cell>
          <table:table-cell table:style-name="ce24" table:formula="of:=IF([.BE28]&gt;0; [.BE29]/[.BE28]; 0)" office:value-type="float" office:value="0" calcext:value-type="float">
            <text:p>0</text:p>
          </table:table-cell>
          <table:table-cell table:style-name="ce24" table:formula="of:=IF([.BF28]&gt;0; [.BF29]/[.BF28]; 0)" office:value-type="float" office:value="40" calcext:value-type="float">
            <text:p>40</text:p>
          </table:table-cell>
          <table:table-cell table:style-name="ce24" table:formula="of:=IF([.BG28]&gt;0; [.BG29]/[.BG28]; 0)" office:value-type="float" office:value="45" calcext:value-type="float">
            <text:p>45</text:p>
          </table:table-cell>
          <table:table-cell table:style-name="ce24" table:formula="of:=IF([.BH28]&gt;0; [.BH29]/[.BH28]; 0)" office:value-type="float" office:value="56.25" calcext:value-type="float">
            <text:p>56</text:p>
          </table:table-cell>
          <table:table-cell table:style-name="ce24" table:formula="of:=IF([.BI28]&gt;0; [.BI29]/[.BI28]; 0)" office:value-type="float" office:value="64.2857142857143" calcext:value-type="float">
            <text:p>64</text:p>
          </table:table-cell>
          <table:table-cell table:style-name="ce24" table:formula="of:=IF([.BJ28]&gt;0; [.BJ29]/[.BJ28]; 0)" office:value-type="float" office:value="45" calcext:value-type="float">
            <text:p>45</text:p>
          </table:table-cell>
          <table:table-cell table:style-name="ce24" table:formula="of:=IF([.BK28]&gt;0; [.BK29]/[.BK28]; 0)" office:value-type="float" office:value="45" calcext:value-type="float">
            <text:p>45</text:p>
          </table:table-cell>
          <table:table-cell table:style-name="ce24" table:formula="of:=IF([.BL28]&gt;0; [.BL29]/[.BL28]; 0)" office:value-type="float" office:value="50" calcext:value-type="float">
            <text:p>50</text:p>
          </table:table-cell>
          <table:table-cell table:style-name="ce24" table:formula="of:=IF([.BM28]&gt;0; [.BM29]/[.BM28]; 0)" office:value-type="float" office:value="50" calcext:value-type="float">
            <text:p>50</text:p>
          </table:table-cell>
          <table:table-cell table:style-name="ce24" table:formula="of:=IF([.BN28]&gt;0; [.BN29]/[.BN28]; 0)" office:value-type="float" office:value="36" calcext:value-type="float">
            <text:p>36</text:p>
          </table:table-cell>
          <table:table-cell table:style-name="ce24" table:formula="of:=IF([.BO28]&gt;0; [.BO29]/[.BO28]; 0)" office:value-type="float" office:value="36" calcext:value-type="float">
            <text:p>36</text:p>
          </table:table-cell>
          <table:table-cell table:style-name="ce24" table:formula="of:=IF([.BP28]&gt;0; [.BP29]/[.BP28]; 0)" office:value-type="float" office:value="45" calcext:value-type="float">
            <text:p>45</text:p>
          </table:table-cell>
          <table:table-cell table:style-name="ce24" table:formula="of:=IF([.BQ28]&gt;0; [.BQ29]/[.BQ28]; 0)" office:value-type="float" office:value="0" calcext:value-type="float">
            <text:p>0</text:p>
          </table:table-cell>
          <table:table-cell table:style-name="ce24" table:formula="of:=IF([.BR28]&gt;0; [.BR29]/[.BR28]; 0)" office:value-type="float" office:value="45" calcext:value-type="float">
            <text:p>45</text:p>
          </table:table-cell>
          <table:table-cell table:style-name="ce24" table:formula="of:=IF([.BS28]&gt;0; [.BS29]/[.BS28]; 0)" office:value-type="float" office:value="56.25" calcext:value-type="float">
            <text:p>56</text:p>
          </table:table-cell>
          <table:table-cell table:style-name="ce24" table:formula="of:=IF([.BT28]&gt;0; [.BT29]/[.BT28]; 0)" office:value-type="float" office:value="45" calcext:value-type="float">
            <text:p>45</text:p>
          </table:table-cell>
          <table:table-cell table:style-name="ce24" table:formula="of:=IF([.BU28]&gt;0; [.BU29]/[.BU28]; 0)" office:value-type="float" office:value="50" calcext:value-type="float">
            <text:p>50</text:p>
          </table:table-cell>
          <table:table-cell table:style-name="ce24" table:formula="of:=IF([.BV28]&gt;0; [.BV29]/[.BV28]; 0)" office:value-type="float" office:value="36" calcext:value-type="float">
            <text:p>36</text:p>
          </table:table-cell>
          <table:table-cell table:style-name="ce24" table:formula="of:=IF([.BW28]&gt;0; [.BW29]/[.BW28]; 0)" office:value-type="float" office:value="40" calcext:value-type="float">
            <text:p>40</text:p>
          </table:table-cell>
          <table:table-cell table:style-name="ce24" table:formula="of:=IF([.BX28]&gt;0; [.BX29]/[.BX28]; 0)" office:value-type="float" office:value="32.7272727272727" calcext:value-type="float">
            <text:p>33</text:p>
          </table:table-cell>
          <table:table-cell table:style-name="ce24" table:formula="of:=IF([.BY28]&gt;0; [.BY29]/[.BY28]; 0)" office:value-type="float" office:value="0" calcext:value-type="float">
            <text:p>0</text:p>
          </table:table-cell>
          <table:table-cell table:style-name="ce24" table:formula="of:=IF([.BZ28]&gt;0; [.BZ29]/[.BZ28]; 0)" office:value-type="float" office:value="0" calcext:value-type="float">
            <text:p>0</text:p>
          </table:table-cell>
          <table:table-cell table:style-name="ce17" table:formula="of:=IF([.CA28]&gt;0; [.CA29]/[.CA28]; 0)" office:value-type="float" office:value="50" calcext:value-type="float">
            <text:p>50</text:p>
          </table:table-cell>
          <table:table-cell table:style-name="ce24" table:formula="of:=IF([.CB28]&gt;0; [.CB29]/[.CB28]; 0)" office:value-type="float" office:value="75" calcext:value-type="float">
            <text:p>75</text:p>
          </table:table-cell>
          <table:table-cell table:style-name="ce24" table:formula="of:=IF([.CC28]&gt;0; [.CC29]/[.CC28]; 0)" office:value-type="float" office:value="0" calcext:value-type="float">
            <text:p>0</text:p>
          </table:table-cell>
          <table:table-cell table:style-name="ce24" table:formula="of:=IF([.CD28]&gt;0; [.CD29]/[.CD28]; 0)" office:value-type="float" office:value="40.9090909090909" calcext:value-type="float">
            <text:p>41</text:p>
          </table:table-cell>
          <table:table-cell table:style-name="ce24" table:formula="of:=IF([.CE28]&gt;0; [.CE29]/[.CE28]; 0)" office:value-type="float" office:value="0" calcext:value-type="float">
            <text:p>0</text:p>
          </table:table-cell>
          <table:table-cell table:style-name="ce24" table:formula="of:=IF([.CF28]&gt;0; [.CF29]/[.CF28]; 0)" office:value-type="float" office:value="0" calcext:value-type="float">
            <text:p>0</text:p>
          </table:table-cell>
          <table:table-cell table:style-name="ce24" table:formula="of:=IF([.CG28]&gt;0; [.CG29]/[.CG28]; 0)" office:value-type="float" office:value="0" calcext:value-type="float">
            <text:p>0</text:p>
          </table:table-cell>
          <table:table-cell table:style-name="ce24" table:formula="of:=IF([.CH28]&gt;0; [.CH29]/[.CH28]; 0)" office:value-type="float" office:value="37.5" calcext:value-type="float">
            <text:p>38</text:p>
          </table:table-cell>
          <table:table-cell table:style-name="ce24" table:formula="of:=IF([.CI28]&gt;0; [.CI29]/[.CI28]; 0)" office:value-type="float" office:value="37.5" calcext:value-type="float">
            <text:p>38</text:p>
          </table:table-cell>
          <table:table-cell table:style-name="ce24" table:formula="of:=IF([.CJ28]&gt;0; [.CJ29]/[.CJ28]; 0)" office:value-type="float" office:value="75" calcext:value-type="float">
            <text:p>75</text:p>
          </table:table-cell>
          <table:table-cell table:style-name="ce24" table:formula="of:=IF([.CK28]&gt;0; [.CK29]/[.CK28]; 0)" office:value-type="float" office:value="64.2857142857143" calcext:value-type="float">
            <text:p>64</text:p>
          </table:table-cell>
          <table:table-cell table:style-name="ce24" table:formula="of:=IF([.CL28]&gt;0; [.CL29]/[.CL28]; 0)" office:value-type="float" office:value="0" calcext:value-type="float">
            <text:p>0</text:p>
          </table:table-cell>
          <table:table-cell table:style-name="ce24" table:formula="of:=IF([.CM28]&gt;0; [.CM29]/[.CM28]; 0)" office:value-type="float" office:value="0" calcext:value-type="float">
            <text:p>0</text:p>
          </table:table-cell>
          <table:table-cell table:style-name="ce24" table:formula="of:=IF([.CN28]&gt;0; [.CN29]/[.CN28]; 0)" office:value-type="float" office:value="37.5" calcext:value-type="float">
            <text:p>38</text:p>
          </table:table-cell>
          <table:table-cell table:style-name="ce24" table:formula="of:=IF([.CO28]&gt;0; [.CO29]/[.CO28]; 0)" office:value-type="float" office:value="40.9090909090909" calcext:value-type="float">
            <text:p>41</text:p>
          </table:table-cell>
          <table:table-cell table:style-name="ce24" table:formula="of:=IF([.CP28]&gt;0; [.CP29]/[.CP28]; 0)" office:value-type="float" office:value="90" calcext:value-type="float">
            <text:p>90</text:p>
          </table:table-cell>
          <table:table-cell table:style-name="ce24" table:formula="of:=IF([.CQ28]&gt;0; [.CQ29]/[.CQ28]; 0)" office:value-type="float" office:value="0" calcext:value-type="float">
            <text:p>0</text:p>
          </table:table-cell>
          <table:table-cell table:style-name="ce24" table:formula="of:=IF([.CR28]&gt;0; [.CR29]/[.CR28]; 0)" office:value-type="float" office:value="0" calcext:value-type="float">
            <text:p>0</text:p>
          </table:table-cell>
          <table:table-cell table:style-name="ce24" table:formula="of:=IF([.CS28]&gt;0; [.CS29]/[.CS28]; 0)" office:value-type="float" office:value="37.5" calcext:value-type="float">
            <text:p>38</text:p>
          </table:table-cell>
          <table:table-cell table:style-name="ce24" table:formula="of:=IF([.CT28]&gt;0; [.CT29]/[.CT28]; 0)" office:value-type="float" office:value="90" calcext:value-type="float">
            <text:p>90</text:p>
          </table:table-cell>
          <table:table-cell table:style-name="ce24" table:formula="of:=IF([.CU28]&gt;0; [.CU29]/[.CU28]; 0)" office:value-type="float" office:value="75" calcext:value-type="float">
            <text:p>75</text:p>
          </table:table-cell>
          <table:table-cell table:style-name="ce24" table:formula="of:=IF([.CV28]&gt;0; [.CV29]/[.CV28]; 0)" office:value-type="float" office:value="0" calcext:value-type="float">
            <text:p>0</text:p>
          </table:table-cell>
          <table:table-cell table:style-name="ce24" table:formula="of:=IF([.CW28]&gt;0; [.CW29]/[.CW28]; 0)" office:value-type="float" office:value="0" calcext:value-type="float">
            <text:p>0</text:p>
          </table:table-cell>
          <table:table-cell table:style-name="ce24" table:formula="of:=IF([.CX28]&gt;0; [.CX29]/[.CX28]; 0)" office:value-type="float" office:value="0" calcext:value-type="float">
            <text:p>0</text:p>
          </table:table-cell>
          <table:table-cell table:style-name="ce24" table:formula="of:=IF([.CY28]&gt;0; [.CY29]/[.CY28]; 0)" office:value-type="float" office:value="0" calcext:value-type="float">
            <text:p>0</text:p>
          </table:table-cell>
          <table:table-cell table:style-name="ce24" table:formula="of:=IF([.CZ28]&gt;0; [.CZ29]/[.CZ28]; 0)" office:value-type="float" office:value="0" calcext:value-type="float">
            <text:p>0</text:p>
          </table:table-cell>
          <table:table-cell table:style-name="ce24" table:formula="of:=IF([.DA28]&gt;0; [.DA29]/[.DA28]; 0)" office:value-type="float" office:value="0" calcext:value-type="float">
            <text:p>0</text:p>
          </table:table-cell>
          <table:table-cell table:style-name="ce24" table:formula="of:=IF([.DB28]&gt;0; [.DB29]/[.DB28]; 0)" office:value-type="float" office:value="0" calcext:value-type="float">
            <text:p>0</text:p>
          </table:table-cell>
          <table:table-cell table:style-name="ce24" table:formula="of:=IF([.DC28]&gt;0; [.DC29]/[.DC28]; 0)" office:value-type="float" office:value="0" calcext:value-type="float">
            <text:p>0</text:p>
          </table:table-cell>
          <table:table-cell table:style-name="ce24" table:formula="of:=IF([.DD28]&gt;0; [.DD29]/[.DD28]; 0)" office:value-type="float" office:value="0" calcext:value-type="float">
            <text:p>0</text:p>
          </table:table-cell>
          <table:table-cell table:style-name="ce24" table:formula="of:=IF([.DE28]&gt;0; [.DE29]/[.DE28]; 0)" office:value-type="float" office:value="0" calcext:value-type="float">
            <text:p>0</text:p>
          </table:table-cell>
          <table:table-cell table:style-name="ce24" table:formula="of:=IF([.DF28]&gt;0; [.DF29]/[.DF28]; 0)" office:value-type="float" office:value="0" calcext:value-type="float">
            <text:p>0</text:p>
          </table:table-cell>
          <table:table-cell table:style-name="ce24" table:formula="of:=IF([.DG28]&gt;0; [.DG29]/[.DG28]; 0)" office:value-type="float" office:value="0" calcext:value-type="float">
            <text:p>0</text:p>
          </table:table-cell>
          <table:table-cell table:style-name="ce24" table:formula="of:=IF([.DH28]&gt;0; [.DH29]/[.DH28]; 0)" office:value-type="float" office:value="0" calcext:value-type="float">
            <text:p>0</text:p>
          </table:table-cell>
          <table:table-cell table:style-name="ce24" table:formula="of:=IF([.DI28]&gt;0; [.DI29]/[.DI28]; 0)" office:value-type="float" office:value="0" calcext:value-type="float">
            <text:p>0</text:p>
          </table:table-cell>
          <table:table-cell table:style-name="ce24" table:formula="of:=IF([.DJ28]&gt;0; [.DJ29]/[.DJ28]; 0)" office:value-type="float" office:value="0" calcext:value-type="float">
            <text:p>0</text:p>
          </table:table-cell>
          <table:table-cell table:style-name="ce24" table:formula="of:=IF([.DK28]&gt;0; [.DK29]/[.DK28]; 0)" office:value-type="float" office:value="0" calcext:value-type="float">
            <text:p>0</text:p>
          </table:table-cell>
          <table:table-cell table:style-name="ce24" table:formula="of:=IF([.DL28]&gt;0; [.DL29]/[.DL28]; 0)" office:value-type="float" office:value="0" calcext:value-type="float">
            <text:p>0</text:p>
          </table:table-cell>
          <table:table-cell table:style-name="ce24" table:formula="of:=IF([.DM28]&gt;0; [.DM29]/[.DM28]; 0)" office:value-type="float" office:value="0" calcext:value-type="float">
            <text:p>0</text:p>
          </table:table-cell>
          <table:table-cell table:style-name="ce24" table:formula="of:=IF([.DN28]&gt;0; [.DN29]/[.DN28]; 0)" office:value-type="float" office:value="0" calcext:value-type="float">
            <text:p>0</text:p>
          </table:table-cell>
          <table:table-cell table:style-name="ce24" table:formula="of:=IF([.DO28]&gt;0; [.DO29]/[.DO28]; 0)" office:value-type="float" office:value="0" calcext:value-type="float">
            <text:p>0</text:p>
          </table:table-cell>
          <table:table-cell table:style-name="ce24" table:formula="of:=IF([.DP28]&gt;0; [.DP29]/[.DP28]; 0)" office:value-type="float" office:value="0" calcext:value-type="float">
            <text:p>0</text:p>
          </table:table-cell>
          <table:table-cell table:style-name="ce24" table:formula="of:=IF([.DQ28]&gt;0; [.DQ29]/[.DQ28]; 0)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Оплачено всего</text:p>
          </table:table-cell>
          <table:table-cell table:style-name="ce18" table:formula="of:=[.B29]-SUM([.B2:.B18])*[.B30]" office:value-type="float" office:value="450" calcext:value-type="float">
            <text:p>450</text:p>
          </table:table-cell>
          <table:table-cell table:style-name="ce6" table:formula="of:=[.C29]-SUM([.C2:.C18])*[.C30]" office:value-type="float" office:value="450" calcext:value-type="float">
            <text:p>450</text:p>
          </table:table-cell>
          <table:table-cell table:style-name="ce18" table:formula="of:=[.D29]-SUM([.D2:.D18])*[.D30]" office:value-type="float" office:value="450" calcext:value-type="float">
            <text:p>450</text:p>
          </table:table-cell>
          <table:table-cell table:style-name="ce6" table:formula="of:=[.E29]-SUM([.E2:.E18])*[.E30]" office:value-type="float" office:value="500" calcext:value-type="float">
            <text:p>500</text:p>
          </table:table-cell>
          <table:table-cell table:style-name="ce18" table:formula="of:=[.F29]-SUM([.F2:.F18])*[.F30]" office:value-type="float" office:value="450" calcext:value-type="float">
            <text:p>450</text:p>
          </table:table-cell>
          <table:table-cell table:style-name="ce6" table:formula="of:=[.G29]-SUM([.G2:.G18])*[.G30]" office:value-type="float" office:value="405" calcext:value-type="float">
            <text:p>405</text:p>
          </table:table-cell>
          <table:table-cell table:style-name="ce18" table:formula="of:=[.H29]-SUM([.H2:.H18])*[.H30]" office:value-type="float" office:value="450" calcext:value-type="float">
            <text:p>450</text:p>
          </table:table-cell>
          <table:table-cell table:style-name="ce6" table:formula="of:=[.I29]-SUM([.I2:.I18])*[.I30]" office:value-type="float" office:value="450" calcext:value-type="float">
            <text:p>450</text:p>
          </table:table-cell>
          <table:table-cell table:style-name="ce18" table:formula="of:=[.J29]-SUM([.J2:.J18])*[.J30]" office:value-type="float" office:value="393.75" calcext:value-type="float">
            <text:p>394</text:p>
          </table:table-cell>
          <table:table-cell table:style-name="ce6" table:formula="of:=[.K29]-SUM([.K2:.K18])*[.K30]" office:value-type="float" office:value="444.444444444444" calcext:value-type="float">
            <text:p>444</text:p>
          </table:table-cell>
          <table:table-cell table:style-name="ce6" table:formula="of:=[.L29]-SUM([.L2:.L18])*[.L30]" office:value-type="float" office:value="450" calcext:value-type="float">
            <text:p>450</text:p>
          </table:table-cell>
          <table:table-cell table:style-name="ce6" table:formula="of:=[.M29]-SUM([.M2:.M18])*[.M30]" office:value-type="float" office:value="393.75" calcext:value-type="float">
            <text:p>394</text:p>
          </table:table-cell>
          <table:table-cell table:style-name="ce18" table:formula="of:=[.N29]-SUM([.N2:.N18])*[.N30]" office:value-type="float" office:value="450" calcext:value-type="float">
            <text:p>450</text:p>
          </table:table-cell>
          <table:table-cell table:style-name="ce6" table:formula="of:=[.O29]-SUM([.O2:.O18])*[.O30]" office:value-type="float" office:value="450" calcext:value-type="float">
            <text:p>450</text:p>
          </table:table-cell>
          <table:table-cell table:style-name="ce18" table:formula="of:=[.P29]-SUM([.P2:.P18])*[.P30]" office:value-type="float" office:value="450" calcext:value-type="float">
            <text:p>450</text:p>
          </table:table-cell>
          <table:table-cell table:style-name="ce6" table:formula="of:=[.Q29]-SUM([.Q2:.Q18])*[.Q30]" office:value-type="float" office:value="500" calcext:value-type="float">
            <text:p>500</text:p>
          </table:table-cell>
          <table:table-cell table:style-name="ce18" table:formula="of:=[.R29]-SUM([.R2:.R18])*[.R30]" office:value-type="float" office:value="450" calcext:value-type="float">
            <text:p>450</text:p>
          </table:table-cell>
          <table:table-cell table:style-name="ce6" table:formula="of:=[.S29]-SUM([.S2:.S18])*[.S30]" office:value-type="float" office:value="450" calcext:value-type="float">
            <text:p>450</text:p>
          </table:table-cell>
          <table:table-cell table:style-name="ce18" table:formula="of:=[.T29]-SUM([.T2:.T18])*[.T30]" office:value-type="float" office:value="400" calcext:value-type="float">
            <text:p>400</text:p>
          </table:table-cell>
          <table:table-cell table:style-name="ce6" table:formula="of:=[.U29]-SUM([.U2:.U18])*[.U30]" office:value-type="float" office:value="400" calcext:value-type="float">
            <text:p>400</text:p>
          </table:table-cell>
          <table:table-cell table:style-name="ce18" table:formula="of:=[.V29]-SUM([.V2:.V18])*[.V30]" office:value-type="float" office:value="393.75" calcext:value-type="float">
            <text:p>394</text:p>
          </table:table-cell>
          <table:table-cell table:style-name="ce6" table:formula="of:=[.W29]-SUM([.W2:.W18])*[.W30]" office:value-type="float" office:value="393.75" calcext:value-type="float">
            <text:p>394</text:p>
          </table:table-cell>
          <table:table-cell table:style-name="ce18" table:formula="of:=[.X29]-SUM([.X2:.X18])*[.X30]" office:value-type="float" office:value="412.5" calcext:value-type="float">
            <text:p>413</text:p>
          </table:table-cell>
          <table:table-cell table:style-name="ce6" table:formula="of:=[.Y29]-SUM([.Y2:.Y18])*[.Y30]" office:value-type="float" office:value="375" calcext:value-type="float">
            <text:p>375</text:p>
          </table:table-cell>
          <table:table-cell table:style-name="ce18" table:formula="of:=[.Z29]-SUM([.Z2:.Z18])*[.Z30]" office:value-type="float" office:value="346.153846153846" calcext:value-type="float">
            <text:p>346</text:p>
          </table:table-cell>
          <table:table-cell table:style-name="ce6" table:formula="of:=[.AA29]-SUM([.AA2:.AA18])*[.AA30]" office:value-type="float" office:value="375" calcext:value-type="float">
            <text:p>375</text:p>
          </table:table-cell>
          <table:table-cell table:style-name="ce18" table:formula="of:=[.AB29]-SUM([.AB2:.AB18])*[.AB30]" office:value-type="float" office:value="400" calcext:value-type="float">
            <text:p>400</text:p>
          </table:table-cell>
          <table:table-cell table:style-name="ce8" table:formula="of:=[.AC29]-SUM([.AC2:.AC18])*[.AC30]" office:value-type="float" office:value="393.75" calcext:value-type="float">
            <text:p>394</text:p>
          </table:table-cell>
          <table:table-cell table:style-name="ce8" table:formula="of:=[.AD29]-SUM([.AD2:.AD18])*[.AD30]" office:value-type="float" office:value="400" calcext:value-type="float">
            <text:p>400</text:p>
          </table:table-cell>
          <table:table-cell table:style-name="ce8" table:formula="of:=[.AE29]-SUM([.AE2:.AE18])*[.AE30]" office:value-type="float" office:value="400" calcext:value-type="float">
            <text:p>400</text:p>
          </table:table-cell>
          <table:table-cell table:style-name="ce8" table:formula="of:=[.AF29]-SUM([.AF2:.AF18])*[.AF30]" office:value-type="float" office:value="400" calcext:value-type="float">
            <text:p>400</text:p>
          </table:table-cell>
          <table:table-cell table:style-name="ce8" table:formula="of:=[.AG29]-SUM([.AG2:.AG18])*[.AG30]" office:value-type="float" office:value="400" calcext:value-type="float">
            <text:p>400</text:p>
          </table:table-cell>
          <table:table-cell table:style-name="ce8" table:formula="of:=[.AH29]-SUM([.AH2:.AH18])*[.AH30]" office:value-type="float" office:value="400" calcext:value-type="float">
            <text:p>400</text:p>
          </table:table-cell>
          <table:table-cell table:style-name="ce8" table:formula="of:=[.AI29]-SUM([.AI2:.AI18])*[.AI30]" office:value-type="float" office:value="385.714285714286" calcext:value-type="float">
            <text:p>386</text:p>
          </table:table-cell>
          <table:table-cell table:style-name="ce8" table:formula="of:=[.AJ29]-SUM([.AJ2:.AJ18])*[.AJ30]" office:value-type="float" office:value="385.714285714286" calcext:value-type="float">
            <text:p>386</text:p>
          </table:table-cell>
          <table:table-cell table:style-name="ce8" table:formula="of:=[.AK29]-SUM([.AK2:.AK18])*[.AK30]" office:value-type="float" office:value="300" calcext:value-type="float">
            <text:p>300</text:p>
          </table:table-cell>
          <table:table-cell table:style-name="ce8" table:formula="of:=[.AL29]-SUM([.AL2:.AL18])*[.AL30]" office:value-type="float" office:value="385.714285714286" calcext:value-type="float">
            <text:p>386</text:p>
          </table:table-cell>
          <table:table-cell table:style-name="ce8" table:formula="of:=[.AM29]-SUM([.AM2:.AM18])*[.AM30]" office:value-type="float" office:value="450" calcext:value-type="float">
            <text:p>450</text:p>
          </table:table-cell>
          <table:table-cell table:style-name="ce8" table:formula="of:=[.AN29]-SUM([.AN2:.AN18])*[.AN30]" office:value-type="float" office:value="385.714285714286" calcext:value-type="float">
            <text:p>386</text:p>
          </table:table-cell>
          <table:table-cell table:style-name="ce8" table:formula="of:=[.AO29]-SUM([.AO2:.AO18])*[.AO30]" office:value-type="float" office:value="393.75" calcext:value-type="float">
            <text:p>394</text:p>
          </table:table-cell>
          <table:table-cell table:style-name="ce8" table:formula="of:=[.AP29]-SUM([.AP2:.AP18])*[.AP30]" office:value-type="float" office:value="385.714285714286" calcext:value-type="float">
            <text:p>386</text:p>
          </table:table-cell>
          <table:table-cell table:style-name="ce8" table:formula="of:=[.AQ29]-SUM([.AQ2:.AQ18])*[.AQ30]" office:value-type="float" office:value="375" calcext:value-type="float">
            <text:p>375</text:p>
          </table:table-cell>
          <table:table-cell table:style-name="ce8" table:formula="of:=[.AR29]-SUM([.AR2:.AR18])*[.AR30]" office:value-type="float" office:value="450" calcext:value-type="float">
            <text:p>450</text:p>
          </table:table-cell>
          <table:table-cell table:style-name="ce8" table:formula="of:=[.AS29]-SUM([.AS2:.AS18])*[.AS30]" office:value-type="float" office:value="0" calcext:value-type="float">
            <text:p>0</text:p>
          </table:table-cell>
          <table:table-cell table:style-name="ce8" table:formula="of:=[.AT29]-SUM([.AT2:.AT18])*[.AT30]" office:value-type="float" office:value="385.714285714286" calcext:value-type="float">
            <text:p>386</text:p>
          </table:table-cell>
          <table:table-cell table:style-name="ce8" table:formula="of:=[.AU29]-SUM([.AU2:.AU18])*[.AU30]" office:value-type="float" office:value="0" calcext:value-type="float">
            <text:p>0</text:p>
          </table:table-cell>
          <table:table-cell table:style-name="ce8" table:formula="of:=[.AV29]-SUM([.AV2:.AV18])*[.AV30]" office:value-type="float" office:value="321.428571428571" calcext:value-type="float">
            <text:p>321</text:p>
          </table:table-cell>
          <table:table-cell table:style-name="ce8" table:formula="of:=[.AW29]-SUM([.AW2:.AW21])*[.AW30]" office:value-type="float" office:value="0" calcext:value-type="float">
            <text:p>0</text:p>
          </table:table-cell>
          <table:table-cell table:style-name="ce8" table:formula="of:=[.AX29]-SUM([.AX2:.AX21])*[.AX30]" office:value-type="float" office:value="308.571428571429" calcext:value-type="float">
            <text:p>309</text:p>
          </table:table-cell>
          <table:table-cell table:style-name="ce8" table:formula="of:=[.AY29]-SUM([.AY2:.AY21])*[.AY30]" office:value-type="float" office:value="0" calcext:value-type="float">
            <text:p>0</text:p>
          </table:table-cell>
          <table:table-cell table:style-name="ce8" table:formula="of:=[.AZ29]-SUM([.AZ2:.AZ21])*[.AZ30]" office:value-type="float" office:value="450" calcext:value-type="float">
            <text:p>450</text:p>
          </table:table-cell>
          <table:table-cell table:style-name="ce8" table:formula="of:=[.BA29]-SUM([.BA2:.BA21])*[.BA30]" office:value-type="float" office:value="0" calcext:value-type="float">
            <text:p>0</text:p>
          </table:table-cell>
          <table:table-cell table:style-name="ce8" table:formula="of:=[.BB29]-SUM([.BB2:.BB21])*[.BB30]" office:value-type="float" office:value="308.571428571429" calcext:value-type="float">
            <text:p>309</text:p>
          </table:table-cell>
          <table:table-cell table:style-name="ce8" table:formula="of:=[.BC29]-SUM([.BC2:.BC21])*[.BC30]" office:value-type="float" office:value="0" calcext:value-type="float">
            <text:p>0</text:p>
          </table:table-cell>
          <table:table-cell table:style-name="ce8" table:formula="of:=[.BD29]-SUM([.BD2:.BD21])*[.BD30]" office:value-type="float" office:value="393.75" calcext:value-type="float">
            <text:p>394</text:p>
          </table:table-cell>
          <table:table-cell table:style-name="ce8" table:formula="of:=[.BE29]-SUM([.BE2:.BE21])*[.BE30]" office:value-type="float" office:value="0" calcext:value-type="float">
            <text:p>0</text:p>
          </table:table-cell>
          <table:table-cell table:style-name="ce8" table:formula="of:=[.BF29]-SUM([.BF2:.BF21])*[.BF30]" office:value-type="float" office:value="320" calcext:value-type="float">
            <text:p>320</text:p>
          </table:table-cell>
          <table:table-cell table:style-name="ce8" table:formula="of:=[.BG29]-SUM([.BG2:.BG21])*[.BG30]" office:value-type="float" office:value="315" calcext:value-type="float">
            <text:p>315</text:p>
          </table:table-cell>
          <table:table-cell table:style-name="ce8" table:formula="of:=[.BH29]-SUM([.BH2:.BH21])*[.BH30]" office:value-type="float" office:value="337.5" calcext:value-type="float">
            <text:p>338</text:p>
          </table:table-cell>
          <table:table-cell table:style-name="ce8" table:formula="of:=[.BI29]-SUM([.BI2:.BI21])*[.BI30]" office:value-type="float" office:value="321.428571428571" calcext:value-type="float">
            <text:p>321</text:p>
          </table:table-cell>
          <table:table-cell table:style-name="ce8" table:formula="of:=[.BJ29]-SUM([.BJ2:.BJ21])*[.BJ30]" office:value-type="float" office:value="315" calcext:value-type="float">
            <text:p>315</text:p>
          </table:table-cell>
          <table:table-cell table:style-name="ce8" table:formula="of:=[.BK29]-SUM([.BK2:.BK21])*[.BK30]" office:value-type="float" office:value="315" calcext:value-type="float">
            <text:p>315</text:p>
          </table:table-cell>
          <table:table-cell table:style-name="ce8" table:formula="of:=[.BL29]-SUM([.BL2:.BL21])*[.BL30]" office:value-type="float" office:value="350" calcext:value-type="float">
            <text:p>350</text:p>
          </table:table-cell>
          <table:table-cell table:style-name="ce8" table:formula="of:=[.BM29]-SUM([.BM2:.BM21])*[.BM30]" office:value-type="float" office:value="350" calcext:value-type="float">
            <text:p>350</text:p>
          </table:table-cell>
          <table:table-cell table:style-name="ce8" table:formula="of:=[.BN29]-SUM([.BN2:.BN21])*[.BN30]" office:value-type="float" office:value="252" calcext:value-type="float">
            <text:p>252</text:p>
          </table:table-cell>
          <table:table-cell table:style-name="ce8" table:formula="of:=[.BO29]-SUM([.BO2:.BO21])*[.BO30]" office:value-type="float" office:value="252" calcext:value-type="float">
            <text:p>252</text:p>
          </table:table-cell>
          <table:table-cell table:style-name="ce8" table:formula="of:=[.BP29]-SUM([.BP2:.BP21])*[.BP30]" office:value-type="float" office:value="270" calcext:value-type="float">
            <text:p>270</text:p>
          </table:table-cell>
          <table:table-cell table:style-name="ce8" table:formula="of:=[.BQ29]-SUM([.BQ2:.BQ21])*[.BQ30]" office:value-type="float" office:value="0" calcext:value-type="float">
            <text:p>0</text:p>
          </table:table-cell>
          <table:table-cell table:style-name="ce8" table:formula="of:=[.BR29]-SUM([.BR2:.BR21])*[.BR30]" office:value-type="float" office:value="225" calcext:value-type="float">
            <text:p>225</text:p>
          </table:table-cell>
          <table:table-cell table:style-name="ce8" table:formula="of:=[.BS29]-SUM([.BS2:.BS21])*[.BS30]" office:value-type="float" office:value="225" calcext:value-type="float">
            <text:p>225</text:p>
          </table:table-cell>
          <table:table-cell table:style-name="ce8" table:formula="of:=[.BT29]-SUM([.BT2:.BT21])*[.BT30]" office:value-type="float" office:value="315" calcext:value-type="float">
            <text:p>315</text:p>
          </table:table-cell>
          <table:table-cell table:style-name="ce8" table:formula="of:=[.BU29]-SUM([.BU2:.BU21])*[.BU30]" office:value-type="float" office:value="300" calcext:value-type="float">
            <text:p>300</text:p>
          </table:table-cell>
          <table:table-cell table:style-name="ce8" table:formula="of:=[.BV29]-SUM([.BV2:.BV21])*[.BV30]" office:value-type="float" office:value="252" calcext:value-type="float">
            <text:p>252</text:p>
          </table:table-cell>
          <table:table-cell table:style-name="ce8" table:formula="of:=[.BW29]-SUM([.BW2:.BW21])*[.BW30]" office:value-type="float" office:value="280" calcext:value-type="float">
            <text:p>280</text:p>
          </table:table-cell>
          <table:table-cell table:style-name="ce8" table:formula="of:=[.BX29]-SUM([.BX2:.BX21])*[.BX30]" office:value-type="float" office:value="229.090909090909" calcext:value-type="float">
            <text:p>229</text:p>
          </table:table-cell>
          <table:table-cell table:style-name="ce8" table:formula="of:=[.BY29]-SUM([.BY2:.BY21])*[.BY30]" office:value-type="float" office:value="0" calcext:value-type="float">
            <text:p>0</text:p>
          </table:table-cell>
          <table:table-cell table:style-name="ce8" table:formula="of:=[.BZ29]-SUM([.BZ2:.BZ21])*[.BZ30]" office:value-type="float" office:value="0" calcext:value-type="float">
            <text:p>0</text:p>
          </table:table-cell>
          <table:table-cell table:style-name="ce6" table:formula="of:=[.CA29]-SUM([.CA2:.CA21])*[.CA30]" office:value-type="float" office:value="200" calcext:value-type="float">
            <text:p>200</text:p>
          </table:table-cell>
          <table:table-cell table:style-name="ce8" table:formula="of:=[.CB29]-SUM([.CB2:.CB21])*[.CB30]" office:value-type="float" office:value="150" calcext:value-type="float">
            <text:p>150</text:p>
          </table:table-cell>
          <table:table-cell table:style-name="ce8" table:formula="of:=[.CC29]-SUM([.CC2:.CC21])*[.CC30]" office:value-type="float" office:value="0" calcext:value-type="float">
            <text:p>0</text:p>
          </table:table-cell>
          <table:table-cell table:style-name="ce8" table:formula="of:=[.CD29]-SUM([.CD2:.CD22])*[.CD30]" office:value-type="float" office:value="163.636363636364" calcext:value-type="float">
            <text:p>164</text:p>
          </table:table-cell>
          <table:table-cell table:style-name="ce8" table:formula="of:=[.CE29]-SUM([.CE2:.CE22])*[.CE30]" office:value-type="float" office:value="0" calcext:value-type="float">
            <text:p>0</text:p>
          </table:table-cell>
          <table:table-cell table:style-name="ce8" table:formula="of:=[.CF29]-SUM([.CF2:.CF22])*[.CF30]" office:value-type="float" office:value="0" calcext:value-type="float">
            <text:p>0</text:p>
          </table:table-cell>
          <table:table-cell table:style-name="ce8" table:formula="of:=[.CG29]-SUM([.CG2:.CG22])*[.CG30]" office:value-type="float" office:value="0" calcext:value-type="float">
            <text:p>0</text:p>
          </table:table-cell>
          <table:table-cell table:style-name="ce8" table:formula="of:=[.CH29]-SUM([.CH2:.CH22])*[.CH30]" office:value-type="float" office:value="225" calcext:value-type="float">
            <text:p>225</text:p>
          </table:table-cell>
          <table:table-cell table:style-name="ce8" table:formula="of:=[.CI29]-SUM([.CI2:.CI22])*[.CI30]" office:value-type="float" office:value="187.5" calcext:value-type="float">
            <text:p>188</text:p>
          </table:table-cell>
          <table:table-cell table:style-name="ce8" table:formula="of:=[.CJ29]-SUM([.CJ2:.CJ22])*[.CJ30]" office:value-type="float" office:value="150" calcext:value-type="float">
            <text:p>150</text:p>
          </table:table-cell>
          <table:table-cell table:style-name="ce8" table:formula="of:=[.CK29]-SUM([.CK2:.CK22])*[.CK30]" office:value-type="float" office:value="128.571428571429" calcext:value-type="float">
            <text:p>129</text:p>
          </table:table-cell>
          <table:table-cell table:style-name="ce8" table:formula="of:=[.CL29]-SUM([.CL2:.CL22])*[.CL30]" office:value-type="float" office:value="0" calcext:value-type="float">
            <text:p>0</text:p>
          </table:table-cell>
          <table:table-cell table:style-name="ce8" table:formula="of:=[.CM29]-SUM([.CM2:.CM22])*[.CM30]" office:value-type="float" office:value="0" calcext:value-type="float">
            <text:p>0</text:p>
          </table:table-cell>
          <table:table-cell table:style-name="ce8" table:formula="of:=[.CN29]-SUM([.CN2:.CN22])*[.CN30]" office:value-type="float" office:value="150" calcext:value-type="float">
            <text:p>150</text:p>
          </table:table-cell>
          <table:table-cell table:style-name="ce8" table:formula="of:=[.CO29]-SUM([.CO2:.CO22])*[.CO30]" office:value-type="float" office:value="81.8181818181819" calcext:value-type="float">
            <text:p>82</text:p>
          </table:table-cell>
          <table:table-cell table:style-name="ce8" table:formula="of:=[.CP29]-SUM([.CP2:.CP22])*[.CP30]" office:value-type="float" office:value="180" calcext:value-type="float">
            <text:p>180</text:p>
          </table:table-cell>
          <table:table-cell table:style-name="ce8" table:formula="of:=[.CQ29]-SUM([.CQ2:.CQ22])*[.CQ30]" office:value-type="float" office:value="0" calcext:value-type="float">
            <text:p>0</text:p>
          </table:table-cell>
          <table:table-cell table:style-name="ce8" table:formula="of:=[.CR29]-SUM([.CR2:.CR22])*[.CR30]" office:value-type="float" office:value="0" calcext:value-type="float">
            <text:p>0</text:p>
          </table:table-cell>
          <table:table-cell table:style-name="ce8" table:formula="of:=[.CS29]-SUM([.CS2:.CS22])*[.CS30]" office:value-type="float" office:value="112.5" calcext:value-type="float">
            <text:p>113</text:p>
          </table:table-cell>
          <table:table-cell table:style-name="ce8" table:formula="of:=[.CT29]-SUM([.CT2:.CT22])*[.CT30]" office:value-type="float" office:value="0" calcext:value-type="float">
            <text:p>0</text:p>
          </table:table-cell>
          <table:table-cell table:style-name="ce8" table:formula="of:=[.CU29]-SUM([.CU2:.CU22])*[.CU30]" office:value-type="float" office:value="0" calcext:value-type="float">
            <text:p>0</text:p>
          </table:table-cell>
          <table:table-cell table:style-name="ce8" table:formula="of:=[.CV29]-SUM([.CV2:.CV22])*[.CV30]" office:value-type="float" office:value="0" calcext:value-type="float">
            <text:p>0</text:p>
          </table:table-cell>
          <table:table-cell table:style-name="ce8" table:formula="of:=[.CW29]-SUM([.CW2:.CW22])*[.CW30]" office:value-type="float" office:value="0" calcext:value-type="float">
            <text:p>0</text:p>
          </table:table-cell>
          <table:table-cell table:style-name="ce8" table:formula="of:=[.CX29]-SUM([.CX2:.CX22])*[.CX30]" office:value-type="float" office:value="0" calcext:value-type="float">
            <text:p>0</text:p>
          </table:table-cell>
          <table:table-cell table:style-name="ce8" table:formula="of:=[.CY29]-SUM([.CY2:.CY22])*[.CY30]" office:value-type="float" office:value="0" calcext:value-type="float">
            <text:p>0</text:p>
          </table:table-cell>
          <table:table-cell table:style-name="ce8" table:formula="of:=[.CZ29]-SUM([.CZ2:.CZ22])*[.CZ30]" office:value-type="float" office:value="0" calcext:value-type="float">
            <text:p>0</text:p>
          </table:table-cell>
          <table:table-cell table:style-name="ce8" table:formula="of:=[.DA29]-SUM([.DA2:.DA22])*[.DA30]" office:value-type="float" office:value="0" calcext:value-type="float">
            <text:p>0</text:p>
          </table:table-cell>
          <table:table-cell table:style-name="ce8" table:formula="of:=[.DB29]-SUM([.DB2:.DB22])*[.DB30]" office:value-type="float" office:value="0" calcext:value-type="float">
            <text:p>0</text:p>
          </table:table-cell>
          <table:table-cell table:style-name="ce8" table:formula="of:=[.DC29]-SUM([.DC2:.DC22])*[.DC30]" office:value-type="float" office:value="0" calcext:value-type="float">
            <text:p>0</text:p>
          </table:table-cell>
          <table:table-cell table:style-name="ce8" table:formula="of:=[.DD29]-SUM([.DD2:.DD22])*[.DD30]" office:value-type="float" office:value="0" calcext:value-type="float">
            <text:p>0</text:p>
          </table:table-cell>
          <table:table-cell table:style-name="ce8" table:formula="of:=[.DE29]-SUM([.DE2:.DE22])*[.DE30]" office:value-type="float" office:value="0" calcext:value-type="float">
            <text:p>0</text:p>
          </table:table-cell>
          <table:table-cell table:style-name="ce8" table:formula="of:=[.DF29]-SUM([.DF2:.DF22])*[.DF30]" office:value-type="float" office:value="0" calcext:value-type="float">
            <text:p>0</text:p>
          </table:table-cell>
          <table:table-cell table:style-name="ce8" table:formula="of:=[.DG29]-SUM([.DG2:.DG22])*[.DG30]" office:value-type="float" office:value="0" calcext:value-type="float">
            <text:p>0</text:p>
          </table:table-cell>
          <table:table-cell table:style-name="ce8" table:formula="of:=[.DH29]-SUM([.DH2:.DH22])*[.DH30]" office:value-type="float" office:value="0" calcext:value-type="float">
            <text:p>0</text:p>
          </table:table-cell>
          <table:table-cell table:style-name="ce8" table:formula="of:=[.DI29]-SUM([.DI2:.DI22])*[.DI30]" office:value-type="float" office:value="0" calcext:value-type="float">
            <text:p>0</text:p>
          </table:table-cell>
          <table:table-cell table:style-name="ce8" table:formula="of:=[.DJ29]-SUM([.DJ2:.DJ22])*[.DJ30]" office:value-type="float" office:value="0" calcext:value-type="float">
            <text:p>0</text:p>
          </table:table-cell>
          <table:table-cell table:style-name="ce8" table:formula="of:=[.DK29]-SUM([.DK2:.DK22])*[.DK30]" office:value-type="float" office:value="0" calcext:value-type="float">
            <text:p>0</text:p>
          </table:table-cell>
          <table:table-cell table:style-name="ce8" table:formula="of:=[.DL29]-SUM([.DL2:.DL22])*[.DL30]" office:value-type="float" office:value="0" calcext:value-type="float">
            <text:p>0</text:p>
          </table:table-cell>
          <table:table-cell table:style-name="ce8" table:formula="of:=[.DM29]-SUM([.DM2:.DM22])*[.DM30]" office:value-type="float" office:value="0" calcext:value-type="float">
            <text:p>0</text:p>
          </table:table-cell>
          <table:table-cell table:style-name="ce8" table:formula="of:=[.DN29]-SUM([.DN2:.DN22])*[.DN30]" office:value-type="float" office:value="0" calcext:value-type="float">
            <text:p>0</text:p>
          </table:table-cell>
          <table:table-cell table:style-name="ce8" table:formula="of:=[.DO29]-SUM([.DO2:.DO22])*[.DO30]" office:value-type="float" office:value="0" calcext:value-type="float">
            <text:p>0</text:p>
          </table:table-cell>
          <table:table-cell table:style-name="ce8" table:formula="of:=[.DP29]-SUM([.DP2:.DP22])*[.DP30]" office:value-type="float" office:value="0" calcext:value-type="float">
            <text:p>0</text:p>
          </table:table-cell>
          <table:table-cell table:style-name="ce8" table:formula="of:=[.DQ29]-SUM([.DQ2:.DQ22])*[.DQ30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01"/>
        </table:table-row>
        <table:table-row table:style-name="ro1">
          <table:table-cell table:style-name="ce5" office:value-type="string" calcext:value-type="string">
            <text:p>Платил</text:p>
          </table:table-cell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</text:p>
          </table:table-cell>
          <table:table-cell table:number-columns-repeated="3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5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number-columns-repeated="3" table:style-name="ce5" office:value-type="string" calcext:value-type="string">
            <text:p>Улитин</text:p>
          </table:table-cell>
          <table:table-cell table:number-columns-repeated="5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литин</text:p>
          </table:table-cell>
          <table:table-cell table:number-columns-repeated="2" table:style-name="ce19" office:value-type="string" calcext:value-type="string">
            <text:p>Захаров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варкин</text:p>
          </table:table-cell>
          <table:table-cell table:style-name="ce19" office:value-type="string" calcext:value-type="string">
            <text:p>Рагимо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</text:p>
          </table:table-cell>
          <table:table-cell table:style-name="ce19" office:value-type="string" calcext:value-type="string">
            <text:p>Рагимов</text:p>
          </table:table-cell>
          <table:table-cell table:style-name="ce5" office:value-type="string" calcext:value-type="string">
            <text:p>--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36"/>
          <table:table-cell table:number-columns-repeated="2"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Дорох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36"/>
          <table:table-cell table:number-columns-repeated="4" table:style-name="ce19" office:value-type="string" calcext:value-type="string">
            <text:p>Улит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19"/>
          <table:table-cell table:style-name="ce36"/>
          <table:table-cell table:style-name="ce5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/>
          <table:table-cell table:style-name="ce19" office:value-type="string" calcext:value-type="string">
            <text:p>Дорохин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/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Павлюк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 office:value-type="string" calcext:value-type="string">
            <text:p>Павлюк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Лисицын</text:p>
          </table:table-cell>
          <table:table-cell table:style-name="ce19" office:value-type="string" calcext:value-type="string">
            <text:p>Скиднов</text:p>
          </table:table-cell>
          <table:table-cell table:style-name="ce19" table:number-columns-repeated="24"/>
          <table:table-cell table:number-columns-repeated="901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7"/>
          <table:table-cell table:style-name="ce19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15"/>
          <table:table-cell table:style-name="ce8"/>
          <table:table-cell table:style-name="ce24" table:number-columns-repeated="27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 table:number-columns-repeated="26"/>
          <table:table-cell table:number-columns-repeated="901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14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2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/>
          <table:table-cell table:style-name="ce21"/>
          <table:table-cell table:number-columns-repeated="46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3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3"/>
          <table:table-cell table:style-name="ce41" office:value-type="string" calcext:value-type="string">
            <text:p>Воробьев</text:p>
          </table:table-cell>
          <table:table-cell table:style-name="ce41" office:value-type="string" calcext:value-type="string">
            <text:p>Воробьева</text:p>
          </table:table-cell>
          <table:table-cell table:style-name="ce41" office:value-type="string" calcext:value-type="string">
            <text:p>Дорохин</text:p>
          </table:table-cell>
          <table:table-cell table:style-name="ce41" office:value-type="string" calcext:value-type="string">
            <text:p>Захаров</text:p>
          </table:table-cell>
          <table:table-cell table:style-name="ce41" office:value-type="string" calcext:value-type="string">
            <text:p>Иванова</text:p>
          </table:table-cell>
          <table:table-cell table:style-name="ce41" office:value-type="string" calcext:value-type="string">
            <text:p>Лисицын</text:p>
          </table:table-cell>
          <table:table-cell table:style-name="ce41" office:value-type="string" calcext:value-type="string">
            <text:p>Мулюков</text:p>
          </table:table-cell>
          <table:table-cell table:style-name="ce41" office:value-type="string" calcext:value-type="string">
            <text:p>Мурлатов</text:p>
          </table:table-cell>
          <table:table-cell table:style-name="ce41" office:value-type="string" calcext:value-type="string">
            <text:p>Павлюк</text:p>
          </table:table-cell>
          <table:table-cell table:style-name="ce41" office:value-type="string" calcext:value-type="string">
            <text:p>Пискун</text:p>
          </table:table-cell>
          <table:table-cell table:style-name="ce41" office:value-type="string" calcext:value-type="string">
            <text:p>Полищук </text:p>
          </table:table-cell>
          <table:table-cell table:style-name="ce41" office:value-type="string" calcext:value-type="string">
            <text:p>Рагимов</text:p>
          </table:table-cell>
          <table:table-cell table:style-name="ce41" office:value-type="string" calcext:value-type="string">
            <text:p>Скиднов</text:p>
          </table:table-cell>
          <table:table-cell table:style-name="ce41" office:value-type="string" calcext:value-type="string">
            <text:p>Фатеев</text:p>
          </table:table-cell>
          <table:table-cell table:style-name="ce41" office:value-type="string" calcext:value-type="string">
            <text:p>Улитин</text:p>
          </table:table-cell>
          <table:table-cell table:style-name="ce41" office:value-type="string" calcext:value-type="string">
            <text:p>Ковалев</text:p>
          </table:table-cell>
          <table:table-cell table:style-name="ce41" office:value-type="string" calcext:value-type="string">
            <text:p>Чердинцев</text:p>
          </table:table-cell>
          <table:table-cell table:style-name="ce41" office:value-type="string" calcext:value-type="string">
            <text:p>Уваркин</text:p>
          </table:table-cell>
          <table:table-cell table:style-name="ce41" office:value-type="string" calcext:value-type="string">
            <text:p>Малинин</text:p>
          </table:table-cell>
          <table:table-cell table:style-name="ce41" office:value-type="string" calcext:value-type="string">
            <text:p>Кропачева</text:p>
          </table:table-cell>
          <table:table-cell table:style-name="ce48" office:value-type="string" calcext:value-type="string">
            <text:p>Харламов</text:p>
          </table:table-cell>
          <table:table-cell table:style-name="ce48" office:value-type="string" calcext:value-type="string">
            <text:p>Бирюков</text:p>
          </table:table-cell>
          <table:table-cell table:style-name="ce48" office:value-type="string" calcext:value-type="string">
            <text:p>Глейкин</text:p>
          </table:table-cell>
          <table:table-cell table:style-name="ce48" office:value-type="string" calcext:value-type="string">
            <text:p>Панюков</text:p>
          </table:table-cell>
          <table:table-cell table:style-name="ce48" office:value-type="string" calcext:value-type="string">
            <text:p>Петренко</text:p>
          </table:table-cell>
          <table:table-cell table:number-columns-repeated="997"/>
        </table:table-row>
        <table:table-row table:style-name="ro1">
          <table:table-cell table:style-name="ce40" office:value-type="string" calcext:value-type="string" table:number-columns-spanned="1" table:number-rows-spanned="20">
            <text:p>кто должен</text:p>
          </table:table-cell>
          <table:table-cell table:style-name="ce41" office:value-type="string" calcext:value-type="string">
            <text:p>Воробьев</text:p>
          </table:table-cell>
          <table:table-cell table:style-name="ce8" table:formula="of:=SUMIF([$'Посещения + Долги'.$A$32:.$AMJ$32] ; [.C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6:.$AMJ3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Воробьева</text:p>
          </table:table-cell>
          <table:table-cell table:style-name="ce8" table:formula="of:=SUMIF([$'Посещения + Долги'.$A$32:.$AMJ$32] ; [.C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7:.$AMJ37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O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7:.$AMJ37])" office:value-type="string" office:string-value="64" calcext:value-type="string">
            <text:p>64</text:p>
          </table:table-cell>
          <table:table-cell table:style-name="ce8" table:formula="of:=SUMIF([$'Посещения + Долги'.$A$32:.$AMJ$32] ; [.U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7:.$AMJ3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Дорохин</text:p>
          </table:table-cell>
          <table:table-cell table:style-name="ce8" table:formula="of:=SUMIF([$'Посещения + Долги'.$A$32:.$AMJ$32] ; [.C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8:.$AMJ3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Захаров</text:p>
          </table:table-cell>
          <table:table-cell table:style-name="ce8" table:formula="of:=SUMIF([$'Посещения + Долги'.$A$32:.$AMJ$32] ; [.C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9:.$AMJ39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9:.$AMJ39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9:.$AMJ3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Иванова</text:p>
          </table:table-cell>
          <table:table-cell table:style-name="ce8" table:formula="of:=SUMIF([$'Посещения + Долги'.$A$32:.$AMJ$32] ; [.C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0:.$AMJ4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Лисицын</text:p>
          </table:table-cell>
          <table:table-cell table:style-name="ce8" table:formula="of:=SUMIF([$'Посещения + Долги'.$A$32:.$AMJ$32] ; [.C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1:.$AMJ4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1:.$AMJ41])" office:value-type="string" office:string-value="128" calcext:value-type="string">
            <text:p>128</text:p>
          </table:table-cell>
          <table:table-cell table:style-name="ce8" table:formula="of:=SUMIF([$'Посещения + Долги'.$A$32:.$AMJ$32] ; [.L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1:.$AMJ4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1:.$AMJ41])" office:value-type="string" office:string-value="189" calcext:value-type="string">
            <text:p>189</text:p>
          </table:table-cell>
          <table:table-cell table:style-name="ce8" table:formula="of:=SUMIF([$'Посещения + Долги'.$A$32:.$AMJ$32] ; [.R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1:.$AMJ4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люков</text:p>
          </table:table-cell>
          <table:table-cell table:style-name="ce8" table:formula="of:=SUMIF([$'Посещения + Долги'.$A$32:.$AMJ$32] ; [.C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2:.$AMJ4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2:.$AMJ42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2:.$AMJ42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2:.$AMJ42])" office:value-type="string" office:string-value="64" calcext:value-type="string">
            <text:p>64</text:p>
          </table:table-cell>
          <table:table-cell table:style-name="ce8" table:formula="of:=SUMIF([$'Посещения + Долги'.$A$32:.$AMJ$32] ; [.R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2:.$AMJ4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рлатов</text:p>
          </table:table-cell>
          <table:table-cell table:style-name="ce8" table:formula="of:=SUMIF([$'Посещения + Долги'.$A$32:.$AMJ$32] ; [.C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3:.$AMJ43])" office:value-type="string" office:string-value="88" calcext:value-type="string">
            <text:p>88</text:p>
          </table:table-cell>
          <table:table-cell table:style-name="ce8" table:formula="of:=SUMIF([$'Посещения + Долги'.$A$32:.$AMJ$32] ; [.E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3:.$AMJ43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3:.$AMJ43])" office:value-type="string" office:string-value="387" calcext:value-type="string">
            <text:p>387</text:p>
          </table:table-cell>
          <table:table-cell table:style-name="ce8" table:formula="of:=SUMIF([$'Посещения + Долги'.$A$32:.$AMJ$32] ; [.R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3:.$AMJ4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авлюк</text:p>
          </table:table-cell>
          <table:table-cell table:style-name="ce8" table:formula="of:=SUMIF([$'Посещения + Долги'.$A$32:.$AMJ$32] ; [.C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4:.$AMJ44])" office:value-type="string" office:string-value="69" calcext:value-type="string">
            <text:p>69</text:p>
          </table:table-cell>
          <table:table-cell table:style-name="ce8" table:formula="of:=SUMIF([$'Посещения + Долги'.$A$32:.$AMJ$32] ; [.S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4:.$AMJ4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искун</text:p>
          </table:table-cell>
          <table:table-cell table:style-name="ce8" table:formula="of:=SUMIF([$'Посещения + Долги'.$A$32:.$AMJ$32] ; [.C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5:.$AMJ45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5:.$AMJ45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5:.$AMJ45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5:.$AMJ4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олищук </text:p>
          </table:table-cell>
          <table:table-cell table:style-name="ce8" table:formula="of:=SUMIF([$'Посещения + Долги'.$A$32:.$AMJ$32] ; [.C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6:.$AMJ46])" office:value-type="string" office:string-value="45" calcext:value-type="string">
            <text:p>45</text:p>
          </table:table-cell>
          <table:table-cell table:style-name="ce8" table:formula="of:=SUMIF([$'Посещения + Долги'.$A$32:.$AMJ$32] ; [.H$6]; [.$A46:.$AMJ4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6:.$AMJ46])" office:value-type="string" office:string-value="253" calcext:value-type="string">
            <text:p>253</text:p>
          </table:table-cell>
          <table:table-cell table:style-name="ce8" table:formula="of:=SUMIF([$'Посещения + Долги'.$A$32:.$AMJ$32] ; [.L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6:.$AMJ4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6:.$AMJ46])" office:value-type="string" office:string-value="418" calcext:value-type="string">
            <text:p>418</text:p>
          </table:table-cell>
          <table:table-cell table:style-name="ce8" table:formula="of:=SUMIF([$'Посещения + Долги'.$A$32:.$AMJ$32] ; [.R$6]; [.$A46:.$AMJ46])" office:value-type="string" office:string-value="105" calcext:value-type="string">
            <text:p>105</text:p>
          </table:table-cell>
          <table:table-cell table:style-name="ce8" table:formula="of:=SUMIF([$'Посещения + Долги'.$A$32:.$AMJ$32] ; [.S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6:.$AMJ4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Рагимов</text:p>
          </table:table-cell>
          <table:table-cell table:style-name="ce8" table:formula="of:=SUMIF([$'Посещения + Долги'.$A$32:.$AMJ$32] ; [.C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7:.$AMJ47])" office:value-type="string" office:string-value="75" calcext:value-type="string">
            <text:p>75</text:p>
          </table:table-cell>
          <table:table-cell table:style-name="ce8" table:formula="of:=SUMIF([$'Посещения + Долги'.$A$32:.$AMJ$32] ; [.L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7:.$AMJ47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7:.$AMJ4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Скиднов</text:p>
          </table:table-cell>
          <table:table-cell table:style-name="ce8" table:formula="of:=SUMIF([$'Посещения + Долги'.$A$32:.$AMJ$32] ; [.C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8:.$AMJ48])" office:value-type="string" office:string-value="45" calcext:value-type="string">
            <text:p>45</text:p>
          </table:table-cell>
          <table:table-cell table:style-name="ce8" table:formula="of:=SUMIF([$'Посещения + Долги'.$A$32:.$AMJ$32] ; [.E$6]; [.$A48:.$AMJ48])" office:value-type="string" office:string-value="91" calcext:value-type="string">
            <text:p>91</text:p>
          </table:table-cell>
          <table:table-cell table:style-name="ce8" table:formula="of:=SUMIF([$'Посещения + Долги'.$A$32:.$AMJ$32] ; [.F$6]; [.$A48:.$AMJ48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8:.$AMJ48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8:.$AMJ48])" office:value-type="string" office:string-value="88" calcext:value-type="string">
            <text:p>88</text:p>
          </table:table-cell>
          <table:table-cell table:style-name="ce8" table:formula="of:=SUMIF([$'Посещения + Долги'.$A$32:.$AMJ$32] ; [.L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8:.$AMJ48])" office:value-type="string" office:string-value="487" calcext:value-type="string">
            <text:p>487</text:p>
          </table:table-cell>
          <table:table-cell table:style-name="ce8" table:formula="of:=SUMIF([$'Посещения + Долги'.$A$32:.$AMJ$32] ; [.R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8:.$AMJ4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Фатеев</text:p>
          </table:table-cell>
          <table:table-cell table:style-name="ce8" table:formula="of:=SUMIF([$'Посещения + Долги'.$A$32:.$AMJ$32] ; [.C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9:.$AMJ49])" office:value-type="string" office:string-value="72" calcext:value-type="string">
            <text:p>72</text:p>
          </table:table-cell>
          <table:table-cell table:style-name="ce8" table:formula="of:=SUMIF([$'Посещения + Долги'.$A$32:.$AMJ$32] ; [.L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9:.$AMJ4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литин</text:p>
          </table:table-cell>
          <table:table-cell table:style-name="ce8" table:formula="of:=SUMIF([$'Посещения + Долги'.$A$32:.$AMJ$32] ; [.C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0:.$AMJ50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0:.$AMJ50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0:.$AMJ50])" office:value-type="string" office:string-value="113" calcext:value-type="string">
            <text:p>113</text:p>
          </table:table-cell>
          <table:table-cell table:style-name="ce8" table:formula="of:=SUMIF([$'Посещения + Долги'.$A$32:.$AMJ$32] ; [.L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0:.$AMJ5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0:.$AMJ5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овалев</text:p>
          </table:table-cell>
          <table:table-cell table:style-name="ce8" table:formula="of:=SUMIF([$'Посещения + Долги'.$A$32:.$AMJ$32] ; [.C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1:.$AMJ51])" office:value-type="string" office:string-value="121" calcext:value-type="string">
            <text:p>121</text:p>
          </table:table-cell>
          <table:table-cell table:style-name="ce8" table:formula="of:=SUMIF([$'Посещения + Долги'.$A$32:.$AMJ$32] ; [.E$6]; [.$A51:.$AMJ5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1:.$AMJ5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G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1:.$AMJ51])" office:value-type="string" office:string-value="200" calcext:value-type="string">
            <text:p>200</text:p>
          </table:table-cell>
          <table:table-cell table:style-name="ce8" table:formula="of:=SUMIF([$'Посещения + Долги'.$A$32:.$AMJ$32] ; [.L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1:.$AMJ51])" office:value-type="string" office:string-value="64" calcext:value-type="string">
            <text:p>64</text:p>
          </table:table-cell>
          <table:table-cell table:style-name="ce8" table:formula="of:=SUMIF([$'Посещения + Долги'.$A$32:.$AMJ$32] ; [.O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1:.$AMJ51])" office:value-type="string" office:string-value="344" calcext:value-type="string">
            <text:p>344</text:p>
          </table:table-cell>
          <table:table-cell table:style-name="ce8" table:formula="of:=SUMIF([$'Посещения + Долги'.$A$32:.$AMJ$32] ; [.R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1:.$AMJ5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Чердинцев</text:p>
          </table:table-cell>
          <table:table-cell table:style-name="ce8" table:formula="of:=SUMIF([$'Посещения + Долги'.$A$32:.$AMJ$32] ; [.C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2:.$AMJ5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2:.$AMJ52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2:.$AMJ5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2:.$AMJ5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варкин</text:p>
          </table:table-cell>
          <table:table-cell table:style-name="ce8" table:formula="of:=SUMIF([$'Посещения + Долги'.$A$32:.$AMJ$32] ; [.C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3:.$AMJ53])" office:value-type="string" office:string-value="56" calcext:value-type="string">
            <text:p>56</text:p>
          </table:table-cell>
          <table:table-cell table:style-name="ce8" table:formula="of:=SUMIF([$'Посещения + Долги'.$A$32:.$AMJ$32] ; [.E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3:.$AMJ53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3:.$AMJ53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R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3:.$AMJ5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алинин</text:p>
          </table:table-cell>
          <table:table-cell table:style-name="ce8" table:formula="of:=SUMIF([$'Посещения + Долги'.$A$32:.$AMJ$32] ; [.C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4:.$AMJ54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4:.$AMJ54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4:.$AMJ5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ропачева</text:p>
          </table:table-cell>
          <table:table-cell table:style-name="ce8" table:formula="of:=SUMIF([$'Посещения + Долги'.$A$32:.$AMJ$32] ; [.C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5:.$AMJ55])" office:value-type="string" office:string-value="50" calcext:value-type="string">
            <text:p>50</text:p>
          </table:table-cell>
          <table:table-cell table:style-name="ce8" table:formula="of:=SUMIF([$'Посещения + Долги'.$A$32:.$AMJ$32] ; [.F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5:.$AMJ55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5:.$AMJ55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5:.$AMJ55])" office:value-type="string" office:string-value="385" calcext:value-type="string">
            <text:p>385</text:p>
          </table:table-cell>
          <table:table-cell table:style-name="ce8" table:formula="of:=SUMIF([$'Посещения + Долги'.$A$32:.$AMJ$32] ; [.R$6]; [.$A55:.$AMJ55])" office:value-type="string" office:string-value="226" calcext:value-type="string">
            <text:p>226</text:p>
          </table:table-cell>
          <table:table-cell table:style-name="ce8" table:formula="of:=SUMIF([$'Посещения + Долги'.$A$32:.$AMJ$32] ; [.S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5:.$AMJ5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Харламов</text:p>
          </table:table-cell>
          <table:table-cell table:style-name="ce8" table:formula="of:=SUMIF([$'Посещения + Долги'.$A$32:.$AMJ$32] ; [.C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6:.$AMJ5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6:.$AMJ56])" office:value-type="string" office:string-value="203" calcext:value-type="string">
            <text:p>203</text:p>
          </table:table-cell>
          <table:table-cell table:style-name="ce8" table:formula="of:=SUMIF([$'Посещения + Долги'.$A$32:.$AMJ$32] ; [.L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6:.$AMJ5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6:.$AMJ56])" office:value-type="string" office:string-value="177" calcext:value-type="string">
            <text:p>177</text:p>
          </table:table-cell>
          <table:table-cell table:style-name="ce8" table:formula="of:=SUMIF([$'Посещения + Долги'.$A$32:.$AMJ$32] ; [.R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6:.$AMJ5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Бирюков</text:p>
          </table:table-cell>
          <table:table-cell table:style-name="ce8" table:formula="of:=SUMIF([$'Посещения + Долги'.$A$32:.$AMJ$32] ; [.C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1:.$AMJ6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Глейкин</text:p>
          </table:table-cell>
          <table:table-cell table:style-name="ce8" table:formula="of:=SUMIF([$'Посещения + Долги'.$A$32:.$AMJ$32] ; [.C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2:.$AMJ6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анюков</text:p>
          </table:table-cell>
          <table:table-cell table:style-name="ce8" table:formula="of:=SUMIF([$'Посещения + Долги'.$A$32:.$AMJ$32] ; [.C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3:.$AMJ6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етренко</text:p>
          </table:table-cell>
          <table:table-cell table:style-name="ce8" table:formula="of:=SUMIF([$'Посещения + Долги'.$A$32:.$AMJ$32] ; [.C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4:.$AMJ6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 table:number-rows-repeated="2">
          <table:table-cell/>
          <table:table-cell table:style-name="ce44" table:number-columns-repeated="21"/>
          <table:table-cell table:number-columns-repeated="1002"/>
        </table:table-row>
        <table:table-row table:style-name="ro1">
          <table:table-cell/>
          <table:table-cell table:style-name="ce45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9" office:value-type="date" office:date-value="2018-07-11" calcext:value-type="date" table:number-columns-spanned="2" table:number-rows-spanned="1">
            <text:p>11.07</text:p>
          </table:table-cell>
          <table:covered-table-cell table:style-name="ce1"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9" office:value-type="date" office:date-value="2018-07-13" calcext:value-type="date" table:number-columns-spanned="2" table:number-rows-spanned="1">
            <text:p>13.07</text:p>
          </table:table-cell>
          <table:covered-table-cell table:style-name="ce1"/>
          <table:table-cell table:style-name="ce9" office:value-type="date" office:date-value="2018-07-16" calcext:value-type="date" table:number-columns-spanned="2" table:number-rows-spanned="1">
            <text:p>16.07</text:p>
          </table:table-cell>
          <table:covered-table-cell table:style-name="ce1"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9" office:value-type="date" office:date-value="2018-07-18" calcext:value-type="date" table:number-columns-spanned="2" table:number-rows-spanned="1">
            <text:p>18.07</text:p>
          </table:table-cell>
          <table:covered-table-cell table:style-name="ce1"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2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2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2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2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2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2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32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32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32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32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32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32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32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32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32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32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32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2" table:number-columns-spanned="2" table:number-rows-spanned="1"/>
          <table:covered-table-cell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</text:p>
          </table:table-cell>
          <table:table-cell table:style-name="ce46" table:formula="of:=IF(OR(ISTEXT([$'Посещения + Долги'.B2]); [.$A36]=[.B$61]); 0; [$'Посещения + Долги'.B$30]*[$'Посещения + Долги'.B2])" office:value-type="string" office:string-value="0" calcext:value-type="string">
            <text:p>0</text:p>
          </table:table-cell>
          <table:table-cell table:style-name="ce47" table:formula="of:=IF(OR(ISTEXT([$'Посещения + Долги'.C2]); [.$A36]=[.C$61]); 0; [$'Посещения + Долги'.C$30]*[$'Посещения + Долги'.C2])" office:value-type="string" office:string-value="0" calcext:value-type="string">
            <text:p>0</text:p>
          </table:table-cell>
          <table:table-cell table:style-name="ce46" table:formula="of:=IF(OR(ISTEXT([$'Посещения + Долги'.D2]); [.$A36]=[.D$61]); 0; [$'Посещения + Долги'.D$30]*[$'Посещения + Долги'.D2])" office:value-type="string" office:string-value="0" calcext:value-type="string">
            <text:p>0</text:p>
          </table:table-cell>
          <table:table-cell table:style-name="ce47" table:formula="of:=IF(OR(ISTEXT([$'Посещения + Долги'.E2]); [.$A36]=[.E$61]); 0; [$'Посещения + Долги'.E$30]*[$'Посещения + Долги'.E2])" office:value-type="string" office:string-value="0" calcext:value-type="string">
            <text:p>0</text:p>
          </table:table-cell>
          <table:table-cell table:style-name="ce46" table:formula="of:=IF(OR(ISTEXT([$'Посещения + Долги'.F2]); [.$A36]=[.F$61]); 0; [$'Посещения + Долги'.F$30]*[$'Посещения + Долги'.F2])" office:value-type="string" office:string-value="0" calcext:value-type="string">
            <text:p>0</text:p>
          </table:table-cell>
          <table:table-cell table:style-name="ce47" table:formula="of:=IF(OR(ISTEXT([$'Посещения + Долги'.G2]); [.$A36]=[.G$61]); 0; [$'Посещения + Долги'.G$30]*[$'Посещения + Долги'.G2])" office:value-type="string" office:string-value="0" calcext:value-type="string">
            <text:p>0</text:p>
          </table:table-cell>
          <table:table-cell table:style-name="ce46" table:formula="of:=IF(OR(ISTEXT([$'Посещения + Долги'.H2]); [.$A36]=[.H$61]); 0; [$'Посещения + Долги'.H$30]*[$'Посещения + Долги'.H2])" office:value-type="string" office:string-value="0" calcext:value-type="string">
            <text:p>0</text:p>
          </table:table-cell>
          <table:table-cell table:style-name="ce47" table:formula="of:=IF(OR(ISTEXT([$'Посещения + Долги'.I2]); [.$A36]=[.I$61]); 0; [$'Посещения + Долги'.I$30]*[$'Посещения + Долги'.I2])" office:value-type="string" office:string-value="0" calcext:value-type="string">
            <text:p>0</text:p>
          </table:table-cell>
          <table:table-cell table:style-name="ce46" table:formula="of:=IF(OR(ISTEXT([$'Посещения + Долги'.J2]); [.$A36]=[.J$61]); 0; [$'Посещения + Долги'.J$30]*[$'Посещения + Долги'.J2])" office:value-type="string" office:string-value="0" calcext:value-type="string">
            <text:p>0</text:p>
          </table:table-cell>
          <table:table-cell table:style-name="ce47" table:formula="of:=IF(OR(ISTEXT([$'Посещения + Долги'.K2]); [.$A36]=[.K$61]); 0; [$'Посещения + Долги'.K$30]*[$'Посещения + Долги'.K2])" office:value-type="string" office:string-value="0" calcext:value-type="string">
            <text:p>0</text:p>
          </table:table-cell>
          <table:table-cell table:style-name="ce46" table:formula="of:=IF(OR(ISTEXT([$'Посещения + Долги'.L2]); [.$A36]=[.L$61]); 0; [$'Посещения + Долги'.L$30]*[$'Посещения + Долги'.L2])" office:value-type="string" office:string-value="0" calcext:value-type="string">
            <text:p>0</text:p>
          </table:table-cell>
          <table:table-cell table:style-name="ce47" table:formula="of:=IF(OR(ISTEXT([$'Посещения + Долги'.M2]); [.$A36]=[.M$61]); 0; [$'Посещения + Долги'.M$30]*[$'Посещения + Долги'.M2])" office:value-type="string" office:string-value="0" calcext:value-type="string">
            <text:p>0</text:p>
          </table:table-cell>
          <table:table-cell table:style-name="ce46" table:formula="of:=IF(OR(ISTEXT([$'Посещения + Долги'.N2]); [.$A36]=[.N$61]); 0; [$'Посещения + Долги'.N$30]*[$'Посещения + Долги'.N2])" office:value-type="string" office:string-value="0" calcext:value-type="string">
            <text:p>0</text:p>
          </table:table-cell>
          <table:table-cell table:style-name="ce47" table:formula="of:=IF(OR(ISTEXT([$'Посещения + Долги'.O2]); [.$A36]=[.O$61]); 0; [$'Посещения + Долги'.O$30]*[$'Посещения + Долги'.O2])" office:value-type="string" office:string-value="0" calcext:value-type="string">
            <text:p>0</text:p>
          </table:table-cell>
          <table:table-cell table:style-name="ce46" table:formula="of:=IF(OR(ISTEXT([$'Посещения + Долги'.P2]); [.$A36]=[.P$61]); 0; [$'Посещения + Долги'.P$30]*[$'Посещения + Долги'.P2])" office:value-type="string" office:string-value="0" calcext:value-type="string">
            <text:p>0</text:p>
          </table:table-cell>
          <table:table-cell table:style-name="ce47" table:formula="of:=IF(OR(ISTEXT([$'Посещения + Долги'.Q2]); [.$A36]=[.Q$61]); 0; [$'Посещения + Долги'.Q$30]*[$'Посещения + Долги'.Q2])" office:value-type="string" office:string-value="0" calcext:value-type="string">
            <text:p>0</text:p>
          </table:table-cell>
          <table:table-cell table:style-name="ce46" table:formula="of:=IF(OR(ISTEXT([$'Посещения + Долги'.R2]); [.$A36]=[.R$61]); 0; [$'Посещения + Долги'.R$30]*[$'Посещения + Долги'.R2])" office:value-type="string" office:string-value="0" calcext:value-type="string">
            <text:p>0</text:p>
          </table:table-cell>
          <table:table-cell table:style-name="ce47" table:formula="of:=IF(OR(ISTEXT([$'Посещения + Долги'.S2]); [.$A36]=[.S$61]); 0; [$'Посещения + Долги'.S$30]*[$'Посещения + Долги'.S2])" office:value-type="string" office:string-value="0" calcext:value-type="string">
            <text:p>0</text:p>
          </table:table-cell>
          <table:table-cell table:style-name="ce46" table:formula="of:=IF(OR(ISTEXT([$'Посещения + Долги'.T2]); [.$A36]=[.T$61]); 0; [$'Посещения + Долги'.T$30]*[$'Посещения + Долги'.T2])" office:value-type="string" office:string-value="0" calcext:value-type="string">
            <text:p>0</text:p>
          </table:table-cell>
          <table:table-cell table:style-name="ce47" table:formula="of:=IF(OR(ISTEXT([$'Посещения + Долги'.U2]); [.$A36]=[.U$61]); 0; [$'Посещения + Долги'.U$30]*[$'Посещения + Долги'.U2])" office:value-type="string" office:string-value="0" calcext:value-type="string">
            <text:p>0</text:p>
          </table:table-cell>
          <table:table-cell table:style-name="ce46" table:formula="of:=IF(OR(ISTEXT([$'Посещения + Долги'.V2]); [.$A36]=[.V$61]); 0; [$'Посещения + Долги'.V$30]*[$'Посещения + Долги'.V2])" office:value-type="string" office:string-value="0" calcext:value-type="string">
            <text:p>0</text:p>
          </table:table-cell>
          <table:table-cell table:style-name="ce47" table:formula="of:=IF(OR(ISTEXT([$'Посещения + Долги'.W2]); [.$A36]=[.W$61]); 0; [$'Посещения + Долги'.W$30]*[$'Посещения + Долги'.W2])" office:value-type="string" office:string-value="0" calcext:value-type="string">
            <text:p>0</text:p>
          </table:table-cell>
          <table:table-cell table:style-name="ce46" table:formula="of:=IF(OR(ISTEXT([$'Посещения + Долги'.X2]); [.$A36]=[.X$61]); 0; [$'Посещения + Долги'.X$30]*[$'Посещения + Долги'.X2])" office:value-type="string" office:string-value="0" calcext:value-type="string">
            <text:p>0</text:p>
          </table:table-cell>
          <table:table-cell table:style-name="ce47" table:formula="of:=IF(OR(ISTEXT([$'Посещения + Долги'.Y2]); [.$A36]=[.Y$61]); 0; [$'Посещения + Долги'.Y$30]*[$'Посещения + Долги'.Y2])" office:value-type="string" office:string-value="0" calcext:value-type="string">
            <text:p>0</text:p>
          </table:table-cell>
          <table:table-cell table:style-name="ce46" table:formula="of:=IF(OR(ISTEXT([$'Посещения + Долги'.Z2]); [.$A36]=[.Z$61]); 0; [$'Посещения + Долги'.Z$30]*[$'Посещения + Долги'.Z2])" office:value-type="string" office:string-value="0" calcext:value-type="string">
            <text:p>0</text:p>
          </table:table-cell>
          <table:table-cell table:style-name="ce47" table:formula="of:=IF(OR(ISTEXT([$'Посещения + Долги'.AA2]); [.$A36]=[.AA$61]); 0; [$'Посещения + Долги'.AA$30]*[$'Посещения + Долги'.AA2])" office:value-type="string" office:string-value="0" calcext:value-type="string">
            <text:p>0</text:p>
          </table:table-cell>
          <table:table-cell table:style-name="ce46" table:formula="of:=IF(OR(ISTEXT([$'Посещения + Долги'.AB2]); [.$A36]=[.AB$61]); 0; [$'Посещения + Долги'.AB$30]*[$'Посещения + Долги'.AB2])" office:value-type="string" office:string-value="0" calcext:value-type="string">
            <text:p>0</text:p>
          </table:table-cell>
          <table:table-cell table:style-name="ce47" table:formula="of:=IF(OR(ISTEXT([$'Посещения + Долги'.AC2]); [.$A36]=[.AC$61]); 0; [$'Посещения + Долги'.AC$30]*[$'Посещения + Долги'.AC2])" office:value-type="string" office:string-value="0" calcext:value-type="string">
            <text:p>0</text:p>
          </table:table-cell>
          <table:table-cell table:style-name="ce46" table:formula="of:=IF(OR(ISTEXT([$'Посещения + Долги'.AD2]); [.$A36]=[.AD$61]); 0; [$'Посещения + Долги'.AD$30]*[$'Посещения + Долги'.AD2])" office:value-type="string" office:string-value="0" calcext:value-type="string">
            <text:p>0</text:p>
          </table:table-cell>
          <table:table-cell table:style-name="ce47" table:formula="of:=IF(OR(ISTEXT([$'Посещения + Долги'.AE2]); [.$A36]=[.AE$61]); 0; [$'Посещения + Долги'.AE$30]*[$'Посещения + Долги'.AE2])" office:value-type="string" office:string-value="0" calcext:value-type="string">
            <text:p>0</text:p>
          </table:table-cell>
          <table:table-cell table:style-name="ce46" table:formula="of:=IF(OR(ISTEXT([$'Посещения + Долги'.AF2]); [.$A36]=[.AF$61]); 0; [$'Посещения + Долги'.AF$30]*[$'Посещения + Долги'.AF2])" office:value-type="string" office:string-value="0" calcext:value-type="string">
            <text:p>0</text:p>
          </table:table-cell>
          <table:table-cell table:style-name="ce47" table:formula="of:=IF(OR(ISTEXT([$'Посещения + Долги'.AG2]); [.$A36]=[.AG$61]); 0; [$'Посещения + Долги'.AG$30]*[$'Посещения + Долги'.AG2])" office:value-type="string" office:string-value="0" calcext:value-type="string">
            <text:p>0</text:p>
          </table:table-cell>
          <table:table-cell table:style-name="ce46" table:formula="of:=IF(OR(ISTEXT([$'Посещения + Долги'.AH2]); [.$A36]=[.AH$61]); 0; [$'Посещения + Долги'.AH$30]*[$'Посещения + Долги'.AH2])" office:value-type="string" office:string-value="0" calcext:value-type="string">
            <text:p>0</text:p>
          </table:table-cell>
          <table:table-cell table:style-name="ce47" table:formula="of:=IF(OR(ISTEXT([$'Посещения + Долги'.AI2]); [.$A36]=[.AI$61]); 0; [$'Посещения + Долги'.AI$30]*[$'Посещения + Долги'.AI2])" office:value-type="string" office:string-value="0" calcext:value-type="string">
            <text:p>0</text:p>
          </table:table-cell>
          <table:table-cell table:style-name="ce46" table:formula="of:=IF(OR(ISTEXT([$'Посещения + Долги'.AJ2]); [.$A36]=[.AJ$61]); 0; [$'Посещения + Долги'.AJ$30]*[$'Посещения + Долги'.AJ2])" office:value-type="string" office:string-value="0" calcext:value-type="string">
            <text:p>0</text:p>
          </table:table-cell>
          <table:table-cell table:style-name="ce47" table:formula="of:=IF(OR(ISTEXT([$'Посещения + Долги'.AK2]); [.$A36]=[.AK$61]); 0; [$'Посещения + Долги'.AK$30]*[$'Посещения + Долги'.AK2])" office:value-type="string" office:string-value="0" calcext:value-type="string">
            <text:p>0</text:p>
          </table:table-cell>
          <table:table-cell table:style-name="ce46" table:formula="of:=IF(OR(ISTEXT([$'Посещения + Долги'.AL2]); [.$A36]=[.AL$61]); 0; [$'Посещения + Долги'.AL$30]*[$'Посещения + Долги'.AL2])" office:value-type="string" office:string-value="0" calcext:value-type="string">
            <text:p>0</text:p>
          </table:table-cell>
          <table:table-cell table:style-name="ce47" table:formula="of:=IF(OR(ISTEXT([$'Посещения + Долги'.AM2]); [.$A36]=[.AM$61]); 0; [$'Посещения + Долги'.AM$30]*[$'Посещения + Долги'.AM2])" office:value-type="string" office:string-value="0" calcext:value-type="string">
            <text:p>0</text:p>
          </table:table-cell>
          <table:table-cell table:style-name="ce46" table:formula="of:=IF(OR(ISTEXT([$'Посещения + Долги'.AN2]); [.$A36]=[.AN$61]); 0; [$'Посещения + Долги'.AN$30]*[$'Посещения + Долги'.AN2])" office:value-type="string" office:string-value="0" calcext:value-type="string">
            <text:p>0</text:p>
          </table:table-cell>
          <table:table-cell table:style-name="ce47" table:formula="of:=IF(OR(ISTEXT([$'Посещения + Долги'.AO2]); [.$A36]=[.AO$61]); 0; [$'Посещения + Долги'.AO$30]*[$'Посещения + Долги'.AO2])" office:value-type="string" office:string-value="0" calcext:value-type="string">
            <text:p>0</text:p>
          </table:table-cell>
          <table:table-cell table:style-name="ce46" table:formula="of:=IF(OR(ISTEXT([$'Посещения + Долги'.AP2]); [.$A36]=[.AP$61]); 0; [$'Посещения + Долги'.AP$30]*[$'Посещения + Долги'.AP2])" office:value-type="string" office:string-value="0" calcext:value-type="string">
            <text:p>0</text:p>
          </table:table-cell>
          <table:table-cell table:style-name="ce47" table:formula="of:=IF(OR(ISTEXT([$'Посещения + Долги'.AQ2]); [.$A36]=[.AQ$61]); 0; [$'Посещения + Долги'.AQ$30]*[$'Посещения + Долги'.AQ2])" office:value-type="string" office:string-value="0" calcext:value-type="string">
            <text:p>0</text:p>
          </table:table-cell>
          <table:table-cell table:style-name="ce46" table:formula="of:=IF(OR(ISTEXT([$'Посещения + Долги'.AR2]); [.$A36]=[.AR$61]); 0; [$'Посещения + Долги'.AR$30]*[$'Посещения + Долги'.AR2])" office:value-type="string" office:string-value="0" calcext:value-type="string">
            <text:p>0</text:p>
          </table:table-cell>
          <table:table-cell table:style-name="ce47" table:formula="of:=IF(OR(ISTEXT([$'Посещения + Долги'.AS2]); [.$A36]=[.AS$61]); 0; [$'Посещения + Долги'.AS$30]*[$'Посещения + Долги'.AS2])" office:value-type="string" office:string-value="0" calcext:value-type="string">
            <text:p>0</text:p>
          </table:table-cell>
          <table:table-cell table:style-name="ce47" table:formula="of:=IF(OR(ISTEXT([$'Посещения + Долги'.AT2]); [.$A36]=[.AT$61]); 0; [$'Посещения + Долги'.AT$30]*[$'Посещения + Долги'.AT2])" office:value-type="string" office:string-value="0" calcext:value-type="string">
            <text:p>0</text:p>
          </table:table-cell>
          <table:table-cell table:style-name="ce47" table:formula="of:=IF(OR(ISTEXT([$'Посещения + Долги'.AU2]); [.$A36]=[.AU$61]); 0; [$'Посещения + Долги'.AU$30]*[$'Посещения + Долги'.AU2])" office:value-type="string" office:string-value="0" calcext:value-type="string">
            <text:p>0</text:p>
          </table:table-cell>
          <table:table-cell table:style-name="ce47" table:formula="of:=IF(OR(ISTEXT([$'Посещения + Долги'.AV2]); [.$A36]=[.AV$61]); 0; [$'Посещения + Долги'.AV$30]*[$'Посещения + Долги'.AV2])" office:value-type="string" office:string-value="0" calcext:value-type="string">
            <text:p>0</text:p>
          </table:table-cell>
          <table:table-cell table:style-name="ce47" table:formula="of:=IF(OR(ISTEXT([$'Посещения + Долги'.AW2]); [.$A36]=[.AW$61]); 0; [$'Посещения + Долги'.AW$30]*[$'Посещения + Долги'.AW2])" office:value-type="string" office:string-value="0" calcext:value-type="string">
            <text:p>0</text:p>
          </table:table-cell>
          <table:table-cell table:style-name="ce47" table:formula="of:=IF(OR(ISTEXT([$'Посещения + Долги'.AX2]); [.$A36]=[.AX$61]); 0; [$'Посещения + Долги'.AX$30]*[$'Посещения + Долги'.AX2])" office:value-type="string" office:string-value="0" calcext:value-type="string">
            <text:p>0</text:p>
          </table:table-cell>
          <table:table-cell table:style-name="ce47" table:formula="of:=IF(OR(ISTEXT([$'Посещения + Долги'.AY2]); [.$A36]=[.AY$61]); 0; [$'Посещения + Долги'.AY$30]*[$'Посещения + Долги'.AY2])" office:value-type="string" office:string-value="0" calcext:value-type="string">
            <text:p>0</text:p>
          </table:table-cell>
          <table:table-cell table:style-name="ce47" table:formula="of:=IF(OR(ISTEXT([$'Посещения + Долги'.AZ2]); [.$A36]=[.AZ$61]); 0; [$'Посещения + Долги'.AZ$30]*[$'Посещения + Долги'.AZ2])" office:value-type="string" office:string-value="0" calcext:value-type="string">
            <text:p>0</text:p>
          </table:table-cell>
          <table:table-cell table:style-name="ce47" table:formula="of:=IF(OR(ISTEXT([$'Посещения + Долги'.BA2]); [.$A36]=[.BA$61]); 0; [$'Посещения + Долги'.BA$30]*[$'Посещения + Долги'.BA2])" office:value-type="string" office:string-value="0" calcext:value-type="string">
            <text:p>0</text:p>
          </table:table-cell>
          <table:table-cell table:style-name="ce47" table:formula="of:=IF(OR(ISTEXT([$'Посещения + Долги'.BB2]); [.$A36]=[.BB$61]); 0; [$'Посещения + Долги'.BB$30]*[$'Посещения + Долги'.BB2])" office:value-type="string" office:string-value="0" calcext:value-type="string">
            <text:p>0</text:p>
          </table:table-cell>
          <table:table-cell table:style-name="ce47" table:formula="of:=IF(OR(ISTEXT([$'Посещения + Долги'.BC2]); [.$A36]=[.BC$61]); 0; [$'Посещения + Долги'.BC$30]*[$'Посещения + Долги'.BC2])" office:value-type="string" office:string-value="0" calcext:value-type="string">
            <text:p>0</text:p>
          </table:table-cell>
          <table:table-cell table:style-name="ce47" table:formula="of:=IF(OR(ISTEXT([$'Посещения + Долги'.BD2]); [.$A36]=[.BD$61]); 0; [$'Посещения + Долги'.BD$30]*[$'Посещения + Долги'.BD2])" office:value-type="string" office:string-value="0" calcext:value-type="string">
            <text:p>0</text:p>
          </table:table-cell>
          <table:table-cell table:style-name="ce47" table:formula="of:=IF(OR(ISTEXT([$'Посещения + Долги'.BE2]); [.$A36]=[.BE$61]); 0; [$'Посещения + Долги'.BE$30]*[$'Посещения + Долги'.BE2])" office:value-type="string" office:string-value="0" calcext:value-type="string">
            <text:p>0</text:p>
          </table:table-cell>
          <table:table-cell table:style-name="ce47" table:formula="of:=IF(OR(ISTEXT([$'Посещения + Долги'.BF2]); [.$A36]=[.BF$61]); 0; [$'Посещения + Долги'.BF$30]*[$'Посещения + Долги'.BF2])" office:value-type="string" office:string-value="0" calcext:value-type="string">
            <text:p>0</text:p>
          </table:table-cell>
          <table:table-cell table:style-name="ce47" table:formula="of:=IF(OR(ISTEXT([$'Посещения + Долги'.BG2]); [.$A36]=[.BG$61]); 0; [$'Посещения + Долги'.BG$30]*[$'Посещения + Долги'.BG2])" office:value-type="string" office:string-value="0" calcext:value-type="string">
            <text:p>0</text:p>
          </table:table-cell>
          <table:table-cell table:style-name="ce47" table:formula="of:=IF(OR(ISTEXT([$'Посещения + Долги'.BH2]); [.$A36]=[.BH$61]); 0; [$'Посещения + Долги'.BH$30]*[$'Посещения + Долги'.BH2])" office:value-type="string" office:string-value="0" calcext:value-type="string">
            <text:p>0</text:p>
          </table:table-cell>
          <table:table-cell table:style-name="ce47" table:formula="of:=IF(OR(ISTEXT([$'Посещения + Долги'.BI2]); [.$A36]=[.BI$61]); 0; [$'Посещения + Долги'.BI$30]*[$'Посещения + Долги'.BI2])" office:value-type="string" office:string-value="0" calcext:value-type="string">
            <text:p>0</text:p>
          </table:table-cell>
          <table:table-cell table:style-name="ce47" table:formula="of:=IF(OR(ISTEXT([$'Посещения + Долги'.BJ2]); [.$A36]=[.BJ$61]); 0; [$'Посещения + Долги'.BJ$30]*[$'Посещения + Долги'.BJ2])" office:value-type="string" office:string-value="0" calcext:value-type="string">
            <text:p>0</text:p>
          </table:table-cell>
          <table:table-cell table:style-name="ce47" table:formula="of:=IF(OR(ISTEXT([$'Посещения + Долги'.BK2]); [.$A36]=[.BK$61]); 0; [$'Посещения + Долги'.BK$30]*[$'Посещения + Долги'.BK2])" office:value-type="string" office:string-value="0" calcext:value-type="string">
            <text:p>0</text:p>
          </table:table-cell>
          <table:table-cell table:style-name="ce47" table:formula="of:=IF(OR(ISTEXT([$'Посещения + Долги'.BL2]); [.$A36]=[.BL$61]); 0; [$'Посещения + Долги'.BL$30]*[$'Посещения + Долги'.BL2])" office:value-type="string" office:string-value="0" calcext:value-type="string">
            <text:p>0</text:p>
          </table:table-cell>
          <table:table-cell table:style-name="ce47" table:formula="of:=IF(OR(ISTEXT([$'Посещения + Долги'.BM2]); [.$A36]=[.BM$61]); 0; [$'Посещения + Долги'.BM$30]*[$'Посещения + Долги'.BM2])" office:value-type="string" office:string-value="0" calcext:value-type="string">
            <text:p>0</text:p>
          </table:table-cell>
          <table:table-cell table:style-name="ce47" table:formula="of:=IF(OR(ISTEXT([$'Посещения + Долги'.BN2]); [.$A36]=[.BN$61]); 0; [$'Посещения + Долги'.BN$30]*[$'Посещения + Долги'.BN2])" office:value-type="string" office:string-value="0" calcext:value-type="string">
            <text:p>0</text:p>
          </table:table-cell>
          <table:table-cell table:style-name="ce47" table:formula="of:=IF(OR(ISTEXT([$'Посещения + Долги'.BO2]); [.$A36]=[.BO$61]); 0; [$'Посещения + Долги'.BO$30]*[$'Посещения + Долги'.BO2])" office:value-type="string" office:string-value="0" calcext:value-type="string">
            <text:p>0</text:p>
          </table:table-cell>
          <table:table-cell table:style-name="ce47" table:formula="of:=IF(OR(ISTEXT([$'Посещения + Долги'.BP2]); [.$A36]=[.BP$61]); 0; [$'Посещения + Долги'.BP$30]*[$'Посещения + Долги'.BP2])" office:value-type="string" office:string-value="0" calcext:value-type="string">
            <text:p>0</text:p>
          </table:table-cell>
          <table:table-cell table:style-name="ce47" table:formula="of:=IF(OR(ISTEXT([$'Посещения + Долги'.BQ2]); [.$A36]=[.BQ$61]); 0; [$'Посещения + Долги'.BQ$30]*[$'Посещения + Долги'.BQ2])" office:value-type="string" office:string-value="0" calcext:value-type="string">
            <text:p>0</text:p>
          </table:table-cell>
          <table:table-cell table:style-name="ce47" table:formula="of:=IF(OR(ISTEXT([$'Посещения + Долги'.BR2]); [.$A36]=[.BR$61]); 0; [$'Посещения + Долги'.BR$30]*[$'Посещения + Долги'.BR2])" office:value-type="string" office:string-value="0" calcext:value-type="string">
            <text:p>0</text:p>
          </table:table-cell>
          <table:table-cell table:style-name="ce47" table:formula="of:=IF(OR(ISTEXT([$'Посещения + Долги'.BS2]); [.$A36]=[.BS$61]); 0; [$'Посещения + Долги'.BS$30]*[$'Посещения + Долги'.BS2])" office:value-type="string" office:string-value="0" calcext:value-type="string">
            <text:p>0</text:p>
          </table:table-cell>
          <table:table-cell table:style-name="ce47" table:formula="of:=IF(OR(ISTEXT([$'Посещения + Долги'.BT2]); [.$A36]=[.BT$61]); 0; [$'Посещения + Долги'.BT$30]*[$'Посещения + Долги'.BT2])" office:value-type="string" office:string-value="0" calcext:value-type="string">
            <text:p>0</text:p>
          </table:table-cell>
          <table:table-cell table:style-name="ce47" table:formula="of:=IF(OR(ISTEXT([$'Посещения + Долги'.BU2]); [.$A36]=[.BU$61]); 0; [$'Посещения + Долги'.BU$30]*[$'Посещения + Долги'.BU2])" office:value-type="string" office:string-value="0" calcext:value-type="string">
            <text:p>0</text:p>
          </table:table-cell>
          <table:table-cell table:style-name="ce47" table:formula="of:=IF(OR(ISTEXT([$'Посещения + Долги'.BV2]); [.$A36]=[.BV$61]); 0; [$'Посещения + Долги'.BV$30]*[$'Посещения + Долги'.BV2])" office:value-type="string" office:string-value="0" calcext:value-type="string">
            <text:p>0</text:p>
          </table:table-cell>
          <table:table-cell table:style-name="ce47" table:formula="of:=IF(OR(ISTEXT([$'Посещения + Долги'.BW2]); [.$A36]=[.BW$61]); 0; [$'Посещения + Долги'.BW$30]*[$'Посещения + Долги'.BW2])" office:value-type="string" office:string-value="0" calcext:value-type="string">
            <text:p>0</text:p>
          </table:table-cell>
          <table:table-cell table:style-name="ce47" table:formula="of:=IF(OR(ISTEXT([$'Посещения + Долги'.BX2]); [.$A36]=[.BX$61]); 0; [$'Посещения + Долги'.BX$30]*[$'Посещения + Долги'.BX2])" office:value-type="string" office:string-value="0" calcext:value-type="string">
            <text:p>0</text:p>
          </table:table-cell>
          <table:table-cell table:style-name="ce47" table:formula="of:=IF(OR(ISTEXT([$'Посещения + Долги'.BY2]); [.$A36]=[.BY$61]); 0; [$'Посещения + Долги'.BY$30]*[$'Посещения + Долги'.BY2])" office:value-type="string" office:string-value="0" calcext:value-type="string">
            <text:p>0</text:p>
          </table:table-cell>
          <table:table-cell table:style-name="ce47" table:formula="of:=IF(OR(ISTEXT([$'Посещения + Долги'.BZ2]); [.$A36]=[.BZ$61]); 0; [$'Посещения + Долги'.BZ$30]*[$'Посещения + Долги'.BZ2])" office:value-type="string" office:string-value="0" calcext:value-type="string">
            <text:p>0</text:p>
          </table:table-cell>
          <table:table-cell table:style-name="ce47" table:formula="of:=IF(OR(ISTEXT([$'Посещения + Долги'.CA2]); [.$A36]=[.CA$61]); 0; [$'Посещения + Долги'.CA$30]*[$'Посещения + Долги'.CA2])" office:value-type="string" office:string-value="0" calcext:value-type="string">
            <text:p>0</text:p>
          </table:table-cell>
          <table:table-cell table:style-name="ce47" table:formula="of:=IF(OR(ISTEXT([$'Посещения + Долги'.CB2]); [.$A36]=[.CB$61]); 0; [$'Посещения + Долги'.CB$30]*[$'Посещения + Долги'.CB2])" office:value-type="string" office:string-value="0" calcext:value-type="string">
            <text:p>0</text:p>
          </table:table-cell>
          <table:table-cell table:style-name="ce47" table:formula="of:=IF(OR(ISTEXT([$'Посещения + Долги'.CC2]); [.$A36]=[.CC$61]); 0; [$'Посещения + Долги'.CC$30]*[$'Посещения + Долги'.CC2])" office:value-type="string" office:string-value="0" calcext:value-type="string">
            <text:p>0</text:p>
          </table:table-cell>
          <table:table-cell table:style-name="ce47" table:formula="of:=IF(OR(ISTEXT([$'Посещения + Долги'.CD2]); [.$A36]=[.CD$61]); 0; [$'Посещения + Долги'.CD$30]*[$'Посещения + Долги'.CD2])" office:value-type="string" office:string-value="0" calcext:value-type="string">
            <text:p>0</text:p>
          </table:table-cell>
          <table:table-cell table:style-name="ce47" table:formula="of:=IF(OR(ISTEXT([$'Посещения + Долги'.CE2]); [.$A36]=[.CE$61]); 0; [$'Посещения + Долги'.CE$30]*[$'Посещения + Долги'.CE2])" office:value-type="string" office:string-value="0" calcext:value-type="string">
            <text:p>0</text:p>
          </table:table-cell>
          <table:table-cell table:style-name="ce47" table:formula="of:=IF(OR(ISTEXT([$'Посещения + Долги'.CF2]); [.$A36]=[.CF$61]); 0; [$'Посещения + Долги'.CF$30]*[$'Посещения + Долги'.CF2])" office:value-type="string" office:string-value="0" calcext:value-type="string">
            <text:p>0</text:p>
          </table:table-cell>
          <table:table-cell table:style-name="ce47" table:formula="of:=IF(OR(ISTEXT([$'Посещения + Долги'.CG2]); [.$A36]=[.CG$61]); 0; [$'Посещения + Долги'.CG$30]*[$'Посещения + Долги'.CG2])" office:value-type="string" office:string-value="0" calcext:value-type="string">
            <text:p>0</text:p>
          </table:table-cell>
          <table:table-cell table:style-name="ce47" table:formula="of:=IF(OR(ISTEXT([$'Посещения + Долги'.CH2]); [.$A36]=[.CH$61]); 0; [$'Посещения + Долги'.CH$30]*[$'Посещения + Долги'.CH2])" office:value-type="string" office:string-value="0" calcext:value-type="string">
            <text:p>0</text:p>
          </table:table-cell>
          <table:table-cell table:style-name="ce47" table:formula="of:=IF(OR(ISTEXT([$'Посещения + Долги'.CI2]); [.$A36]=[.CI$61]); 0; [$'Посещения + Долги'.CI$30]*[$'Посещения + Долги'.CI2])" office:value-type="string" office:string-value="0" calcext:value-type="string">
            <text:p>0</text:p>
          </table:table-cell>
          <table:table-cell table:style-name="ce47" table:formula="of:=IF(OR(ISTEXT([$'Посещения + Долги'.CJ2]); [.$A36]=[.CJ$61]); 0; [$'Посещения + Долги'.CJ$30]*[$'Посещения + Долги'.CJ2])" office:value-type="string" office:string-value="0" calcext:value-type="string">
            <text:p>0</text:p>
          </table:table-cell>
          <table:table-cell table:style-name="ce47" table:formula="of:=IF(OR(ISTEXT([$'Посещения + Долги'.CK2]); [.$A36]=[.CK$61]); 0; [$'Посещения + Долги'.CK$30]*[$'Посещения + Долги'.CK2])" office:value-type="string" office:string-value="0" calcext:value-type="string">
            <text:p>0</text:p>
          </table:table-cell>
          <table:table-cell table:style-name="ce47" table:formula="of:=IF(OR(ISTEXT([$'Посещения + Долги'.CL2]); [.$A36]=[.CL$61]); 0; [$'Посещения + Долги'.CL$30]*[$'Посещения + Долги'.CL2])" office:value-type="string" office:string-value="0" calcext:value-type="string">
            <text:p>0</text:p>
          </table:table-cell>
          <table:table-cell table:style-name="ce47" table:formula="of:=IF(OR(ISTEXT([$'Посещения + Долги'.CM2]); [.$A36]=[.CM$61]); 0; [$'Посещения + Долги'.CM$30]*[$'Посещения + Долги'.CM2])" office:value-type="string" office:string-value="0" calcext:value-type="string">
            <text:p>0</text:p>
          </table:table-cell>
          <table:table-cell table:style-name="ce47" table:formula="of:=IF(OR(ISTEXT([$'Посещения + Долги'.CN2]); [.$A36]=[.CN$61]); 0; [$'Посещения + Долги'.CN$30]*[$'Посещения + Долги'.CN2])" office:value-type="string" office:string-value="0" calcext:value-type="string">
            <text:p>0</text:p>
          </table:table-cell>
          <table:table-cell table:style-name="ce47" table:formula="of:=IF(OR(ISTEXT([$'Посещения + Долги'.CO2]); [.$A36]=[.CO$61]); 0; [$'Посещения + Долги'.CO$30]*[$'Посещения + Долги'.CO2])" office:value-type="string" office:string-value="0" calcext:value-type="string">
            <text:p>0</text:p>
          </table:table-cell>
          <table:table-cell table:style-name="ce47" table:formula="of:=IF(OR(ISTEXT([$'Посещения + Долги'.CP2]); [.$A36]=[.CP$61]); 0; [$'Посещения + Долги'.CP$30]*[$'Посещения + Долги'.CP2])" office:value-type="string" office:string-value="0" calcext:value-type="string">
            <text:p>0</text:p>
          </table:table-cell>
          <table:table-cell table:style-name="ce47" table:formula="of:=IF(OR(ISTEXT([$'Посещения + Долги'.CQ2]); [.$A36]=[.CQ$61]); 0; [$'Посещения + Долги'.CQ$30]*[$'Посещения + Долги'.CQ2])" office:value-type="string" office:string-value="0" calcext:value-type="string">
            <text:p>0</text:p>
          </table:table-cell>
          <table:table-cell table:style-name="ce47" table:formula="of:=IF(OR(ISTEXT([$'Посещения + Долги'.CR2]); [.$A36]=[.CR$61]); 0; [$'Посещения + Долги'.CR$30]*[$'Посещения + Долги'.CR2])" office:value-type="string" office:string-value="0" calcext:value-type="string">
            <text:p>0</text:p>
          </table:table-cell>
          <table:table-cell table:style-name="ce47" table:formula="of:=IF(OR(ISTEXT([$'Посещения + Долги'.CS2]); [.$A36]=[.CS$61]); 0; [$'Посещения + Долги'.CS$30]*[$'Посещения + Долги'.CS2])" office:value-type="string" office:string-value="0" calcext:value-type="string">
            <text:p>0</text:p>
          </table:table-cell>
          <table:table-cell table:style-name="ce47" table:formula="of:=IF(OR(ISTEXT([$'Посещения + Долги'.CT2]); [.$A36]=[.CT$61]); 0; [$'Посещения + Долги'.CT$30]*[$'Посещения + Долги'.CT2])" office:value-type="string" office:string-value="0" calcext:value-type="string">
            <text:p>0</text:p>
          </table:table-cell>
          <table:table-cell table:style-name="ce47" table:formula="of:=IF(OR(ISTEXT([$'Посещения + Долги'.CU2]); [.$A36]=[.CU$61]); 0; [$'Посещения + Долги'.CU$30]*[$'Посещения + Долги'.CU2])" office:value-type="string" office:string-value="0" calcext:value-type="string">
            <text:p>0</text:p>
          </table:table-cell>
          <table:table-cell table:style-name="ce47" table:formula="of:=IF(OR(ISTEXT([$'Посещения + Долги'.CV2]); [.$A36]=[.CV$61]); 0; [$'Посещения + Долги'.CV$30]*[$'Посещения + Долги'.CV2])" office:value-type="string" office:string-value="0" calcext:value-type="string">
            <text:p>0</text:p>
          </table:table-cell>
          <table:table-cell table:style-name="ce47" table:formula="of:=IF(OR(ISTEXT([$'Посещения + Долги'.CW2]); [.$A36]=[.CW$61]); 0; [$'Посещения + Долги'.CW$30]*[$'Посещения + Долги'.CW2])" office:value-type="string" office:string-value="0" calcext:value-type="string">
            <text:p>0</text:p>
          </table:table-cell>
          <table:table-cell table:style-name="ce47" table:formula="of:=IF(OR(ISTEXT([$'Посещения + Долги'.CX2]); [.$A36]=[.CX$61]); 0; [$'Посещения + Долги'.CX$30]*[$'Посещения + Долги'.CX2])" office:value-type="string" office:string-value="0" calcext:value-type="string">
            <text:p>0</text:p>
          </table:table-cell>
          <table:table-cell table:style-name="ce47" table:formula="of:=IF(OR(ISTEXT([$'Посещения + Долги'.CY2]); [.$A36]=[.CY$61]); 0; [$'Посещения + Долги'.CY$30]*[$'Посещения + Долги'.CY2])" office:value-type="string" office:string-value="0" calcext:value-type="string">
            <text:p>0</text:p>
          </table:table-cell>
          <table:table-cell table:style-name="ce47" table:formula="of:=IF(OR(ISTEXT([$'Посещения + Долги'.CZ2]); [.$A36]=[.CZ$61]); 0; [$'Посещения + Долги'.CZ$30]*[$'Посещения + Долги'.CZ2])" office:value-type="string" office:string-value="0" calcext:value-type="string">
            <text:p>0</text:p>
          </table:table-cell>
          <table:table-cell table:style-name="ce47" table:formula="of:=IF(OR(ISTEXT([$'Посещения + Долги'.DA2]); [.$A36]=[.DA$61]); 0; [$'Посещения + Долги'.DA$30]*[$'Посещения + Долги'.DA2])" office:value-type="string" office:string-value="0" calcext:value-type="string">
            <text:p>0</text:p>
          </table:table-cell>
          <table:table-cell table:style-name="ce47" table:formula="of:=IF(OR(ISTEXT([$'Посещения + Долги'.DB2]); [.$A36]=[.DB$61]); 0; [$'Посещения + Долги'.DB$30]*[$'Посещения + Долги'.DB2])" office:value-type="string" office:string-value="0" calcext:value-type="string">
            <text:p>0</text:p>
          </table:table-cell>
          <table:table-cell table:style-name="ce47" table:formula="of:=IF(OR(ISTEXT([$'Посещения + Долги'.DC2]); [.$A36]=[.DC$61]); 0; [$'Посещения + Долги'.DC$30]*[$'Посещения + Долги'.DC2])" office:value-type="string" office:string-value="0" calcext:value-type="string">
            <text:p>0</text:p>
          </table:table-cell>
          <table:table-cell table:style-name="ce47" table:formula="of:=IF(OR(ISTEXT([$'Посещения + Долги'.DD2]); [.$A36]=[.DD$61]); 0; [$'Посещения + Долги'.DD$30]*[$'Посещения + Долги'.DD2])" office:value-type="string" office:string-value="0" calcext:value-type="string">
            <text:p>0</text:p>
          </table:table-cell>
          <table:table-cell table:style-name="ce47" table:formula="of:=IF(OR(ISTEXT([$'Посещения + Долги'.DE2]); [.$A36]=[.DE$61]); 0; [$'Посещения + Долги'.DE$30]*[$'Посещения + Долги'.DE2])" office:value-type="string" office:string-value="0" calcext:value-type="string">
            <text:p>0</text:p>
          </table:table-cell>
          <table:table-cell table:style-name="ce47" table:formula="of:=IF(OR(ISTEXT([$'Посещения + Долги'.DF2]); [.$A36]=[.DF$61]); 0; [$'Посещения + Долги'.DF$30]*[$'Посещения + Долги'.DF2])" office:value-type="string" office:string-value="0" calcext:value-type="string">
            <text:p>0</text:p>
          </table:table-cell>
          <table:table-cell table:style-name="ce47" table:formula="of:=IF(OR(ISTEXT([$'Посещения + Долги'.DG2]); [.$A36]=[.DG$61]); 0; [$'Посещения + Долги'.DG$30]*[$'Посещения + Долги'.DG2])" office:value-type="string" office:string-value="0" calcext:value-type="string">
            <text:p>0</text:p>
          </table:table-cell>
          <table:table-cell table:style-name="ce47" table:formula="of:=IF(OR(ISTEXT([$'Посещения + Долги'.DH2]); [.$A36]=[.DH$61]); 0; [$'Посещения + Долги'.DH$30]*[$'Посещения + Долги'.DH2])" office:value-type="string" office:string-value="0" calcext:value-type="string">
            <text:p>0</text:p>
          </table:table-cell>
          <table:table-cell table:style-name="ce47" table:formula="of:=IF(OR(ISTEXT([$'Посещения + Долги'.DI2]); [.$A36]=[.DI$61]); 0; [$'Посещения + Долги'.DI$30]*[$'Посещения + Долги'.DI2])" office:value-type="string" office:string-value="0" calcext:value-type="string">
            <text:p>0</text:p>
          </table:table-cell>
          <table:table-cell table:style-name="ce47" table:formula="of:=IF(OR(ISTEXT([$'Посещения + Долги'.DJ2]); [.$A36]=[.DJ$61]); 0; [$'Посещения + Долги'.DJ$30]*[$'Посещения + Долги'.DJ2])" office:value-type="string" office:string-value="0" calcext:value-type="string">
            <text:p>0</text:p>
          </table:table-cell>
          <table:table-cell table:style-name="ce47" table:formula="of:=IF(OR(ISTEXT([$'Посещения + Долги'.DK2]); [.$A36]=[.DK$61]); 0; [$'Посещения + Долги'.DK$30]*[$'Посещения + Долги'.DK2])" office:value-type="string" office:string-value="0" calcext:value-type="string">
            <text:p>0</text:p>
          </table:table-cell>
          <table:table-cell table:style-name="ce47" table:formula="of:=IF(OR(ISTEXT([$'Посещения + Долги'.DL2]); [.$A36]=[.DL$61]); 0; [$'Посещения + Долги'.DL$30]*[$'Посещения + Долги'.DL2])" office:value-type="string" office:string-value="0" calcext:value-type="string">
            <text:p>0</text:p>
          </table:table-cell>
          <table:table-cell table:style-name="ce47" table:formula="of:=IF(OR(ISTEXT([$'Посещения + Долги'.DM2]); [.$A36]=[.DM$61]); 0; [$'Посещения + Долги'.DM$30]*[$'Посещения + Долги'.DM2])" office:value-type="string" office:string-value="0" calcext:value-type="string">
            <text:p>0</text:p>
          </table:table-cell>
          <table:table-cell table:style-name="ce47" table:formula="of:=IF(OR(ISTEXT([$'Посещения + Долги'.DN2]); [.$A36]=[.DN$61]); 0; [$'Посещения + Долги'.DN$30]*[$'Посещения + Долги'.DN2])" office:value-type="string" office:string-value="0" calcext:value-type="string">
            <text:p>0</text:p>
          </table:table-cell>
          <table:table-cell table:style-name="ce47" table:formula="of:=IF(OR(ISTEXT([$'Посещения + Долги'.DO2]); [.$A36]=[.DO$61]); 0; [$'Посещения + Долги'.DO$30]*[$'Посещения + Долги'.DO2])" office:value-type="string" office:string-value="0" calcext:value-type="string">
            <text:p>0</text:p>
          </table:table-cell>
          <table:table-cell table:style-name="ce47" table:formula="of:=IF(OR(ISTEXT([$'Посещения + Долги'.DP2]); [.$A36]=[.DP$61]); 0; [$'Посещения + Долги'.DP$30]*[$'Посещения + Долги'.DP2])" office:value-type="string" office:string-value="0" calcext:value-type="string">
            <text:p>0</text:p>
          </table:table-cell>
          <table:table-cell table:style-name="ce47" table:formula="of:=IF(OR(ISTEXT([$'Посещения + Долги'.DQ2]); [.$A36]=[.DQ$61]); 0; [$'Посещения + Долги'.DQ$30]*[$'Посещения + Долги'.DQ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а</text:p>
          </table:table-cell>
          <table:table-cell table:style-name="ce46" table:formula="of:=IF(OR(ISTEXT([$'Посещения + Долги'.B3]); [.$A37]=[.B$61]); 0; [$'Посещения + Долги'.B$30]*[$'Посещения + Долги'.B3])" office:value-type="string" office:string-value="0" calcext:value-type="string">
            <text:p>0</text:p>
          </table:table-cell>
          <table:table-cell table:style-name="ce47" table:formula="of:=IF(OR(ISTEXT([$'Посещения + Долги'.C3]); [.$A37]=[.C$61]); 0; [$'Посещения + Долги'.C$30]*[$'Посещения + Долги'.C3])" office:value-type="string" office:string-value="0" calcext:value-type="string">
            <text:p>0</text:p>
          </table:table-cell>
          <table:table-cell table:style-name="ce46" table:formula="of:=IF(OR(ISTEXT([$'Посещения + Долги'.D3]); [.$A37]=[.D$61]); 0; [$'Посещения + Долги'.D$30]*[$'Посещения + Долги'.D3])" office:value-type="string" office:string-value="0" calcext:value-type="string">
            <text:p>0</text:p>
          </table:table-cell>
          <table:table-cell table:style-name="ce47" table:formula="of:=IF(OR(ISTEXT([$'Посещения + Долги'.E3]); [.$A37]=[.E$61]); 0; [$'Посещения + Долги'.E$30]*[$'Посещения + Долги'.E3])" office:value-type="string" office:string-value="0" calcext:value-type="string">
            <text:p>0</text:p>
          </table:table-cell>
          <table:table-cell table:style-name="ce46" table:formula="of:=IF(OR(ISTEXT([$'Посещения + Долги'.F3]); [.$A37]=[.F$61]); 0; [$'Посещения + Долги'.F$30]*[$'Посещения + Долги'.F3])" office:value-type="string" office:string-value="0" calcext:value-type="string">
            <text:p>0</text:p>
          </table:table-cell>
          <table:table-cell table:style-name="ce47" table:formula="of:=IF(OR(ISTEXT([$'Посещения + Долги'.G3]); [.$A37]=[.G$61]); 0; [$'Посещения + Долги'.G$30]*[$'Посещения + Долги'.G3])" office:value-type="string" office:string-value="0" calcext:value-type="string">
            <text:p>0</text:p>
          </table:table-cell>
          <table:table-cell table:style-name="ce46" table:formula="of:=IF(OR(ISTEXT([$'Посещения + Долги'.H3]); [.$A37]=[.H$61]); 0; [$'Посещения + Долги'.H$30]*[$'Посещения + Долги'.H3])" office:value-type="string" office:string-value="0" calcext:value-type="string">
            <text:p>0</text:p>
          </table:table-cell>
          <table:table-cell table:style-name="ce47" table:formula="of:=IF(OR(ISTEXT([$'Посещения + Долги'.I3]); [.$A37]=[.I$61]); 0; [$'Посещения + Долги'.I$30]*[$'Посещения + Долги'.I3])" office:value-type="string" office:string-value="0" calcext:value-type="string">
            <text:p>0</text:p>
          </table:table-cell>
          <table:table-cell table:style-name="ce46" table:formula="of:=IF(OR(ISTEXT([$'Посещения + Долги'.J3]); [.$A37]=[.J$61]); 0; [$'Посещения + Долги'.J$30]*[$'Посещения + Долги'.J3])" office:value-type="string" office:string-value="0" calcext:value-type="string">
            <text:p>0</text:p>
          </table:table-cell>
          <table:table-cell table:style-name="ce47" table:formula="of:=IF(OR(ISTEXT([$'Посещения + Долги'.K3]); [.$A37]=[.K$61]); 0; [$'Посещения + Долги'.K$30]*[$'Посещения + Долги'.K3])" office:value-type="string" office:string-value="0" calcext:value-type="string">
            <text:p>0</text:p>
          </table:table-cell>
          <table:table-cell table:style-name="ce46" table:formula="of:=IF(OR(ISTEXT([$'Посещения + Долги'.L3]); [.$A37]=[.L$61]); 0; [$'Посещения + Долги'.L$30]*[$'Посещения + Долги'.L3])" office:value-type="string" office:string-value="0" calcext:value-type="string">
            <text:p>0</text:p>
          </table:table-cell>
          <table:table-cell table:style-name="ce47" table:formula="of:=IF(OR(ISTEXT([$'Посещения + Долги'.M3]); [.$A37]=[.M$61]); 0; [$'Посещения + Долги'.M$30]*[$'Посещения + Долги'.M3])" office:value-type="string" office:string-value="0" calcext:value-type="string">
            <text:p>0</text:p>
          </table:table-cell>
          <table:table-cell table:style-name="ce46" table:formula="of:=IF(OR(ISTEXT([$'Посещения + Долги'.N3]); [.$A37]=[.N$61]); 0; [$'Посещения + Долги'.N$30]*[$'Посещения + Долги'.N3])" office:value-type="string" office:string-value="0" calcext:value-type="string">
            <text:p>0</text:p>
          </table:table-cell>
          <table:table-cell table:style-name="ce47" table:formula="of:=IF(OR(ISTEXT([$'Посещения + Долги'.O3]); [.$A37]=[.O$61]); 0; [$'Посещения + Долги'.O$30]*[$'Посещения + Долги'.O3])" office:value-type="string" office:string-value="0" calcext:value-type="string">
            <text:p>0</text:p>
          </table:table-cell>
          <table:table-cell table:style-name="ce46" table:formula="of:=IF(OR(ISTEXT([$'Посещения + Долги'.P3]); [.$A37]=[.P$61]); 0; [$'Посещения + Долги'.P$30]*[$'Посещения + Долги'.P3])" office:value-type="string" office:string-value="0" calcext:value-type="string">
            <text:p>0</text:p>
          </table:table-cell>
          <table:table-cell table:style-name="ce47" table:formula="of:=IF(OR(ISTEXT([$'Посещения + Долги'.Q3]); [.$A37]=[.Q$61]); 0; [$'Посещения + Долги'.Q$30]*[$'Посещения + Долги'.Q3])" office:value-type="string" office:string-value="0" calcext:value-type="string">
            <text:p>0</text:p>
          </table:table-cell>
          <table:table-cell table:style-name="ce46" table:formula="of:=IF(OR(ISTEXT([$'Посещения + Долги'.R3]); [.$A37]=[.R$61]); 0; [$'Посещения + Долги'.R$30]*[$'Посещения + Долги'.R3])" office:value-type="string" office:string-value="0" calcext:value-type="string">
            <text:p>0</text:p>
          </table:table-cell>
          <table:table-cell table:style-name="ce47" table:formula="of:=IF(OR(ISTEXT([$'Посещения + Долги'.S3]); [.$A37]=[.S$61]); 0; [$'Посещения + Долги'.S$30]*[$'Посещения + Долги'.S3])" office:value-type="string" office:string-value="0" calcext:value-type="string">
            <text:p>0</text:p>
          </table:table-cell>
          <table:table-cell table:style-name="ce46" table:formula="of:=IF(OR(ISTEXT([$'Посещения + Долги'.T3]); [.$A37]=[.T$61]); 0; [$'Посещения + Долги'.T$30]*[$'Посещения + Долги'.T3])" office:value-type="string" office:string-value="0" calcext:value-type="string">
            <text:p>0</text:p>
          </table:table-cell>
          <table:table-cell table:style-name="ce47" table:formula="of:=IF(OR(ISTEXT([$'Посещения + Долги'.U3]); [.$A37]=[.U$61]); 0; [$'Посещения + Долги'.U$30]*[$'Посещения + Долги'.U3])" office:value-type="string" office:string-value="0" calcext:value-type="string">
            <text:p>0</text:p>
          </table:table-cell>
          <table:table-cell table:style-name="ce46" table:formula="of:=IF(OR(ISTEXT([$'Посещения + Долги'.V3]); [.$A37]=[.V$61]); 0; [$'Посещения + Долги'.V$30]*[$'Посещения + Долги'.V3])" office:value-type="string" office:string-value="0" calcext:value-type="string">
            <text:p>0</text:p>
          </table:table-cell>
          <table:table-cell table:style-name="ce47" table:formula="of:=IF(OR(ISTEXT([$'Посещения + Долги'.W3]); [.$A37]=[.W$61]); 0; [$'Посещения + Долги'.W$30]*[$'Посещения + Долги'.W3])" office:value-type="string" office:string-value="0" calcext:value-type="string">
            <text:p>0</text:p>
          </table:table-cell>
          <table:table-cell table:style-name="ce46" table:formula="of:=IF(OR(ISTEXT([$'Посещения + Долги'.X3]); [.$A37]=[.X$61]); 0; [$'Посещения + Долги'.X$30]*[$'Посещения + Долги'.X3])" office:value-type="string" office:string-value="0" calcext:value-type="string">
            <text:p>0</text:p>
          </table:table-cell>
          <table:table-cell table:style-name="ce47" table:formula="of:=IF(OR(ISTEXT([$'Посещения + Долги'.Y3]); [.$A37]=[.Y$61]); 0; [$'Посещения + Долги'.Y$30]*[$'Посещения + Долги'.Y3])" office:value-type="string" office:string-value="0" calcext:value-type="string">
            <text:p>0</text:p>
          </table:table-cell>
          <table:table-cell table:style-name="ce46" table:formula="of:=IF(OR(ISTEXT([$'Посещения + Долги'.Z3]); [.$A37]=[.Z$61]); 0; [$'Посещения + Долги'.Z$30]*[$'Посещения + Долги'.Z3])" office:value-type="string" office:string-value="0" calcext:value-type="string">
            <text:p>0</text:p>
          </table:table-cell>
          <table:table-cell table:style-name="ce47" table:formula="of:=IF(OR(ISTEXT([$'Посещения + Долги'.AA3]); [.$A37]=[.AA$61]); 0; [$'Посещения + Долги'.AA$30]*[$'Посещения + Долги'.AA3])" office:value-type="string" office:string-value="0" calcext:value-type="string">
            <text:p>0</text:p>
          </table:table-cell>
          <table:table-cell table:style-name="ce46" table:formula="of:=IF(OR(ISTEXT([$'Посещения + Долги'.AB3]); [.$A37]=[.AB$61]); 0; [$'Посещения + Долги'.AB$30]*[$'Посещения + Долги'.AB3])" office:value-type="string" office:string-value="0" calcext:value-type="string">
            <text:p>0</text:p>
          </table:table-cell>
          <table:table-cell table:style-name="ce47" table:formula="of:=IF(OR(ISTEXT([$'Посещения + Долги'.AC3]); [.$A37]=[.AC$61]); 0; [$'Посещения + Долги'.AC$30]*[$'Посещения + Долги'.AC3])" office:value-type="string" office:string-value="0" calcext:value-type="string">
            <text:p>0</text:p>
          </table:table-cell>
          <table:table-cell table:style-name="ce46" table:formula="of:=IF(OR(ISTEXT([$'Посещения + Долги'.AD3]); [.$A37]=[.AD$61]); 0; [$'Посещения + Долги'.AD$30]*[$'Посещения + Долги'.AD3])" office:value-type="string" office:string-value="0" calcext:value-type="string">
            <text:p>0</text:p>
          </table:table-cell>
          <table:table-cell table:style-name="ce47" table:formula="of:=IF(OR(ISTEXT([$'Посещения + Долги'.AE3]); [.$A37]=[.AE$61]); 0; [$'Посещения + Долги'.AE$30]*[$'Посещения + Долги'.AE3])" office:value-type="string" office:string-value="0" calcext:value-type="string">
            <text:p>0</text:p>
          </table:table-cell>
          <table:table-cell table:style-name="ce46" table:formula="of:=IF(OR(ISTEXT([$'Посещения + Долги'.AF3]); [.$A37]=[.AF$61]); 0; [$'Посещения + Долги'.AF$30]*[$'Посещения + Долги'.AF3])" office:value-type="string" office:string-value="0" calcext:value-type="string">
            <text:p>0</text:p>
          </table:table-cell>
          <table:table-cell table:style-name="ce47" table:formula="of:=IF(OR(ISTEXT([$'Посещения + Долги'.AG3]); [.$A37]=[.AG$61]); 0; [$'Посещения + Долги'.AG$30]*[$'Посещения + Долги'.AG3])" office:value-type="string" office:string-value="0" calcext:value-type="string">
            <text:p>0</text:p>
          </table:table-cell>
          <table:table-cell table:style-name="ce46" table:formula="of:=IF(OR(ISTEXT([$'Посещения + Долги'.AH3]); [.$A37]=[.AH$61]); 0; [$'Посещения + Долги'.AH$30]*[$'Посещения + Долги'.AH3])" office:value-type="string" office:string-value="0" calcext:value-type="string">
            <text:p>0</text:p>
          </table:table-cell>
          <table:table-cell table:style-name="ce47" table:formula="of:=IF(OR(ISTEXT([$'Посещения + Долги'.AI3]); [.$A37]=[.AI$61]); 0; [$'Посещения + Долги'.AI$30]*[$'Посещения + Долги'.AI3])" office:value-type="string" office:string-value="0" calcext:value-type="string">
            <text:p>0</text:p>
          </table:table-cell>
          <table:table-cell table:style-name="ce46" table:formula="of:=IF(OR(ISTEXT([$'Посещения + Долги'.AJ3]); [.$A37]=[.AJ$61]); 0; [$'Посещения + Долги'.AJ$30]*[$'Посещения + Долги'.AJ3])" office:value-type="string" office:string-value="0" calcext:value-type="string">
            <text:p>0</text:p>
          </table:table-cell>
          <table:table-cell table:style-name="ce47" table:formula="of:=IF(OR(ISTEXT([$'Посещения + Долги'.AK3]); [.$A37]=[.AK$61]); 0; [$'Посещения + Долги'.AK$30]*[$'Посещения + Долги'.AK3])" office:value-type="string" office:string-value="0" calcext:value-type="string">
            <text:p>0</text:p>
          </table:table-cell>
          <table:table-cell table:style-name="ce46" table:formula="of:=IF(OR(ISTEXT([$'Посещения + Долги'.AL3]); [.$A37]=[.AL$61]); 0; [$'Посещения + Долги'.AL$30]*[$'Посещения + Долги'.AL3])" office:value-type="string" office:string-value="0" calcext:value-type="string">
            <text:p>0</text:p>
          </table:table-cell>
          <table:table-cell table:style-name="ce47" table:formula="of:=IF(OR(ISTEXT([$'Посещения + Долги'.AM3]); [.$A37]=[.AM$61]); 0; [$'Посещения + Долги'.AM$30]*[$'Посещения + Долги'.AM3])" office:value-type="string" office:string-value="0" calcext:value-type="string">
            <text:p>0</text:p>
          </table:table-cell>
          <table:table-cell table:style-name="ce46" table:formula="of:=IF(OR(ISTEXT([$'Посещения + Долги'.AN3]); [.$A37]=[.AN$61]); 0; [$'Посещения + Долги'.AN$30]*[$'Посещения + Долги'.AN3])" office:value-type="string" office:string-value="0" calcext:value-type="string">
            <text:p>0</text:p>
          </table:table-cell>
          <table:table-cell table:style-name="ce47" table:formula="of:=IF(OR(ISTEXT([$'Посещения + Долги'.AO3]); [.$A37]=[.AO$61]); 0; [$'Посещения + Долги'.AO$30]*[$'Посещения + Долги'.AO3])" office:value-type="string" office:string-value="0" calcext:value-type="string">
            <text:p>0</text:p>
          </table:table-cell>
          <table:table-cell table:style-name="ce46" table:formula="of:=IF(OR(ISTEXT([$'Посещения + Долги'.AP3]); [.$A37]=[.AP$61]); 0; [$'Посещения + Долги'.AP$30]*[$'Посещения + Долги'.AP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Q3]); [.$A37]=[.AQ$61]); 0; [$'Посещения + Долги'.AQ$30]*[$'Посещения + Долги'.AQ3])" office:value-type="string" office:string-value="75" calcext:value-type="string">
            <text:p>75</text:p>
          </table:table-cell>
          <table:table-cell table:style-name="ce46" table:formula="of:=IF(OR(ISTEXT([$'Посещения + Долги'.AR3]); [.$A37]=[.AR$61]); 0; [$'Посещения + Долги'.AR$30]*[$'Посещения + Долги'.AR3])" office:value-type="string" office:string-value="0" calcext:value-type="string">
            <text:p>0</text:p>
          </table:table-cell>
          <table:table-cell table:style-name="ce47" table:formula="of:=IF(OR(ISTEXT([$'Посещения + Долги'.AS3]); [.$A37]=[.AS$61]); 0; [$'Посещения + Долги'.AS$30]*[$'Посещения + Долги'.AS3])" office:value-type="string" office:string-value="0" calcext:value-type="string">
            <text:p>0</text:p>
          </table:table-cell>
          <table:table-cell table:style-name="ce47" table:formula="of:=IF(OR(ISTEXT([$'Посещения + Долги'.AT3]); [.$A37]=[.AT$61]); 0; [$'Посещения + Долги'.AT$30]*[$'Посещения + Долги'.AT3])" office:value-type="string" office:string-value="0" calcext:value-type="string">
            <text:p>0</text:p>
          </table:table-cell>
          <table:table-cell table:style-name="ce47" table:formula="of:=IF(OR(ISTEXT([$'Посещения + Долги'.AU3]); [.$A37]=[.AU$61]); 0; [$'Посещения + Долги'.AU$30]*[$'Посещения + Долги'.AU3])" office:value-type="string" office:string-value="0" calcext:value-type="string">
            <text:p>0</text:p>
          </table:table-cell>
          <table:table-cell table:style-name="ce47" table:formula="of:=IF(OR(ISTEXT([$'Посещения + Долги'.AV3]); [.$A37]=[.AV$61]); 0; [$'Посещения + Долги'.AV$30]*[$'Посещения + Долги'.AV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W3]); [.$A37]=[.AW$61]); 0; [$'Посещения + Долги'.AW$30]*[$'Посещения + Долги'.AW3])" office:value-type="string" office:string-value="0" calcext:value-type="string">
            <text:p>0</text:p>
          </table:table-cell>
          <table:table-cell table:style-name="ce47" table:formula="of:=IF(OR(ISTEXT([$'Посещения + Долги'.AX3]); [.$A37]=[.AX$61]); 0; [$'Посещения + Долги'.AX$30]*[$'Посещения + Долги'.AX3])" office:value-type="string" office:string-value="0" calcext:value-type="string">
            <text:p>0</text:p>
          </table:table-cell>
          <table:table-cell table:style-name="ce47" table:formula="of:=IF(OR(ISTEXT([$'Посещения + Долги'.AY3]); [.$A37]=[.AY$61]); 0; [$'Посещения + Долги'.AY$30]*[$'Посещения + Долги'.AY3])" office:value-type="string" office:string-value="0" calcext:value-type="string">
            <text:p>0</text:p>
          </table:table-cell>
          <table:table-cell table:style-name="ce47" table:formula="of:=IF(OR(ISTEXT([$'Посещения + Долги'.AZ3]); [.$A37]=[.AZ$61]); 0; [$'Посещения + Долги'.AZ$30]*[$'Посещения + Долги'.AZ3])" office:value-type="string" office:string-value="0" calcext:value-type="string">
            <text:p>0</text:p>
          </table:table-cell>
          <table:table-cell table:style-name="ce47" table:formula="of:=IF(OR(ISTEXT([$'Посещения + Долги'.BA3]); [.$A37]=[.BA$61]); 0; [$'Посещения + Долги'.BA$30]*[$'Посещения + Долги'.BA3])" office:value-type="string" office:string-value="0" calcext:value-type="string">
            <text:p>0</text:p>
          </table:table-cell>
          <table:table-cell table:style-name="ce47" table:formula="of:=IF(OR(ISTEXT([$'Посещения + Долги'.BB3]); [.$A37]=[.BB$61]); 0; [$'Посещения + Долги'.BB$30]*[$'Посещения + Долги'.BB3])" office:value-type="string" office:string-value="0" calcext:value-type="string">
            <text:p>0</text:p>
          </table:table-cell>
          <table:table-cell table:style-name="ce47" table:formula="of:=IF(OR(ISTEXT([$'Посещения + Долги'.BC3]); [.$A37]=[.BC$61]); 0; [$'Посещения + Долги'.BC$30]*[$'Посещения + Долги'.BC3])" office:value-type="string" office:string-value="0" calcext:value-type="string">
            <text:p>0</text:p>
          </table:table-cell>
          <table:table-cell table:style-name="ce47" table:formula="of:=IF(OR(ISTEXT([$'Посещения + Долги'.BD3]); [.$A37]=[.BD$61]); 0; [$'Посещения + Долги'.BD$30]*[$'Посещения + Долги'.BD3])" office:value-type="string" office:string-value="0" calcext:value-type="string">
            <text:p>0</text:p>
          </table:table-cell>
          <table:table-cell table:style-name="ce47" table:formula="of:=IF(OR(ISTEXT([$'Посещения + Долги'.BE3]); [.$A37]=[.BE$61]); 0; [$'Посещения + Долги'.BE$30]*[$'Посещения + Долги'.BE3])" office:value-type="string" office:string-value="0" calcext:value-type="string">
            <text:p>0</text:p>
          </table:table-cell>
          <table:table-cell table:style-name="ce47" table:formula="of:=IF(OR(ISTEXT([$'Посещения + Долги'.BF3]); [.$A37]=[.BF$61]); 0; [$'Посещения + Долги'.BF$30]*[$'Посещения + Долги'.BF3])" office:value-type="string" office:string-value="0" calcext:value-type="string">
            <text:p>0</text:p>
          </table:table-cell>
          <table:table-cell table:style-name="ce47" table:formula="of:=IF(OR(ISTEXT([$'Посещения + Долги'.BG3]); [.$A37]=[.BG$61]); 0; [$'Посещения + Долги'.BG$30]*[$'Посещения + Долги'.BG3])" office:value-type="string" office:string-value="0" calcext:value-type="string">
            <text:p>0</text:p>
          </table:table-cell>
          <table:table-cell table:style-name="ce47" table:formula="of:=IF(OR(ISTEXT([$'Посещения + Долги'.BH3]); [.$A37]=[.BH$61]); 0; [$'Посещения + Долги'.BH$30]*[$'Посещения + Долги'.BH3])" office:value-type="string" office:string-value="0" calcext:value-type="string">
            <text:p>0</text:p>
          </table:table-cell>
          <table:table-cell table:style-name="ce47" table:formula="of:=IF(OR(ISTEXT([$'Посещения + Долги'.BI3]); [.$A37]=[.BI$61]); 0; [$'Посещения + Долги'.BI$30]*[$'Посещения + Долги'.BI3])" office:value-type="string" office:string-value="0" calcext:value-type="string">
            <text:p>0</text:p>
          </table:table-cell>
          <table:table-cell table:style-name="ce47" table:formula="of:=IF(OR(ISTEXT([$'Посещения + Долги'.BJ3]); [.$A37]=[.BJ$61]); 0; [$'Посещения + Долги'.BJ$30]*[$'Посещения + Долги'.BJ3])" office:value-type="string" office:string-value="0" calcext:value-type="string">
            <text:p>0</text:p>
          </table:table-cell>
          <table:table-cell table:style-name="ce47" table:formula="of:=IF(OR(ISTEXT([$'Посещения + Долги'.BK3]); [.$A37]=[.BK$61]); 0; [$'Посещения + Долги'.BK$30]*[$'Посещения + Долги'.BK3])" office:value-type="string" office:string-value="0" calcext:value-type="string">
            <text:p>0</text:p>
          </table:table-cell>
          <table:table-cell table:style-name="ce47" table:formula="of:=IF(OR(ISTEXT([$'Посещения + Долги'.BL3]); [.$A37]=[.BL$61]); 0; [$'Посещения + Долги'.BL$30]*[$'Посещения + Долги'.BL3])" office:value-type="string" office:string-value="0" calcext:value-type="string">
            <text:p>0</text:p>
          </table:table-cell>
          <table:table-cell table:style-name="ce47" table:formula="of:=IF(OR(ISTEXT([$'Посещения + Долги'.BM3]); [.$A37]=[.BM$61]); 0; [$'Посещения + Долги'.BM$30]*[$'Посещения + Долги'.BM3])" office:value-type="string" office:string-value="0" calcext:value-type="string">
            <text:p>0</text:p>
          </table:table-cell>
          <table:table-cell table:style-name="ce47" table:formula="of:=IF(OR(ISTEXT([$'Посещения + Долги'.BN3]); [.$A37]=[.BN$61]); 0; [$'Посещения + Долги'.BN$30]*[$'Посещения + Долги'.BN3])" office:value-type="string" office:string-value="0" calcext:value-type="string">
            <text:p>0</text:p>
          </table:table-cell>
          <table:table-cell table:style-name="ce47" table:formula="of:=IF(OR(ISTEXT([$'Посещения + Долги'.BO3]); [.$A37]=[.BO$61]); 0; [$'Посещения + Долги'.BO$30]*[$'Посещения + Долги'.BO3])" office:value-type="string" office:string-value="0" calcext:value-type="string">
            <text:p>0</text:p>
          </table:table-cell>
          <table:table-cell table:style-name="ce47" table:formula="of:=IF(OR(ISTEXT([$'Посещения + Долги'.BP3]); [.$A37]=[.BP$61]); 0; [$'Посещения + Долги'.BP$30]*[$'Посещения + Долги'.BP3])" office:value-type="string" office:string-value="0" calcext:value-type="string">
            <text:p>0</text:p>
          </table:table-cell>
          <table:table-cell table:style-name="ce47" table:formula="of:=IF(OR(ISTEXT([$'Посещения + Долги'.BQ3]); [.$A37]=[.BQ$61]); 0; [$'Посещения + Долги'.BQ$30]*[$'Посещения + Долги'.BQ3])" office:value-type="string" office:string-value="0" calcext:value-type="string">
            <text:p>0</text:p>
          </table:table-cell>
          <table:table-cell table:style-name="ce47" table:formula="of:=IF(OR(ISTEXT([$'Посещения + Долги'.BR3]); [.$A37]=[.BR$61]); 0; [$'Посещения + Долги'.BR$30]*[$'Посещения + Долги'.BR3])" office:value-type="string" office:string-value="0" calcext:value-type="string">
            <text:p>0</text:p>
          </table:table-cell>
          <table:table-cell table:style-name="ce47" table:formula="of:=IF(OR(ISTEXT([$'Посещения + Долги'.BS3]); [.$A37]=[.BS$61]); 0; [$'Посещения + Долги'.BS$30]*[$'Посещения + Долги'.BS3])" office:value-type="string" office:string-value="0" calcext:value-type="string">
            <text:p>0</text:p>
          </table:table-cell>
          <table:table-cell table:style-name="ce47" table:formula="of:=IF(OR(ISTEXT([$'Посещения + Долги'.BT3]); [.$A37]=[.BT$61]); 0; [$'Посещения + Долги'.BT$30]*[$'Посещения + Долги'.BT3])" office:value-type="string" office:string-value="0" calcext:value-type="string">
            <text:p>0</text:p>
          </table:table-cell>
          <table:table-cell table:style-name="ce47" table:formula="of:=IF(OR(ISTEXT([$'Посещения + Долги'.BU3]); [.$A37]=[.BU$61]); 0; [$'Посещения + Долги'.BU$30]*[$'Посещения + Долги'.BU3])" office:value-type="string" office:string-value="0" calcext:value-type="string">
            <text:p>0</text:p>
          </table:table-cell>
          <table:table-cell table:style-name="ce47" table:formula="of:=IF(OR(ISTEXT([$'Посещения + Долги'.BV3]); [.$A37]=[.BV$61]); 0; [$'Посещения + Долги'.BV$30]*[$'Посещения + Долги'.BV3])" office:value-type="string" office:string-value="0" calcext:value-type="string">
            <text:p>0</text:p>
          </table:table-cell>
          <table:table-cell table:style-name="ce47" table:formula="of:=IF(OR(ISTEXT([$'Посещения + Долги'.BW3]); [.$A37]=[.BW$61]); 0; [$'Посещения + Долги'.BW$30]*[$'Посещения + Долги'.BW3])" office:value-type="string" office:string-value="0" calcext:value-type="string">
            <text:p>0</text:p>
          </table:table-cell>
          <table:table-cell table:style-name="ce47" table:formula="of:=IF(OR(ISTEXT([$'Посещения + Долги'.BX3]); [.$A37]=[.BX$61]); 0; [$'Посещения + Долги'.BX$30]*[$'Посещения + Долги'.BX3])" office:value-type="string" office:string-value="0" calcext:value-type="string">
            <text:p>0</text:p>
          </table:table-cell>
          <table:table-cell table:style-name="ce47" table:formula="of:=IF(OR(ISTEXT([$'Посещения + Долги'.BY3]); [.$A37]=[.BY$61]); 0; [$'Посещения + Долги'.BY$30]*[$'Посещения + Долги'.BY3])" office:value-type="string" office:string-value="0" calcext:value-type="string">
            <text:p>0</text:p>
          </table:table-cell>
          <table:table-cell table:style-name="ce47" table:formula="of:=IF(OR(ISTEXT([$'Посещения + Долги'.BZ3]); [.$A37]=[.BZ$61]); 0; [$'Посещения + Долги'.BZ$30]*[$'Посещения + Долги'.BZ3])" office:value-type="string" office:string-value="0" calcext:value-type="string">
            <text:p>0</text:p>
          </table:table-cell>
          <table:table-cell table:style-name="ce47" table:formula="of:=IF(OR(ISTEXT([$'Посещения + Долги'.CA3]); [.$A37]=[.CA$61]); 0; [$'Посещения + Долги'.CA$30]*[$'Посещения + Долги'.CA3])" office:value-type="string" office:string-value="0" calcext:value-type="string">
            <text:p>0</text:p>
          </table:table-cell>
          <table:table-cell table:style-name="ce47" table:formula="of:=IF(OR(ISTEXT([$'Посещения + Долги'.CB3]); [.$A37]=[.CB$61]); 0; [$'Посещения + Долги'.CB$30]*[$'Посещения + Долги'.CB3])" office:value-type="string" office:string-value="0" calcext:value-type="string">
            <text:p>0</text:p>
          </table:table-cell>
          <table:table-cell table:style-name="ce47" table:formula="of:=IF(OR(ISTEXT([$'Посещения + Долги'.CC3]); [.$A37]=[.CC$61]); 0; [$'Посещения + Долги'.CC$30]*[$'Посещения + Долги'.CC3])" office:value-type="string" office:string-value="0" calcext:value-type="string">
            <text:p>0</text:p>
          </table:table-cell>
          <table:table-cell table:style-name="ce47" table:formula="of:=IF(OR(ISTEXT([$'Посещения + Долги'.CD3]); [.$A37]=[.CD$61]); 0; [$'Посещения + Долги'.CD$30]*[$'Посещения + Долги'.CD3])" office:value-type="string" office:string-value="0" calcext:value-type="string">
            <text:p>0</text:p>
          </table:table-cell>
          <table:table-cell table:style-name="ce47" table:formula="of:=IF(OR(ISTEXT([$'Посещения + Долги'.CE3]); [.$A37]=[.CE$61]); 0; [$'Посещения + Долги'.CE$30]*[$'Посещения + Долги'.CE3])" office:value-type="string" office:string-value="0" calcext:value-type="string">
            <text:p>0</text:p>
          </table:table-cell>
          <table:table-cell table:style-name="ce47" table:formula="of:=IF(OR(ISTEXT([$'Посещения + Долги'.CF3]); [.$A37]=[.CF$61]); 0; [$'Посещения + Долги'.CF$30]*[$'Посещения + Долги'.CF3])" office:value-type="string" office:string-value="0" calcext:value-type="string">
            <text:p>0</text:p>
          </table:table-cell>
          <table:table-cell table:style-name="ce47" table:formula="of:=IF(OR(ISTEXT([$'Посещения + Долги'.CG3]); [.$A37]=[.CG$61]); 0; [$'Посещения + Долги'.CG$30]*[$'Посещения + Долги'.CG3])" office:value-type="string" office:string-value="0" calcext:value-type="string">
            <text:p>0</text:p>
          </table:table-cell>
          <table:table-cell table:style-name="ce47" table:formula="of:=IF(OR(ISTEXT([$'Посещения + Долги'.CH3]); [.$A37]=[.CH$61]); 0; [$'Посещения + Долги'.CH$30]*[$'Посещения + Долги'.CH3])" office:value-type="string" office:string-value="0" calcext:value-type="string">
            <text:p>0</text:p>
          </table:table-cell>
          <table:table-cell table:style-name="ce47" table:formula="of:=IF(OR(ISTEXT([$'Посещения + Долги'.CI3]); [.$A37]=[.CI$61]); 0; [$'Посещения + Долги'.CI$30]*[$'Посещения + Долги'.CI3])" office:value-type="string" office:string-value="0" calcext:value-type="string">
            <text:p>0</text:p>
          </table:table-cell>
          <table:table-cell table:style-name="ce47" table:formula="of:=IF(OR(ISTEXT([$'Посещения + Долги'.CJ3]); [.$A37]=[.CJ$61]); 0; [$'Посещения + Долги'.CJ$30]*[$'Посещения + Долги'.CJ3])" office:value-type="string" office:string-value="0" calcext:value-type="string">
            <text:p>0</text:p>
          </table:table-cell>
          <table:table-cell table:style-name="ce47" table:formula="of:=IF(OR(ISTEXT([$'Посещения + Долги'.CK3]); [.$A37]=[.CK$61]); 0; [$'Посещения + Долги'.CK$30]*[$'Посещения + Долги'.CK3])" office:value-type="string" office:string-value="0" calcext:value-type="string">
            <text:p>0</text:p>
          </table:table-cell>
          <table:table-cell table:style-name="ce47" table:formula="of:=IF(OR(ISTEXT([$'Посещения + Долги'.CL3]); [.$A37]=[.CL$61]); 0; [$'Посещения + Долги'.CL$30]*[$'Посещения + Долги'.CL3])" office:value-type="string" office:string-value="0" calcext:value-type="string">
            <text:p>0</text:p>
          </table:table-cell>
          <table:table-cell table:style-name="ce47" table:formula="of:=IF(OR(ISTEXT([$'Посещения + Долги'.CM3]); [.$A37]=[.CM$61]); 0; [$'Посещения + Долги'.CM$30]*[$'Посещения + Долги'.CM3])" office:value-type="string" office:string-value="0" calcext:value-type="string">
            <text:p>0</text:p>
          </table:table-cell>
          <table:table-cell table:style-name="ce47" table:formula="of:=IF(OR(ISTEXT([$'Посещения + Долги'.CN3]); [.$A37]=[.CN$61]); 0; [$'Посещения + Долги'.CN$30]*[$'Посещения + Долги'.CN3])" office:value-type="string" office:string-value="0" calcext:value-type="string">
            <text:p>0</text:p>
          </table:table-cell>
          <table:table-cell table:style-name="ce47" table:formula="of:=IF(OR(ISTEXT([$'Посещения + Долги'.CO3]); [.$A37]=[.CO$61]); 0; [$'Посещения + Долги'.CO$30]*[$'Посещения + Долги'.CO3])" office:value-type="string" office:string-value="0" calcext:value-type="string">
            <text:p>0</text:p>
          </table:table-cell>
          <table:table-cell table:style-name="ce47" table:formula="of:=IF(OR(ISTEXT([$'Посещения + Долги'.CP3]); [.$A37]=[.CP$61]); 0; [$'Посещения + Долги'.CP$30]*[$'Посещения + Долги'.CP3])" office:value-type="string" office:string-value="0" calcext:value-type="string">
            <text:p>0</text:p>
          </table:table-cell>
          <table:table-cell table:style-name="ce47" table:formula="of:=IF(OR(ISTEXT([$'Посещения + Долги'.CQ3]); [.$A37]=[.CQ$61]); 0; [$'Посещения + Долги'.CQ$30]*[$'Посещения + Долги'.CQ3])" office:value-type="string" office:string-value="0" calcext:value-type="string">
            <text:p>0</text:p>
          </table:table-cell>
          <table:table-cell table:style-name="ce47" table:formula="of:=IF(OR(ISTEXT([$'Посещения + Долги'.CR3]); [.$A37]=[.CR$61]); 0; [$'Посещения + Долги'.CR$30]*[$'Посещения + Долги'.CR3])" office:value-type="string" office:string-value="0" calcext:value-type="string">
            <text:p>0</text:p>
          </table:table-cell>
          <table:table-cell table:style-name="ce47" table:formula="of:=IF(OR(ISTEXT([$'Посещения + Долги'.CS3]); [.$A37]=[.CS$61]); 0; [$'Посещения + Долги'.CS$30]*[$'Посещения + Долги'.CS3])" office:value-type="string" office:string-value="0" calcext:value-type="string">
            <text:p>0</text:p>
          </table:table-cell>
          <table:table-cell table:style-name="ce47" table:formula="of:=IF(OR(ISTEXT([$'Посещения + Долги'.CT3]); [.$A37]=[.CT$61]); 0; [$'Посещения + Долги'.CT$30]*[$'Посещения + Долги'.CT3])" office:value-type="string" office:string-value="0" calcext:value-type="string">
            <text:p>0</text:p>
          </table:table-cell>
          <table:table-cell table:style-name="ce47" table:formula="of:=IF(OR(ISTEXT([$'Посещения + Долги'.CU3]); [.$A37]=[.CU$61]); 0; [$'Посещения + Долги'.CU$30]*[$'Посещения + Долги'.CU3])" office:value-type="string" office:string-value="0" calcext:value-type="string">
            <text:p>0</text:p>
          </table:table-cell>
          <table:table-cell table:style-name="ce47" table:formula="of:=IF(OR(ISTEXT([$'Посещения + Долги'.CV3]); [.$A37]=[.CV$61]); 0; [$'Посещения + Долги'.CV$30]*[$'Посещения + Долги'.CV3])" office:value-type="string" office:string-value="0" calcext:value-type="string">
            <text:p>0</text:p>
          </table:table-cell>
          <table:table-cell table:style-name="ce47" table:formula="of:=IF(OR(ISTEXT([$'Посещения + Долги'.CW3]); [.$A37]=[.CW$61]); 0; [$'Посещения + Долги'.CW$30]*[$'Посещения + Долги'.CW3])" office:value-type="string" office:string-value="0" calcext:value-type="string">
            <text:p>0</text:p>
          </table:table-cell>
          <table:table-cell table:style-name="ce47" table:formula="of:=IF(OR(ISTEXT([$'Посещения + Долги'.CX3]); [.$A37]=[.CX$61]); 0; [$'Посещения + Долги'.CX$30]*[$'Посещения + Долги'.CX3])" office:value-type="string" office:string-value="0" calcext:value-type="string">
            <text:p>0</text:p>
          </table:table-cell>
          <table:table-cell table:style-name="ce47" table:formula="of:=IF(OR(ISTEXT([$'Посещения + Долги'.CY3]); [.$A37]=[.CY$61]); 0; [$'Посещения + Долги'.CY$30]*[$'Посещения + Долги'.CY3])" office:value-type="string" office:string-value="0" calcext:value-type="string">
            <text:p>0</text:p>
          </table:table-cell>
          <table:table-cell table:style-name="ce47" table:formula="of:=IF(OR(ISTEXT([$'Посещения + Долги'.CZ3]); [.$A37]=[.CZ$61]); 0; [$'Посещения + Долги'.CZ$30]*[$'Посещения + Долги'.CZ3])" office:value-type="string" office:string-value="0" calcext:value-type="string">
            <text:p>0</text:p>
          </table:table-cell>
          <table:table-cell table:style-name="ce47" table:formula="of:=IF(OR(ISTEXT([$'Посещения + Долги'.DA3]); [.$A37]=[.DA$61]); 0; [$'Посещения + Долги'.DA$30]*[$'Посещения + Долги'.DA3])" office:value-type="string" office:string-value="0" calcext:value-type="string">
            <text:p>0</text:p>
          </table:table-cell>
          <table:table-cell table:style-name="ce47" table:formula="of:=IF(OR(ISTEXT([$'Посещения + Долги'.DB3]); [.$A37]=[.DB$61]); 0; [$'Посещения + Долги'.DB$30]*[$'Посещения + Долги'.DB3])" office:value-type="string" office:string-value="0" calcext:value-type="string">
            <text:p>0</text:p>
          </table:table-cell>
          <table:table-cell table:style-name="ce47" table:formula="of:=IF(OR(ISTEXT([$'Посещения + Долги'.DC3]); [.$A37]=[.DC$61]); 0; [$'Посещения + Долги'.DC$30]*[$'Посещения + Долги'.DC3])" office:value-type="string" office:string-value="0" calcext:value-type="string">
            <text:p>0</text:p>
          </table:table-cell>
          <table:table-cell table:style-name="ce47" table:formula="of:=IF(OR(ISTEXT([$'Посещения + Долги'.DD3]); [.$A37]=[.DD$61]); 0; [$'Посещения + Долги'.DD$30]*[$'Посещения + Долги'.DD3])" office:value-type="string" office:string-value="0" calcext:value-type="string">
            <text:p>0</text:p>
          </table:table-cell>
          <table:table-cell table:style-name="ce47" table:formula="of:=IF(OR(ISTEXT([$'Посещения + Долги'.DE3]); [.$A37]=[.DE$61]); 0; [$'Посещения + Долги'.DE$30]*[$'Посещения + Долги'.DE3])" office:value-type="string" office:string-value="0" calcext:value-type="string">
            <text:p>0</text:p>
          </table:table-cell>
          <table:table-cell table:style-name="ce47" table:formula="of:=IF(OR(ISTEXT([$'Посещения + Долги'.DF3]); [.$A37]=[.DF$61]); 0; [$'Посещения + Долги'.DF$30]*[$'Посещения + Долги'.DF3])" office:value-type="string" office:string-value="0" calcext:value-type="string">
            <text:p>0</text:p>
          </table:table-cell>
          <table:table-cell table:style-name="ce47" table:formula="of:=IF(OR(ISTEXT([$'Посещения + Долги'.DG3]); [.$A37]=[.DG$61]); 0; [$'Посещения + Долги'.DG$30]*[$'Посещения + Долги'.DG3])" office:value-type="string" office:string-value="0" calcext:value-type="string">
            <text:p>0</text:p>
          </table:table-cell>
          <table:table-cell table:style-name="ce47" table:formula="of:=IF(OR(ISTEXT([$'Посещения + Долги'.DH3]); [.$A37]=[.DH$61]); 0; [$'Посещения + Долги'.DH$30]*[$'Посещения + Долги'.DH3])" office:value-type="string" office:string-value="0" calcext:value-type="string">
            <text:p>0</text:p>
          </table:table-cell>
          <table:table-cell table:style-name="ce47" table:formula="of:=IF(OR(ISTEXT([$'Посещения + Долги'.DI3]); [.$A37]=[.DI$61]); 0; [$'Посещения + Долги'.DI$30]*[$'Посещения + Долги'.DI3])" office:value-type="string" office:string-value="0" calcext:value-type="string">
            <text:p>0</text:p>
          </table:table-cell>
          <table:table-cell table:style-name="ce47" table:formula="of:=IF(OR(ISTEXT([$'Посещения + Долги'.DJ3]); [.$A37]=[.DJ$61]); 0; [$'Посещения + Долги'.DJ$30]*[$'Посещения + Долги'.DJ3])" office:value-type="string" office:string-value="0" calcext:value-type="string">
            <text:p>0</text:p>
          </table:table-cell>
          <table:table-cell table:style-name="ce47" table:formula="of:=IF(OR(ISTEXT([$'Посещения + Долги'.DK3]); [.$A37]=[.DK$61]); 0; [$'Посещения + Долги'.DK$30]*[$'Посещения + Долги'.DK3])" office:value-type="string" office:string-value="0" calcext:value-type="string">
            <text:p>0</text:p>
          </table:table-cell>
          <table:table-cell table:style-name="ce47" table:formula="of:=IF(OR(ISTEXT([$'Посещения + Долги'.DL3]); [.$A37]=[.DL$61]); 0; [$'Посещения + Долги'.DL$30]*[$'Посещения + Долги'.DL3])" office:value-type="string" office:string-value="0" calcext:value-type="string">
            <text:p>0</text:p>
          </table:table-cell>
          <table:table-cell table:style-name="ce47" table:formula="of:=IF(OR(ISTEXT([$'Посещения + Долги'.DM3]); [.$A37]=[.DM$61]); 0; [$'Посещения + Долги'.DM$30]*[$'Посещения + Долги'.DM3])" office:value-type="string" office:string-value="0" calcext:value-type="string">
            <text:p>0</text:p>
          </table:table-cell>
          <table:table-cell table:style-name="ce47" table:formula="of:=IF(OR(ISTEXT([$'Посещения + Долги'.DN3]); [.$A37]=[.DN$61]); 0; [$'Посещения + Долги'.DN$30]*[$'Посещения + Долги'.DN3])" office:value-type="string" office:string-value="0" calcext:value-type="string">
            <text:p>0</text:p>
          </table:table-cell>
          <table:table-cell table:style-name="ce47" table:formula="of:=IF(OR(ISTEXT([$'Посещения + Долги'.DO3]); [.$A37]=[.DO$61]); 0; [$'Посещения + Долги'.DO$30]*[$'Посещения + Долги'.DO3])" office:value-type="string" office:string-value="0" calcext:value-type="string">
            <text:p>0</text:p>
          </table:table-cell>
          <table:table-cell table:style-name="ce47" table:formula="of:=IF(OR(ISTEXT([$'Посещения + Долги'.DP3]); [.$A37]=[.DP$61]); 0; [$'Посещения + Долги'.DP$30]*[$'Посещения + Долги'.DP3])" office:value-type="string" office:string-value="0" calcext:value-type="string">
            <text:p>0</text:p>
          </table:table-cell>
          <table:table-cell table:style-name="ce47" table:formula="of:=IF(OR(ISTEXT([$'Посещения + Долги'.DQ3]); [.$A37]=[.DQ$61]); 0; [$'Посещения + Долги'.DQ$30]*[$'Посещения + Долги'.DQ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Дорохин</text:p>
          </table:table-cell>
          <table:table-cell table:style-name="ce46" table:formula="of:=IF(OR(ISTEXT([$'Посещения + Долги'.B4]); [.$A38]=[.B$61]); 0; [$'Посещения + Долги'.B$30]*[$'Посещения + Долги'.B4])" office:value-type="string" office:string-value="0" calcext:value-type="string">
            <text:p>0</text:p>
          </table:table-cell>
          <table:table-cell table:style-name="ce47" table:formula="of:=IF(OR(ISTEXT([$'Посещения + Долги'.C4]); [.$A38]=[.C$61]); 0; [$'Посещения + Долги'.C$30]*[$'Посещения + Долги'.C4])" office:value-type="string" office:string-value="0" calcext:value-type="string">
            <text:p>0</text:p>
          </table:table-cell>
          <table:table-cell table:style-name="ce46" table:formula="of:=IF(OR(ISTEXT([$'Посещения + Долги'.D4]); [.$A38]=[.D$61]); 0; [$'Посещения + Долги'.D$30]*[$'Посещения + Долги'.D4])" office:value-type="string" office:string-value="0" calcext:value-type="string">
            <text:p>0</text:p>
          </table:table-cell>
          <table:table-cell table:style-name="ce47" table:formula="of:=IF(OR(ISTEXT([$'Посещения + Долги'.E4]); [.$A38]=[.E$61]); 0; [$'Посещения + Долги'.E$30]*[$'Посещения + Долги'.E4])" office:value-type="string" office:string-value="0" calcext:value-type="string">
            <text:p>0</text:p>
          </table:table-cell>
          <table:table-cell table:style-name="ce46" table:formula="of:=IF(OR(ISTEXT([$'Посещения + Долги'.F4]); [.$A38]=[.F$61]); 0; [$'Посещения + Долги'.F$30]*[$'Посещения + Долги'.F4])" office:value-type="string" office:string-value="0" calcext:value-type="string">
            <text:p>0</text:p>
          </table:table-cell>
          <table:table-cell table:style-name="ce47" table:formula="of:=IF(OR(ISTEXT([$'Посещения + Долги'.G4]); [.$A38]=[.G$61]); 0; [$'Посещения + Долги'.G$30]*[$'Посещения + Долги'.G4])" office:value-type="string" office:string-value="0" calcext:value-type="string">
            <text:p>0</text:p>
          </table:table-cell>
          <table:table-cell table:style-name="ce46" table:formula="of:=IF(OR(ISTEXT([$'Посещения + Долги'.H4]); [.$A38]=[.H$61]); 0; [$'Посещения + Долги'.H$30]*[$'Посещения + Долги'.H4])" office:value-type="string" office:string-value="0" calcext:value-type="string">
            <text:p>0</text:p>
          </table:table-cell>
          <table:table-cell table:style-name="ce47" table:formula="of:=IF(OR(ISTEXT([$'Посещения + Долги'.I4]); [.$A38]=[.I$61]); 0; [$'Посещения + Долги'.I$30]*[$'Посещения + Долги'.I4])" office:value-type="string" office:string-value="0" calcext:value-type="string">
            <text:p>0</text:p>
          </table:table-cell>
          <table:table-cell table:style-name="ce46" table:formula="of:=IF(OR(ISTEXT([$'Посещения + Долги'.J4]); [.$A38]=[.J$61]); 0; [$'Посещения + Долги'.J$30]*[$'Посещения + Долги'.J4])" office:value-type="string" office:string-value="0" calcext:value-type="string">
            <text:p>0</text:p>
          </table:table-cell>
          <table:table-cell table:style-name="ce47" table:formula="of:=IF(OR(ISTEXT([$'Посещения + Долги'.K4]); [.$A38]=[.K$61]); 0; [$'Посещения + Долги'.K$30]*[$'Посещения + Долги'.K4])" office:value-type="string" office:string-value="0" calcext:value-type="string">
            <text:p>0</text:p>
          </table:table-cell>
          <table:table-cell table:style-name="ce46" table:formula="of:=IF(OR(ISTEXT([$'Посещения + Долги'.L4]); [.$A38]=[.L$61]); 0; [$'Посещения + Долги'.L$30]*[$'Посещения + Долги'.L4])" office:value-type="string" office:string-value="0" calcext:value-type="string">
            <text:p>0</text:p>
          </table:table-cell>
          <table:table-cell table:style-name="ce47" table:formula="of:=IF(OR(ISTEXT([$'Посещения + Долги'.M4]); [.$A38]=[.M$61]); 0; [$'Посещения + Долги'.M$30]*[$'Посещения + Долги'.M4])" office:value-type="string" office:string-value="0" calcext:value-type="string">
            <text:p>0</text:p>
          </table:table-cell>
          <table:table-cell table:style-name="ce46" table:formula="of:=IF(OR(ISTEXT([$'Посещения + Долги'.N4]); [.$A38]=[.N$61]); 0; [$'Посещения + Долги'.N$30]*[$'Посещения + Долги'.N4])" office:value-type="string" office:string-value="0" calcext:value-type="string">
            <text:p>0</text:p>
          </table:table-cell>
          <table:table-cell table:style-name="ce47" table:formula="of:=IF(OR(ISTEXT([$'Посещения + Долги'.O4]); [.$A38]=[.O$61]); 0; [$'Посещения + Долги'.O$30]*[$'Посещения + Долги'.O4])" office:value-type="string" office:string-value="0" calcext:value-type="string">
            <text:p>0</text:p>
          </table:table-cell>
          <table:table-cell table:style-name="ce46" table:formula="of:=IF(OR(ISTEXT([$'Посещения + Долги'.P4]); [.$A38]=[.P$61]); 0; [$'Посещения + Долги'.P$30]*[$'Посещения + Долги'.P4])" office:value-type="string" office:string-value="0" calcext:value-type="string">
            <text:p>0</text:p>
          </table:table-cell>
          <table:table-cell table:style-name="ce47" table:formula="of:=IF(OR(ISTEXT([$'Посещения + Долги'.Q4]); [.$A38]=[.Q$61]); 0; [$'Посещения + Долги'.Q$30]*[$'Посещения + Долги'.Q4])" office:value-type="string" office:string-value="0" calcext:value-type="string">
            <text:p>0</text:p>
          </table:table-cell>
          <table:table-cell table:style-name="ce46" table:formula="of:=IF(OR(ISTEXT([$'Посещения + Долги'.R4]); [.$A38]=[.R$61]); 0; [$'Посещения + Долги'.R$30]*[$'Посещения + Долги'.R4])" office:value-type="string" office:string-value="0" calcext:value-type="string">
            <text:p>0</text:p>
          </table:table-cell>
          <table:table-cell table:style-name="ce47" table:formula="of:=IF(OR(ISTEXT([$'Посещения + Долги'.S4]); [.$A38]=[.S$61]); 0; [$'Посещения + Долги'.S$30]*[$'Посещения + Долги'.S4])" office:value-type="string" office:string-value="0" calcext:value-type="string">
            <text:p>0</text:p>
          </table:table-cell>
          <table:table-cell table:style-name="ce46" table:formula="of:=IF(OR(ISTEXT([$'Посещения + Долги'.T4]); [.$A38]=[.T$61]); 0; [$'Посещения + Долги'.T$30]*[$'Посещения + Долги'.T4])" office:value-type="string" office:string-value="0" calcext:value-type="string">
            <text:p>0</text:p>
          </table:table-cell>
          <table:table-cell table:style-name="ce47" table:formula="of:=IF(OR(ISTEXT([$'Посещения + Долги'.U4]); [.$A38]=[.U$61]); 0; [$'Посещения + Долги'.U$30]*[$'Посещения + Долги'.U4])" office:value-type="string" office:string-value="0" calcext:value-type="string">
            <text:p>0</text:p>
          </table:table-cell>
          <table:table-cell table:style-name="ce46" table:formula="of:=IF(OR(ISTEXT([$'Посещения + Долги'.V4]); [.$A38]=[.V$61]); 0; [$'Посещения + Долги'.V$30]*[$'Посещения + Долги'.V4])" office:value-type="string" office:string-value="0" calcext:value-type="string">
            <text:p>0</text:p>
          </table:table-cell>
          <table:table-cell table:style-name="ce47" table:formula="of:=IF(OR(ISTEXT([$'Посещения + Долги'.W4]); [.$A38]=[.W$61]); 0; [$'Посещения + Долги'.W$30]*[$'Посещения + Долги'.W4])" office:value-type="string" office:string-value="0" calcext:value-type="string">
            <text:p>0</text:p>
          </table:table-cell>
          <table:table-cell table:style-name="ce46" table:formula="of:=IF(OR(ISTEXT([$'Посещения + Долги'.X4]); [.$A38]=[.X$61]); 0; [$'Посещения + Долги'.X$30]*[$'Посещения + Долги'.X4])" office:value-type="string" office:string-value="0" calcext:value-type="string">
            <text:p>0</text:p>
          </table:table-cell>
          <table:table-cell table:style-name="ce47" table:formula="of:=IF(OR(ISTEXT([$'Посещения + Долги'.Y4]); [.$A38]=[.Y$61]); 0; [$'Посещения + Долги'.Y$30]*[$'Посещения + Долги'.Y4])" office:value-type="string" office:string-value="0" calcext:value-type="string">
            <text:p>0</text:p>
          </table:table-cell>
          <table:table-cell table:style-name="ce46" table:formula="of:=IF(OR(ISTEXT([$'Посещения + Долги'.Z4]); [.$A38]=[.Z$61]); 0; [$'Посещения + Долги'.Z$30]*[$'Посещения + Долги'.Z4])" office:value-type="string" office:string-value="0" calcext:value-type="string">
            <text:p>0</text:p>
          </table:table-cell>
          <table:table-cell table:style-name="ce47" table:formula="of:=IF(OR(ISTEXT([$'Посещения + Долги'.AA4]); [.$A38]=[.AA$61]); 0; [$'Посещения + Долги'.AA$30]*[$'Посещения + Долги'.AA4])" office:value-type="string" office:string-value="0" calcext:value-type="string">
            <text:p>0</text:p>
          </table:table-cell>
          <table:table-cell table:style-name="ce46" table:formula="of:=IF(OR(ISTEXT([$'Посещения + Долги'.AB4]); [.$A38]=[.AB$61]); 0; [$'Посещения + Долги'.AB$30]*[$'Посещения + Долги'.AB4])" office:value-type="string" office:string-value="0" calcext:value-type="string">
            <text:p>0</text:p>
          </table:table-cell>
          <table:table-cell table:style-name="ce47" table:formula="of:=IF(OR(ISTEXT([$'Посещения + Долги'.AC4]); [.$A38]=[.AC$61]); 0; [$'Посещения + Долги'.AC$30]*[$'Посещения + Долги'.AC4])" office:value-type="string" office:string-value="0" calcext:value-type="string">
            <text:p>0</text:p>
          </table:table-cell>
          <table:table-cell table:style-name="ce46" table:formula="of:=IF(OR(ISTEXT([$'Посещения + Долги'.AD4]); [.$A38]=[.AD$61]); 0; [$'Посещения + Долги'.AD$30]*[$'Посещения + Долги'.AD4])" office:value-type="string" office:string-value="0" calcext:value-type="string">
            <text:p>0</text:p>
          </table:table-cell>
          <table:table-cell table:style-name="ce47" table:formula="of:=IF(OR(ISTEXT([$'Посещения + Долги'.AE4]); [.$A38]=[.AE$61]); 0; [$'Посещения + Долги'.AE$30]*[$'Посещения + Долги'.AE4])" office:value-type="string" office:string-value="0" calcext:value-type="string">
            <text:p>0</text:p>
          </table:table-cell>
          <table:table-cell table:style-name="ce46" table:formula="of:=IF(OR(ISTEXT([$'Посещения + Долги'.AF4]); [.$A38]=[.AF$61]); 0; [$'Посещения + Долги'.AF$30]*[$'Посещения + Долги'.AF4])" office:value-type="string" office:string-value="0" calcext:value-type="string">
            <text:p>0</text:p>
          </table:table-cell>
          <table:table-cell table:style-name="ce47" table:formula="of:=IF(OR(ISTEXT([$'Посещения + Долги'.AG4]); [.$A38]=[.AG$61]); 0; [$'Посещения + Долги'.AG$30]*[$'Посещения + Долги'.AG4])" office:value-type="string" office:string-value="0" calcext:value-type="string">
            <text:p>0</text:p>
          </table:table-cell>
          <table:table-cell table:style-name="ce46" table:formula="of:=IF(OR(ISTEXT([$'Посещения + Долги'.AH4]); [.$A38]=[.AH$61]); 0; [$'Посещения + Долги'.AH$30]*[$'Посещения + Долги'.AH4])" office:value-type="string" office:string-value="0" calcext:value-type="string">
            <text:p>0</text:p>
          </table:table-cell>
          <table:table-cell table:style-name="ce47" table:formula="of:=IF(OR(ISTEXT([$'Посещения + Долги'.AI4]); [.$A38]=[.AI$61]); 0; [$'Посещения + Долги'.AI$30]*[$'Посещения + Долги'.AI4])" office:value-type="string" office:string-value="0" calcext:value-type="string">
            <text:p>0</text:p>
          </table:table-cell>
          <table:table-cell table:style-name="ce46" table:formula="of:=IF(OR(ISTEXT([$'Посещения + Долги'.AJ4]); [.$A38]=[.AJ$61]); 0; [$'Посещения + Долги'.AJ$30]*[$'Посещения + Долги'.AJ4])" office:value-type="string" office:string-value="0" calcext:value-type="string">
            <text:p>0</text:p>
          </table:table-cell>
          <table:table-cell table:style-name="ce47" table:formula="of:=IF(OR(ISTEXT([$'Посещения + Долги'.AK4]); [.$A38]=[.AK$61]); 0; [$'Посещения + Долги'.AK$30]*[$'Посещения + Долги'.AK4])" office:value-type="string" office:string-value="0" calcext:value-type="string">
            <text:p>0</text:p>
          </table:table-cell>
          <table:table-cell table:style-name="ce46" table:formula="of:=IF(OR(ISTEXT([$'Посещения + Долги'.AL4]); [.$A38]=[.AL$61]); 0; [$'Посещения + Долги'.AL$30]*[$'Посещения + Долги'.AL4])" office:value-type="string" office:string-value="0" calcext:value-type="string">
            <text:p>0</text:p>
          </table:table-cell>
          <table:table-cell table:style-name="ce47" table:formula="of:=IF(OR(ISTEXT([$'Посещения + Долги'.AM4]); [.$A38]=[.AM$61]); 0; [$'Посещения + Долги'.AM$30]*[$'Посещения + Долги'.AM4])" office:value-type="string" office:string-value="0" calcext:value-type="string">
            <text:p>0</text:p>
          </table:table-cell>
          <table:table-cell table:style-name="ce46" table:formula="of:=IF(OR(ISTEXT([$'Посещения + Долги'.AN4]); [.$A38]=[.AN$61]); 0; [$'Посещения + Долги'.AN$30]*[$'Посещения + Долги'.AN4])" office:value-type="string" office:string-value="0" calcext:value-type="string">
            <text:p>0</text:p>
          </table:table-cell>
          <table:table-cell table:style-name="ce47" table:formula="of:=IF(OR(ISTEXT([$'Посещения + Долги'.AO4]); [.$A38]=[.AO$61]); 0; [$'Посещения + Долги'.AO$30]*[$'Посещения + Долги'.AO4])" office:value-type="string" office:string-value="0" calcext:value-type="string">
            <text:p>0</text:p>
          </table:table-cell>
          <table:table-cell table:style-name="ce46" table:formula="of:=IF(OR(ISTEXT([$'Посещения + Долги'.AP4]); [.$A38]=[.AP$61]); 0; [$'Посещения + Долги'.AP$30]*[$'Посещения + Долги'.AP4])" office:value-type="string" office:string-value="0" calcext:value-type="string">
            <text:p>0</text:p>
          </table:table-cell>
          <table:table-cell table:style-name="ce47" table:formula="of:=IF(OR(ISTEXT([$'Посещения + Долги'.AQ4]); [.$A38]=[.AQ$61]); 0; [$'Посещения + Долги'.AQ$30]*[$'Посещения + Долги'.AQ4])" office:value-type="string" office:string-value="0" calcext:value-type="string">
            <text:p>0</text:p>
          </table:table-cell>
          <table:table-cell table:style-name="ce46" table:formula="of:=IF(OR(ISTEXT([$'Посещения + Долги'.AR4]); [.$A38]=[.AR$61]); 0; [$'Посещения + Долги'.AR$30]*[$'Посещения + Долги'.AR4])" office:value-type="string" office:string-value="0" calcext:value-type="string">
            <text:p>0</text:p>
          </table:table-cell>
          <table:table-cell table:style-name="ce47" table:formula="of:=IF(OR(ISTEXT([$'Посещения + Долги'.AS4]); [.$A38]=[.AS$61]); 0; [$'Посещения + Долги'.AS$30]*[$'Посещения + Долги'.AS4])" office:value-type="string" office:string-value="0" calcext:value-type="string">
            <text:p>0</text:p>
          </table:table-cell>
          <table:table-cell table:style-name="ce47" table:formula="of:=IF(OR(ISTEXT([$'Посещения + Долги'.AT4]); [.$A38]=[.AT$61]); 0; [$'Посещения + Долги'.AT$30]*[$'Посещения + Долги'.AT4])" office:value-type="string" office:string-value="0" calcext:value-type="string">
            <text:p>0</text:p>
          </table:table-cell>
          <table:table-cell table:style-name="ce47" table:formula="of:=IF(OR(ISTEXT([$'Посещения + Долги'.AU4]); [.$A38]=[.AU$61]); 0; [$'Посещения + Долги'.AU$30]*[$'Посещения + Долги'.AU4])" office:value-type="string" office:string-value="0" calcext:value-type="string">
            <text:p>0</text:p>
          </table:table-cell>
          <table:table-cell table:style-name="ce47" table:formula="of:=IF(OR(ISTEXT([$'Посещения + Долги'.AV4]); [.$A38]=[.AV$61]); 0; [$'Посещения + Долги'.AV$30]*[$'Посещения + Долги'.AV4])" office:value-type="string" office:string-value="0" calcext:value-type="string">
            <text:p>0</text:p>
          </table:table-cell>
          <table:table-cell table:style-name="ce47" table:formula="of:=IF(OR(ISTEXT([$'Посещения + Долги'.AW4]); [.$A38]=[.AW$61]); 0; [$'Посещения + Долги'.AW$30]*[$'Посещения + Долги'.AW4])" office:value-type="string" office:string-value="0" calcext:value-type="string">
            <text:p>0</text:p>
          </table:table-cell>
          <table:table-cell table:style-name="ce47" table:formula="of:=IF(OR(ISTEXT([$'Посещения + Долги'.AX4]); [.$A38]=[.AX$61]); 0; [$'Посещения + Долги'.AX$30]*[$'Посещения + Долги'.AX4])" office:value-type="string" office:string-value="0" calcext:value-type="string">
            <text:p>0</text:p>
          </table:table-cell>
          <table:table-cell table:style-name="ce47" table:formula="of:=IF(OR(ISTEXT([$'Посещения + Долги'.AY4]); [.$A38]=[.AY$61]); 0; [$'Посещения + Долги'.AY$30]*[$'Посещения + Долги'.AY4])" office:value-type="string" office:string-value="0" calcext:value-type="string">
            <text:p>0</text:p>
          </table:table-cell>
          <table:table-cell table:style-name="ce47" table:formula="of:=IF(OR(ISTEXT([$'Посещения + Долги'.AZ4]); [.$A38]=[.AZ$61]); 0; [$'Посещения + Долги'.AZ$30]*[$'Посещения + Долги'.AZ4])" office:value-type="string" office:string-value="0" calcext:value-type="string">
            <text:p>0</text:p>
          </table:table-cell>
          <table:table-cell table:style-name="ce47" table:formula="of:=IF(OR(ISTEXT([$'Посещения + Долги'.BA4]); [.$A38]=[.BA$61]); 0; [$'Посещения + Долги'.BA$30]*[$'Посещения + Долги'.BA4])" office:value-type="string" office:string-value="0" calcext:value-type="string">
            <text:p>0</text:p>
          </table:table-cell>
          <table:table-cell table:style-name="ce47" table:formula="of:=IF(OR(ISTEXT([$'Посещения + Долги'.BB4]); [.$A38]=[.BB$61]); 0; [$'Посещения + Долги'.BB$30]*[$'Посещения + Долги'.BB4])" office:value-type="string" office:string-value="0" calcext:value-type="string">
            <text:p>0</text:p>
          </table:table-cell>
          <table:table-cell table:style-name="ce47" table:formula="of:=IF(OR(ISTEXT([$'Посещения + Долги'.BC4]); [.$A38]=[.BC$61]); 0; [$'Посещения + Долги'.BC$30]*[$'Посещения + Долги'.BC4])" office:value-type="string" office:string-value="0" calcext:value-type="string">
            <text:p>0</text:p>
          </table:table-cell>
          <table:table-cell table:style-name="ce47" table:formula="of:=IF(OR(ISTEXT([$'Посещения + Долги'.BD4]); [.$A38]=[.BD$61]); 0; [$'Посещения + Долги'.BD$30]*[$'Посещения + Долги'.BD4])" office:value-type="string" office:string-value="0" calcext:value-type="string">
            <text:p>0</text:p>
          </table:table-cell>
          <table:table-cell table:style-name="ce47" table:formula="of:=IF(OR(ISTEXT([$'Посещения + Долги'.BE4]); [.$A38]=[.BE$61]); 0; [$'Посещения + Долги'.BE$30]*[$'Посещения + Долги'.BE4])" office:value-type="string" office:string-value="0" calcext:value-type="string">
            <text:p>0</text:p>
          </table:table-cell>
          <table:table-cell table:style-name="ce47" table:formula="of:=IF(OR(ISTEXT([$'Посещения + Долги'.BF4]); [.$A38]=[.BF$61]); 0; [$'Посещения + Долги'.BF$30]*[$'Посещения + Долги'.BF4])" office:value-type="string" office:string-value="0" calcext:value-type="string">
            <text:p>0</text:p>
          </table:table-cell>
          <table:table-cell table:style-name="ce47" table:formula="of:=IF(OR(ISTEXT([$'Посещения + Долги'.BG4]); [.$A38]=[.BG$61]); 0; [$'Посещения + Долги'.BG$30]*[$'Посещения + Долги'.BG4])" office:value-type="string" office:string-value="0" calcext:value-type="string">
            <text:p>0</text:p>
          </table:table-cell>
          <table:table-cell table:style-name="ce47" table:formula="of:=IF(OR(ISTEXT([$'Посещения + Долги'.BH4]); [.$A38]=[.BH$61]); 0; [$'Посещения + Долги'.BH$30]*[$'Посещения + Долги'.BH4])" office:value-type="string" office:string-value="0" calcext:value-type="string">
            <text:p>0</text:p>
          </table:table-cell>
          <table:table-cell table:style-name="ce47" table:formula="of:=IF(OR(ISTEXT([$'Посещения + Долги'.BI4]); [.$A38]=[.BI$61]); 0; [$'Посещения + Долги'.BI$30]*[$'Посещения + Долги'.BI4])" office:value-type="string" office:string-value="0" calcext:value-type="string">
            <text:p>0</text:p>
          </table:table-cell>
          <table:table-cell table:style-name="ce47" table:formula="of:=IF(OR(ISTEXT([$'Посещения + Долги'.BJ4]); [.$A38]=[.BJ$61]); 0; [$'Посещения + Долги'.BJ$30]*[$'Посещения + Долги'.BJ4])" office:value-type="string" office:string-value="0" calcext:value-type="string">
            <text:p>0</text:p>
          </table:table-cell>
          <table:table-cell table:style-name="ce47" table:formula="of:=IF(OR(ISTEXT([$'Посещения + Долги'.BK4]); [.$A38]=[.BK$61]); 0; [$'Посещения + Долги'.BK$30]*[$'Посещения + Долги'.BK4])" office:value-type="string" office:string-value="0" calcext:value-type="string">
            <text:p>0</text:p>
          </table:table-cell>
          <table:table-cell table:style-name="ce47" table:formula="of:=IF(OR(ISTEXT([$'Посещения + Долги'.BL4]); [.$A38]=[.BL$61]); 0; [$'Посещения + Долги'.BL$30]*[$'Посещения + Долги'.BL4])" office:value-type="string" office:string-value="0" calcext:value-type="string">
            <text:p>0</text:p>
          </table:table-cell>
          <table:table-cell table:style-name="ce47" table:formula="of:=IF(OR(ISTEXT([$'Посещения + Долги'.BM4]); [.$A38]=[.BM$61]); 0; [$'Посещения + Долги'.BM$30]*[$'Посещения + Долги'.BM4])" office:value-type="string" office:string-value="0" calcext:value-type="string">
            <text:p>0</text:p>
          </table:table-cell>
          <table:table-cell table:style-name="ce47" table:formula="of:=IF(OR(ISTEXT([$'Посещения + Долги'.BN4]); [.$A38]=[.BN$61]); 0; [$'Посещения + Долги'.BN$30]*[$'Посещения + Долги'.BN4])" office:value-type="string" office:string-value="0" calcext:value-type="string">
            <text:p>0</text:p>
          </table:table-cell>
          <table:table-cell table:style-name="ce47" table:formula="of:=IF(OR(ISTEXT([$'Посещения + Долги'.BO4]); [.$A38]=[.BO$61]); 0; [$'Посещения + Долги'.BO$30]*[$'Посещения + Долги'.BO4])" office:value-type="string" office:string-value="0" calcext:value-type="string">
            <text:p>0</text:p>
          </table:table-cell>
          <table:table-cell table:style-name="ce47" table:formula="of:=IF(OR(ISTEXT([$'Посещения + Долги'.BP4]); [.$A38]=[.BP$61]); 0; [$'Посещения + Долги'.BP$30]*[$'Посещения + Долги'.BP4])" office:value-type="string" office:string-value="0" calcext:value-type="string">
            <text:p>0</text:p>
          </table:table-cell>
          <table:table-cell table:style-name="ce47" table:formula="of:=IF(OR(ISTEXT([$'Посещения + Долги'.BQ4]); [.$A38]=[.BQ$61]); 0; [$'Посещения + Долги'.BQ$30]*[$'Посещения + Долги'.BQ4])" office:value-type="string" office:string-value="0" calcext:value-type="string">
            <text:p>0</text:p>
          </table:table-cell>
          <table:table-cell table:style-name="ce47" table:formula="of:=IF(OR(ISTEXT([$'Посещения + Долги'.BR4]); [.$A38]=[.BR$61]); 0; [$'Посещения + Долги'.BR$30]*[$'Посещения + Долги'.BR4])" office:value-type="string" office:string-value="0" calcext:value-type="string">
            <text:p>0</text:p>
          </table:table-cell>
          <table:table-cell table:style-name="ce47" table:formula="of:=IF(OR(ISTEXT([$'Посещения + Долги'.BS4]); [.$A38]=[.BS$61]); 0; [$'Посещения + Долги'.BS$30]*[$'Посещения + Долги'.BS4])" office:value-type="string" office:string-value="0" calcext:value-type="string">
            <text:p>0</text:p>
          </table:table-cell>
          <table:table-cell table:style-name="ce47" table:formula="of:=IF(OR(ISTEXT([$'Посещения + Долги'.BT4]); [.$A38]=[.BT$61]); 0; [$'Посещения + Долги'.BT$30]*[$'Посещения + Долги'.BT4])" office:value-type="string" office:string-value="0" calcext:value-type="string">
            <text:p>0</text:p>
          </table:table-cell>
          <table:table-cell table:style-name="ce47" table:formula="of:=IF(OR(ISTEXT([$'Посещения + Долги'.BU4]); [.$A38]=[.BU$61]); 0; [$'Посещения + Долги'.BU$30]*[$'Посещения + Долги'.BU4])" office:value-type="string" office:string-value="0" calcext:value-type="string">
            <text:p>0</text:p>
          </table:table-cell>
          <table:table-cell table:style-name="ce47" table:formula="of:=IF(OR(ISTEXT([$'Посещения + Долги'.BV4]); [.$A38]=[.BV$61]); 0; [$'Посещения + Долги'.BV$30]*[$'Посещения + Долги'.BV4])" office:value-type="string" office:string-value="0" calcext:value-type="string">
            <text:p>0</text:p>
          </table:table-cell>
          <table:table-cell table:style-name="ce47" table:formula="of:=IF(OR(ISTEXT([$'Посещения + Долги'.BW4]); [.$A38]=[.BW$61]); 0; [$'Посещения + Долги'.BW$30]*[$'Посещения + Долги'.BW4])" office:value-type="string" office:string-value="0" calcext:value-type="string">
            <text:p>0</text:p>
          </table:table-cell>
          <table:table-cell table:style-name="ce47" table:formula="of:=IF(OR(ISTEXT([$'Посещения + Долги'.BX4]); [.$A38]=[.BX$61]); 0; [$'Посещения + Долги'.BX$30]*[$'Посещения + Долги'.BX4])" office:value-type="string" office:string-value="0" calcext:value-type="string">
            <text:p>0</text:p>
          </table:table-cell>
          <table:table-cell table:style-name="ce47" table:formula="of:=IF(OR(ISTEXT([$'Посещения + Долги'.BY4]); [.$A38]=[.BY$61]); 0; [$'Посещения + Долги'.BY$30]*[$'Посещения + Долги'.BY4])" office:value-type="string" office:string-value="0" calcext:value-type="string">
            <text:p>0</text:p>
          </table:table-cell>
          <table:table-cell table:style-name="ce47" table:formula="of:=IF(OR(ISTEXT([$'Посещения + Долги'.BZ4]); [.$A38]=[.BZ$61]); 0; [$'Посещения + Долги'.BZ$30]*[$'Посещения + Долги'.BZ4])" office:value-type="string" office:string-value="0" calcext:value-type="string">
            <text:p>0</text:p>
          </table:table-cell>
          <table:table-cell table:style-name="ce47" table:formula="of:=IF(OR(ISTEXT([$'Посещения + Долги'.CA4]); [.$A38]=[.CA$61]); 0; [$'Посещения + Долги'.CA$30]*[$'Посещения + Долги'.CA4])" office:value-type="string" office:string-value="0" calcext:value-type="string">
            <text:p>0</text:p>
          </table:table-cell>
          <table:table-cell table:style-name="ce47" table:formula="of:=IF(OR(ISTEXT([$'Посещения + Долги'.CB4]); [.$A38]=[.CB$61]); 0; [$'Посещения + Долги'.CB$30]*[$'Посещения + Долги'.CB4])" office:value-type="string" office:string-value="0" calcext:value-type="string">
            <text:p>0</text:p>
          </table:table-cell>
          <table:table-cell table:style-name="ce47" table:formula="of:=IF(OR(ISTEXT([$'Посещения + Долги'.CC4]); [.$A38]=[.CC$61]); 0; [$'Посещения + Долги'.CC$30]*[$'Посещения + Долги'.CC4])" office:value-type="string" office:string-value="0" calcext:value-type="string">
            <text:p>0</text:p>
          </table:table-cell>
          <table:table-cell table:style-name="ce47" table:formula="of:=IF(OR(ISTEXT([$'Посещения + Долги'.CD4]); [.$A38]=[.CD$61]); 0; [$'Посещения + Долги'.CD$30]*[$'Посещения + Долги'.CD4])" office:value-type="string" office:string-value="0" calcext:value-type="string">
            <text:p>0</text:p>
          </table:table-cell>
          <table:table-cell table:style-name="ce47" table:formula="of:=IF(OR(ISTEXT([$'Посещения + Долги'.CE4]); [.$A38]=[.CE$61]); 0; [$'Посещения + Долги'.CE$30]*[$'Посещения + Долги'.CE4])" office:value-type="string" office:string-value="0" calcext:value-type="string">
            <text:p>0</text:p>
          </table:table-cell>
          <table:table-cell table:style-name="ce47" table:formula="of:=IF(OR(ISTEXT([$'Посещения + Долги'.CF4]); [.$A38]=[.CF$61]); 0; [$'Посещения + Долги'.CF$30]*[$'Посещения + Долги'.CF4])" office:value-type="string" office:string-value="0" calcext:value-type="string">
            <text:p>0</text:p>
          </table:table-cell>
          <table:table-cell table:style-name="ce47" table:formula="of:=IF(OR(ISTEXT([$'Посещения + Долги'.CG4]); [.$A38]=[.CG$61]); 0; [$'Посещения + Долги'.CG$30]*[$'Посещения + Долги'.CG4])" office:value-type="string" office:string-value="0" calcext:value-type="string">
            <text:p>0</text:p>
          </table:table-cell>
          <table:table-cell table:style-name="ce47" table:formula="of:=IF(OR(ISTEXT([$'Посещения + Долги'.CH4]); [.$A38]=[.CH$61]); 0; [$'Посещения + Долги'.CH$30]*[$'Посещения + Долги'.CH4])" office:value-type="string" office:string-value="0" calcext:value-type="string">
            <text:p>0</text:p>
          </table:table-cell>
          <table:table-cell table:style-name="ce47" table:formula="of:=IF(OR(ISTEXT([$'Посещения + Долги'.CI4]); [.$A38]=[.CI$61]); 0; [$'Посещения + Долги'.CI$30]*[$'Посещения + Долги'.CI4])" office:value-type="string" office:string-value="0" calcext:value-type="string">
            <text:p>0</text:p>
          </table:table-cell>
          <table:table-cell table:style-name="ce47" table:formula="of:=IF(OR(ISTEXT([$'Посещения + Долги'.CJ4]); [.$A38]=[.CJ$61]); 0; [$'Посещения + Долги'.CJ$30]*[$'Посещения + Долги'.CJ4])" office:value-type="string" office:string-value="0" calcext:value-type="string">
            <text:p>0</text:p>
          </table:table-cell>
          <table:table-cell table:style-name="ce47" table:formula="of:=IF(OR(ISTEXT([$'Посещения + Долги'.CK4]); [.$A38]=[.CK$61]); 0; [$'Посещения + Долги'.CK$30]*[$'Посещения + Долги'.CK4])" office:value-type="string" office:string-value="0" calcext:value-type="string">
            <text:p>0</text:p>
          </table:table-cell>
          <table:table-cell table:style-name="ce47" table:formula="of:=IF(OR(ISTEXT([$'Посещения + Долги'.CL4]); [.$A38]=[.CL$61]); 0; [$'Посещения + Долги'.CL$30]*[$'Посещения + Долги'.CL4])" office:value-type="string" office:string-value="0" calcext:value-type="string">
            <text:p>0</text:p>
          </table:table-cell>
          <table:table-cell table:style-name="ce47" table:formula="of:=IF(OR(ISTEXT([$'Посещения + Долги'.CM4]); [.$A38]=[.CM$61]); 0; [$'Посещения + Долги'.CM$30]*[$'Посещения + Долги'.CM4])" office:value-type="string" office:string-value="0" calcext:value-type="string">
            <text:p>0</text:p>
          </table:table-cell>
          <table:table-cell table:style-name="ce47" table:formula="of:=IF(OR(ISTEXT([$'Посещения + Долги'.CN4]); [.$A38]=[.CN$61]); 0; [$'Посещения + Долги'.CN$30]*[$'Посещения + Долги'.CN4])" office:value-type="string" office:string-value="0" calcext:value-type="string">
            <text:p>0</text:p>
          </table:table-cell>
          <table:table-cell table:style-name="ce47" table:formula="of:=IF(OR(ISTEXT([$'Посещения + Долги'.CO4]); [.$A38]=[.CO$61]); 0; [$'Посещения + Долги'.CO$30]*[$'Посещения + Долги'.CO4])" office:value-type="string" office:string-value="0" calcext:value-type="string">
            <text:p>0</text:p>
          </table:table-cell>
          <table:table-cell table:style-name="ce47" table:formula="of:=IF(OR(ISTEXT([$'Посещения + Долги'.CP4]); [.$A38]=[.CP$61]); 0; [$'Посещения + Долги'.CP$30]*[$'Посещения + Долги'.CP4])" office:value-type="string" office:string-value="0" calcext:value-type="string">
            <text:p>0</text:p>
          </table:table-cell>
          <table:table-cell table:style-name="ce47" table:formula="of:=IF(OR(ISTEXT([$'Посещения + Долги'.CQ4]); [.$A38]=[.CQ$61]); 0; [$'Посещения + Долги'.CQ$30]*[$'Посещения + Долги'.CQ4])" office:value-type="string" office:string-value="0" calcext:value-type="string">
            <text:p>0</text:p>
          </table:table-cell>
          <table:table-cell table:style-name="ce47" table:formula="of:=IF(OR(ISTEXT([$'Посещения + Долги'.CR4]); [.$A38]=[.CR$61]); 0; [$'Посещения + Долги'.CR$30]*[$'Посещения + Долги'.CR4])" office:value-type="string" office:string-value="0" calcext:value-type="string">
            <text:p>0</text:p>
          </table:table-cell>
          <table:table-cell table:style-name="ce47" table:formula="of:=IF(OR(ISTEXT([$'Посещения + Долги'.CS4]); [.$A38]=[.CS$61]); 0; [$'Посещения + Долги'.CS$30]*[$'Посещения + Долги'.CS4])" office:value-type="string" office:string-value="0" calcext:value-type="string">
            <text:p>0</text:p>
          </table:table-cell>
          <table:table-cell table:style-name="ce47" table:formula="of:=IF(OR(ISTEXT([$'Посещения + Долги'.CT4]); [.$A38]=[.CT$61]); 0; [$'Посещения + Долги'.CT$30]*[$'Посещения + Долги'.CT4])" office:value-type="string" office:string-value="0" calcext:value-type="string">
            <text:p>0</text:p>
          </table:table-cell>
          <table:table-cell table:style-name="ce47" table:formula="of:=IF(OR(ISTEXT([$'Посещения + Долги'.CU4]); [.$A38]=[.CU$61]); 0; [$'Посещения + Долги'.CU$30]*[$'Посещения + Долги'.CU4])" office:value-type="string" office:string-value="0" calcext:value-type="string">
            <text:p>0</text:p>
          </table:table-cell>
          <table:table-cell table:style-name="ce47" table:formula="of:=IF(OR(ISTEXT([$'Посещения + Долги'.CV4]); [.$A38]=[.CV$61]); 0; [$'Посещения + Долги'.CV$30]*[$'Посещения + Долги'.CV4])" office:value-type="string" office:string-value="0" calcext:value-type="string">
            <text:p>0</text:p>
          </table:table-cell>
          <table:table-cell table:style-name="ce47" table:formula="of:=IF(OR(ISTEXT([$'Посещения + Долги'.CW4]); [.$A38]=[.CW$61]); 0; [$'Посещения + Долги'.CW$30]*[$'Посещения + Долги'.CW4])" office:value-type="string" office:string-value="0" calcext:value-type="string">
            <text:p>0</text:p>
          </table:table-cell>
          <table:table-cell table:style-name="ce47" table:formula="of:=IF(OR(ISTEXT([$'Посещения + Долги'.CX4]); [.$A38]=[.CX$61]); 0; [$'Посещения + Долги'.CX$30]*[$'Посещения + Долги'.CX4])" office:value-type="string" office:string-value="0" calcext:value-type="string">
            <text:p>0</text:p>
          </table:table-cell>
          <table:table-cell table:style-name="ce47" table:formula="of:=IF(OR(ISTEXT([$'Посещения + Долги'.CY4]); [.$A38]=[.CY$61]); 0; [$'Посещения + Долги'.CY$30]*[$'Посещения + Долги'.CY4])" office:value-type="string" office:string-value="0" calcext:value-type="string">
            <text:p>0</text:p>
          </table:table-cell>
          <table:table-cell table:style-name="ce47" table:formula="of:=IF(OR(ISTEXT([$'Посещения + Долги'.CZ4]); [.$A38]=[.CZ$61]); 0; [$'Посещения + Долги'.CZ$30]*[$'Посещения + Долги'.CZ4])" office:value-type="string" office:string-value="0" calcext:value-type="string">
            <text:p>0</text:p>
          </table:table-cell>
          <table:table-cell table:style-name="ce47" table:formula="of:=IF(OR(ISTEXT([$'Посещения + Долги'.DA4]); [.$A38]=[.DA$61]); 0; [$'Посещения + Долги'.DA$30]*[$'Посещения + Долги'.DA4])" office:value-type="string" office:string-value="0" calcext:value-type="string">
            <text:p>0</text:p>
          </table:table-cell>
          <table:table-cell table:style-name="ce47" table:formula="of:=IF(OR(ISTEXT([$'Посещения + Долги'.DB4]); [.$A38]=[.DB$61]); 0; [$'Посещения + Долги'.DB$30]*[$'Посещения + Долги'.DB4])" office:value-type="string" office:string-value="0" calcext:value-type="string">
            <text:p>0</text:p>
          </table:table-cell>
          <table:table-cell table:style-name="ce47" table:formula="of:=IF(OR(ISTEXT([$'Посещения + Долги'.DC4]); [.$A38]=[.DC$61]); 0; [$'Посещения + Долги'.DC$30]*[$'Посещения + Долги'.DC4])" office:value-type="string" office:string-value="0" calcext:value-type="string">
            <text:p>0</text:p>
          </table:table-cell>
          <table:table-cell table:style-name="ce47" table:formula="of:=IF(OR(ISTEXT([$'Посещения + Долги'.DD4]); [.$A38]=[.DD$61]); 0; [$'Посещения + Долги'.DD$30]*[$'Посещения + Долги'.DD4])" office:value-type="string" office:string-value="0" calcext:value-type="string">
            <text:p>0</text:p>
          </table:table-cell>
          <table:table-cell table:style-name="ce47" table:formula="of:=IF(OR(ISTEXT([$'Посещения + Долги'.DE4]); [.$A38]=[.DE$61]); 0; [$'Посещения + Долги'.DE$30]*[$'Посещения + Долги'.DE4])" office:value-type="string" office:string-value="0" calcext:value-type="string">
            <text:p>0</text:p>
          </table:table-cell>
          <table:table-cell table:style-name="ce47" table:formula="of:=IF(OR(ISTEXT([$'Посещения + Долги'.DF4]); [.$A38]=[.DF$61]); 0; [$'Посещения + Долги'.DF$30]*[$'Посещения + Долги'.DF4])" office:value-type="string" office:string-value="0" calcext:value-type="string">
            <text:p>0</text:p>
          </table:table-cell>
          <table:table-cell table:style-name="ce47" table:formula="of:=IF(OR(ISTEXT([$'Посещения + Долги'.DG4]); [.$A38]=[.DG$61]); 0; [$'Посещения + Долги'.DG$30]*[$'Посещения + Долги'.DG4])" office:value-type="string" office:string-value="0" calcext:value-type="string">
            <text:p>0</text:p>
          </table:table-cell>
          <table:table-cell table:style-name="ce47" table:formula="of:=IF(OR(ISTEXT([$'Посещения + Долги'.DH4]); [.$A38]=[.DH$61]); 0; [$'Посещения + Долги'.DH$30]*[$'Посещения + Долги'.DH4])" office:value-type="string" office:string-value="0" calcext:value-type="string">
            <text:p>0</text:p>
          </table:table-cell>
          <table:table-cell table:style-name="ce47" table:formula="of:=IF(OR(ISTEXT([$'Посещения + Долги'.DI4]); [.$A38]=[.DI$61]); 0; [$'Посещения + Долги'.DI$30]*[$'Посещения + Долги'.DI4])" office:value-type="string" office:string-value="0" calcext:value-type="string">
            <text:p>0</text:p>
          </table:table-cell>
          <table:table-cell table:style-name="ce47" table:formula="of:=IF(OR(ISTEXT([$'Посещения + Долги'.DJ4]); [.$A38]=[.DJ$61]); 0; [$'Посещения + Долги'.DJ$30]*[$'Посещения + Долги'.DJ4])" office:value-type="string" office:string-value="0" calcext:value-type="string">
            <text:p>0</text:p>
          </table:table-cell>
          <table:table-cell table:style-name="ce47" table:formula="of:=IF(OR(ISTEXT([$'Посещения + Долги'.DK4]); [.$A38]=[.DK$61]); 0; [$'Посещения + Долги'.DK$30]*[$'Посещения + Долги'.DK4])" office:value-type="string" office:string-value="0" calcext:value-type="string">
            <text:p>0</text:p>
          </table:table-cell>
          <table:table-cell table:style-name="ce47" table:formula="of:=IF(OR(ISTEXT([$'Посещения + Долги'.DL4]); [.$A38]=[.DL$61]); 0; [$'Посещения + Долги'.DL$30]*[$'Посещения + Долги'.DL4])" office:value-type="string" office:string-value="0" calcext:value-type="string">
            <text:p>0</text:p>
          </table:table-cell>
          <table:table-cell table:style-name="ce47" table:formula="of:=IF(OR(ISTEXT([$'Посещения + Долги'.DM4]); [.$A38]=[.DM$61]); 0; [$'Посещения + Долги'.DM$30]*[$'Посещения + Долги'.DM4])" office:value-type="string" office:string-value="0" calcext:value-type="string">
            <text:p>0</text:p>
          </table:table-cell>
          <table:table-cell table:style-name="ce47" table:formula="of:=IF(OR(ISTEXT([$'Посещения + Долги'.DN4]); [.$A38]=[.DN$61]); 0; [$'Посещения + Долги'.DN$30]*[$'Посещения + Долги'.DN4])" office:value-type="string" office:string-value="0" calcext:value-type="string">
            <text:p>0</text:p>
          </table:table-cell>
          <table:table-cell table:style-name="ce47" table:formula="of:=IF(OR(ISTEXT([$'Посещения + Долги'.DO4]); [.$A38]=[.DO$61]); 0; [$'Посещения + Долги'.DO$30]*[$'Посещения + Долги'.DO4])" office:value-type="string" office:string-value="0" calcext:value-type="string">
            <text:p>0</text:p>
          </table:table-cell>
          <table:table-cell table:style-name="ce47" table:formula="of:=IF(OR(ISTEXT([$'Посещения + Долги'.DP4]); [.$A38]=[.DP$61]); 0; [$'Посещения + Долги'.DP$30]*[$'Посещения + Долги'.DP4])" office:value-type="string" office:string-value="0" calcext:value-type="string">
            <text:p>0</text:p>
          </table:table-cell>
          <table:table-cell table:style-name="ce47" table:formula="of:=IF(OR(ISTEXT([$'Посещения + Долги'.DQ4]); [.$A38]=[.DQ$61]); 0; [$'Посещения + Долги'.DQ$30]*[$'Посещения + Долги'.DQ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Захаров</text:p>
          </table:table-cell>
          <table:table-cell table:style-name="ce46" table:formula="of:=IF(OR(ISTEXT([$'Посещения + Долги'.B5]); [.$A39]=[.B$61]); 0; [$'Посещения + Долги'.B$30]*[$'Посещения + Долги'.B5])" office:value-type="string" office:string-value="0" calcext:value-type="string">
            <text:p>0</text:p>
          </table:table-cell>
          <table:table-cell table:style-name="ce47" table:formula="of:=IF(OR(ISTEXT([$'Посещения + Долги'.C5]); [.$A39]=[.C$61]); 0; [$'Посещения + Долги'.C$30]*[$'Посещения + Долги'.C5])" office:value-type="string" office:string-value="0" calcext:value-type="string">
            <text:p>0</text:p>
          </table:table-cell>
          <table:table-cell table:style-name="ce46" table:formula="of:=IF(OR(ISTEXT([$'Посещения + Долги'.D5]); [.$A39]=[.D$61]); 0; [$'Посещения + Долги'.D$30]*[$'Посещения + Долги'.D5])" office:value-type="string" office:string-value="0" calcext:value-type="string">
            <text:p>0</text:p>
          </table:table-cell>
          <table:table-cell table:style-name="ce47" table:formula="of:=IF(OR(ISTEXT([$'Посещения + Долги'.E5]); [.$A39]=[.E$61]); 0; [$'Посещения + Долги'.E$30]*[$'Посещения + Долги'.E5])" office:value-type="string" office:string-value="0" calcext:value-type="string">
            <text:p>0</text:p>
          </table:table-cell>
          <table:table-cell table:style-name="ce46" table:formula="of:=IF(OR(ISTEXT([$'Посещения + Долги'.F5]); [.$A39]=[.F$61]); 0; [$'Посещения + Долги'.F$30]*[$'Посещения + Долги'.F5])" office:value-type="string" office:string-value="0" calcext:value-type="string">
            <text:p>0</text:p>
          </table:table-cell>
          <table:table-cell table:style-name="ce47" table:formula="of:=IF(OR(ISTEXT([$'Посещения + Долги'.G5]); [.$A39]=[.G$61]); 0; [$'Посещения + Долги'.G$30]*[$'Посещения + Долги'.G5])" office:value-type="string" office:string-value="0" calcext:value-type="string">
            <text:p>0</text:p>
          </table:table-cell>
          <table:table-cell table:style-name="ce46" table:formula="of:=IF(OR(ISTEXT([$'Посещения + Долги'.H5]); [.$A39]=[.H$61]); 0; [$'Посещения + Долги'.H$30]*[$'Посещения + Долги'.H5])" office:value-type="string" office:string-value="0" calcext:value-type="string">
            <text:p>0</text:p>
          </table:table-cell>
          <table:table-cell table:style-name="ce47" table:formula="of:=IF(OR(ISTEXT([$'Посещения + Долги'.I5]); [.$A39]=[.I$61]); 0; [$'Посещения + Долги'.I$30]*[$'Посещения + Долги'.I5])" office:value-type="string" office:string-value="0" calcext:value-type="string">
            <text:p>0</text:p>
          </table:table-cell>
          <table:table-cell table:style-name="ce46" table:formula="of:=IF(OR(ISTEXT([$'Посещения + Долги'.J5]); [.$A39]=[.J$61]); 0; [$'Посещения + Долги'.J$30]*[$'Посещения + Долги'.J5])" office:value-type="string" office:string-value="0" calcext:value-type="string">
            <text:p>0</text:p>
          </table:table-cell>
          <table:table-cell table:style-name="ce47" table:formula="of:=IF(OR(ISTEXT([$'Посещения + Долги'.K5]); [.$A39]=[.K$61]); 0; [$'Посещения + Долги'.K$30]*[$'Посещения + Долги'.K5])" office:value-type="string" office:string-value="0" calcext:value-type="string">
            <text:p>0</text:p>
          </table:table-cell>
          <table:table-cell table:style-name="ce46" table:formula="of:=IF(OR(ISTEXT([$'Посещения + Долги'.L5]); [.$A39]=[.L$61]); 0; [$'Посещения + Долги'.L$30]*[$'Посещения + Долги'.L5])" office:value-type="string" office:string-value="0" calcext:value-type="string">
            <text:p>0</text:p>
          </table:table-cell>
          <table:table-cell table:style-name="ce47" table:formula="of:=IF(OR(ISTEXT([$'Посещения + Долги'.M5]); [.$A39]=[.M$61]); 0; [$'Посещения + Долги'.M$30]*[$'Посещения + Долги'.M5])" office:value-type="string" office:string-value="0" calcext:value-type="string">
            <text:p>0</text:p>
          </table:table-cell>
          <table:table-cell table:style-name="ce46" table:formula="of:=IF(OR(ISTEXT([$'Посещения + Долги'.N5]); [.$A39]=[.N$61]); 0; [$'Посещения + Долги'.N$30]*[$'Посещения + Долги'.N5])" office:value-type="string" office:string-value="0" calcext:value-type="string">
            <text:p>0</text:p>
          </table:table-cell>
          <table:table-cell table:style-name="ce47" table:formula="of:=IF(OR(ISTEXT([$'Посещения + Долги'.O5]); [.$A39]=[.O$61]); 0; [$'Посещения + Долги'.O$30]*[$'Посещения + Долги'.O5])" office:value-type="string" office:string-value="0" calcext:value-type="string">
            <text:p>0</text:p>
          </table:table-cell>
          <table:table-cell table:style-name="ce46" table:formula="of:=IF(OR(ISTEXT([$'Посещения + Долги'.P5]); [.$A39]=[.P$61]); 0; [$'Посещения + Долги'.P$30]*[$'Посещения + Долги'.P5])" office:value-type="string" office:string-value="0" calcext:value-type="string">
            <text:p>0</text:p>
          </table:table-cell>
          <table:table-cell table:style-name="ce47" table:formula="of:=IF(OR(ISTEXT([$'Посещения + Долги'.Q5]); [.$A39]=[.Q$61]); 0; [$'Посещения + Долги'.Q$30]*[$'Посещения + Долги'.Q5])" office:value-type="string" office:string-value="0" calcext:value-type="string">
            <text:p>0</text:p>
          </table:table-cell>
          <table:table-cell table:style-name="ce46" table:formula="of:=IF(OR(ISTEXT([$'Посещения + Долги'.R5]); [.$A39]=[.R$61]); 0; [$'Посещения + Долги'.R$30]*[$'Посещения + Долги'.R5])" office:value-type="string" office:string-value="0" calcext:value-type="string">
            <text:p>0</text:p>
          </table:table-cell>
          <table:table-cell table:style-name="ce47" table:formula="of:=IF(OR(ISTEXT([$'Посещения + Долги'.S5]); [.$A39]=[.S$61]); 0; [$'Посещения + Долги'.S$30]*[$'Посещения + Долги'.S5])" office:value-type="string" office:string-value="0" calcext:value-type="string">
            <text:p>0</text:p>
          </table:table-cell>
          <table:table-cell table:style-name="ce46" table:formula="of:=IF(OR(ISTEXT([$'Посещения + Долги'.T5]); [.$A39]=[.T$61]); 0; [$'Посещения + Долги'.T$30]*[$'Посещения + Долги'.T5])" office:value-type="string" office:string-value="0" calcext:value-type="string">
            <text:p>0</text:p>
          </table:table-cell>
          <table:table-cell table:style-name="ce47" table:formula="of:=IF(OR(ISTEXT([$'Посещения + Долги'.U5]); [.$A39]=[.U$61]); 0; [$'Посещения + Долги'.U$30]*[$'Посещения + Долги'.U5])" office:value-type="string" office:string-value="0" calcext:value-type="string">
            <text:p>0</text:p>
          </table:table-cell>
          <table:table-cell table:style-name="ce46" table:formula="of:=IF(OR(ISTEXT([$'Посещения + Долги'.V5]); [.$A39]=[.V$61]); 0; [$'Посещения + Долги'.V$30]*[$'Посещения + Долги'.V5])" office:value-type="string" office:string-value="0" calcext:value-type="string">
            <text:p>0</text:p>
          </table:table-cell>
          <table:table-cell table:style-name="ce47" table:formula="of:=IF(OR(ISTEXT([$'Посещения + Долги'.W5]); [.$A39]=[.W$61]); 0; [$'Посещения + Долги'.W$30]*[$'Посещения + Долги'.W5])" office:value-type="string" office:string-value="0" calcext:value-type="string">
            <text:p>0</text:p>
          </table:table-cell>
          <table:table-cell table:style-name="ce46" table:formula="of:=IF(OR(ISTEXT([$'Посещения + Долги'.X5]); [.$A39]=[.X$61]); 0; [$'Посещения + Долги'.X$30]*[$'Посещения + Долги'.X5])" office:value-type="string" office:string-value="0" calcext:value-type="string">
            <text:p>0</text:p>
          </table:table-cell>
          <table:table-cell table:style-name="ce47" table:formula="of:=IF(OR(ISTEXT([$'Посещения + Долги'.Y5]); [.$A39]=[.Y$61]); 0; [$'Посещения + Долги'.Y$30]*[$'Посещения + Долги'.Y5])" office:value-type="string" office:string-value="0" calcext:value-type="string">
            <text:p>0</text:p>
          </table:table-cell>
          <table:table-cell table:style-name="ce46" table:formula="of:=IF(OR(ISTEXT([$'Посещения + Долги'.Z5]); [.$A39]=[.Z$61]); 0; [$'Посещения + Долги'.Z$30]*[$'Посещения + Долги'.Z5])" office:value-type="string" office:string-value="0" calcext:value-type="string">
            <text:p>0</text:p>
          </table:table-cell>
          <table:table-cell table:style-name="ce47" table:formula="of:=IF(OR(ISTEXT([$'Посещения + Долги'.AA5]); [.$A39]=[.AA$61]); 0; [$'Посещения + Долги'.AA$30]*[$'Посещения + Долги'.AA5])" office:value-type="string" office:string-value="0" calcext:value-type="string">
            <text:p>0</text:p>
          </table:table-cell>
          <table:table-cell table:style-name="ce46" table:formula="of:=IF(OR(ISTEXT([$'Посещения + Долги'.AB5]); [.$A39]=[.AB$61]); 0; [$'Посещения + Долги'.AB$30]*[$'Посещения + Долги'.AB5])" office:value-type="string" office:string-value="0" calcext:value-type="string">
            <text:p>0</text:p>
          </table:table-cell>
          <table:table-cell table:style-name="ce47" table:formula="of:=IF(OR(ISTEXT([$'Посещения + Долги'.AC5]); [.$A39]=[.AC$61]); 0; [$'Посещения + Долги'.AC$30]*[$'Посещения + Долги'.AC5])" office:value-type="string" office:string-value="0" calcext:value-type="string">
            <text:p>0</text:p>
          </table:table-cell>
          <table:table-cell table:style-name="ce46" table:formula="of:=IF(OR(ISTEXT([$'Посещения + Долги'.AD5]); [.$A39]=[.AD$61]); 0; [$'Посещения + Долги'.AD$30]*[$'Посещения + Долги'.AD5])" office:value-type="string" office:string-value="0" calcext:value-type="string">
            <text:p>0</text:p>
          </table:table-cell>
          <table:table-cell table:style-name="ce47" table:formula="of:=IF(OR(ISTEXT([$'Посещения + Долги'.AE5]); [.$A39]=[.AE$61]); 0; [$'Посещения + Долги'.AE$30]*[$'Посещения + Долги'.AE5])" office:value-type="string" office:string-value="0" calcext:value-type="string">
            <text:p>0</text:p>
          </table:table-cell>
          <table:table-cell table:style-name="ce46" table:formula="of:=IF(OR(ISTEXT([$'Посещения + Долги'.AF5]); [.$A39]=[.AF$61]); 0; [$'Посещения + Долги'.AF$30]*[$'Посещения + Долги'.AF5])" office:value-type="string" office:string-value="0" calcext:value-type="string">
            <text:p>0</text:p>
          </table:table-cell>
          <table:table-cell table:style-name="ce47" table:formula="of:=IF(OR(ISTEXT([$'Посещения + Долги'.AG5]); [.$A39]=[.AG$61]); 0; [$'Посещения + Долги'.AG$30]*[$'Посещения + Долги'.AG5])" office:value-type="string" office:string-value="0" calcext:value-type="string">
            <text:p>0</text:p>
          </table:table-cell>
          <table:table-cell table:style-name="ce46" table:formula="of:=IF(OR(ISTEXT([$'Посещения + Долги'.AH5]); [.$A39]=[.AH$61]); 0; [$'Посещения + Долги'.AH$30]*[$'Посещения + Долги'.AH5])" office:value-type="string" office:string-value="0" calcext:value-type="string">
            <text:p>0</text:p>
          </table:table-cell>
          <table:table-cell table:style-name="ce47" table:formula="of:=IF(OR(ISTEXT([$'Посещения + Долги'.AI5]); [.$A39]=[.AI$61]); 0; [$'Посещения + Долги'.AI$30]*[$'Посещения + Долги'.AI5])" office:value-type="string" office:string-value="0" calcext:value-type="string">
            <text:p>0</text:p>
          </table:table-cell>
          <table:table-cell table:style-name="ce46" table:formula="of:=IF(OR(ISTEXT([$'Посещения + Долги'.AJ5]); [.$A39]=[.AJ$61]); 0; [$'Посещения + Долги'.AJ$30]*[$'Посещения + Долги'.AJ5])" office:value-type="string" office:string-value="0" calcext:value-type="string">
            <text:p>0</text:p>
          </table:table-cell>
          <table:table-cell table:style-name="ce47" table:formula="of:=IF(OR(ISTEXT([$'Посещения + Долги'.AK5]); [.$A39]=[.AK$61]); 0; [$'Посещения + Долги'.AK$30]*[$'Посещения + Долги'.AK5])" office:value-type="string" office:string-value="0" calcext:value-type="string">
            <text:p>0</text:p>
          </table:table-cell>
          <table:table-cell table:style-name="ce46" table:formula="of:=IF(OR(ISTEXT([$'Посещения + Долги'.AL5]); [.$A39]=[.AL$61]); 0; [$'Посещения + Долги'.AL$30]*[$'Посещения + Долги'.AL5])" office:value-type="string" office:string-value="0" calcext:value-type="string">
            <text:p>0</text:p>
          </table:table-cell>
          <table:table-cell table:style-name="ce47" table:formula="of:=IF(OR(ISTEXT([$'Посещения + Долги'.AM5]); [.$A39]=[.AM$61]); 0; [$'Посещения + Долги'.AM$30]*[$'Посещения + Долги'.AM5])" office:value-type="string" office:string-value="0" calcext:value-type="string">
            <text:p>0</text:p>
          </table:table-cell>
          <table:table-cell table:style-name="ce46" table:formula="of:=IF(OR(ISTEXT([$'Посещения + Долги'.AN5]); [.$A39]=[.AN$61]); 0; [$'Посещения + Долги'.AN$30]*[$'Посещения + Долги'.AN5])" office:value-type="string" office:string-value="0" calcext:value-type="string">
            <text:p>0</text:p>
          </table:table-cell>
          <table:table-cell table:style-name="ce47" table:formula="of:=IF(OR(ISTEXT([$'Посещения + Долги'.AO5]); [.$A39]=[.AO$61]); 0; [$'Посещения + Долги'.AO$30]*[$'Посещения + Долги'.AO5])" office:value-type="string" office:string-value="0" calcext:value-type="string">
            <text:p>0</text:p>
          </table:table-cell>
          <table:table-cell table:style-name="ce46" table:formula="of:=IF(OR(ISTEXT([$'Посещения + Долги'.AP5]); [.$A39]=[.AP$61]); 0; [$'Посещения + Долги'.AP$30]*[$'Посещения + Долги'.AP5])" office:value-type="string" office:string-value="0" calcext:value-type="string">
            <text:p>0</text:p>
          </table:table-cell>
          <table:table-cell table:style-name="ce47" table:formula="of:=IF(OR(ISTEXT([$'Посещения + Долги'.AQ5]); [.$A39]=[.AQ$61]); 0; [$'Посещения + Долги'.AQ$30]*[$'Посещения + Долги'.AQ5])" office:value-type="string" office:string-value="0" calcext:value-type="string">
            <text:p>0</text:p>
          </table:table-cell>
          <table:table-cell table:style-name="ce46" table:formula="of:=IF(OR(ISTEXT([$'Посещения + Долги'.AR5]); [.$A39]=[.AR$61]); 0; [$'Посещения + Долги'.AR$30]*[$'Посещения + Долги'.AR5])" office:value-type="string" office:string-value="0" calcext:value-type="string">
            <text:p>0</text:p>
          </table:table-cell>
          <table:table-cell table:style-name="ce47" table:formula="of:=IF(OR(ISTEXT([$'Посещения + Долги'.AS5]); [.$A39]=[.AS$61]); 0; [$'Посещения + Долги'.AS$30]*[$'Посещения + Долги'.AS5])" office:value-type="string" office:string-value="0" calcext:value-type="string">
            <text:p>0</text:p>
          </table:table-cell>
          <table:table-cell table:style-name="ce47" table:formula="of:=IF(OR(ISTEXT([$'Посещения + Долги'.AT5]); [.$A39]=[.AT$61]); 0; [$'Посещения + Долги'.AT$30]*[$'Посещения + Долги'.AT5])" office:value-type="string" office:string-value="0" calcext:value-type="string">
            <text:p>0</text:p>
          </table:table-cell>
          <table:table-cell table:style-name="ce47" table:formula="of:=IF(OR(ISTEXT([$'Посещения + Долги'.AU5]); [.$A39]=[.AU$61]); 0; [$'Посещения + Долги'.AU$30]*[$'Посещения + Долги'.AU5])" office:value-type="string" office:string-value="0" calcext:value-type="string">
            <text:p>0</text:p>
          </table:table-cell>
          <table:table-cell table:style-name="ce47" table:formula="of:=IF(OR(ISTEXT([$'Посещения + Долги'.AV5]); [.$A39]=[.AV$61]); 0; [$'Посещения + Долги'.AV$30]*[$'Посещения + Долги'.AV5])" office:value-type="string" office:string-value="0" calcext:value-type="string">
            <text:p>0</text:p>
          </table:table-cell>
          <table:table-cell table:style-name="ce47" table:formula="of:=IF(OR(ISTEXT([$'Посещения + Долги'.AW5]); [.$A39]=[.AW$61]); 0; [$'Посещения + Долги'.AW$30]*[$'Посещения + Долги'.AW5])" office:value-type="string" office:string-value="0" calcext:value-type="string">
            <text:p>0</text:p>
          </table:table-cell>
          <table:table-cell table:style-name="ce47" table:formula="of:=IF(OR(ISTEXT([$'Посещения + Долги'.AX5]); [.$A39]=[.AX$61]); 0; [$'Посещения + Долги'.AX$30]*[$'Посещения + Долги'.AX5])" office:value-type="string" office:string-value="0" calcext:value-type="string">
            <text:p>0</text:p>
          </table:table-cell>
          <table:table-cell table:style-name="ce47" table:formula="of:=IF(OR(ISTEXT([$'Посещения + Долги'.AY5]); [.$A39]=[.AY$61]); 0; [$'Посещения + Долги'.AY$30]*[$'Посещения + Долги'.AY5])" office:value-type="string" office:string-value="0" calcext:value-type="string">
            <text:p>0</text:p>
          </table:table-cell>
          <table:table-cell table:style-name="ce47" table:formula="of:=IF(OR(ISTEXT([$'Посещения + Долги'.AZ5]); [.$A39]=[.AZ$61]); 0; [$'Посещения + Долги'.AZ$30]*[$'Посещения + Долги'.AZ5])" office:value-type="string" office:string-value="0" calcext:value-type="string">
            <text:p>0</text:p>
          </table:table-cell>
          <table:table-cell table:style-name="ce47" table:formula="of:=IF(OR(ISTEXT([$'Посещения + Долги'.BA5]); [.$A39]=[.BA$61]); 0; [$'Посещения + Долги'.BA$30]*[$'Посещения + Долги'.BA5])" office:value-type="string" office:string-value="0" calcext:value-type="string">
            <text:p>0</text:p>
          </table:table-cell>
          <table:table-cell table:style-name="ce47" table:formula="of:=IF(OR(ISTEXT([$'Посещения + Долги'.BB5]); [.$A39]=[.BB$61]); 0; [$'Посещения + Долги'.BB$30]*[$'Посещения + Долги'.BB5])" office:value-type="string" office:string-value="0" calcext:value-type="string">
            <text:p>0</text:p>
          </table:table-cell>
          <table:table-cell table:style-name="ce47" table:formula="of:=IF(OR(ISTEXT([$'Посещения + Долги'.BC5]); [.$A39]=[.BC$61]); 0; [$'Посещения + Долги'.BC$30]*[$'Посещения + Долги'.BC5])" office:value-type="string" office:string-value="0" calcext:value-type="string">
            <text:p>0</text:p>
          </table:table-cell>
          <table:table-cell table:style-name="ce47" table:formula="of:=IF(OR(ISTEXT([$'Посещения + Долги'.BD5]); [.$A39]=[.BD$61]); 0; [$'Посещения + Долги'.BD$30]*[$'Посещения + Долги'.BD5])" office:value-type="string" office:string-value="0" calcext:value-type="string">
            <text:p>0</text:p>
          </table:table-cell>
          <table:table-cell table:style-name="ce47" table:formula="of:=IF(OR(ISTEXT([$'Посещения + Долги'.BE5]); [.$A39]=[.BE$61]); 0; [$'Посещения + Долги'.BE$30]*[$'Посещения + Долги'.BE5])" office:value-type="string" office:string-value="0" calcext:value-type="string">
            <text:p>0</text:p>
          </table:table-cell>
          <table:table-cell table:style-name="ce47" table:formula="of:=IF(OR(ISTEXT([$'Посещения + Долги'.BF5]); [.$A39]=[.BF$61]); 0; [$'Посещения + Долги'.BF$30]*[$'Посещения + Долги'.BF5])" office:value-type="string" office:string-value="0" calcext:value-type="string">
            <text:p>0</text:p>
          </table:table-cell>
          <table:table-cell table:style-name="ce47" table:formula="of:=IF(OR(ISTEXT([$'Посещения + Долги'.BG5]); [.$A39]=[.BG$61]); 0; [$'Посещения + Долги'.BG$30]*[$'Посещения + Долги'.BG5])" office:value-type="string" office:string-value="0" calcext:value-type="string">
            <text:p>0</text:p>
          </table:table-cell>
          <table:table-cell table:style-name="ce47" table:formula="of:=IF(OR(ISTEXT([$'Посещения + Долги'.BH5]); [.$A39]=[.BH$61]); 0; [$'Посещения + Долги'.BH$30]*[$'Посещения + Долги'.BH5])" office:value-type="string" office:string-value="0" calcext:value-type="string">
            <text:p>0</text:p>
          </table:table-cell>
          <table:table-cell table:style-name="ce47" table:formula="of:=IF(OR(ISTEXT([$'Посещения + Долги'.BI5]); [.$A39]=[.BI$61]); 0; [$'Посещения + Долги'.BI$30]*[$'Посещения + Долги'.BI5])" office:value-type="string" office:string-value="0" calcext:value-type="string">
            <text:p>0</text:p>
          </table:table-cell>
          <table:table-cell table:style-name="ce47" table:formula="of:=IF(OR(ISTEXT([$'Посещения + Долги'.BJ5]); [.$A39]=[.BJ$61]); 0; [$'Посещения + Долги'.BJ$30]*[$'Посещения + Долги'.BJ5])" office:value-type="string" office:string-value="0" calcext:value-type="string">
            <text:p>0</text:p>
          </table:table-cell>
          <table:table-cell table:style-name="ce47" table:formula="of:=IF(OR(ISTEXT([$'Посещения + Долги'.BK5]); [.$A39]=[.BK$61]); 0; [$'Посещения + Долги'.BK$30]*[$'Посещения + Долги'.BK5])" office:value-type="string" office:string-value="0" calcext:value-type="string">
            <text:p>0</text:p>
          </table:table-cell>
          <table:table-cell table:style-name="ce47" table:formula="of:=IF(OR(ISTEXT([$'Посещения + Долги'.BL5]); [.$A39]=[.BL$61]); 0; [$'Посещения + Долги'.BL$30]*[$'Посещения + Долги'.BL5])" office:value-type="string" office:string-value="0" calcext:value-type="string">
            <text:p>0</text:p>
          </table:table-cell>
          <table:table-cell table:style-name="ce47" table:formula="of:=IF(OR(ISTEXT([$'Посещения + Долги'.BM5]); [.$A39]=[.BM$61]); 0; [$'Посещения + Долги'.BM$30]*[$'Посещения + Долги'.BM5])" office:value-type="string" office:string-value="0" calcext:value-type="string">
            <text:p>0</text:p>
          </table:table-cell>
          <table:table-cell table:style-name="ce47" table:formula="of:=IF(OR(ISTEXT([$'Посещения + Долги'.BN5]); [.$A39]=[.BN$61]); 0; [$'Посещения + Долги'.BN$30]*[$'Посещения + Долги'.BN5])" office:value-type="string" office:string-value="0" calcext:value-type="string">
            <text:p>0</text:p>
          </table:table-cell>
          <table:table-cell table:style-name="ce47" table:formula="of:=IF(OR(ISTEXT([$'Посещения + Долги'.BO5]); [.$A39]=[.BO$61]); 0; [$'Посещения + Долги'.BO$30]*[$'Посещения + Долги'.BO5])" office:value-type="string" office:string-value="0" calcext:value-type="string">
            <text:p>0</text:p>
          </table:table-cell>
          <table:table-cell table:style-name="ce47" table:formula="of:=IF(OR(ISTEXT([$'Посещения + Долги'.BP5]); [.$A39]=[.BP$61]); 0; [$'Посещения + Долги'.BP$30]*[$'Посещения + Долги'.BP5])" office:value-type="string" office:string-value="0" calcext:value-type="string">
            <text:p>0</text:p>
          </table:table-cell>
          <table:table-cell table:style-name="ce47" table:formula="of:=IF(OR(ISTEXT([$'Посещения + Долги'.BQ5]); [.$A39]=[.BQ$61]); 0; [$'Посещения + Долги'.BQ$30]*[$'Посещения + Долги'.BQ5])" office:value-type="string" office:string-value="0" calcext:value-type="string">
            <text:p>0</text:p>
          </table:table-cell>
          <table:table-cell table:style-name="ce47" table:formula="of:=IF(OR(ISTEXT([$'Посещения + Долги'.BR5]); [.$A39]=[.BR$61]); 0; [$'Посещения + Долги'.BR$30]*[$'Посещения + Долги'.BR5])" office:value-type="string" office:string-value="0" calcext:value-type="string">
            <text:p>0</text:p>
          </table:table-cell>
          <table:table-cell table:style-name="ce47" table:formula="of:=IF(OR(ISTEXT([$'Посещения + Долги'.BS5]); [.$A39]=[.BS$61]); 0; [$'Посещения + Долги'.BS$30]*[$'Посещения + Долги'.BS5])" office:value-type="string" office:string-value="0" calcext:value-type="string">
            <text:p>0</text:p>
          </table:table-cell>
          <table:table-cell table:style-name="ce47" table:formula="of:=IF(OR(ISTEXT([$'Посещения + Долги'.BT5]); [.$A39]=[.BT$61]); 0; [$'Посещения + Долги'.BT$30]*[$'Посещения + Долги'.BT5])" office:value-type="string" office:string-value="0" calcext:value-type="string">
            <text:p>0</text:p>
          </table:table-cell>
          <table:table-cell table:style-name="ce47" table:formula="of:=IF(OR(ISTEXT([$'Посещения + Долги'.BU5]); [.$A39]=[.BU$61]); 0; [$'Посещения + Долги'.BU$30]*[$'Посещения + Долги'.BU5])" office:value-type="string" office:string-value="0" calcext:value-type="string">
            <text:p>0</text:p>
          </table:table-cell>
          <table:table-cell table:style-name="ce47" table:formula="of:=IF(OR(ISTEXT([$'Посещения + Долги'.BV5]); [.$A39]=[.BV$61]); 0; [$'Посещения + Долги'.BV$30]*[$'Посещения + Долги'.BV5])" office:value-type="string" office:string-value="0" calcext:value-type="string">
            <text:p>0</text:p>
          </table:table-cell>
          <table:table-cell table:style-name="ce47" table:formula="of:=IF(OR(ISTEXT([$'Посещения + Долги'.BW5]); [.$A39]=[.BW$61]); 0; [$'Посещения + Долги'.BW$30]*[$'Посещения + Долги'.BW5])" office:value-type="string" office:string-value="0" calcext:value-type="string">
            <text:p>0</text:p>
          </table:table-cell>
          <table:table-cell table:style-name="ce47" table:formula="of:=IF(OR(ISTEXT([$'Посещения + Долги'.BX5]); [.$A39]=[.BX$61]); 0; [$'Посещения + Долги'.BX$30]*[$'Посещения + Долги'.BX5])" office:value-type="string" office:string-value="0" calcext:value-type="string">
            <text:p>0</text:p>
          </table:table-cell>
          <table:table-cell table:style-name="ce47" table:formula="of:=IF(OR(ISTEXT([$'Посещения + Долги'.BY5]); [.$A39]=[.BY$61]); 0; [$'Посещения + Долги'.BY$30]*[$'Посещения + Долги'.BY5])" office:value-type="string" office:string-value="0" calcext:value-type="string">
            <text:p>0</text:p>
          </table:table-cell>
          <table:table-cell table:style-name="ce47" table:formula="of:=IF(OR(ISTEXT([$'Посещения + Долги'.BZ5]); [.$A39]=[.BZ$61]); 0; [$'Посещения + Долги'.BZ$30]*[$'Посещения + Долги'.BZ5])" office:value-type="string" office:string-value="0" calcext:value-type="string">
            <text:p>0</text:p>
          </table:table-cell>
          <table:table-cell table:style-name="ce47" table:formula="of:=IF(OR(ISTEXT([$'Посещения + Долги'.CA5]); [.$A39]=[.CA$61]); 0; [$'Посещения + Долги'.CA$30]*[$'Посещения + Долги'.CA5])" office:value-type="string" office:string-value="0" calcext:value-type="string">
            <text:p>0</text:p>
          </table:table-cell>
          <table:table-cell table:style-name="ce47" table:formula="of:=IF(OR(ISTEXT([$'Посещения + Долги'.CB5]); [.$A39]=[.CB$61]); 0; [$'Посещения + Долги'.CB$30]*[$'Посещения + Долги'.CB5])" office:value-type="string" office:string-value="0" calcext:value-type="string">
            <text:p>0</text:p>
          </table:table-cell>
          <table:table-cell table:style-name="ce47" table:formula="of:=IF(OR(ISTEXT([$'Посещения + Долги'.CC5]); [.$A39]=[.CC$61]); 0; [$'Посещения + Долги'.CC$30]*[$'Посещения + Долги'.CC5])" office:value-type="string" office:string-value="0" calcext:value-type="string">
            <text:p>0</text:p>
          </table:table-cell>
          <table:table-cell table:style-name="ce47" table:formula="of:=IF(OR(ISTEXT([$'Посещения + Долги'.CD5]); [.$A39]=[.CD$61]); 0; [$'Посещения + Долги'.CD$30]*[$'Посещения + Долги'.CD5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5]); [.$A39]=[.CE$61]); 0; [$'Посещения + Долги'.CE$30]*[$'Посещения + Долги'.CE5])" office:value-type="string" office:string-value="0" calcext:value-type="string">
            <text:p>0</text:p>
          </table:table-cell>
          <table:table-cell table:style-name="ce47" table:formula="of:=IF(OR(ISTEXT([$'Посещения + Долги'.CF5]); [.$A39]=[.CF$61]); 0; [$'Посещения + Долги'.CF$30]*[$'Посещения + Долги'.CF5])" office:value-type="string" office:string-value="0" calcext:value-type="string">
            <text:p>0</text:p>
          </table:table-cell>
          <table:table-cell table:style-name="ce47" table:formula="of:=IF(OR(ISTEXT([$'Посещения + Долги'.CG5]); [.$A39]=[.CG$61]); 0; [$'Посещения + Долги'.CG$30]*[$'Посещения + Долги'.CG5])" office:value-type="string" office:string-value="0" calcext:value-type="string">
            <text:p>0</text:p>
          </table:table-cell>
          <table:table-cell table:style-name="ce47" table:formula="of:=IF(OR(ISTEXT([$'Посещения + Долги'.CH5]); [.$A39]=[.CH$61]); 0; [$'Посещения + Долги'.CH$30]*[$'Посещения + Долги'.CH5])" office:value-type="string" office:string-value="0" calcext:value-type="string">
            <text:p>0</text:p>
          </table:table-cell>
          <table:table-cell table:style-name="ce47" table:formula="of:=IF(OR(ISTEXT([$'Посещения + Долги'.CI5]); [.$A39]=[.CI$61]); 0; [$'Посещения + Долги'.CI$30]*[$'Посещения + Долги'.CI5])" office:value-type="string" office:string-value="0" calcext:value-type="string">
            <text:p>0</text:p>
          </table:table-cell>
          <table:table-cell table:style-name="ce47" table:formula="of:=IF(OR(ISTEXT([$'Посещения + Долги'.CJ5]); [.$A39]=[.CJ$61]); 0; [$'Посещения + Долги'.CJ$30]*[$'Посещения + Долги'.CJ5])" office:value-type="string" office:string-value="0" calcext:value-type="string">
            <text:p>0</text:p>
          </table:table-cell>
          <table:table-cell table:style-name="ce47" table:formula="of:=IF(OR(ISTEXT([$'Посещения + Долги'.CK5]); [.$A39]=[.CK$61]); 0; [$'Посещения + Долги'.CK$30]*[$'Посещения + Долги'.CK5])" office:value-type="string" office:string-value="0" calcext:value-type="string">
            <text:p>0</text:p>
          </table:table-cell>
          <table:table-cell table:style-name="ce47" table:formula="of:=IF(OR(ISTEXT([$'Посещения + Долги'.CL5]); [.$A39]=[.CL$61]); 0; [$'Посещения + Долги'.CL$30]*[$'Посещения + Долги'.CL5])" office:value-type="string" office:string-value="0" calcext:value-type="string">
            <text:p>0</text:p>
          </table:table-cell>
          <table:table-cell table:style-name="ce47" table:formula="of:=IF(OR(ISTEXT([$'Посещения + Долги'.CM5]); [.$A39]=[.CM$61]); 0; [$'Посещения + Долги'.CM$30]*[$'Посещения + Долги'.CM5])" office:value-type="string" office:string-value="0" calcext:value-type="string">
            <text:p>0</text:p>
          </table:table-cell>
          <table:table-cell table:style-name="ce47" table:formula="of:=IF(OR(ISTEXT([$'Посещения + Долги'.CN5]); [.$A39]=[.CN$61]); 0; [$'Посещения + Долги'.CN$30]*[$'Посещения + Долги'.CN5])" office:value-type="string" office:string-value="37.5" calcext:value-type="string">
            <text:p>37.5</text:p>
          </table:table-cell>
          <table:table-cell table:style-name="ce47" table:formula="of:=IF(OR(ISTEXT([$'Посещения + Долги'.CO5]); [.$A39]=[.CO$61]); 0; [$'Посещения + Долги'.CO$30]*[$'Посещения + Долги'.CO5])" office:value-type="string" office:string-value="0" calcext:value-type="string">
            <text:p>0</text:p>
          </table:table-cell>
          <table:table-cell table:style-name="ce47" table:formula="of:=IF(OR(ISTEXT([$'Посещения + Долги'.CP5]); [.$A39]=[.CP$61]); 0; [$'Посещения + Долги'.CP$30]*[$'Посещения + Долги'.CP5])" office:value-type="string" office:string-value="0" calcext:value-type="string">
            <text:p>0</text:p>
          </table:table-cell>
          <table:table-cell table:style-name="ce47" table:formula="of:=IF(OR(ISTEXT([$'Посещения + Долги'.CQ5]); [.$A39]=[.CQ$61]); 0; [$'Посещения + Долги'.CQ$30]*[$'Посещения + Долги'.CQ5])" office:value-type="string" office:string-value="0" calcext:value-type="string">
            <text:p>0</text:p>
          </table:table-cell>
          <table:table-cell table:style-name="ce47" table:formula="of:=IF(OR(ISTEXT([$'Посещения + Долги'.CR5]); [.$A39]=[.CR$61]); 0; [$'Посещения + Долги'.CR$30]*[$'Посещения + Долги'.CR5])" office:value-type="string" office:string-value="0" calcext:value-type="string">
            <text:p>0</text:p>
          </table:table-cell>
          <table:table-cell table:style-name="ce47" table:formula="of:=IF(OR(ISTEXT([$'Посещения + Долги'.CS5]); [.$A39]=[.CS$61]); 0; [$'Посещения + Долги'.CS$30]*[$'Посещения + Долги'.CS5])" office:value-type="string" office:string-value="0" calcext:value-type="string">
            <text:p>0</text:p>
          </table:table-cell>
          <table:table-cell table:style-name="ce47" table:formula="of:=IF(OR(ISTEXT([$'Посещения + Долги'.CT5]); [.$A39]=[.CT$61]); 0; [$'Посещения + Долги'.CT$30]*[$'Посещения + Долги'.CT5])" office:value-type="string" office:string-value="0" calcext:value-type="string">
            <text:p>0</text:p>
          </table:table-cell>
          <table:table-cell table:style-name="ce47" table:formula="of:=IF(OR(ISTEXT([$'Посещения + Долги'.CU5]); [.$A39]=[.CU$61]); 0; [$'Посещения + Долги'.CU$30]*[$'Посещения + Долги'.CU5])" office:value-type="string" office:string-value="0" calcext:value-type="string">
            <text:p>0</text:p>
          </table:table-cell>
          <table:table-cell table:style-name="ce47" table:formula="of:=IF(OR(ISTEXT([$'Посещения + Долги'.CV5]); [.$A39]=[.CV$61]); 0; [$'Посещения + Долги'.CV$30]*[$'Посещения + Долги'.CV5])" office:value-type="string" office:string-value="0" calcext:value-type="string">
            <text:p>0</text:p>
          </table:table-cell>
          <table:table-cell table:style-name="ce47" table:formula="of:=IF(OR(ISTEXT([$'Посещения + Долги'.CW5]); [.$A39]=[.CW$61]); 0; [$'Посещения + Долги'.CW$30]*[$'Посещения + Долги'.CW5])" office:value-type="string" office:string-value="0" calcext:value-type="string">
            <text:p>0</text:p>
          </table:table-cell>
          <table:table-cell table:style-name="ce47" table:formula="of:=IF(OR(ISTEXT([$'Посещения + Долги'.CX5]); [.$A39]=[.CX$61]); 0; [$'Посещения + Долги'.CX$30]*[$'Посещения + Долги'.CX5])" office:value-type="string" office:string-value="0" calcext:value-type="string">
            <text:p>0</text:p>
          </table:table-cell>
          <table:table-cell table:style-name="ce47" table:formula="of:=IF(OR(ISTEXT([$'Посещения + Долги'.CY5]); [.$A39]=[.CY$61]); 0; [$'Посещения + Долги'.CY$30]*[$'Посещения + Долги'.CY5])" office:value-type="string" office:string-value="0" calcext:value-type="string">
            <text:p>0</text:p>
          </table:table-cell>
          <table:table-cell table:style-name="ce47" table:formula="of:=IF(OR(ISTEXT([$'Посещения + Долги'.CZ5]); [.$A39]=[.CZ$61]); 0; [$'Посещения + Долги'.CZ$30]*[$'Посещения + Долги'.CZ5])" office:value-type="string" office:string-value="0" calcext:value-type="string">
            <text:p>0</text:p>
          </table:table-cell>
          <table:table-cell table:style-name="ce47" table:formula="of:=IF(OR(ISTEXT([$'Посещения + Долги'.DA5]); [.$A39]=[.DA$61]); 0; [$'Посещения + Долги'.DA$30]*[$'Посещения + Долги'.DA5])" office:value-type="string" office:string-value="0" calcext:value-type="string">
            <text:p>0</text:p>
          </table:table-cell>
          <table:table-cell table:style-name="ce47" table:formula="of:=IF(OR(ISTEXT([$'Посещения + Долги'.DB5]); [.$A39]=[.DB$61]); 0; [$'Посещения + Долги'.DB$30]*[$'Посещения + Долги'.DB5])" office:value-type="string" office:string-value="0" calcext:value-type="string">
            <text:p>0</text:p>
          </table:table-cell>
          <table:table-cell table:style-name="ce47" table:formula="of:=IF(OR(ISTEXT([$'Посещения + Долги'.DC5]); [.$A39]=[.DC$61]); 0; [$'Посещения + Долги'.DC$30]*[$'Посещения + Долги'.DC5])" office:value-type="string" office:string-value="0" calcext:value-type="string">
            <text:p>0</text:p>
          </table:table-cell>
          <table:table-cell table:style-name="ce47" table:formula="of:=IF(OR(ISTEXT([$'Посещения + Долги'.DD5]); [.$A39]=[.DD$61]); 0; [$'Посещения + Долги'.DD$30]*[$'Посещения + Долги'.DD5])" office:value-type="string" office:string-value="0" calcext:value-type="string">
            <text:p>0</text:p>
          </table:table-cell>
          <table:table-cell table:style-name="ce47" table:formula="of:=IF(OR(ISTEXT([$'Посещения + Долги'.DE5]); [.$A39]=[.DE$61]); 0; [$'Посещения + Долги'.DE$30]*[$'Посещения + Долги'.DE5])" office:value-type="string" office:string-value="0" calcext:value-type="string">
            <text:p>0</text:p>
          </table:table-cell>
          <table:table-cell table:style-name="ce47" table:formula="of:=IF(OR(ISTEXT([$'Посещения + Долги'.DF5]); [.$A39]=[.DF$61]); 0; [$'Посещения + Долги'.DF$30]*[$'Посещения + Долги'.DF5])" office:value-type="string" office:string-value="0" calcext:value-type="string">
            <text:p>0</text:p>
          </table:table-cell>
          <table:table-cell table:style-name="ce47" table:formula="of:=IF(OR(ISTEXT([$'Посещения + Долги'.DG5]); [.$A39]=[.DG$61]); 0; [$'Посещения + Долги'.DG$30]*[$'Посещения + Долги'.DG5])" office:value-type="string" office:string-value="0" calcext:value-type="string">
            <text:p>0</text:p>
          </table:table-cell>
          <table:table-cell table:style-name="ce47" table:formula="of:=IF(OR(ISTEXT([$'Посещения + Долги'.DH5]); [.$A39]=[.DH$61]); 0; [$'Посещения + Долги'.DH$30]*[$'Посещения + Долги'.DH5])" office:value-type="string" office:string-value="0" calcext:value-type="string">
            <text:p>0</text:p>
          </table:table-cell>
          <table:table-cell table:style-name="ce47" table:formula="of:=IF(OR(ISTEXT([$'Посещения + Долги'.DI5]); [.$A39]=[.DI$61]); 0; [$'Посещения + Долги'.DI$30]*[$'Посещения + Долги'.DI5])" office:value-type="string" office:string-value="0" calcext:value-type="string">
            <text:p>0</text:p>
          </table:table-cell>
          <table:table-cell table:style-name="ce47" table:formula="of:=IF(OR(ISTEXT([$'Посещения + Долги'.DJ5]); [.$A39]=[.DJ$61]); 0; [$'Посещения + Долги'.DJ$30]*[$'Посещения + Долги'.DJ5])" office:value-type="string" office:string-value="0" calcext:value-type="string">
            <text:p>0</text:p>
          </table:table-cell>
          <table:table-cell table:style-name="ce47" table:formula="of:=IF(OR(ISTEXT([$'Посещения + Долги'.DK5]); [.$A39]=[.DK$61]); 0; [$'Посещения + Долги'.DK$30]*[$'Посещения + Долги'.DK5])" office:value-type="string" office:string-value="0" calcext:value-type="string">
            <text:p>0</text:p>
          </table:table-cell>
          <table:table-cell table:style-name="ce47" table:formula="of:=IF(OR(ISTEXT([$'Посещения + Долги'.DL5]); [.$A39]=[.DL$61]); 0; [$'Посещения + Долги'.DL$30]*[$'Посещения + Долги'.DL5])" office:value-type="string" office:string-value="0" calcext:value-type="string">
            <text:p>0</text:p>
          </table:table-cell>
          <table:table-cell table:style-name="ce47" table:formula="of:=IF(OR(ISTEXT([$'Посещения + Долги'.DM5]); [.$A39]=[.DM$61]); 0; [$'Посещения + Долги'.DM$30]*[$'Посещения + Долги'.DM5])" office:value-type="string" office:string-value="0" calcext:value-type="string">
            <text:p>0</text:p>
          </table:table-cell>
          <table:table-cell table:style-name="ce47" table:formula="of:=IF(OR(ISTEXT([$'Посещения + Долги'.DN5]); [.$A39]=[.DN$61]); 0; [$'Посещения + Долги'.DN$30]*[$'Посещения + Долги'.DN5])" office:value-type="string" office:string-value="0" calcext:value-type="string">
            <text:p>0</text:p>
          </table:table-cell>
          <table:table-cell table:style-name="ce47" table:formula="of:=IF(OR(ISTEXT([$'Посещения + Долги'.DO5]); [.$A39]=[.DO$61]); 0; [$'Посещения + Долги'.DO$30]*[$'Посещения + Долги'.DO5])" office:value-type="string" office:string-value="0" calcext:value-type="string">
            <text:p>0</text:p>
          </table:table-cell>
          <table:table-cell table:style-name="ce47" table:formula="of:=IF(OR(ISTEXT([$'Посещения + Долги'.DP5]); [.$A39]=[.DP$61]); 0; [$'Посещения + Долги'.DP$30]*[$'Посещения + Долги'.DP5])" office:value-type="string" office:string-value="0" calcext:value-type="string">
            <text:p>0</text:p>
          </table:table-cell>
          <table:table-cell table:style-name="ce47" table:formula="of:=IF(OR(ISTEXT([$'Посещения + Долги'.DQ5]); [.$A39]=[.DQ$61]); 0; [$'Посещения + Долги'.DQ$30]*[$'Посещения + Долги'.DQ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Иванова</text:p>
          </table:table-cell>
          <table:table-cell table:style-name="ce46" table:formula="of:=IF(OR(ISTEXT([$'Посещения + Долги'.B6]); [.$A40]=[.B$61]); 0; [$'Посещения + Долги'.B$30]*[$'Посещения + Долги'.B6])" office:value-type="string" office:string-value="0" calcext:value-type="string">
            <text:p>0</text:p>
          </table:table-cell>
          <table:table-cell table:style-name="ce47" table:formula="of:=IF(OR(ISTEXT([$'Посещения + Долги'.C6]); [.$A40]=[.C$61]); 0; [$'Посещения + Долги'.C$30]*[$'Посещения + Долги'.C6])" office:value-type="string" office:string-value="0" calcext:value-type="string">
            <text:p>0</text:p>
          </table:table-cell>
          <table:table-cell table:style-name="ce46" table:formula="of:=IF(OR(ISTEXT([$'Посещения + Долги'.D6]); [.$A40]=[.D$61]); 0; [$'Посещения + Долги'.D$30]*[$'Посещения + Долги'.D6])" office:value-type="string" office:string-value="0" calcext:value-type="string">
            <text:p>0</text:p>
          </table:table-cell>
          <table:table-cell table:style-name="ce47" table:formula="of:=IF(OR(ISTEXT([$'Посещения + Долги'.E6]); [.$A40]=[.E$61]); 0; [$'Посещения + Долги'.E$30]*[$'Посещения + Долги'.E6])" office:value-type="string" office:string-value="0" calcext:value-type="string">
            <text:p>0</text:p>
          </table:table-cell>
          <table:table-cell table:style-name="ce46" table:formula="of:=IF(OR(ISTEXT([$'Посещения + Долги'.F6]); [.$A40]=[.F$61]); 0; [$'Посещения + Долги'.F$30]*[$'Посещения + Долги'.F6])" office:value-type="string" office:string-value="0" calcext:value-type="string">
            <text:p>0</text:p>
          </table:table-cell>
          <table:table-cell table:style-name="ce47" table:formula="of:=IF(OR(ISTEXT([$'Посещения + Долги'.G6]); [.$A40]=[.G$61]); 0; [$'Посещения + Долги'.G$30]*[$'Посещения + Долги'.G6])" office:value-type="string" office:string-value="0" calcext:value-type="string">
            <text:p>0</text:p>
          </table:table-cell>
          <table:table-cell table:style-name="ce46" table:formula="of:=IF(OR(ISTEXT([$'Посещения + Долги'.H6]); [.$A40]=[.H$61]); 0; [$'Посещения + Долги'.H$30]*[$'Посещения + Долги'.H6])" office:value-type="string" office:string-value="0" calcext:value-type="string">
            <text:p>0</text:p>
          </table:table-cell>
          <table:table-cell table:style-name="ce47" table:formula="of:=IF(OR(ISTEXT([$'Посещения + Долги'.I6]); [.$A40]=[.I$61]); 0; [$'Посещения + Долги'.I$30]*[$'Посещения + Долги'.I6])" office:value-type="string" office:string-value="0" calcext:value-type="string">
            <text:p>0</text:p>
          </table:table-cell>
          <table:table-cell table:style-name="ce46" table:formula="of:=IF(OR(ISTEXT([$'Посещения + Долги'.J6]); [.$A40]=[.J$61]); 0; [$'Посещения + Долги'.J$30]*[$'Посещения + Долги'.J6])" office:value-type="string" office:string-value="0" calcext:value-type="string">
            <text:p>0</text:p>
          </table:table-cell>
          <table:table-cell table:style-name="ce47" table:formula="of:=IF(OR(ISTEXT([$'Посещения + Долги'.K6]); [.$A40]=[.K$61]); 0; [$'Посещения + Долги'.K$30]*[$'Посещения + Долги'.K6])" office:value-type="string" office:string-value="0" calcext:value-type="string">
            <text:p>0</text:p>
          </table:table-cell>
          <table:table-cell table:style-name="ce46" table:formula="of:=IF(OR(ISTEXT([$'Посещения + Долги'.L6]); [.$A40]=[.L$61]); 0; [$'Посещения + Долги'.L$30]*[$'Посещения + Долги'.L6])" office:value-type="string" office:string-value="0" calcext:value-type="string">
            <text:p>0</text:p>
          </table:table-cell>
          <table:table-cell table:style-name="ce47" table:formula="of:=IF(OR(ISTEXT([$'Посещения + Долги'.M6]); [.$A40]=[.M$61]); 0; [$'Посещения + Долги'.M$30]*[$'Посещения + Долги'.M6])" office:value-type="string" office:string-value="0" calcext:value-type="string">
            <text:p>0</text:p>
          </table:table-cell>
          <table:table-cell table:style-name="ce46" table:formula="of:=IF(OR(ISTEXT([$'Посещения + Долги'.N6]); [.$A40]=[.N$61]); 0; [$'Посещения + Долги'.N$30]*[$'Посещения + Долги'.N6])" office:value-type="string" office:string-value="0" calcext:value-type="string">
            <text:p>0</text:p>
          </table:table-cell>
          <table:table-cell table:style-name="ce47" table:formula="of:=IF(OR(ISTEXT([$'Посещения + Долги'.O6]); [.$A40]=[.O$61]); 0; [$'Посещения + Долги'.O$30]*[$'Посещения + Долги'.O6])" office:value-type="string" office:string-value="0" calcext:value-type="string">
            <text:p>0</text:p>
          </table:table-cell>
          <table:table-cell table:style-name="ce46" table:formula="of:=IF(OR(ISTEXT([$'Посещения + Долги'.P6]); [.$A40]=[.P$61]); 0; [$'Посещения + Долги'.P$30]*[$'Посещения + Долги'.P6])" office:value-type="string" office:string-value="0" calcext:value-type="string">
            <text:p>0</text:p>
          </table:table-cell>
          <table:table-cell table:style-name="ce47" table:formula="of:=IF(OR(ISTEXT([$'Посещения + Долги'.Q6]); [.$A40]=[.Q$61]); 0; [$'Посещения + Долги'.Q$30]*[$'Посещения + Долги'.Q6])" office:value-type="string" office:string-value="0" calcext:value-type="string">
            <text:p>0</text:p>
          </table:table-cell>
          <table:table-cell table:style-name="ce46" table:formula="of:=IF(OR(ISTEXT([$'Посещения + Долги'.R6]); [.$A40]=[.R$61]); 0; [$'Посещения + Долги'.R$30]*[$'Посещения + Долги'.R6])" office:value-type="string" office:string-value="0" calcext:value-type="string">
            <text:p>0</text:p>
          </table:table-cell>
          <table:table-cell table:style-name="ce47" table:formula="of:=IF(OR(ISTEXT([$'Посещения + Долги'.S6]); [.$A40]=[.S$61]); 0; [$'Посещения + Долги'.S$30]*[$'Посещения + Долги'.S6])" office:value-type="string" office:string-value="0" calcext:value-type="string">
            <text:p>0</text:p>
          </table:table-cell>
          <table:table-cell table:style-name="ce46" table:formula="of:=IF(OR(ISTEXT([$'Посещения + Долги'.T6]); [.$A40]=[.T$61]); 0; [$'Посещения + Долги'.T$30]*[$'Посещения + Долги'.T6])" office:value-type="string" office:string-value="0" calcext:value-type="string">
            <text:p>0</text:p>
          </table:table-cell>
          <table:table-cell table:style-name="ce47" table:formula="of:=IF(OR(ISTEXT([$'Посещения + Долги'.U6]); [.$A40]=[.U$61]); 0; [$'Посещения + Долги'.U$30]*[$'Посещения + Долги'.U6])" office:value-type="string" office:string-value="0" calcext:value-type="string">
            <text:p>0</text:p>
          </table:table-cell>
          <table:table-cell table:style-name="ce46" table:formula="of:=IF(OR(ISTEXT([$'Посещения + Долги'.V6]); [.$A40]=[.V$61]); 0; [$'Посещения + Долги'.V$30]*[$'Посещения + Долги'.V6])" office:value-type="string" office:string-value="0" calcext:value-type="string">
            <text:p>0</text:p>
          </table:table-cell>
          <table:table-cell table:style-name="ce47" table:formula="of:=IF(OR(ISTEXT([$'Посещения + Долги'.W6]); [.$A40]=[.W$61]); 0; [$'Посещения + Долги'.W$30]*[$'Посещения + Долги'.W6])" office:value-type="string" office:string-value="0" calcext:value-type="string">
            <text:p>0</text:p>
          </table:table-cell>
          <table:table-cell table:style-name="ce46" table:formula="of:=IF(OR(ISTEXT([$'Посещения + Долги'.X6]); [.$A40]=[.X$61]); 0; [$'Посещения + Долги'.X$30]*[$'Посещения + Долги'.X6])" office:value-type="string" office:string-value="0" calcext:value-type="string">
            <text:p>0</text:p>
          </table:table-cell>
          <table:table-cell table:style-name="ce47" table:formula="of:=IF(OR(ISTEXT([$'Посещения + Долги'.Y6]); [.$A40]=[.Y$61]); 0; [$'Посещения + Долги'.Y$30]*[$'Посещения + Долги'.Y6])" office:value-type="string" office:string-value="0" calcext:value-type="string">
            <text:p>0</text:p>
          </table:table-cell>
          <table:table-cell table:style-name="ce46" table:formula="of:=IF(OR(ISTEXT([$'Посещения + Долги'.Z6]); [.$A40]=[.Z$61]); 0; [$'Посещения + Долги'.Z$30]*[$'Посещения + Долги'.Z6])" office:value-type="string" office:string-value="0" calcext:value-type="string">
            <text:p>0</text:p>
          </table:table-cell>
          <table:table-cell table:style-name="ce47" table:formula="of:=IF(OR(ISTEXT([$'Посещения + Долги'.AA6]); [.$A40]=[.AA$61]); 0; [$'Посещения + Долги'.AA$30]*[$'Посещения + Долги'.AA6])" office:value-type="string" office:string-value="0" calcext:value-type="string">
            <text:p>0</text:p>
          </table:table-cell>
          <table:table-cell table:style-name="ce46" table:formula="of:=IF(OR(ISTEXT([$'Посещения + Долги'.AB6]); [.$A40]=[.AB$61]); 0; [$'Посещения + Долги'.AB$30]*[$'Посещения + Долги'.AB6])" office:value-type="string" office:string-value="0" calcext:value-type="string">
            <text:p>0</text:p>
          </table:table-cell>
          <table:table-cell table:style-name="ce47" table:formula="of:=IF(OR(ISTEXT([$'Посещения + Долги'.AC6]); [.$A40]=[.AC$61]); 0; [$'Посещения + Долги'.AC$30]*[$'Посещения + Долги'.AC6])" office:value-type="string" office:string-value="0" calcext:value-type="string">
            <text:p>0</text:p>
          </table:table-cell>
          <table:table-cell table:style-name="ce46" table:formula="of:=IF(OR(ISTEXT([$'Посещения + Долги'.AD6]); [.$A40]=[.AD$61]); 0; [$'Посещения + Долги'.AD$30]*[$'Посещения + Долги'.AD6])" office:value-type="string" office:string-value="0" calcext:value-type="string">
            <text:p>0</text:p>
          </table:table-cell>
          <table:table-cell table:style-name="ce47" table:formula="of:=IF(OR(ISTEXT([$'Посещения + Долги'.AE6]); [.$A40]=[.AE$61]); 0; [$'Посещения + Долги'.AE$30]*[$'Посещения + Долги'.AE6])" office:value-type="string" office:string-value="0" calcext:value-type="string">
            <text:p>0</text:p>
          </table:table-cell>
          <table:table-cell table:style-name="ce46" table:formula="of:=IF(OR(ISTEXT([$'Посещения + Долги'.AF6]); [.$A40]=[.AF$61]); 0; [$'Посещения + Долги'.AF$30]*[$'Посещения + Долги'.AF6])" office:value-type="string" office:string-value="0" calcext:value-type="string">
            <text:p>0</text:p>
          </table:table-cell>
          <table:table-cell table:style-name="ce47" table:formula="of:=IF(OR(ISTEXT([$'Посещения + Долги'.AG6]); [.$A40]=[.AG$61]); 0; [$'Посещения + Долги'.AG$30]*[$'Посещения + Долги'.AG6])" office:value-type="string" office:string-value="0" calcext:value-type="string">
            <text:p>0</text:p>
          </table:table-cell>
          <table:table-cell table:style-name="ce46" table:formula="of:=IF(OR(ISTEXT([$'Посещения + Долги'.AH6]); [.$A40]=[.AH$61]); 0; [$'Посещения + Долги'.AH$30]*[$'Посещения + Долги'.AH6])" office:value-type="string" office:string-value="0" calcext:value-type="string">
            <text:p>0</text:p>
          </table:table-cell>
          <table:table-cell table:style-name="ce47" table:formula="of:=IF(OR(ISTEXT([$'Посещения + Долги'.AI6]); [.$A40]=[.AI$61]); 0; [$'Посещения + Долги'.AI$30]*[$'Посещения + Долги'.AI6])" office:value-type="string" office:string-value="0" calcext:value-type="string">
            <text:p>0</text:p>
          </table:table-cell>
          <table:table-cell table:style-name="ce46" table:formula="of:=IF(OR(ISTEXT([$'Посещения + Долги'.AJ6]); [.$A40]=[.AJ$61]); 0; [$'Посещения + Долги'.AJ$30]*[$'Посещения + Долги'.AJ6])" office:value-type="string" office:string-value="0" calcext:value-type="string">
            <text:p>0</text:p>
          </table:table-cell>
          <table:table-cell table:style-name="ce47" table:formula="of:=IF(OR(ISTEXT([$'Посещения + Долги'.AK6]); [.$A40]=[.AK$61]); 0; [$'Посещения + Долги'.AK$30]*[$'Посещения + Долги'.AK6])" office:value-type="string" office:string-value="0" calcext:value-type="string">
            <text:p>0</text:p>
          </table:table-cell>
          <table:table-cell table:style-name="ce46" table:formula="of:=IF(OR(ISTEXT([$'Посещения + Долги'.AL6]); [.$A40]=[.AL$61]); 0; [$'Посещения + Долги'.AL$30]*[$'Посещения + Долги'.AL6])" office:value-type="string" office:string-value="0" calcext:value-type="string">
            <text:p>0</text:p>
          </table:table-cell>
          <table:table-cell table:style-name="ce47" table:formula="of:=IF(OR(ISTEXT([$'Посещения + Долги'.AM6]); [.$A40]=[.AM$61]); 0; [$'Посещения + Долги'.AM$30]*[$'Посещения + Долги'.AM6])" office:value-type="string" office:string-value="0" calcext:value-type="string">
            <text:p>0</text:p>
          </table:table-cell>
          <table:table-cell table:style-name="ce46" table:formula="of:=IF(OR(ISTEXT([$'Посещения + Долги'.AN6]); [.$A40]=[.AN$61]); 0; [$'Посещения + Долги'.AN$30]*[$'Посещения + Долги'.AN6])" office:value-type="string" office:string-value="0" calcext:value-type="string">
            <text:p>0</text:p>
          </table:table-cell>
          <table:table-cell table:style-name="ce47" table:formula="of:=IF(OR(ISTEXT([$'Посещения + Долги'.AO6]); [.$A40]=[.AO$61]); 0; [$'Посещения + Долги'.AO$30]*[$'Посещения + Долги'.AO6])" office:value-type="string" office:string-value="0" calcext:value-type="string">
            <text:p>0</text:p>
          </table:table-cell>
          <table:table-cell table:style-name="ce46" table:formula="of:=IF(OR(ISTEXT([$'Посещения + Долги'.AP6]); [.$A40]=[.AP$61]); 0; [$'Посещения + Долги'.AP$30]*[$'Посещения + Долги'.AP6])" office:value-type="string" office:string-value="0" calcext:value-type="string">
            <text:p>0</text:p>
          </table:table-cell>
          <table:table-cell table:style-name="ce47" table:formula="of:=IF(OR(ISTEXT([$'Посещения + Долги'.AQ6]); [.$A40]=[.AQ$61]); 0; [$'Посещения + Долги'.AQ$30]*[$'Посещения + Долги'.AQ6])" office:value-type="string" office:string-value="0" calcext:value-type="string">
            <text:p>0</text:p>
          </table:table-cell>
          <table:table-cell table:style-name="ce46" table:formula="of:=IF(OR(ISTEXT([$'Посещения + Долги'.AR6]); [.$A40]=[.AR$61]); 0; [$'Посещения + Долги'.AR$30]*[$'Посещения + Долги'.AR6])" office:value-type="string" office:string-value="0" calcext:value-type="string">
            <text:p>0</text:p>
          </table:table-cell>
          <table:table-cell table:style-name="ce47" table:formula="of:=IF(OR(ISTEXT([$'Посещения + Долги'.AS6]); [.$A40]=[.AS$61]); 0; [$'Посещения + Долги'.AS$30]*[$'Посещения + Долги'.AS6])" office:value-type="string" office:string-value="0" calcext:value-type="string">
            <text:p>0</text:p>
          </table:table-cell>
          <table:table-cell table:style-name="ce47" table:formula="of:=IF(OR(ISTEXT([$'Посещения + Долги'.AT6]); [.$A40]=[.AT$61]); 0; [$'Посещения + Долги'.AT$30]*[$'Посещения + Долги'.AT6])" office:value-type="string" office:string-value="0" calcext:value-type="string">
            <text:p>0</text:p>
          </table:table-cell>
          <table:table-cell table:style-name="ce47" table:formula="of:=IF(OR(ISTEXT([$'Посещения + Долги'.AU6]); [.$A40]=[.AU$61]); 0; [$'Посещения + Долги'.AU$30]*[$'Посещения + Долги'.AU6])" office:value-type="string" office:string-value="0" calcext:value-type="string">
            <text:p>0</text:p>
          </table:table-cell>
          <table:table-cell table:style-name="ce47" table:formula="of:=IF(OR(ISTEXT([$'Посещения + Долги'.AV6]); [.$A40]=[.AV$61]); 0; [$'Посещения + Долги'.AV$30]*[$'Посещения + Долги'.AV6])" office:value-type="string" office:string-value="0" calcext:value-type="string">
            <text:p>0</text:p>
          </table:table-cell>
          <table:table-cell table:style-name="ce47" table:formula="of:=IF(OR(ISTEXT([$'Посещения + Долги'.AW6]); [.$A40]=[.AW$61]); 0; [$'Посещения + Долги'.AW$30]*[$'Посещения + Долги'.AW6])" office:value-type="string" office:string-value="0" calcext:value-type="string">
            <text:p>0</text:p>
          </table:table-cell>
          <table:table-cell table:style-name="ce47" table:formula="of:=IF(OR(ISTEXT([$'Посещения + Долги'.AX6]); [.$A40]=[.AX$61]); 0; [$'Посещения + Долги'.AX$30]*[$'Посещения + Долги'.AX6])" office:value-type="string" office:string-value="0" calcext:value-type="string">
            <text:p>0</text:p>
          </table:table-cell>
          <table:table-cell table:style-name="ce47" table:formula="of:=IF(OR(ISTEXT([$'Посещения + Долги'.AY6]); [.$A40]=[.AY$61]); 0; [$'Посещения + Долги'.AY$30]*[$'Посещения + Долги'.AY6])" office:value-type="string" office:string-value="0" calcext:value-type="string">
            <text:p>0</text:p>
          </table:table-cell>
          <table:table-cell table:style-name="ce47" table:formula="of:=IF(OR(ISTEXT([$'Посещения + Долги'.AZ6]); [.$A40]=[.AZ$61]); 0; [$'Посещения + Долги'.AZ$30]*[$'Посещения + Долги'.AZ6])" office:value-type="string" office:string-value="0" calcext:value-type="string">
            <text:p>0</text:p>
          </table:table-cell>
          <table:table-cell table:style-name="ce47" table:formula="of:=IF(OR(ISTEXT([$'Посещения + Долги'.BA6]); [.$A40]=[.BA$61]); 0; [$'Посещения + Долги'.BA$30]*[$'Посещения + Долги'.BA6])" office:value-type="string" office:string-value="0" calcext:value-type="string">
            <text:p>0</text:p>
          </table:table-cell>
          <table:table-cell table:style-name="ce47" table:formula="of:=IF(OR(ISTEXT([$'Посещения + Долги'.BB6]); [.$A40]=[.BB$61]); 0; [$'Посещения + Долги'.BB$30]*[$'Посещения + Долги'.BB6])" office:value-type="string" office:string-value="0" calcext:value-type="string">
            <text:p>0</text:p>
          </table:table-cell>
          <table:table-cell table:style-name="ce47" table:formula="of:=IF(OR(ISTEXT([$'Посещения + Долги'.BC6]); [.$A40]=[.BC$61]); 0; [$'Посещения + Долги'.BC$30]*[$'Посещения + Долги'.BC6])" office:value-type="string" office:string-value="0" calcext:value-type="string">
            <text:p>0</text:p>
          </table:table-cell>
          <table:table-cell table:style-name="ce47" table:formula="of:=IF(OR(ISTEXT([$'Посещения + Долги'.BD6]); [.$A40]=[.BD$61]); 0; [$'Посещения + Долги'.BD$30]*[$'Посещения + Долги'.BD6])" office:value-type="string" office:string-value="0" calcext:value-type="string">
            <text:p>0</text:p>
          </table:table-cell>
          <table:table-cell table:style-name="ce47" table:formula="of:=IF(OR(ISTEXT([$'Посещения + Долги'.BE6]); [.$A40]=[.BE$61]); 0; [$'Посещения + Долги'.BE$30]*[$'Посещения + Долги'.BE6])" office:value-type="string" office:string-value="0" calcext:value-type="string">
            <text:p>0</text:p>
          </table:table-cell>
          <table:table-cell table:style-name="ce47" table:formula="of:=IF(OR(ISTEXT([$'Посещения + Долги'.BF6]); [.$A40]=[.BF$61]); 0; [$'Посещения + Долги'.BF$30]*[$'Посещения + Долги'.BF6])" office:value-type="string" office:string-value="0" calcext:value-type="string">
            <text:p>0</text:p>
          </table:table-cell>
          <table:table-cell table:style-name="ce47" table:formula="of:=IF(OR(ISTEXT([$'Посещения + Долги'.BG6]); [.$A40]=[.BG$61]); 0; [$'Посещения + Долги'.BG$30]*[$'Посещения + Долги'.BG6])" office:value-type="string" office:string-value="0" calcext:value-type="string">
            <text:p>0</text:p>
          </table:table-cell>
          <table:table-cell table:style-name="ce47" table:formula="of:=IF(OR(ISTEXT([$'Посещения + Долги'.BH6]); [.$A40]=[.BH$61]); 0; [$'Посещения + Долги'.BH$30]*[$'Посещения + Долги'.BH6])" office:value-type="string" office:string-value="0" calcext:value-type="string">
            <text:p>0</text:p>
          </table:table-cell>
          <table:table-cell table:style-name="ce47" table:formula="of:=IF(OR(ISTEXT([$'Посещения + Долги'.BI6]); [.$A40]=[.BI$61]); 0; [$'Посещения + Долги'.BI$30]*[$'Посещения + Долги'.BI6])" office:value-type="string" office:string-value="0" calcext:value-type="string">
            <text:p>0</text:p>
          </table:table-cell>
          <table:table-cell table:style-name="ce47" table:formula="of:=IF(OR(ISTEXT([$'Посещения + Долги'.BJ6]); [.$A40]=[.BJ$61]); 0; [$'Посещения + Долги'.BJ$30]*[$'Посещения + Долги'.BJ6])" office:value-type="string" office:string-value="0" calcext:value-type="string">
            <text:p>0</text:p>
          </table:table-cell>
          <table:table-cell table:style-name="ce47" table:formula="of:=IF(OR(ISTEXT([$'Посещения + Долги'.BK6]); [.$A40]=[.BK$61]); 0; [$'Посещения + Долги'.BK$30]*[$'Посещения + Долги'.BK6])" office:value-type="string" office:string-value="0" calcext:value-type="string">
            <text:p>0</text:p>
          </table:table-cell>
          <table:table-cell table:style-name="ce47" table:formula="of:=IF(OR(ISTEXT([$'Посещения + Долги'.BL6]); [.$A40]=[.BL$61]); 0; [$'Посещения + Долги'.BL$30]*[$'Посещения + Долги'.BL6])" office:value-type="string" office:string-value="0" calcext:value-type="string">
            <text:p>0</text:p>
          </table:table-cell>
          <table:table-cell table:style-name="ce47" table:formula="of:=IF(OR(ISTEXT([$'Посещения + Долги'.BM6]); [.$A40]=[.BM$61]); 0; [$'Посещения + Долги'.BM$30]*[$'Посещения + Долги'.BM6])" office:value-type="string" office:string-value="0" calcext:value-type="string">
            <text:p>0</text:p>
          </table:table-cell>
          <table:table-cell table:style-name="ce47" table:formula="of:=IF(OR(ISTEXT([$'Посещения + Долги'.BN6]); [.$A40]=[.BN$61]); 0; [$'Посещения + Долги'.BN$30]*[$'Посещения + Долги'.BN6])" office:value-type="string" office:string-value="0" calcext:value-type="string">
            <text:p>0</text:p>
          </table:table-cell>
          <table:table-cell table:style-name="ce47" table:formula="of:=IF(OR(ISTEXT([$'Посещения + Долги'.BO6]); [.$A40]=[.BO$61]); 0; [$'Посещения + Долги'.BO$30]*[$'Посещения + Долги'.BO6])" office:value-type="string" office:string-value="0" calcext:value-type="string">
            <text:p>0</text:p>
          </table:table-cell>
          <table:table-cell table:style-name="ce47" table:formula="of:=IF(OR(ISTEXT([$'Посещения + Долги'.BP6]); [.$A40]=[.BP$61]); 0; [$'Посещения + Долги'.BP$30]*[$'Посещения + Долги'.BP6])" office:value-type="string" office:string-value="0" calcext:value-type="string">
            <text:p>0</text:p>
          </table:table-cell>
          <table:table-cell table:style-name="ce47" table:formula="of:=IF(OR(ISTEXT([$'Посещения + Долги'.BQ6]); [.$A40]=[.BQ$61]); 0; [$'Посещения + Долги'.BQ$30]*[$'Посещения + Долги'.BQ6])" office:value-type="string" office:string-value="0" calcext:value-type="string">
            <text:p>0</text:p>
          </table:table-cell>
          <table:table-cell table:style-name="ce47" table:formula="of:=IF(OR(ISTEXT([$'Посещения + Долги'.BR6]); [.$A40]=[.BR$61]); 0; [$'Посещения + Долги'.BR$30]*[$'Посещения + Долги'.BR6])" office:value-type="string" office:string-value="0" calcext:value-type="string">
            <text:p>0</text:p>
          </table:table-cell>
          <table:table-cell table:style-name="ce47" table:formula="of:=IF(OR(ISTEXT([$'Посещения + Долги'.BS6]); [.$A40]=[.BS$61]); 0; [$'Посещения + Долги'.BS$30]*[$'Посещения + Долги'.BS6])" office:value-type="string" office:string-value="0" calcext:value-type="string">
            <text:p>0</text:p>
          </table:table-cell>
          <table:table-cell table:style-name="ce47" table:formula="of:=IF(OR(ISTEXT([$'Посещения + Долги'.BT6]); [.$A40]=[.BT$61]); 0; [$'Посещения + Долги'.BT$30]*[$'Посещения + Долги'.BT6])" office:value-type="string" office:string-value="0" calcext:value-type="string">
            <text:p>0</text:p>
          </table:table-cell>
          <table:table-cell table:style-name="ce47" table:formula="of:=IF(OR(ISTEXT([$'Посещения + Долги'.BU6]); [.$A40]=[.BU$61]); 0; [$'Посещения + Долги'.BU$30]*[$'Посещения + Долги'.BU6])" office:value-type="string" office:string-value="0" calcext:value-type="string">
            <text:p>0</text:p>
          </table:table-cell>
          <table:table-cell table:style-name="ce47" table:formula="of:=IF(OR(ISTEXT([$'Посещения + Долги'.BV6]); [.$A40]=[.BV$61]); 0; [$'Посещения + Долги'.BV$30]*[$'Посещения + Долги'.BV6])" office:value-type="string" office:string-value="0" calcext:value-type="string">
            <text:p>0</text:p>
          </table:table-cell>
          <table:table-cell table:style-name="ce47" table:formula="of:=IF(OR(ISTEXT([$'Посещения + Долги'.BW6]); [.$A40]=[.BW$61]); 0; [$'Посещения + Долги'.BW$30]*[$'Посещения + Долги'.BW6])" office:value-type="string" office:string-value="0" calcext:value-type="string">
            <text:p>0</text:p>
          </table:table-cell>
          <table:table-cell table:style-name="ce47" table:formula="of:=IF(OR(ISTEXT([$'Посещения + Долги'.BX6]); [.$A40]=[.BX$61]); 0; [$'Посещения + Долги'.BX$30]*[$'Посещения + Долги'.BX6])" office:value-type="string" office:string-value="0" calcext:value-type="string">
            <text:p>0</text:p>
          </table:table-cell>
          <table:table-cell table:style-name="ce47" table:formula="of:=IF(OR(ISTEXT([$'Посещения + Долги'.BY6]); [.$A40]=[.BY$61]); 0; [$'Посещения + Долги'.BY$30]*[$'Посещения + Долги'.BY6])" office:value-type="string" office:string-value="0" calcext:value-type="string">
            <text:p>0</text:p>
          </table:table-cell>
          <table:table-cell table:style-name="ce47" table:formula="of:=IF(OR(ISTEXT([$'Посещения + Долги'.BZ6]); [.$A40]=[.BZ$61]); 0; [$'Посещения + Долги'.BZ$30]*[$'Посещения + Долги'.BZ6])" office:value-type="string" office:string-value="0" calcext:value-type="string">
            <text:p>0</text:p>
          </table:table-cell>
          <table:table-cell table:style-name="ce47" table:formula="of:=IF(OR(ISTEXT([$'Посещения + Долги'.CA6]); [.$A40]=[.CA$61]); 0; [$'Посещения + Долги'.CA$30]*[$'Посещения + Долги'.CA6])" office:value-type="string" office:string-value="0" calcext:value-type="string">
            <text:p>0</text:p>
          </table:table-cell>
          <table:table-cell table:style-name="ce47" table:formula="of:=IF(OR(ISTEXT([$'Посещения + Долги'.CB6]); [.$A40]=[.CB$61]); 0; [$'Посещения + Долги'.CB$30]*[$'Посещения + Долги'.CB6])" office:value-type="string" office:string-value="0" calcext:value-type="string">
            <text:p>0</text:p>
          </table:table-cell>
          <table:table-cell table:style-name="ce47" table:formula="of:=IF(OR(ISTEXT([$'Посещения + Долги'.CC6]); [.$A40]=[.CC$61]); 0; [$'Посещения + Долги'.CC$30]*[$'Посещения + Долги'.CC6])" office:value-type="string" office:string-value="0" calcext:value-type="string">
            <text:p>0</text:p>
          </table:table-cell>
          <table:table-cell table:style-name="ce47" table:formula="of:=IF(OR(ISTEXT([$'Посещения + Долги'.CD6]); [.$A40]=[.CD$61]); 0; [$'Посещения + Долги'.CD$30]*[$'Посещения + Долги'.CD6])" office:value-type="string" office:string-value="0" calcext:value-type="string">
            <text:p>0</text:p>
          </table:table-cell>
          <table:table-cell table:style-name="ce47" table:formula="of:=IF(OR(ISTEXT([$'Посещения + Долги'.CE6]); [.$A40]=[.CE$61]); 0; [$'Посещения + Долги'.CE$30]*[$'Посещения + Долги'.CE6])" office:value-type="string" office:string-value="0" calcext:value-type="string">
            <text:p>0</text:p>
          </table:table-cell>
          <table:table-cell table:style-name="ce47" table:formula="of:=IF(OR(ISTEXT([$'Посещения + Долги'.CF6]); [.$A40]=[.CF$61]); 0; [$'Посещения + Долги'.CF$30]*[$'Посещения + Долги'.CF6])" office:value-type="string" office:string-value="0" calcext:value-type="string">
            <text:p>0</text:p>
          </table:table-cell>
          <table:table-cell table:style-name="ce47" table:formula="of:=IF(OR(ISTEXT([$'Посещения + Долги'.CG6]); [.$A40]=[.CG$61]); 0; [$'Посещения + Долги'.CG$30]*[$'Посещения + Долги'.CG6])" office:value-type="string" office:string-value="0" calcext:value-type="string">
            <text:p>0</text:p>
          </table:table-cell>
          <table:table-cell table:style-name="ce47" table:formula="of:=IF(OR(ISTEXT([$'Посещения + Долги'.CH6]); [.$A40]=[.CH$61]); 0; [$'Посещения + Долги'.CH$30]*[$'Посещения + Долги'.CH6])" office:value-type="string" office:string-value="0" calcext:value-type="string">
            <text:p>0</text:p>
          </table:table-cell>
          <table:table-cell table:style-name="ce47" table:formula="of:=IF(OR(ISTEXT([$'Посещения + Долги'.CI6]); [.$A40]=[.CI$61]); 0; [$'Посещения + Долги'.CI$30]*[$'Посещения + Долги'.CI6])" office:value-type="string" office:string-value="0" calcext:value-type="string">
            <text:p>0</text:p>
          </table:table-cell>
          <table:table-cell table:style-name="ce47" table:formula="of:=IF(OR(ISTEXT([$'Посещения + Долги'.CJ6]); [.$A40]=[.CJ$61]); 0; [$'Посещения + Долги'.CJ$30]*[$'Посещения + Долги'.CJ6])" office:value-type="string" office:string-value="0" calcext:value-type="string">
            <text:p>0</text:p>
          </table:table-cell>
          <table:table-cell table:style-name="ce47" table:formula="of:=IF(OR(ISTEXT([$'Посещения + Долги'.CK6]); [.$A40]=[.CK$61]); 0; [$'Посещения + Долги'.CK$30]*[$'Посещения + Долги'.CK6])" office:value-type="string" office:string-value="0" calcext:value-type="string">
            <text:p>0</text:p>
          </table:table-cell>
          <table:table-cell table:style-name="ce47" table:formula="of:=IF(OR(ISTEXT([$'Посещения + Долги'.CL6]); [.$A40]=[.CL$61]); 0; [$'Посещения + Долги'.CL$30]*[$'Посещения + Долги'.CL6])" office:value-type="string" office:string-value="0" calcext:value-type="string">
            <text:p>0</text:p>
          </table:table-cell>
          <table:table-cell table:style-name="ce47" table:formula="of:=IF(OR(ISTEXT([$'Посещения + Долги'.CM6]); [.$A40]=[.CM$61]); 0; [$'Посещения + Долги'.CM$30]*[$'Посещения + Долги'.CM6])" office:value-type="string" office:string-value="0" calcext:value-type="string">
            <text:p>0</text:p>
          </table:table-cell>
          <table:table-cell table:style-name="ce47" table:formula="of:=IF(OR(ISTEXT([$'Посещения + Долги'.CN6]); [.$A40]=[.CN$61]); 0; [$'Посещения + Долги'.CN$30]*[$'Посещения + Долги'.CN6])" office:value-type="string" office:string-value="0" calcext:value-type="string">
            <text:p>0</text:p>
          </table:table-cell>
          <table:table-cell table:style-name="ce47" table:formula="of:=IF(OR(ISTEXT([$'Посещения + Долги'.CO6]); [.$A40]=[.CO$61]); 0; [$'Посещения + Долги'.CO$30]*[$'Посещения + Долги'.CO6])" office:value-type="string" office:string-value="0" calcext:value-type="string">
            <text:p>0</text:p>
          </table:table-cell>
          <table:table-cell table:style-name="ce47" table:formula="of:=IF(OR(ISTEXT([$'Посещения + Долги'.CP6]); [.$A40]=[.CP$61]); 0; [$'Посещения + Долги'.CP$30]*[$'Посещения + Долги'.CP6])" office:value-type="string" office:string-value="0" calcext:value-type="string">
            <text:p>0</text:p>
          </table:table-cell>
          <table:table-cell table:style-name="ce47" table:formula="of:=IF(OR(ISTEXT([$'Посещения + Долги'.CQ6]); [.$A40]=[.CQ$61]); 0; [$'Посещения + Долги'.CQ$30]*[$'Посещения + Долги'.CQ6])" office:value-type="string" office:string-value="0" calcext:value-type="string">
            <text:p>0</text:p>
          </table:table-cell>
          <table:table-cell table:style-name="ce47" table:formula="of:=IF(OR(ISTEXT([$'Посещения + Долги'.CR6]); [.$A40]=[.CR$61]); 0; [$'Посещения + Долги'.CR$30]*[$'Посещения + Долги'.CR6])" office:value-type="string" office:string-value="0" calcext:value-type="string">
            <text:p>0</text:p>
          </table:table-cell>
          <table:table-cell table:style-name="ce47" table:formula="of:=IF(OR(ISTEXT([$'Посещения + Долги'.CS6]); [.$A40]=[.CS$61]); 0; [$'Посещения + Долги'.CS$30]*[$'Посещения + Долги'.CS6])" office:value-type="string" office:string-value="0" calcext:value-type="string">
            <text:p>0</text:p>
          </table:table-cell>
          <table:table-cell table:style-name="ce47" table:formula="of:=IF(OR(ISTEXT([$'Посещения + Долги'.CT6]); [.$A40]=[.CT$61]); 0; [$'Посещения + Долги'.CT$30]*[$'Посещения + Долги'.CT6])" office:value-type="string" office:string-value="0" calcext:value-type="string">
            <text:p>0</text:p>
          </table:table-cell>
          <table:table-cell table:style-name="ce47" table:formula="of:=IF(OR(ISTEXT([$'Посещения + Долги'.CU6]); [.$A40]=[.CU$61]); 0; [$'Посещения + Долги'.CU$30]*[$'Посещения + Долги'.CU6])" office:value-type="string" office:string-value="0" calcext:value-type="string">
            <text:p>0</text:p>
          </table:table-cell>
          <table:table-cell table:style-name="ce47" table:formula="of:=IF(OR(ISTEXT([$'Посещения + Долги'.CV6]); [.$A40]=[.CV$61]); 0; [$'Посещения + Долги'.CV$30]*[$'Посещения + Долги'.CV6])" office:value-type="string" office:string-value="0" calcext:value-type="string">
            <text:p>0</text:p>
          </table:table-cell>
          <table:table-cell table:style-name="ce47" table:formula="of:=IF(OR(ISTEXT([$'Посещения + Долги'.CW6]); [.$A40]=[.CW$61]); 0; [$'Посещения + Долги'.CW$30]*[$'Посещения + Долги'.CW6])" office:value-type="string" office:string-value="0" calcext:value-type="string">
            <text:p>0</text:p>
          </table:table-cell>
          <table:table-cell table:style-name="ce47" table:formula="of:=IF(OR(ISTEXT([$'Посещения + Долги'.CX6]); [.$A40]=[.CX$61]); 0; [$'Посещения + Долги'.CX$30]*[$'Посещения + Долги'.CX6])" office:value-type="string" office:string-value="0" calcext:value-type="string">
            <text:p>0</text:p>
          </table:table-cell>
          <table:table-cell table:style-name="ce47" table:formula="of:=IF(OR(ISTEXT([$'Посещения + Долги'.CY6]); [.$A40]=[.CY$61]); 0; [$'Посещения + Долги'.CY$30]*[$'Посещения + Долги'.CY6])" office:value-type="string" office:string-value="0" calcext:value-type="string">
            <text:p>0</text:p>
          </table:table-cell>
          <table:table-cell table:style-name="ce47" table:formula="of:=IF(OR(ISTEXT([$'Посещения + Долги'.CZ6]); [.$A40]=[.CZ$61]); 0; [$'Посещения + Долги'.CZ$30]*[$'Посещения + Долги'.CZ6])" office:value-type="string" office:string-value="0" calcext:value-type="string">
            <text:p>0</text:p>
          </table:table-cell>
          <table:table-cell table:style-name="ce47" table:formula="of:=IF(OR(ISTEXT([$'Посещения + Долги'.DA6]); [.$A40]=[.DA$61]); 0; [$'Посещения + Долги'.DA$30]*[$'Посещения + Долги'.DA6])" office:value-type="string" office:string-value="0" calcext:value-type="string">
            <text:p>0</text:p>
          </table:table-cell>
          <table:table-cell table:style-name="ce47" table:formula="of:=IF(OR(ISTEXT([$'Посещения + Долги'.DB6]); [.$A40]=[.DB$61]); 0; [$'Посещения + Долги'.DB$30]*[$'Посещения + Долги'.DB6])" office:value-type="string" office:string-value="0" calcext:value-type="string">
            <text:p>0</text:p>
          </table:table-cell>
          <table:table-cell table:style-name="ce47" table:formula="of:=IF(OR(ISTEXT([$'Посещения + Долги'.DC6]); [.$A40]=[.DC$61]); 0; [$'Посещения + Долги'.DC$30]*[$'Посещения + Долги'.DC6])" office:value-type="string" office:string-value="0" calcext:value-type="string">
            <text:p>0</text:p>
          </table:table-cell>
          <table:table-cell table:style-name="ce47" table:formula="of:=IF(OR(ISTEXT([$'Посещения + Долги'.DD6]); [.$A40]=[.DD$61]); 0; [$'Посещения + Долги'.DD$30]*[$'Посещения + Долги'.DD6])" office:value-type="string" office:string-value="0" calcext:value-type="string">
            <text:p>0</text:p>
          </table:table-cell>
          <table:table-cell table:style-name="ce47" table:formula="of:=IF(OR(ISTEXT([$'Посещения + Долги'.DE6]); [.$A40]=[.DE$61]); 0; [$'Посещения + Долги'.DE$30]*[$'Посещения + Долги'.DE6])" office:value-type="string" office:string-value="0" calcext:value-type="string">
            <text:p>0</text:p>
          </table:table-cell>
          <table:table-cell table:style-name="ce47" table:formula="of:=IF(OR(ISTEXT([$'Посещения + Долги'.DF6]); [.$A40]=[.DF$61]); 0; [$'Посещения + Долги'.DF$30]*[$'Посещения + Долги'.DF6])" office:value-type="string" office:string-value="0" calcext:value-type="string">
            <text:p>0</text:p>
          </table:table-cell>
          <table:table-cell table:style-name="ce47" table:formula="of:=IF(OR(ISTEXT([$'Посещения + Долги'.DG6]); [.$A40]=[.DG$61]); 0; [$'Посещения + Долги'.DG$30]*[$'Посещения + Долги'.DG6])" office:value-type="string" office:string-value="0" calcext:value-type="string">
            <text:p>0</text:p>
          </table:table-cell>
          <table:table-cell table:style-name="ce47" table:formula="of:=IF(OR(ISTEXT([$'Посещения + Долги'.DH6]); [.$A40]=[.DH$61]); 0; [$'Посещения + Долги'.DH$30]*[$'Посещения + Долги'.DH6])" office:value-type="string" office:string-value="0" calcext:value-type="string">
            <text:p>0</text:p>
          </table:table-cell>
          <table:table-cell table:style-name="ce47" table:formula="of:=IF(OR(ISTEXT([$'Посещения + Долги'.DI6]); [.$A40]=[.DI$61]); 0; [$'Посещения + Долги'.DI$30]*[$'Посещения + Долги'.DI6])" office:value-type="string" office:string-value="0" calcext:value-type="string">
            <text:p>0</text:p>
          </table:table-cell>
          <table:table-cell table:style-name="ce47" table:formula="of:=IF(OR(ISTEXT([$'Посещения + Долги'.DJ6]); [.$A40]=[.DJ$61]); 0; [$'Посещения + Долги'.DJ$30]*[$'Посещения + Долги'.DJ6])" office:value-type="string" office:string-value="0" calcext:value-type="string">
            <text:p>0</text:p>
          </table:table-cell>
          <table:table-cell table:style-name="ce47" table:formula="of:=IF(OR(ISTEXT([$'Посещения + Долги'.DK6]); [.$A40]=[.DK$61]); 0; [$'Посещения + Долги'.DK$30]*[$'Посещения + Долги'.DK6])" office:value-type="string" office:string-value="0" calcext:value-type="string">
            <text:p>0</text:p>
          </table:table-cell>
          <table:table-cell table:style-name="ce47" table:formula="of:=IF(OR(ISTEXT([$'Посещения + Долги'.DL6]); [.$A40]=[.DL$61]); 0; [$'Посещения + Долги'.DL$30]*[$'Посещения + Долги'.DL6])" office:value-type="string" office:string-value="0" calcext:value-type="string">
            <text:p>0</text:p>
          </table:table-cell>
          <table:table-cell table:style-name="ce47" table:formula="of:=IF(OR(ISTEXT([$'Посещения + Долги'.DM6]); [.$A40]=[.DM$61]); 0; [$'Посещения + Долги'.DM$30]*[$'Посещения + Долги'.DM6])" office:value-type="string" office:string-value="0" calcext:value-type="string">
            <text:p>0</text:p>
          </table:table-cell>
          <table:table-cell table:style-name="ce47" table:formula="of:=IF(OR(ISTEXT([$'Посещения + Долги'.DN6]); [.$A40]=[.DN$61]); 0; [$'Посещения + Долги'.DN$30]*[$'Посещения + Долги'.DN6])" office:value-type="string" office:string-value="0" calcext:value-type="string">
            <text:p>0</text:p>
          </table:table-cell>
          <table:table-cell table:style-name="ce47" table:formula="of:=IF(OR(ISTEXT([$'Посещения + Долги'.DO6]); [.$A40]=[.DO$61]); 0; [$'Посещения + Долги'.DO$30]*[$'Посещения + Долги'.DO6])" office:value-type="string" office:string-value="0" calcext:value-type="string">
            <text:p>0</text:p>
          </table:table-cell>
          <table:table-cell table:style-name="ce47" table:formula="of:=IF(OR(ISTEXT([$'Посещения + Долги'.DP6]); [.$A40]=[.DP$61]); 0; [$'Посещения + Долги'.DP$30]*[$'Посещения + Долги'.DP6])" office:value-type="string" office:string-value="0" calcext:value-type="string">
            <text:p>0</text:p>
          </table:table-cell>
          <table:table-cell table:style-name="ce47" table:formula="of:=IF(OR(ISTEXT([$'Посещения + Долги'.DQ6]); [.$A40]=[.DQ$61]); 0; [$'Посещения + Долги'.DQ$30]*[$'Посещения + Долги'.DQ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Лисицын</text:p>
          </table:table-cell>
          <table:table-cell table:style-name="ce46" table:formula="of:=IF(OR(ISTEXT([$'Посещения + Долги'.B7]); [.$A41]=[.B$61]); 0; [$'Посещения + Долги'.B$30]*[$'Посещения + Долги'.B7])" office:value-type="string" office:string-value="0" calcext:value-type="string">
            <text:p>0</text:p>
          </table:table-cell>
          <table:table-cell table:style-name="ce47" table:formula="of:=IF(OR(ISTEXT([$'Посещения + Долги'.C7]); [.$A41]=[.C$61]); 0; [$'Посещения + Долги'.C$30]*[$'Посещения + Долги'.C7])" office:value-type="string" office:string-value="0" calcext:value-type="string">
            <text:p>0</text:p>
          </table:table-cell>
          <table:table-cell table:style-name="ce46" table:formula="of:=IF(OR(ISTEXT([$'Посещения + Долги'.D7]); [.$A41]=[.D$61]); 0; [$'Посещения + Долги'.D$30]*[$'Посещения + Долги'.D7])" office:value-type="string" office:string-value="0" calcext:value-type="string">
            <text:p>0</text:p>
          </table:table-cell>
          <table:table-cell table:style-name="ce47" table:formula="of:=IF(OR(ISTEXT([$'Посещения + Долги'.E7]); [.$A41]=[.E$61]); 0; [$'Посещения + Долги'.E$30]*[$'Посещения + Долги'.E7])" office:value-type="string" office:string-value="0" calcext:value-type="string">
            <text:p>0</text:p>
          </table:table-cell>
          <table:table-cell table:style-name="ce46" table:formula="of:=IF(OR(ISTEXT([$'Посещения + Долги'.F7]); [.$A41]=[.F$61]); 0; [$'Посещения + Долги'.F$30]*[$'Посещения + Долги'.F7])" office:value-type="string" office:string-value="0" calcext:value-type="string">
            <text:p>0</text:p>
          </table:table-cell>
          <table:table-cell table:style-name="ce47" table:formula="of:=IF(OR(ISTEXT([$'Посещения + Долги'.G7]); [.$A41]=[.G$61]); 0; [$'Посещения + Долги'.G$30]*[$'Посещения + Долги'.G7])" office:value-type="string" office:string-value="0" calcext:value-type="string">
            <text:p>0</text:p>
          </table:table-cell>
          <table:table-cell table:style-name="ce46" table:formula="of:=IF(OR(ISTEXT([$'Посещения + Долги'.H7]); [.$A41]=[.H$61]); 0; [$'Посещения + Долги'.H$30]*[$'Посещения + Долги'.H7])" office:value-type="string" office:string-value="0" calcext:value-type="string">
            <text:p>0</text:p>
          </table:table-cell>
          <table:table-cell table:style-name="ce47" table:formula="of:=IF(OR(ISTEXT([$'Посещения + Долги'.I7]); [.$A41]=[.I$61]); 0; [$'Посещения + Долги'.I$30]*[$'Посещения + Долги'.I7])" office:value-type="string" office:string-value="0" calcext:value-type="string">
            <text:p>0</text:p>
          </table:table-cell>
          <table:table-cell table:style-name="ce46" table:formula="of:=IF(OR(ISTEXT([$'Посещения + Долги'.J7]); [.$A41]=[.J$61]); 0; [$'Посещения + Долги'.J$30]*[$'Посещения + Долги'.J7])" office:value-type="string" office:string-value="0" calcext:value-type="string">
            <text:p>0</text:p>
          </table:table-cell>
          <table:table-cell table:style-name="ce47" table:formula="of:=IF(OR(ISTEXT([$'Посещения + Долги'.K7]); [.$A41]=[.K$61]); 0; [$'Посещения + Долги'.K$30]*[$'Посещения + Долги'.K7])" office:value-type="string" office:string-value="0" calcext:value-type="string">
            <text:p>0</text:p>
          </table:table-cell>
          <table:table-cell table:style-name="ce46" table:formula="of:=IF(OR(ISTEXT([$'Посещения + Долги'.L7]); [.$A41]=[.L$61]); 0; [$'Посещения + Долги'.L$30]*[$'Посещения + Долги'.L7])" office:value-type="string" office:string-value="0" calcext:value-type="string">
            <text:p>0</text:p>
          </table:table-cell>
          <table:table-cell table:style-name="ce47" table:formula="of:=IF(OR(ISTEXT([$'Посещения + Долги'.M7]); [.$A41]=[.M$61]); 0; [$'Посещения + Долги'.M$30]*[$'Посещения + Долги'.M7])" office:value-type="string" office:string-value="0" calcext:value-type="string">
            <text:p>0</text:p>
          </table:table-cell>
          <table:table-cell table:style-name="ce46" table:formula="of:=IF(OR(ISTEXT([$'Посещения + Долги'.N7]); [.$A41]=[.N$61]); 0; [$'Посещения + Долги'.N$30]*[$'Посещения + Долги'.N7])" office:value-type="string" office:string-value="0" calcext:value-type="string">
            <text:p>0</text:p>
          </table:table-cell>
          <table:table-cell table:style-name="ce47" table:formula="of:=IF(OR(ISTEXT([$'Посещения + Долги'.O7]); [.$A41]=[.O$61]); 0; [$'Посещения + Долги'.O$30]*[$'Посещения + Долги'.O7])" office:value-type="string" office:string-value="0" calcext:value-type="string">
            <text:p>0</text:p>
          </table:table-cell>
          <table:table-cell table:style-name="ce46" table:formula="of:=IF(OR(ISTEXT([$'Посещения + Долги'.P7]); [.$A41]=[.P$61]); 0; [$'Посещения + Долги'.P$30]*[$'Посещения + Долги'.P7])" office:value-type="string" office:string-value="0" calcext:value-type="string">
            <text:p>0</text:p>
          </table:table-cell>
          <table:table-cell table:style-name="ce47" table:formula="of:=IF(OR(ISTEXT([$'Посещения + Долги'.Q7]); [.$A41]=[.Q$61]); 0; [$'Посещения + Долги'.Q$30]*[$'Посещения + Долги'.Q7])" office:value-type="string" office:string-value="0" calcext:value-type="string">
            <text:p>0</text:p>
          </table:table-cell>
          <table:table-cell table:style-name="ce46" table:formula="of:=IF(OR(ISTEXT([$'Посещения + Долги'.R7]); [.$A41]=[.R$61]); 0; [$'Посещения + Долги'.R$30]*[$'Посещения + Долги'.R7])" office:value-type="string" office:string-value="0" calcext:value-type="string">
            <text:p>0</text:p>
          </table:table-cell>
          <table:table-cell table:style-name="ce47" table:formula="of:=IF(OR(ISTEXT([$'Посещения + Долги'.S7]); [.$A41]=[.S$61]); 0; [$'Посещения + Долги'.S$30]*[$'Посещения + Долги'.S7])" office:value-type="string" office:string-value="0" calcext:value-type="string">
            <text:p>0</text:p>
          </table:table-cell>
          <table:table-cell table:style-name="ce46" table:formula="of:=IF(OR(ISTEXT([$'Посещения + Долги'.T7]); [.$A41]=[.T$61]); 0; [$'Посещения + Долги'.T$30]*[$'Посещения + Долги'.T7])" office:value-type="string" office:string-value="0" calcext:value-type="string">
            <text:p>0</text:p>
          </table:table-cell>
          <table:table-cell table:style-name="ce47" table:formula="of:=IF(OR(ISTEXT([$'Посещения + Долги'.U7]); [.$A41]=[.U$61]); 0; [$'Посещения + Долги'.U$30]*[$'Посещения + Долги'.U7])" office:value-type="string" office:string-value="0" calcext:value-type="string">
            <text:p>0</text:p>
          </table:table-cell>
          <table:table-cell table:style-name="ce46" table:formula="of:=IF(OR(ISTEXT([$'Посещения + Долги'.V7]); [.$A41]=[.V$61]); 0; [$'Посещения + Долги'.V$30]*[$'Посещения + Долги'.V7])" office:value-type="string" office:string-value="0" calcext:value-type="string">
            <text:p>0</text:p>
          </table:table-cell>
          <table:table-cell table:style-name="ce47" table:formula="of:=IF(OR(ISTEXT([$'Посещения + Долги'.W7]); [.$A41]=[.W$61]); 0; [$'Посещения + Долги'.W$30]*[$'Посещения + Долги'.W7])" office:value-type="string" office:string-value="0" calcext:value-type="string">
            <text:p>0</text:p>
          </table:table-cell>
          <table:table-cell table:style-name="ce46" table:formula="of:=IF(OR(ISTEXT([$'Посещения + Долги'.X7]); [.$A41]=[.X$61]); 0; [$'Посещения + Долги'.X$30]*[$'Посещения + Долги'.X7])" office:value-type="string" office:string-value="0" calcext:value-type="string">
            <text:p>0</text:p>
          </table:table-cell>
          <table:table-cell table:style-name="ce47" table:formula="of:=IF(OR(ISTEXT([$'Посещения + Долги'.Y7]); [.$A41]=[.Y$61]); 0; [$'Посещения + Долги'.Y$30]*[$'Посещения + Долги'.Y7])" office:value-type="string" office:string-value="0" calcext:value-type="string">
            <text:p>0</text:p>
          </table:table-cell>
          <table:table-cell table:style-name="ce46" table:formula="of:=IF(OR(ISTEXT([$'Посещения + Долги'.Z7]); [.$A41]=[.Z$61]); 0; [$'Посещения + Долги'.Z$30]*[$'Посещения + Долги'.Z7])" office:value-type="string" office:string-value="0" calcext:value-type="string">
            <text:p>0</text:p>
          </table:table-cell>
          <table:table-cell table:style-name="ce47" table:formula="of:=IF(OR(ISTEXT([$'Посещения + Долги'.AA7]); [.$A41]=[.AA$61]); 0; [$'Посещения + Долги'.AA$30]*[$'Посещения + Долги'.AA7])" office:value-type="string" office:string-value="0" calcext:value-type="string">
            <text:p>0</text:p>
          </table:table-cell>
          <table:table-cell table:style-name="ce46" table:formula="of:=IF(OR(ISTEXT([$'Посещения + Долги'.AB7]); [.$A41]=[.AB$61]); 0; [$'Посещения + Долги'.AB$30]*[$'Посещения + Долги'.AB7])" office:value-type="string" office:string-value="0" calcext:value-type="string">
            <text:p>0</text:p>
          </table:table-cell>
          <table:table-cell table:style-name="ce47" table:formula="of:=IF(OR(ISTEXT([$'Посещения + Долги'.AC7]); [.$A41]=[.AC$61]); 0; [$'Посещения + Долги'.AC$30]*[$'Посещения + Долги'.AC7])" office:value-type="string" office:string-value="0" calcext:value-type="string">
            <text:p>0</text:p>
          </table:table-cell>
          <table:table-cell table:style-name="ce46" table:formula="of:=IF(OR(ISTEXT([$'Посещения + Долги'.AD7]); [.$A41]=[.AD$61]); 0; [$'Посещения + Долги'.AD$30]*[$'Посещения + Долги'.AD7])" office:value-type="string" office:string-value="0" calcext:value-type="string">
            <text:p>0</text:p>
          </table:table-cell>
          <table:table-cell table:style-name="ce47" table:formula="of:=IF(OR(ISTEXT([$'Посещения + Долги'.AE7]); [.$A41]=[.AE$61]); 0; [$'Посещения + Долги'.AE$30]*[$'Посещения + Долги'.AE7])" office:value-type="string" office:string-value="0" calcext:value-type="string">
            <text:p>0</text:p>
          </table:table-cell>
          <table:table-cell table:style-name="ce46" table:formula="of:=IF(OR(ISTEXT([$'Посещения + Долги'.AF7]); [.$A41]=[.AF$61]); 0; [$'Посещения + Долги'.AF$30]*[$'Посещения + Долги'.AF7])" office:value-type="string" office:string-value="0" calcext:value-type="string">
            <text:p>0</text:p>
          </table:table-cell>
          <table:table-cell table:style-name="ce47" table:formula="of:=IF(OR(ISTEXT([$'Посещения + Долги'.AG7]); [.$A41]=[.AG$61]); 0; [$'Посещения + Долги'.AG$30]*[$'Посещения + Долги'.AG7])" office:value-type="string" office:string-value="0" calcext:value-type="string">
            <text:p>0</text:p>
          </table:table-cell>
          <table:table-cell table:style-name="ce46" table:formula="of:=IF(OR(ISTEXT([$'Посещения + Долги'.AH7]); [.$A41]=[.AH$61]); 0; [$'Посещения + Долги'.AH$30]*[$'Посещения + Долги'.AH7])" office:value-type="string" office:string-value="0" calcext:value-type="string">
            <text:p>0</text:p>
          </table:table-cell>
          <table:table-cell table:style-name="ce47" table:formula="of:=IF(OR(ISTEXT([$'Посещения + Долги'.AI7]); [.$A41]=[.AI$61]); 0; [$'Посещения + Долги'.AI$30]*[$'Посещения + Долги'.AI7])" office:value-type="string" office:string-value="0" calcext:value-type="string">
            <text:p>0</text:p>
          </table:table-cell>
          <table:table-cell table:style-name="ce46" table:formula="of:=IF(OR(ISTEXT([$'Посещения + Долги'.AJ7]); [.$A41]=[.AJ$61]); 0; [$'Посещения + Долги'.AJ$30]*[$'Посещения + Долги'.AJ7])" office:value-type="string" office:string-value="0" calcext:value-type="string">
            <text:p>0</text:p>
          </table:table-cell>
          <table:table-cell table:style-name="ce47" table:formula="of:=IF(OR(ISTEXT([$'Посещения + Долги'.AK7]); [.$A41]=[.AK$61]); 0; [$'Посещения + Долги'.AK$30]*[$'Посещения + Долги'.AK7])" office:value-type="string" office:string-value="0" calcext:value-type="string">
            <text:p>0</text:p>
          </table:table-cell>
          <table:table-cell table:style-name="ce46" table:formula="of:=IF(OR(ISTEXT([$'Посещения + Долги'.AL7]); [.$A41]=[.AL$61]); 0; [$'Посещения + Долги'.AL$30]*[$'Посещения + Долги'.AL7])" office:value-type="string" office:string-value="0" calcext:value-type="string">
            <text:p>0</text:p>
          </table:table-cell>
          <table:table-cell table:style-name="ce47" table:formula="of:=IF(OR(ISTEXT([$'Посещения + Долги'.AM7]); [.$A41]=[.AM$61]); 0; [$'Посещения + Долги'.AM$30]*[$'Посещения + Долги'.AM7])" office:value-type="string" office:string-value="0" calcext:value-type="string">
            <text:p>0</text:p>
          </table:table-cell>
          <table:table-cell table:style-name="ce46" table:formula="of:=IF(OR(ISTEXT([$'Посещения + Долги'.AN7]); [.$A41]=[.AN$61]); 0; [$'Посещения + Долги'.AN$30]*[$'Посещения + Долги'.AN7])" office:value-type="string" office:string-value="0" calcext:value-type="string">
            <text:p>0</text:p>
          </table:table-cell>
          <table:table-cell table:style-name="ce47" table:formula="of:=IF(OR(ISTEXT([$'Посещения + Долги'.AO7]); [.$A41]=[.AO$61]); 0; [$'Посещения + Долги'.AO$30]*[$'Посещения + Долги'.AO7])" office:value-type="string" office:string-value="0" calcext:value-type="string">
            <text:p>0</text:p>
          </table:table-cell>
          <table:table-cell table:style-name="ce46" table:formula="of:=IF(OR(ISTEXT([$'Посещения + Долги'.AP7]); [.$A41]=[.AP$61]); 0; [$'Посещения + Долги'.AP$30]*[$'Посещения + Долги'.AP7])" office:value-type="string" office:string-value="0" calcext:value-type="string">
            <text:p>0</text:p>
          </table:table-cell>
          <table:table-cell table:style-name="ce47" table:formula="of:=IF(OR(ISTEXT([$'Посещения + Долги'.AQ7]); [.$A41]=[.AQ$61]); 0; [$'Посещения + Долги'.AQ$30]*[$'Посещения + Долги'.AQ7])" office:value-type="string" office:string-value="0" calcext:value-type="string">
            <text:p>0</text:p>
          </table:table-cell>
          <table:table-cell table:style-name="ce46" table:formula="of:=IF(OR(ISTEXT([$'Посещения + Долги'.AR7]); [.$A41]=[.AR$61]); 0; [$'Посещения + Долги'.AR$30]*[$'Посещения + Долги'.AR7])" office:value-type="string" office:string-value="0" calcext:value-type="string">
            <text:p>0</text:p>
          </table:table-cell>
          <table:table-cell table:style-name="ce47" table:formula="of:=IF(OR(ISTEXT([$'Посещения + Долги'.AS7]); [.$A41]=[.AS$61]); 0; [$'Посещения + Долги'.AS$30]*[$'Посещения + Долги'.AS7])" office:value-type="string" office:string-value="0" calcext:value-type="string">
            <text:p>0</text:p>
          </table:table-cell>
          <table:table-cell table:style-name="ce47" table:formula="of:=IF(OR(ISTEXT([$'Посещения + Долги'.AT7]); [.$A41]=[.AT$61]); 0; [$'Посещения + Долги'.AT$30]*[$'Посещения + Долги'.AT7])" office:value-type="string" office:string-value="0" calcext:value-type="string">
            <text:p>0</text:p>
          </table:table-cell>
          <table:table-cell table:style-name="ce47" table:formula="of:=IF(OR(ISTEXT([$'Посещения + Долги'.AU7]); [.$A41]=[.AU$61]); 0; [$'Посещения + Долги'.AU$30]*[$'Посещения + Долги'.AU7])" office:value-type="string" office:string-value="0" calcext:value-type="string">
            <text:p>0</text:p>
          </table:table-cell>
          <table:table-cell table:style-name="ce47" table:formula="of:=IF(OR(ISTEXT([$'Посещения + Долги'.AV7]); [.$A41]=[.AV$61]); 0; [$'Посещения + Долги'.AV$30]*[$'Посещения + Долги'.AV7])" office:value-type="string" office:string-value="0" calcext:value-type="string">
            <text:p>0</text:p>
          </table:table-cell>
          <table:table-cell table:style-name="ce47" table:formula="of:=IF(OR(ISTEXT([$'Посещения + Долги'.AW7]); [.$A41]=[.AW$61]); 0; [$'Посещения + Долги'.AW$30]*[$'Посещения + Долги'.AW7])" office:value-type="string" office:string-value="0" calcext:value-type="string">
            <text:p>0</text:p>
          </table:table-cell>
          <table:table-cell table:style-name="ce47" table:formula="of:=IF(OR(ISTEXT([$'Посещения + Долги'.AX7]); [.$A41]=[.AX$61]); 0; [$'Посещения + Долги'.AX$30]*[$'Посещения + Долги'.AX7])" office:value-type="string" office:string-value="0" calcext:value-type="string">
            <text:p>0</text:p>
          </table:table-cell>
          <table:table-cell table:style-name="ce47" table:formula="of:=IF(OR(ISTEXT([$'Посещения + Долги'.AY7]); [.$A41]=[.AY$61]); 0; [$'Посещения + Долги'.AY$30]*[$'Посещения + Долги'.AY7])" office:value-type="string" office:string-value="0" calcext:value-type="string">
            <text:p>0</text:p>
          </table:table-cell>
          <table:table-cell table:style-name="ce47" table:formula="of:=IF(OR(ISTEXT([$'Посещения + Долги'.AZ7]); [.$A41]=[.AZ$61]); 0; [$'Посещения + Долги'.AZ$30]*[$'Посещения + Долги'.AZ7])" office:value-type="string" office:string-value="0" calcext:value-type="string">
            <text:p>0</text:p>
          </table:table-cell>
          <table:table-cell table:style-name="ce47" table:formula="of:=IF(OR(ISTEXT([$'Посещения + Долги'.BA7]); [.$A41]=[.BA$61]); 0; [$'Посещения + Долги'.BA$30]*[$'Посещения + Долги'.BA7])" office:value-type="string" office:string-value="0" calcext:value-type="string">
            <text:p>0</text:p>
          </table:table-cell>
          <table:table-cell table:style-name="ce47" table:formula="of:=IF(OR(ISTEXT([$'Посещения + Долги'.BB7]); [.$A41]=[.BB$61]); 0; [$'Посещения + Долги'.BB$30]*[$'Посещения + Долги'.BB7])" office:value-type="string" office:string-value="0" calcext:value-type="string">
            <text:p>0</text:p>
          </table:table-cell>
          <table:table-cell table:style-name="ce47" table:formula="of:=IF(OR(ISTEXT([$'Посещения + Долги'.BC7]); [.$A41]=[.BC$61]); 0; [$'Посещения + Долги'.BC$30]*[$'Посещения + Долги'.BC7])" office:value-type="string" office:string-value="0" calcext:value-type="string">
            <text:p>0</text:p>
          </table:table-cell>
          <table:table-cell table:style-name="ce47" table:formula="of:=IF(OR(ISTEXT([$'Посещения + Долги'.BD7]); [.$A41]=[.BD$61]); 0; [$'Посещения + Долги'.BD$30]*[$'Посещения + Долги'.BD7])" office:value-type="string" office:string-value="0" calcext:value-type="string">
            <text:p>0</text:p>
          </table:table-cell>
          <table:table-cell table:style-name="ce47" table:formula="of:=IF(OR(ISTEXT([$'Посещения + Долги'.BE7]); [.$A41]=[.BE$61]); 0; [$'Посещения + Долги'.BE$30]*[$'Посещения + Долги'.BE7])" office:value-type="string" office:string-value="0" calcext:value-type="string">
            <text:p>0</text:p>
          </table:table-cell>
          <table:table-cell table:style-name="ce47" table:formula="of:=IF(OR(ISTEXT([$'Посещения + Долги'.BF7]); [.$A41]=[.BF$61]); 0; [$'Посещения + Долги'.BF$30]*[$'Посещения + Долги'.BF7])" office:value-type="string" office:string-value="0" calcext:value-type="string">
            <text:p>0</text:p>
          </table:table-cell>
          <table:table-cell table:style-name="ce47" table:formula="of:=IF(OR(ISTEXT([$'Посещения + Долги'.BG7]); [.$A41]=[.BG$61]); 0; [$'Посещения + Долги'.BG$30]*[$'Посещения + Долги'.BG7])" office:value-type="string" office:string-value="0" calcext:value-type="string">
            <text:p>0</text:p>
          </table:table-cell>
          <table:table-cell table:style-name="ce47" table:formula="of:=IF(OR(ISTEXT([$'Посещения + Долги'.BH7]); [.$A41]=[.BH$61]); 0; [$'Посещения + Долги'.BH$30]*[$'Посещения + Долги'.BH7])" office:value-type="string" office:string-value="0" calcext:value-type="string">
            <text:p>0</text:p>
          </table:table-cell>
          <table:table-cell table:style-name="ce47" table:formula="of:=IF(OR(ISTEXT([$'Посещения + Долги'.BI7]); [.$A41]=[.BI$61]); 0; [$'Посещения + Долги'.BI$30]*[$'Посещения + Долги'.BI7])" office:value-type="string" office:string-value="0" calcext:value-type="string">
            <text:p>0</text:p>
          </table:table-cell>
          <table:table-cell table:style-name="ce47" table:formula="of:=IF(OR(ISTEXT([$'Посещения + Долги'.BJ7]); [.$A41]=[.BJ$61]); 0; [$'Посещения + Долги'.BJ$30]*[$'Посещения + Долги'.BJ7])" office:value-type="string" office:string-value="0" calcext:value-type="string">
            <text:p>0</text:p>
          </table:table-cell>
          <table:table-cell table:style-name="ce47" table:formula="of:=IF(OR(ISTEXT([$'Посещения + Долги'.BK7]); [.$A41]=[.BK$61]); 0; [$'Посещения + Долги'.BK$30]*[$'Посещения + Долги'.BK7])" office:value-type="string" office:string-value="0" calcext:value-type="string">
            <text:p>0</text:p>
          </table:table-cell>
          <table:table-cell table:style-name="ce47" table:formula="of:=IF(OR(ISTEXT([$'Посещения + Долги'.BL7]); [.$A41]=[.BL$61]); 0; [$'Посещения + Долги'.BL$30]*[$'Посещения + Долги'.BL7])" office:value-type="string" office:string-value="0" calcext:value-type="string">
            <text:p>0</text:p>
          </table:table-cell>
          <table:table-cell table:style-name="ce47" table:formula="of:=IF(OR(ISTEXT([$'Посещения + Долги'.BM7]); [.$A41]=[.BM$61]); 0; [$'Посещения + Долги'.BM$30]*[$'Посещения + Долги'.BM7])" office:value-type="string" office:string-value="0" calcext:value-type="string">
            <text:p>0</text:p>
          </table:table-cell>
          <table:table-cell table:style-name="ce47" table:formula="of:=IF(OR(ISTEXT([$'Посещения + Долги'.BN7]); [.$A41]=[.BN$61]); 0; [$'Посещения + Долги'.BN$30]*[$'Посещения + Долги'.BN7])" office:value-type="string" office:string-value="0" calcext:value-type="string">
            <text:p>0</text:p>
          </table:table-cell>
          <table:table-cell table:style-name="ce47" table:formula="of:=IF(OR(ISTEXT([$'Посещения + Долги'.BO7]); [.$A41]=[.BO$61]); 0; [$'Посещения + Долги'.BO$30]*[$'Посещения + Долги'.BO7])" office:value-type="string" office:string-value="0" calcext:value-type="string">
            <text:p>0</text:p>
          </table:table-cell>
          <table:table-cell table:style-name="ce47" table:formula="of:=IF(OR(ISTEXT([$'Посещения + Долги'.BP7]); [.$A41]=[.BP$61]); 0; [$'Посещения + Долги'.BP$30]*[$'Посещения + Долги'.BP7])" office:value-type="string" office:string-value="0" calcext:value-type="string">
            <text:p>0</text:p>
          </table:table-cell>
          <table:table-cell table:style-name="ce47" table:formula="of:=IF(OR(ISTEXT([$'Посещения + Долги'.BQ7]); [.$A41]=[.BQ$61]); 0; [$'Посещения + Долги'.BQ$30]*[$'Посещения + Долги'.BQ7])" office:value-type="string" office:string-value="0" calcext:value-type="string">
            <text:p>0</text:p>
          </table:table-cell>
          <table:table-cell table:style-name="ce47" table:formula="of:=IF(OR(ISTEXT([$'Посещения + Долги'.BR7]); [.$A41]=[.BR$61]); 0; [$'Посещения + Долги'.BR$30]*[$'Посещения + Долги'.BR7])" office:value-type="string" office:string-value="0" calcext:value-type="string">
            <text:p>0</text:p>
          </table:table-cell>
          <table:table-cell table:style-name="ce47" table:formula="of:=IF(OR(ISTEXT([$'Посещения + Долги'.BS7]); [.$A41]=[.BS$61]); 0; [$'Посещения + Долги'.BS$30]*[$'Посещения + Долги'.BS7])" office:value-type="string" office:string-value="0" calcext:value-type="string">
            <text:p>0</text:p>
          </table:table-cell>
          <table:table-cell table:style-name="ce47" table:formula="of:=IF(OR(ISTEXT([$'Посещения + Долги'.BT7]); [.$A41]=[.BT$61]); 0; [$'Посещения + Долги'.BT$30]*[$'Посещения + Долги'.BT7])" office:value-type="string" office:string-value="0" calcext:value-type="string">
            <text:p>0</text:p>
          </table:table-cell>
          <table:table-cell table:style-name="ce47" table:formula="of:=IF(OR(ISTEXT([$'Посещения + Долги'.BU7]); [.$A41]=[.BU$61]); 0; [$'Посещения + Долги'.BU$30]*[$'Посещения + Долги'.BU7])" office:value-type="string" office:string-value="50" calcext:value-type="string">
            <text:p>50</text:p>
          </table:table-cell>
          <table:table-cell table:style-name="ce47" table:formula="of:=IF(OR(ISTEXT([$'Посещения + Долги'.BV7]); [.$A41]=[.BV$61]); 0; [$'Посещения + Долги'.BV$30]*[$'Посещения + Долги'.BV7])" office:value-type="string" office:string-value="0" calcext:value-type="string">
            <text:p>0</text:p>
          </table:table-cell>
          <table:table-cell table:style-name="ce47" table:formula="of:=IF(OR(ISTEXT([$'Посещения + Долги'.BW7]); [.$A41]=[.BW$61]); 0; [$'Посещения + Долги'.BW$30]*[$'Посещения + Долги'.BW7])" office:value-type="string" office:string-value="0" calcext:value-type="string">
            <text:p>0</text:p>
          </table:table-cell>
          <table:table-cell table:style-name="ce47" table:formula="of:=IF(OR(ISTEXT([$'Посещения + Долги'.BX7]); [.$A41]=[.BX$61]); 0; [$'Посещения + Долги'.BX$30]*[$'Посещения + Долги'.BX7])" office:value-type="string" office:string-value="0" calcext:value-type="string">
            <text:p>0</text:p>
          </table:table-cell>
          <table:table-cell table:style-name="ce47" table:formula="of:=IF(OR(ISTEXT([$'Посещения + Долги'.BY7]); [.$A41]=[.BY$61]); 0; [$'Посещения + Долги'.BY$30]*[$'Посещения + Долги'.BY7])" office:value-type="string" office:string-value="0" calcext:value-type="string">
            <text:p>0</text:p>
          </table:table-cell>
          <table:table-cell table:style-name="ce47" table:formula="of:=IF(OR(ISTEXT([$'Посещения + Долги'.BZ7]); [.$A41]=[.BZ$61]); 0; [$'Посещения + Долги'.BZ$30]*[$'Посещения + Долги'.BZ7])" office:value-type="string" office:string-value="0" calcext:value-type="string">
            <text:p>0</text:p>
          </table:table-cell>
          <table:table-cell table:style-name="ce47" table:formula="of:=IF(OR(ISTEXT([$'Посещения + Долги'.CA7]); [.$A41]=[.CA$61]); 0; [$'Посещения + Долги'.CA$30]*[$'Посещения + Долги'.CA7])" office:value-type="string" office:string-value="0" calcext:value-type="string">
            <text:p>0</text:p>
          </table:table-cell>
          <table:table-cell table:style-name="ce47" table:formula="of:=IF(OR(ISTEXT([$'Посещения + Долги'.CB7]); [.$A41]=[.CB$61]); 0; [$'Посещения + Долги'.CB$30]*[$'Посещения + Долги'.CB7])" office:value-type="string" office:string-value="0" calcext:value-type="string">
            <text:p>0</text:p>
          </table:table-cell>
          <table:table-cell table:style-name="ce47" table:formula="of:=IF(OR(ISTEXT([$'Посещения + Долги'.CC7]); [.$A41]=[.CC$61]); 0; [$'Посещения + Долги'.CC$30]*[$'Посещения + Долги'.CC7])" office:value-type="string" office:string-value="0" calcext:value-type="string">
            <text:p>0</text:p>
          </table:table-cell>
          <table:table-cell table:style-name="ce47" table:formula="of:=IF(OR(ISTEXT([$'Посещения + Долги'.CD7]); [.$A41]=[.CD$61]); 0; [$'Посещения + Долги'.CD$30]*[$'Посещения + Долги'.CD7])" office:value-type="string" office:string-value="0" calcext:value-type="string">
            <text:p>0</text:p>
          </table:table-cell>
          <table:table-cell table:style-name="ce47" table:formula="of:=IF(OR(ISTEXT([$'Посещения + Долги'.CE7]); [.$A41]=[.CE$61]); 0; [$'Посещения + Долги'.CE$30]*[$'Посещения + Долги'.CE7])" office:value-type="string" office:string-value="0" calcext:value-type="string">
            <text:p>0</text:p>
          </table:table-cell>
          <table:table-cell table:style-name="ce47" table:formula="of:=IF(OR(ISTEXT([$'Посещения + Долги'.CF7]); [.$A41]=[.CF$61]); 0; [$'Посещения + Долги'.CF$30]*[$'Посещения + Долги'.CF7])" office:value-type="string" office:string-value="0" calcext:value-type="string">
            <text:p>0</text:p>
          </table:table-cell>
          <table:table-cell table:style-name="ce47" table:formula="of:=IF(OR(ISTEXT([$'Посещения + Долги'.CG7]); [.$A41]=[.CG$61]); 0; [$'Посещения + Долги'.CG$30]*[$'Посещения + Долги'.CG7])" office:value-type="string" office:string-value="0" calcext:value-type="string">
            <text:p>0</text:p>
          </table:table-cell>
          <table:table-cell table:style-name="ce47" table:formula="of:=IF(OR(ISTEXT([$'Посещения + Долги'.CH7]); [.$A41]=[.CH$61]); 0; [$'Посещения + Долги'.CH$30]*[$'Посещения + Долги'.CH7])" office:value-type="string" office:string-value="0" calcext:value-type="string">
            <text:p>0</text:p>
          </table:table-cell>
          <table:table-cell table:style-name="ce47" table:formula="of:=IF(OR(ISTEXT([$'Посещения + Долги'.CI7]); [.$A41]=[.CI$61]); 0; [$'Посещения + Долги'.CI$30]*[$'Посещения + Долги'.CI7])" office:value-type="string" office:string-value="0" calcext:value-type="string">
            <text:p>0</text:p>
          </table:table-cell>
          <table:table-cell table:style-name="ce47" table:formula="of:=IF(OR(ISTEXT([$'Посещения + Долги'.CJ7]); [.$A41]=[.CJ$61]); 0; [$'Посещения + Долги'.CJ$30]*[$'Посещения + Долги'.CJ7])" office:value-type="string" office:string-value="75" calcext:value-type="string">
            <text:p>75</text:p>
          </table:table-cell>
          <table:table-cell table:style-name="ce47" table:formula="of:=IF(OR(ISTEXT([$'Посещения + Долги'.CK7]); [.$A41]=[.CK$61]); 0; [$'Посещения + Долги'.CK$30]*[$'Посещения + Долги'.CK7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7]); [.$A41]=[.CL$61]); 0; [$'Посещения + Долги'.CL$30]*[$'Посещения + Долги'.CL7])" office:value-type="string" office:string-value="0" calcext:value-type="string">
            <text:p>0</text:p>
          </table:table-cell>
          <table:table-cell table:style-name="ce47" table:formula="of:=IF(OR(ISTEXT([$'Посещения + Долги'.CM7]); [.$A41]=[.CM$61]); 0; [$'Посещения + Долги'.CM$30]*[$'Посещения + Долги'.CM7])" office:value-type="string" office:string-value="0" calcext:value-type="string">
            <text:p>0</text:p>
          </table:table-cell>
          <table:table-cell table:style-name="ce47" table:formula="of:=IF(OR(ISTEXT([$'Посещения + Долги'.CN7]); [.$A41]=[.CN$61]); 0; [$'Посещения + Долги'.CN$30]*[$'Посещения + Долги'.CN7])" office:value-type="string" office:string-value="37.5" calcext:value-type="string">
            <text:p>37.5</text:p>
          </table:table-cell>
          <table:table-cell table:style-name="ce47" table:formula="of:=IF(OR(ISTEXT([$'Посещения + Долги'.CO7]); [.$A41]=[.CO$61]); 0; [$'Посещения + Долги'.CO$30]*[$'Посещения + Долги'.CO7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7]); [.$A41]=[.CP$61]); 0; [$'Посещения + Долги'.CP$30]*[$'Посещения + Долги'.CP7])" office:value-type="string" office:string-value="90" calcext:value-type="string">
            <text:p>90</text:p>
          </table:table-cell>
          <table:table-cell table:style-name="ce47" table:formula="of:=IF(OR(ISTEXT([$'Посещения + Долги'.CQ7]); [.$A41]=[.CQ$61]); 0; [$'Посещения + Долги'.CQ$30]*[$'Посещения + Долги'.CQ7])" office:value-type="string" office:string-value="0" calcext:value-type="string">
            <text:p>0</text:p>
          </table:table-cell>
          <table:table-cell table:style-name="ce47" table:formula="of:=IF(OR(ISTEXT([$'Посещения + Долги'.CR7]); [.$A41]=[.CR$61]); 0; [$'Посещения + Долги'.CR$30]*[$'Посещения + Долги'.CR7])" office:value-type="string" office:string-value="0" calcext:value-type="string">
            <text:p>0</text:p>
          </table:table-cell>
          <table:table-cell table:style-name="ce47" table:formula="of:=IF(OR(ISTEXT([$'Посещения + Долги'.CS7]); [.$A41]=[.CS$61]); 0; [$'Посещения + Долги'.CS$30]*[$'Посещения + Долги'.CS7])" office:value-type="string" office:string-value="0" calcext:value-type="string">
            <text:p>0</text:p>
          </table:table-cell>
          <table:table-cell table:style-name="ce47" table:formula="of:=IF(OR(ISTEXT([$'Посещения + Долги'.CT7]); [.$A41]=[.CT$61]); 0; [$'Посещения + Долги'.CT$30]*[$'Посещения + Долги'.CT7])" office:value-type="string" office:string-value="0" calcext:value-type="string">
            <text:p>0</text:p>
          </table:table-cell>
          <table:table-cell table:style-name="ce47" table:formula="of:=IF(OR(ISTEXT([$'Посещения + Долги'.CU7]); [.$A41]=[.CU$61]); 0; [$'Посещения + Долги'.CU$30]*[$'Посещения + Долги'.CU7])" office:value-type="string" office:string-value="75" calcext:value-type="string">
            <text:p>75</text:p>
          </table:table-cell>
          <table:table-cell table:style-name="ce47" table:formula="of:=IF(OR(ISTEXT([$'Посещения + Долги'.CV7]); [.$A41]=[.CV$61]); 0; [$'Посещения + Долги'.CV$30]*[$'Посещения + Долги'.CV7])" office:value-type="string" office:string-value="0" calcext:value-type="string">
            <text:p>0</text:p>
          </table:table-cell>
          <table:table-cell table:style-name="ce47" table:formula="of:=IF(OR(ISTEXT([$'Посещения + Долги'.CW7]); [.$A41]=[.CW$61]); 0; [$'Посещения + Долги'.CW$30]*[$'Посещения + Долги'.CW7])" office:value-type="string" office:string-value="0" calcext:value-type="string">
            <text:p>0</text:p>
          </table:table-cell>
          <table:table-cell table:style-name="ce47" table:formula="of:=IF(OR(ISTEXT([$'Посещения + Долги'.CX7]); [.$A41]=[.CX$61]); 0; [$'Посещения + Долги'.CX$30]*[$'Посещения + Долги'.CX7])" office:value-type="string" office:string-value="0" calcext:value-type="string">
            <text:p>0</text:p>
          </table:table-cell>
          <table:table-cell table:style-name="ce47" table:formula="of:=IF(OR(ISTEXT([$'Посещения + Долги'.CY7]); [.$A41]=[.CY$61]); 0; [$'Посещения + Долги'.CY$30]*[$'Посещения + Долги'.CY7])" office:value-type="string" office:string-value="0" calcext:value-type="string">
            <text:p>0</text:p>
          </table:table-cell>
          <table:table-cell table:style-name="ce47" table:formula="of:=IF(OR(ISTEXT([$'Посещения + Долги'.CZ7]); [.$A41]=[.CZ$61]); 0; [$'Посещения + Долги'.CZ$30]*[$'Посещения + Долги'.CZ7])" office:value-type="string" office:string-value="0" calcext:value-type="string">
            <text:p>0</text:p>
          </table:table-cell>
          <table:table-cell table:style-name="ce47" table:formula="of:=IF(OR(ISTEXT([$'Посещения + Долги'.DA7]); [.$A41]=[.DA$61]); 0; [$'Посещения + Долги'.DA$30]*[$'Посещения + Долги'.DA7])" office:value-type="string" office:string-value="0" calcext:value-type="string">
            <text:p>0</text:p>
          </table:table-cell>
          <table:table-cell table:style-name="ce47" table:formula="of:=IF(OR(ISTEXT([$'Посещения + Долги'.DB7]); [.$A41]=[.DB$61]); 0; [$'Посещения + Долги'.DB$30]*[$'Посещения + Долги'.DB7])" office:value-type="string" office:string-value="0" calcext:value-type="string">
            <text:p>0</text:p>
          </table:table-cell>
          <table:table-cell table:style-name="ce47" table:formula="of:=IF(OR(ISTEXT([$'Посещения + Долги'.DC7]); [.$A41]=[.DC$61]); 0; [$'Посещения + Долги'.DC$30]*[$'Посещения + Долги'.DC7])" office:value-type="string" office:string-value="0" calcext:value-type="string">
            <text:p>0</text:p>
          </table:table-cell>
          <table:table-cell table:style-name="ce47" table:formula="of:=IF(OR(ISTEXT([$'Посещения + Долги'.DD7]); [.$A41]=[.DD$61]); 0; [$'Посещения + Долги'.DD$30]*[$'Посещения + Долги'.DD7])" office:value-type="string" office:string-value="0" calcext:value-type="string">
            <text:p>0</text:p>
          </table:table-cell>
          <table:table-cell table:style-name="ce47" table:formula="of:=IF(OR(ISTEXT([$'Посещения + Долги'.DE7]); [.$A41]=[.DE$61]); 0; [$'Посещения + Долги'.DE$30]*[$'Посещения + Долги'.DE7])" office:value-type="string" office:string-value="0" calcext:value-type="string">
            <text:p>0</text:p>
          </table:table-cell>
          <table:table-cell table:style-name="ce47" table:formula="of:=IF(OR(ISTEXT([$'Посещения + Долги'.DF7]); [.$A41]=[.DF$61]); 0; [$'Посещения + Долги'.DF$30]*[$'Посещения + Долги'.DF7])" office:value-type="string" office:string-value="0" calcext:value-type="string">
            <text:p>0</text:p>
          </table:table-cell>
          <table:table-cell table:style-name="ce47" table:formula="of:=IF(OR(ISTEXT([$'Посещения + Долги'.DG7]); [.$A41]=[.DG$61]); 0; [$'Посещения + Долги'.DG$30]*[$'Посещения + Долги'.DG7])" office:value-type="string" office:string-value="0" calcext:value-type="string">
            <text:p>0</text:p>
          </table:table-cell>
          <table:table-cell table:style-name="ce47" table:formula="of:=IF(OR(ISTEXT([$'Посещения + Долги'.DH7]); [.$A41]=[.DH$61]); 0; [$'Посещения + Долги'.DH$30]*[$'Посещения + Долги'.DH7])" office:value-type="string" office:string-value="0" calcext:value-type="string">
            <text:p>0</text:p>
          </table:table-cell>
          <table:table-cell table:style-name="ce47" table:formula="of:=IF(OR(ISTEXT([$'Посещения + Долги'.DI7]); [.$A41]=[.DI$61]); 0; [$'Посещения + Долги'.DI$30]*[$'Посещения + Долги'.DI7])" office:value-type="string" office:string-value="0" calcext:value-type="string">
            <text:p>0</text:p>
          </table:table-cell>
          <table:table-cell table:style-name="ce47" table:formula="of:=IF(OR(ISTEXT([$'Посещения + Долги'.DJ7]); [.$A41]=[.DJ$61]); 0; [$'Посещения + Долги'.DJ$30]*[$'Посещения + Долги'.DJ7])" office:value-type="string" office:string-value="0" calcext:value-type="string">
            <text:p>0</text:p>
          </table:table-cell>
          <table:table-cell table:style-name="ce47" table:formula="of:=IF(OR(ISTEXT([$'Посещения + Долги'.DK7]); [.$A41]=[.DK$61]); 0; [$'Посещения + Долги'.DK$30]*[$'Посещения + Долги'.DK7])" office:value-type="string" office:string-value="0" calcext:value-type="string">
            <text:p>0</text:p>
          </table:table-cell>
          <table:table-cell table:style-name="ce47" table:formula="of:=IF(OR(ISTEXT([$'Посещения + Долги'.DL7]); [.$A41]=[.DL$61]); 0; [$'Посещения + Долги'.DL$30]*[$'Посещения + Долги'.DL7])" office:value-type="string" office:string-value="0" calcext:value-type="string">
            <text:p>0</text:p>
          </table:table-cell>
          <table:table-cell table:style-name="ce47" table:formula="of:=IF(OR(ISTEXT([$'Посещения + Долги'.DM7]); [.$A41]=[.DM$61]); 0; [$'Посещения + Долги'.DM$30]*[$'Посещения + Долги'.DM7])" office:value-type="string" office:string-value="0" calcext:value-type="string">
            <text:p>0</text:p>
          </table:table-cell>
          <table:table-cell table:style-name="ce47" table:formula="of:=IF(OR(ISTEXT([$'Посещения + Долги'.DN7]); [.$A41]=[.DN$61]); 0; [$'Посещения + Долги'.DN$30]*[$'Посещения + Долги'.DN7])" office:value-type="string" office:string-value="0" calcext:value-type="string">
            <text:p>0</text:p>
          </table:table-cell>
          <table:table-cell table:style-name="ce47" table:formula="of:=IF(OR(ISTEXT([$'Посещения + Долги'.DO7]); [.$A41]=[.DO$61]); 0; [$'Посещения + Долги'.DO$30]*[$'Посещения + Долги'.DO7])" office:value-type="string" office:string-value="0" calcext:value-type="string">
            <text:p>0</text:p>
          </table:table-cell>
          <table:table-cell table:style-name="ce47" table:formula="of:=IF(OR(ISTEXT([$'Посещения + Долги'.DP7]); [.$A41]=[.DP$61]); 0; [$'Посещения + Долги'.DP$30]*[$'Посещения + Долги'.DP7])" office:value-type="string" office:string-value="0" calcext:value-type="string">
            <text:p>0</text:p>
          </table:table-cell>
          <table:table-cell table:style-name="ce47" table:formula="of:=IF(OR(ISTEXT([$'Посещения + Долги'.DQ7]); [.$A41]=[.DQ$61]); 0; [$'Посещения + Долги'.DQ$30]*[$'Посещения + Долги'.DQ7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люков</text:p>
          </table:table-cell>
          <table:table-cell table:style-name="ce46" table:formula="of:=IF(OR(ISTEXT([$'Посещения + Долги'.B8]); [.$A42]=[.B$61]); 0; [$'Посещения + Долги'.B$30]*[$'Посещения + Долги'.B8])" office:value-type="string" office:string-value="0" calcext:value-type="string">
            <text:p>0</text:p>
          </table:table-cell>
          <table:table-cell table:style-name="ce47" table:formula="of:=IF(OR(ISTEXT([$'Посещения + Долги'.C8]); [.$A42]=[.C$61]); 0; [$'Посещения + Долги'.C$30]*[$'Посещения + Долги'.C8])" office:value-type="string" office:string-value="0" calcext:value-type="string">
            <text:p>0</text:p>
          </table:table-cell>
          <table:table-cell table:style-name="ce46" table:formula="of:=IF(OR(ISTEXT([$'Посещения + Долги'.D8]); [.$A42]=[.D$61]); 0; [$'Посещения + Долги'.D$30]*[$'Посещения + Долги'.D8])" office:value-type="string" office:string-value="0" calcext:value-type="string">
            <text:p>0</text:p>
          </table:table-cell>
          <table:table-cell table:style-name="ce47" table:formula="of:=IF(OR(ISTEXT([$'Посещения + Долги'.E8]); [.$A42]=[.E$61]); 0; [$'Посещения + Долги'.E$30]*[$'Посещения + Долги'.E8])" office:value-type="string" office:string-value="0" calcext:value-type="string">
            <text:p>0</text:p>
          </table:table-cell>
          <table:table-cell table:style-name="ce46" table:formula="of:=IF(OR(ISTEXT([$'Посещения + Долги'.F8]); [.$A42]=[.F$61]); 0; [$'Посещения + Долги'.F$30]*[$'Посещения + Долги'.F8])" office:value-type="string" office:string-value="0" calcext:value-type="string">
            <text:p>0</text:p>
          </table:table-cell>
          <table:table-cell table:style-name="ce47" table:formula="of:=IF(OR(ISTEXT([$'Посещения + Долги'.G8]); [.$A42]=[.G$61]); 0; [$'Посещения + Долги'.G$30]*[$'Посещения + Долги'.G8])" office:value-type="string" office:string-value="0" calcext:value-type="string">
            <text:p>0</text:p>
          </table:table-cell>
          <table:table-cell table:style-name="ce46" table:formula="of:=IF(OR(ISTEXT([$'Посещения + Долги'.H8]); [.$A42]=[.H$61]); 0; [$'Посещения + Долги'.H$30]*[$'Посещения + Долги'.H8])" office:value-type="string" office:string-value="0" calcext:value-type="string">
            <text:p>0</text:p>
          </table:table-cell>
          <table:table-cell table:style-name="ce47" table:formula="of:=IF(OR(ISTEXT([$'Посещения + Долги'.I8]); [.$A42]=[.I$61]); 0; [$'Посещения + Долги'.I$30]*[$'Посещения + Долги'.I8])" office:value-type="string" office:string-value="0" calcext:value-type="string">
            <text:p>0</text:p>
          </table:table-cell>
          <table:table-cell table:style-name="ce46" table:formula="of:=IF(OR(ISTEXT([$'Посещения + Долги'.J8]); [.$A42]=[.J$61]); 0; [$'Посещения + Долги'.J$30]*[$'Посещения + Долги'.J8])" office:value-type="string" office:string-value="0" calcext:value-type="string">
            <text:p>0</text:p>
          </table:table-cell>
          <table:table-cell table:style-name="ce47" table:formula="of:=IF(OR(ISTEXT([$'Посещения + Долги'.K8]); [.$A42]=[.K$61]); 0; [$'Посещения + Долги'.K$30]*[$'Посещения + Долги'.K8])" office:value-type="string" office:string-value="0" calcext:value-type="string">
            <text:p>0</text:p>
          </table:table-cell>
          <table:table-cell table:style-name="ce46" table:formula="of:=IF(OR(ISTEXT([$'Посещения + Долги'.L8]); [.$A42]=[.L$61]); 0; [$'Посещения + Долги'.L$30]*[$'Посещения + Долги'.L8])" office:value-type="string" office:string-value="0" calcext:value-type="string">
            <text:p>0</text:p>
          </table:table-cell>
          <table:table-cell table:style-name="ce47" table:formula="of:=IF(OR(ISTEXT([$'Посещения + Долги'.M8]); [.$A42]=[.M$61]); 0; [$'Посещения + Долги'.M$30]*[$'Посещения + Долги'.M8])" office:value-type="string" office:string-value="0" calcext:value-type="string">
            <text:p>0</text:p>
          </table:table-cell>
          <table:table-cell table:style-name="ce46" table:formula="of:=IF(OR(ISTEXT([$'Посещения + Долги'.N8]); [.$A42]=[.N$61]); 0; [$'Посещения + Долги'.N$30]*[$'Посещения + Долги'.N8])" office:value-type="string" office:string-value="0" calcext:value-type="string">
            <text:p>0</text:p>
          </table:table-cell>
          <table:table-cell table:style-name="ce47" table:formula="of:=IF(OR(ISTEXT([$'Посещения + Долги'.O8]); [.$A42]=[.O$61]); 0; [$'Посещения + Долги'.O$30]*[$'Посещения + Долги'.O8])" office:value-type="string" office:string-value="0" calcext:value-type="string">
            <text:p>0</text:p>
          </table:table-cell>
          <table:table-cell table:style-name="ce46" table:formula="of:=IF(OR(ISTEXT([$'Посещения + Долги'.P8]); [.$A42]=[.P$61]); 0; [$'Посещения + Долги'.P$30]*[$'Посещения + Долги'.P8])" office:value-type="string" office:string-value="0" calcext:value-type="string">
            <text:p>0</text:p>
          </table:table-cell>
          <table:table-cell table:style-name="ce47" table:formula="of:=IF(OR(ISTEXT([$'Посещения + Долги'.Q8]); [.$A42]=[.Q$61]); 0; [$'Посещения + Долги'.Q$30]*[$'Посещения + Долги'.Q8])" office:value-type="string" office:string-value="0" calcext:value-type="string">
            <text:p>0</text:p>
          </table:table-cell>
          <table:table-cell table:style-name="ce46" table:formula="of:=IF(OR(ISTEXT([$'Посещения + Долги'.R8]); [.$A42]=[.R$61]); 0; [$'Посещения + Долги'.R$30]*[$'Посещения + Долги'.R8])" office:value-type="string" office:string-value="0" calcext:value-type="string">
            <text:p>0</text:p>
          </table:table-cell>
          <table:table-cell table:style-name="ce47" table:formula="of:=IF(OR(ISTEXT([$'Посещения + Долги'.S8]); [.$A42]=[.S$61]); 0; [$'Посещения + Долги'.S$30]*[$'Посещения + Долги'.S8])" office:value-type="string" office:string-value="0" calcext:value-type="string">
            <text:p>0</text:p>
          </table:table-cell>
          <table:table-cell table:style-name="ce46" table:formula="of:=IF(OR(ISTEXT([$'Посещения + Долги'.T8]); [.$A42]=[.T$61]); 0; [$'Посещения + Долги'.T$30]*[$'Посещения + Долги'.T8])" office:value-type="string" office:string-value="0" calcext:value-type="string">
            <text:p>0</text:p>
          </table:table-cell>
          <table:table-cell table:style-name="ce47" table:formula="of:=IF(OR(ISTEXT([$'Посещения + Долги'.U8]); [.$A42]=[.U$61]); 0; [$'Посещения + Долги'.U$30]*[$'Посещения + Долги'.U8])" office:value-type="string" office:string-value="0" calcext:value-type="string">
            <text:p>0</text:p>
          </table:table-cell>
          <table:table-cell table:style-name="ce46" table:formula="of:=IF(OR(ISTEXT([$'Посещения + Долги'.V8]); [.$A42]=[.V$61]); 0; [$'Посещения + Долги'.V$30]*[$'Посещения + Долги'.V8])" office:value-type="string" office:string-value="0" calcext:value-type="string">
            <text:p>0</text:p>
          </table:table-cell>
          <table:table-cell table:style-name="ce47" table:formula="of:=IF(OR(ISTEXT([$'Посещения + Долги'.W8]); [.$A42]=[.W$61]); 0; [$'Посещения + Долги'.W$30]*[$'Посещения + Долги'.W8])" office:value-type="string" office:string-value="0" calcext:value-type="string">
            <text:p>0</text:p>
          </table:table-cell>
          <table:table-cell table:style-name="ce46" table:formula="of:=IF(OR(ISTEXT([$'Посещения + Долги'.X8]); [.$A42]=[.X$61]); 0; [$'Посещения + Долги'.X$30]*[$'Посещения + Долги'.X8])" office:value-type="string" office:string-value="0" calcext:value-type="string">
            <text:p>0</text:p>
          </table:table-cell>
          <table:table-cell table:style-name="ce47" table:formula="of:=IF(OR(ISTEXT([$'Посещения + Долги'.Y8]); [.$A42]=[.Y$61]); 0; [$'Посещения + Долги'.Y$30]*[$'Посещения + Долги'.Y8])" office:value-type="string" office:string-value="0" calcext:value-type="string">
            <text:p>0</text:p>
          </table:table-cell>
          <table:table-cell table:style-name="ce46" table:formula="of:=IF(OR(ISTEXT([$'Посещения + Долги'.Z8]); [.$A42]=[.Z$61]); 0; [$'Посещения + Долги'.Z$30]*[$'Посещения + Долги'.Z8])" office:value-type="string" office:string-value="0" calcext:value-type="string">
            <text:p>0</text:p>
          </table:table-cell>
          <table:table-cell table:style-name="ce47" table:formula="of:=IF(OR(ISTEXT([$'Посещения + Долги'.AA8]); [.$A42]=[.AA$61]); 0; [$'Посещения + Долги'.AA$30]*[$'Посещения + Долги'.AA8])" office:value-type="string" office:string-value="0" calcext:value-type="string">
            <text:p>0</text:p>
          </table:table-cell>
          <table:table-cell table:style-name="ce46" table:formula="of:=IF(OR(ISTEXT([$'Посещения + Долги'.AB8]); [.$A42]=[.AB$61]); 0; [$'Посещения + Долги'.AB$30]*[$'Посещения + Долги'.AB8])" office:value-type="string" office:string-value="0" calcext:value-type="string">
            <text:p>0</text:p>
          </table:table-cell>
          <table:table-cell table:style-name="ce47" table:formula="of:=IF(OR(ISTEXT([$'Посещения + Долги'.AC8]); [.$A42]=[.AC$61]); 0; [$'Посещения + Долги'.AC$30]*[$'Посещения + Долги'.AC8])" office:value-type="string" office:string-value="0" calcext:value-type="string">
            <text:p>0</text:p>
          </table:table-cell>
          <table:table-cell table:style-name="ce46" table:formula="of:=IF(OR(ISTEXT([$'Посещения + Долги'.AD8]); [.$A42]=[.AD$61]); 0; [$'Посещения + Долги'.AD$30]*[$'Посещения + Долги'.AD8])" office:value-type="string" office:string-value="0" calcext:value-type="string">
            <text:p>0</text:p>
          </table:table-cell>
          <table:table-cell table:style-name="ce47" table:formula="of:=IF(OR(ISTEXT([$'Посещения + Долги'.AE8]); [.$A42]=[.AE$61]); 0; [$'Посещения + Долги'.AE$30]*[$'Посещения + Долги'.AE8])" office:value-type="string" office:string-value="0" calcext:value-type="string">
            <text:p>0</text:p>
          </table:table-cell>
          <table:table-cell table:style-name="ce46" table:formula="of:=IF(OR(ISTEXT([$'Посещения + Долги'.AF8]); [.$A42]=[.AF$61]); 0; [$'Посещения + Долги'.AF$30]*[$'Посещения + Долги'.AF8])" office:value-type="string" office:string-value="0" calcext:value-type="string">
            <text:p>0</text:p>
          </table:table-cell>
          <table:table-cell table:style-name="ce47" table:formula="of:=IF(OR(ISTEXT([$'Посещения + Долги'.AG8]); [.$A42]=[.AG$61]); 0; [$'Посещения + Долги'.AG$30]*[$'Посещения + Долги'.AG8])" office:value-type="string" office:string-value="0" calcext:value-type="string">
            <text:p>0</text:p>
          </table:table-cell>
          <table:table-cell table:style-name="ce46" table:formula="of:=IF(OR(ISTEXT([$'Посещения + Долги'.AH8]); [.$A42]=[.AH$61]); 0; [$'Посещения + Долги'.AH$30]*[$'Посещения + Долги'.AH8])" office:value-type="string" office:string-value="0" calcext:value-type="string">
            <text:p>0</text:p>
          </table:table-cell>
          <table:table-cell table:style-name="ce47" table:formula="of:=IF(OR(ISTEXT([$'Посещения + Долги'.AI8]); [.$A42]=[.AI$61]); 0; [$'Посещения + Долги'.AI$30]*[$'Посещения + Долги'.AI8])" office:value-type="string" office:string-value="0" calcext:value-type="string">
            <text:p>0</text:p>
          </table:table-cell>
          <table:table-cell table:style-name="ce46" table:formula="of:=IF(OR(ISTEXT([$'Посещения + Долги'.AJ8]); [.$A42]=[.AJ$61]); 0; [$'Посещения + Долги'.AJ$30]*[$'Посещения + Долги'.AJ8])" office:value-type="string" office:string-value="0" calcext:value-type="string">
            <text:p>0</text:p>
          </table:table-cell>
          <table:table-cell table:style-name="ce47" table:formula="of:=IF(OR(ISTEXT([$'Посещения + Долги'.AK8]); [.$A42]=[.AK$61]); 0; [$'Посещения + Долги'.AK$30]*[$'Посещения + Долги'.AK8])" office:value-type="string" office:string-value="0" calcext:value-type="string">
            <text:p>0</text:p>
          </table:table-cell>
          <table:table-cell table:style-name="ce46" table:formula="of:=IF(OR(ISTEXT([$'Посещения + Долги'.AL8]); [.$A42]=[.AL$61]); 0; [$'Посещения + Долги'.AL$30]*[$'Посещения + Долги'.AL8])" office:value-type="string" office:string-value="0" calcext:value-type="string">
            <text:p>0</text:p>
          </table:table-cell>
          <table:table-cell table:style-name="ce47" table:formula="of:=IF(OR(ISTEXT([$'Посещения + Долги'.AM8]); [.$A42]=[.AM$61]); 0; [$'Посещения + Долги'.AM$30]*[$'Посещения + Долги'.AM8])" office:value-type="string" office:string-value="0" calcext:value-type="string">
            <text:p>0</text:p>
          </table:table-cell>
          <table:table-cell table:style-name="ce46" table:formula="of:=IF(OR(ISTEXT([$'Посещения + Долги'.AN8]); [.$A42]=[.AN$61]); 0; [$'Посещения + Долги'.AN$30]*[$'Посещения + Долги'.AN8])" office:value-type="string" office:string-value="0" calcext:value-type="string">
            <text:p>0</text:p>
          </table:table-cell>
          <table:table-cell table:style-name="ce47" table:formula="of:=IF(OR(ISTEXT([$'Посещения + Долги'.AO8]); [.$A42]=[.AO$61]); 0; [$'Посещения + Долги'.AO$30]*[$'Посещения + Долги'.AO8])" office:value-type="string" office:string-value="0" calcext:value-type="string">
            <text:p>0</text:p>
          </table:table-cell>
          <table:table-cell table:style-name="ce46" table:formula="of:=IF(OR(ISTEXT([$'Посещения + Долги'.AP8]); [.$A42]=[.AP$61]); 0; [$'Посещения + Долги'.AP$30]*[$'Посещения + Долги'.AP8])" office:value-type="string" office:string-value="0" calcext:value-type="string">
            <text:p>0</text:p>
          </table:table-cell>
          <table:table-cell table:style-name="ce47" table:formula="of:=IF(OR(ISTEXT([$'Посещения + Долги'.AQ8]); [.$A42]=[.AQ$61]); 0; [$'Посещения + Долги'.AQ$30]*[$'Посещения + Долги'.AQ8])" office:value-type="string" office:string-value="0" calcext:value-type="string">
            <text:p>0</text:p>
          </table:table-cell>
          <table:table-cell table:style-name="ce46" table:formula="of:=IF(OR(ISTEXT([$'Посещения + Долги'.AR8]); [.$A42]=[.AR$61]); 0; [$'Посещения + Долги'.AR$30]*[$'Посещения + Долги'.AR8])" office:value-type="string" office:string-value="0" calcext:value-type="string">
            <text:p>0</text:p>
          </table:table-cell>
          <table:table-cell table:style-name="ce47" table:formula="of:=IF(OR(ISTEXT([$'Посещения + Долги'.AS8]); [.$A42]=[.AS$61]); 0; [$'Посещения + Долги'.AS$30]*[$'Посещения + Долги'.AS8])" office:value-type="string" office:string-value="0" calcext:value-type="string">
            <text:p>0</text:p>
          </table:table-cell>
          <table:table-cell table:style-name="ce47" table:formula="of:=IF(OR(ISTEXT([$'Посещения + Долги'.AT8]); [.$A42]=[.AT$61]); 0; [$'Посещения + Долги'.AT$30]*[$'Посещения + Долги'.AT8])" office:value-type="string" office:string-value="0" calcext:value-type="string">
            <text:p>0</text:p>
          </table:table-cell>
          <table:table-cell table:style-name="ce47" table:formula="of:=IF(OR(ISTEXT([$'Посещения + Долги'.AU8]); [.$A42]=[.AU$61]); 0; [$'Посещения + Долги'.AU$30]*[$'Посещения + Долги'.AU8])" office:value-type="string" office:string-value="0" calcext:value-type="string">
            <text:p>0</text:p>
          </table:table-cell>
          <table:table-cell table:style-name="ce47" table:formula="of:=IF(OR(ISTEXT([$'Посещения + Долги'.AV8]); [.$A42]=[.AV$61]); 0; [$'Посещения + Долги'.AV$30]*[$'Посещения + Долги'.AV8])" office:value-type="string" office:string-value="0" calcext:value-type="string">
            <text:p>0</text:p>
          </table:table-cell>
          <table:table-cell table:style-name="ce47" table:formula="of:=IF(OR(ISTEXT([$'Посещения + Долги'.AW8]); [.$A42]=[.AW$61]); 0; [$'Посещения + Долги'.AW$30]*[$'Посещения + Долги'.AW8])" office:value-type="string" office:string-value="0" calcext:value-type="string">
            <text:p>0</text:p>
          </table:table-cell>
          <table:table-cell table:style-name="ce47" table:formula="of:=IF(OR(ISTEXT([$'Посещения + Долги'.AX8]); [.$A42]=[.AX$61]); 0; [$'Посещения + Долги'.AX$30]*[$'Посещения + Долги'.AX8])" office:value-type="string" office:string-value="0" calcext:value-type="string">
            <text:p>0</text:p>
          </table:table-cell>
          <table:table-cell table:style-name="ce47" table:formula="of:=IF(OR(ISTEXT([$'Посещения + Долги'.AY8]); [.$A42]=[.AY$61]); 0; [$'Посещения + Долги'.AY$30]*[$'Посещения + Долги'.AY8])" office:value-type="string" office:string-value="0" calcext:value-type="string">
            <text:p>0</text:p>
          </table:table-cell>
          <table:table-cell table:style-name="ce47" table:formula="of:=IF(OR(ISTEXT([$'Посещения + Долги'.AZ8]); [.$A42]=[.AZ$61]); 0; [$'Посещения + Долги'.AZ$30]*[$'Посещения + Долги'.AZ8])" office:value-type="string" office:string-value="0" calcext:value-type="string">
            <text:p>0</text:p>
          </table:table-cell>
          <table:table-cell table:style-name="ce47" table:formula="of:=IF(OR(ISTEXT([$'Посещения + Долги'.BA8]); [.$A42]=[.BA$61]); 0; [$'Посещения + Долги'.BA$30]*[$'Посещения + Долги'.BA8])" office:value-type="string" office:string-value="0" calcext:value-type="string">
            <text:p>0</text:p>
          </table:table-cell>
          <table:table-cell table:style-name="ce47" table:formula="of:=IF(OR(ISTEXT([$'Посещения + Долги'.BB8]); [.$A42]=[.BB$61]); 0; [$'Посещения + Долги'.BB$30]*[$'Посещения + Долги'.BB8])" office:value-type="string" office:string-value="0" calcext:value-type="string">
            <text:p>0</text:p>
          </table:table-cell>
          <table:table-cell table:style-name="ce47" table:formula="of:=IF(OR(ISTEXT([$'Посещения + Долги'.BC8]); [.$A42]=[.BC$61]); 0; [$'Посещения + Долги'.BC$30]*[$'Посещения + Долги'.BC8])" office:value-type="string" office:string-value="0" calcext:value-type="string">
            <text:p>0</text:p>
          </table:table-cell>
          <table:table-cell table:style-name="ce47" table:formula="of:=IF(OR(ISTEXT([$'Посещения + Долги'.BD8]); [.$A42]=[.BD$61]); 0; [$'Посещения + Долги'.BD$30]*[$'Посещения + Долги'.BD8])" office:value-type="string" office:string-value="0" calcext:value-type="string">
            <text:p>0</text:p>
          </table:table-cell>
          <table:table-cell table:style-name="ce47" table:formula="of:=IF(OR(ISTEXT([$'Посещения + Долги'.BE8]); [.$A42]=[.BE$61]); 0; [$'Посещения + Долги'.BE$30]*[$'Посещения + Долги'.BE8])" office:value-type="string" office:string-value="0" calcext:value-type="string">
            <text:p>0</text:p>
          </table:table-cell>
          <table:table-cell table:style-name="ce47" table:formula="of:=IF(OR(ISTEXT([$'Посещения + Долги'.BF8]); [.$A42]=[.BF$61]); 0; [$'Посещения + Долги'.BF$30]*[$'Посещения + Долги'.BF8])" office:value-type="string" office:string-value="0" calcext:value-type="string">
            <text:p>0</text:p>
          </table:table-cell>
          <table:table-cell table:style-name="ce47" table:formula="of:=IF(OR(ISTEXT([$'Посещения + Долги'.BG8]); [.$A42]=[.BG$61]); 0; [$'Посещения + Долги'.BG$30]*[$'Посещения + Долги'.BG8])" office:value-type="string" office:string-value="0" calcext:value-type="string">
            <text:p>0</text:p>
          </table:table-cell>
          <table:table-cell table:style-name="ce47" table:formula="of:=IF(OR(ISTEXT([$'Посещения + Долги'.BH8]); [.$A42]=[.BH$61]); 0; [$'Посещения + Долги'.BH$30]*[$'Посещения + Долги'.BH8])" office:value-type="string" office:string-value="0" calcext:value-type="string">
            <text:p>0</text:p>
          </table:table-cell>
          <table:table-cell table:style-name="ce47" table:formula="of:=IF(OR(ISTEXT([$'Посещения + Долги'.BI8]); [.$A42]=[.BI$61]); 0; [$'Посещения + Долги'.BI$30]*[$'Посещения + Долги'.BI8])" office:value-type="string" office:string-value="0" calcext:value-type="string">
            <text:p>0</text:p>
          </table:table-cell>
          <table:table-cell table:style-name="ce47" table:formula="of:=IF(OR(ISTEXT([$'Посещения + Долги'.BJ8]); [.$A42]=[.BJ$61]); 0; [$'Посещения + Долги'.BJ$30]*[$'Посещения + Долги'.BJ8])" office:value-type="string" office:string-value="0" calcext:value-type="string">
            <text:p>0</text:p>
          </table:table-cell>
          <table:table-cell table:style-name="ce47" table:formula="of:=IF(OR(ISTEXT([$'Посещения + Долги'.BK8]); [.$A42]=[.BK$61]); 0; [$'Посещения + Долги'.BK$30]*[$'Посещения + Долги'.BK8])" office:value-type="string" office:string-value="0" calcext:value-type="string">
            <text:p>0</text:p>
          </table:table-cell>
          <table:table-cell table:style-name="ce47" table:formula="of:=IF(OR(ISTEXT([$'Посещения + Долги'.BL8]); [.$A42]=[.BL$61]); 0; [$'Посещения + Долги'.BL$30]*[$'Посещения + Долги'.BL8])" office:value-type="string" office:string-value="0" calcext:value-type="string">
            <text:p>0</text:p>
          </table:table-cell>
          <table:table-cell table:style-name="ce47" table:formula="of:=IF(OR(ISTEXT([$'Посещения + Долги'.BM8]); [.$A42]=[.BM$61]); 0; [$'Посещения + Долги'.BM$30]*[$'Посещения + Долги'.BM8])" office:value-type="string" office:string-value="0" calcext:value-type="string">
            <text:p>0</text:p>
          </table:table-cell>
          <table:table-cell table:style-name="ce47" table:formula="of:=IF(OR(ISTEXT([$'Посещения + Долги'.BN8]); [.$A42]=[.BN$61]); 0; [$'Посещения + Долги'.BN$30]*[$'Посещения + Долги'.BN8])" office:value-type="string" office:string-value="0" calcext:value-type="string">
            <text:p>0</text:p>
          </table:table-cell>
          <table:table-cell table:style-name="ce47" table:formula="of:=IF(OR(ISTEXT([$'Посещения + Долги'.BO8]); [.$A42]=[.BO$61]); 0; [$'Посещения + Долги'.BO$30]*[$'Посещения + Долги'.BO8])" office:value-type="string" office:string-value="0" calcext:value-type="string">
            <text:p>0</text:p>
          </table:table-cell>
          <table:table-cell table:style-name="ce47" table:formula="of:=IF(OR(ISTEXT([$'Посещения + Долги'.BP8]); [.$A42]=[.BP$61]); 0; [$'Посещения + Долги'.BP$30]*[$'Посещения + Долги'.BP8])" office:value-type="string" office:string-value="0" calcext:value-type="string">
            <text:p>0</text:p>
          </table:table-cell>
          <table:table-cell table:style-name="ce47" table:formula="of:=IF(OR(ISTEXT([$'Посещения + Долги'.BQ8]); [.$A42]=[.BQ$61]); 0; [$'Посещения + Долги'.BQ$30]*[$'Посещения + Долги'.BQ8])" office:value-type="string" office:string-value="0" calcext:value-type="string">
            <text:p>0</text:p>
          </table:table-cell>
          <table:table-cell table:style-name="ce47" table:formula="of:=IF(OR(ISTEXT([$'Посещения + Долги'.BR8]); [.$A42]=[.BR$61]); 0; [$'Посещения + Долги'.BR$30]*[$'Посещения + Долги'.BR8])" office:value-type="string" office:string-value="0" calcext:value-type="string">
            <text:p>0</text:p>
          </table:table-cell>
          <table:table-cell table:style-name="ce47" table:formula="of:=IF(OR(ISTEXT([$'Посещения + Долги'.BS8]); [.$A42]=[.BS$61]); 0; [$'Посещения + Долги'.BS$30]*[$'Посещения + Долги'.BS8])" office:value-type="string" office:string-value="0" calcext:value-type="string">
            <text:p>0</text:p>
          </table:table-cell>
          <table:table-cell table:style-name="ce47" table:formula="of:=IF(OR(ISTEXT([$'Посещения + Долги'.BT8]); [.$A42]=[.BT$61]); 0; [$'Посещения + Долги'.BT$30]*[$'Посещения + Долги'.BT8])" office:value-type="string" office:string-value="0" calcext:value-type="string">
            <text:p>0</text:p>
          </table:table-cell>
          <table:table-cell table:style-name="ce47" table:formula="of:=IF(OR(ISTEXT([$'Посещения + Долги'.BU8]); [.$A42]=[.BU$61]); 0; [$'Посещения + Долги'.BU$30]*[$'Посещения + Долги'.BU8])" office:value-type="string" office:string-value="0" calcext:value-type="string">
            <text:p>0</text:p>
          </table:table-cell>
          <table:table-cell table:style-name="ce47" table:formula="of:=IF(OR(ISTEXT([$'Посещения + Долги'.BV8]); [.$A42]=[.BV$61]); 0; [$'Посещения + Долги'.BV$30]*[$'Посещения + Долги'.BV8])" office:value-type="string" office:string-value="0" calcext:value-type="string">
            <text:p>0</text:p>
          </table:table-cell>
          <table:table-cell table:style-name="ce47" table:formula="of:=IF(OR(ISTEXT([$'Посещения + Долги'.BW8]); [.$A42]=[.BW$61]); 0; [$'Посещения + Долги'.BW$30]*[$'Посещения + Долги'.BW8])" office:value-type="string" office:string-value="0" calcext:value-type="string">
            <text:p>0</text:p>
          </table:table-cell>
          <table:table-cell table:style-name="ce47" table:formula="of:=IF(OR(ISTEXT([$'Посещения + Долги'.BX8]); [.$A42]=[.BX$61]); 0; [$'Посещения + Долги'.BX$30]*[$'Посещения + Долги'.BX8])" office:value-type="string" office:string-value="0" calcext:value-type="string">
            <text:p>0</text:p>
          </table:table-cell>
          <table:table-cell table:style-name="ce47" table:formula="of:=IF(OR(ISTEXT([$'Посещения + Долги'.BY8]); [.$A42]=[.BY$61]); 0; [$'Посещения + Долги'.BY$30]*[$'Посещения + Долги'.BY8])" office:value-type="string" office:string-value="0" calcext:value-type="string">
            <text:p>0</text:p>
          </table:table-cell>
          <table:table-cell table:style-name="ce47" table:formula="of:=IF(OR(ISTEXT([$'Посещения + Долги'.BZ8]); [.$A42]=[.BZ$61]); 0; [$'Посещения + Долги'.BZ$30]*[$'Посещения + Долги'.BZ8])" office:value-type="string" office:string-value="0" calcext:value-type="string">
            <text:p>0</text:p>
          </table:table-cell>
          <table:table-cell table:style-name="ce47" table:formula="of:=IF(OR(ISTEXT([$'Посещения + Долги'.CA8]); [.$A42]=[.CA$61]); 0; [$'Посещения + Долги'.CA$30]*[$'Посещения + Долги'.CA8])" office:value-type="string" office:string-value="0" calcext:value-type="string">
            <text:p>0</text:p>
          </table:table-cell>
          <table:table-cell table:style-name="ce47" table:formula="of:=IF(OR(ISTEXT([$'Посещения + Долги'.CB8]); [.$A42]=[.CB$61]); 0; [$'Посещения + Долги'.CB$30]*[$'Посещения + Долги'.CB8])" office:value-type="string" office:string-value="75" calcext:value-type="string">
            <text:p>75</text:p>
          </table:table-cell>
          <table:table-cell table:style-name="ce47" table:formula="of:=IF(OR(ISTEXT([$'Посещения + Долги'.CC8]); [.$A42]=[.CC$61]); 0; [$'Посещения + Долги'.CC$30]*[$'Посещения + Долги'.CC8])" office:value-type="string" office:string-value="0" calcext:value-type="string">
            <text:p>0</text:p>
          </table:table-cell>
          <table:table-cell table:style-name="ce47" table:formula="of:=IF(OR(ISTEXT([$'Посещения + Долги'.CD8]); [.$A42]=[.CD$61]); 0; [$'Посещения + Долги'.CD$30]*[$'Посещения + Долги'.CD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8]); [.$A42]=[.CE$61]); 0; [$'Посещения + Долги'.CE$30]*[$'Посещения + Долги'.CE8])" office:value-type="string" office:string-value="0" calcext:value-type="string">
            <text:p>0</text:p>
          </table:table-cell>
          <table:table-cell table:style-name="ce47" table:formula="of:=IF(OR(ISTEXT([$'Посещения + Долги'.CF8]); [.$A42]=[.CF$61]); 0; [$'Посещения + Долги'.CF$30]*[$'Посещения + Долги'.CF8])" office:value-type="string" office:string-value="0" calcext:value-type="string">
            <text:p>0</text:p>
          </table:table-cell>
          <table:table-cell table:style-name="ce47" table:formula="of:=IF(OR(ISTEXT([$'Посещения + Долги'.CG8]); [.$A42]=[.CG$61]); 0; [$'Посещения + Долги'.CG$30]*[$'Посещения + Долги'.CG8])" office:value-type="string" office:string-value="0" calcext:value-type="string">
            <text:p>0</text:p>
          </table:table-cell>
          <table:table-cell table:style-name="ce47" table:formula="of:=IF(OR(ISTEXT([$'Посещения + Долги'.CH8]); [.$A42]=[.CH$61]); 0; [$'Посещения + Долги'.CH$30]*[$'Посещения + Долги'.CH8])" office:value-type="string" office:string-value="0" calcext:value-type="string">
            <text:p>0</text:p>
          </table:table-cell>
          <table:table-cell table:style-name="ce47" table:formula="of:=IF(OR(ISTEXT([$'Посещения + Долги'.CI8]); [.$A42]=[.CI$61]); 0; [$'Посещения + Долги'.CI$30]*[$'Посещения + Долги'.CI8])" office:value-type="string" office:string-value="0" calcext:value-type="string">
            <text:p>0</text:p>
          </table:table-cell>
          <table:table-cell table:style-name="ce47" table:formula="of:=IF(OR(ISTEXT([$'Посещения + Долги'.CJ8]); [.$A42]=[.CJ$61]); 0; [$'Посещения + Долги'.CJ$30]*[$'Посещения + Долги'.CJ8])" office:value-type="string" office:string-value="0" calcext:value-type="string">
            <text:p>0</text:p>
          </table:table-cell>
          <table:table-cell table:style-name="ce47" table:formula="of:=IF(OR(ISTEXT([$'Посещения + Долги'.CK8]); [.$A42]=[.CK$61]); 0; [$'Посещения + Долги'.CK$30]*[$'Посещения + Долги'.CK8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8]); [.$A42]=[.CL$61]); 0; [$'Посещения + Долги'.CL$30]*[$'Посещения + Долги'.CL8])" office:value-type="string" office:string-value="0" calcext:value-type="string">
            <text:p>0</text:p>
          </table:table-cell>
          <table:table-cell table:style-name="ce47" table:formula="of:=IF(OR(ISTEXT([$'Посещения + Долги'.CM8]); [.$A42]=[.CM$61]); 0; [$'Посещения + Долги'.CM$30]*[$'Посещения + Долги'.CM8])" office:value-type="string" office:string-value="0" calcext:value-type="string">
            <text:p>0</text:p>
          </table:table-cell>
          <table:table-cell table:style-name="ce47" table:formula="of:=IF(OR(ISTEXT([$'Посещения + Долги'.CN8]); [.$A42]=[.CN$61]); 0; [$'Посещения + Долги'.CN$30]*[$'Посещения + Долги'.CN8])" office:value-type="string" office:string-value="37.5" calcext:value-type="string">
            <text:p>37.5</text:p>
          </table:table-cell>
          <table:table-cell table:style-name="ce47" table:formula="of:=IF(OR(ISTEXT([$'Посещения + Долги'.CO8]); [.$A42]=[.CO$61]); 0; [$'Посещения + Долги'.CO$30]*[$'Посещения + Долги'.CO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8]); [.$A42]=[.CP$61]); 0; [$'Посещения + Долги'.CP$30]*[$'Посещения + Долги'.CP8])" office:value-type="string" office:string-value="0" calcext:value-type="string">
            <text:p>0</text:p>
          </table:table-cell>
          <table:table-cell table:style-name="ce47" table:formula="of:=IF(OR(ISTEXT([$'Посещения + Долги'.CQ8]); [.$A42]=[.CQ$61]); 0; [$'Посещения + Долги'.CQ$30]*[$'Посещения + Долги'.CQ8])" office:value-type="string" office:string-value="0" calcext:value-type="string">
            <text:p>0</text:p>
          </table:table-cell>
          <table:table-cell table:style-name="ce47" table:formula="of:=IF(OR(ISTEXT([$'Посещения + Долги'.CR8]); [.$A42]=[.CR$61]); 0; [$'Посещения + Долги'.CR$30]*[$'Посещения + Долги'.CR8])" office:value-type="string" office:string-value="0" calcext:value-type="string">
            <text:p>0</text:p>
          </table:table-cell>
          <table:table-cell table:style-name="ce47" table:formula="of:=IF(OR(ISTEXT([$'Посещения + Долги'.CS8]); [.$A42]=[.CS$61]); 0; [$'Посещения + Долги'.CS$30]*[$'Посещения + Долги'.CS8])" office:value-type="string" office:string-value="0" calcext:value-type="string">
            <text:p>0</text:p>
          </table:table-cell>
          <table:table-cell table:style-name="ce47" table:formula="of:=IF(OR(ISTEXT([$'Посещения + Долги'.CT8]); [.$A42]=[.CT$61]); 0; [$'Посещения + Долги'.CT$30]*[$'Посещения + Долги'.CT8])" office:value-type="string" office:string-value="0" calcext:value-type="string">
            <text:p>0</text:p>
          </table:table-cell>
          <table:table-cell table:style-name="ce47" table:formula="of:=IF(OR(ISTEXT([$'Посещения + Долги'.CU8]); [.$A42]=[.CU$61]); 0; [$'Посещения + Долги'.CU$30]*[$'Посещения + Долги'.CU8])" office:value-type="string" office:string-value="75" calcext:value-type="string">
            <text:p>75</text:p>
          </table:table-cell>
          <table:table-cell table:style-name="ce47" table:formula="of:=IF(OR(ISTEXT([$'Посещения + Долги'.CV8]); [.$A42]=[.CV$61]); 0; [$'Посещения + Долги'.CV$30]*[$'Посещения + Долги'.CV8])" office:value-type="string" office:string-value="0" calcext:value-type="string">
            <text:p>0</text:p>
          </table:table-cell>
          <table:table-cell table:style-name="ce47" table:formula="of:=IF(OR(ISTEXT([$'Посещения + Долги'.CW8]); [.$A42]=[.CW$61]); 0; [$'Посещения + Долги'.CW$30]*[$'Посещения + Долги'.CW8])" office:value-type="string" office:string-value="0" calcext:value-type="string">
            <text:p>0</text:p>
          </table:table-cell>
          <table:table-cell table:style-name="ce47" table:formula="of:=IF(OR(ISTEXT([$'Посещения + Долги'.CX8]); [.$A42]=[.CX$61]); 0; [$'Посещения + Долги'.CX$30]*[$'Посещения + Долги'.CX8])" office:value-type="string" office:string-value="0" calcext:value-type="string">
            <text:p>0</text:p>
          </table:table-cell>
          <table:table-cell table:style-name="ce47" table:formula="of:=IF(OR(ISTEXT([$'Посещения + Долги'.CY8]); [.$A42]=[.CY$61]); 0; [$'Посещения + Долги'.CY$30]*[$'Посещения + Долги'.CY8])" office:value-type="string" office:string-value="0" calcext:value-type="string">
            <text:p>0</text:p>
          </table:table-cell>
          <table:table-cell table:style-name="ce47" table:formula="of:=IF(OR(ISTEXT([$'Посещения + Долги'.CZ8]); [.$A42]=[.CZ$61]); 0; [$'Посещения + Долги'.CZ$30]*[$'Посещения + Долги'.CZ8])" office:value-type="string" office:string-value="0" calcext:value-type="string">
            <text:p>0</text:p>
          </table:table-cell>
          <table:table-cell table:style-name="ce47" table:formula="of:=IF(OR(ISTEXT([$'Посещения + Долги'.DA8]); [.$A42]=[.DA$61]); 0; [$'Посещения + Долги'.DA$30]*[$'Посещения + Долги'.DA8])" office:value-type="string" office:string-value="0" calcext:value-type="string">
            <text:p>0</text:p>
          </table:table-cell>
          <table:table-cell table:style-name="ce47" table:formula="of:=IF(OR(ISTEXT([$'Посещения + Долги'.DB8]); [.$A42]=[.DB$61]); 0; [$'Посещения + Долги'.DB$30]*[$'Посещения + Долги'.DB8])" office:value-type="string" office:string-value="0" calcext:value-type="string">
            <text:p>0</text:p>
          </table:table-cell>
          <table:table-cell table:style-name="ce47" table:formula="of:=IF(OR(ISTEXT([$'Посещения + Долги'.DC8]); [.$A42]=[.DC$61]); 0; [$'Посещения + Долги'.DC$30]*[$'Посещения + Долги'.DC8])" office:value-type="string" office:string-value="0" calcext:value-type="string">
            <text:p>0</text:p>
          </table:table-cell>
          <table:table-cell table:style-name="ce47" table:formula="of:=IF(OR(ISTEXT([$'Посещения + Долги'.DD8]); [.$A42]=[.DD$61]); 0; [$'Посещения + Долги'.DD$30]*[$'Посещения + Долги'.DD8])" office:value-type="string" office:string-value="0" calcext:value-type="string">
            <text:p>0</text:p>
          </table:table-cell>
          <table:table-cell table:style-name="ce47" table:formula="of:=IF(OR(ISTEXT([$'Посещения + Долги'.DE8]); [.$A42]=[.DE$61]); 0; [$'Посещения + Долги'.DE$30]*[$'Посещения + Долги'.DE8])" office:value-type="string" office:string-value="0" calcext:value-type="string">
            <text:p>0</text:p>
          </table:table-cell>
          <table:table-cell table:style-name="ce47" table:formula="of:=IF(OR(ISTEXT([$'Посещения + Долги'.DF8]); [.$A42]=[.DF$61]); 0; [$'Посещения + Долги'.DF$30]*[$'Посещения + Долги'.DF8])" office:value-type="string" office:string-value="0" calcext:value-type="string">
            <text:p>0</text:p>
          </table:table-cell>
          <table:table-cell table:style-name="ce47" table:formula="of:=IF(OR(ISTEXT([$'Посещения + Долги'.DG8]); [.$A42]=[.DG$61]); 0; [$'Посещения + Долги'.DG$30]*[$'Посещения + Долги'.DG8])" office:value-type="string" office:string-value="0" calcext:value-type="string">
            <text:p>0</text:p>
          </table:table-cell>
          <table:table-cell table:style-name="ce47" table:formula="of:=IF(OR(ISTEXT([$'Посещения + Долги'.DH8]); [.$A42]=[.DH$61]); 0; [$'Посещения + Долги'.DH$30]*[$'Посещения + Долги'.DH8])" office:value-type="string" office:string-value="0" calcext:value-type="string">
            <text:p>0</text:p>
          </table:table-cell>
          <table:table-cell table:style-name="ce47" table:formula="of:=IF(OR(ISTEXT([$'Посещения + Долги'.DI8]); [.$A42]=[.DI$61]); 0; [$'Посещения + Долги'.DI$30]*[$'Посещения + Долги'.DI8])" office:value-type="string" office:string-value="0" calcext:value-type="string">
            <text:p>0</text:p>
          </table:table-cell>
          <table:table-cell table:style-name="ce47" table:formula="of:=IF(OR(ISTEXT([$'Посещения + Долги'.DJ8]); [.$A42]=[.DJ$61]); 0; [$'Посещения + Долги'.DJ$30]*[$'Посещения + Долги'.DJ8])" office:value-type="string" office:string-value="0" calcext:value-type="string">
            <text:p>0</text:p>
          </table:table-cell>
          <table:table-cell table:style-name="ce47" table:formula="of:=IF(OR(ISTEXT([$'Посещения + Долги'.DK8]); [.$A42]=[.DK$61]); 0; [$'Посещения + Долги'.DK$30]*[$'Посещения + Долги'.DK8])" office:value-type="string" office:string-value="0" calcext:value-type="string">
            <text:p>0</text:p>
          </table:table-cell>
          <table:table-cell table:style-name="ce47" table:formula="of:=IF(OR(ISTEXT([$'Посещения + Долги'.DL8]); [.$A42]=[.DL$61]); 0; [$'Посещения + Долги'.DL$30]*[$'Посещения + Долги'.DL8])" office:value-type="string" office:string-value="0" calcext:value-type="string">
            <text:p>0</text:p>
          </table:table-cell>
          <table:table-cell table:style-name="ce47" table:formula="of:=IF(OR(ISTEXT([$'Посещения + Долги'.DM8]); [.$A42]=[.DM$61]); 0; [$'Посещения + Долги'.DM$30]*[$'Посещения + Долги'.DM8])" office:value-type="string" office:string-value="0" calcext:value-type="string">
            <text:p>0</text:p>
          </table:table-cell>
          <table:table-cell table:style-name="ce47" table:formula="of:=IF(OR(ISTEXT([$'Посещения + Долги'.DN8]); [.$A42]=[.DN$61]); 0; [$'Посещения + Долги'.DN$30]*[$'Посещения + Долги'.DN8])" office:value-type="string" office:string-value="0" calcext:value-type="string">
            <text:p>0</text:p>
          </table:table-cell>
          <table:table-cell table:style-name="ce47" table:formula="of:=IF(OR(ISTEXT([$'Посещения + Долги'.DO8]); [.$A42]=[.DO$61]); 0; [$'Посещения + Долги'.DO$30]*[$'Посещения + Долги'.DO8])" office:value-type="string" office:string-value="0" calcext:value-type="string">
            <text:p>0</text:p>
          </table:table-cell>
          <table:table-cell table:style-name="ce47" table:formula="of:=IF(OR(ISTEXT([$'Посещения + Долги'.DP8]); [.$A42]=[.DP$61]); 0; [$'Посещения + Долги'.DP$30]*[$'Посещения + Долги'.DP8])" office:value-type="string" office:string-value="0" calcext:value-type="string">
            <text:p>0</text:p>
          </table:table-cell>
          <table:table-cell table:style-name="ce47" table:formula="of:=IF(OR(ISTEXT([$'Посещения + Долги'.DQ8]); [.$A42]=[.DQ$61]); 0; [$'Посещения + Долги'.DQ$30]*[$'Посещения + Долги'.DQ8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рлатов</text:p>
          </table:table-cell>
          <table:table-cell table:style-name="ce46" table:formula="of:=IF(OR(ISTEXT([$'Посещения + Долги'.B9]); [.$A43]=[.B$61]); 0; [$'Посещения + Долги'.B$30]*[$'Посещения + Долги'.B9])" office:value-type="string" office:string-value="0" calcext:value-type="string">
            <text:p>0</text:p>
          </table:table-cell>
          <table:table-cell table:style-name="ce47" table:formula="of:=IF(OR(ISTEXT([$'Посещения + Долги'.C9]); [.$A43]=[.C$61]); 0; [$'Посещения + Долги'.C$30]*[$'Посещения + Долги'.C9])" office:value-type="string" office:string-value="0" calcext:value-type="string">
            <text:p>0</text:p>
          </table:table-cell>
          <table:table-cell table:style-name="ce46" table:formula="of:=IF(OR(ISTEXT([$'Посещения + Долги'.D9]); [.$A43]=[.D$61]); 0; [$'Посещения + Долги'.D$30]*[$'Посещения + Долги'.D9])" office:value-type="string" office:string-value="0" calcext:value-type="string">
            <text:p>0</text:p>
          </table:table-cell>
          <table:table-cell table:style-name="ce47" table:formula="of:=IF(OR(ISTEXT([$'Посещения + Долги'.E9]); [.$A43]=[.E$61]); 0; [$'Посещения + Долги'.E$30]*[$'Посещения + Долги'.E9])" office:value-type="string" office:string-value="0" calcext:value-type="string">
            <text:p>0</text:p>
          </table:table-cell>
          <table:table-cell table:style-name="ce46" table:formula="of:=IF(OR(ISTEXT([$'Посещения + Долги'.F9]); [.$A43]=[.F$61]); 0; [$'Посещения + Долги'.F$30]*[$'Посещения + Долги'.F9])" office:value-type="string" office:string-value="0" calcext:value-type="string">
            <text:p>0</text:p>
          </table:table-cell>
          <table:table-cell table:style-name="ce47" table:formula="of:=IF(OR(ISTEXT([$'Посещения + Долги'.G9]); [.$A43]=[.G$61]); 0; [$'Посещения + Долги'.G$30]*[$'Посещения + Долги'.G9])" office:value-type="string" office:string-value="0" calcext:value-type="string">
            <text:p>0</text:p>
          </table:table-cell>
          <table:table-cell table:style-name="ce46" table:formula="of:=IF(OR(ISTEXT([$'Посещения + Долги'.H9]); [.$A43]=[.H$61]); 0; [$'Посещения + Долги'.H$30]*[$'Посещения + Долги'.H9])" office:value-type="string" office:string-value="0" calcext:value-type="string">
            <text:p>0</text:p>
          </table:table-cell>
          <table:table-cell table:style-name="ce47" table:formula="of:=IF(OR(ISTEXT([$'Посещения + Долги'.I9]); [.$A43]=[.I$61]); 0; [$'Посещения + Долги'.I$30]*[$'Посещения + Долги'.I9])" office:value-type="string" office:string-value="0" calcext:value-type="string">
            <text:p>0</text:p>
          </table:table-cell>
          <table:table-cell table:style-name="ce46" table:formula="of:=IF(OR(ISTEXT([$'Посещения + Долги'.J9]); [.$A43]=[.J$61]); 0; [$'Посещения + Долги'.J$30]*[$'Посещения + Долги'.J9])" office:value-type="string" office:string-value="56.25" calcext:value-type="string">
            <text:p>56.25</text:p>
          </table:table-cell>
          <table:table-cell table:style-name="ce47" table:formula="of:=IF(OR(ISTEXT([$'Посещения + Долги'.K9]); [.$A43]=[.K$61]); 0; [$'Посещения + Долги'.K$30]*[$'Посещения + Долги'.K9])" office:value-type="string" office:string-value="55.55555556" calcext:value-type="string">
            <text:p>55.55555556</text:p>
          </table:table-cell>
          <table:table-cell table:style-name="ce46" table:formula="of:=IF(OR(ISTEXT([$'Посещения + Долги'.L9]); [.$A43]=[.L$61]); 0; [$'Посещения + Долги'.L$30]*[$'Посещения + Долги'.L9])" office:value-type="string" office:string-value="0" calcext:value-type="string">
            <text:p>0</text:p>
          </table:table-cell>
          <table:table-cell table:style-name="ce47" table:formula="of:=IF(OR(ISTEXT([$'Посещения + Долги'.M9]); [.$A43]=[.M$61]); 0; [$'Посещения + Долги'.M$30]*[$'Посещения + Долги'.M9])" office:value-type="string" office:string-value="56.25" calcext:value-type="string">
            <text:p>56.25</text:p>
          </table:table-cell>
          <table:table-cell table:style-name="ce46" table:formula="of:=IF(OR(ISTEXT([$'Посещения + Долги'.N9]); [.$A43]=[.N$61]); 0; [$'Посещения + Долги'.N$30]*[$'Посещения + Долги'.N9])" office:value-type="string" office:string-value="0" calcext:value-type="string">
            <text:p>0</text:p>
          </table:table-cell>
          <table:table-cell table:style-name="ce47" table:formula="of:=IF(OR(ISTEXT([$'Посещения + Долги'.O9]); [.$A43]=[.O$61]); 0; [$'Посещения + Долги'.O$30]*[$'Посещения + Долги'.O9])" office:value-type="string" office:string-value="0" calcext:value-type="string">
            <text:p>0</text:p>
          </table:table-cell>
          <table:table-cell table:style-name="ce46" table:formula="of:=IF(OR(ISTEXT([$'Посещения + Долги'.P9]); [.$A43]=[.P$61]); 0; [$'Посещения + Долги'.P$30]*[$'Посещения + Долги'.P9])" office:value-type="string" office:string-value="0" calcext:value-type="string">
            <text:p>0</text:p>
          </table:table-cell>
          <table:table-cell table:style-name="ce47" table:formula="of:=IF(OR(ISTEXT([$'Посещения + Долги'.Q9]); [.$A43]=[.Q$61]); 0; [$'Посещения + Долги'.Q$30]*[$'Посещения + Долги'.Q9])" office:value-type="string" office:string-value="0" calcext:value-type="string">
            <text:p>0</text:p>
          </table:table-cell>
          <table:table-cell table:style-name="ce46" table:formula="of:=IF(OR(ISTEXT([$'Посещения + Долги'.R9]); [.$A43]=[.R$61]); 0; [$'Посещения + Долги'.R$30]*[$'Посещения + Долги'.R9])" office:value-type="string" office:string-value="0" calcext:value-type="string">
            <text:p>0</text:p>
          </table:table-cell>
          <table:table-cell table:style-name="ce47" table:formula="of:=IF(OR(ISTEXT([$'Посещения + Долги'.S9]); [.$A43]=[.S$61]); 0; [$'Посещения + Долги'.S$30]*[$'Посещения + Долги'.S9])" office:value-type="string" office:string-value="0" calcext:value-type="string">
            <text:p>0</text:p>
          </table:table-cell>
          <table:table-cell table:style-name="ce46" table:formula="of:=IF(OR(ISTEXT([$'Посещения + Долги'.T9]); [.$A43]=[.T$61]); 0; [$'Посещения + Долги'.T$30]*[$'Посещения + Долги'.T9])" office:value-type="string" office:string-value="50" calcext:value-type="string">
            <text:p>50</text:p>
          </table:table-cell>
          <table:table-cell table:style-name="ce47" table:formula="of:=IF(OR(ISTEXT([$'Посещения + Долги'.U9]); [.$A43]=[.U$61]); 0; [$'Посещения + Долги'.U$30]*[$'Посещения + Долги'.U9])" office:value-type="string" office:string-value="50" calcext:value-type="string">
            <text:p>50</text:p>
          </table:table-cell>
          <table:table-cell table:style-name="ce46" table:formula="of:=IF(OR(ISTEXT([$'Посещения + Долги'.V9]); [.$A43]=[.V$61]); 0; [$'Посещения + Долги'.V$30]*[$'Посещения + Долги'.V9])" office:value-type="string" office:string-value="56.25" calcext:value-type="string">
            <text:p>56.25</text:p>
          </table:table-cell>
          <table:table-cell table:style-name="ce47" table:formula="of:=IF(OR(ISTEXT([$'Посещения + Долги'.W9]); [.$A43]=[.W$61]); 0; [$'Посещения + Долги'.W$30]*[$'Посещения + Долги'.W9])" office:value-type="string" office:string-value="56.25" calcext:value-type="string">
            <text:p>56.25</text:p>
          </table:table-cell>
          <table:table-cell table:style-name="ce46" table:formula="of:=IF(OR(ISTEXT([$'Посещения + Долги'.X9]); [.$A43]=[.X$61]); 0; [$'Посещения + Долги'.X$30]*[$'Посещения + Долги'.X9])" office:value-type="string" office:string-value="37.5" calcext:value-type="string">
            <text:p>37.5</text:p>
          </table:table-cell>
          <table:table-cell table:style-name="ce47" table:formula="of:=IF(OR(ISTEXT([$'Посещения + Долги'.Y9]); [.$A43]=[.Y$61]); 0; [$'Посещения + Долги'.Y$30]*[$'Посещения + Долги'.Y9])" office:value-type="string" office:string-value="37.5" calcext:value-type="string">
            <text:p>37.5</text:p>
          </table:table-cell>
          <table:table-cell table:style-name="ce46" table:formula="of:=IF(OR(ISTEXT([$'Посещения + Долги'.Z9]); [.$A43]=[.Z$61]); 0; [$'Посещения + Долги'.Z$30]*[$'Посещения + Долги'.Z9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9]); [.$A43]=[.AA$61]); 0; [$'Посещения + Долги'.AA$30]*[$'Посещения + Долги'.AA9])" office:value-type="string" office:string-value="37.5" calcext:value-type="string">
            <text:p>37.5</text:p>
          </table:table-cell>
          <table:table-cell table:style-name="ce46" table:formula="of:=IF(OR(ISTEXT([$'Посещения + Долги'.AB9]); [.$A43]=[.AB$61]); 0; [$'Посещения + Долги'.AB$30]*[$'Посещения + Долги'.AB9])" office:value-type="string" office:string-value="50" calcext:value-type="string">
            <text:p>50</text:p>
          </table:table-cell>
          <table:table-cell table:style-name="ce47" table:formula="of:=IF(OR(ISTEXT([$'Посещения + Долги'.AC9]); [.$A43]=[.AC$61]); 0; [$'Посещения + Долги'.AC$30]*[$'Посещения + Долги'.AC9])" office:value-type="string" office:string-value="56.25" calcext:value-type="string">
            <text:p>56.25</text:p>
          </table:table-cell>
          <table:table-cell table:style-name="ce46" table:formula="of:=IF(OR(ISTEXT([$'Посещения + Долги'.AD9]); [.$A43]=[.AD$61]); 0; [$'Посещения + Долги'.AD$30]*[$'Посещения + Долги'.AD9])" office:value-type="string" office:string-value="0" calcext:value-type="string">
            <text:p>0</text:p>
          </table:table-cell>
          <table:table-cell table:style-name="ce47" table:formula="of:=IF(OR(ISTEXT([$'Посещения + Долги'.AE9]); [.$A43]=[.AE$61]); 0; [$'Посещения + Долги'.AE$30]*[$'Посещения + Долги'.AE9])" office:value-type="string" office:string-value="0" calcext:value-type="string">
            <text:p>0</text:p>
          </table:table-cell>
          <table:table-cell table:style-name="ce46" table:formula="of:=IF(OR(ISTEXT([$'Посещения + Долги'.AF9]); [.$A43]=[.AF$61]); 0; [$'Посещения + Долги'.AF$30]*[$'Посещения + Долги'.AF9])" office:value-type="string" office:string-value="0" calcext:value-type="string">
            <text:p>0</text:p>
          </table:table-cell>
          <table:table-cell table:style-name="ce47" table:formula="of:=IF(OR(ISTEXT([$'Посещения + Долги'.AG9]); [.$A43]=[.AG$61]); 0; [$'Посещения + Долги'.AG$30]*[$'Посещения + Долги'.AG9])" office:value-type="string" office:string-value="0" calcext:value-type="string">
            <text:p>0</text:p>
          </table:table-cell>
          <table:table-cell table:style-name="ce46" table:formula="of:=IF(OR(ISTEXT([$'Посещения + Долги'.AH9]); [.$A43]=[.AH$61]); 0; [$'Посещения + Долги'.AH$30]*[$'Посещения + Долги'.AH9])" office:value-type="string" office:string-value="0" calcext:value-type="string">
            <text:p>0</text:p>
          </table:table-cell>
          <table:table-cell table:style-name="ce47" table:formula="of:=IF(OR(ISTEXT([$'Посещения + Долги'.AI9]); [.$A43]=[.AI$61]); 0; [$'Посещения + Долги'.AI$30]*[$'Посещения + Долги'.AI9])" office:value-type="string" office:string-value="0" calcext:value-type="string">
            <text:p>0</text:p>
          </table:table-cell>
          <table:table-cell table:style-name="ce46" table:formula="of:=IF(OR(ISTEXT([$'Посещения + Долги'.AJ9]); [.$A43]=[.AJ$61]); 0; [$'Посещения + Долги'.AJ$30]*[$'Посещения + Долги'.AJ9])" office:value-type="string" office:string-value="0" calcext:value-type="string">
            <text:p>0</text:p>
          </table:table-cell>
          <table:table-cell table:style-name="ce47" table:formula="of:=IF(OR(ISTEXT([$'Посещения + Долги'.AK9]); [.$A43]=[.AK$61]); 0; [$'Посещения + Долги'.AK$30]*[$'Посещения + Долги'.AK9])" office:value-type="string" office:string-value="0" calcext:value-type="string">
            <text:p>0</text:p>
          </table:table-cell>
          <table:table-cell table:style-name="ce46" table:formula="of:=IF(OR(ISTEXT([$'Посещения + Долги'.AL9]); [.$A43]=[.AL$61]); 0; [$'Посещения + Долги'.AL$30]*[$'Посещения + Долги'.AL9])" office:value-type="string" office:string-value="0" calcext:value-type="string">
            <text:p>0</text:p>
          </table:table-cell>
          <table:table-cell table:style-name="ce47" table:formula="of:=IF(OR(ISTEXT([$'Посещения + Долги'.AM9]); [.$A43]=[.AM$61]); 0; [$'Посещения + Долги'.AM$30]*[$'Посещения + Долги'.AM9])" office:value-type="string" office:string-value="0" calcext:value-type="string">
            <text:p>0</text:p>
          </table:table-cell>
          <table:table-cell table:style-name="ce46" table:formula="of:=IF(OR(ISTEXT([$'Посещения + Долги'.AN9]); [.$A43]=[.AN$61]); 0; [$'Посещения + Долги'.AN$30]*[$'Посещения + Долги'.AN9])" office:value-type="string" office:string-value="0" calcext:value-type="string">
            <text:p>0</text:p>
          </table:table-cell>
          <table:table-cell table:style-name="ce47" table:formula="of:=IF(OR(ISTEXT([$'Посещения + Долги'.AO9]); [.$A43]=[.AO$61]); 0; [$'Посещения + Долги'.AO$30]*[$'Посещения + Долги'.AO9])" office:value-type="string" office:string-value="0" calcext:value-type="string">
            <text:p>0</text:p>
          </table:table-cell>
          <table:table-cell table:style-name="ce46" table:formula="of:=IF(OR(ISTEXT([$'Посещения + Долги'.AP9]); [.$A43]=[.AP$61]); 0; [$'Посещения + Долги'.AP$30]*[$'Посещения + Долги'.AP9])" office:value-type="string" office:string-value="0" calcext:value-type="string">
            <text:p>0</text:p>
          </table:table-cell>
          <table:table-cell table:style-name="ce47" table:formula="of:=IF(OR(ISTEXT([$'Посещения + Долги'.AQ9]); [.$A43]=[.AQ$61]); 0; [$'Посещения + Долги'.AQ$30]*[$'Посещения + Долги'.AQ9])" office:value-type="string" office:string-value="0" calcext:value-type="string">
            <text:p>0</text:p>
          </table:table-cell>
          <table:table-cell table:style-name="ce46" table:formula="of:=IF(OR(ISTEXT([$'Посещения + Долги'.AR9]); [.$A43]=[.AR$61]); 0; [$'Посещения + Долги'.AR$30]*[$'Посещения + Долги'.AR9])" office:value-type="string" office:string-value="0" calcext:value-type="string">
            <text:p>0</text:p>
          </table:table-cell>
          <table:table-cell table:style-name="ce47" table:formula="of:=IF(OR(ISTEXT([$'Посещения + Долги'.AS9]); [.$A43]=[.AS$61]); 0; [$'Посещения + Долги'.AS$30]*[$'Посещения + Долги'.AS9])" office:value-type="string" office:string-value="0" calcext:value-type="string">
            <text:p>0</text:p>
          </table:table-cell>
          <table:table-cell table:style-name="ce47" table:formula="of:=IF(OR(ISTEXT([$'Посещения + Долги'.AT9]); [.$A43]=[.AT$61]); 0; [$'Посещения + Долги'.AT$30]*[$'Посещения + Долги'.AT9])" office:value-type="string" office:string-value="0" calcext:value-type="string">
            <text:p>0</text:p>
          </table:table-cell>
          <table:table-cell table:style-name="ce47" table:formula="of:=IF(OR(ISTEXT([$'Посещения + Долги'.AU9]); [.$A43]=[.AU$61]); 0; [$'Посещения + Долги'.AU$30]*[$'Посещения + Долги'.AU9])" office:value-type="string" office:string-value="0" calcext:value-type="string">
            <text:p>0</text:p>
          </table:table-cell>
          <table:table-cell table:style-name="ce47" table:formula="of:=IF(OR(ISTEXT([$'Посещения + Долги'.AV9]); [.$A43]=[.AV$61]); 0; [$'Посещения + Долги'.AV$30]*[$'Посещения + Долги'.AV9])" office:value-type="string" office:string-value="0" calcext:value-type="string">
            <text:p>0</text:p>
          </table:table-cell>
          <table:table-cell table:style-name="ce47" table:formula="of:=IF(OR(ISTEXT([$'Посещения + Долги'.AW9]); [.$A43]=[.AW$61]); 0; [$'Посещения + Долги'.AW$30]*[$'Посещения + Долги'.AW9])" office:value-type="string" office:string-value="0" calcext:value-type="string">
            <text:p>0</text:p>
          </table:table-cell>
          <table:table-cell table:style-name="ce47" table:formula="of:=IF(OR(ISTEXT([$'Посещения + Долги'.AX9]); [.$A43]=[.AX$61]); 0; [$'Посещения + Долги'.AX$30]*[$'Посещения + Долги'.AX9])" office:value-type="string" office:string-value="0" calcext:value-type="string">
            <text:p>0</text:p>
          </table:table-cell>
          <table:table-cell table:style-name="ce47" table:formula="of:=IF(OR(ISTEXT([$'Посещения + Долги'.AY9]); [.$A43]=[.AY$61]); 0; [$'Посещения + Долги'.AY$30]*[$'Посещения + Долги'.AY9])" office:value-type="string" office:string-value="0" calcext:value-type="string">
            <text:p>0</text:p>
          </table:table-cell>
          <table:table-cell table:style-name="ce47" table:formula="of:=IF(OR(ISTEXT([$'Посещения + Долги'.AZ9]); [.$A43]=[.AZ$61]); 0; [$'Посещения + Долги'.AZ$30]*[$'Посещения + Долги'.AZ9])" office:value-type="string" office:string-value="0" calcext:value-type="string">
            <text:p>0</text:p>
          </table:table-cell>
          <table:table-cell table:style-name="ce47" table:formula="of:=IF(OR(ISTEXT([$'Посещения + Долги'.BA9]); [.$A43]=[.BA$61]); 0; [$'Посещения + Долги'.BA$30]*[$'Посещения + Долги'.BA9])" office:value-type="string" office:string-value="0" calcext:value-type="string">
            <text:p>0</text:p>
          </table:table-cell>
          <table:table-cell table:style-name="ce47" table:formula="of:=IF(OR(ISTEXT([$'Посещения + Долги'.BB9]); [.$A43]=[.BB$61]); 0; [$'Посещения + Долги'.BB$30]*[$'Посещения + Долги'.BB9])" office:value-type="string" office:string-value="0" calcext:value-type="string">
            <text:p>0</text:p>
          </table:table-cell>
          <table:table-cell table:style-name="ce47" table:formula="of:=IF(OR(ISTEXT([$'Посещения + Долги'.BC9]); [.$A43]=[.BC$61]); 0; [$'Посещения + Долги'.BC$30]*[$'Посещения + Долги'.BC9])" office:value-type="string" office:string-value="0" calcext:value-type="string">
            <text:p>0</text:p>
          </table:table-cell>
          <table:table-cell table:style-name="ce47" table:formula="of:=IF(OR(ISTEXT([$'Посещения + Долги'.BD9]); [.$A43]=[.BD$61]); 0; [$'Посещения + Долги'.BD$30]*[$'Посещения + Долги'.BD9])" office:value-type="string" office:string-value="0" calcext:value-type="string">
            <text:p>0</text:p>
          </table:table-cell>
          <table:table-cell table:style-name="ce47" table:formula="of:=IF(OR(ISTEXT([$'Посещения + Долги'.BE9]); [.$A43]=[.BE$61]); 0; [$'Посещения + Долги'.BE$30]*[$'Посещения + Долги'.BE9])" office:value-type="string" office:string-value="0" calcext:value-type="string">
            <text:p>0</text:p>
          </table:table-cell>
          <table:table-cell table:style-name="ce47" table:formula="of:=IF(OR(ISTEXT([$'Посещения + Долги'.BF9]); [.$A43]=[.BF$61]); 0; [$'Посещения + Долги'.BF$30]*[$'Посещения + Долги'.BF9])" office:value-type="string" office:string-value="0" calcext:value-type="string">
            <text:p>0</text:p>
          </table:table-cell>
          <table:table-cell table:style-name="ce47" table:formula="of:=IF(OR(ISTEXT([$'Посещения + Долги'.BG9]); [.$A43]=[.BG$61]); 0; [$'Посещения + Долги'.BG$30]*[$'Посещения + Долги'.BG9])" office:value-type="string" office:string-value="0" calcext:value-type="string">
            <text:p>0</text:p>
          </table:table-cell>
          <table:table-cell table:style-name="ce47" table:formula="of:=IF(OR(ISTEXT([$'Посещения + Долги'.BH9]); [.$A43]=[.BH$61]); 0; [$'Посещения + Долги'.BH$30]*[$'Посещения + Долги'.BH9])" office:value-type="string" office:string-value="0" calcext:value-type="string">
            <text:p>0</text:p>
          </table:table-cell>
          <table:table-cell table:style-name="ce47" table:formula="of:=IF(OR(ISTEXT([$'Посещения + Долги'.BI9]); [.$A43]=[.BI$61]); 0; [$'Посещения + Долги'.BI$30]*[$'Посещения + Долги'.BI9])" office:value-type="string" office:string-value="0" calcext:value-type="string">
            <text:p>0</text:p>
          </table:table-cell>
          <table:table-cell table:style-name="ce47" table:formula="of:=IF(OR(ISTEXT([$'Посещения + Долги'.BJ9]); [.$A43]=[.BJ$61]); 0; [$'Посещения + Долги'.BJ$30]*[$'Посещения + Долги'.BJ9])" office:value-type="string" office:string-value="0" calcext:value-type="string">
            <text:p>0</text:p>
          </table:table-cell>
          <table:table-cell table:style-name="ce47" table:formula="of:=IF(OR(ISTEXT([$'Посещения + Долги'.BK9]); [.$A43]=[.BK$61]); 0; [$'Посещения + Долги'.BK$30]*[$'Посещения + Долги'.BK9])" office:value-type="string" office:string-value="0" calcext:value-type="string">
            <text:p>0</text:p>
          </table:table-cell>
          <table:table-cell table:style-name="ce47" table:formula="of:=IF(OR(ISTEXT([$'Посещения + Долги'.BL9]); [.$A43]=[.BL$61]); 0; [$'Посещения + Долги'.BL$30]*[$'Посещения + Долги'.BL9])" office:value-type="string" office:string-value="0" calcext:value-type="string">
            <text:p>0</text:p>
          </table:table-cell>
          <table:table-cell table:style-name="ce47" table:formula="of:=IF(OR(ISTEXT([$'Посещения + Долги'.BM9]); [.$A43]=[.BM$61]); 0; [$'Посещения + Долги'.BM$30]*[$'Посещения + Долги'.BM9])" office:value-type="string" office:string-value="0" calcext:value-type="string">
            <text:p>0</text:p>
          </table:table-cell>
          <table:table-cell table:style-name="ce47" table:formula="of:=IF(OR(ISTEXT([$'Посещения + Долги'.BN9]); [.$A43]=[.BN$61]); 0; [$'Посещения + Долги'.BN$30]*[$'Посещения + Долги'.BN9])" office:value-type="string" office:string-value="0" calcext:value-type="string">
            <text:p>0</text:p>
          </table:table-cell>
          <table:table-cell table:style-name="ce47" table:formula="of:=IF(OR(ISTEXT([$'Посещения + Долги'.BO9]); [.$A43]=[.BO$61]); 0; [$'Посещения + Долги'.BO$30]*[$'Посещения + Долги'.BO9])" office:value-type="string" office:string-value="0" calcext:value-type="string">
            <text:p>0</text:p>
          </table:table-cell>
          <table:table-cell table:style-name="ce47" table:formula="of:=IF(OR(ISTEXT([$'Посещения + Долги'.BP9]); [.$A43]=[.BP$61]); 0; [$'Посещения + Долги'.BP$30]*[$'Посещения + Долги'.BP9])" office:value-type="string" office:string-value="0" calcext:value-type="string">
            <text:p>0</text:p>
          </table:table-cell>
          <table:table-cell table:style-name="ce47" table:formula="of:=IF(OR(ISTEXT([$'Посещения + Долги'.BQ9]); [.$A43]=[.BQ$61]); 0; [$'Посещения + Долги'.BQ$30]*[$'Посещения + Долги'.BQ9])" office:value-type="string" office:string-value="0" calcext:value-type="string">
            <text:p>0</text:p>
          </table:table-cell>
          <table:table-cell table:style-name="ce47" table:formula="of:=IF(OR(ISTEXT([$'Посещения + Долги'.BR9]); [.$A43]=[.BR$61]); 0; [$'Посещения + Долги'.BR$30]*[$'Посещения + Долги'.BR9])" office:value-type="string" office:string-value="0" calcext:value-type="string">
            <text:p>0</text:p>
          </table:table-cell>
          <table:table-cell table:style-name="ce47" table:formula="of:=IF(OR(ISTEXT([$'Посещения + Долги'.BS9]); [.$A43]=[.BS$61]); 0; [$'Посещения + Долги'.BS$30]*[$'Посещения + Долги'.BS9])" office:value-type="string" office:string-value="0" calcext:value-type="string">
            <text:p>0</text:p>
          </table:table-cell>
          <table:table-cell table:style-name="ce47" table:formula="of:=IF(OR(ISTEXT([$'Посещения + Долги'.BT9]); [.$A43]=[.BT$61]); 0; [$'Посещения + Долги'.BT$30]*[$'Посещения + Долги'.BT9])" office:value-type="string" office:string-value="0" calcext:value-type="string">
            <text:p>0</text:p>
          </table:table-cell>
          <table:table-cell table:style-name="ce47" table:formula="of:=IF(OR(ISTEXT([$'Посещения + Долги'.BU9]); [.$A43]=[.BU$61]); 0; [$'Посещения + Долги'.BU$30]*[$'Посещения + Долги'.BU9])" office:value-type="string" office:string-value="0" calcext:value-type="string">
            <text:p>0</text:p>
          </table:table-cell>
          <table:table-cell table:style-name="ce47" table:formula="of:=IF(OR(ISTEXT([$'Посещения + Долги'.BV9]); [.$A43]=[.BV$61]); 0; [$'Посещения + Долги'.BV$30]*[$'Посещения + Долги'.BV9])" office:value-type="string" office:string-value="0" calcext:value-type="string">
            <text:p>0</text:p>
          </table:table-cell>
          <table:table-cell table:style-name="ce47" table:formula="of:=IF(OR(ISTEXT([$'Посещения + Долги'.BW9]); [.$A43]=[.BW$61]); 0; [$'Посещения + Долги'.BW$30]*[$'Посещения + Долги'.BW9])" office:value-type="string" office:string-value="0" calcext:value-type="string">
            <text:p>0</text:p>
          </table:table-cell>
          <table:table-cell table:style-name="ce47" table:formula="of:=IF(OR(ISTEXT([$'Посещения + Долги'.BX9]); [.$A43]=[.BX$61]); 0; [$'Посещения + Долги'.BX$30]*[$'Посещения + Долги'.BX9])" office:value-type="string" office:string-value="0" calcext:value-type="string">
            <text:p>0</text:p>
          </table:table-cell>
          <table:table-cell table:style-name="ce47" table:formula="of:=IF(OR(ISTEXT([$'Посещения + Долги'.BY9]); [.$A43]=[.BY$61]); 0; [$'Посещения + Долги'.BY$30]*[$'Посещения + Долги'.BY9])" office:value-type="string" office:string-value="0" calcext:value-type="string">
            <text:p>0</text:p>
          </table:table-cell>
          <table:table-cell table:style-name="ce47" table:formula="of:=IF(OR(ISTEXT([$'Посещения + Долги'.BZ9]); [.$A43]=[.BZ$61]); 0; [$'Посещения + Долги'.BZ$30]*[$'Посещения + Долги'.BZ9])" office:value-type="string" office:string-value="0" calcext:value-type="string">
            <text:p>0</text:p>
          </table:table-cell>
          <table:table-cell table:style-name="ce47" table:formula="of:=IF(OR(ISTEXT([$'Посещения + Долги'.CA9]); [.$A43]=[.CA$61]); 0; [$'Посещения + Долги'.CA$30]*[$'Посещения + Долги'.CA9])" office:value-type="string" office:string-value="0" calcext:value-type="string">
            <text:p>0</text:p>
          </table:table-cell>
          <table:table-cell table:style-name="ce47" table:formula="of:=IF(OR(ISTEXT([$'Посещения + Долги'.CB9]); [.$A43]=[.CB$61]); 0; [$'Посещения + Долги'.CB$30]*[$'Посещения + Долги'.CB9])" office:value-type="string" office:string-value="0" calcext:value-type="string">
            <text:p>0</text:p>
          </table:table-cell>
          <table:table-cell table:style-name="ce47" table:formula="of:=IF(OR(ISTEXT([$'Посещения + Долги'.CC9]); [.$A43]=[.CC$61]); 0; [$'Посещения + Долги'.CC$30]*[$'Посещения + Долги'.CC9])" office:value-type="string" office:string-value="0" calcext:value-type="string">
            <text:p>0</text:p>
          </table:table-cell>
          <table:table-cell table:style-name="ce47" table:formula="of:=IF(OR(ISTEXT([$'Посещения + Долги'.CD9]); [.$A43]=[.CD$61]); 0; [$'Посещения + Долги'.CD$30]*[$'Посещения + Долги'.CD9])" office:value-type="string" office:string-value="0" calcext:value-type="string">
            <text:p>0</text:p>
          </table:table-cell>
          <table:table-cell table:style-name="ce47" table:formula="of:=IF(OR(ISTEXT([$'Посещения + Долги'.CE9]); [.$A43]=[.CE$61]); 0; [$'Посещения + Долги'.CE$30]*[$'Посещения + Долги'.CE9])" office:value-type="string" office:string-value="0" calcext:value-type="string">
            <text:p>0</text:p>
          </table:table-cell>
          <table:table-cell table:style-name="ce47" table:formula="of:=IF(OR(ISTEXT([$'Посещения + Долги'.CF9]); [.$A43]=[.CF$61]); 0; [$'Посещения + Долги'.CF$30]*[$'Посещения + Долги'.CF9])" office:value-type="string" office:string-value="0" calcext:value-type="string">
            <text:p>0</text:p>
          </table:table-cell>
          <table:table-cell table:style-name="ce47" table:formula="of:=IF(OR(ISTEXT([$'Посещения + Долги'.CG9]); [.$A43]=[.CG$61]); 0; [$'Посещения + Долги'.CG$30]*[$'Посещения + Долги'.CG9])" office:value-type="string" office:string-value="0" calcext:value-type="string">
            <text:p>0</text:p>
          </table:table-cell>
          <table:table-cell table:style-name="ce47" table:formula="of:=IF(OR(ISTEXT([$'Посещения + Долги'.CH9]); [.$A43]=[.CH$61]); 0; [$'Посещения + Долги'.CH$30]*[$'Посещения + Долги'.CH9])" office:value-type="string" office:string-value="0" calcext:value-type="string">
            <text:p>0</text:p>
          </table:table-cell>
          <table:table-cell table:style-name="ce47" table:formula="of:=IF(OR(ISTEXT([$'Посещения + Долги'.CI9]); [.$A43]=[.CI$61]); 0; [$'Посещения + Долги'.CI$30]*[$'Посещения + Долги'.CI9])" office:value-type="string" office:string-value="0" calcext:value-type="string">
            <text:p>0</text:p>
          </table:table-cell>
          <table:table-cell table:style-name="ce47" table:formula="of:=IF(OR(ISTEXT([$'Посещения + Долги'.CJ9]); [.$A43]=[.CJ$61]); 0; [$'Посещения + Долги'.CJ$30]*[$'Посещения + Долги'.CJ9])" office:value-type="string" office:string-value="0" calcext:value-type="string">
            <text:p>0</text:p>
          </table:table-cell>
          <table:table-cell table:style-name="ce47" table:formula="of:=IF(OR(ISTEXT([$'Посещения + Долги'.CK9]); [.$A43]=[.CK$61]); 0; [$'Посещения + Долги'.CK$30]*[$'Посещения + Долги'.CK9])" office:value-type="string" office:string-value="0" calcext:value-type="string">
            <text:p>0</text:p>
          </table:table-cell>
          <table:table-cell table:style-name="ce47" table:formula="of:=IF(OR(ISTEXT([$'Посещения + Долги'.CL9]); [.$A43]=[.CL$61]); 0; [$'Посещения + Долги'.CL$30]*[$'Посещения + Долги'.CL9])" office:value-type="string" office:string-value="0" calcext:value-type="string">
            <text:p>0</text:p>
          </table:table-cell>
          <table:table-cell table:style-name="ce47" table:formula="of:=IF(OR(ISTEXT([$'Посещения + Долги'.CM9]); [.$A43]=[.CM$61]); 0; [$'Посещения + Долги'.CM$30]*[$'Посещения + Долги'.CM9])" office:value-type="string" office:string-value="0" calcext:value-type="string">
            <text:p>0</text:p>
          </table:table-cell>
          <table:table-cell table:style-name="ce47" table:formula="of:=IF(OR(ISTEXT([$'Посещения + Долги'.CN9]); [.$A43]=[.CN$61]); 0; [$'Посещения + Долги'.CN$30]*[$'Посещения + Долги'.CN9])" office:value-type="string" office:string-value="0" calcext:value-type="string">
            <text:p>0</text:p>
          </table:table-cell>
          <table:table-cell table:style-name="ce47" table:formula="of:=IF(OR(ISTEXT([$'Посещения + Долги'.CO9]); [.$A43]=[.CO$61]); 0; [$'Посещения + Долги'.CO$30]*[$'Посещения + Долги'.CO9])" office:value-type="string" office:string-value="0" calcext:value-type="string">
            <text:p>0</text:p>
          </table:table-cell>
          <table:table-cell table:style-name="ce47" table:formula="of:=IF(OR(ISTEXT([$'Посещения + Долги'.CP9]); [.$A43]=[.CP$61]); 0; [$'Посещения + Долги'.CP$30]*[$'Посещения + Долги'.CP9])" office:value-type="string" office:string-value="0" calcext:value-type="string">
            <text:p>0</text:p>
          </table:table-cell>
          <table:table-cell table:style-name="ce47" table:formula="of:=IF(OR(ISTEXT([$'Посещения + Долги'.CQ9]); [.$A43]=[.CQ$61]); 0; [$'Посещения + Долги'.CQ$30]*[$'Посещения + Долги'.CQ9])" office:value-type="string" office:string-value="0" calcext:value-type="string">
            <text:p>0</text:p>
          </table:table-cell>
          <table:table-cell table:style-name="ce47" table:formula="of:=IF(OR(ISTEXT([$'Посещения + Долги'.CR9]); [.$A43]=[.CR$61]); 0; [$'Посещения + Долги'.CR$30]*[$'Посещения + Долги'.CR9])" office:value-type="string" office:string-value="0" calcext:value-type="string">
            <text:p>0</text:p>
          </table:table-cell>
          <table:table-cell table:style-name="ce47" table:formula="of:=IF(OR(ISTEXT([$'Посещения + Долги'.CS9]); [.$A43]=[.CS$61]); 0; [$'Посещения + Долги'.CS$30]*[$'Посещения + Долги'.CS9])" office:value-type="string" office:string-value="0" calcext:value-type="string">
            <text:p>0</text:p>
          </table:table-cell>
          <table:table-cell table:style-name="ce47" table:formula="of:=IF(OR(ISTEXT([$'Посещения + Долги'.CT9]); [.$A43]=[.CT$61]); 0; [$'Посещения + Долги'.CT$30]*[$'Посещения + Долги'.CT9])" office:value-type="string" office:string-value="0" calcext:value-type="string">
            <text:p>0</text:p>
          </table:table-cell>
          <table:table-cell table:style-name="ce47" table:formula="of:=IF(OR(ISTEXT([$'Посещения + Долги'.CU9]); [.$A43]=[.CU$61]); 0; [$'Посещения + Долги'.CU$30]*[$'Посещения + Долги'.CU9])" office:value-type="string" office:string-value="0" calcext:value-type="string">
            <text:p>0</text:p>
          </table:table-cell>
          <table:table-cell table:style-name="ce47" table:formula="of:=IF(OR(ISTEXT([$'Посещения + Долги'.CV9]); [.$A43]=[.CV$61]); 0; [$'Посещения + Долги'.CV$30]*[$'Посещения + Долги'.CV9])" office:value-type="string" office:string-value="0" calcext:value-type="string">
            <text:p>0</text:p>
          </table:table-cell>
          <table:table-cell table:style-name="ce47" table:formula="of:=IF(OR(ISTEXT([$'Посещения + Долги'.CW9]); [.$A43]=[.CW$61]); 0; [$'Посещения + Долги'.CW$30]*[$'Посещения + Долги'.CW9])" office:value-type="string" office:string-value="0" calcext:value-type="string">
            <text:p>0</text:p>
          </table:table-cell>
          <table:table-cell table:style-name="ce47" table:formula="of:=IF(OR(ISTEXT([$'Посещения + Долги'.CX9]); [.$A43]=[.CX$61]); 0; [$'Посещения + Долги'.CX$30]*[$'Посещения + Долги'.CX9])" office:value-type="string" office:string-value="0" calcext:value-type="string">
            <text:p>0</text:p>
          </table:table-cell>
          <table:table-cell table:style-name="ce47" table:formula="of:=IF(OR(ISTEXT([$'Посещения + Долги'.CY9]); [.$A43]=[.CY$61]); 0; [$'Посещения + Долги'.CY$30]*[$'Посещения + Долги'.CY9])" office:value-type="string" office:string-value="0" calcext:value-type="string">
            <text:p>0</text:p>
          </table:table-cell>
          <table:table-cell table:style-name="ce47" table:formula="of:=IF(OR(ISTEXT([$'Посещения + Долги'.CZ9]); [.$A43]=[.CZ$61]); 0; [$'Посещения + Долги'.CZ$30]*[$'Посещения + Долги'.CZ9])" office:value-type="string" office:string-value="0" calcext:value-type="string">
            <text:p>0</text:p>
          </table:table-cell>
          <table:table-cell table:style-name="ce47" table:formula="of:=IF(OR(ISTEXT([$'Посещения + Долги'.DA9]); [.$A43]=[.DA$61]); 0; [$'Посещения + Долги'.DA$30]*[$'Посещения + Долги'.DA9])" office:value-type="string" office:string-value="0" calcext:value-type="string">
            <text:p>0</text:p>
          </table:table-cell>
          <table:table-cell table:style-name="ce47" table:formula="of:=IF(OR(ISTEXT([$'Посещения + Долги'.DB9]); [.$A43]=[.DB$61]); 0; [$'Посещения + Долги'.DB$30]*[$'Посещения + Долги'.DB9])" office:value-type="string" office:string-value="0" calcext:value-type="string">
            <text:p>0</text:p>
          </table:table-cell>
          <table:table-cell table:style-name="ce47" table:formula="of:=IF(OR(ISTEXT([$'Посещения + Долги'.DC9]); [.$A43]=[.DC$61]); 0; [$'Посещения + Долги'.DC$30]*[$'Посещения + Долги'.DC9])" office:value-type="string" office:string-value="0" calcext:value-type="string">
            <text:p>0</text:p>
          </table:table-cell>
          <table:table-cell table:style-name="ce47" table:formula="of:=IF(OR(ISTEXT([$'Посещения + Долги'.DD9]); [.$A43]=[.DD$61]); 0; [$'Посещения + Долги'.DD$30]*[$'Посещения + Долги'.DD9])" office:value-type="string" office:string-value="0" calcext:value-type="string">
            <text:p>0</text:p>
          </table:table-cell>
          <table:table-cell table:style-name="ce47" table:formula="of:=IF(OR(ISTEXT([$'Посещения + Долги'.DE9]); [.$A43]=[.DE$61]); 0; [$'Посещения + Долги'.DE$30]*[$'Посещения + Долги'.DE9])" office:value-type="string" office:string-value="0" calcext:value-type="string">
            <text:p>0</text:p>
          </table:table-cell>
          <table:table-cell table:style-name="ce47" table:formula="of:=IF(OR(ISTEXT([$'Посещения + Долги'.DF9]); [.$A43]=[.DF$61]); 0; [$'Посещения + Долги'.DF$30]*[$'Посещения + Долги'.DF9])" office:value-type="string" office:string-value="0" calcext:value-type="string">
            <text:p>0</text:p>
          </table:table-cell>
          <table:table-cell table:style-name="ce47" table:formula="of:=IF(OR(ISTEXT([$'Посещения + Долги'.DG9]); [.$A43]=[.DG$61]); 0; [$'Посещения + Долги'.DG$30]*[$'Посещения + Долги'.DG9])" office:value-type="string" office:string-value="0" calcext:value-type="string">
            <text:p>0</text:p>
          </table:table-cell>
          <table:table-cell table:style-name="ce47" table:formula="of:=IF(OR(ISTEXT([$'Посещения + Долги'.DH9]); [.$A43]=[.DH$61]); 0; [$'Посещения + Долги'.DH$30]*[$'Посещения + Долги'.DH9])" office:value-type="string" office:string-value="0" calcext:value-type="string">
            <text:p>0</text:p>
          </table:table-cell>
          <table:table-cell table:style-name="ce47" table:formula="of:=IF(OR(ISTEXT([$'Посещения + Долги'.DI9]); [.$A43]=[.DI$61]); 0; [$'Посещения + Долги'.DI$30]*[$'Посещения + Долги'.DI9])" office:value-type="string" office:string-value="0" calcext:value-type="string">
            <text:p>0</text:p>
          </table:table-cell>
          <table:table-cell table:style-name="ce47" table:formula="of:=IF(OR(ISTEXT([$'Посещения + Долги'.DJ9]); [.$A43]=[.DJ$61]); 0; [$'Посещения + Долги'.DJ$30]*[$'Посещения + Долги'.DJ9])" office:value-type="string" office:string-value="0" calcext:value-type="string">
            <text:p>0</text:p>
          </table:table-cell>
          <table:table-cell table:style-name="ce47" table:formula="of:=IF(OR(ISTEXT([$'Посещения + Долги'.DK9]); [.$A43]=[.DK$61]); 0; [$'Посещения + Долги'.DK$30]*[$'Посещения + Долги'.DK9])" office:value-type="string" office:string-value="0" calcext:value-type="string">
            <text:p>0</text:p>
          </table:table-cell>
          <table:table-cell table:style-name="ce47" table:formula="of:=IF(OR(ISTEXT([$'Посещения + Долги'.DL9]); [.$A43]=[.DL$61]); 0; [$'Посещения + Долги'.DL$30]*[$'Посещения + Долги'.DL9])" office:value-type="string" office:string-value="0" calcext:value-type="string">
            <text:p>0</text:p>
          </table:table-cell>
          <table:table-cell table:style-name="ce47" table:formula="of:=IF(OR(ISTEXT([$'Посещения + Долги'.DM9]); [.$A43]=[.DM$61]); 0; [$'Посещения + Долги'.DM$30]*[$'Посещения + Долги'.DM9])" office:value-type="string" office:string-value="0" calcext:value-type="string">
            <text:p>0</text:p>
          </table:table-cell>
          <table:table-cell table:style-name="ce47" table:formula="of:=IF(OR(ISTEXT([$'Посещения + Долги'.DN9]); [.$A43]=[.DN$61]); 0; [$'Посещения + Долги'.DN$30]*[$'Посещения + Долги'.DN9])" office:value-type="string" office:string-value="0" calcext:value-type="string">
            <text:p>0</text:p>
          </table:table-cell>
          <table:table-cell table:style-name="ce47" table:formula="of:=IF(OR(ISTEXT([$'Посещения + Долги'.DO9]); [.$A43]=[.DO$61]); 0; [$'Посещения + Долги'.DO$30]*[$'Посещения + Долги'.DO9])" office:value-type="string" office:string-value="0" calcext:value-type="string">
            <text:p>0</text:p>
          </table:table-cell>
          <table:table-cell table:style-name="ce47" table:formula="of:=IF(OR(ISTEXT([$'Посещения + Долги'.DP9]); [.$A43]=[.DP$61]); 0; [$'Посещения + Долги'.DP$30]*[$'Посещения + Долги'.DP9])" office:value-type="string" office:string-value="0" calcext:value-type="string">
            <text:p>0</text:p>
          </table:table-cell>
          <table:table-cell table:style-name="ce47" table:formula="of:=IF(OR(ISTEXT([$'Посещения + Долги'.DQ9]); [.$A43]=[.DQ$61]); 0; [$'Посещения + Долги'.DQ$30]*[$'Посещения + Долги'.DQ9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авлюк</text:p>
          </table:table-cell>
          <table:table-cell table:style-name="ce46" table:formula="of:=IF(OR(ISTEXT([$'Посещения + Долги'.B10]); [.$A44]=[.B$61]); 0; [$'Посещения + Долги'.B$30]*[$'Посещения + Долги'.B10])" office:value-type="string" office:string-value="0" calcext:value-type="string">
            <text:p>0</text:p>
          </table:table-cell>
          <table:table-cell table:style-name="ce47" table:formula="of:=IF(OR(ISTEXT([$'Посещения + Долги'.C10]); [.$A44]=[.C$61]); 0; [$'Посещения + Долги'.C$30]*[$'Посещения + Долги'.C10])" office:value-type="string" office:string-value="0" calcext:value-type="string">
            <text:p>0</text:p>
          </table:table-cell>
          <table:table-cell table:style-name="ce46" table:formula="of:=IF(OR(ISTEXT([$'Посещения + Долги'.D10]); [.$A44]=[.D$61]); 0; [$'Посещения + Долги'.D$30]*[$'Посещения + Долги'.D10])" office:value-type="string" office:string-value="0" calcext:value-type="string">
            <text:p>0</text:p>
          </table:table-cell>
          <table:table-cell table:style-name="ce47" table:formula="of:=IF(OR(ISTEXT([$'Посещения + Долги'.E10]); [.$A44]=[.E$61]); 0; [$'Посещения + Долги'.E$30]*[$'Посещения + Долги'.E10])" office:value-type="string" office:string-value="0" calcext:value-type="string">
            <text:p>0</text:p>
          </table:table-cell>
          <table:table-cell table:style-name="ce46" table:formula="of:=IF(OR(ISTEXT([$'Посещения + Долги'.F10]); [.$A44]=[.F$61]); 0; [$'Посещения + Долги'.F$30]*[$'Посещения + Долги'.F10])" office:value-type="string" office:string-value="0" calcext:value-type="string">
            <text:p>0</text:p>
          </table:table-cell>
          <table:table-cell table:style-name="ce47" table:formula="of:=IF(OR(ISTEXT([$'Посещения + Долги'.G10]); [.$A44]=[.G$61]); 0; [$'Посещения + Долги'.G$30]*[$'Посещения + Долги'.G10])" office:value-type="string" office:string-value="0" calcext:value-type="string">
            <text:p>0</text:p>
          </table:table-cell>
          <table:table-cell table:style-name="ce46" table:formula="of:=IF(OR(ISTEXT([$'Посещения + Долги'.H10]); [.$A44]=[.H$61]); 0; [$'Посещения + Долги'.H$30]*[$'Посещения + Долги'.H10])" office:value-type="string" office:string-value="0" calcext:value-type="string">
            <text:p>0</text:p>
          </table:table-cell>
          <table:table-cell table:style-name="ce47" table:formula="of:=IF(OR(ISTEXT([$'Посещения + Долги'.I10]); [.$A44]=[.I$61]); 0; [$'Посещения + Долги'.I$30]*[$'Посещения + Долги'.I10])" office:value-type="string" office:string-value="0" calcext:value-type="string">
            <text:p>0</text:p>
          </table:table-cell>
          <table:table-cell table:style-name="ce46" table:formula="of:=IF(OR(ISTEXT([$'Посещения + Долги'.J10]); [.$A44]=[.J$61]); 0; [$'Посещения + Долги'.J$30]*[$'Посещения + Долги'.J10])" office:value-type="string" office:string-value="0" calcext:value-type="string">
            <text:p>0</text:p>
          </table:table-cell>
          <table:table-cell table:style-name="ce47" table:formula="of:=IF(OR(ISTEXT([$'Посещения + Долги'.K10]); [.$A44]=[.K$61]); 0; [$'Посещения + Долги'.K$30]*[$'Посещения + Долги'.K10])" office:value-type="string" office:string-value="0" calcext:value-type="string">
            <text:p>0</text:p>
          </table:table-cell>
          <table:table-cell table:style-name="ce46" table:formula="of:=IF(OR(ISTEXT([$'Посещения + Долги'.L10]); [.$A44]=[.L$61]); 0; [$'Посещения + Долги'.L$30]*[$'Посещения + Долги'.L10])" office:value-type="string" office:string-value="0" calcext:value-type="string">
            <text:p>0</text:p>
          </table:table-cell>
          <table:table-cell table:style-name="ce47" table:formula="of:=IF(OR(ISTEXT([$'Посещения + Долги'.M10]); [.$A44]=[.M$61]); 0; [$'Посещения + Долги'.M$30]*[$'Посещения + Долги'.M10])" office:value-type="string" office:string-value="0" calcext:value-type="string">
            <text:p>0</text:p>
          </table:table-cell>
          <table:table-cell table:style-name="ce46" table:formula="of:=IF(OR(ISTEXT([$'Посещения + Долги'.N10]); [.$A44]=[.N$61]); 0; [$'Посещения + Долги'.N$30]*[$'Посещения + Долги'.N10])" office:value-type="string" office:string-value="0" calcext:value-type="string">
            <text:p>0</text:p>
          </table:table-cell>
          <table:table-cell table:style-name="ce47" table:formula="of:=IF(OR(ISTEXT([$'Посещения + Долги'.O10]); [.$A44]=[.O$61]); 0; [$'Посещения + Долги'.O$30]*[$'Посещения + Долги'.O10])" office:value-type="string" office:string-value="0" calcext:value-type="string">
            <text:p>0</text:p>
          </table:table-cell>
          <table:table-cell table:style-name="ce46" table:formula="of:=IF(OR(ISTEXT([$'Посещения + Долги'.P10]); [.$A44]=[.P$61]); 0; [$'Посещения + Долги'.P$30]*[$'Посещения + Долги'.P10])" office:value-type="string" office:string-value="0" calcext:value-type="string">
            <text:p>0</text:p>
          </table:table-cell>
          <table:table-cell table:style-name="ce47" table:formula="of:=IF(OR(ISTEXT([$'Посещения + Долги'.Q10]); [.$A44]=[.Q$61]); 0; [$'Посещения + Долги'.Q$30]*[$'Посещения + Долги'.Q10])" office:value-type="string" office:string-value="0" calcext:value-type="string">
            <text:p>0</text:p>
          </table:table-cell>
          <table:table-cell table:style-name="ce46" table:formula="of:=IF(OR(ISTEXT([$'Посещения + Долги'.R10]); [.$A44]=[.R$61]); 0; [$'Посещения + Долги'.R$30]*[$'Посещения + Долги'.R10])" office:value-type="string" office:string-value="0" calcext:value-type="string">
            <text:p>0</text:p>
          </table:table-cell>
          <table:table-cell table:style-name="ce47" table:formula="of:=IF(OR(ISTEXT([$'Посещения + Долги'.S10]); [.$A44]=[.S$61]); 0; [$'Посещения + Долги'.S$30]*[$'Посещения + Долги'.S10])" office:value-type="string" office:string-value="0" calcext:value-type="string">
            <text:p>0</text:p>
          </table:table-cell>
          <table:table-cell table:style-name="ce46" table:formula="of:=IF(OR(ISTEXT([$'Посещения + Долги'.T10]); [.$A44]=[.T$61]); 0; [$'Посещения + Долги'.T$30]*[$'Посещения + Долги'.T10])" office:value-type="string" office:string-value="0" calcext:value-type="string">
            <text:p>0</text:p>
          </table:table-cell>
          <table:table-cell table:style-name="ce47" table:formula="of:=IF(OR(ISTEXT([$'Посещения + Долги'.U10]); [.$A44]=[.U$61]); 0; [$'Посещения + Долги'.U$30]*[$'Посещения + Долги'.U10])" office:value-type="string" office:string-value="0" calcext:value-type="string">
            <text:p>0</text:p>
          </table:table-cell>
          <table:table-cell table:style-name="ce46" table:formula="of:=IF(OR(ISTEXT([$'Посещения + Долги'.V10]); [.$A44]=[.V$61]); 0; [$'Посещения + Долги'.V$30]*[$'Посещения + Долги'.V10])" office:value-type="string" office:string-value="0" calcext:value-type="string">
            <text:p>0</text:p>
          </table:table-cell>
          <table:table-cell table:style-name="ce47" table:formula="of:=IF(OR(ISTEXT([$'Посещения + Долги'.W10]); [.$A44]=[.W$61]); 0; [$'Посещения + Долги'.W$30]*[$'Посещения + Долги'.W10])" office:value-type="string" office:string-value="0" calcext:value-type="string">
            <text:p>0</text:p>
          </table:table-cell>
          <table:table-cell table:style-name="ce46" table:formula="of:=IF(OR(ISTEXT([$'Посещения + Долги'.X10]); [.$A44]=[.X$61]); 0; [$'Посещения + Долги'.X$30]*[$'Посещения + Долги'.X10])" office:value-type="string" office:string-value="0" calcext:value-type="string">
            <text:p>0</text:p>
          </table:table-cell>
          <table:table-cell table:style-name="ce47" table:formula="of:=IF(OR(ISTEXT([$'Посещения + Долги'.Y10]); [.$A44]=[.Y$61]); 0; [$'Посещения + Долги'.Y$30]*[$'Посещения + Долги'.Y10])" office:value-type="string" office:string-value="0" calcext:value-type="string">
            <text:p>0</text:p>
          </table:table-cell>
          <table:table-cell table:style-name="ce46" table:formula="of:=IF(OR(ISTEXT([$'Посещения + Долги'.Z10]); [.$A44]=[.Z$61]); 0; [$'Посещения + Долги'.Z$30]*[$'Посещения + Долги'.Z10])" office:value-type="string" office:string-value="0" calcext:value-type="string">
            <text:p>0</text:p>
          </table:table-cell>
          <table:table-cell table:style-name="ce47" table:formula="of:=IF(OR(ISTEXT([$'Посещения + Долги'.AA10]); [.$A44]=[.AA$61]); 0; [$'Посещения + Долги'.AA$30]*[$'Посещения + Долги'.AA10])" office:value-type="string" office:string-value="0" calcext:value-type="string">
            <text:p>0</text:p>
          </table:table-cell>
          <table:table-cell table:style-name="ce46" table:formula="of:=IF(OR(ISTEXT([$'Посещения + Долги'.AB10]); [.$A44]=[.AB$61]); 0; [$'Посещения + Долги'.AB$30]*[$'Посещения + Долги'.AB10])" office:value-type="string" office:string-value="0" calcext:value-type="string">
            <text:p>0</text:p>
          </table:table-cell>
          <table:table-cell table:style-name="ce47" table:formula="of:=IF(OR(ISTEXT([$'Посещения + Долги'.AC10]); [.$A44]=[.AC$61]); 0; [$'Посещения + Долги'.AC$30]*[$'Посещения + Долги'.AC10])" office:value-type="string" office:string-value="0" calcext:value-type="string">
            <text:p>0</text:p>
          </table:table-cell>
          <table:table-cell table:style-name="ce46" table:formula="of:=IF(OR(ISTEXT([$'Посещения + Долги'.AD10]); [.$A44]=[.AD$61]); 0; [$'Посещения + Долги'.AD$30]*[$'Посещения + Долги'.AD10])" office:value-type="string" office:string-value="0" calcext:value-type="string">
            <text:p>0</text:p>
          </table:table-cell>
          <table:table-cell table:style-name="ce47" table:formula="of:=IF(OR(ISTEXT([$'Посещения + Долги'.AE10]); [.$A44]=[.AE$61]); 0; [$'Посещения + Долги'.AE$30]*[$'Посещения + Долги'.AE10])" office:value-type="string" office:string-value="0" calcext:value-type="string">
            <text:p>0</text:p>
          </table:table-cell>
          <table:table-cell table:style-name="ce46" table:formula="of:=IF(OR(ISTEXT([$'Посещения + Долги'.AF10]); [.$A44]=[.AF$61]); 0; [$'Посещения + Долги'.AF$30]*[$'Посещения + Долги'.AF10])" office:value-type="string" office:string-value="0" calcext:value-type="string">
            <text:p>0</text:p>
          </table:table-cell>
          <table:table-cell table:style-name="ce47" table:formula="of:=IF(OR(ISTEXT([$'Посещения + Долги'.AG10]); [.$A44]=[.AG$61]); 0; [$'Посещения + Долги'.AG$30]*[$'Посещения + Долги'.AG10])" office:value-type="string" office:string-value="0" calcext:value-type="string">
            <text:p>0</text:p>
          </table:table-cell>
          <table:table-cell table:style-name="ce46" table:formula="of:=IF(OR(ISTEXT([$'Посещения + Долги'.AH10]); [.$A44]=[.AH$61]); 0; [$'Посещения + Долги'.AH$30]*[$'Посещения + Долги'.AH10])" office:value-type="string" office:string-value="0" calcext:value-type="string">
            <text:p>0</text:p>
          </table:table-cell>
          <table:table-cell table:style-name="ce47" table:formula="of:=IF(OR(ISTEXT([$'Посещения + Долги'.AI10]); [.$A44]=[.AI$61]); 0; [$'Посещения + Долги'.AI$30]*[$'Посещения + Долги'.AI10])" office:value-type="string" office:string-value="0" calcext:value-type="string">
            <text:p>0</text:p>
          </table:table-cell>
          <table:table-cell table:style-name="ce46" table:formula="of:=IF(OR(ISTEXT([$'Посещения + Долги'.AJ10]); [.$A44]=[.AJ$61]); 0; [$'Посещения + Долги'.AJ$30]*[$'Посещения + Долги'.AJ10])" office:value-type="string" office:string-value="0" calcext:value-type="string">
            <text:p>0</text:p>
          </table:table-cell>
          <table:table-cell table:style-name="ce47" table:formula="of:=IF(OR(ISTEXT([$'Посещения + Долги'.AK10]); [.$A44]=[.AK$61]); 0; [$'Посещения + Долги'.AK$30]*[$'Посещения + Долги'.AK10])" office:value-type="string" office:string-value="0" calcext:value-type="string">
            <text:p>0</text:p>
          </table:table-cell>
          <table:table-cell table:style-name="ce46" table:formula="of:=IF(OR(ISTEXT([$'Посещения + Долги'.AL10]); [.$A44]=[.AL$61]); 0; [$'Посещения + Долги'.AL$30]*[$'Посещения + Долги'.AL10])" office:value-type="string" office:string-value="0" calcext:value-type="string">
            <text:p>0</text:p>
          </table:table-cell>
          <table:table-cell table:style-name="ce47" table:formula="of:=IF(OR(ISTEXT([$'Посещения + Долги'.AM10]); [.$A44]=[.AM$61]); 0; [$'Посещения + Долги'.AM$30]*[$'Посещения + Долги'.AM10])" office:value-type="string" office:string-value="0" calcext:value-type="string">
            <text:p>0</text:p>
          </table:table-cell>
          <table:table-cell table:style-name="ce46" table:formula="of:=IF(OR(ISTEXT([$'Посещения + Долги'.AN10]); [.$A44]=[.AN$61]); 0; [$'Посещения + Долги'.AN$30]*[$'Посещения + Долги'.AN10])" office:value-type="string" office:string-value="0" calcext:value-type="string">
            <text:p>0</text:p>
          </table:table-cell>
          <table:table-cell table:style-name="ce47" table:formula="of:=IF(OR(ISTEXT([$'Посещения + Долги'.AO10]); [.$A44]=[.AO$61]); 0; [$'Посещения + Долги'.AO$30]*[$'Посещения + Долги'.AO10])" office:value-type="string" office:string-value="0" calcext:value-type="string">
            <text:p>0</text:p>
          </table:table-cell>
          <table:table-cell table:style-name="ce46" table:formula="of:=IF(OR(ISTEXT([$'Посещения + Долги'.AP10]); [.$A44]=[.AP$61]); 0; [$'Посещения + Долги'.AP$30]*[$'Посещения + Долги'.AP10])" office:value-type="string" office:string-value="0" calcext:value-type="string">
            <text:p>0</text:p>
          </table:table-cell>
          <table:table-cell table:style-name="ce47" table:formula="of:=IF(OR(ISTEXT([$'Посещения + Долги'.AQ10]); [.$A44]=[.AQ$61]); 0; [$'Посещения + Долги'.AQ$30]*[$'Посещения + Долги'.AQ10])" office:value-type="string" office:string-value="0" calcext:value-type="string">
            <text:p>0</text:p>
          </table:table-cell>
          <table:table-cell table:style-name="ce46" table:formula="of:=IF(OR(ISTEXT([$'Посещения + Долги'.AR10]); [.$A44]=[.AR$61]); 0; [$'Посещения + Долги'.AR$30]*[$'Посещения + Долги'.AR10])" office:value-type="string" office:string-value="0" calcext:value-type="string">
            <text:p>0</text:p>
          </table:table-cell>
          <table:table-cell table:style-name="ce47" table:formula="of:=IF(OR(ISTEXT([$'Посещения + Долги'.AS10]); [.$A44]=[.AS$61]); 0; [$'Посещения + Долги'.AS$30]*[$'Посещения + Долги'.AS10])" office:value-type="string" office:string-value="0" calcext:value-type="string">
            <text:p>0</text:p>
          </table:table-cell>
          <table:table-cell table:style-name="ce47" table:formula="of:=IF(OR(ISTEXT([$'Посещения + Долги'.AT10]); [.$A44]=[.AT$61]); 0; [$'Посещения + Долги'.AT$30]*[$'Посещения + Долги'.AT10])" office:value-type="string" office:string-value="0" calcext:value-type="string">
            <text:p>0</text:p>
          </table:table-cell>
          <table:table-cell table:style-name="ce47" table:formula="of:=IF(OR(ISTEXT([$'Посещения + Долги'.AU10]); [.$A44]=[.AU$61]); 0; [$'Посещения + Долги'.AU$30]*[$'Посещения + Долги'.AU10])" office:value-type="string" office:string-value="0" calcext:value-type="string">
            <text:p>0</text:p>
          </table:table-cell>
          <table:table-cell table:style-name="ce47" table:formula="of:=IF(OR(ISTEXT([$'Посещения + Долги'.AV10]); [.$A44]=[.AV$61]); 0; [$'Посещения + Долги'.AV$30]*[$'Посещения + Долги'.AV10])" office:value-type="string" office:string-value="0" calcext:value-type="string">
            <text:p>0</text:p>
          </table:table-cell>
          <table:table-cell table:style-name="ce47" table:formula="of:=IF(OR(ISTEXT([$'Посещения + Долги'.AW10]); [.$A44]=[.AW$61]); 0; [$'Посещения + Долги'.AW$30]*[$'Посещения + Долги'.AW10])" office:value-type="string" office:string-value="0" calcext:value-type="string">
            <text:p>0</text:p>
          </table:table-cell>
          <table:table-cell table:style-name="ce47" table:formula="of:=IF(OR(ISTEXT([$'Посещения + Долги'.AX10]); [.$A44]=[.AX$61]); 0; [$'Посещения + Долги'.AX$30]*[$'Посещения + Долги'.AX10])" office:value-type="string" office:string-value="0" calcext:value-type="string">
            <text:p>0</text:p>
          </table:table-cell>
          <table:table-cell table:style-name="ce47" table:formula="of:=IF(OR(ISTEXT([$'Посещения + Долги'.AY10]); [.$A44]=[.AY$61]); 0; [$'Посещения + Долги'.AY$30]*[$'Посещения + Долги'.AY10])" office:value-type="string" office:string-value="0" calcext:value-type="string">
            <text:p>0</text:p>
          </table:table-cell>
          <table:table-cell table:style-name="ce47" table:formula="of:=IF(OR(ISTEXT([$'Посещения + Долги'.AZ10]); [.$A44]=[.AZ$61]); 0; [$'Посещения + Долги'.AZ$30]*[$'Посещения + Долги'.AZ10])" office:value-type="string" office:string-value="0" calcext:value-type="string">
            <text:p>0</text:p>
          </table:table-cell>
          <table:table-cell table:style-name="ce47" table:formula="of:=IF(OR(ISTEXT([$'Посещения + Долги'.BA10]); [.$A44]=[.BA$61]); 0; [$'Посещения + Долги'.BA$30]*[$'Посещения + Долги'.BA10])" office:value-type="string" office:string-value="0" calcext:value-type="string">
            <text:p>0</text:p>
          </table:table-cell>
          <table:table-cell table:style-name="ce47" table:formula="of:=IF(OR(ISTEXT([$'Посещения + Долги'.BB10]); [.$A44]=[.BB$61]); 0; [$'Посещения + Долги'.BB$30]*[$'Посещения + Долги'.BB10])" office:value-type="string" office:string-value="0" calcext:value-type="string">
            <text:p>0</text:p>
          </table:table-cell>
          <table:table-cell table:style-name="ce47" table:formula="of:=IF(OR(ISTEXT([$'Посещения + Долги'.BC10]); [.$A44]=[.BC$61]); 0; [$'Посещения + Долги'.BC$30]*[$'Посещения + Долги'.BC10])" office:value-type="string" office:string-value="0" calcext:value-type="string">
            <text:p>0</text:p>
          </table:table-cell>
          <table:table-cell table:style-name="ce47" table:formula="of:=IF(OR(ISTEXT([$'Посещения + Долги'.BD10]); [.$A44]=[.BD$61]); 0; [$'Посещения + Долги'.BD$30]*[$'Посещения + Долги'.BD10])" office:value-type="string" office:string-value="0" calcext:value-type="string">
            <text:p>0</text:p>
          </table:table-cell>
          <table:table-cell table:style-name="ce47" table:formula="of:=IF(OR(ISTEXT([$'Посещения + Долги'.BE10]); [.$A44]=[.BE$61]); 0; [$'Посещения + Долги'.BE$30]*[$'Посещения + Долги'.BE10])" office:value-type="string" office:string-value="0" calcext:value-type="string">
            <text:p>0</text:p>
          </table:table-cell>
          <table:table-cell table:style-name="ce47" table:formula="of:=IF(OR(ISTEXT([$'Посещения + Долги'.BF10]); [.$A44]=[.BF$61]); 0; [$'Посещения + Долги'.BF$30]*[$'Посещения + Долги'.BF10])" office:value-type="string" office:string-value="0" calcext:value-type="string">
            <text:p>0</text:p>
          </table:table-cell>
          <table:table-cell table:style-name="ce47" table:formula="of:=IF(OR(ISTEXT([$'Посещения + Долги'.BG10]); [.$A44]=[.BG$61]); 0; [$'Посещения + Долги'.BG$30]*[$'Посещения + Долги'.BG10])" office:value-type="string" office:string-value="0" calcext:value-type="string">
            <text:p>0</text:p>
          </table:table-cell>
          <table:table-cell table:style-name="ce47" table:formula="of:=IF(OR(ISTEXT([$'Посещения + Долги'.BH10]); [.$A44]=[.BH$61]); 0; [$'Посещения + Долги'.BH$30]*[$'Посещения + Долги'.BH10])" office:value-type="string" office:string-value="0" calcext:value-type="string">
            <text:p>0</text:p>
          </table:table-cell>
          <table:table-cell table:style-name="ce47" table:formula="of:=IF(OR(ISTEXT([$'Посещения + Долги'.BI10]); [.$A44]=[.BI$61]); 0; [$'Посещения + Долги'.BI$30]*[$'Посещения + Долги'.BI10])" office:value-type="string" office:string-value="0" calcext:value-type="string">
            <text:p>0</text:p>
          </table:table-cell>
          <table:table-cell table:style-name="ce47" table:formula="of:=IF(OR(ISTEXT([$'Посещения + Долги'.BJ10]); [.$A44]=[.BJ$61]); 0; [$'Посещения + Долги'.BJ$30]*[$'Посещения + Долги'.BJ10])" office:value-type="string" office:string-value="0" calcext:value-type="string">
            <text:p>0</text:p>
          </table:table-cell>
          <table:table-cell table:style-name="ce47" table:formula="of:=IF(OR(ISTEXT([$'Посещения + Долги'.BK10]); [.$A44]=[.BK$61]); 0; [$'Посещения + Долги'.BK$30]*[$'Посещения + Долги'.BK10])" office:value-type="string" office:string-value="0" calcext:value-type="string">
            <text:p>0</text:p>
          </table:table-cell>
          <table:table-cell table:style-name="ce47" table:formula="of:=IF(OR(ISTEXT([$'Посещения + Долги'.BL10]); [.$A44]=[.BL$61]); 0; [$'Посещения + Долги'.BL$30]*[$'Посещения + Долги'.BL10])" office:value-type="string" office:string-value="0" calcext:value-type="string">
            <text:p>0</text:p>
          </table:table-cell>
          <table:table-cell table:style-name="ce47" table:formula="of:=IF(OR(ISTEXT([$'Посещения + Долги'.BM10]); [.$A44]=[.BM$61]); 0; [$'Посещения + Долги'.BM$30]*[$'Посещения + Долги'.BM10])" office:value-type="string" office:string-value="0" calcext:value-type="string">
            <text:p>0</text:p>
          </table:table-cell>
          <table:table-cell table:style-name="ce47" table:formula="of:=IF(OR(ISTEXT([$'Посещения + Долги'.BN10]); [.$A44]=[.BN$61]); 0; [$'Посещения + Долги'.BN$30]*[$'Посещения + Долги'.BN10])" office:value-type="string" office:string-value="0" calcext:value-type="string">
            <text:p>0</text:p>
          </table:table-cell>
          <table:table-cell table:style-name="ce47" table:formula="of:=IF(OR(ISTEXT([$'Посещения + Долги'.BO10]); [.$A44]=[.BO$61]); 0; [$'Посещения + Долги'.BO$30]*[$'Посещения + Долги'.BO10])" office:value-type="string" office:string-value="0" calcext:value-type="string">
            <text:p>0</text:p>
          </table:table-cell>
          <table:table-cell table:style-name="ce47" table:formula="of:=IF(OR(ISTEXT([$'Посещения + Долги'.BP10]); [.$A44]=[.BP$61]); 0; [$'Посещения + Долги'.BP$30]*[$'Посещения + Долги'.BP10])" office:value-type="string" office:string-value="0" calcext:value-type="string">
            <text:p>0</text:p>
          </table:table-cell>
          <table:table-cell table:style-name="ce47" table:formula="of:=IF(OR(ISTEXT([$'Посещения + Долги'.BQ10]); [.$A44]=[.BQ$61]); 0; [$'Посещения + Долги'.BQ$30]*[$'Посещения + Долги'.BQ10])" office:value-type="string" office:string-value="0" calcext:value-type="string">
            <text:p>0</text:p>
          </table:table-cell>
          <table:table-cell table:style-name="ce47" table:formula="of:=IF(OR(ISTEXT([$'Посещения + Долги'.BR10]); [.$A44]=[.BR$61]); 0; [$'Посещения + Долги'.BR$30]*[$'Посещения + Долги'.BR10])" office:value-type="string" office:string-value="0" calcext:value-type="string">
            <text:p>0</text:p>
          </table:table-cell>
          <table:table-cell table:style-name="ce47" table:formula="of:=IF(OR(ISTEXT([$'Посещения + Долги'.BS10]); [.$A44]=[.BS$61]); 0; [$'Посещения + Долги'.BS$30]*[$'Посещения + Долги'.BS10])" office:value-type="string" office:string-value="0" calcext:value-type="string">
            <text:p>0</text:p>
          </table:table-cell>
          <table:table-cell table:style-name="ce47" table:formula="of:=IF(OR(ISTEXT([$'Посещения + Долги'.BT10]); [.$A44]=[.BT$61]); 0; [$'Посещения + Долги'.BT$30]*[$'Посещения + Долги'.BT10])" office:value-type="string" office:string-value="0" calcext:value-type="string">
            <text:p>0</text:p>
          </table:table-cell>
          <table:table-cell table:style-name="ce47" table:formula="of:=IF(OR(ISTEXT([$'Посещения + Долги'.BU10]); [.$A44]=[.BU$61]); 0; [$'Посещения + Долги'.BU$30]*[$'Посещения + Долги'.BU10])" office:value-type="string" office:string-value="0" calcext:value-type="string">
            <text:p>0</text:p>
          </table:table-cell>
          <table:table-cell table:style-name="ce47" table:formula="of:=IF(OR(ISTEXT([$'Посещения + Долги'.BV10]); [.$A44]=[.BV$61]); 0; [$'Посещения + Долги'.BV$30]*[$'Посещения + Долги'.BV10])" office:value-type="string" office:string-value="36" calcext:value-type="string">
            <text:p>36</text:p>
          </table:table-cell>
          <table:table-cell table:style-name="ce47" table:formula="of:=IF(OR(ISTEXT([$'Посещения + Долги'.BW10]); [.$A44]=[.BW$61]); 0; [$'Посещения + Долги'.BW$30]*[$'Посещения + Долги'.BW10])" office:value-type="string" office:string-value="0" calcext:value-type="string">
            <text:p>0</text:p>
          </table:table-cell>
          <table:table-cell table:style-name="ce47" table:formula="of:=IF(OR(ISTEXT([$'Посещения + Долги'.BX10]); [.$A44]=[.BX$61]); 0; [$'Посещения + Долги'.BX$30]*[$'Посещения + Долги'.BX10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0]); [.$A44]=[.BY$61]); 0; [$'Посещения + Долги'.BY$30]*[$'Посещения + Долги'.BY10])" office:value-type="string" office:string-value="0" calcext:value-type="string">
            <text:p>0</text:p>
          </table:table-cell>
          <table:table-cell table:style-name="ce47" table:formula="of:=IF(OR(ISTEXT([$'Посещения + Долги'.BZ10]); [.$A44]=[.BZ$61]); 0; [$'Посещения + Долги'.BZ$30]*[$'Посещения + Долги'.BZ10])" office:value-type="string" office:string-value="0" calcext:value-type="string">
            <text:p>0</text:p>
          </table:table-cell>
          <table:table-cell table:style-name="ce47" table:formula="of:=IF(OR(ISTEXT([$'Посещения + Долги'.CA10]); [.$A44]=[.CA$61]); 0; [$'Посещения + Долги'.CA$30]*[$'Посещения + Долги'.CA10])" office:value-type="string" office:string-value="0" calcext:value-type="string">
            <text:p>0</text:p>
          </table:table-cell>
          <table:table-cell table:style-name="ce47" table:formula="of:=IF(OR(ISTEXT([$'Посещения + Долги'.CB10]); [.$A44]=[.CB$61]); 0; [$'Посещения + Долги'.CB$30]*[$'Посещения + Долги'.CB10])" office:value-type="string" office:string-value="0" calcext:value-type="string">
            <text:p>0</text:p>
          </table:table-cell>
          <table:table-cell table:style-name="ce47" table:formula="of:=IF(OR(ISTEXT([$'Посещения + Долги'.CC10]); [.$A44]=[.CC$61]); 0; [$'Посещения + Долги'.CC$30]*[$'Посещения + Долги'.CC10])" office:value-type="string" office:string-value="0" calcext:value-type="string">
            <text:p>0</text:p>
          </table:table-cell>
          <table:table-cell table:style-name="ce47" table:formula="of:=IF(OR(ISTEXT([$'Посещения + Долги'.CD10]); [.$A44]=[.CD$61]); 0; [$'Посещения + Долги'.CD$30]*[$'Посещения + Долги'.CD10])" office:value-type="string" office:string-value="0" calcext:value-type="string">
            <text:p>0</text:p>
          </table:table-cell>
          <table:table-cell table:style-name="ce47" table:formula="of:=IF(OR(ISTEXT([$'Посещения + Долги'.CE10]); [.$A44]=[.CE$61]); 0; [$'Посещения + Долги'.CE$30]*[$'Посещения + Долги'.CE10])" office:value-type="string" office:string-value="0" calcext:value-type="string">
            <text:p>0</text:p>
          </table:table-cell>
          <table:table-cell table:style-name="ce47" table:formula="of:=IF(OR(ISTEXT([$'Посещения + Долги'.CF10]); [.$A44]=[.CF$61]); 0; [$'Посещения + Долги'.CF$30]*[$'Посещения + Долги'.CF10])" office:value-type="string" office:string-value="0" calcext:value-type="string">
            <text:p>0</text:p>
          </table:table-cell>
          <table:table-cell table:style-name="ce47" table:formula="of:=IF(OR(ISTEXT([$'Посещения + Долги'.CG10]); [.$A44]=[.CG$61]); 0; [$'Посещения + Долги'.CG$30]*[$'Посещения + Долги'.CG10])" office:value-type="string" office:string-value="0" calcext:value-type="string">
            <text:p>0</text:p>
          </table:table-cell>
          <table:table-cell table:style-name="ce47" table:formula="of:=IF(OR(ISTEXT([$'Посещения + Долги'.CH10]); [.$A44]=[.CH$61]); 0; [$'Посещения + Долги'.CH$30]*[$'Посещения + Долги'.CH10])" office:value-type="string" office:string-value="0" calcext:value-type="string">
            <text:p>0</text:p>
          </table:table-cell>
          <table:table-cell table:style-name="ce47" table:formula="of:=IF(OR(ISTEXT([$'Посещения + Долги'.CI10]); [.$A44]=[.CI$61]); 0; [$'Посещения + Долги'.CI$30]*[$'Посещения + Долги'.CI10])" office:value-type="string" office:string-value="0" calcext:value-type="string">
            <text:p>0</text:p>
          </table:table-cell>
          <table:table-cell table:style-name="ce47" table:formula="of:=IF(OR(ISTEXT([$'Посещения + Долги'.CJ10]); [.$A44]=[.CJ$61]); 0; [$'Посещения + Долги'.CJ$30]*[$'Посещения + Долги'.CJ10])" office:value-type="string" office:string-value="0" calcext:value-type="string">
            <text:p>0</text:p>
          </table:table-cell>
          <table:table-cell table:style-name="ce47" table:formula="of:=IF(OR(ISTEXT([$'Посещения + Долги'.CK10]); [.$A44]=[.CK$61]); 0; [$'Посещения + Долги'.CK$30]*[$'Посещения + Долги'.CK10])" office:value-type="string" office:string-value="0" calcext:value-type="string">
            <text:p>0</text:p>
          </table:table-cell>
          <table:table-cell table:style-name="ce47" table:formula="of:=IF(OR(ISTEXT([$'Посещения + Долги'.CL10]); [.$A44]=[.CL$61]); 0; [$'Посещения + Долги'.CL$30]*[$'Посещения + Долги'.CL10])" office:value-type="string" office:string-value="0" calcext:value-type="string">
            <text:p>0</text:p>
          </table:table-cell>
          <table:table-cell table:style-name="ce47" table:formula="of:=IF(OR(ISTEXT([$'Посещения + Долги'.CM10]); [.$A44]=[.CM$61]); 0; [$'Посещения + Долги'.CM$30]*[$'Посещения + Долги'.CM10])" office:value-type="string" office:string-value="0" calcext:value-type="string">
            <text:p>0</text:p>
          </table:table-cell>
          <table:table-cell table:style-name="ce47" table:formula="of:=IF(OR(ISTEXT([$'Посещения + Долги'.CN10]); [.$A44]=[.CN$61]); 0; [$'Посещения + Долги'.CN$30]*[$'Посещения + Долги'.CN10])" office:value-type="string" office:string-value="0" calcext:value-type="string">
            <text:p>0</text:p>
          </table:table-cell>
          <table:table-cell table:style-name="ce47" table:formula="of:=IF(OR(ISTEXT([$'Посещения + Долги'.CO10]); [.$A44]=[.CO$61]); 0; [$'Посещения + Долги'.CO$30]*[$'Посещения + Долги'.CO10])" office:value-type="string" office:string-value="0" calcext:value-type="string">
            <text:p>0</text:p>
          </table:table-cell>
          <table:table-cell table:style-name="ce47" table:formula="of:=IF(OR(ISTEXT([$'Посещения + Долги'.CP10]); [.$A44]=[.CP$61]); 0; [$'Посещения + Долги'.CP$30]*[$'Посещения + Долги'.CP10])" office:value-type="string" office:string-value="0" calcext:value-type="string">
            <text:p>0</text:p>
          </table:table-cell>
          <table:table-cell table:style-name="ce47" table:formula="of:=IF(OR(ISTEXT([$'Посещения + Долги'.CQ10]); [.$A44]=[.CQ$61]); 0; [$'Посещения + Долги'.CQ$30]*[$'Посещения + Долги'.CQ10])" office:value-type="string" office:string-value="0" calcext:value-type="string">
            <text:p>0</text:p>
          </table:table-cell>
          <table:table-cell table:style-name="ce47" table:formula="of:=IF(OR(ISTEXT([$'Посещения + Долги'.CR10]); [.$A44]=[.CR$61]); 0; [$'Посещения + Долги'.CR$30]*[$'Посещения + Долги'.CR10])" office:value-type="string" office:string-value="0" calcext:value-type="string">
            <text:p>0</text:p>
          </table:table-cell>
          <table:table-cell table:style-name="ce47" table:formula="of:=IF(OR(ISTEXT([$'Посещения + Долги'.CS10]); [.$A44]=[.CS$61]); 0; [$'Посещения + Долги'.CS$30]*[$'Посещения + Долги'.CS10])" office:value-type="string" office:string-value="0" calcext:value-type="string">
            <text:p>0</text:p>
          </table:table-cell>
          <table:table-cell table:style-name="ce47" table:formula="of:=IF(OR(ISTEXT([$'Посещения + Долги'.CT10]); [.$A44]=[.CT$61]); 0; [$'Посещения + Долги'.CT$30]*[$'Посещения + Долги'.CT10])" office:value-type="string" office:string-value="0" calcext:value-type="string">
            <text:p>0</text:p>
          </table:table-cell>
          <table:table-cell table:style-name="ce47" table:formula="of:=IF(OR(ISTEXT([$'Посещения + Долги'.CU10]); [.$A44]=[.CU$61]); 0; [$'Посещения + Долги'.CU$30]*[$'Посещения + Долги'.CU10])" office:value-type="string" office:string-value="0" calcext:value-type="string">
            <text:p>0</text:p>
          </table:table-cell>
          <table:table-cell table:style-name="ce47" table:formula="of:=IF(OR(ISTEXT([$'Посещения + Долги'.CV10]); [.$A44]=[.CV$61]); 0; [$'Посещения + Долги'.CV$30]*[$'Посещения + Долги'.CV10])" office:value-type="string" office:string-value="0" calcext:value-type="string">
            <text:p>0</text:p>
          </table:table-cell>
          <table:table-cell table:style-name="ce47" table:formula="of:=IF(OR(ISTEXT([$'Посещения + Долги'.CW10]); [.$A44]=[.CW$61]); 0; [$'Посещения + Долги'.CW$30]*[$'Посещения + Долги'.CW10])" office:value-type="string" office:string-value="0" calcext:value-type="string">
            <text:p>0</text:p>
          </table:table-cell>
          <table:table-cell table:style-name="ce47" table:formula="of:=IF(OR(ISTEXT([$'Посещения + Долги'.CX10]); [.$A44]=[.CX$61]); 0; [$'Посещения + Долги'.CX$30]*[$'Посещения + Долги'.CX10])" office:value-type="string" office:string-value="0" calcext:value-type="string">
            <text:p>0</text:p>
          </table:table-cell>
          <table:table-cell table:style-name="ce47" table:formula="of:=IF(OR(ISTEXT([$'Посещения + Долги'.CY10]); [.$A44]=[.CY$61]); 0; [$'Посещения + Долги'.CY$30]*[$'Посещения + Долги'.CY10])" office:value-type="string" office:string-value="0" calcext:value-type="string">
            <text:p>0</text:p>
          </table:table-cell>
          <table:table-cell table:style-name="ce47" table:formula="of:=IF(OR(ISTEXT([$'Посещения + Долги'.CZ10]); [.$A44]=[.CZ$61]); 0; [$'Посещения + Долги'.CZ$30]*[$'Посещения + Долги'.CZ10])" office:value-type="string" office:string-value="0" calcext:value-type="string">
            <text:p>0</text:p>
          </table:table-cell>
          <table:table-cell table:style-name="ce47" table:formula="of:=IF(OR(ISTEXT([$'Посещения + Долги'.DA10]); [.$A44]=[.DA$61]); 0; [$'Посещения + Долги'.DA$30]*[$'Посещения + Долги'.DA10])" office:value-type="string" office:string-value="0" calcext:value-type="string">
            <text:p>0</text:p>
          </table:table-cell>
          <table:table-cell table:style-name="ce47" table:formula="of:=IF(OR(ISTEXT([$'Посещения + Долги'.DB10]); [.$A44]=[.DB$61]); 0; [$'Посещения + Долги'.DB$30]*[$'Посещения + Долги'.DB10])" office:value-type="string" office:string-value="0" calcext:value-type="string">
            <text:p>0</text:p>
          </table:table-cell>
          <table:table-cell table:style-name="ce47" table:formula="of:=IF(OR(ISTEXT([$'Посещения + Долги'.DC10]); [.$A44]=[.DC$61]); 0; [$'Посещения + Долги'.DC$30]*[$'Посещения + Долги'.DC10])" office:value-type="string" office:string-value="0" calcext:value-type="string">
            <text:p>0</text:p>
          </table:table-cell>
          <table:table-cell table:style-name="ce47" table:formula="of:=IF(OR(ISTEXT([$'Посещения + Долги'.DD10]); [.$A44]=[.DD$61]); 0; [$'Посещения + Долги'.DD$30]*[$'Посещения + Долги'.DD10])" office:value-type="string" office:string-value="0" calcext:value-type="string">
            <text:p>0</text:p>
          </table:table-cell>
          <table:table-cell table:style-name="ce47" table:formula="of:=IF(OR(ISTEXT([$'Посещения + Долги'.DE10]); [.$A44]=[.DE$61]); 0; [$'Посещения + Долги'.DE$30]*[$'Посещения + Долги'.DE10])" office:value-type="string" office:string-value="0" calcext:value-type="string">
            <text:p>0</text:p>
          </table:table-cell>
          <table:table-cell table:style-name="ce47" table:formula="of:=IF(OR(ISTEXT([$'Посещения + Долги'.DF10]); [.$A44]=[.DF$61]); 0; [$'Посещения + Долги'.DF$30]*[$'Посещения + Долги'.DF10])" office:value-type="string" office:string-value="0" calcext:value-type="string">
            <text:p>0</text:p>
          </table:table-cell>
          <table:table-cell table:style-name="ce47" table:formula="of:=IF(OR(ISTEXT([$'Посещения + Долги'.DG10]); [.$A44]=[.DG$61]); 0; [$'Посещения + Долги'.DG$30]*[$'Посещения + Долги'.DG10])" office:value-type="string" office:string-value="0" calcext:value-type="string">
            <text:p>0</text:p>
          </table:table-cell>
          <table:table-cell table:style-name="ce47" table:formula="of:=IF(OR(ISTEXT([$'Посещения + Долги'.DH10]); [.$A44]=[.DH$61]); 0; [$'Посещения + Долги'.DH$30]*[$'Посещения + Долги'.DH10])" office:value-type="string" office:string-value="0" calcext:value-type="string">
            <text:p>0</text:p>
          </table:table-cell>
          <table:table-cell table:style-name="ce47" table:formula="of:=IF(OR(ISTEXT([$'Посещения + Долги'.DI10]); [.$A44]=[.DI$61]); 0; [$'Посещения + Долги'.DI$30]*[$'Посещения + Долги'.DI10])" office:value-type="string" office:string-value="0" calcext:value-type="string">
            <text:p>0</text:p>
          </table:table-cell>
          <table:table-cell table:style-name="ce47" table:formula="of:=IF(OR(ISTEXT([$'Посещения + Долги'.DJ10]); [.$A44]=[.DJ$61]); 0; [$'Посещения + Долги'.DJ$30]*[$'Посещения + Долги'.DJ10])" office:value-type="string" office:string-value="0" calcext:value-type="string">
            <text:p>0</text:p>
          </table:table-cell>
          <table:table-cell table:style-name="ce47" table:formula="of:=IF(OR(ISTEXT([$'Посещения + Долги'.DK10]); [.$A44]=[.DK$61]); 0; [$'Посещения + Долги'.DK$30]*[$'Посещения + Долги'.DK10])" office:value-type="string" office:string-value="0" calcext:value-type="string">
            <text:p>0</text:p>
          </table:table-cell>
          <table:table-cell table:style-name="ce47" table:formula="of:=IF(OR(ISTEXT([$'Посещения + Долги'.DL10]); [.$A44]=[.DL$61]); 0; [$'Посещения + Долги'.DL$30]*[$'Посещения + Долги'.DL10])" office:value-type="string" office:string-value="0" calcext:value-type="string">
            <text:p>0</text:p>
          </table:table-cell>
          <table:table-cell table:style-name="ce47" table:formula="of:=IF(OR(ISTEXT([$'Посещения + Долги'.DM10]); [.$A44]=[.DM$61]); 0; [$'Посещения + Долги'.DM$30]*[$'Посещения + Долги'.DM10])" office:value-type="string" office:string-value="0" calcext:value-type="string">
            <text:p>0</text:p>
          </table:table-cell>
          <table:table-cell table:style-name="ce47" table:formula="of:=IF(OR(ISTEXT([$'Посещения + Долги'.DN10]); [.$A44]=[.DN$61]); 0; [$'Посещения + Долги'.DN$30]*[$'Посещения + Долги'.DN10])" office:value-type="string" office:string-value="0" calcext:value-type="string">
            <text:p>0</text:p>
          </table:table-cell>
          <table:table-cell table:style-name="ce47" table:formula="of:=IF(OR(ISTEXT([$'Посещения + Долги'.DO10]); [.$A44]=[.DO$61]); 0; [$'Посещения + Долги'.DO$30]*[$'Посещения + Долги'.DO10])" office:value-type="string" office:string-value="0" calcext:value-type="string">
            <text:p>0</text:p>
          </table:table-cell>
          <table:table-cell table:style-name="ce47" table:formula="of:=IF(OR(ISTEXT([$'Посещения + Долги'.DP10]); [.$A44]=[.DP$61]); 0; [$'Посещения + Долги'.DP$30]*[$'Посещения + Долги'.DP10])" office:value-type="string" office:string-value="0" calcext:value-type="string">
            <text:p>0</text:p>
          </table:table-cell>
          <table:table-cell table:style-name="ce47" table:formula="of:=IF(OR(ISTEXT([$'Посещения + Долги'.DQ10]); [.$A44]=[.DQ$61]); 0; [$'Посещения + Долги'.DQ$30]*[$'Посещения + Долги'.DQ10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искун</text:p>
          </table:table-cell>
          <table:table-cell table:style-name="ce46" table:formula="of:=IF(OR(ISTEXT([$'Посещения + Долги'.B11]); [.$A45]=[.B$61]); 0; [$'Посещения + Долги'.B$30]*[$'Посещения + Долги'.B11])" office:value-type="string" office:string-value="0" calcext:value-type="string">
            <text:p>0</text:p>
          </table:table-cell>
          <table:table-cell table:style-name="ce47" table:formula="of:=IF(OR(ISTEXT([$'Посещения + Долги'.C11]); [.$A45]=[.C$61]); 0; [$'Посещения + Долги'.C$30]*[$'Посещения + Долги'.C11])" office:value-type="string" office:string-value="0" calcext:value-type="string">
            <text:p>0</text:p>
          </table:table-cell>
          <table:table-cell table:style-name="ce46" table:formula="of:=IF(OR(ISTEXT([$'Посещения + Долги'.D11]); [.$A45]=[.D$61]); 0; [$'Посещения + Долги'.D$30]*[$'Посещения + Долги'.D11])" office:value-type="string" office:string-value="0" calcext:value-type="string">
            <text:p>0</text:p>
          </table:table-cell>
          <table:table-cell table:style-name="ce47" table:formula="of:=IF(OR(ISTEXT([$'Посещения + Долги'.E11]); [.$A45]=[.E$61]); 0; [$'Посещения + Долги'.E$30]*[$'Посещения + Долги'.E11])" office:value-type="string" office:string-value="0" calcext:value-type="string">
            <text:p>0</text:p>
          </table:table-cell>
          <table:table-cell table:style-name="ce46" table:formula="of:=IF(OR(ISTEXT([$'Посещения + Долги'.F11]); [.$A45]=[.F$61]); 0; [$'Посещения + Долги'.F$30]*[$'Посещения + Долги'.F11])" office:value-type="string" office:string-value="0" calcext:value-type="string">
            <text:p>0</text:p>
          </table:table-cell>
          <table:table-cell table:style-name="ce47" table:formula="of:=IF(OR(ISTEXT([$'Посещения + Долги'.G11]); [.$A45]=[.G$61]); 0; [$'Посещения + Долги'.G$30]*[$'Посещения + Долги'.G11])" office:value-type="string" office:string-value="0" calcext:value-type="string">
            <text:p>0</text:p>
          </table:table-cell>
          <table:table-cell table:style-name="ce46" table:formula="of:=IF(OR(ISTEXT([$'Посещения + Долги'.H11]); [.$A45]=[.H$61]); 0; [$'Посещения + Долги'.H$30]*[$'Посещения + Долги'.H11])" office:value-type="string" office:string-value="0" calcext:value-type="string">
            <text:p>0</text:p>
          </table:table-cell>
          <table:table-cell table:style-name="ce47" table:formula="of:=IF(OR(ISTEXT([$'Посещения + Долги'.I11]); [.$A45]=[.I$61]); 0; [$'Посещения + Долги'.I$30]*[$'Посещения + Долги'.I11])" office:value-type="string" office:string-value="0" calcext:value-type="string">
            <text:p>0</text:p>
          </table:table-cell>
          <table:table-cell table:style-name="ce46" table:formula="of:=IF(OR(ISTEXT([$'Посещения + Долги'.J11]); [.$A45]=[.J$61]); 0; [$'Посещения + Долги'.J$30]*[$'Посещения + Долги'.J11])" office:value-type="string" office:string-value="0" calcext:value-type="string">
            <text:p>0</text:p>
          </table:table-cell>
          <table:table-cell table:style-name="ce47" table:formula="of:=IF(OR(ISTEXT([$'Посещения + Долги'.K11]); [.$A45]=[.K$61]); 0; [$'Посещения + Долги'.K$30]*[$'Посещения + Долги'.K11])" office:value-type="string" office:string-value="0" calcext:value-type="string">
            <text:p>0</text:p>
          </table:table-cell>
          <table:table-cell table:style-name="ce46" table:formula="of:=IF(OR(ISTEXT([$'Посещения + Долги'.L11]); [.$A45]=[.L$61]); 0; [$'Посещения + Долги'.L$30]*[$'Посещения + Долги'.L11])" office:value-type="string" office:string-value="0" calcext:value-type="string">
            <text:p>0</text:p>
          </table:table-cell>
          <table:table-cell table:style-name="ce47" table:formula="of:=IF(OR(ISTEXT([$'Посещения + Долги'.M11]); [.$A45]=[.M$61]); 0; [$'Посещения + Долги'.M$30]*[$'Посещения + Долги'.M11])" office:value-type="string" office:string-value="0" calcext:value-type="string">
            <text:p>0</text:p>
          </table:table-cell>
          <table:table-cell table:style-name="ce46" table:formula="of:=IF(OR(ISTEXT([$'Посещения + Долги'.N11]); [.$A45]=[.N$61]); 0; [$'Посещения + Долги'.N$30]*[$'Посещения + Долги'.N11])" office:value-type="string" office:string-value="0" calcext:value-type="string">
            <text:p>0</text:p>
          </table:table-cell>
          <table:table-cell table:style-name="ce47" table:formula="of:=IF(OR(ISTEXT([$'Посещения + Долги'.O11]); [.$A45]=[.O$61]); 0; [$'Посещения + Долги'.O$30]*[$'Посещения + Долги'.O11])" office:value-type="string" office:string-value="0" calcext:value-type="string">
            <text:p>0</text:p>
          </table:table-cell>
          <table:table-cell table:style-name="ce46" table:formula="of:=IF(OR(ISTEXT([$'Посещения + Долги'.P11]); [.$A45]=[.P$61]); 0; [$'Посещения + Долги'.P$30]*[$'Посещения + Долги'.P11])" office:value-type="string" office:string-value="0" calcext:value-type="string">
            <text:p>0</text:p>
          </table:table-cell>
          <table:table-cell table:style-name="ce47" table:formula="of:=IF(OR(ISTEXT([$'Посещения + Долги'.Q11]); [.$A45]=[.Q$61]); 0; [$'Посещения + Долги'.Q$30]*[$'Посещения + Долги'.Q11])" office:value-type="string" office:string-value="0" calcext:value-type="string">
            <text:p>0</text:p>
          </table:table-cell>
          <table:table-cell table:style-name="ce46" table:formula="of:=IF(OR(ISTEXT([$'Посещения + Долги'.R11]); [.$A45]=[.R$61]); 0; [$'Посещения + Долги'.R$30]*[$'Посещения + Долги'.R11])" office:value-type="string" office:string-value="0" calcext:value-type="string">
            <text:p>0</text:p>
          </table:table-cell>
          <table:table-cell table:style-name="ce47" table:formula="of:=IF(OR(ISTEXT([$'Посещения + Долги'.S11]); [.$A45]=[.S$61]); 0; [$'Посещения + Долги'.S$30]*[$'Посещения + Долги'.S11])" office:value-type="string" office:string-value="0" calcext:value-type="string">
            <text:p>0</text:p>
          </table:table-cell>
          <table:table-cell table:style-name="ce46" table:formula="of:=IF(OR(ISTEXT([$'Посещения + Долги'.T11]); [.$A45]=[.T$61]); 0; [$'Посещения + Долги'.T$30]*[$'Посещения + Долги'.T11])" office:value-type="string" office:string-value="0" calcext:value-type="string">
            <text:p>0</text:p>
          </table:table-cell>
          <table:table-cell table:style-name="ce47" table:formula="of:=IF(OR(ISTEXT([$'Посещения + Долги'.U11]); [.$A45]=[.U$61]); 0; [$'Посещения + Долги'.U$30]*[$'Посещения + Долги'.U11])" office:value-type="string" office:string-value="0" calcext:value-type="string">
            <text:p>0</text:p>
          </table:table-cell>
          <table:table-cell table:style-name="ce46" table:formula="of:=IF(OR(ISTEXT([$'Посещения + Долги'.V11]); [.$A45]=[.V$61]); 0; [$'Посещения + Долги'.V$30]*[$'Посещения + Долги'.V11])" office:value-type="string" office:string-value="0" calcext:value-type="string">
            <text:p>0</text:p>
          </table:table-cell>
          <table:table-cell table:style-name="ce47" table:formula="of:=IF(OR(ISTEXT([$'Посещения + Долги'.W11]); [.$A45]=[.W$61]); 0; [$'Посещения + Долги'.W$30]*[$'Посещения + Долги'.W11])" office:value-type="string" office:string-value="0" calcext:value-type="string">
            <text:p>0</text:p>
          </table:table-cell>
          <table:table-cell table:style-name="ce46" table:formula="of:=IF(OR(ISTEXT([$'Посещения + Долги'.X11]); [.$A45]=[.X$61]); 0; [$'Посещения + Долги'.X$30]*[$'Посещения + Долги'.X11])" office:value-type="string" office:string-value="0" calcext:value-type="string">
            <text:p>0</text:p>
          </table:table-cell>
          <table:table-cell table:style-name="ce47" table:formula="of:=IF(OR(ISTEXT([$'Посещения + Долги'.Y11]); [.$A45]=[.Y$61]); 0; [$'Посещения + Долги'.Y$30]*[$'Посещения + Долги'.Y11])" office:value-type="string" office:string-value="37.5" calcext:value-type="string">
            <text:p>37.5</text:p>
          </table:table-cell>
          <table:table-cell table:style-name="ce46" table:formula="of:=IF(OR(ISTEXT([$'Посещения + Долги'.Z11]); [.$A45]=[.Z$61]); 0; [$'Посещения + Долги'.Z$30]*[$'Посещения + Долги'.Z11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1]); [.$A45]=[.AA$61]); 0; [$'Посещения + Долги'.AA$30]*[$'Посещения + Долги'.AA11])" office:value-type="string" office:string-value="0" calcext:value-type="string">
            <text:p>0</text:p>
          </table:table-cell>
          <table:table-cell table:style-name="ce46" table:formula="of:=IF(OR(ISTEXT([$'Посещения + Долги'.AB11]); [.$A45]=[.AB$61]); 0; [$'Посещения + Долги'.AB$30]*[$'Посещения + Долги'.AB11])" office:value-type="string" office:string-value="0" calcext:value-type="string">
            <text:p>0</text:p>
          </table:table-cell>
          <table:table-cell table:style-name="ce47" table:formula="of:=IF(OR(ISTEXT([$'Посещения + Долги'.AC11]); [.$A45]=[.AC$61]); 0; [$'Посещения + Долги'.AC$30]*[$'Посещения + Долги'.AC11])" office:value-type="string" office:string-value="0" calcext:value-type="string">
            <text:p>0</text:p>
          </table:table-cell>
          <table:table-cell table:style-name="ce46" table:formula="of:=IF(OR(ISTEXT([$'Посещения + Долги'.AD11]); [.$A45]=[.AD$61]); 0; [$'Посещения + Долги'.AD$30]*[$'Посещения + Долги'.AD11])" office:value-type="string" office:string-value="0" calcext:value-type="string">
            <text:p>0</text:p>
          </table:table-cell>
          <table:table-cell table:style-name="ce47" table:formula="of:=IF(OR(ISTEXT([$'Посещения + Долги'.AE11]); [.$A45]=[.AE$61]); 0; [$'Посещения + Долги'.AE$30]*[$'Посещения + Долги'.AE11])" office:value-type="string" office:string-value="0" calcext:value-type="string">
            <text:p>0</text:p>
          </table:table-cell>
          <table:table-cell table:style-name="ce46" table:formula="of:=IF(OR(ISTEXT([$'Посещения + Долги'.AF11]); [.$A45]=[.AF$61]); 0; [$'Посещения + Долги'.AF$30]*[$'Посещения + Долги'.AF11])" office:value-type="string" office:string-value="0" calcext:value-type="string">
            <text:p>0</text:p>
          </table:table-cell>
          <table:table-cell table:style-name="ce47" table:formula="of:=IF(OR(ISTEXT([$'Посещения + Долги'.AG11]); [.$A45]=[.AG$61]); 0; [$'Посещения + Долги'.AG$30]*[$'Посещения + Долги'.AG11])" office:value-type="string" office:string-value="0" calcext:value-type="string">
            <text:p>0</text:p>
          </table:table-cell>
          <table:table-cell table:style-name="ce46" table:formula="of:=IF(OR(ISTEXT([$'Посещения + Долги'.AH11]); [.$A45]=[.AH$61]); 0; [$'Посещения + Долги'.AH$30]*[$'Посещения + Долги'.AH11])" office:value-type="string" office:string-value="0" calcext:value-type="string">
            <text:p>0</text:p>
          </table:table-cell>
          <table:table-cell table:style-name="ce47" table:formula="of:=IF(OR(ISTEXT([$'Посещения + Долги'.AI11]); [.$A45]=[.AI$61]); 0; [$'Посещения + Долги'.AI$30]*[$'Посещения + Долги'.AI11])" office:value-type="string" office:string-value="0" calcext:value-type="string">
            <text:p>0</text:p>
          </table:table-cell>
          <table:table-cell table:style-name="ce46" table:formula="of:=IF(OR(ISTEXT([$'Посещения + Долги'.AJ11]); [.$A45]=[.AJ$61]); 0; [$'Посещения + Долги'.AJ$30]*[$'Посещения + Долги'.AJ11])" office:value-type="string" office:string-value="0" calcext:value-type="string">
            <text:p>0</text:p>
          </table:table-cell>
          <table:table-cell table:style-name="ce47" table:formula="of:=IF(OR(ISTEXT([$'Посещения + Долги'.AK11]); [.$A45]=[.AK$61]); 0; [$'Посещения + Долги'.AK$30]*[$'Посещения + Долги'.AK11])" office:value-type="string" office:string-value="0" calcext:value-type="string">
            <text:p>0</text:p>
          </table:table-cell>
          <table:table-cell table:style-name="ce46" table:formula="of:=IF(OR(ISTEXT([$'Посещения + Долги'.AL11]); [.$A45]=[.AL$61]); 0; [$'Посещения + Долги'.AL$30]*[$'Посещения + Долги'.AL11])" office:value-type="string" office:string-value="0" calcext:value-type="string">
            <text:p>0</text:p>
          </table:table-cell>
          <table:table-cell table:style-name="ce47" table:formula="of:=IF(OR(ISTEXT([$'Посещения + Долги'.AM11]); [.$A45]=[.AM$61]); 0; [$'Посещения + Долги'.AM$30]*[$'Посещения + Долги'.AM11])" office:value-type="string" office:string-value="0" calcext:value-type="string">
            <text:p>0</text:p>
          </table:table-cell>
          <table:table-cell table:style-name="ce46" table:formula="of:=IF(OR(ISTEXT([$'Посещения + Долги'.AN11]); [.$A45]=[.AN$61]); 0; [$'Посещения + Долги'.AN$30]*[$'Посещения + Долги'.AN11])" office:value-type="string" office:string-value="0" calcext:value-type="string">
            <text:p>0</text:p>
          </table:table-cell>
          <table:table-cell table:style-name="ce47" table:formula="of:=IF(OR(ISTEXT([$'Посещения + Долги'.AO11]); [.$A45]=[.AO$61]); 0; [$'Посещения + Долги'.AO$30]*[$'Посещения + Долги'.AO11])" office:value-type="string" office:string-value="0" calcext:value-type="string">
            <text:p>0</text:p>
          </table:table-cell>
          <table:table-cell table:style-name="ce46" table:formula="of:=IF(OR(ISTEXT([$'Посещения + Долги'.AP11]); [.$A45]=[.AP$61]); 0; [$'Посещения + Долги'.AP$30]*[$'Посещения + Долги'.AP11])" office:value-type="string" office:string-value="0" calcext:value-type="string">
            <text:p>0</text:p>
          </table:table-cell>
          <table:table-cell table:style-name="ce47" table:formula="of:=IF(OR(ISTEXT([$'Посещения + Долги'.AQ11]); [.$A45]=[.AQ$61]); 0; [$'Посещения + Долги'.AQ$30]*[$'Посещения + Долги'.AQ11])" office:value-type="string" office:string-value="0" calcext:value-type="string">
            <text:p>0</text:p>
          </table:table-cell>
          <table:table-cell table:style-name="ce46" table:formula="of:=IF(OR(ISTEXT([$'Посещения + Долги'.AR11]); [.$A45]=[.AR$61]); 0; [$'Посещения + Долги'.AR$30]*[$'Посещения + Долги'.AR11])" office:value-type="string" office:string-value="0" calcext:value-type="string">
            <text:p>0</text:p>
          </table:table-cell>
          <table:table-cell table:style-name="ce47" table:formula="of:=IF(OR(ISTEXT([$'Посещения + Долги'.AS11]); [.$A45]=[.AS$61]); 0; [$'Посещения + Долги'.AS$30]*[$'Посещения + Долги'.AS11])" office:value-type="string" office:string-value="0" calcext:value-type="string">
            <text:p>0</text:p>
          </table:table-cell>
          <table:table-cell table:style-name="ce47" table:formula="of:=IF(OR(ISTEXT([$'Посещения + Долги'.AT11]); [.$A45]=[.AT$61]); 0; [$'Посещения + Долги'.AT$30]*[$'Посещения + Долги'.AT11])" office:value-type="string" office:string-value="0" calcext:value-type="string">
            <text:p>0</text:p>
          </table:table-cell>
          <table:table-cell table:style-name="ce47" table:formula="of:=IF(OR(ISTEXT([$'Посещения + Долги'.AU11]); [.$A45]=[.AU$61]); 0; [$'Посещения + Долги'.AU$30]*[$'Посещения + Долги'.AU11])" office:value-type="string" office:string-value="0" calcext:value-type="string">
            <text:p>0</text:p>
          </table:table-cell>
          <table:table-cell table:style-name="ce47" table:formula="of:=IF(OR(ISTEXT([$'Посещения + Долги'.AV11]); [.$A45]=[.AV$61]); 0; [$'Посещения + Долги'.AV$30]*[$'Посещения + Долги'.AV11])" office:value-type="string" office:string-value="0" calcext:value-type="string">
            <text:p>0</text:p>
          </table:table-cell>
          <table:table-cell table:style-name="ce47" table:formula="of:=IF(OR(ISTEXT([$'Посещения + Долги'.AW11]); [.$A45]=[.AW$61]); 0; [$'Посещения + Долги'.AW$30]*[$'Посещения + Долги'.AW11])" office:value-type="string" office:string-value="0" calcext:value-type="string">
            <text:p>0</text:p>
          </table:table-cell>
          <table:table-cell table:style-name="ce47" table:formula="of:=IF(OR(ISTEXT([$'Посещения + Долги'.AX11]); [.$A45]=[.AX$61]); 0; [$'Посещения + Долги'.AX$30]*[$'Посещения + Долги'.AX11])" office:value-type="string" office:string-value="0" calcext:value-type="string">
            <text:p>0</text:p>
          </table:table-cell>
          <table:table-cell table:style-name="ce47" table:formula="of:=IF(OR(ISTEXT([$'Посещения + Долги'.AY11]); [.$A45]=[.AY$61]); 0; [$'Посещения + Долги'.AY$30]*[$'Посещения + Долги'.AY11])" office:value-type="string" office:string-value="0" calcext:value-type="string">
            <text:p>0</text:p>
          </table:table-cell>
          <table:table-cell table:style-name="ce47" table:formula="of:=IF(OR(ISTEXT([$'Посещения + Долги'.AZ11]); [.$A45]=[.AZ$61]); 0; [$'Посещения + Долги'.AZ$30]*[$'Посещения + Долги'.AZ11])" office:value-type="string" office:string-value="0" calcext:value-type="string">
            <text:p>0</text:p>
          </table:table-cell>
          <table:table-cell table:style-name="ce47" table:formula="of:=IF(OR(ISTEXT([$'Посещения + Долги'.BA11]); [.$A45]=[.BA$61]); 0; [$'Посещения + Долги'.BA$30]*[$'Посещения + Долги'.BA11])" office:value-type="string" office:string-value="0" calcext:value-type="string">
            <text:p>0</text:p>
          </table:table-cell>
          <table:table-cell table:style-name="ce47" table:formula="of:=IF(OR(ISTEXT([$'Посещения + Долги'.BB11]); [.$A45]=[.BB$61]); 0; [$'Посещения + Долги'.BB$30]*[$'Посещения + Долги'.BB11])" office:value-type="string" office:string-value="0" calcext:value-type="string">
            <text:p>0</text:p>
          </table:table-cell>
          <table:table-cell table:style-name="ce47" table:formula="of:=IF(OR(ISTEXT([$'Посещения + Долги'.BC11]); [.$A45]=[.BC$61]); 0; [$'Посещения + Долги'.BC$30]*[$'Посещения + Долги'.BC11])" office:value-type="string" office:string-value="0" calcext:value-type="string">
            <text:p>0</text:p>
          </table:table-cell>
          <table:table-cell table:style-name="ce47" table:formula="of:=IF(OR(ISTEXT([$'Посещения + Долги'.BD11]); [.$A45]=[.BD$61]); 0; [$'Посещения + Долги'.BD$30]*[$'Посещения + Долги'.BD11])" office:value-type="string" office:string-value="0" calcext:value-type="string">
            <text:p>0</text:p>
          </table:table-cell>
          <table:table-cell table:style-name="ce47" table:formula="of:=IF(OR(ISTEXT([$'Посещения + Долги'.BE11]); [.$A45]=[.BE$61]); 0; [$'Посещения + Долги'.BE$30]*[$'Посещения + Долги'.BE11])" office:value-type="string" office:string-value="0" calcext:value-type="string">
            <text:p>0</text:p>
          </table:table-cell>
          <table:table-cell table:style-name="ce47" table:formula="of:=IF(OR(ISTEXT([$'Посещения + Долги'.BF11]); [.$A45]=[.BF$61]); 0; [$'Посещения + Долги'.BF$30]*[$'Посещения + Долги'.BF11])" office:value-type="string" office:string-value="0" calcext:value-type="string">
            <text:p>0</text:p>
          </table:table-cell>
          <table:table-cell table:style-name="ce47" table:formula="of:=IF(OR(ISTEXT([$'Посещения + Долги'.BG11]); [.$A45]=[.BG$61]); 0; [$'Посещения + Долги'.BG$30]*[$'Посещения + Долги'.BG11])" office:value-type="string" office:string-value="0" calcext:value-type="string">
            <text:p>0</text:p>
          </table:table-cell>
          <table:table-cell table:style-name="ce47" table:formula="of:=IF(OR(ISTEXT([$'Посещения + Долги'.BH11]); [.$A45]=[.BH$61]); 0; [$'Посещения + Долги'.BH$30]*[$'Посещения + Долги'.BH11])" office:value-type="string" office:string-value="0" calcext:value-type="string">
            <text:p>0</text:p>
          </table:table-cell>
          <table:table-cell table:style-name="ce47" table:formula="of:=IF(OR(ISTEXT([$'Посещения + Долги'.BI11]); [.$A45]=[.BI$61]); 0; [$'Посещения + Долги'.BI$30]*[$'Посещения + Долги'.BI11])" office:value-type="string" office:string-value="0" calcext:value-type="string">
            <text:p>0</text:p>
          </table:table-cell>
          <table:table-cell table:style-name="ce47" table:formula="of:=IF(OR(ISTEXT([$'Посещения + Долги'.BJ11]); [.$A45]=[.BJ$61]); 0; [$'Посещения + Долги'.BJ$30]*[$'Посещения + Долги'.BJ11])" office:value-type="string" office:string-value="0" calcext:value-type="string">
            <text:p>0</text:p>
          </table:table-cell>
          <table:table-cell table:style-name="ce47" table:formula="of:=IF(OR(ISTEXT([$'Посещения + Долги'.BK11]); [.$A45]=[.BK$61]); 0; [$'Посещения + Долги'.BK$30]*[$'Посещения + Долги'.BK11])" office:value-type="string" office:string-value="0" calcext:value-type="string">
            <text:p>0</text:p>
          </table:table-cell>
          <table:table-cell table:style-name="ce47" table:formula="of:=IF(OR(ISTEXT([$'Посещения + Долги'.BL11]); [.$A45]=[.BL$61]); 0; [$'Посещения + Долги'.BL$30]*[$'Посещения + Долги'.BL11])" office:value-type="string" office:string-value="0" calcext:value-type="string">
            <text:p>0</text:p>
          </table:table-cell>
          <table:table-cell table:style-name="ce47" table:formula="of:=IF(OR(ISTEXT([$'Посещения + Долги'.BM11]); [.$A45]=[.BM$61]); 0; [$'Посещения + Долги'.BM$30]*[$'Посещения + Долги'.BM11])" office:value-type="string" office:string-value="0" calcext:value-type="string">
            <text:p>0</text:p>
          </table:table-cell>
          <table:table-cell table:style-name="ce47" table:formula="of:=IF(OR(ISTEXT([$'Посещения + Долги'.BN11]); [.$A45]=[.BN$61]); 0; [$'Посещения + Долги'.BN$30]*[$'Посещения + Долги'.BN11])" office:value-type="string" office:string-value="0" calcext:value-type="string">
            <text:p>0</text:p>
          </table:table-cell>
          <table:table-cell table:style-name="ce47" table:formula="of:=IF(OR(ISTEXT([$'Посещения + Долги'.BO11]); [.$A45]=[.BO$61]); 0; [$'Посещения + Долги'.BO$30]*[$'Посещения + Долги'.BO11])" office:value-type="string" office:string-value="0" calcext:value-type="string">
            <text:p>0</text:p>
          </table:table-cell>
          <table:table-cell table:style-name="ce47" table:formula="of:=IF(OR(ISTEXT([$'Посещения + Долги'.BP11]); [.$A45]=[.BP$61]); 0; [$'Посещения + Долги'.BP$30]*[$'Посещения + Долги'.BP11])" office:value-type="string" office:string-value="0" calcext:value-type="string">
            <text:p>0</text:p>
          </table:table-cell>
          <table:table-cell table:style-name="ce47" table:formula="of:=IF(OR(ISTEXT([$'Посещения + Долги'.BQ11]); [.$A45]=[.BQ$61]); 0; [$'Посещения + Долги'.BQ$30]*[$'Посещения + Долги'.BQ11])" office:value-type="string" office:string-value="0" calcext:value-type="string">
            <text:p>0</text:p>
          </table:table-cell>
          <table:table-cell table:style-name="ce47" table:formula="of:=IF(OR(ISTEXT([$'Посещения + Долги'.BR11]); [.$A45]=[.BR$61]); 0; [$'Посещения + Долги'.BR$30]*[$'Посещения + Долги'.BR11])" office:value-type="string" office:string-value="0" calcext:value-type="string">
            <text:p>0</text:p>
          </table:table-cell>
          <table:table-cell table:style-name="ce47" table:formula="of:=IF(OR(ISTEXT([$'Посещения + Долги'.BS11]); [.$A45]=[.BS$61]); 0; [$'Посещения + Долги'.BS$30]*[$'Посещения + Долги'.BS11])" office:value-type="string" office:string-value="0" calcext:value-type="string">
            <text:p>0</text:p>
          </table:table-cell>
          <table:table-cell table:style-name="ce47" table:formula="of:=IF(OR(ISTEXT([$'Посещения + Долги'.BT11]); [.$A45]=[.BT$61]); 0; [$'Посещения + Долги'.BT$30]*[$'Посещения + Долги'.BT11])" office:value-type="string" office:string-value="0" calcext:value-type="string">
            <text:p>0</text:p>
          </table:table-cell>
          <table:table-cell table:style-name="ce47" table:formula="of:=IF(OR(ISTEXT([$'Посещения + Долги'.BU11]); [.$A45]=[.BU$61]); 0; [$'Посещения + Долги'.BU$30]*[$'Посещения + Долги'.BU11])" office:value-type="string" office:string-value="0" calcext:value-type="string">
            <text:p>0</text:p>
          </table:table-cell>
          <table:table-cell table:style-name="ce47" table:formula="of:=IF(OR(ISTEXT([$'Посещения + Долги'.BV11]); [.$A45]=[.BV$61]); 0; [$'Посещения + Долги'.BV$30]*[$'Посещения + Долги'.BV11])" office:value-type="string" office:string-value="0" calcext:value-type="string">
            <text:p>0</text:p>
          </table:table-cell>
          <table:table-cell table:style-name="ce47" table:formula="of:=IF(OR(ISTEXT([$'Посещения + Долги'.BW11]); [.$A45]=[.BW$61]); 0; [$'Посещения + Долги'.BW$30]*[$'Посещения + Долги'.BW11])" office:value-type="string" office:string-value="0" calcext:value-type="string">
            <text:p>0</text:p>
          </table:table-cell>
          <table:table-cell table:style-name="ce47" table:formula="of:=IF(OR(ISTEXT([$'Посещения + Долги'.BX11]); [.$A45]=[.BX$61]); 0; [$'Посещения + Долги'.BX$30]*[$'Посещения + Долги'.BX11])" office:value-type="string" office:string-value="0" calcext:value-type="string">
            <text:p>0</text:p>
          </table:table-cell>
          <table:table-cell table:style-name="ce47" table:formula="of:=IF(OR(ISTEXT([$'Посещения + Долги'.BY11]); [.$A45]=[.BY$61]); 0; [$'Посещения + Долги'.BY$30]*[$'Посещения + Долги'.BY11])" office:value-type="string" office:string-value="0" calcext:value-type="string">
            <text:p>0</text:p>
          </table:table-cell>
          <table:table-cell table:style-name="ce47" table:formula="of:=IF(OR(ISTEXT([$'Посещения + Долги'.BZ11]); [.$A45]=[.BZ$61]); 0; [$'Посещения + Долги'.BZ$30]*[$'Посещения + Долги'.BZ11])" office:value-type="string" office:string-value="0" calcext:value-type="string">
            <text:p>0</text:p>
          </table:table-cell>
          <table:table-cell table:style-name="ce47" table:formula="of:=IF(OR(ISTEXT([$'Посещения + Долги'.CA11]); [.$A45]=[.CA$61]); 0; [$'Посещения + Долги'.CA$30]*[$'Посещения + Долги'.CA11])" office:value-type="string" office:string-value="50" calcext:value-type="string">
            <text:p>50</text:p>
          </table:table-cell>
          <table:table-cell table:style-name="ce47" table:formula="of:=IF(OR(ISTEXT([$'Посещения + Долги'.CB11]); [.$A45]=[.CB$61]); 0; [$'Посещения + Долги'.CB$30]*[$'Посещения + Долги'.CB11])" office:value-type="string" office:string-value="75" calcext:value-type="string">
            <text:p>75</text:p>
          </table:table-cell>
          <table:table-cell table:style-name="ce47" table:formula="of:=IF(OR(ISTEXT([$'Посещения + Долги'.CC11]); [.$A45]=[.CC$61]); 0; [$'Посещения + Долги'.CC$30]*[$'Посещения + Долги'.CC11])" office:value-type="string" office:string-value="0" calcext:value-type="string">
            <text:p>0</text:p>
          </table:table-cell>
          <table:table-cell table:style-name="ce47" table:formula="of:=IF(OR(ISTEXT([$'Посещения + Долги'.CD11]); [.$A45]=[.CD$61]); 0; [$'Посещения + Долги'.CD$30]*[$'Посещения + Долги'.CD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1]); [.$A45]=[.CE$61]); 0; [$'Посещения + Долги'.CE$30]*[$'Посещения + Долги'.CE11])" office:value-type="string" office:string-value="0" calcext:value-type="string">
            <text:p>0</text:p>
          </table:table-cell>
          <table:table-cell table:style-name="ce47" table:formula="of:=IF(OR(ISTEXT([$'Посещения + Долги'.CF11]); [.$A45]=[.CF$61]); 0; [$'Посещения + Долги'.CF$30]*[$'Посещения + Долги'.CF11])" office:value-type="string" office:string-value="0" calcext:value-type="string">
            <text:p>0</text:p>
          </table:table-cell>
          <table:table-cell table:style-name="ce47" table:formula="of:=IF(OR(ISTEXT([$'Посещения + Долги'.CG11]); [.$A45]=[.CG$61]); 0; [$'Посещения + Долги'.CG$30]*[$'Посещения + Долги'.CG11])" office:value-type="string" office:string-value="0" calcext:value-type="string">
            <text:p>0</text:p>
          </table:table-cell>
          <table:table-cell table:style-name="ce47" table:formula="of:=IF(OR(ISTEXT([$'Посещения + Долги'.CH11]); [.$A45]=[.CH$61]); 0; [$'Посещения + Долги'.CH$30]*[$'Посещения + Долги'.CH11])" office:value-type="string" office:string-value="0" calcext:value-type="string">
            <text:p>0</text:p>
          </table:table-cell>
          <table:table-cell table:style-name="ce47" table:formula="of:=IF(OR(ISTEXT([$'Посещения + Долги'.CI11]); [.$A45]=[.CI$61]); 0; [$'Посещения + Долги'.CI$30]*[$'Посещения + Долги'.CI11])" office:value-type="string" office:string-value="0" calcext:value-type="string">
            <text:p>0</text:p>
          </table:table-cell>
          <table:table-cell table:style-name="ce47" table:formula="of:=IF(OR(ISTEXT([$'Посещения + Долги'.CJ11]); [.$A45]=[.CJ$61]); 0; [$'Посещения + Долги'.CJ$30]*[$'Посещения + Долги'.CJ11])" office:value-type="string" office:string-value="0" calcext:value-type="string">
            <text:p>0</text:p>
          </table:table-cell>
          <table:table-cell table:style-name="ce47" table:formula="of:=IF(OR(ISTEXT([$'Посещения + Долги'.CK11]); [.$A45]=[.CK$61]); 0; [$'Посещения + Долги'.CK$30]*[$'Посещения + Долги'.CK11])" office:value-type="string" office:string-value="0" calcext:value-type="string">
            <text:p>0</text:p>
          </table:table-cell>
          <table:table-cell table:style-name="ce47" table:formula="of:=IF(OR(ISTEXT([$'Посещения + Долги'.CL11]); [.$A45]=[.CL$61]); 0; [$'Посещения + Долги'.CL$30]*[$'Посещения + Долги'.CL11])" office:value-type="string" office:string-value="0" calcext:value-type="string">
            <text:p>0</text:p>
          </table:table-cell>
          <table:table-cell table:style-name="ce47" table:formula="of:=IF(OR(ISTEXT([$'Посещения + Долги'.CM11]); [.$A45]=[.CM$61]); 0; [$'Посещения + Долги'.CM$30]*[$'Посещения + Долги'.CM11])" office:value-type="string" office:string-value="0" calcext:value-type="string">
            <text:p>0</text:p>
          </table:table-cell>
          <table:table-cell table:style-name="ce47" table:formula="of:=IF(OR(ISTEXT([$'Посещения + Долги'.CN11]); [.$A45]=[.CN$61]); 0; [$'Посещения + Долги'.CN$30]*[$'Посещения + Долги'.CN11])" office:value-type="string" office:string-value="37.5" calcext:value-type="string">
            <text:p>37.5</text:p>
          </table:table-cell>
          <table:table-cell table:style-name="ce47" table:formula="of:=IF(OR(ISTEXT([$'Посещения + Долги'.CO11]); [.$A45]=[.CO$61]); 0; [$'Посещения + Долги'.CO$30]*[$'Посещения + Долги'.CO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1]); [.$A45]=[.CP$61]); 0; [$'Посещения + Долги'.CP$30]*[$'Посещения + Долги'.CP11])" office:value-type="string" office:string-value="0" calcext:value-type="string">
            <text:p>0</text:p>
          </table:table-cell>
          <table:table-cell table:style-name="ce47" table:formula="of:=IF(OR(ISTEXT([$'Посещения + Долги'.CQ11]); [.$A45]=[.CQ$61]); 0; [$'Посещения + Долги'.CQ$30]*[$'Посещения + Долги'.CQ11])" office:value-type="string" office:string-value="0" calcext:value-type="string">
            <text:p>0</text:p>
          </table:table-cell>
          <table:table-cell table:style-name="ce47" table:formula="of:=IF(OR(ISTEXT([$'Посещения + Долги'.CR11]); [.$A45]=[.CR$61]); 0; [$'Посещения + Долги'.CR$30]*[$'Посещения + Долги'.CR11])" office:value-type="string" office:string-value="0" calcext:value-type="string">
            <text:p>0</text:p>
          </table:table-cell>
          <table:table-cell table:style-name="ce47" table:formula="of:=IF(OR(ISTEXT([$'Посещения + Долги'.CS11]); [.$A45]=[.CS$61]); 0; [$'Посещения + Долги'.CS$30]*[$'Посещения + Долги'.CS11])" office:value-type="string" office:string-value="0" calcext:value-type="string">
            <text:p>0</text:p>
          </table:table-cell>
          <table:table-cell table:style-name="ce47" table:formula="of:=IF(OR(ISTEXT([$'Посещения + Долги'.CT11]); [.$A45]=[.CT$61]); 0; [$'Посещения + Долги'.CT$30]*[$'Посещения + Долги'.CT11])" office:value-type="string" office:string-value="0" calcext:value-type="string">
            <text:p>0</text:p>
          </table:table-cell>
          <table:table-cell table:style-name="ce47" table:formula="of:=IF(OR(ISTEXT([$'Посещения + Долги'.CU11]); [.$A45]=[.CU$61]); 0; [$'Посещения + Долги'.CU$30]*[$'Посещения + Долги'.CU11])" office:value-type="string" office:string-value="0" calcext:value-type="string">
            <text:p>0</text:p>
          </table:table-cell>
          <table:table-cell table:style-name="ce47" table:formula="of:=IF(OR(ISTEXT([$'Посещения + Долги'.CV11]); [.$A45]=[.CV$61]); 0; [$'Посещения + Долги'.CV$30]*[$'Посещения + Долги'.CV11])" office:value-type="string" office:string-value="0" calcext:value-type="string">
            <text:p>0</text:p>
          </table:table-cell>
          <table:table-cell table:style-name="ce47" table:formula="of:=IF(OR(ISTEXT([$'Посещения + Долги'.CW11]); [.$A45]=[.CW$61]); 0; [$'Посещения + Долги'.CW$30]*[$'Посещения + Долги'.CW11])" office:value-type="string" office:string-value="0" calcext:value-type="string">
            <text:p>0</text:p>
          </table:table-cell>
          <table:table-cell table:style-name="ce47" table:formula="of:=IF(OR(ISTEXT([$'Посещения + Долги'.CX11]); [.$A45]=[.CX$61]); 0; [$'Посещения + Долги'.CX$30]*[$'Посещения + Долги'.CX11])" office:value-type="string" office:string-value="0" calcext:value-type="string">
            <text:p>0</text:p>
          </table:table-cell>
          <table:table-cell table:style-name="ce47" table:formula="of:=IF(OR(ISTEXT([$'Посещения + Долги'.CY11]); [.$A45]=[.CY$61]); 0; [$'Посещения + Долги'.CY$30]*[$'Посещения + Долги'.CY11])" office:value-type="string" office:string-value="0" calcext:value-type="string">
            <text:p>0</text:p>
          </table:table-cell>
          <table:table-cell table:style-name="ce47" table:formula="of:=IF(OR(ISTEXT([$'Посещения + Долги'.CZ11]); [.$A45]=[.CZ$61]); 0; [$'Посещения + Долги'.CZ$30]*[$'Посещения + Долги'.CZ11])" office:value-type="string" office:string-value="0" calcext:value-type="string">
            <text:p>0</text:p>
          </table:table-cell>
          <table:table-cell table:style-name="ce47" table:formula="of:=IF(OR(ISTEXT([$'Посещения + Долги'.DA11]); [.$A45]=[.DA$61]); 0; [$'Посещения + Долги'.DA$30]*[$'Посещения + Долги'.DA11])" office:value-type="string" office:string-value="0" calcext:value-type="string">
            <text:p>0</text:p>
          </table:table-cell>
          <table:table-cell table:style-name="ce47" table:formula="of:=IF(OR(ISTEXT([$'Посещения + Долги'.DB11]); [.$A45]=[.DB$61]); 0; [$'Посещения + Долги'.DB$30]*[$'Посещения + Долги'.DB11])" office:value-type="string" office:string-value="0" calcext:value-type="string">
            <text:p>0</text:p>
          </table:table-cell>
          <table:table-cell table:style-name="ce47" table:formula="of:=IF(OR(ISTEXT([$'Посещения + Долги'.DC11]); [.$A45]=[.DC$61]); 0; [$'Посещения + Долги'.DC$30]*[$'Посещения + Долги'.DC11])" office:value-type="string" office:string-value="0" calcext:value-type="string">
            <text:p>0</text:p>
          </table:table-cell>
          <table:table-cell table:style-name="ce47" table:formula="of:=IF(OR(ISTEXT([$'Посещения + Долги'.DD11]); [.$A45]=[.DD$61]); 0; [$'Посещения + Долги'.DD$30]*[$'Посещения + Долги'.DD11])" office:value-type="string" office:string-value="0" calcext:value-type="string">
            <text:p>0</text:p>
          </table:table-cell>
          <table:table-cell table:style-name="ce47" table:formula="of:=IF(OR(ISTEXT([$'Посещения + Долги'.DE11]); [.$A45]=[.DE$61]); 0; [$'Посещения + Долги'.DE$30]*[$'Посещения + Долги'.DE11])" office:value-type="string" office:string-value="0" calcext:value-type="string">
            <text:p>0</text:p>
          </table:table-cell>
          <table:table-cell table:style-name="ce47" table:formula="of:=IF(OR(ISTEXT([$'Посещения + Долги'.DF11]); [.$A45]=[.DF$61]); 0; [$'Посещения + Долги'.DF$30]*[$'Посещения + Долги'.DF11])" office:value-type="string" office:string-value="0" calcext:value-type="string">
            <text:p>0</text:p>
          </table:table-cell>
          <table:table-cell table:style-name="ce47" table:formula="of:=IF(OR(ISTEXT([$'Посещения + Долги'.DG11]); [.$A45]=[.DG$61]); 0; [$'Посещения + Долги'.DG$30]*[$'Посещения + Долги'.DG11])" office:value-type="string" office:string-value="0" calcext:value-type="string">
            <text:p>0</text:p>
          </table:table-cell>
          <table:table-cell table:style-name="ce47" table:formula="of:=IF(OR(ISTEXT([$'Посещения + Долги'.DH11]); [.$A45]=[.DH$61]); 0; [$'Посещения + Долги'.DH$30]*[$'Посещения + Долги'.DH11])" office:value-type="string" office:string-value="0" calcext:value-type="string">
            <text:p>0</text:p>
          </table:table-cell>
          <table:table-cell table:style-name="ce47" table:formula="of:=IF(OR(ISTEXT([$'Посещения + Долги'.DI11]); [.$A45]=[.DI$61]); 0; [$'Посещения + Долги'.DI$30]*[$'Посещения + Долги'.DI11])" office:value-type="string" office:string-value="0" calcext:value-type="string">
            <text:p>0</text:p>
          </table:table-cell>
          <table:table-cell table:style-name="ce47" table:formula="of:=IF(OR(ISTEXT([$'Посещения + Долги'.DJ11]); [.$A45]=[.DJ$61]); 0; [$'Посещения + Долги'.DJ$30]*[$'Посещения + Долги'.DJ11])" office:value-type="string" office:string-value="0" calcext:value-type="string">
            <text:p>0</text:p>
          </table:table-cell>
          <table:table-cell table:style-name="ce47" table:formula="of:=IF(OR(ISTEXT([$'Посещения + Долги'.DK11]); [.$A45]=[.DK$61]); 0; [$'Посещения + Долги'.DK$30]*[$'Посещения + Долги'.DK11])" office:value-type="string" office:string-value="0" calcext:value-type="string">
            <text:p>0</text:p>
          </table:table-cell>
          <table:table-cell table:style-name="ce47" table:formula="of:=IF(OR(ISTEXT([$'Посещения + Долги'.DL11]); [.$A45]=[.DL$61]); 0; [$'Посещения + Долги'.DL$30]*[$'Посещения + Долги'.DL11])" office:value-type="string" office:string-value="0" calcext:value-type="string">
            <text:p>0</text:p>
          </table:table-cell>
          <table:table-cell table:style-name="ce47" table:formula="of:=IF(OR(ISTEXT([$'Посещения + Долги'.DM11]); [.$A45]=[.DM$61]); 0; [$'Посещения + Долги'.DM$30]*[$'Посещения + Долги'.DM11])" office:value-type="string" office:string-value="0" calcext:value-type="string">
            <text:p>0</text:p>
          </table:table-cell>
          <table:table-cell table:style-name="ce47" table:formula="of:=IF(OR(ISTEXT([$'Посещения + Долги'.DN11]); [.$A45]=[.DN$61]); 0; [$'Посещения + Долги'.DN$30]*[$'Посещения + Долги'.DN11])" office:value-type="string" office:string-value="0" calcext:value-type="string">
            <text:p>0</text:p>
          </table:table-cell>
          <table:table-cell table:style-name="ce47" table:formula="of:=IF(OR(ISTEXT([$'Посещения + Долги'.DO11]); [.$A45]=[.DO$61]); 0; [$'Посещения + Долги'.DO$30]*[$'Посещения + Долги'.DO11])" office:value-type="string" office:string-value="0" calcext:value-type="string">
            <text:p>0</text:p>
          </table:table-cell>
          <table:table-cell table:style-name="ce47" table:formula="of:=IF(OR(ISTEXT([$'Посещения + Долги'.DP11]); [.$A45]=[.DP$61]); 0; [$'Посещения + Долги'.DP$30]*[$'Посещения + Долги'.DP11])" office:value-type="string" office:string-value="0" calcext:value-type="string">
            <text:p>0</text:p>
          </table:table-cell>
          <table:table-cell table:style-name="ce47" table:formula="of:=IF(OR(ISTEXT([$'Посещения + Долги'.DQ11]); [.$A45]=[.DQ$61]); 0; [$'Посещения + Долги'.DQ$30]*[$'Посещения + Долги'.DQ11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олищук </text:p>
          </table:table-cell>
          <table:table-cell table:style-name="ce46" table:formula="of:=IF(OR(ISTEXT([$'Посещения + Долги'.B12]); [.$A46]=[.B$61]); 0; [$'Посещения + Долги'.B$30]*[$'Посещения + Долги'.B12])" office:value-type="string" office:string-value="0" calcext:value-type="string">
            <text:p>0</text:p>
          </table:table-cell>
          <table:table-cell table:style-name="ce47" table:formula="of:=IF(OR(ISTEXT([$'Посещения + Долги'.C12]); [.$A46]=[.C$61]); 0; [$'Посещения + Долги'.C$30]*[$'Посещения + Долги'.C12])" office:value-type="string" office:string-value="0" calcext:value-type="string">
            <text:p>0</text:p>
          </table:table-cell>
          <table:table-cell table:style-name="ce46" table:formula="of:=IF(OR(ISTEXT([$'Посещения + Долги'.D12]); [.$A46]=[.D$61]); 0; [$'Посещения + Долги'.D$30]*[$'Посещения + Долги'.D12])" office:value-type="string" office:string-value="0" calcext:value-type="string">
            <text:p>0</text:p>
          </table:table-cell>
          <table:table-cell table:style-name="ce47" table:formula="of:=IF(OR(ISTEXT([$'Посещения + Долги'.E12]); [.$A46]=[.E$61]); 0; [$'Посещения + Долги'.E$30]*[$'Посещения + Долги'.E12])" office:value-type="string" office:string-value="0" calcext:value-type="string">
            <text:p>0</text:p>
          </table:table-cell>
          <table:table-cell table:style-name="ce46" table:formula="of:=IF(OR(ISTEXT([$'Посещения + Долги'.F12]); [.$A46]=[.F$61]); 0; [$'Посещения + Долги'.F$30]*[$'Посещения + Долги'.F12])" office:value-type="string" office:string-value="0" calcext:value-type="string">
            <text:p>0</text:p>
          </table:table-cell>
          <table:table-cell table:style-name="ce47" table:formula="of:=IF(OR(ISTEXT([$'Посещения + Долги'.G12]); [.$A46]=[.G$61]); 0; [$'Посещения + Долги'.G$30]*[$'Посещения + Долги'.G12])" office:value-type="string" office:string-value="0" calcext:value-type="string">
            <text:p>0</text:p>
          </table:table-cell>
          <table:table-cell table:style-name="ce46" table:formula="of:=IF(OR(ISTEXT([$'Посещения + Долги'.H12]); [.$A46]=[.H$61]); 0; [$'Посещения + Долги'.H$30]*[$'Посещения + Долги'.H12])" office:value-type="string" office:string-value="0" calcext:value-type="string">
            <text:p>0</text:p>
          </table:table-cell>
          <table:table-cell table:style-name="ce47" table:formula="of:=IF(OR(ISTEXT([$'Посещения + Долги'.I12]); [.$A46]=[.I$61]); 0; [$'Посещения + Долги'.I$30]*[$'Посещения + Долги'.I12])" office:value-type="string" office:string-value="0" calcext:value-type="string">
            <text:p>0</text:p>
          </table:table-cell>
          <table:table-cell table:style-name="ce46" table:formula="of:=IF(OR(ISTEXT([$'Посещения + Долги'.J12]); [.$A46]=[.J$61]); 0; [$'Посещения + Долги'.J$30]*[$'Посещения + Долги'.J12])" office:value-type="string" office:string-value="0" calcext:value-type="string">
            <text:p>0</text:p>
          </table:table-cell>
          <table:table-cell table:style-name="ce47" table:formula="of:=IF(OR(ISTEXT([$'Посещения + Долги'.K12]); [.$A46]=[.K$61]); 0; [$'Посещения + Долги'.K$30]*[$'Посещения + Долги'.K12])" office:value-type="string" office:string-value="0" calcext:value-type="string">
            <text:p>0</text:p>
          </table:table-cell>
          <table:table-cell table:style-name="ce46" table:formula="of:=IF(OR(ISTEXT([$'Посещения + Долги'.L12]); [.$A46]=[.L$61]); 0; [$'Посещения + Долги'.L$30]*[$'Посещения + Долги'.L12])" office:value-type="string" office:string-value="0" calcext:value-type="string">
            <text:p>0</text:p>
          </table:table-cell>
          <table:table-cell table:style-name="ce47" table:formula="of:=IF(OR(ISTEXT([$'Посещения + Долги'.M12]); [.$A46]=[.M$61]); 0; [$'Посещения + Долги'.M$30]*[$'Посещения + Долги'.M12])" office:value-type="string" office:string-value="0" calcext:value-type="string">
            <text:p>0</text:p>
          </table:table-cell>
          <table:table-cell table:style-name="ce46" table:formula="of:=IF(OR(ISTEXT([$'Посещения + Долги'.N12]); [.$A46]=[.N$61]); 0; [$'Посещения + Долги'.N$30]*[$'Посещения + Долги'.N12])" office:value-type="string" office:string-value="0" calcext:value-type="string">
            <text:p>0</text:p>
          </table:table-cell>
          <table:table-cell table:style-name="ce47" table:formula="of:=IF(OR(ISTEXT([$'Посещения + Долги'.O12]); [.$A46]=[.O$61]); 0; [$'Посещения + Долги'.O$30]*[$'Посещения + Долги'.O12])" office:value-type="string" office:string-value="0" calcext:value-type="string">
            <text:p>0</text:p>
          </table:table-cell>
          <table:table-cell table:style-name="ce46" table:formula="of:=IF(OR(ISTEXT([$'Посещения + Долги'.P12]); [.$A46]=[.P$61]); 0; [$'Посещения + Долги'.P$30]*[$'Посещения + Долги'.P12])" office:value-type="string" office:string-value="0" calcext:value-type="string">
            <text:p>0</text:p>
          </table:table-cell>
          <table:table-cell table:style-name="ce47" table:formula="of:=IF(OR(ISTEXT([$'Посещения + Долги'.Q12]); [.$A46]=[.Q$61]); 0; [$'Посещения + Долги'.Q$30]*[$'Посещения + Долги'.Q12])" office:value-type="string" office:string-value="0" calcext:value-type="string">
            <text:p>0</text:p>
          </table:table-cell>
          <table:table-cell table:style-name="ce46" table:formula="of:=IF(OR(ISTEXT([$'Посещения + Долги'.R12]); [.$A46]=[.R$61]); 0; [$'Посещения + Долги'.R$30]*[$'Посещения + Долги'.R12])" office:value-type="string" office:string-value="0" calcext:value-type="string">
            <text:p>0</text:p>
          </table:table-cell>
          <table:table-cell table:style-name="ce47" table:formula="of:=IF(OR(ISTEXT([$'Посещения + Долги'.S12]); [.$A46]=[.S$61]); 0; [$'Посещения + Долги'.S$30]*[$'Посещения + Долги'.S12])" office:value-type="string" office:string-value="0" calcext:value-type="string">
            <text:p>0</text:p>
          </table:table-cell>
          <table:table-cell table:style-name="ce46" table:formula="of:=IF(OR(ISTEXT([$'Посещения + Долги'.T12]); [.$A46]=[.T$61]); 0; [$'Посещения + Долги'.T$30]*[$'Посещения + Долги'.T12])" office:value-type="string" office:string-value="0" calcext:value-type="string">
            <text:p>0</text:p>
          </table:table-cell>
          <table:table-cell table:style-name="ce47" table:formula="of:=IF(OR(ISTEXT([$'Посещения + Долги'.U12]); [.$A46]=[.U$61]); 0; [$'Посещения + Долги'.U$30]*[$'Посещения + Долги'.U12])" office:value-type="string" office:string-value="0" calcext:value-type="string">
            <text:p>0</text:p>
          </table:table-cell>
          <table:table-cell table:style-name="ce46" table:formula="of:=IF(OR(ISTEXT([$'Посещения + Долги'.V12]); [.$A46]=[.V$61]); 0; [$'Посещения + Долги'.V$30]*[$'Посещения + Долги'.V12])" office:value-type="string" office:string-value="0" calcext:value-type="string">
            <text:p>0</text:p>
          </table:table-cell>
          <table:table-cell table:style-name="ce47" table:formula="of:=IF(OR(ISTEXT([$'Посещения + Долги'.W12]); [.$A46]=[.W$61]); 0; [$'Посещения + Долги'.W$30]*[$'Посещения + Долги'.W12])" office:value-type="string" office:string-value="0" calcext:value-type="string">
            <text:p>0</text:p>
          </table:table-cell>
          <table:table-cell table:style-name="ce46" table:formula="of:=IF(OR(ISTEXT([$'Посещения + Долги'.X12]); [.$A46]=[.X$61]); 0; [$'Посещения + Долги'.X$30]*[$'Посещения + Долги'.X12])" office:value-type="string" office:string-value="0" calcext:value-type="string">
            <text:p>0</text:p>
          </table:table-cell>
          <table:table-cell table:style-name="ce47" table:formula="of:=IF(OR(ISTEXT([$'Посещения + Долги'.Y12]); [.$A46]=[.Y$61]); 0; [$'Посещения + Долги'.Y$30]*[$'Посещения + Долги'.Y12])" office:value-type="string" office:string-value="0" calcext:value-type="string">
            <text:p>0</text:p>
          </table:table-cell>
          <table:table-cell table:style-name="ce46" table:formula="of:=IF(OR(ISTEXT([$'Посещения + Долги'.Z12]); [.$A46]=[.Z$61]); 0; [$'Посещения + Долги'.Z$30]*[$'Посещения + Долги'.Z12])" office:value-type="string" office:string-value="0" calcext:value-type="string">
            <text:p>0</text:p>
          </table:table-cell>
          <table:table-cell table:style-name="ce47" table:formula="of:=IF(OR(ISTEXT([$'Посещения + Долги'.AA12]); [.$A46]=[.AA$61]); 0; [$'Посещения + Долги'.AA$30]*[$'Посещения + Долги'.AA12])" office:value-type="string" office:string-value="0" calcext:value-type="string">
            <text:p>0</text:p>
          </table:table-cell>
          <table:table-cell table:style-name="ce46" table:formula="of:=IF(OR(ISTEXT([$'Посещения + Долги'.AB12]); [.$A46]=[.AB$61]); 0; [$'Посещения + Долги'.AB$30]*[$'Посещения + Долги'.AB12])" office:value-type="string" office:string-value="0" calcext:value-type="string">
            <text:p>0</text:p>
          </table:table-cell>
          <table:table-cell table:style-name="ce47" table:formula="of:=IF(OR(ISTEXT([$'Посещения + Долги'.AC12]); [.$A46]=[.AC$61]); 0; [$'Посещения + Долги'.AC$30]*[$'Посещения + Долги'.AC12])" office:value-type="string" office:string-value="0" calcext:value-type="string">
            <text:p>0</text:p>
          </table:table-cell>
          <table:table-cell table:style-name="ce46" table:formula="of:=IF(OR(ISTEXT([$'Посещения + Долги'.AD12]); [.$A46]=[.AD$61]); 0; [$'Посещения + Долги'.AD$30]*[$'Посещения + Долги'.AD12])" office:value-type="string" office:string-value="0" calcext:value-type="string">
            <text:p>0</text:p>
          </table:table-cell>
          <table:table-cell table:style-name="ce47" table:formula="of:=IF(OR(ISTEXT([$'Посещения + Долги'.AE12]); [.$A46]=[.AE$61]); 0; [$'Посещения + Долги'.AE$30]*[$'Посещения + Долги'.AE12])" office:value-type="string" office:string-value="0" calcext:value-type="string">
            <text:p>0</text:p>
          </table:table-cell>
          <table:table-cell table:style-name="ce46" table:formula="of:=IF(OR(ISTEXT([$'Посещения + Долги'.AF12]); [.$A46]=[.AF$61]); 0; [$'Посещения + Долги'.AF$30]*[$'Посещения + Долги'.AF12])" office:value-type="string" office:string-value="0" calcext:value-type="string">
            <text:p>0</text:p>
          </table:table-cell>
          <table:table-cell table:style-name="ce47" table:formula="of:=IF(OR(ISTEXT([$'Посещения + Долги'.AG12]); [.$A46]=[.AG$61]); 0; [$'Посещения + Долги'.AG$30]*[$'Посещения + Долги'.AG12])" office:value-type="string" office:string-value="0" calcext:value-type="string">
            <text:p>0</text:p>
          </table:table-cell>
          <table:table-cell table:style-name="ce46" table:formula="of:=IF(OR(ISTEXT([$'Посещения + Долги'.AH12]); [.$A46]=[.AH$61]); 0; [$'Посещения + Долги'.AH$30]*[$'Посещения + Долги'.AH12])" office:value-type="string" office:string-value="0" calcext:value-type="string">
            <text:p>0</text:p>
          </table:table-cell>
          <table:table-cell table:style-name="ce47" table:formula="of:=IF(OR(ISTEXT([$'Посещения + Долги'.AI12]); [.$A46]=[.AI$61]); 0; [$'Посещения + Долги'.AI$30]*[$'Посещения + Долги'.AI12])" office:value-type="string" office:string-value="0" calcext:value-type="string">
            <text:p>0</text:p>
          </table:table-cell>
          <table:table-cell table:style-name="ce46" table:formula="of:=IF(OR(ISTEXT([$'Посещения + Долги'.AJ12]); [.$A46]=[.AJ$61]); 0; [$'Посещения + Долги'.AJ$30]*[$'Посещения + Долги'.AJ12])" office:value-type="string" office:string-value="0" calcext:value-type="string">
            <text:p>0</text:p>
          </table:table-cell>
          <table:table-cell table:style-name="ce47" table:formula="of:=IF(OR(ISTEXT([$'Посещения + Долги'.AK12]); [.$A46]=[.AK$61]); 0; [$'Посещения + Долги'.AK$30]*[$'Посещения + Долги'.AK12])" office:value-type="string" office:string-value="0" calcext:value-type="string">
            <text:p>0</text:p>
          </table:table-cell>
          <table:table-cell table:style-name="ce46" table:formula="of:=IF(OR(ISTEXT([$'Посещения + Долги'.AL12]); [.$A46]=[.AL$61]); 0; [$'Посещения + Долги'.AL$30]*[$'Посещения + Долги'.AL12])" office:value-type="string" office:string-value="0" calcext:value-type="string">
            <text:p>0</text:p>
          </table:table-cell>
          <table:table-cell table:style-name="ce47" table:formula="of:=IF(OR(ISTEXT([$'Посещения + Долги'.AM12]); [.$A46]=[.AM$61]); 0; [$'Посещения + Долги'.AM$30]*[$'Посещения + Долги'.AM12])" office:value-type="string" office:string-value="0" calcext:value-type="string">
            <text:p>0</text:p>
          </table:table-cell>
          <table:table-cell table:style-name="ce46" table:formula="of:=IF(OR(ISTEXT([$'Посещения + Долги'.AN12]); [.$A46]=[.AN$61]); 0; [$'Посещения + Долги'.AN$30]*[$'Посещения + Долги'.AN12])" office:value-type="string" office:string-value="0" calcext:value-type="string">
            <text:p>0</text:p>
          </table:table-cell>
          <table:table-cell table:style-name="ce47" table:formula="of:=IF(OR(ISTEXT([$'Посещения + Долги'.AO12]); [.$A46]=[.AO$61]); 0; [$'Посещения + Долги'.AO$30]*[$'Посещения + Долги'.AO12])" office:value-type="string" office:string-value="0" calcext:value-type="string">
            <text:p>0</text:p>
          </table:table-cell>
          <table:table-cell table:style-name="ce46" table:formula="of:=IF(OR(ISTEXT([$'Посещения + Долги'.AP12]); [.$A46]=[.AP$61]); 0; [$'Посещения + Долги'.AP$30]*[$'Посещения + Долги'.AP12])" office:value-type="string" office:string-value="0" calcext:value-type="string">
            <text:p>0</text:p>
          </table:table-cell>
          <table:table-cell table:style-name="ce47" table:formula="of:=IF(OR(ISTEXT([$'Посещения + Долги'.AQ12]); [.$A46]=[.AQ$61]); 0; [$'Посещения + Долги'.AQ$30]*[$'Посещения + Долги'.AQ12])" office:value-type="string" office:string-value="0" calcext:value-type="string">
            <text:p>0</text:p>
          </table:table-cell>
          <table:table-cell table:style-name="ce46" table:formula="of:=IF(OR(ISTEXT([$'Посещения + Долги'.AR12]); [.$A46]=[.AR$61]); 0; [$'Посещения + Долги'.AR$30]*[$'Посещения + Долги'.AR12])" office:value-type="string" office:string-value="0" calcext:value-type="string">
            <text:p>0</text:p>
          </table:table-cell>
          <table:table-cell table:style-name="ce47" table:formula="of:=IF(OR(ISTEXT([$'Посещения + Долги'.AS12]); [.$A46]=[.AS$61]); 0; [$'Посещения + Долги'.AS$30]*[$'Посещения + Долги'.AS12])" office:value-type="string" office:string-value="0" calcext:value-type="string">
            <text:p>0</text:p>
          </table:table-cell>
          <table:table-cell table:style-name="ce47" table:formula="of:=IF(OR(ISTEXT([$'Посещения + Долги'.AT12]); [.$A46]=[.AT$61]); 0; [$'Посещения + Долги'.AT$30]*[$'Посещения + Долги'.AT12])" office:value-type="string" office:string-value="0" calcext:value-type="string">
            <text:p>0</text:p>
          </table:table-cell>
          <table:table-cell table:style-name="ce47" table:formula="of:=IF(OR(ISTEXT([$'Посещения + Долги'.AU12]); [.$A46]=[.AU$61]); 0; [$'Посещения + Долги'.AU$30]*[$'Посещения + Долги'.AU12])" office:value-type="string" office:string-value="0" calcext:value-type="string">
            <text:p>0</text:p>
          </table:table-cell>
          <table:table-cell table:style-name="ce47" table:formula="of:=IF(OR(ISTEXT([$'Посещения + Долги'.AV12]); [.$A46]=[.AV$61]); 0; [$'Посещения + Долги'.AV$30]*[$'Посещения + Долги'.AV12])" office:value-type="string" office:string-value="0" calcext:value-type="string">
            <text:p>0</text:p>
          </table:table-cell>
          <table:table-cell table:style-name="ce47" table:formula="of:=IF(OR(ISTEXT([$'Посещения + Долги'.AW12]); [.$A46]=[.AW$61]); 0; [$'Посещения + Долги'.AW$30]*[$'Посещения + Долги'.AW12])" office:value-type="string" office:string-value="0" calcext:value-type="string">
            <text:p>0</text:p>
          </table:table-cell>
          <table:table-cell table:style-name="ce47" table:formula="of:=IF(OR(ISTEXT([$'Посещения + Долги'.AX12]); [.$A46]=[.AX$61]); 0; [$'Посещения + Долги'.AX$30]*[$'Посещения + Долги'.AX12])" office:value-type="string" office:string-value="0" calcext:value-type="string">
            <text:p>0</text:p>
          </table:table-cell>
          <table:table-cell table:style-name="ce47" table:formula="of:=IF(OR(ISTEXT([$'Посещения + Долги'.AY12]); [.$A46]=[.AY$61]); 0; [$'Посещения + Долги'.AY$30]*[$'Посещения + Долги'.AY12])" office:value-type="string" office:string-value="0" calcext:value-type="string">
            <text:p>0</text:p>
          </table:table-cell>
          <table:table-cell table:style-name="ce47" table:formula="of:=IF(OR(ISTEXT([$'Посещения + Долги'.AZ12]); [.$A46]=[.AZ$61]); 0; [$'Посещения + Долги'.AZ$30]*[$'Посещения + Долги'.AZ12])" office:value-type="string" office:string-value="0" calcext:value-type="string">
            <text:p>0</text:p>
          </table:table-cell>
          <table:table-cell table:style-name="ce47" table:formula="of:=IF(OR(ISTEXT([$'Посещения + Долги'.BA12]); [.$A46]=[.BA$61]); 0; [$'Посещения + Долги'.BA$30]*[$'Посещения + Долги'.BA12])" office:value-type="string" office:string-value="0" calcext:value-type="string">
            <text:p>0</text:p>
          </table:table-cell>
          <table:table-cell table:style-name="ce47" table:formula="of:=IF(OR(ISTEXT([$'Посещения + Долги'.BB12]); [.$A46]=[.BB$61]); 0; [$'Посещения + Долги'.BB$30]*[$'Посещения + Долги'.BB12])" office:value-type="string" office:string-value="0" calcext:value-type="string">
            <text:p>0</text:p>
          </table:table-cell>
          <table:table-cell table:style-name="ce47" table:formula="of:=IF(OR(ISTEXT([$'Посещения + Долги'.BC12]); [.$A46]=[.BC$61]); 0; [$'Посещения + Долги'.BC$30]*[$'Посещения + Долги'.BC12])" office:value-type="string" office:string-value="0" calcext:value-type="string">
            <text:p>0</text:p>
          </table:table-cell>
          <table:table-cell table:style-name="ce47" table:formula="of:=IF(OR(ISTEXT([$'Посещения + Долги'.BD12]); [.$A46]=[.BD$61]); 0; [$'Посещения + Долги'.BD$30]*[$'Посещения + Долги'.BD12])" office:value-type="string" office:string-value="0" calcext:value-type="string">
            <text:p>0</text:p>
          </table:table-cell>
          <table:table-cell table:style-name="ce47" table:formula="of:=IF(OR(ISTEXT([$'Посещения + Долги'.BE12]); [.$A46]=[.BE$61]); 0; [$'Посещения + Долги'.BE$30]*[$'Посещения + Долги'.BE12])" office:value-type="string" office:string-value="0" calcext:value-type="string">
            <text:p>0</text:p>
          </table:table-cell>
          <table:table-cell table:style-name="ce47" table:formula="of:=IF(OR(ISTEXT([$'Посещения + Долги'.BF12]); [.$A46]=[.BF$61]); 0; [$'Посещения + Долги'.BF$30]*[$'Посещения + Долги'.BF12])" office:value-type="string" office:string-value="0" calcext:value-type="string">
            <text:p>0</text:p>
          </table:table-cell>
          <table:table-cell table:style-name="ce47" table:formula="of:=IF(OR(ISTEXT([$'Посещения + Долги'.BG12]); [.$A46]=[.BG$61]); 0; [$'Посещения + Долги'.BG$30]*[$'Посещения + Долги'.BG12])" office:value-type="string" office:string-value="0" calcext:value-type="string">
            <text:p>0</text:p>
          </table:table-cell>
          <table:table-cell table:style-name="ce47" table:formula="of:=IF(OR(ISTEXT([$'Посещения + Долги'.BH12]); [.$A46]=[.BH$61]); 0; [$'Посещения + Долги'.BH$30]*[$'Посещения + Долги'.BH12])" office:value-type="string" office:string-value="0" calcext:value-type="string">
            <text:p>0</text:p>
          </table:table-cell>
          <table:table-cell table:style-name="ce47" table:formula="of:=IF(OR(ISTEXT([$'Посещения + Долги'.BI12]); [.$A46]=[.BI$61]); 0; [$'Посещения + Долги'.BI$30]*[$'Посещения + Долги'.BI12])" office:value-type="string" office:string-value="0" calcext:value-type="string">
            <text:p>0</text:p>
          </table:table-cell>
          <table:table-cell table:style-name="ce47" table:formula="of:=IF(OR(ISTEXT([$'Посещения + Долги'.BJ12]); [.$A46]=[.BJ$61]); 0; [$'Посещения + Долги'.BJ$30]*[$'Посещения + Долги'.BJ12])" office:value-type="string" office:string-value="45" calcext:value-type="string">
            <text:p>45</text:p>
          </table:table-cell>
          <table:table-cell table:style-name="ce47" table:formula="of:=IF(OR(ISTEXT([$'Посещения + Долги'.BK12]); [.$A46]=[.BK$61]); 0; [$'Посещения + Долги'.BK$30]*[$'Посещения + Долги'.BK12])" office:value-type="string" office:string-value="45" calcext:value-type="string">
            <text:p>45</text:p>
          </table:table-cell>
          <table:table-cell table:style-name="ce47" table:formula="of:=IF(OR(ISTEXT([$'Посещения + Долги'.BL12]); [.$A46]=[.BL$61]); 0; [$'Посещения + Долги'.BL$30]*[$'Посещения + Долги'.BL12])" office:value-type="string" office:string-value="0" calcext:value-type="string">
            <text:p>0</text:p>
          </table:table-cell>
          <table:table-cell table:style-name="ce47" table:formula="of:=IF(OR(ISTEXT([$'Посещения + Долги'.BM12]); [.$A46]=[.BM$61]); 0; [$'Посещения + Долги'.BM$30]*[$'Посещения + Долги'.BM12])" office:value-type="string" office:string-value="0" calcext:value-type="string">
            <text:p>0</text:p>
          </table:table-cell>
          <table:table-cell table:style-name="ce47" table:formula="of:=IF(OR(ISTEXT([$'Посещения + Долги'.BN12]); [.$A46]=[.BN$61]); 0; [$'Посещения + Долги'.BN$30]*[$'Посещения + Долги'.BN12])" office:value-type="string" office:string-value="36" calcext:value-type="string">
            <text:p>36</text:p>
          </table:table-cell>
          <table:table-cell table:style-name="ce47" table:formula="of:=IF(OR(ISTEXT([$'Посещения + Долги'.BO12]); [.$A46]=[.BO$61]); 0; [$'Посещения + Долги'.BO$30]*[$'Посещения + Долги'.BO12])" office:value-type="string" office:string-value="36" calcext:value-type="string">
            <text:p>36</text:p>
          </table:table-cell>
          <table:table-cell table:style-name="ce47" table:formula="of:=IF(OR(ISTEXT([$'Посещения + Долги'.BP12]); [.$A46]=[.BP$61]); 0; [$'Посещения + Долги'.BP$30]*[$'Посещения + Долги'.BP12])" office:value-type="string" office:string-value="0" calcext:value-type="string">
            <text:p>0</text:p>
          </table:table-cell>
          <table:table-cell table:style-name="ce47" table:formula="of:=IF(OR(ISTEXT([$'Посещения + Долги'.BQ12]); [.$A46]=[.BQ$61]); 0; [$'Посещения + Долги'.BQ$30]*[$'Посещения + Долги'.BQ12])" office:value-type="string" office:string-value="0" calcext:value-type="string">
            <text:p>0</text:p>
          </table:table-cell>
          <table:table-cell table:style-name="ce47" table:formula="of:=IF(OR(ISTEXT([$'Посещения + Долги'.BR12]); [.$A46]=[.BR$61]); 0; [$'Посещения + Долги'.BR$30]*[$'Посещения + Долги'.BR12])" office:value-type="string" office:string-value="45" calcext:value-type="string">
            <text:p>45</text:p>
          </table:table-cell>
          <table:table-cell table:style-name="ce47" table:formula="of:=IF(OR(ISTEXT([$'Посещения + Долги'.BS12]); [.$A46]=[.BS$61]); 0; [$'Посещения + Долги'.BS$30]*[$'Посещения + Долги'.BS12])" office:value-type="string" office:string-value="56.25" calcext:value-type="string">
            <text:p>56.25</text:p>
          </table:table-cell>
          <table:table-cell table:style-name="ce47" table:formula="of:=IF(OR(ISTEXT([$'Посещения + Долги'.BT12]); [.$A46]=[.BT$61]); 0; [$'Посещения + Долги'.BT$30]*[$'Посещения + Долги'.BT12])" office:value-type="string" office:string-value="45" calcext:value-type="string">
            <text:p>45</text:p>
          </table:table-cell>
          <table:table-cell table:style-name="ce47" table:formula="of:=IF(OR(ISTEXT([$'Посещения + Долги'.BU12]); [.$A46]=[.BU$61]); 0; [$'Посещения + Долги'.BU$30]*[$'Посещения + Долги'.BU12])" office:value-type="string" office:string-value="50" calcext:value-type="string">
            <text:p>50</text:p>
          </table:table-cell>
          <table:table-cell table:style-name="ce47" table:formula="of:=IF(OR(ISTEXT([$'Посещения + Долги'.BV12]); [.$A46]=[.BV$61]); 0; [$'Посещения + Долги'.BV$30]*[$'Посещения + Долги'.BV12])" office:value-type="string" office:string-value="0" calcext:value-type="string">
            <text:p>0</text:p>
          </table:table-cell>
          <table:table-cell table:style-name="ce47" table:formula="of:=IF(OR(ISTEXT([$'Посещения + Долги'.BW12]); [.$A46]=[.BW$61]); 0; [$'Посещения + Долги'.BW$30]*[$'Посещения + Долги'.BW12])" office:value-type="string" office:string-value="0" calcext:value-type="string">
            <text:p>0</text:p>
          </table:table-cell>
          <table:table-cell table:style-name="ce47" table:formula="of:=IF(OR(ISTEXT([$'Посещения + Долги'.BX12]); [.$A46]=[.BX$61]); 0; [$'Посещения + Долги'.BX$30]*[$'Посещения + Долги'.BX12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2]); [.$A46]=[.BY$61]); 0; [$'Посещения + Долги'.BY$30]*[$'Посещения + Долги'.BY12])" office:value-type="string" office:string-value="0" calcext:value-type="string">
            <text:p>0</text:p>
          </table:table-cell>
          <table:table-cell table:style-name="ce47" table:formula="of:=IF(OR(ISTEXT([$'Посещения + Долги'.BZ12]); [.$A46]=[.BZ$61]); 0; [$'Посещения + Долги'.BZ$30]*[$'Посещения + Долги'.BZ12])" office:value-type="string" office:string-value="0" calcext:value-type="string">
            <text:p>0</text:p>
          </table:table-cell>
          <table:table-cell table:style-name="ce47" table:formula="of:=IF(OR(ISTEXT([$'Посещения + Долги'.CA12]); [.$A46]=[.CA$61]); 0; [$'Посещения + Долги'.CA$30]*[$'Посещения + Долги'.CA12])" office:value-type="string" office:string-value="50" calcext:value-type="string">
            <text:p>50</text:p>
          </table:table-cell>
          <table:table-cell table:style-name="ce47" table:formula="of:=IF(OR(ISTEXT([$'Посещения + Долги'.CB12]); [.$A46]=[.CB$61]); 0; [$'Посещения + Долги'.CB$30]*[$'Посещения + Долги'.CB12])" office:value-type="string" office:string-value="0" calcext:value-type="string">
            <text:p>0</text:p>
          </table:table-cell>
          <table:table-cell table:style-name="ce47" table:formula="of:=IF(OR(ISTEXT([$'Посещения + Долги'.CC12]); [.$A46]=[.CC$61]); 0; [$'Посещения + Долги'.CC$30]*[$'Посещения + Долги'.CC12])" office:value-type="string" office:string-value="0" calcext:value-type="string">
            <text:p>0</text:p>
          </table:table-cell>
          <table:table-cell table:style-name="ce47" table:formula="of:=IF(OR(ISTEXT([$'Посещения + Долги'.CD12]); [.$A46]=[.CD$61]); 0; [$'Посещения + Долги'.CD$30]*[$'Посещения + Долги'.CD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2]); [.$A46]=[.CE$61]); 0; [$'Посещения + Долги'.CE$30]*[$'Посещения + Долги'.CE12])" office:value-type="string" office:string-value="0" calcext:value-type="string">
            <text:p>0</text:p>
          </table:table-cell>
          <table:table-cell table:style-name="ce47" table:formula="of:=IF(OR(ISTEXT([$'Посещения + Долги'.CF12]); [.$A46]=[.CF$61]); 0; [$'Посещения + Долги'.CF$30]*[$'Посещения + Долги'.CF12])" office:value-type="string" office:string-value="0" calcext:value-type="string">
            <text:p>0</text:p>
          </table:table-cell>
          <table:table-cell table:style-name="ce47" table:formula="of:=IF(OR(ISTEXT([$'Посещения + Долги'.CG12]); [.$A46]=[.CG$61]); 0; [$'Посещения + Долги'.CG$30]*[$'Посещения + Долги'.CG12])" office:value-type="string" office:string-value="0" calcext:value-type="string">
            <text:p>0</text:p>
          </table:table-cell>
          <table:table-cell table:style-name="ce47" table:formula="of:=IF(OR(ISTEXT([$'Посещения + Долги'.CH12]); [.$A46]=[.CH$61]); 0; [$'Посещения + Долги'.CH$30]*[$'Посещения + Долги'.CH12])" office:value-type="string" office:string-value="37.5" calcext:value-type="string">
            <text:p>37.5</text:p>
          </table:table-cell>
          <table:table-cell table:style-name="ce47" table:formula="of:=IF(OR(ISTEXT([$'Посещения + Долги'.CI12]); [.$A46]=[.CI$61]); 0; [$'Посещения + Долги'.CI$30]*[$'Посещения + Долги'.CI12])" office:value-type="string" office:string-value="37.5" calcext:value-type="string">
            <text:p>37.5</text:p>
          </table:table-cell>
          <table:table-cell table:style-name="ce47" table:formula="of:=IF(OR(ISTEXT([$'Посещения + Долги'.CJ12]); [.$A46]=[.CJ$61]); 0; [$'Посещения + Долги'.CJ$30]*[$'Посещения + Долги'.CJ12])" office:value-type="string" office:string-value="75" calcext:value-type="string">
            <text:p>75</text:p>
          </table:table-cell>
          <table:table-cell table:style-name="ce47" table:formula="of:=IF(OR(ISTEXT([$'Посещения + Долги'.CK12]); [.$A46]=[.CK$61]); 0; [$'Посещения + Долги'.CK$30]*[$'Посещения + Долги'.CK12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2]); [.$A46]=[.CL$61]); 0; [$'Посещения + Долги'.CL$30]*[$'Посещения + Долги'.CL12])" office:value-type="string" office:string-value="0" calcext:value-type="string">
            <text:p>0</text:p>
          </table:table-cell>
          <table:table-cell table:style-name="ce47" table:formula="of:=IF(OR(ISTEXT([$'Посещения + Долги'.CM12]); [.$A46]=[.CM$61]); 0; [$'Посещения + Долги'.CM$30]*[$'Посещения + Долги'.CM12])" office:value-type="string" office:string-value="0" calcext:value-type="string">
            <text:p>0</text:p>
          </table:table-cell>
          <table:table-cell table:style-name="ce47" table:formula="of:=IF(OR(ISTEXT([$'Посещения + Долги'.CN12]); [.$A46]=[.CN$61]); 0; [$'Посещения + Долги'.CN$30]*[$'Посещения + Долги'.CN12])" office:value-type="string" office:string-value="37.5" calcext:value-type="string">
            <text:p>37.5</text:p>
          </table:table-cell>
          <table:table-cell table:style-name="ce47" table:formula="of:=IF(OR(ISTEXT([$'Посещения + Долги'.CO12]); [.$A46]=[.CO$61]); 0; [$'Посещения + Долги'.CO$30]*[$'Посещения + Долги'.CO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2]); [.$A46]=[.CP$61]); 0; [$'Посещения + Долги'.CP$30]*[$'Посещения + Долги'.CP12])" office:value-type="string" office:string-value="90" calcext:value-type="string">
            <text:p>90</text:p>
          </table:table-cell>
          <table:table-cell table:style-name="ce47" table:formula="of:=IF(OR(ISTEXT([$'Посещения + Долги'.CQ12]); [.$A46]=[.CQ$61]); 0; [$'Посещения + Долги'.CQ$30]*[$'Посещения + Долги'.CQ12])" office:value-type="string" office:string-value="0" calcext:value-type="string">
            <text:p>0</text:p>
          </table:table-cell>
          <table:table-cell table:style-name="ce47" table:formula="of:=IF(OR(ISTEXT([$'Посещения + Долги'.CR12]); [.$A46]=[.CR$61]); 0; [$'Посещения + Долги'.CR$30]*[$'Посещения + Долги'.CR12])" office:value-type="string" office:string-value="0" calcext:value-type="string">
            <text:p>0</text:p>
          </table:table-cell>
          <table:table-cell table:style-name="ce47" table:formula="of:=IF(OR(ISTEXT([$'Посещения + Долги'.CS12]); [.$A46]=[.CS$61]); 0; [$'Посещения + Долги'.CS$30]*[$'Посещения + Долги'.CS12])" office:value-type="string" office:string-value="37.5" calcext:value-type="string">
            <text:p>37.5</text:p>
          </table:table-cell>
          <table:table-cell table:style-name="ce47" table:formula="of:=IF(OR(ISTEXT([$'Посещения + Долги'.CT12]); [.$A46]=[.CT$61]); 0; [$'Посещения + Долги'.CT$30]*[$'Посещения + Долги'.CT12])" office:value-type="string" office:string-value="90" calcext:value-type="string">
            <text:p>90</text:p>
          </table:table-cell>
          <table:table-cell table:style-name="ce47" table:formula="of:=IF(OR(ISTEXT([$'Посещения + Долги'.CU12]); [.$A46]=[.CU$61]); 0; [$'Посещения + Долги'.CU$30]*[$'Посещения + Долги'.CU12])" office:value-type="string" office:string-value="75" calcext:value-type="string">
            <text:p>75</text:p>
          </table:table-cell>
          <table:table-cell table:style-name="ce47" table:formula="of:=IF(OR(ISTEXT([$'Посещения + Долги'.CV12]); [.$A46]=[.CV$61]); 0; [$'Посещения + Долги'.CV$30]*[$'Посещения + Долги'.CV12])" office:value-type="string" office:string-value="0" calcext:value-type="string">
            <text:p>0</text:p>
          </table:table-cell>
          <table:table-cell table:style-name="ce47" table:formula="of:=IF(OR(ISTEXT([$'Посещения + Долги'.CW12]); [.$A46]=[.CW$61]); 0; [$'Посещения + Долги'.CW$30]*[$'Посещения + Долги'.CW12])" office:value-type="string" office:string-value="0" calcext:value-type="string">
            <text:p>0</text:p>
          </table:table-cell>
          <table:table-cell table:style-name="ce47" table:formula="of:=IF(OR(ISTEXT([$'Посещения + Долги'.CX12]); [.$A46]=[.CX$61]); 0; [$'Посещения + Долги'.CX$30]*[$'Посещения + Долги'.CX12])" office:value-type="string" office:string-value="0" calcext:value-type="string">
            <text:p>0</text:p>
          </table:table-cell>
          <table:table-cell table:style-name="ce47" table:formula="of:=IF(OR(ISTEXT([$'Посещения + Долги'.CY12]); [.$A46]=[.CY$61]); 0; [$'Посещения + Долги'.CY$30]*[$'Посещения + Долги'.CY12])" office:value-type="string" office:string-value="0" calcext:value-type="string">
            <text:p>0</text:p>
          </table:table-cell>
          <table:table-cell table:style-name="ce47" table:formula="of:=IF(OR(ISTEXT([$'Посещения + Долги'.CZ12]); [.$A46]=[.CZ$61]); 0; [$'Посещения + Долги'.CZ$30]*[$'Посещения + Долги'.CZ12])" office:value-type="string" office:string-value="0" calcext:value-type="string">
            <text:p>0</text:p>
          </table:table-cell>
          <table:table-cell table:style-name="ce47" table:formula="of:=IF(OR(ISTEXT([$'Посещения + Долги'.DA12]); [.$A46]=[.DA$61]); 0; [$'Посещения + Долги'.DA$30]*[$'Посещения + Долги'.DA12])" office:value-type="string" office:string-value="0" calcext:value-type="string">
            <text:p>0</text:p>
          </table:table-cell>
          <table:table-cell table:style-name="ce47" table:formula="of:=IF(OR(ISTEXT([$'Посещения + Долги'.DB12]); [.$A46]=[.DB$61]); 0; [$'Посещения + Долги'.DB$30]*[$'Посещения + Долги'.DB12])" office:value-type="string" office:string-value="0" calcext:value-type="string">
            <text:p>0</text:p>
          </table:table-cell>
          <table:table-cell table:style-name="ce47" table:formula="of:=IF(OR(ISTEXT([$'Посещения + Долги'.DC12]); [.$A46]=[.DC$61]); 0; [$'Посещения + Долги'.DC$30]*[$'Посещения + Долги'.DC12])" office:value-type="string" office:string-value="0" calcext:value-type="string">
            <text:p>0</text:p>
          </table:table-cell>
          <table:table-cell table:style-name="ce47" table:formula="of:=IF(OR(ISTEXT([$'Посещения + Долги'.DD12]); [.$A46]=[.DD$61]); 0; [$'Посещения + Долги'.DD$30]*[$'Посещения + Долги'.DD12])" office:value-type="string" office:string-value="0" calcext:value-type="string">
            <text:p>0</text:p>
          </table:table-cell>
          <table:table-cell table:style-name="ce47" table:formula="of:=IF(OR(ISTEXT([$'Посещения + Долги'.DE12]); [.$A46]=[.DE$61]); 0; [$'Посещения + Долги'.DE$30]*[$'Посещения + Долги'.DE12])" office:value-type="string" office:string-value="0" calcext:value-type="string">
            <text:p>0</text:p>
          </table:table-cell>
          <table:table-cell table:style-name="ce47" table:formula="of:=IF(OR(ISTEXT([$'Посещения + Долги'.DF12]); [.$A46]=[.DF$61]); 0; [$'Посещения + Долги'.DF$30]*[$'Посещения + Долги'.DF12])" office:value-type="string" office:string-value="0" calcext:value-type="string">
            <text:p>0</text:p>
          </table:table-cell>
          <table:table-cell table:style-name="ce47" table:formula="of:=IF(OR(ISTEXT([$'Посещения + Долги'.DG12]); [.$A46]=[.DG$61]); 0; [$'Посещения + Долги'.DG$30]*[$'Посещения + Долги'.DG12])" office:value-type="string" office:string-value="0" calcext:value-type="string">
            <text:p>0</text:p>
          </table:table-cell>
          <table:table-cell table:style-name="ce47" table:formula="of:=IF(OR(ISTEXT([$'Посещения + Долги'.DH12]); [.$A46]=[.DH$61]); 0; [$'Посещения + Долги'.DH$30]*[$'Посещения + Долги'.DH12])" office:value-type="string" office:string-value="0" calcext:value-type="string">
            <text:p>0</text:p>
          </table:table-cell>
          <table:table-cell table:style-name="ce47" table:formula="of:=IF(OR(ISTEXT([$'Посещения + Долги'.DI12]); [.$A46]=[.DI$61]); 0; [$'Посещения + Долги'.DI$30]*[$'Посещения + Долги'.DI12])" office:value-type="string" office:string-value="0" calcext:value-type="string">
            <text:p>0</text:p>
          </table:table-cell>
          <table:table-cell table:style-name="ce47" table:formula="of:=IF(OR(ISTEXT([$'Посещения + Долги'.DJ12]); [.$A46]=[.DJ$61]); 0; [$'Посещения + Долги'.DJ$30]*[$'Посещения + Долги'.DJ12])" office:value-type="string" office:string-value="0" calcext:value-type="string">
            <text:p>0</text:p>
          </table:table-cell>
          <table:table-cell table:style-name="ce47" table:formula="of:=IF(OR(ISTEXT([$'Посещения + Долги'.DK12]); [.$A46]=[.DK$61]); 0; [$'Посещения + Долги'.DK$30]*[$'Посещения + Долги'.DK12])" office:value-type="string" office:string-value="0" calcext:value-type="string">
            <text:p>0</text:p>
          </table:table-cell>
          <table:table-cell table:style-name="ce47" table:formula="of:=IF(OR(ISTEXT([$'Посещения + Долги'.DL12]); [.$A46]=[.DL$61]); 0; [$'Посещения + Долги'.DL$30]*[$'Посещения + Долги'.DL12])" office:value-type="string" office:string-value="0" calcext:value-type="string">
            <text:p>0</text:p>
          </table:table-cell>
          <table:table-cell table:style-name="ce47" table:formula="of:=IF(OR(ISTEXT([$'Посещения + Долги'.DM12]); [.$A46]=[.DM$61]); 0; [$'Посещения + Долги'.DM$30]*[$'Посещения + Долги'.DM12])" office:value-type="string" office:string-value="0" calcext:value-type="string">
            <text:p>0</text:p>
          </table:table-cell>
          <table:table-cell table:style-name="ce47" table:formula="of:=IF(OR(ISTEXT([$'Посещения + Долги'.DN12]); [.$A46]=[.DN$61]); 0; [$'Посещения + Долги'.DN$30]*[$'Посещения + Долги'.DN12])" office:value-type="string" office:string-value="0" calcext:value-type="string">
            <text:p>0</text:p>
          </table:table-cell>
          <table:table-cell table:style-name="ce47" table:formula="of:=IF(OR(ISTEXT([$'Посещения + Долги'.DO12]); [.$A46]=[.DO$61]); 0; [$'Посещения + Долги'.DO$30]*[$'Посещения + Долги'.DO12])" office:value-type="string" office:string-value="0" calcext:value-type="string">
            <text:p>0</text:p>
          </table:table-cell>
          <table:table-cell table:style-name="ce47" table:formula="of:=IF(OR(ISTEXT([$'Посещения + Долги'.DP12]); [.$A46]=[.DP$61]); 0; [$'Посещения + Долги'.DP$30]*[$'Посещения + Долги'.DP12])" office:value-type="string" office:string-value="0" calcext:value-type="string">
            <text:p>0</text:p>
          </table:table-cell>
          <table:table-cell table:style-name="ce47" table:formula="of:=IF(OR(ISTEXT([$'Посещения + Долги'.DQ12]); [.$A46]=[.DQ$61]); 0; [$'Посещения + Долги'.DQ$30]*[$'Посещения + Долги'.DQ1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Рагимов</text:p>
          </table:table-cell>
          <table:table-cell table:style-name="ce46" table:formula="of:=IF(OR(ISTEXT([$'Посещения + Долги'.B13]); [.$A47]=[.B$61]); 0; [$'Посещения + Долги'.B$30]*[$'Посещения + Долги'.B13])" office:value-type="string" office:string-value="0" calcext:value-type="string">
            <text:p>0</text:p>
          </table:table-cell>
          <table:table-cell table:style-name="ce47" table:formula="of:=IF(OR(ISTEXT([$'Посещения + Долги'.C13]); [.$A47]=[.C$61]); 0; [$'Посещения + Долги'.C$30]*[$'Посещения + Долги'.C13])" office:value-type="string" office:string-value="0" calcext:value-type="string">
            <text:p>0</text:p>
          </table:table-cell>
          <table:table-cell table:style-name="ce46" table:formula="of:=IF(OR(ISTEXT([$'Посещения + Долги'.D13]); [.$A47]=[.D$61]); 0; [$'Посещения + Долги'.D$30]*[$'Посещения + Долги'.D13])" office:value-type="string" office:string-value="0" calcext:value-type="string">
            <text:p>0</text:p>
          </table:table-cell>
          <table:table-cell table:style-name="ce47" table:formula="of:=IF(OR(ISTEXT([$'Посещения + Долги'.E13]); [.$A47]=[.E$61]); 0; [$'Посещения + Долги'.E$30]*[$'Посещения + Долги'.E13])" office:value-type="string" office:string-value="0" calcext:value-type="string">
            <text:p>0</text:p>
          </table:table-cell>
          <table:table-cell table:style-name="ce46" table:formula="of:=IF(OR(ISTEXT([$'Посещения + Долги'.F13]); [.$A47]=[.F$61]); 0; [$'Посещения + Долги'.F$30]*[$'Посещения + Долги'.F13])" office:value-type="string" office:string-value="0" calcext:value-type="string">
            <text:p>0</text:p>
          </table:table-cell>
          <table:table-cell table:style-name="ce47" table:formula="of:=IF(OR(ISTEXT([$'Посещения + Долги'.G13]); [.$A47]=[.G$61]); 0; [$'Посещения + Долги'.G$30]*[$'Посещения + Долги'.G13])" office:value-type="string" office:string-value="0" calcext:value-type="string">
            <text:p>0</text:p>
          </table:table-cell>
          <table:table-cell table:style-name="ce46" table:formula="of:=IF(OR(ISTEXT([$'Посещения + Долги'.H13]); [.$A47]=[.H$61]); 0; [$'Посещения + Долги'.H$30]*[$'Посещения + Долги'.H13])" office:value-type="string" office:string-value="0" calcext:value-type="string">
            <text:p>0</text:p>
          </table:table-cell>
          <table:table-cell table:style-name="ce47" table:formula="of:=IF(OR(ISTEXT([$'Посещения + Долги'.I13]); [.$A47]=[.I$61]); 0; [$'Посещения + Долги'.I$30]*[$'Посещения + Долги'.I13])" office:value-type="string" office:string-value="0" calcext:value-type="string">
            <text:p>0</text:p>
          </table:table-cell>
          <table:table-cell table:style-name="ce46" table:formula="of:=IF(OR(ISTEXT([$'Посещения + Долги'.J13]); [.$A47]=[.J$61]); 0; [$'Посещения + Долги'.J$30]*[$'Посещения + Долги'.J13])" office:value-type="string" office:string-value="0" calcext:value-type="string">
            <text:p>0</text:p>
          </table:table-cell>
          <table:table-cell table:style-name="ce47" table:formula="of:=IF(OR(ISTEXT([$'Посещения + Долги'.K13]); [.$A47]=[.K$61]); 0; [$'Посещения + Долги'.K$30]*[$'Посещения + Долги'.K13])" office:value-type="string" office:string-value="0" calcext:value-type="string">
            <text:p>0</text:p>
          </table:table-cell>
          <table:table-cell table:style-name="ce46" table:formula="of:=IF(OR(ISTEXT([$'Посещения + Долги'.L13]); [.$A47]=[.L$61]); 0; [$'Посещения + Долги'.L$30]*[$'Посещения + Долги'.L13])" office:value-type="string" office:string-value="0" calcext:value-type="string">
            <text:p>0</text:p>
          </table:table-cell>
          <table:table-cell table:style-name="ce47" table:formula="of:=IF(OR(ISTEXT([$'Посещения + Долги'.M13]); [.$A47]=[.M$61]); 0; [$'Посещения + Долги'.M$30]*[$'Посещения + Долги'.M13])" office:value-type="string" office:string-value="0" calcext:value-type="string">
            <text:p>0</text:p>
          </table:table-cell>
          <table:table-cell table:style-name="ce46" table:formula="of:=IF(OR(ISTEXT([$'Посещения + Долги'.N13]); [.$A47]=[.N$61]); 0; [$'Посещения + Долги'.N$30]*[$'Посещения + Долги'.N13])" office:value-type="string" office:string-value="0" calcext:value-type="string">
            <text:p>0</text:p>
          </table:table-cell>
          <table:table-cell table:style-name="ce47" table:formula="of:=IF(OR(ISTEXT([$'Посещения + Долги'.O13]); [.$A47]=[.O$61]); 0; [$'Посещения + Долги'.O$30]*[$'Посещения + Долги'.O13])" office:value-type="string" office:string-value="0" calcext:value-type="string">
            <text:p>0</text:p>
          </table:table-cell>
          <table:table-cell table:style-name="ce46" table:formula="of:=IF(OR(ISTEXT([$'Посещения + Долги'.P13]); [.$A47]=[.P$61]); 0; [$'Посещения + Долги'.P$30]*[$'Посещения + Долги'.P13])" office:value-type="string" office:string-value="0" calcext:value-type="string">
            <text:p>0</text:p>
          </table:table-cell>
          <table:table-cell table:style-name="ce47" table:formula="of:=IF(OR(ISTEXT([$'Посещения + Долги'.Q13]); [.$A47]=[.Q$61]); 0; [$'Посещения + Долги'.Q$30]*[$'Посещения + Долги'.Q13])" office:value-type="string" office:string-value="0" calcext:value-type="string">
            <text:p>0</text:p>
          </table:table-cell>
          <table:table-cell table:style-name="ce46" table:formula="of:=IF(OR(ISTEXT([$'Посещения + Долги'.R13]); [.$A47]=[.R$61]); 0; [$'Посещения + Долги'.R$30]*[$'Посещения + Долги'.R13])" office:value-type="string" office:string-value="0" calcext:value-type="string">
            <text:p>0</text:p>
          </table:table-cell>
          <table:table-cell table:style-name="ce47" table:formula="of:=IF(OR(ISTEXT([$'Посещения + Долги'.S13]); [.$A47]=[.S$61]); 0; [$'Посещения + Долги'.S$30]*[$'Посещения + Долги'.S13])" office:value-type="string" office:string-value="0" calcext:value-type="string">
            <text:p>0</text:p>
          </table:table-cell>
          <table:table-cell table:style-name="ce46" table:formula="of:=IF(OR(ISTEXT([$'Посещения + Долги'.T13]); [.$A47]=[.T$61]); 0; [$'Посещения + Долги'.T$30]*[$'Посещения + Долги'.T13])" office:value-type="string" office:string-value="0" calcext:value-type="string">
            <text:p>0</text:p>
          </table:table-cell>
          <table:table-cell table:style-name="ce47" table:formula="of:=IF(OR(ISTEXT([$'Посещения + Долги'.U13]); [.$A47]=[.U$61]); 0; [$'Посещения + Долги'.U$30]*[$'Посещения + Долги'.U13])" office:value-type="string" office:string-value="0" calcext:value-type="string">
            <text:p>0</text:p>
          </table:table-cell>
          <table:table-cell table:style-name="ce46" table:formula="of:=IF(OR(ISTEXT([$'Посещения + Долги'.V13]); [.$A47]=[.V$61]); 0; [$'Посещения + Долги'.V$30]*[$'Посещения + Долги'.V13])" office:value-type="string" office:string-value="0" calcext:value-type="string">
            <text:p>0</text:p>
          </table:table-cell>
          <table:table-cell table:style-name="ce47" table:formula="of:=IF(OR(ISTEXT([$'Посещения + Долги'.W13]); [.$A47]=[.W$61]); 0; [$'Посещения + Долги'.W$30]*[$'Посещения + Долги'.W13])" office:value-type="string" office:string-value="0" calcext:value-type="string">
            <text:p>0</text:p>
          </table:table-cell>
          <table:table-cell table:style-name="ce46" table:formula="of:=IF(OR(ISTEXT([$'Посещения + Долги'.X13]); [.$A47]=[.X$61]); 0; [$'Посещения + Долги'.X$30]*[$'Посещения + Долги'.X13])" office:value-type="string" office:string-value="0" calcext:value-type="string">
            <text:p>0</text:p>
          </table:table-cell>
          <table:table-cell table:style-name="ce47" table:formula="of:=IF(OR(ISTEXT([$'Посещения + Долги'.Y13]); [.$A47]=[.Y$61]); 0; [$'Посещения + Долги'.Y$30]*[$'Посещения + Долги'.Y13])" office:value-type="string" office:string-value="0" calcext:value-type="string">
            <text:p>0</text:p>
          </table:table-cell>
          <table:table-cell table:style-name="ce46" table:formula="of:=IF(OR(ISTEXT([$'Посещения + Долги'.Z13]); [.$A47]=[.Z$61]); 0; [$'Посещения + Долги'.Z$30]*[$'Посещения + Долги'.Z13])" office:value-type="string" office:string-value="0" calcext:value-type="string">
            <text:p>0</text:p>
          </table:table-cell>
          <table:table-cell table:style-name="ce47" table:formula="of:=IF(OR(ISTEXT([$'Посещения + Долги'.AA13]); [.$A47]=[.AA$61]); 0; [$'Посещения + Долги'.AA$30]*[$'Посещения + Долги'.AA13])" office:value-type="string" office:string-value="0" calcext:value-type="string">
            <text:p>0</text:p>
          </table:table-cell>
          <table:table-cell table:style-name="ce46" table:formula="of:=IF(OR(ISTEXT([$'Посещения + Долги'.AB13]); [.$A47]=[.AB$61]); 0; [$'Посещения + Долги'.AB$30]*[$'Посещения + Долги'.AB13])" office:value-type="string" office:string-value="0" calcext:value-type="string">
            <text:p>0</text:p>
          </table:table-cell>
          <table:table-cell table:style-name="ce47" table:formula="of:=IF(OR(ISTEXT([$'Посещения + Долги'.AC13]); [.$A47]=[.AC$61]); 0; [$'Посещения + Долги'.AC$30]*[$'Посещения + Долги'.AC13])" office:value-type="string" office:string-value="0" calcext:value-type="string">
            <text:p>0</text:p>
          </table:table-cell>
          <table:table-cell table:style-name="ce46" table:formula="of:=IF(OR(ISTEXT([$'Посещения + Долги'.AD13]); [.$A47]=[.AD$61]); 0; [$'Посещения + Долги'.AD$30]*[$'Посещения + Долги'.AD13])" office:value-type="string" office:string-value="0" calcext:value-type="string">
            <text:p>0</text:p>
          </table:table-cell>
          <table:table-cell table:style-name="ce47" table:formula="of:=IF(OR(ISTEXT([$'Посещения + Долги'.AE13]); [.$A47]=[.AE$61]); 0; [$'Посещения + Долги'.AE$30]*[$'Посещения + Долги'.AE13])" office:value-type="string" office:string-value="0" calcext:value-type="string">
            <text:p>0</text:p>
          </table:table-cell>
          <table:table-cell table:style-name="ce46" table:formula="of:=IF(OR(ISTEXT([$'Посещения + Долги'.AF13]); [.$A47]=[.AF$61]); 0; [$'Посещения + Долги'.AF$30]*[$'Посещения + Долги'.AF13])" office:value-type="string" office:string-value="0" calcext:value-type="string">
            <text:p>0</text:p>
          </table:table-cell>
          <table:table-cell table:style-name="ce47" table:formula="of:=IF(OR(ISTEXT([$'Посещения + Долги'.AG13]); [.$A47]=[.AG$61]); 0; [$'Посещения + Долги'.AG$30]*[$'Посещения + Долги'.AG13])" office:value-type="string" office:string-value="0" calcext:value-type="string">
            <text:p>0</text:p>
          </table:table-cell>
          <table:table-cell table:style-name="ce46" table:formula="of:=IF(OR(ISTEXT([$'Посещения + Долги'.AH13]); [.$A47]=[.AH$61]); 0; [$'Посещения + Долги'.AH$30]*[$'Посещения + Долги'.AH13])" office:value-type="string" office:string-value="0" calcext:value-type="string">
            <text:p>0</text:p>
          </table:table-cell>
          <table:table-cell table:style-name="ce47" table:formula="of:=IF(OR(ISTEXT([$'Посещения + Долги'.AI13]); [.$A47]=[.AI$61]); 0; [$'Посещения + Долги'.AI$30]*[$'Посещения + Долги'.AI13])" office:value-type="string" office:string-value="0" calcext:value-type="string">
            <text:p>0</text:p>
          </table:table-cell>
          <table:table-cell table:style-name="ce46" table:formula="of:=IF(OR(ISTEXT([$'Посещения + Долги'.AJ13]); [.$A47]=[.AJ$61]); 0; [$'Посещения + Долги'.AJ$30]*[$'Посещения + Долги'.AJ13])" office:value-type="string" office:string-value="0" calcext:value-type="string">
            <text:p>0</text:p>
          </table:table-cell>
          <table:table-cell table:style-name="ce47" table:formula="of:=IF(OR(ISTEXT([$'Посещения + Долги'.AK13]); [.$A47]=[.AK$61]); 0; [$'Посещения + Долги'.AK$30]*[$'Посещения + Долги'.AK13])" office:value-type="string" office:string-value="0" calcext:value-type="string">
            <text:p>0</text:p>
          </table:table-cell>
          <table:table-cell table:style-name="ce46" table:formula="of:=IF(OR(ISTEXT([$'Посещения + Долги'.AL13]); [.$A47]=[.AL$61]); 0; [$'Посещения + Долги'.AL$30]*[$'Посещения + Долги'.AL13])" office:value-type="string" office:string-value="0" calcext:value-type="string">
            <text:p>0</text:p>
          </table:table-cell>
          <table:table-cell table:style-name="ce47" table:formula="of:=IF(OR(ISTEXT([$'Посещения + Долги'.AM13]); [.$A47]=[.AM$61]); 0; [$'Посещения + Долги'.AM$30]*[$'Посещения + Долги'.AM13])" office:value-type="string" office:string-value="0" calcext:value-type="string">
            <text:p>0</text:p>
          </table:table-cell>
          <table:table-cell table:style-name="ce46" table:formula="of:=IF(OR(ISTEXT([$'Посещения + Долги'.AN13]); [.$A47]=[.AN$61]); 0; [$'Посещения + Долги'.AN$30]*[$'Посещения + Долги'.AN13])" office:value-type="string" office:string-value="0" calcext:value-type="string">
            <text:p>0</text:p>
          </table:table-cell>
          <table:table-cell table:style-name="ce47" table:formula="of:=IF(OR(ISTEXT([$'Посещения + Долги'.AO13]); [.$A47]=[.AO$61]); 0; [$'Посещения + Долги'.AO$30]*[$'Посещения + Долги'.AO13])" office:value-type="string" office:string-value="0" calcext:value-type="string">
            <text:p>0</text:p>
          </table:table-cell>
          <table:table-cell table:style-name="ce46" table:formula="of:=IF(OR(ISTEXT([$'Посещения + Долги'.AP13]); [.$A47]=[.AP$61]); 0; [$'Посещения + Долги'.AP$30]*[$'Посещения + Долги'.AP13])" office:value-type="string" office:string-value="0" calcext:value-type="string">
            <text:p>0</text:p>
          </table:table-cell>
          <table:table-cell table:style-name="ce47" table:formula="of:=IF(OR(ISTEXT([$'Посещения + Долги'.AQ13]); [.$A47]=[.AQ$61]); 0; [$'Посещения + Долги'.AQ$30]*[$'Посещения + Долги'.AQ13])" office:value-type="string" office:string-value="0" calcext:value-type="string">
            <text:p>0</text:p>
          </table:table-cell>
          <table:table-cell table:style-name="ce46" table:formula="of:=IF(OR(ISTEXT([$'Посещения + Долги'.AR13]); [.$A47]=[.AR$61]); 0; [$'Посещения + Долги'.AR$30]*[$'Посещения + Долги'.AR13])" office:value-type="string" office:string-value="0" calcext:value-type="string">
            <text:p>0</text:p>
          </table:table-cell>
          <table:table-cell table:style-name="ce47" table:formula="of:=IF(OR(ISTEXT([$'Посещения + Долги'.AS13]); [.$A47]=[.AS$61]); 0; [$'Посещения + Долги'.AS$30]*[$'Посещения + Долги'.AS13])" office:value-type="string" office:string-value="0" calcext:value-type="string">
            <text:p>0</text:p>
          </table:table-cell>
          <table:table-cell table:style-name="ce47" table:formula="of:=IF(OR(ISTEXT([$'Посещения + Долги'.AT13]); [.$A47]=[.AT$61]); 0; [$'Посещения + Долги'.AT$30]*[$'Посещения + Долги'.AT13])" office:value-type="string" office:string-value="0" calcext:value-type="string">
            <text:p>0</text:p>
          </table:table-cell>
          <table:table-cell table:style-name="ce47" table:formula="of:=IF(OR(ISTEXT([$'Посещения + Долги'.AU13]); [.$A47]=[.AU$61]); 0; [$'Посещения + Долги'.AU$30]*[$'Посещения + Долги'.AU13])" office:value-type="string" office:string-value="0" calcext:value-type="string">
            <text:p>0</text:p>
          </table:table-cell>
          <table:table-cell table:style-name="ce47" table:formula="of:=IF(OR(ISTEXT([$'Посещения + Долги'.AV13]); [.$A47]=[.AV$61]); 0; [$'Посещения + Долги'.AV$30]*[$'Посещения + Долги'.AV13])" office:value-type="string" office:string-value="0" calcext:value-type="string">
            <text:p>0</text:p>
          </table:table-cell>
          <table:table-cell table:style-name="ce47" table:formula="of:=IF(OR(ISTEXT([$'Посещения + Долги'.AW13]); [.$A47]=[.AW$61]); 0; [$'Посещения + Долги'.AW$30]*[$'Посещения + Долги'.AW13])" office:value-type="string" office:string-value="0" calcext:value-type="string">
            <text:p>0</text:p>
          </table:table-cell>
          <table:table-cell table:style-name="ce47" table:formula="of:=IF(OR(ISTEXT([$'Посещения + Долги'.AX13]); [.$A47]=[.AX$61]); 0; [$'Посещения + Долги'.AX$30]*[$'Посещения + Долги'.AX13])" office:value-type="string" office:string-value="0" calcext:value-type="string">
            <text:p>0</text:p>
          </table:table-cell>
          <table:table-cell table:style-name="ce47" table:formula="of:=IF(OR(ISTEXT([$'Посещения + Долги'.AY13]); [.$A47]=[.AY$61]); 0; [$'Посещения + Долги'.AY$30]*[$'Посещения + Долги'.AY13])" office:value-type="string" office:string-value="0" calcext:value-type="string">
            <text:p>0</text:p>
          </table:table-cell>
          <table:table-cell table:style-name="ce47" table:formula="of:=IF(OR(ISTEXT([$'Посещения + Долги'.AZ13]); [.$A47]=[.AZ$61]); 0; [$'Посещения + Долги'.AZ$30]*[$'Посещения + Долги'.AZ13])" office:value-type="string" office:string-value="0" calcext:value-type="string">
            <text:p>0</text:p>
          </table:table-cell>
          <table:table-cell table:style-name="ce47" table:formula="of:=IF(OR(ISTEXT([$'Посещения + Долги'.BA13]); [.$A47]=[.BA$61]); 0; [$'Посещения + Долги'.BA$30]*[$'Посещения + Долги'.BA13])" office:value-type="string" office:string-value="0" calcext:value-type="string">
            <text:p>0</text:p>
          </table:table-cell>
          <table:table-cell table:style-name="ce47" table:formula="of:=IF(OR(ISTEXT([$'Посещения + Долги'.BB13]); [.$A47]=[.BB$61]); 0; [$'Посещения + Долги'.BB$30]*[$'Посещения + Долги'.BB13])" office:value-type="string" office:string-value="0" calcext:value-type="string">
            <text:p>0</text:p>
          </table:table-cell>
          <table:table-cell table:style-name="ce47" table:formula="of:=IF(OR(ISTEXT([$'Посещения + Долги'.BC13]); [.$A47]=[.BC$61]); 0; [$'Посещения + Долги'.BC$30]*[$'Посещения + Долги'.BC13])" office:value-type="string" office:string-value="0" calcext:value-type="string">
            <text:p>0</text:p>
          </table:table-cell>
          <table:table-cell table:style-name="ce47" table:formula="of:=IF(OR(ISTEXT([$'Посещения + Долги'.BD13]); [.$A47]=[.BD$61]); 0; [$'Посещения + Долги'.BD$30]*[$'Посещения + Долги'.BD13])" office:value-type="string" office:string-value="0" calcext:value-type="string">
            <text:p>0</text:p>
          </table:table-cell>
          <table:table-cell table:style-name="ce47" table:formula="of:=IF(OR(ISTEXT([$'Посещения + Долги'.BE13]); [.$A47]=[.BE$61]); 0; [$'Посещения + Долги'.BE$30]*[$'Посещения + Долги'.BE13])" office:value-type="string" office:string-value="0" calcext:value-type="string">
            <text:p>0</text:p>
          </table:table-cell>
          <table:table-cell table:style-name="ce47" table:formula="of:=IF(OR(ISTEXT([$'Посещения + Долги'.BF13]); [.$A47]=[.BF$61]); 0; [$'Посещения + Долги'.BF$30]*[$'Посещения + Долги'.BF13])" office:value-type="string" office:string-value="0" calcext:value-type="string">
            <text:p>0</text:p>
          </table:table-cell>
          <table:table-cell table:style-name="ce47" table:formula="of:=IF(OR(ISTEXT([$'Посещения + Долги'.BG13]); [.$A47]=[.BG$61]); 0; [$'Посещения + Долги'.BG$30]*[$'Посещения + Долги'.BG13])" office:value-type="string" office:string-value="0" calcext:value-type="string">
            <text:p>0</text:p>
          </table:table-cell>
          <table:table-cell table:style-name="ce47" table:formula="of:=IF(OR(ISTEXT([$'Посещения + Долги'.BH13]); [.$A47]=[.BH$61]); 0; [$'Посещения + Долги'.BH$30]*[$'Посещения + Долги'.BH13])" office:value-type="string" office:string-value="0" calcext:value-type="string">
            <text:p>0</text:p>
          </table:table-cell>
          <table:table-cell table:style-name="ce47" table:formula="of:=IF(OR(ISTEXT([$'Посещения + Долги'.BI13]); [.$A47]=[.BI$61]); 0; [$'Посещения + Долги'.BI$30]*[$'Посещения + Долги'.BI13])" office:value-type="string" office:string-value="0" calcext:value-type="string">
            <text:p>0</text:p>
          </table:table-cell>
          <table:table-cell table:style-name="ce47" table:formula="of:=IF(OR(ISTEXT([$'Посещения + Долги'.BJ13]); [.$A47]=[.BJ$61]); 0; [$'Посещения + Долги'.BJ$30]*[$'Посещения + Долги'.BJ13])" office:value-type="string" office:string-value="0" calcext:value-type="string">
            <text:p>0</text:p>
          </table:table-cell>
          <table:table-cell table:style-name="ce47" table:formula="of:=IF(OR(ISTEXT([$'Посещения + Долги'.BK13]); [.$A47]=[.BK$61]); 0; [$'Посещения + Долги'.BK$30]*[$'Посещения + Долги'.BK13])" office:value-type="string" office:string-value="0" calcext:value-type="string">
            <text:p>0</text:p>
          </table:table-cell>
          <table:table-cell table:style-name="ce47" table:formula="of:=IF(OR(ISTEXT([$'Посещения + Долги'.BL13]); [.$A47]=[.BL$61]); 0; [$'Посещения + Долги'.BL$30]*[$'Посещения + Долги'.BL13])" office:value-type="string" office:string-value="0" calcext:value-type="string">
            <text:p>0</text:p>
          </table:table-cell>
          <table:table-cell table:style-name="ce47" table:formula="of:=IF(OR(ISTEXT([$'Посещения + Долги'.BM13]); [.$A47]=[.BM$61]); 0; [$'Посещения + Долги'.BM$30]*[$'Посещения + Долги'.BM13])" office:value-type="string" office:string-value="0" calcext:value-type="string">
            <text:p>0</text:p>
          </table:table-cell>
          <table:table-cell table:style-name="ce47" table:formula="of:=IF(OR(ISTEXT([$'Посещения + Долги'.BN13]); [.$A47]=[.BN$61]); 0; [$'Посещения + Долги'.BN$30]*[$'Посещения + Долги'.BN13])" office:value-type="string" office:string-value="0" calcext:value-type="string">
            <text:p>0</text:p>
          </table:table-cell>
          <table:table-cell table:style-name="ce47" table:formula="of:=IF(OR(ISTEXT([$'Посещения + Долги'.BO13]); [.$A47]=[.BO$61]); 0; [$'Посещения + Долги'.BO$30]*[$'Посещения + Долги'.BO13])" office:value-type="string" office:string-value="0" calcext:value-type="string">
            <text:p>0</text:p>
          </table:table-cell>
          <table:table-cell table:style-name="ce47" table:formula="of:=IF(OR(ISTEXT([$'Посещения + Долги'.BP13]); [.$A47]=[.BP$61]); 0; [$'Посещения + Долги'.BP$30]*[$'Посещения + Долги'.BP13])" office:value-type="string" office:string-value="0" calcext:value-type="string">
            <text:p>0</text:p>
          </table:table-cell>
          <table:table-cell table:style-name="ce47" table:formula="of:=IF(OR(ISTEXT([$'Посещения + Долги'.BQ13]); [.$A47]=[.BQ$61]); 0; [$'Посещения + Долги'.BQ$30]*[$'Посещения + Долги'.BQ13])" office:value-type="string" office:string-value="0" calcext:value-type="string">
            <text:p>0</text:p>
          </table:table-cell>
          <table:table-cell table:style-name="ce47" table:formula="of:=IF(OR(ISTEXT([$'Посещения + Долги'.BR13]); [.$A47]=[.BR$61]); 0; [$'Посещения + Долги'.BR$30]*[$'Посещения + Долги'.BR13])" office:value-type="string" office:string-value="0" calcext:value-type="string">
            <text:p>0</text:p>
          </table:table-cell>
          <table:table-cell table:style-name="ce47" table:formula="of:=IF(OR(ISTEXT([$'Посещения + Долги'.BS13]); [.$A47]=[.BS$61]); 0; [$'Посещения + Долги'.BS$30]*[$'Посещения + Долги'.BS13])" office:value-type="string" office:string-value="0" calcext:value-type="string">
            <text:p>0</text:p>
          </table:table-cell>
          <table:table-cell table:style-name="ce47" table:formula="of:=IF(OR(ISTEXT([$'Посещения + Долги'.BT13]); [.$A47]=[.BT$61]); 0; [$'Посещения + Долги'.BT$30]*[$'Посещения + Долги'.BT13])" office:value-type="string" office:string-value="0" calcext:value-type="string">
            <text:p>0</text:p>
          </table:table-cell>
          <table:table-cell table:style-name="ce47" table:formula="of:=IF(OR(ISTEXT([$'Посещения + Долги'.BU13]); [.$A47]=[.BU$61]); 0; [$'Посещения + Долги'.BU$30]*[$'Посещения + Долги'.BU13])" office:value-type="string" office:string-value="0" calcext:value-type="string">
            <text:p>0</text:p>
          </table:table-cell>
          <table:table-cell table:style-name="ce47" table:formula="of:=IF(OR(ISTEXT([$'Посещения + Долги'.BV13]); [.$A47]=[.BV$61]); 0; [$'Посещения + Долги'.BV$30]*[$'Посещения + Долги'.BV13])" office:value-type="string" office:string-value="0" calcext:value-type="string">
            <text:p>0</text:p>
          </table:table-cell>
          <table:table-cell table:style-name="ce47" table:formula="of:=IF(OR(ISTEXT([$'Посещения + Долги'.BW13]); [.$A47]=[.BW$61]); 0; [$'Посещения + Долги'.BW$30]*[$'Посещения + Долги'.BW13])" office:value-type="string" office:string-value="0" calcext:value-type="string">
            <text:p>0</text:p>
          </table:table-cell>
          <table:table-cell table:style-name="ce47" table:formula="of:=IF(OR(ISTEXT([$'Посещения + Долги'.BX13]); [.$A47]=[.BX$61]); 0; [$'Посещения + Долги'.BX$30]*[$'Посещения + Долги'.BX13])" office:value-type="string" office:string-value="0" calcext:value-type="string">
            <text:p>0</text:p>
          </table:table-cell>
          <table:table-cell table:style-name="ce47" table:formula="of:=IF(OR(ISTEXT([$'Посещения + Долги'.BY13]); [.$A47]=[.BY$61]); 0; [$'Посещения + Долги'.BY$30]*[$'Посещения + Долги'.BY13])" office:value-type="string" office:string-value="0" calcext:value-type="string">
            <text:p>0</text:p>
          </table:table-cell>
          <table:table-cell table:style-name="ce47" table:formula="of:=IF(OR(ISTEXT([$'Посещения + Долги'.BZ13]); [.$A47]=[.BZ$61]); 0; [$'Посещения + Долги'.BZ$30]*[$'Посещения + Долги'.BZ13])" office:value-type="string" office:string-value="0" calcext:value-type="string">
            <text:p>0</text:p>
          </table:table-cell>
          <table:table-cell table:style-name="ce47" table:formula="of:=IF(OR(ISTEXT([$'Посещения + Долги'.CA13]); [.$A47]=[.CA$61]); 0; [$'Посещения + Долги'.CA$30]*[$'Посещения + Долги'.CA13])" office:value-type="string" office:string-value="0" calcext:value-type="string">
            <text:p>0</text:p>
          </table:table-cell>
          <table:table-cell table:style-name="ce47" table:formula="of:=IF(OR(ISTEXT([$'Посещения + Долги'.CB13]); [.$A47]=[.CB$61]); 0; [$'Посещения + Долги'.CB$30]*[$'Посещения + Долги'.CB13])" office:value-type="string" office:string-value="0" calcext:value-type="string">
            <text:p>0</text:p>
          </table:table-cell>
          <table:table-cell table:style-name="ce47" table:formula="of:=IF(OR(ISTEXT([$'Посещения + Долги'.CC13]); [.$A47]=[.CC$61]); 0; [$'Посещения + Долги'.CC$30]*[$'Посещения + Долги'.CC13])" office:value-type="string" office:string-value="0" calcext:value-type="string">
            <text:p>0</text:p>
          </table:table-cell>
          <table:table-cell table:style-name="ce47" table:formula="of:=IF(OR(ISTEXT([$'Посещения + Долги'.CD13]); [.$A47]=[.CD$61]); 0; [$'Посещения + Долги'.CD$30]*[$'Посещения + Долги'.CD13])" office:value-type="string" office:string-value="0" calcext:value-type="string">
            <text:p>0</text:p>
          </table:table-cell>
          <table:table-cell table:style-name="ce47" table:formula="of:=IF(OR(ISTEXT([$'Посещения + Долги'.CE13]); [.$A47]=[.CE$61]); 0; [$'Посещения + Долги'.CE$30]*[$'Посещения + Долги'.CE13])" office:value-type="string" office:string-value="0" calcext:value-type="string">
            <text:p>0</text:p>
          </table:table-cell>
          <table:table-cell table:style-name="ce47" table:formula="of:=IF(OR(ISTEXT([$'Посещения + Долги'.CF13]); [.$A47]=[.CF$61]); 0; [$'Посещения + Долги'.CF$30]*[$'Посещения + Долги'.CF13])" office:value-type="string" office:string-value="0" calcext:value-type="string">
            <text:p>0</text:p>
          </table:table-cell>
          <table:table-cell table:style-name="ce47" table:formula="of:=IF(OR(ISTEXT([$'Посещения + Долги'.CG13]); [.$A47]=[.CG$61]); 0; [$'Посещения + Долги'.CG$30]*[$'Посещения + Долги'.CG13])" office:value-type="string" office:string-value="0" calcext:value-type="string">
            <text:p>0</text:p>
          </table:table-cell>
          <table:table-cell table:style-name="ce47" table:formula="of:=IF(OR(ISTEXT([$'Посещения + Долги'.CH13]); [.$A47]=[.CH$61]); 0; [$'Посещения + Долги'.CH$30]*[$'Посещения + Долги'.CH13])" office:value-type="string" office:string-value="37.5" calcext:value-type="string">
            <text:p>37.5</text:p>
          </table:table-cell>
          <table:table-cell table:style-name="ce47" table:formula="of:=IF(OR(ISTEXT([$'Посещения + Долги'.CI13]); [.$A47]=[.CI$61]); 0; [$'Посещения + Долги'.CI$30]*[$'Посещения + Долги'.CI13])" office:value-type="string" office:string-value="37.5" calcext:value-type="string">
            <text:p>37.5</text:p>
          </table:table-cell>
          <table:table-cell table:style-name="ce47" table:formula="of:=IF(OR(ISTEXT([$'Посещения + Долги'.CJ13]); [.$A47]=[.CJ$61]); 0; [$'Посещения + Долги'.CJ$30]*[$'Посещения + Долги'.CJ13])" office:value-type="string" office:string-value="0" calcext:value-type="string">
            <text:p>0</text:p>
          </table:table-cell>
          <table:table-cell table:style-name="ce47" table:formula="of:=IF(OR(ISTEXT([$'Посещения + Долги'.CK13]); [.$A47]=[.CK$61]); 0; [$'Посещения + Долги'.CK$30]*[$'Посещения + Долги'.CK13])" office:value-type="string" office:string-value="0" calcext:value-type="string">
            <text:p>0</text:p>
          </table:table-cell>
          <table:table-cell table:style-name="ce47" table:formula="of:=IF(OR(ISTEXT([$'Посещения + Долги'.CL13]); [.$A47]=[.CL$61]); 0; [$'Посещения + Долги'.CL$30]*[$'Посещения + Долги'.CL13])" office:value-type="string" office:string-value="0" calcext:value-type="string">
            <text:p>0</text:p>
          </table:table-cell>
          <table:table-cell table:style-name="ce47" table:formula="of:=IF(OR(ISTEXT([$'Посещения + Долги'.CM13]); [.$A47]=[.CM$61]); 0; [$'Посещения + Долги'.CM$30]*[$'Посещения + Долги'.CM13])" office:value-type="string" office:string-value="0" calcext:value-type="string">
            <text:p>0</text:p>
          </table:table-cell>
          <table:table-cell table:style-name="ce47" table:formula="of:=IF(OR(ISTEXT([$'Посещения + Долги'.CN13]); [.$A47]=[.CN$61]); 0; [$'Посещения + Долги'.CN$30]*[$'Посещения + Долги'.CN13])" office:value-type="string" office:string-value="0" calcext:value-type="string">
            <text:p>0</text:p>
          </table:table-cell>
          <table:table-cell table:style-name="ce47" table:formula="of:=IF(OR(ISTEXT([$'Посещения + Долги'.CO13]); [.$A47]=[.CO$61]); 0; [$'Посещения + Долги'.CO$30]*[$'Посещения + Долги'.CO13])" office:value-type="string" office:string-value="0" calcext:value-type="string">
            <text:p>0</text:p>
          </table:table-cell>
          <table:table-cell table:style-name="ce47" table:formula="of:=IF(OR(ISTEXT([$'Посещения + Долги'.CP13]); [.$A47]=[.CP$61]); 0; [$'Посещения + Долги'.CP$30]*[$'Посещения + Долги'.CP13])" office:value-type="string" office:string-value="0" calcext:value-type="string">
            <text:p>0</text:p>
          </table:table-cell>
          <table:table-cell table:style-name="ce47" table:formula="of:=IF(OR(ISTEXT([$'Посещения + Долги'.CQ13]); [.$A47]=[.CQ$61]); 0; [$'Посещения + Долги'.CQ$30]*[$'Посещения + Долги'.CQ13])" office:value-type="string" office:string-value="0" calcext:value-type="string">
            <text:p>0</text:p>
          </table:table-cell>
          <table:table-cell table:style-name="ce47" table:formula="of:=IF(OR(ISTEXT([$'Посещения + Долги'.CR13]); [.$A47]=[.CR$61]); 0; [$'Посещения + Долги'.CR$30]*[$'Посещения + Долги'.CR13])" office:value-type="string" office:string-value="0" calcext:value-type="string">
            <text:p>0</text:p>
          </table:table-cell>
          <table:table-cell table:style-name="ce47" table:formula="of:=IF(OR(ISTEXT([$'Посещения + Долги'.CS13]); [.$A47]=[.CS$61]); 0; [$'Посещения + Долги'.CS$30]*[$'Посещения + Долги'.CS13])" office:value-type="string" office:string-value="37.5" calcext:value-type="string">
            <text:p>37.5</text:p>
          </table:table-cell>
          <table:table-cell table:style-name="ce47" table:formula="of:=IF(OR(ISTEXT([$'Посещения + Долги'.CT13]); [.$A47]=[.CT$61]); 0; [$'Посещения + Долги'.CT$30]*[$'Посещения + Долги'.CT13])" office:value-type="string" office:string-value="0" calcext:value-type="string">
            <text:p>0</text:p>
          </table:table-cell>
          <table:table-cell table:style-name="ce47" table:formula="of:=IF(OR(ISTEXT([$'Посещения + Долги'.CU13]); [.$A47]=[.CU$61]); 0; [$'Посещения + Долги'.CU$30]*[$'Посещения + Долги'.CU13])" office:value-type="string" office:string-value="0" calcext:value-type="string">
            <text:p>0</text:p>
          </table:table-cell>
          <table:table-cell table:style-name="ce47" table:formula="of:=IF(OR(ISTEXT([$'Посещения + Долги'.CV13]); [.$A47]=[.CV$61]); 0; [$'Посещения + Долги'.CV$30]*[$'Посещения + Долги'.CV13])" office:value-type="string" office:string-value="0" calcext:value-type="string">
            <text:p>0</text:p>
          </table:table-cell>
          <table:table-cell table:style-name="ce47" table:formula="of:=IF(OR(ISTEXT([$'Посещения + Долги'.CW13]); [.$A47]=[.CW$61]); 0; [$'Посещения + Долги'.CW$30]*[$'Посещения + Долги'.CW13])" office:value-type="string" office:string-value="0" calcext:value-type="string">
            <text:p>0</text:p>
          </table:table-cell>
          <table:table-cell table:style-name="ce47" table:formula="of:=IF(OR(ISTEXT([$'Посещения + Долги'.CX13]); [.$A47]=[.CX$61]); 0; [$'Посещения + Долги'.CX$30]*[$'Посещения + Долги'.CX13])" office:value-type="string" office:string-value="0" calcext:value-type="string">
            <text:p>0</text:p>
          </table:table-cell>
          <table:table-cell table:style-name="ce47" table:formula="of:=IF(OR(ISTEXT([$'Посещения + Долги'.CY13]); [.$A47]=[.CY$61]); 0; [$'Посещения + Долги'.CY$30]*[$'Посещения + Долги'.CY13])" office:value-type="string" office:string-value="0" calcext:value-type="string">
            <text:p>0</text:p>
          </table:table-cell>
          <table:table-cell table:style-name="ce47" table:formula="of:=IF(OR(ISTEXT([$'Посещения + Долги'.CZ13]); [.$A47]=[.CZ$61]); 0; [$'Посещения + Долги'.CZ$30]*[$'Посещения + Долги'.CZ13])" office:value-type="string" office:string-value="0" calcext:value-type="string">
            <text:p>0</text:p>
          </table:table-cell>
          <table:table-cell table:style-name="ce47" table:formula="of:=IF(OR(ISTEXT([$'Посещения + Долги'.DA13]); [.$A47]=[.DA$61]); 0; [$'Посещения + Долги'.DA$30]*[$'Посещения + Долги'.DA13])" office:value-type="string" office:string-value="0" calcext:value-type="string">
            <text:p>0</text:p>
          </table:table-cell>
          <table:table-cell table:style-name="ce47" table:formula="of:=IF(OR(ISTEXT([$'Посещения + Долги'.DB13]); [.$A47]=[.DB$61]); 0; [$'Посещения + Долги'.DB$30]*[$'Посещения + Долги'.DB13])" office:value-type="string" office:string-value="0" calcext:value-type="string">
            <text:p>0</text:p>
          </table:table-cell>
          <table:table-cell table:style-name="ce47" table:formula="of:=IF(OR(ISTEXT([$'Посещения + Долги'.DC13]); [.$A47]=[.DC$61]); 0; [$'Посещения + Долги'.DC$30]*[$'Посещения + Долги'.DC13])" office:value-type="string" office:string-value="0" calcext:value-type="string">
            <text:p>0</text:p>
          </table:table-cell>
          <table:table-cell table:style-name="ce47" table:formula="of:=IF(OR(ISTEXT([$'Посещения + Долги'.DD13]); [.$A47]=[.DD$61]); 0; [$'Посещения + Долги'.DD$30]*[$'Посещения + Долги'.DD13])" office:value-type="string" office:string-value="0" calcext:value-type="string">
            <text:p>0</text:p>
          </table:table-cell>
          <table:table-cell table:style-name="ce47" table:formula="of:=IF(OR(ISTEXT([$'Посещения + Долги'.DE13]); [.$A47]=[.DE$61]); 0; [$'Посещения + Долги'.DE$30]*[$'Посещения + Долги'.DE13])" office:value-type="string" office:string-value="0" calcext:value-type="string">
            <text:p>0</text:p>
          </table:table-cell>
          <table:table-cell table:style-name="ce47" table:formula="of:=IF(OR(ISTEXT([$'Посещения + Долги'.DF13]); [.$A47]=[.DF$61]); 0; [$'Посещения + Долги'.DF$30]*[$'Посещения + Долги'.DF13])" office:value-type="string" office:string-value="0" calcext:value-type="string">
            <text:p>0</text:p>
          </table:table-cell>
          <table:table-cell table:style-name="ce47" table:formula="of:=IF(OR(ISTEXT([$'Посещения + Долги'.DG13]); [.$A47]=[.DG$61]); 0; [$'Посещения + Долги'.DG$30]*[$'Посещения + Долги'.DG13])" office:value-type="string" office:string-value="0" calcext:value-type="string">
            <text:p>0</text:p>
          </table:table-cell>
          <table:table-cell table:style-name="ce47" table:formula="of:=IF(OR(ISTEXT([$'Посещения + Долги'.DH13]); [.$A47]=[.DH$61]); 0; [$'Посещения + Долги'.DH$30]*[$'Посещения + Долги'.DH13])" office:value-type="string" office:string-value="0" calcext:value-type="string">
            <text:p>0</text:p>
          </table:table-cell>
          <table:table-cell table:style-name="ce47" table:formula="of:=IF(OR(ISTEXT([$'Посещения + Долги'.DI13]); [.$A47]=[.DI$61]); 0; [$'Посещения + Долги'.DI$30]*[$'Посещения + Долги'.DI13])" office:value-type="string" office:string-value="0" calcext:value-type="string">
            <text:p>0</text:p>
          </table:table-cell>
          <table:table-cell table:style-name="ce47" table:formula="of:=IF(OR(ISTEXT([$'Посещения + Долги'.DJ13]); [.$A47]=[.DJ$61]); 0; [$'Посещения + Долги'.DJ$30]*[$'Посещения + Долги'.DJ13])" office:value-type="string" office:string-value="0" calcext:value-type="string">
            <text:p>0</text:p>
          </table:table-cell>
          <table:table-cell table:style-name="ce47" table:formula="of:=IF(OR(ISTEXT([$'Посещения + Долги'.DK13]); [.$A47]=[.DK$61]); 0; [$'Посещения + Долги'.DK$30]*[$'Посещения + Долги'.DK13])" office:value-type="string" office:string-value="0" calcext:value-type="string">
            <text:p>0</text:p>
          </table:table-cell>
          <table:table-cell table:style-name="ce47" table:formula="of:=IF(OR(ISTEXT([$'Посещения + Долги'.DL13]); [.$A47]=[.DL$61]); 0; [$'Посещения + Долги'.DL$30]*[$'Посещения + Долги'.DL13])" office:value-type="string" office:string-value="0" calcext:value-type="string">
            <text:p>0</text:p>
          </table:table-cell>
          <table:table-cell table:style-name="ce47" table:formula="of:=IF(OR(ISTEXT([$'Посещения + Долги'.DM13]); [.$A47]=[.DM$61]); 0; [$'Посещения + Долги'.DM$30]*[$'Посещения + Долги'.DM13])" office:value-type="string" office:string-value="0" calcext:value-type="string">
            <text:p>0</text:p>
          </table:table-cell>
          <table:table-cell table:style-name="ce47" table:formula="of:=IF(OR(ISTEXT([$'Посещения + Долги'.DN13]); [.$A47]=[.DN$61]); 0; [$'Посещения + Долги'.DN$30]*[$'Посещения + Долги'.DN13])" office:value-type="string" office:string-value="0" calcext:value-type="string">
            <text:p>0</text:p>
          </table:table-cell>
          <table:table-cell table:style-name="ce47" table:formula="of:=IF(OR(ISTEXT([$'Посещения + Долги'.DO13]); [.$A47]=[.DO$61]); 0; [$'Посещения + Долги'.DO$30]*[$'Посещения + Долги'.DO13])" office:value-type="string" office:string-value="0" calcext:value-type="string">
            <text:p>0</text:p>
          </table:table-cell>
          <table:table-cell table:style-name="ce47" table:formula="of:=IF(OR(ISTEXT([$'Посещения + Долги'.DP13]); [.$A47]=[.DP$61]); 0; [$'Посещения + Долги'.DP$30]*[$'Посещения + Долги'.DP13])" office:value-type="string" office:string-value="0" calcext:value-type="string">
            <text:p>0</text:p>
          </table:table-cell>
          <table:table-cell table:style-name="ce47" table:formula="of:=IF(OR(ISTEXT([$'Посещения + Долги'.DQ13]); [.$A47]=[.DQ$61]); 0; [$'Посещения + Долги'.DQ$30]*[$'Посещения + Долги'.DQ1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Скиднов</text:p>
          </table:table-cell>
          <table:table-cell table:style-name="ce46" table:formula="of:=IF(OR(ISTEXT([$'Посещения + Долги'.B14]); [.$A48]=[.B$61]); 0; [$'Посещения + Долги'.B$30]*[$'Посещения + Долги'.B14])" office:value-type="string" office:string-value="0" calcext:value-type="string">
            <text:p>0</text:p>
          </table:table-cell>
          <table:table-cell table:style-name="ce47" table:formula="of:=IF(OR(ISTEXT([$'Посещения + Долги'.C14]); [.$A48]=[.C$61]); 0; [$'Посещения + Долги'.C$30]*[$'Посещения + Долги'.C14])" office:value-type="string" office:string-value="0" calcext:value-type="string">
            <text:p>0</text:p>
          </table:table-cell>
          <table:table-cell table:style-name="ce46" table:formula="of:=IF(OR(ISTEXT([$'Посещения + Долги'.D14]); [.$A48]=[.D$61]); 0; [$'Посещения + Долги'.D$30]*[$'Посещения + Долги'.D14])" office:value-type="string" office:string-value="0" calcext:value-type="string">
            <text:p>0</text:p>
          </table:table-cell>
          <table:table-cell table:style-name="ce47" table:formula="of:=IF(OR(ISTEXT([$'Посещения + Долги'.E14]); [.$A48]=[.E$61]); 0; [$'Посещения + Долги'.E$30]*[$'Посещения + Долги'.E14])" office:value-type="string" office:string-value="0" calcext:value-type="string">
            <text:p>0</text:p>
          </table:table-cell>
          <table:table-cell table:style-name="ce46" table:formula="of:=IF(OR(ISTEXT([$'Посещения + Долги'.F14]); [.$A48]=[.F$61]); 0; [$'Посещения + Долги'.F$30]*[$'Посещения + Долги'.F14])" office:value-type="string" office:string-value="0" calcext:value-type="string">
            <text:p>0</text:p>
          </table:table-cell>
          <table:table-cell table:style-name="ce47" table:formula="of:=IF(OR(ISTEXT([$'Посещения + Долги'.G14]); [.$A48]=[.G$61]); 0; [$'Посещения + Долги'.G$30]*[$'Посещения + Долги'.G14])" office:value-type="string" office:string-value="45" calcext:value-type="string">
            <text:p>45</text:p>
          </table:table-cell>
          <table:table-cell table:style-name="ce46" table:formula="of:=IF(OR(ISTEXT([$'Посещения + Долги'.H14]); [.$A48]=[.H$61]); 0; [$'Посещения + Долги'.H$30]*[$'Посещения + Долги'.H14])" office:value-type="string" office:string-value="0" calcext:value-type="string">
            <text:p>0</text:p>
          </table:table-cell>
          <table:table-cell table:style-name="ce47" table:formula="of:=IF(OR(ISTEXT([$'Посещения + Долги'.I14]); [.$A48]=[.I$61]); 0; [$'Посещения + Долги'.I$30]*[$'Посещения + Долги'.I14])" office:value-type="string" office:string-value="0" calcext:value-type="string">
            <text:p>0</text:p>
          </table:table-cell>
          <table:table-cell table:style-name="ce46" table:formula="of:=IF(OR(ISTEXT([$'Посещения + Долги'.J14]); [.$A48]=[.J$61]); 0; [$'Посещения + Долги'.J$30]*[$'Посещения + Долги'.J14])" office:value-type="string" office:string-value="0" calcext:value-type="string">
            <text:p>0</text:p>
          </table:table-cell>
          <table:table-cell table:style-name="ce47" table:formula="of:=IF(OR(ISTEXT([$'Посещения + Долги'.K14]); [.$A48]=[.K$61]); 0; [$'Посещения + Долги'.K$30]*[$'Посещения + Долги'.K14])" office:value-type="string" office:string-value="0" calcext:value-type="string">
            <text:p>0</text:p>
          </table:table-cell>
          <table:table-cell table:style-name="ce46" table:formula="of:=IF(OR(ISTEXT([$'Посещения + Долги'.L14]); [.$A48]=[.L$61]); 0; [$'Посещения + Долги'.L$30]*[$'Посещения + Долги'.L14])" office:value-type="string" office:string-value="0" calcext:value-type="string">
            <text:p>0</text:p>
          </table:table-cell>
          <table:table-cell table:style-name="ce47" table:formula="of:=IF(OR(ISTEXT([$'Посещения + Долги'.M14]); [.$A48]=[.M$61]); 0; [$'Посещения + Долги'.M$30]*[$'Посещения + Долги'.M14])" office:value-type="string" office:string-value="0" calcext:value-type="string">
            <text:p>0</text:p>
          </table:table-cell>
          <table:table-cell table:style-name="ce46" table:formula="of:=IF(OR(ISTEXT([$'Посещения + Долги'.N14]); [.$A48]=[.N$61]); 0; [$'Посещения + Долги'.N$30]*[$'Посещения + Долги'.N14])" office:value-type="string" office:string-value="0" calcext:value-type="string">
            <text:p>0</text:p>
          </table:table-cell>
          <table:table-cell table:style-name="ce47" table:formula="of:=IF(OR(ISTEXT([$'Посещения + Долги'.O14]); [.$A48]=[.O$61]); 0; [$'Посещения + Долги'.O$30]*[$'Посещения + Долги'.O14])" office:value-type="string" office:string-value="0" calcext:value-type="string">
            <text:p>0</text:p>
          </table:table-cell>
          <table:table-cell table:style-name="ce46" table:formula="of:=IF(OR(ISTEXT([$'Посещения + Долги'.P14]); [.$A48]=[.P$61]); 0; [$'Посещения + Долги'.P$30]*[$'Посещения + Долги'.P14])" office:value-type="string" office:string-value="0" calcext:value-type="string">
            <text:p>0</text:p>
          </table:table-cell>
          <table:table-cell table:style-name="ce47" table:formula="of:=IF(OR(ISTEXT([$'Посещения + Долги'.Q14]); [.$A48]=[.Q$61]); 0; [$'Посещения + Долги'.Q$30]*[$'Посещения + Долги'.Q14])" office:value-type="string" office:string-value="0" calcext:value-type="string">
            <text:p>0</text:p>
          </table:table-cell>
          <table:table-cell table:style-name="ce46" table:formula="of:=IF(OR(ISTEXT([$'Посещения + Долги'.R14]); [.$A48]=[.R$61]); 0; [$'Посещения + Долги'.R$30]*[$'Посещения + Долги'.R14])" office:value-type="string" office:string-value="0" calcext:value-type="string">
            <text:p>0</text:p>
          </table:table-cell>
          <table:table-cell table:style-name="ce47" table:formula="of:=IF(OR(ISTEXT([$'Посещения + Долги'.S14]); [.$A48]=[.S$61]); 0; [$'Посещения + Долги'.S$30]*[$'Посещения + Долги'.S14])" office:value-type="string" office:string-value="0" calcext:value-type="string">
            <text:p>0</text:p>
          </table:table-cell>
          <table:table-cell table:style-name="ce46" table:formula="of:=IF(OR(ISTEXT([$'Посещения + Долги'.T14]); [.$A48]=[.T$61]); 0; [$'Посещения + Долги'.T$30]*[$'Посещения + Долги'.T14])" office:value-type="string" office:string-value="0" calcext:value-type="string">
            <text:p>0</text:p>
          </table:table-cell>
          <table:table-cell table:style-name="ce47" table:formula="of:=IF(OR(ISTEXT([$'Посещения + Долги'.U14]); [.$A48]=[.U$61]); 0; [$'Посещения + Долги'.U$30]*[$'Посещения + Долги'.U14])" office:value-type="string" office:string-value="0" calcext:value-type="string">
            <text:p>0</text:p>
          </table:table-cell>
          <table:table-cell table:style-name="ce46" table:formula="of:=IF(OR(ISTEXT([$'Посещения + Долги'.V14]); [.$A48]=[.V$61]); 0; [$'Посещения + Долги'.V$30]*[$'Посещения + Долги'.V14])" office:value-type="string" office:string-value="0" calcext:value-type="string">
            <text:p>0</text:p>
          </table:table-cell>
          <table:table-cell table:style-name="ce47" table:formula="of:=IF(OR(ISTEXT([$'Посещения + Долги'.W14]); [.$A48]=[.W$61]); 0; [$'Посещения + Долги'.W$30]*[$'Посещения + Долги'.W14])" office:value-type="string" office:string-value="0" calcext:value-type="string">
            <text:p>0</text:p>
          </table:table-cell>
          <table:table-cell table:style-name="ce46" table:formula="of:=IF(OR(ISTEXT([$'Посещения + Долги'.X14]); [.$A48]=[.X$61]); 0; [$'Посещения + Долги'.X$30]*[$'Посещения + Долги'.X14])" office:value-type="string" office:string-value="0" calcext:value-type="string">
            <text:p>0</text:p>
          </table:table-cell>
          <table:table-cell table:style-name="ce47" table:formula="of:=IF(OR(ISTEXT([$'Посещения + Долги'.Y14]); [.$A48]=[.Y$61]); 0; [$'Посещения + Долги'.Y$30]*[$'Посещения + Долги'.Y14])" office:value-type="string" office:string-value="0" calcext:value-type="string">
            <text:p>0</text:p>
          </table:table-cell>
          <table:table-cell table:style-name="ce46" table:formula="of:=IF(OR(ISTEXT([$'Посещения + Долги'.Z14]); [.$A48]=[.Z$61]); 0; [$'Посещения + Долги'.Z$30]*[$'Посещения + Долги'.Z14])" office:value-type="string" office:string-value="0" calcext:value-type="string">
            <text:p>0</text:p>
          </table:table-cell>
          <table:table-cell table:style-name="ce47" table:formula="of:=IF(OR(ISTEXT([$'Посещения + Долги'.AA14]); [.$A48]=[.AA$61]); 0; [$'Посещения + Долги'.AA$30]*[$'Посещения + Долги'.AA14])" office:value-type="string" office:string-value="0" calcext:value-type="string">
            <text:p>0</text:p>
          </table:table-cell>
          <table:table-cell table:style-name="ce46" table:formula="of:=IF(OR(ISTEXT([$'Посещения + Долги'.AB14]); [.$A48]=[.AB$61]); 0; [$'Посещения + Долги'.AB$30]*[$'Посещения + Долги'.AB14])" office:value-type="string" office:string-value="0" calcext:value-type="string">
            <text:p>0</text:p>
          </table:table-cell>
          <table:table-cell table:style-name="ce47" table:formula="of:=IF(OR(ISTEXT([$'Посещения + Долги'.AC14]); [.$A48]=[.AC$61]); 0; [$'Посещения + Долги'.AC$30]*[$'Посещения + Долги'.AC14])" office:value-type="string" office:string-value="0" calcext:value-type="string">
            <text:p>0</text:p>
          </table:table-cell>
          <table:table-cell table:style-name="ce46" table:formula="of:=IF(OR(ISTEXT([$'Посещения + Долги'.AD14]); [.$A48]=[.AD$61]); 0; [$'Посещения + Долги'.AD$30]*[$'Посещения + Долги'.AD14])" office:value-type="string" office:string-value="0" calcext:value-type="string">
            <text:p>0</text:p>
          </table:table-cell>
          <table:table-cell table:style-name="ce47" table:formula="of:=IF(OR(ISTEXT([$'Посещения + Долги'.AE14]); [.$A48]=[.AE$61]); 0; [$'Посещения + Долги'.AE$30]*[$'Посещения + Долги'.AE14])" office:value-type="string" office:string-value="0" calcext:value-type="string">
            <text:p>0</text:p>
          </table:table-cell>
          <table:table-cell table:style-name="ce46" table:formula="of:=IF(OR(ISTEXT([$'Посещения + Долги'.AF14]); [.$A48]=[.AF$61]); 0; [$'Посещения + Долги'.AF$30]*[$'Посещения + Долги'.AF14])" office:value-type="string" office:string-value="0" calcext:value-type="string">
            <text:p>0</text:p>
          </table:table-cell>
          <table:table-cell table:style-name="ce47" table:formula="of:=IF(OR(ISTEXT([$'Посещения + Долги'.AG14]); [.$A48]=[.AG$61]); 0; [$'Посещения + Долги'.AG$30]*[$'Посещения + Долги'.AG14])" office:value-type="string" office:string-value="0" calcext:value-type="string">
            <text:p>0</text:p>
          </table:table-cell>
          <table:table-cell table:style-name="ce46" table:formula="of:=IF(OR(ISTEXT([$'Посещения + Долги'.AH14]); [.$A48]=[.AH$61]); 0; [$'Посещения + Долги'.AH$30]*[$'Посещения + Долги'.AH14])" office:value-type="string" office:string-value="0" calcext:value-type="string">
            <text:p>0</text:p>
          </table:table-cell>
          <table:table-cell table:style-name="ce47" table:formula="of:=IF(OR(ISTEXT([$'Посещения + Долги'.AI14]); [.$A48]=[.AI$61]); 0; [$'Посещения + Долги'.AI$30]*[$'Посещения + Долги'.AI14])" office:value-type="string" office:string-value="0" calcext:value-type="string">
            <text:p>0</text:p>
          </table:table-cell>
          <table:table-cell table:style-name="ce46" table:formula="of:=IF(OR(ISTEXT([$'Посещения + Долги'.AJ14]); [.$A48]=[.AJ$61]); 0; [$'Посещения + Долги'.AJ$30]*[$'Посещения + Долги'.AJ14])" office:value-type="string" office:string-value="0" calcext:value-type="string">
            <text:p>0</text:p>
          </table:table-cell>
          <table:table-cell table:style-name="ce47" table:formula="of:=IF(OR(ISTEXT([$'Посещения + Долги'.AK14]); [.$A48]=[.AK$61]); 0; [$'Посещения + Долги'.AK$30]*[$'Посещения + Долги'.AK14])" office:value-type="string" office:string-value="0" calcext:value-type="string">
            <text:p>0</text:p>
          </table:table-cell>
          <table:table-cell table:style-name="ce46" table:formula="of:=IF(OR(ISTEXT([$'Посещения + Долги'.AL14]); [.$A48]=[.AL$61]); 0; [$'Посещения + Долги'.AL$30]*[$'Посещения + Долги'.AL14])" office:value-type="string" office:string-value="0" calcext:value-type="string">
            <text:p>0</text:p>
          </table:table-cell>
          <table:table-cell table:style-name="ce47" table:formula="of:=IF(OR(ISTEXT([$'Посещения + Долги'.AM14]); [.$A48]=[.AM$61]); 0; [$'Посещения + Долги'.AM$30]*[$'Посещения + Долги'.AM14])" office:value-type="string" office:string-value="0" calcext:value-type="string">
            <text:p>0</text:p>
          </table:table-cell>
          <table:table-cell table:style-name="ce46" table:formula="of:=IF(OR(ISTEXT([$'Посещения + Долги'.AN14]); [.$A48]=[.AN$61]); 0; [$'Посещения + Долги'.AN$30]*[$'Посещения + Долги'.AN14])" office:value-type="string" office:string-value="0" calcext:value-type="string">
            <text:p>0</text:p>
          </table:table-cell>
          <table:table-cell table:style-name="ce47" table:formula="of:=IF(OR(ISTEXT([$'Посещения + Долги'.AO14]); [.$A48]=[.AO$61]); 0; [$'Посещения + Долги'.AO$30]*[$'Посещения + Долги'.AO14])" office:value-type="string" office:string-value="0" calcext:value-type="string">
            <text:p>0</text:p>
          </table:table-cell>
          <table:table-cell table:style-name="ce46" table:formula="of:=IF(OR(ISTEXT([$'Посещения + Долги'.AP14]); [.$A48]=[.AP$61]); 0; [$'Посещения + Долги'.AP$30]*[$'Посещения + Долги'.AP14])" office:value-type="string" office:string-value="0" calcext:value-type="string">
            <text:p>0</text:p>
          </table:table-cell>
          <table:table-cell table:style-name="ce47" table:formula="of:=IF(OR(ISTEXT([$'Посещения + Долги'.AQ14]); [.$A48]=[.AQ$61]); 0; [$'Посещения + Долги'.AQ$30]*[$'Посещения + Долги'.AQ14])" office:value-type="string" office:string-value="0" calcext:value-type="string">
            <text:p>0</text:p>
          </table:table-cell>
          <table:table-cell table:style-name="ce46" table:formula="of:=IF(OR(ISTEXT([$'Посещения + Долги'.AR14]); [.$A48]=[.AR$61]); 0; [$'Посещения + Долги'.AR$30]*[$'Посещения + Долги'.AR14])" office:value-type="string" office:string-value="0" calcext:value-type="string">
            <text:p>0</text:p>
          </table:table-cell>
          <table:table-cell table:style-name="ce47" table:formula="of:=IF(OR(ISTEXT([$'Посещения + Долги'.AS14]); [.$A48]=[.AS$61]); 0; [$'Посещения + Долги'.AS$30]*[$'Посещения + Долги'.AS14])" office:value-type="string" office:string-value="0" calcext:value-type="string">
            <text:p>0</text:p>
          </table:table-cell>
          <table:table-cell table:style-name="ce47" table:formula="of:=IF(OR(ISTEXT([$'Посещения + Долги'.AT14]); [.$A48]=[.AT$61]); 0; [$'Посещения + Долги'.AT$30]*[$'Посещения + Долги'.AT14])" office:value-type="string" office:string-value="0" calcext:value-type="string">
            <text:p>0</text:p>
          </table:table-cell>
          <table:table-cell table:style-name="ce47" table:formula="of:=IF(OR(ISTEXT([$'Посещения + Долги'.AU14]); [.$A48]=[.AU$61]); 0; [$'Посещения + Долги'.AU$30]*[$'Посещения + Долги'.AU14])" office:value-type="string" office:string-value="0" calcext:value-type="string">
            <text:p>0</text:p>
          </table:table-cell>
          <table:table-cell table:style-name="ce47" table:formula="of:=IF(OR(ISTEXT([$'Посещения + Долги'.AV14]); [.$A48]=[.AV$61]); 0; [$'Посещения + Долги'.AV$30]*[$'Посещения + Долги'.AV14])" office:value-type="string" office:string-value="0" calcext:value-type="string">
            <text:p>0</text:p>
          </table:table-cell>
          <table:table-cell table:style-name="ce47" table:formula="of:=IF(OR(ISTEXT([$'Посещения + Долги'.AW14]); [.$A48]=[.AW$61]); 0; [$'Посещения + Долги'.AW$30]*[$'Посещения + Долги'.AW14])" office:value-type="string" office:string-value="0" calcext:value-type="string">
            <text:p>0</text:p>
          </table:table-cell>
          <table:table-cell table:style-name="ce47" table:formula="of:=IF(OR(ISTEXT([$'Посещения + Долги'.AX14]); [.$A48]=[.AX$61]); 0; [$'Посещения + Долги'.AX$30]*[$'Посещения + Долги'.AX14])" office:value-type="string" office:string-value="0" calcext:value-type="string">
            <text:p>0</text:p>
          </table:table-cell>
          <table:table-cell table:style-name="ce47" table:formula="of:=IF(OR(ISTEXT([$'Посещения + Долги'.AY14]); [.$A48]=[.AY$61]); 0; [$'Посещения + Долги'.AY$30]*[$'Посещения + Долги'.AY14])" office:value-type="string" office:string-value="0" calcext:value-type="string">
            <text:p>0</text:p>
          </table:table-cell>
          <table:table-cell table:style-name="ce47" table:formula="of:=IF(OR(ISTEXT([$'Посещения + Долги'.AZ14]); [.$A48]=[.AZ$61]); 0; [$'Посещения + Долги'.AZ$30]*[$'Посещения + Долги'.AZ14])" office:value-type="string" office:string-value="0" calcext:value-type="string">
            <text:p>0</text:p>
          </table:table-cell>
          <table:table-cell table:style-name="ce47" table:formula="of:=IF(OR(ISTEXT([$'Посещения + Долги'.BA14]); [.$A48]=[.BA$61]); 0; [$'Посещения + Долги'.BA$30]*[$'Посещения + Долги'.BA14])" office:value-type="string" office:string-value="0" calcext:value-type="string">
            <text:p>0</text:p>
          </table:table-cell>
          <table:table-cell table:style-name="ce47" table:formula="of:=IF(OR(ISTEXT([$'Посещения + Долги'.BB14]); [.$A48]=[.BB$61]); 0; [$'Посещения + Долги'.BB$30]*[$'Посещения + Долги'.BB14])" office:value-type="string" office:string-value="0" calcext:value-type="string">
            <text:p>0</text:p>
          </table:table-cell>
          <table:table-cell table:style-name="ce47" table:formula="of:=IF(OR(ISTEXT([$'Посещения + Долги'.BC14]); [.$A48]=[.BC$61]); 0; [$'Посещения + Долги'.BC$30]*[$'Посещения + Долги'.BC14])" office:value-type="string" office:string-value="0" calcext:value-type="string">
            <text:p>0</text:p>
          </table:table-cell>
          <table:table-cell table:style-name="ce47" table:formula="of:=IF(OR(ISTEXT([$'Посещения + Долги'.BD14]); [.$A48]=[.BD$61]); 0; [$'Посещения + Долги'.BD$30]*[$'Посещения + Долги'.BD14])" office:value-type="string" office:string-value="0" calcext:value-type="string">
            <text:p>0</text:p>
          </table:table-cell>
          <table:table-cell table:style-name="ce47" table:formula="of:=IF(OR(ISTEXT([$'Посещения + Долги'.BE14]); [.$A48]=[.BE$61]); 0; [$'Посещения + Долги'.BE$30]*[$'Посещения + Долги'.BE14])" office:value-type="string" office:string-value="0" calcext:value-type="string">
            <text:p>0</text:p>
          </table:table-cell>
          <table:table-cell table:style-name="ce47" table:formula="of:=IF(OR(ISTEXT([$'Посещения + Долги'.BF14]); [.$A48]=[.BF$61]); 0; [$'Посещения + Долги'.BF$30]*[$'Посещения + Долги'.BF14])" office:value-type="string" office:string-value="0" calcext:value-type="string">
            <text:p>0</text:p>
          </table:table-cell>
          <table:table-cell table:style-name="ce47" table:formula="of:=IF(OR(ISTEXT([$'Посещения + Долги'.BG14]); [.$A48]=[.BG$61]); 0; [$'Посещения + Долги'.BG$30]*[$'Посещения + Долги'.BG14])" office:value-type="string" office:string-value="0" calcext:value-type="string">
            <text:p>0</text:p>
          </table:table-cell>
          <table:table-cell table:style-name="ce47" table:formula="of:=IF(OR(ISTEXT([$'Посещения + Долги'.BH14]); [.$A48]=[.BH$61]); 0; [$'Посещения + Долги'.BH$30]*[$'Посещения + Долги'.BH14])" office:value-type="string" office:string-value="56.25" calcext:value-type="string">
            <text:p>56.25</text:p>
          </table:table-cell>
          <table:table-cell table:style-name="ce47" table:formula="of:=IF(OR(ISTEXT([$'Посещения + Долги'.BI14]); [.$A48]=[.BI$61]); 0; [$'Посещения + Долги'.BI$30]*[$'Посещения + Долги'.BI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BJ14]); [.$A48]=[.BJ$61]); 0; [$'Посещения + Долги'.BJ$30]*[$'Посещения + Долги'.BJ14])" office:value-type="string" office:string-value="45" calcext:value-type="string">
            <text:p>45</text:p>
          </table:table-cell>
          <table:table-cell table:style-name="ce47" table:formula="of:=IF(OR(ISTEXT([$'Посещения + Долги'.BK14]); [.$A48]=[.BK$61]); 0; [$'Посещения + Долги'.BK$30]*[$'Посещения + Долги'.BK14])" office:value-type="string" office:string-value="45" calcext:value-type="string">
            <text:p>45</text:p>
          </table:table-cell>
          <table:table-cell table:style-name="ce47" table:formula="of:=IF(OR(ISTEXT([$'Посещения + Долги'.BL14]); [.$A48]=[.BL$61]); 0; [$'Посещения + Долги'.BL$30]*[$'Посещения + Долги'.BL14])" office:value-type="string" office:string-value="50" calcext:value-type="string">
            <text:p>50</text:p>
          </table:table-cell>
          <table:table-cell table:style-name="ce47" table:formula="of:=IF(OR(ISTEXT([$'Посещения + Долги'.BM14]); [.$A48]=[.BM$61]); 0; [$'Посещения + Долги'.BM$30]*[$'Посещения + Долги'.BM14])" office:value-type="string" office:string-value="50" calcext:value-type="string">
            <text:p>50</text:p>
          </table:table-cell>
          <table:table-cell table:style-name="ce47" table:formula="of:=IF(OR(ISTEXT([$'Посещения + Долги'.BN14]); [.$A48]=[.BN$61]); 0; [$'Посещения + Долги'.BN$30]*[$'Посещения + Долги'.BN14])" office:value-type="string" office:string-value="0" calcext:value-type="string">
            <text:p>0</text:p>
          </table:table-cell>
          <table:table-cell table:style-name="ce47" table:formula="of:=IF(OR(ISTEXT([$'Посещения + Долги'.BO14]); [.$A48]=[.BO$61]); 0; [$'Посещения + Долги'.BO$30]*[$'Посещения + Долги'.BO14])" office:value-type="string" office:string-value="0" calcext:value-type="string">
            <text:p>0</text:p>
          </table:table-cell>
          <table:table-cell table:style-name="ce47" table:formula="of:=IF(OR(ISTEXT([$'Посещения + Долги'.BP14]); [.$A48]=[.BP$61]); 0; [$'Посещения + Долги'.BP$30]*[$'Посещения + Долги'.BP14])" office:value-type="string" office:string-value="0" calcext:value-type="string">
            <text:p>0</text:p>
          </table:table-cell>
          <table:table-cell table:style-name="ce47" table:formula="of:=IF(OR(ISTEXT([$'Посещения + Долги'.BQ14]); [.$A48]=[.BQ$61]); 0; [$'Посещения + Долги'.BQ$30]*[$'Посещения + Долги'.BQ14])" office:value-type="string" office:string-value="0" calcext:value-type="string">
            <text:p>0</text:p>
          </table:table-cell>
          <table:table-cell table:style-name="ce47" table:formula="of:=IF(OR(ISTEXT([$'Посещения + Долги'.BR14]); [.$A48]=[.BR$61]); 0; [$'Посещения + Долги'.BR$30]*[$'Посещения + Долги'.BR14])" office:value-type="string" office:string-value="45" calcext:value-type="string">
            <text:p>45</text:p>
          </table:table-cell>
          <table:table-cell table:style-name="ce47" table:formula="of:=IF(OR(ISTEXT([$'Посещения + Долги'.BS14]); [.$A48]=[.BS$61]); 0; [$'Посещения + Долги'.BS$30]*[$'Посещения + Долги'.BS14])" office:value-type="string" office:string-value="56.25" calcext:value-type="string">
            <text:p>56.25</text:p>
          </table:table-cell>
          <table:table-cell table:style-name="ce47" table:formula="of:=IF(OR(ISTEXT([$'Посещения + Долги'.BT14]); [.$A48]=[.BT$61]); 0; [$'Посещения + Долги'.BT$30]*[$'Посещения + Долги'.BT14])" office:value-type="string" office:string-value="45" calcext:value-type="string">
            <text:p>45</text:p>
          </table:table-cell>
          <table:table-cell table:style-name="ce47" table:formula="of:=IF(OR(ISTEXT([$'Посещения + Долги'.BU14]); [.$A48]=[.BU$61]); 0; [$'Посещения + Долги'.BU$30]*[$'Посещения + Долги'.BU14])" office:value-type="string" office:string-value="50" calcext:value-type="string">
            <text:p>50</text:p>
          </table:table-cell>
          <table:table-cell table:style-name="ce47" table:formula="of:=IF(OR(ISTEXT([$'Посещения + Долги'.BV14]); [.$A48]=[.BV$61]); 0; [$'Посещения + Долги'.BV$30]*[$'Посещения + Долги'.BV14])" office:value-type="string" office:string-value="0" calcext:value-type="string">
            <text:p>0</text:p>
          </table:table-cell>
          <table:table-cell table:style-name="ce47" table:formula="of:=IF(OR(ISTEXT([$'Посещения + Долги'.BW14]); [.$A48]=[.BW$61]); 0; [$'Посещения + Долги'.BW$30]*[$'Посещения + Долги'.BW14])" office:value-type="string" office:string-value="0" calcext:value-type="string">
            <text:p>0</text:p>
          </table:table-cell>
          <table:table-cell table:style-name="ce47" table:formula="of:=IF(OR(ISTEXT([$'Посещения + Долги'.BX14]); [.$A48]=[.BX$61]); 0; [$'Посещения + Долги'.BX$30]*[$'Посещения + Долги'.BX14])" office:value-type="string" office:string-value="0" calcext:value-type="string">
            <text:p>0</text:p>
          </table:table-cell>
          <table:table-cell table:style-name="ce47" table:formula="of:=IF(OR(ISTEXT([$'Посещения + Долги'.BY14]); [.$A48]=[.BY$61]); 0; [$'Посещения + Долги'.BY$30]*[$'Посещения + Долги'.BY14])" office:value-type="string" office:string-value="0" calcext:value-type="string">
            <text:p>0</text:p>
          </table:table-cell>
          <table:table-cell table:style-name="ce47" table:formula="of:=IF(OR(ISTEXT([$'Посещения + Долги'.BZ14]); [.$A48]=[.BZ$61]); 0; [$'Посещения + Долги'.BZ$30]*[$'Посещения + Долги'.BZ14])" office:value-type="string" office:string-value="0" calcext:value-type="string">
            <text:p>0</text:p>
          </table:table-cell>
          <table:table-cell table:style-name="ce47" table:formula="of:=IF(OR(ISTEXT([$'Посещения + Долги'.CA14]); [.$A48]=[.CA$61]); 0; [$'Посещения + Долги'.CA$30]*[$'Посещения + Долги'.CA14])" office:value-type="string" office:string-value="50" calcext:value-type="string">
            <text:p>50</text:p>
          </table:table-cell>
          <table:table-cell table:style-name="ce47" table:formula="of:=IF(OR(ISTEXT([$'Посещения + Долги'.CB14]); [.$A48]=[.CB$61]); 0; [$'Посещения + Долги'.CB$30]*[$'Посещения + Долги'.CB14])" office:value-type="string" office:string-value="75" calcext:value-type="string">
            <text:p>75</text:p>
          </table:table-cell>
          <table:table-cell table:style-name="ce47" table:formula="of:=IF(OR(ISTEXT([$'Посещения + Долги'.CC14]); [.$A48]=[.CC$61]); 0; [$'Посещения + Долги'.CC$30]*[$'Посещения + Долги'.CC14])" office:value-type="string" office:string-value="0" calcext:value-type="string">
            <text:p>0</text:p>
          </table:table-cell>
          <table:table-cell table:style-name="ce47" table:formula="of:=IF(OR(ISTEXT([$'Посещения + Долги'.CD14]); [.$A48]=[.CD$61]); 0; [$'Посещения + Долги'.CD$30]*[$'Посещения + Долги'.CD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4]); [.$A48]=[.CE$61]); 0; [$'Посещения + Долги'.CE$30]*[$'Посещения + Долги'.CE14])" office:value-type="string" office:string-value="0" calcext:value-type="string">
            <text:p>0</text:p>
          </table:table-cell>
          <table:table-cell table:style-name="ce47" table:formula="of:=IF(OR(ISTEXT([$'Посещения + Долги'.CF14]); [.$A48]=[.CF$61]); 0; [$'Посещения + Долги'.CF$30]*[$'Посещения + Долги'.CF14])" office:value-type="string" office:string-value="0" calcext:value-type="string">
            <text:p>0</text:p>
          </table:table-cell>
          <table:table-cell table:style-name="ce47" table:formula="of:=IF(OR(ISTEXT([$'Посещения + Долги'.CG14]); [.$A48]=[.CG$61]); 0; [$'Посещения + Долги'.CG$30]*[$'Посещения + Долги'.CG14])" office:value-type="string" office:string-value="0" calcext:value-type="string">
            <text:p>0</text:p>
          </table:table-cell>
          <table:table-cell table:style-name="ce47" table:formula="of:=IF(OR(ISTEXT([$'Посещения + Долги'.CH14]); [.$A48]=[.CH$61]); 0; [$'Посещения + Долги'.CH$30]*[$'Посещения + Долги'.CH14])" office:value-type="string" office:string-value="0" calcext:value-type="string">
            <text:p>0</text:p>
          </table:table-cell>
          <table:table-cell table:style-name="ce47" table:formula="of:=IF(OR(ISTEXT([$'Посещения + Долги'.CI14]); [.$A48]=[.CI$61]); 0; [$'Посещения + Долги'.CI$30]*[$'Посещения + Долги'.CI14])" office:value-type="string" office:string-value="0" calcext:value-type="string">
            <text:p>0</text:p>
          </table:table-cell>
          <table:table-cell table:style-name="ce47" table:formula="of:=IF(OR(ISTEXT([$'Посещения + Долги'.CJ14]); [.$A48]=[.CJ$61]); 0; [$'Посещения + Долги'.CJ$30]*[$'Посещения + Долги'.CJ14])" office:value-type="string" office:string-value="75" calcext:value-type="string">
            <text:p>75</text:p>
          </table:table-cell>
          <table:table-cell table:style-name="ce47" table:formula="of:=IF(OR(ISTEXT([$'Посещения + Долги'.CK14]); [.$A48]=[.CK$61]); 0; [$'Посещения + Долги'.CK$30]*[$'Посещения + Долги'.CK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4]); [.$A48]=[.CL$61]); 0; [$'Посещения + Долги'.CL$30]*[$'Посещения + Долги'.CL14])" office:value-type="string" office:string-value="0" calcext:value-type="string">
            <text:p>0</text:p>
          </table:table-cell>
          <table:table-cell table:style-name="ce47" table:formula="of:=IF(OR(ISTEXT([$'Посещения + Долги'.CM14]); [.$A48]=[.CM$61]); 0; [$'Посещения + Долги'.CM$30]*[$'Посещения + Долги'.CM14])" office:value-type="string" office:string-value="0" calcext:value-type="string">
            <text:p>0</text:p>
          </table:table-cell>
          <table:table-cell table:style-name="ce47" table:formula="of:=IF(OR(ISTEXT([$'Посещения + Долги'.CN14]); [.$A48]=[.CN$61]); 0; [$'Посещения + Долги'.CN$30]*[$'Посещения + Долги'.CN14])" office:value-type="string" office:string-value="37.5" calcext:value-type="string">
            <text:p>37.5</text:p>
          </table:table-cell>
          <table:table-cell table:style-name="ce47" table:formula="of:=IF(OR(ISTEXT([$'Посещения + Долги'.CO14]); [.$A48]=[.CO$61]); 0; [$'Посещения + Долги'.CO$30]*[$'Посещения + Долги'.CO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4]); [.$A48]=[.CP$61]); 0; [$'Посещения + Долги'.CP$30]*[$'Посещения + Долги'.CP14])" office:value-type="string" office:string-value="0" calcext:value-type="string">
            <text:p>0</text:p>
          </table:table-cell>
          <table:table-cell table:style-name="ce47" table:formula="of:=IF(OR(ISTEXT([$'Посещения + Долги'.CQ14]); [.$A48]=[.CQ$61]); 0; [$'Посещения + Долги'.CQ$30]*[$'Посещения + Долги'.CQ14])" office:value-type="string" office:string-value="0" calcext:value-type="string">
            <text:p>0</text:p>
          </table:table-cell>
          <table:table-cell table:style-name="ce47" table:formula="of:=IF(OR(ISTEXT([$'Посещения + Долги'.CR14]); [.$A48]=[.CR$61]); 0; [$'Посещения + Долги'.CR$30]*[$'Посещения + Долги'.CR14])" office:value-type="string" office:string-value="0" calcext:value-type="string">
            <text:p>0</text:p>
          </table:table-cell>
          <table:table-cell table:style-name="ce47" table:formula="of:=IF(OR(ISTEXT([$'Посещения + Долги'.CS14]); [.$A48]=[.CS$61]); 0; [$'Посещения + Долги'.CS$30]*[$'Посещения + Долги'.CS14])" office:value-type="string" office:string-value="0" calcext:value-type="string">
            <text:p>0</text:p>
          </table:table-cell>
          <table:table-cell table:style-name="ce47" table:formula="of:=IF(OR(ISTEXT([$'Посещения + Долги'.CT14]); [.$A48]=[.CT$61]); 0; [$'Посещения + Долги'.CT$30]*[$'Посещения + Долги'.CT14])" office:value-type="string" office:string-value="0" calcext:value-type="string">
            <text:p>0</text:p>
          </table:table-cell>
          <table:table-cell table:style-name="ce47" table:formula="of:=IF(OR(ISTEXT([$'Посещения + Долги'.CU14]); [.$A48]=[.CU$61]); 0; [$'Посещения + Долги'.CU$30]*[$'Посещения + Долги'.CU14])" office:value-type="string" office:string-value="0" calcext:value-type="string">
            <text:p>0</text:p>
          </table:table-cell>
          <table:table-cell table:style-name="ce47" table:formula="of:=IF(OR(ISTEXT([$'Посещения + Долги'.CV14]); [.$A48]=[.CV$61]); 0; [$'Посещения + Долги'.CV$30]*[$'Посещения + Долги'.CV14])" office:value-type="string" office:string-value="0" calcext:value-type="string">
            <text:p>0</text:p>
          </table:table-cell>
          <table:table-cell table:style-name="ce47" table:formula="of:=IF(OR(ISTEXT([$'Посещения + Долги'.CW14]); [.$A48]=[.CW$61]); 0; [$'Посещения + Долги'.CW$30]*[$'Посещения + Долги'.CW14])" office:value-type="string" office:string-value="0" calcext:value-type="string">
            <text:p>0</text:p>
          </table:table-cell>
          <table:table-cell table:style-name="ce47" table:formula="of:=IF(OR(ISTEXT([$'Посещения + Долги'.CX14]); [.$A48]=[.CX$61]); 0; [$'Посещения + Долги'.CX$30]*[$'Посещения + Долги'.CX14])" office:value-type="string" office:string-value="0" calcext:value-type="string">
            <text:p>0</text:p>
          </table:table-cell>
          <table:table-cell table:style-name="ce47" table:formula="of:=IF(OR(ISTEXT([$'Посещения + Долги'.CY14]); [.$A48]=[.CY$61]); 0; [$'Посещения + Долги'.CY$30]*[$'Посещения + Долги'.CY14])" office:value-type="string" office:string-value="0" calcext:value-type="string">
            <text:p>0</text:p>
          </table:table-cell>
          <table:table-cell table:style-name="ce47" table:formula="of:=IF(OR(ISTEXT([$'Посещения + Долги'.CZ14]); [.$A48]=[.CZ$61]); 0; [$'Посещения + Долги'.CZ$30]*[$'Посещения + Долги'.CZ14])" office:value-type="string" office:string-value="0" calcext:value-type="string">
            <text:p>0</text:p>
          </table:table-cell>
          <table:table-cell table:style-name="ce47" table:formula="of:=IF(OR(ISTEXT([$'Посещения + Долги'.DA14]); [.$A48]=[.DA$61]); 0; [$'Посещения + Долги'.DA$30]*[$'Посещения + Долги'.DA14])" office:value-type="string" office:string-value="0" calcext:value-type="string">
            <text:p>0</text:p>
          </table:table-cell>
          <table:table-cell table:style-name="ce47" table:formula="of:=IF(OR(ISTEXT([$'Посещения + Долги'.DB14]); [.$A48]=[.DB$61]); 0; [$'Посещения + Долги'.DB$30]*[$'Посещения + Долги'.DB14])" office:value-type="string" office:string-value="0" calcext:value-type="string">
            <text:p>0</text:p>
          </table:table-cell>
          <table:table-cell table:style-name="ce47" table:formula="of:=IF(OR(ISTEXT([$'Посещения + Долги'.DC14]); [.$A48]=[.DC$61]); 0; [$'Посещения + Долги'.DC$30]*[$'Посещения + Долги'.DC14])" office:value-type="string" office:string-value="0" calcext:value-type="string">
            <text:p>0</text:p>
          </table:table-cell>
          <table:table-cell table:style-name="ce47" table:formula="of:=IF(OR(ISTEXT([$'Посещения + Долги'.DD14]); [.$A48]=[.DD$61]); 0; [$'Посещения + Долги'.DD$30]*[$'Посещения + Долги'.DD14])" office:value-type="string" office:string-value="0" calcext:value-type="string">
            <text:p>0</text:p>
          </table:table-cell>
          <table:table-cell table:style-name="ce47" table:formula="of:=IF(OR(ISTEXT([$'Посещения + Долги'.DE14]); [.$A48]=[.DE$61]); 0; [$'Посещения + Долги'.DE$30]*[$'Посещения + Долги'.DE14])" office:value-type="string" office:string-value="0" calcext:value-type="string">
            <text:p>0</text:p>
          </table:table-cell>
          <table:table-cell table:style-name="ce47" table:formula="of:=IF(OR(ISTEXT([$'Посещения + Долги'.DF14]); [.$A48]=[.DF$61]); 0; [$'Посещения + Долги'.DF$30]*[$'Посещения + Долги'.DF14])" office:value-type="string" office:string-value="0" calcext:value-type="string">
            <text:p>0</text:p>
          </table:table-cell>
          <table:table-cell table:style-name="ce47" table:formula="of:=IF(OR(ISTEXT([$'Посещения + Долги'.DG14]); [.$A48]=[.DG$61]); 0; [$'Посещения + Долги'.DG$30]*[$'Посещения + Долги'.DG14])" office:value-type="string" office:string-value="0" calcext:value-type="string">
            <text:p>0</text:p>
          </table:table-cell>
          <table:table-cell table:style-name="ce47" table:formula="of:=IF(OR(ISTEXT([$'Посещения + Долги'.DH14]); [.$A48]=[.DH$61]); 0; [$'Посещения + Долги'.DH$30]*[$'Посещения + Долги'.DH14])" office:value-type="string" office:string-value="0" calcext:value-type="string">
            <text:p>0</text:p>
          </table:table-cell>
          <table:table-cell table:style-name="ce47" table:formula="of:=IF(OR(ISTEXT([$'Посещения + Долги'.DI14]); [.$A48]=[.DI$61]); 0; [$'Посещения + Долги'.DI$30]*[$'Посещения + Долги'.DI14])" office:value-type="string" office:string-value="0" calcext:value-type="string">
            <text:p>0</text:p>
          </table:table-cell>
          <table:table-cell table:style-name="ce47" table:formula="of:=IF(OR(ISTEXT([$'Посещения + Долги'.DJ14]); [.$A48]=[.DJ$61]); 0; [$'Посещения + Долги'.DJ$30]*[$'Посещения + Долги'.DJ14])" office:value-type="string" office:string-value="0" calcext:value-type="string">
            <text:p>0</text:p>
          </table:table-cell>
          <table:table-cell table:style-name="ce47" table:formula="of:=IF(OR(ISTEXT([$'Посещения + Долги'.DK14]); [.$A48]=[.DK$61]); 0; [$'Посещения + Долги'.DK$30]*[$'Посещения + Долги'.DK14])" office:value-type="string" office:string-value="0" calcext:value-type="string">
            <text:p>0</text:p>
          </table:table-cell>
          <table:table-cell table:style-name="ce47" table:formula="of:=IF(OR(ISTEXT([$'Посещения + Долги'.DL14]); [.$A48]=[.DL$61]); 0; [$'Посещения + Долги'.DL$30]*[$'Посещения + Долги'.DL14])" office:value-type="string" office:string-value="0" calcext:value-type="string">
            <text:p>0</text:p>
          </table:table-cell>
          <table:table-cell table:style-name="ce47" table:formula="of:=IF(OR(ISTEXT([$'Посещения + Долги'.DM14]); [.$A48]=[.DM$61]); 0; [$'Посещения + Долги'.DM$30]*[$'Посещения + Долги'.DM14])" office:value-type="string" office:string-value="0" calcext:value-type="string">
            <text:p>0</text:p>
          </table:table-cell>
          <table:table-cell table:style-name="ce47" table:formula="of:=IF(OR(ISTEXT([$'Посещения + Долги'.DN14]); [.$A48]=[.DN$61]); 0; [$'Посещения + Долги'.DN$30]*[$'Посещения + Долги'.DN14])" office:value-type="string" office:string-value="0" calcext:value-type="string">
            <text:p>0</text:p>
          </table:table-cell>
          <table:table-cell table:style-name="ce47" table:formula="of:=IF(OR(ISTEXT([$'Посещения + Долги'.DO14]); [.$A48]=[.DO$61]); 0; [$'Посещения + Долги'.DO$30]*[$'Посещения + Долги'.DO14])" office:value-type="string" office:string-value="0" calcext:value-type="string">
            <text:p>0</text:p>
          </table:table-cell>
          <table:table-cell table:style-name="ce47" table:formula="of:=IF(OR(ISTEXT([$'Посещения + Долги'.DP14]); [.$A48]=[.DP$61]); 0; [$'Посещения + Долги'.DP$30]*[$'Посещения + Долги'.DP14])" office:value-type="string" office:string-value="0" calcext:value-type="string">
            <text:p>0</text:p>
          </table:table-cell>
          <table:table-cell table:style-name="ce47" table:formula="of:=IF(OR(ISTEXT([$'Посещения + Долги'.DQ14]); [.$A48]=[.DQ$61]); 0; [$'Посещения + Долги'.DQ$30]*[$'Посещения + Долги'.DQ1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Фатеев</text:p>
          </table:table-cell>
          <table:table-cell table:style-name="ce46" table:formula="of:=IF(OR(ISTEXT([$'Посещения + Долги'.B15]); [.$A49]=[.B$61]); 0; [$'Посещения + Долги'.B$30]*[$'Посещения + Долги'.B15])" office:value-type="string" office:string-value="0" calcext:value-type="string">
            <text:p>0</text:p>
          </table:table-cell>
          <table:table-cell table:style-name="ce47" table:formula="of:=IF(OR(ISTEXT([$'Посещения + Долги'.C15]); [.$A49]=[.C$61]); 0; [$'Посещения + Долги'.C$30]*[$'Посещения + Долги'.C15])" office:value-type="string" office:string-value="0" calcext:value-type="string">
            <text:p>0</text:p>
          </table:table-cell>
          <table:table-cell table:style-name="ce46" table:formula="of:=IF(OR(ISTEXT([$'Посещения + Долги'.D15]); [.$A49]=[.D$61]); 0; [$'Посещения + Долги'.D$30]*[$'Посещения + Долги'.D15])" office:value-type="string" office:string-value="0" calcext:value-type="string">
            <text:p>0</text:p>
          </table:table-cell>
          <table:table-cell table:style-name="ce47" table:formula="of:=IF(OR(ISTEXT([$'Посещения + Долги'.E15]); [.$A49]=[.E$61]); 0; [$'Посещения + Долги'.E$30]*[$'Посещения + Долги'.E15])" office:value-type="string" office:string-value="0" calcext:value-type="string">
            <text:p>0</text:p>
          </table:table-cell>
          <table:table-cell table:style-name="ce46" table:formula="of:=IF(OR(ISTEXT([$'Посещения + Долги'.F15]); [.$A49]=[.F$61]); 0; [$'Посещения + Долги'.F$30]*[$'Посещения + Долги'.F15])" office:value-type="string" office:string-value="0" calcext:value-type="string">
            <text:p>0</text:p>
          </table:table-cell>
          <table:table-cell table:style-name="ce47" table:formula="of:=IF(OR(ISTEXT([$'Посещения + Долги'.G15]); [.$A49]=[.G$61]); 0; [$'Посещения + Долги'.G$30]*[$'Посещения + Долги'.G15])" office:value-type="string" office:string-value="0" calcext:value-type="string">
            <text:p>0</text:p>
          </table:table-cell>
          <table:table-cell table:style-name="ce46" table:formula="of:=IF(OR(ISTEXT([$'Посещения + Долги'.H15]); [.$A49]=[.H$61]); 0; [$'Посещения + Долги'.H$30]*[$'Посещения + Долги'.H15])" office:value-type="string" office:string-value="0" calcext:value-type="string">
            <text:p>0</text:p>
          </table:table-cell>
          <table:table-cell table:style-name="ce47" table:formula="of:=IF(OR(ISTEXT([$'Посещения + Долги'.I15]); [.$A49]=[.I$61]); 0; [$'Посещения + Долги'.I$30]*[$'Посещения + Долги'.I15])" office:value-type="string" office:string-value="0" calcext:value-type="string">
            <text:p>0</text:p>
          </table:table-cell>
          <table:table-cell table:style-name="ce46" table:formula="of:=IF(OR(ISTEXT([$'Посещения + Долги'.J15]); [.$A49]=[.J$61]); 0; [$'Посещения + Долги'.J$30]*[$'Посещения + Долги'.J15])" office:value-type="string" office:string-value="0" calcext:value-type="string">
            <text:p>0</text:p>
          </table:table-cell>
          <table:table-cell table:style-name="ce47" table:formula="of:=IF(OR(ISTEXT([$'Посещения + Долги'.K15]); [.$A49]=[.K$61]); 0; [$'Посещения + Долги'.K$30]*[$'Посещения + Долги'.K15])" office:value-type="string" office:string-value="0" calcext:value-type="string">
            <text:p>0</text:p>
          </table:table-cell>
          <table:table-cell table:style-name="ce46" table:formula="of:=IF(OR(ISTEXT([$'Посещения + Долги'.L15]); [.$A49]=[.L$61]); 0; [$'Посещения + Долги'.L$30]*[$'Посещения + Долги'.L15])" office:value-type="string" office:string-value="0" calcext:value-type="string">
            <text:p>0</text:p>
          </table:table-cell>
          <table:table-cell table:style-name="ce47" table:formula="of:=IF(OR(ISTEXT([$'Посещения + Долги'.M15]); [.$A49]=[.M$61]); 0; [$'Посещения + Долги'.M$30]*[$'Посещения + Долги'.M15])" office:value-type="string" office:string-value="0" calcext:value-type="string">
            <text:p>0</text:p>
          </table:table-cell>
          <table:table-cell table:style-name="ce46" table:formula="of:=IF(OR(ISTEXT([$'Посещения + Долги'.N15]); [.$A49]=[.N$61]); 0; [$'Посещения + Долги'.N$30]*[$'Посещения + Долги'.N15])" office:value-type="string" office:string-value="0" calcext:value-type="string">
            <text:p>0</text:p>
          </table:table-cell>
          <table:table-cell table:style-name="ce47" table:formula="of:=IF(OR(ISTEXT([$'Посещения + Долги'.O15]); [.$A49]=[.O$61]); 0; [$'Посещения + Долги'.O$30]*[$'Посещения + Долги'.O15])" office:value-type="string" office:string-value="0" calcext:value-type="string">
            <text:p>0</text:p>
          </table:table-cell>
          <table:table-cell table:style-name="ce46" table:formula="of:=IF(OR(ISTEXT([$'Посещения + Долги'.P15]); [.$A49]=[.P$61]); 0; [$'Посещения + Долги'.P$30]*[$'Посещения + Долги'.P15])" office:value-type="string" office:string-value="0" calcext:value-type="string">
            <text:p>0</text:p>
          </table:table-cell>
          <table:table-cell table:style-name="ce47" table:formula="of:=IF(OR(ISTEXT([$'Посещения + Долги'.Q15]); [.$A49]=[.Q$61]); 0; [$'Посещения + Долги'.Q$30]*[$'Посещения + Долги'.Q15])" office:value-type="string" office:string-value="0" calcext:value-type="string">
            <text:p>0</text:p>
          </table:table-cell>
          <table:table-cell table:style-name="ce46" table:formula="of:=IF(OR(ISTEXT([$'Посещения + Долги'.R15]); [.$A49]=[.R$61]); 0; [$'Посещения + Долги'.R$30]*[$'Посещения + Долги'.R15])" office:value-type="string" office:string-value="0" calcext:value-type="string">
            <text:p>0</text:p>
          </table:table-cell>
          <table:table-cell table:style-name="ce47" table:formula="of:=IF(OR(ISTEXT([$'Посещения + Долги'.S15]); [.$A49]=[.S$61]); 0; [$'Посещения + Долги'.S$30]*[$'Посещения + Долги'.S15])" office:value-type="string" office:string-value="0" calcext:value-type="string">
            <text:p>0</text:p>
          </table:table-cell>
          <table:table-cell table:style-name="ce46" table:formula="of:=IF(OR(ISTEXT([$'Посещения + Долги'.T15]); [.$A49]=[.T$61]); 0; [$'Посещения + Долги'.T$30]*[$'Посещения + Долги'.T15])" office:value-type="string" office:string-value="0" calcext:value-type="string">
            <text:p>0</text:p>
          </table:table-cell>
          <table:table-cell table:style-name="ce47" table:formula="of:=IF(OR(ISTEXT([$'Посещения + Долги'.U15]); [.$A49]=[.U$61]); 0; [$'Посещения + Долги'.U$30]*[$'Посещения + Долги'.U15])" office:value-type="string" office:string-value="0" calcext:value-type="string">
            <text:p>0</text:p>
          </table:table-cell>
          <table:table-cell table:style-name="ce46" table:formula="of:=IF(OR(ISTEXT([$'Посещения + Долги'.V15]); [.$A49]=[.V$61]); 0; [$'Посещения + Долги'.V$30]*[$'Посещения + Долги'.V15])" office:value-type="string" office:string-value="0" calcext:value-type="string">
            <text:p>0</text:p>
          </table:table-cell>
          <table:table-cell table:style-name="ce47" table:formula="of:=IF(OR(ISTEXT([$'Посещения + Долги'.W15]); [.$A49]=[.W$61]); 0; [$'Посещения + Долги'.W$30]*[$'Посещения + Долги'.W15])" office:value-type="string" office:string-value="0" calcext:value-type="string">
            <text:p>0</text:p>
          </table:table-cell>
          <table:table-cell table:style-name="ce46" table:formula="of:=IF(OR(ISTEXT([$'Посещения + Долги'.X15]); [.$A49]=[.X$61]); 0; [$'Посещения + Долги'.X$30]*[$'Посещения + Долги'.X15])" office:value-type="string" office:string-value="0" calcext:value-type="string">
            <text:p>0</text:p>
          </table:table-cell>
          <table:table-cell table:style-name="ce47" table:formula="of:=IF(OR(ISTEXT([$'Посещения + Долги'.Y15]); [.$A49]=[.Y$61]); 0; [$'Посещения + Долги'.Y$30]*[$'Посещения + Долги'.Y15])" office:value-type="string" office:string-value="0" calcext:value-type="string">
            <text:p>0</text:p>
          </table:table-cell>
          <table:table-cell table:style-name="ce46" table:formula="of:=IF(OR(ISTEXT([$'Посещения + Долги'.Z15]); [.$A49]=[.Z$61]); 0; [$'Посещения + Долги'.Z$30]*[$'Посещения + Долги'.Z15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5]); [.$A49]=[.AA$61]); 0; [$'Посещения + Долги'.AA$30]*[$'Посещения + Долги'.AA15])" office:value-type="string" office:string-value="37.5" calcext:value-type="string">
            <text:p>37.5</text:p>
          </table:table-cell>
          <table:table-cell table:style-name="ce46" table:formula="of:=IF(OR(ISTEXT([$'Посещения + Долги'.AB15]); [.$A49]=[.AB$61]); 0; [$'Посещения + Долги'.AB$30]*[$'Посещения + Долги'.AB15])" office:value-type="string" office:string-value="0" calcext:value-type="string">
            <text:p>0</text:p>
          </table:table-cell>
          <table:table-cell table:style-name="ce47" table:formula="of:=IF(OR(ISTEXT([$'Посещения + Долги'.AC15]); [.$A49]=[.AC$61]); 0; [$'Посещения + Долги'.AC$30]*[$'Посещения + Долги'.AC15])" office:value-type="string" office:string-value="0" calcext:value-type="string">
            <text:p>0</text:p>
          </table:table-cell>
          <table:table-cell table:style-name="ce46" table:formula="of:=IF(OR(ISTEXT([$'Посещения + Долги'.AD15]); [.$A49]=[.AD$61]); 0; [$'Посещения + Долги'.AD$30]*[$'Посещения + Долги'.AD15])" office:value-type="string" office:string-value="0" calcext:value-type="string">
            <text:p>0</text:p>
          </table:table-cell>
          <table:table-cell table:style-name="ce47" table:formula="of:=IF(OR(ISTEXT([$'Посещения + Долги'.AE15]); [.$A49]=[.AE$61]); 0; [$'Посещения + Долги'.AE$30]*[$'Посещения + Долги'.AE15])" office:value-type="string" office:string-value="0" calcext:value-type="string">
            <text:p>0</text:p>
          </table:table-cell>
          <table:table-cell table:style-name="ce46" table:formula="of:=IF(OR(ISTEXT([$'Посещения + Долги'.AF15]); [.$A49]=[.AF$61]); 0; [$'Посещения + Долги'.AF$30]*[$'Посещения + Долги'.AF15])" office:value-type="string" office:string-value="0" calcext:value-type="string">
            <text:p>0</text:p>
          </table:table-cell>
          <table:table-cell table:style-name="ce47" table:formula="of:=IF(OR(ISTEXT([$'Посещения + Долги'.AG15]); [.$A49]=[.AG$61]); 0; [$'Посещения + Долги'.AG$30]*[$'Посещения + Долги'.AG15])" office:value-type="string" office:string-value="0" calcext:value-type="string">
            <text:p>0</text:p>
          </table:table-cell>
          <table:table-cell table:style-name="ce46" table:formula="of:=IF(OR(ISTEXT([$'Посещения + Долги'.AH15]); [.$A49]=[.AH$61]); 0; [$'Посещения + Долги'.AH$30]*[$'Посещения + Долги'.AH15])" office:value-type="string" office:string-value="0" calcext:value-type="string">
            <text:p>0</text:p>
          </table:table-cell>
          <table:table-cell table:style-name="ce47" table:formula="of:=IF(OR(ISTEXT([$'Посещения + Долги'.AI15]); [.$A49]=[.AI$61]); 0; [$'Посещения + Долги'.AI$30]*[$'Посещения + Долги'.AI15])" office:value-type="string" office:string-value="0" calcext:value-type="string">
            <text:p>0</text:p>
          </table:table-cell>
          <table:table-cell table:style-name="ce46" table:formula="of:=IF(OR(ISTEXT([$'Посещения + Долги'.AJ15]); [.$A49]=[.AJ$61]); 0; [$'Посещения + Долги'.AJ$30]*[$'Посещения + Долги'.AJ15])" office:value-type="string" office:string-value="0" calcext:value-type="string">
            <text:p>0</text:p>
          </table:table-cell>
          <table:table-cell table:style-name="ce47" table:formula="of:=IF(OR(ISTEXT([$'Посещения + Долги'.AK15]); [.$A49]=[.AK$61]); 0; [$'Посещения + Долги'.AK$30]*[$'Посещения + Долги'.AK15])" office:value-type="string" office:string-value="0" calcext:value-type="string">
            <text:p>0</text:p>
          </table:table-cell>
          <table:table-cell table:style-name="ce46" table:formula="of:=IF(OR(ISTEXT([$'Посещения + Долги'.AL15]); [.$A49]=[.AL$61]); 0; [$'Посещения + Долги'.AL$30]*[$'Посещения + Долги'.AL15])" office:value-type="string" office:string-value="0" calcext:value-type="string">
            <text:p>0</text:p>
          </table:table-cell>
          <table:table-cell table:style-name="ce47" table:formula="of:=IF(OR(ISTEXT([$'Посещения + Долги'.AM15]); [.$A49]=[.AM$61]); 0; [$'Посещения + Долги'.AM$30]*[$'Посещения + Долги'.AM15])" office:value-type="string" office:string-value="0" calcext:value-type="string">
            <text:p>0</text:p>
          </table:table-cell>
          <table:table-cell table:style-name="ce46" table:formula="of:=IF(OR(ISTEXT([$'Посещения + Долги'.AN15]); [.$A49]=[.AN$61]); 0; [$'Посещения + Долги'.AN$30]*[$'Посещения + Долги'.AN15])" office:value-type="string" office:string-value="0" calcext:value-type="string">
            <text:p>0</text:p>
          </table:table-cell>
          <table:table-cell table:style-name="ce47" table:formula="of:=IF(OR(ISTEXT([$'Посещения + Долги'.AO15]); [.$A49]=[.AO$61]); 0; [$'Посещения + Долги'.AO$30]*[$'Посещения + Долги'.AO15])" office:value-type="string" office:string-value="0" calcext:value-type="string">
            <text:p>0</text:p>
          </table:table-cell>
          <table:table-cell table:style-name="ce46" table:formula="of:=IF(OR(ISTEXT([$'Посещения + Долги'.AP15]); [.$A49]=[.AP$61]); 0; [$'Посещения + Долги'.AP$30]*[$'Посещения + Долги'.AP15])" office:value-type="string" office:string-value="0" calcext:value-type="string">
            <text:p>0</text:p>
          </table:table-cell>
          <table:table-cell table:style-name="ce47" table:formula="of:=IF(OR(ISTEXT([$'Посещения + Долги'.AQ15]); [.$A49]=[.AQ$61]); 0; [$'Посещения + Долги'.AQ$30]*[$'Посещения + Долги'.AQ15])" office:value-type="string" office:string-value="0" calcext:value-type="string">
            <text:p>0</text:p>
          </table:table-cell>
          <table:table-cell table:style-name="ce46" table:formula="of:=IF(OR(ISTEXT([$'Посещения + Долги'.AR15]); [.$A49]=[.AR$61]); 0; [$'Посещения + Долги'.AR$30]*[$'Посещения + Долги'.AR15])" office:value-type="string" office:string-value="0" calcext:value-type="string">
            <text:p>0</text:p>
          </table:table-cell>
          <table:table-cell table:style-name="ce47" table:formula="of:=IF(OR(ISTEXT([$'Посещения + Долги'.AS15]); [.$A49]=[.AS$61]); 0; [$'Посещения + Долги'.AS$30]*[$'Посещения + Долги'.AS15])" office:value-type="string" office:string-value="0" calcext:value-type="string">
            <text:p>0</text:p>
          </table:table-cell>
          <table:table-cell table:style-name="ce47" table:formula="of:=IF(OR(ISTEXT([$'Посещения + Долги'.AT15]); [.$A49]=[.AT$61]); 0; [$'Посещения + Долги'.AT$30]*[$'Посещения + Долги'.AT15])" office:value-type="string" office:string-value="0" calcext:value-type="string">
            <text:p>0</text:p>
          </table:table-cell>
          <table:table-cell table:style-name="ce47" table:formula="of:=IF(OR(ISTEXT([$'Посещения + Долги'.AU15]); [.$A49]=[.AU$61]); 0; [$'Посещения + Долги'.AU$30]*[$'Посещения + Долги'.AU15])" office:value-type="string" office:string-value="0" calcext:value-type="string">
            <text:p>0</text:p>
          </table:table-cell>
          <table:table-cell table:style-name="ce47" table:formula="of:=IF(OR(ISTEXT([$'Посещения + Долги'.AV15]); [.$A49]=[.AV$61]); 0; [$'Посещения + Долги'.AV$30]*[$'Посещения + Долги'.AV15])" office:value-type="string" office:string-value="0" calcext:value-type="string">
            <text:p>0</text:p>
          </table:table-cell>
          <table:table-cell table:style-name="ce47" table:formula="of:=IF(OR(ISTEXT([$'Посещения + Долги'.AW15]); [.$A49]=[.AW$61]); 0; [$'Посещения + Долги'.AW$30]*[$'Посещения + Долги'.AW15])" office:value-type="string" office:string-value="0" calcext:value-type="string">
            <text:p>0</text:p>
          </table:table-cell>
          <table:table-cell table:style-name="ce47" table:formula="of:=IF(OR(ISTEXT([$'Посещения + Долги'.AX15]); [.$A49]=[.AX$61]); 0; [$'Посещения + Долги'.AX$30]*[$'Посещения + Долги'.AX15])" office:value-type="string" office:string-value="0" calcext:value-type="string">
            <text:p>0</text:p>
          </table:table-cell>
          <table:table-cell table:style-name="ce47" table:formula="of:=IF(OR(ISTEXT([$'Посещения + Долги'.AY15]); [.$A49]=[.AY$61]); 0; [$'Посещения + Долги'.AY$30]*[$'Посещения + Долги'.AY15])" office:value-type="string" office:string-value="0" calcext:value-type="string">
            <text:p>0</text:p>
          </table:table-cell>
          <table:table-cell table:style-name="ce47" table:formula="of:=IF(OR(ISTEXT([$'Посещения + Долги'.AZ15]); [.$A49]=[.AZ$61]); 0; [$'Посещения + Долги'.AZ$30]*[$'Посещения + Долги'.AZ15])" office:value-type="string" office:string-value="0" calcext:value-type="string">
            <text:p>0</text:p>
          </table:table-cell>
          <table:table-cell table:style-name="ce47" table:formula="of:=IF(OR(ISTEXT([$'Посещения + Долги'.BA15]); [.$A49]=[.BA$61]); 0; [$'Посещения + Долги'.BA$30]*[$'Посещения + Долги'.BA15])" office:value-type="string" office:string-value="0" calcext:value-type="string">
            <text:p>0</text:p>
          </table:table-cell>
          <table:table-cell table:style-name="ce47" table:formula="of:=IF(OR(ISTEXT([$'Посещения + Долги'.BB15]); [.$A49]=[.BB$61]); 0; [$'Посещения + Долги'.BB$30]*[$'Посещения + Долги'.BB15])" office:value-type="string" office:string-value="0" calcext:value-type="string">
            <text:p>0</text:p>
          </table:table-cell>
          <table:table-cell table:style-name="ce47" table:formula="of:=IF(OR(ISTEXT([$'Посещения + Долги'.BC15]); [.$A49]=[.BC$61]); 0; [$'Посещения + Долги'.BC$30]*[$'Посещения + Долги'.BC15])" office:value-type="string" office:string-value="0" calcext:value-type="string">
            <text:p>0</text:p>
          </table:table-cell>
          <table:table-cell table:style-name="ce47" table:formula="of:=IF(OR(ISTEXT([$'Посещения + Долги'.BD15]); [.$A49]=[.BD$61]); 0; [$'Посещения + Долги'.BD$30]*[$'Посещения + Долги'.BD15])" office:value-type="string" office:string-value="0" calcext:value-type="string">
            <text:p>0</text:p>
          </table:table-cell>
          <table:table-cell table:style-name="ce47" table:formula="of:=IF(OR(ISTEXT([$'Посещения + Долги'.BE15]); [.$A49]=[.BE$61]); 0; [$'Посещения + Долги'.BE$30]*[$'Посещения + Долги'.BE15])" office:value-type="string" office:string-value="0" calcext:value-type="string">
            <text:p>0</text:p>
          </table:table-cell>
          <table:table-cell table:style-name="ce47" table:formula="of:=IF(OR(ISTEXT([$'Посещения + Долги'.BF15]); [.$A49]=[.BF$61]); 0; [$'Посещения + Долги'.BF$30]*[$'Посещения + Долги'.BF15])" office:value-type="string" office:string-value="0" calcext:value-type="string">
            <text:p>0</text:p>
          </table:table-cell>
          <table:table-cell table:style-name="ce47" table:formula="of:=IF(OR(ISTEXT([$'Посещения + Долги'.BG15]); [.$A49]=[.BG$61]); 0; [$'Посещения + Долги'.BG$30]*[$'Посещения + Долги'.BG15])" office:value-type="string" office:string-value="0" calcext:value-type="string">
            <text:p>0</text:p>
          </table:table-cell>
          <table:table-cell table:style-name="ce47" table:formula="of:=IF(OR(ISTEXT([$'Посещения + Долги'.BH15]); [.$A49]=[.BH$61]); 0; [$'Посещения + Долги'.BH$30]*[$'Посещения + Долги'.BH15])" office:value-type="string" office:string-value="0" calcext:value-type="string">
            <text:p>0</text:p>
          </table:table-cell>
          <table:table-cell table:style-name="ce47" table:formula="of:=IF(OR(ISTEXT([$'Посещения + Долги'.BI15]); [.$A49]=[.BI$61]); 0; [$'Посещения + Долги'.BI$30]*[$'Посещения + Долги'.BI15])" office:value-type="string" office:string-value="0" calcext:value-type="string">
            <text:p>0</text:p>
          </table:table-cell>
          <table:table-cell table:style-name="ce47" table:formula="of:=IF(OR(ISTEXT([$'Посещения + Долги'.BJ15]); [.$A49]=[.BJ$61]); 0; [$'Посещения + Долги'.BJ$30]*[$'Посещения + Долги'.BJ15])" office:value-type="string" office:string-value="0" calcext:value-type="string">
            <text:p>0</text:p>
          </table:table-cell>
          <table:table-cell table:style-name="ce47" table:formula="of:=IF(OR(ISTEXT([$'Посещения + Долги'.BK15]); [.$A49]=[.BK$61]); 0; [$'Посещения + Долги'.BK$30]*[$'Посещения + Долги'.BK15])" office:value-type="string" office:string-value="0" calcext:value-type="string">
            <text:p>0</text:p>
          </table:table-cell>
          <table:table-cell table:style-name="ce47" table:formula="of:=IF(OR(ISTEXT([$'Посещения + Долги'.BL15]); [.$A49]=[.BL$61]); 0; [$'Посещения + Долги'.BL$30]*[$'Посещения + Долги'.BL15])" office:value-type="string" office:string-value="0" calcext:value-type="string">
            <text:p>0</text:p>
          </table:table-cell>
          <table:table-cell table:style-name="ce47" table:formula="of:=IF(OR(ISTEXT([$'Посещения + Долги'.BM15]); [.$A49]=[.BM$61]); 0; [$'Посещения + Долги'.BM$30]*[$'Посещения + Долги'.BM15])" office:value-type="string" office:string-value="0" calcext:value-type="string">
            <text:p>0</text:p>
          </table:table-cell>
          <table:table-cell table:style-name="ce47" table:formula="of:=IF(OR(ISTEXT([$'Посещения + Долги'.BN15]); [.$A49]=[.BN$61]); 0; [$'Посещения + Долги'.BN$30]*[$'Посещения + Долги'.BN15])" office:value-type="string" office:string-value="0" calcext:value-type="string">
            <text:p>0</text:p>
          </table:table-cell>
          <table:table-cell table:style-name="ce47" table:formula="of:=IF(OR(ISTEXT([$'Посещения + Долги'.BO15]); [.$A49]=[.BO$61]); 0; [$'Посещения + Долги'.BO$30]*[$'Посещения + Долги'.BO15])" office:value-type="string" office:string-value="0" calcext:value-type="string">
            <text:p>0</text:p>
          </table:table-cell>
          <table:table-cell table:style-name="ce47" table:formula="of:=IF(OR(ISTEXT([$'Посещения + Долги'.BP15]); [.$A49]=[.BP$61]); 0; [$'Посещения + Долги'.BP$30]*[$'Посещения + Долги'.BP15])" office:value-type="string" office:string-value="0" calcext:value-type="string">
            <text:p>0</text:p>
          </table:table-cell>
          <table:table-cell table:style-name="ce47" table:formula="of:=IF(OR(ISTEXT([$'Посещения + Долги'.BQ15]); [.$A49]=[.BQ$61]); 0; [$'Посещения + Долги'.BQ$30]*[$'Посещения + Долги'.BQ15])" office:value-type="string" office:string-value="0" calcext:value-type="string">
            <text:p>0</text:p>
          </table:table-cell>
          <table:table-cell table:style-name="ce47" table:formula="of:=IF(OR(ISTEXT([$'Посещения + Долги'.BR15]); [.$A49]=[.BR$61]); 0; [$'Посещения + Долги'.BR$30]*[$'Посещения + Долги'.BR15])" office:value-type="string" office:string-value="0" calcext:value-type="string">
            <text:p>0</text:p>
          </table:table-cell>
          <table:table-cell table:style-name="ce47" table:formula="of:=IF(OR(ISTEXT([$'Посещения + Долги'.BS15]); [.$A49]=[.BS$61]); 0; [$'Посещения + Долги'.BS$30]*[$'Посещения + Долги'.BS15])" office:value-type="string" office:string-value="0" calcext:value-type="string">
            <text:p>0</text:p>
          </table:table-cell>
          <table:table-cell table:style-name="ce47" table:formula="of:=IF(OR(ISTEXT([$'Посещения + Долги'.BT15]); [.$A49]=[.BT$61]); 0; [$'Посещения + Долги'.BT$30]*[$'Посещения + Долги'.BT15])" office:value-type="string" office:string-value="0" calcext:value-type="string">
            <text:p>0</text:p>
          </table:table-cell>
          <table:table-cell table:style-name="ce47" table:formula="of:=IF(OR(ISTEXT([$'Посещения + Долги'.BU15]); [.$A49]=[.BU$61]); 0; [$'Посещения + Долги'.BU$30]*[$'Посещения + Долги'.BU15])" office:value-type="string" office:string-value="0" calcext:value-type="string">
            <text:p>0</text:p>
          </table:table-cell>
          <table:table-cell table:style-name="ce47" table:formula="of:=IF(OR(ISTEXT([$'Посещения + Долги'.BV15]); [.$A49]=[.BV$61]); 0; [$'Посещения + Долги'.BV$30]*[$'Посещения + Долги'.BV15])" office:value-type="string" office:string-value="0" calcext:value-type="string">
            <text:p>0</text:p>
          </table:table-cell>
          <table:table-cell table:style-name="ce47" table:formula="of:=IF(OR(ISTEXT([$'Посещения + Долги'.BW15]); [.$A49]=[.BW$61]); 0; [$'Посещения + Долги'.BW$30]*[$'Посещения + Долги'.BW15])" office:value-type="string" office:string-value="0" calcext:value-type="string">
            <text:p>0</text:p>
          </table:table-cell>
          <table:table-cell table:style-name="ce47" table:formula="of:=IF(OR(ISTEXT([$'Посещения + Долги'.BX15]); [.$A49]=[.BX$61]); 0; [$'Посещения + Долги'.BX$30]*[$'Посещения + Долги'.BX15])" office:value-type="string" office:string-value="0" calcext:value-type="string">
            <text:p>0</text:p>
          </table:table-cell>
          <table:table-cell table:style-name="ce47" table:formula="of:=IF(OR(ISTEXT([$'Посещения + Долги'.BY15]); [.$A49]=[.BY$61]); 0; [$'Посещения + Долги'.BY$30]*[$'Посещения + Долги'.BY15])" office:value-type="string" office:string-value="0" calcext:value-type="string">
            <text:p>0</text:p>
          </table:table-cell>
          <table:table-cell table:style-name="ce47" table:formula="of:=IF(OR(ISTEXT([$'Посещения + Долги'.BZ15]); [.$A49]=[.BZ$61]); 0; [$'Посещения + Долги'.BZ$30]*[$'Посещения + Долги'.BZ15])" office:value-type="string" office:string-value="0" calcext:value-type="string">
            <text:p>0</text:p>
          </table:table-cell>
          <table:table-cell table:style-name="ce47" table:formula="of:=IF(OR(ISTEXT([$'Посещения + Долги'.CA15]); [.$A49]=[.CA$61]); 0; [$'Посещения + Долги'.CA$30]*[$'Посещения + Долги'.CA15])" office:value-type="string" office:string-value="0" calcext:value-type="string">
            <text:p>0</text:p>
          </table:table-cell>
          <table:table-cell table:style-name="ce47" table:formula="of:=IF(OR(ISTEXT([$'Посещения + Долги'.CB15]); [.$A49]=[.CB$61]); 0; [$'Посещения + Долги'.CB$30]*[$'Посещения + Долги'.CB15])" office:value-type="string" office:string-value="0" calcext:value-type="string">
            <text:p>0</text:p>
          </table:table-cell>
          <table:table-cell table:style-name="ce47" table:formula="of:=IF(OR(ISTEXT([$'Посещения + Долги'.CC15]); [.$A49]=[.CC$61]); 0; [$'Посещения + Долги'.CC$30]*[$'Посещения + Долги'.CC15])" office:value-type="string" office:string-value="0" calcext:value-type="string">
            <text:p>0</text:p>
          </table:table-cell>
          <table:table-cell table:style-name="ce47" table:formula="of:=IF(OR(ISTEXT([$'Посещения + Долги'.CD15]); [.$A49]=[.CD$61]); 0; [$'Посещения + Долги'.CD$30]*[$'Посещения + Долги'.CD15])" office:value-type="string" office:string-value="0" calcext:value-type="string">
            <text:p>0</text:p>
          </table:table-cell>
          <table:table-cell table:style-name="ce47" table:formula="of:=IF(OR(ISTEXT([$'Посещения + Долги'.CE15]); [.$A49]=[.CE$61]); 0; [$'Посещения + Долги'.CE$30]*[$'Посещения + Долги'.CE15])" office:value-type="string" office:string-value="0" calcext:value-type="string">
            <text:p>0</text:p>
          </table:table-cell>
          <table:table-cell table:style-name="ce47" table:formula="of:=IF(OR(ISTEXT([$'Посещения + Долги'.CF15]); [.$A49]=[.CF$61]); 0; [$'Посещения + Долги'.CF$30]*[$'Посещения + Долги'.CF15])" office:value-type="string" office:string-value="0" calcext:value-type="string">
            <text:p>0</text:p>
          </table:table-cell>
          <table:table-cell table:style-name="ce47" table:formula="of:=IF(OR(ISTEXT([$'Посещения + Долги'.CG15]); [.$A49]=[.CG$61]); 0; [$'Посещения + Долги'.CG$30]*[$'Посещения + Долги'.CG15])" office:value-type="string" office:string-value="0" calcext:value-type="string">
            <text:p>0</text:p>
          </table:table-cell>
          <table:table-cell table:style-name="ce47" table:formula="of:=IF(OR(ISTEXT([$'Посещения + Долги'.CH15]); [.$A49]=[.CH$61]); 0; [$'Посещения + Долги'.CH$30]*[$'Посещения + Долги'.CH15])" office:value-type="string" office:string-value="0" calcext:value-type="string">
            <text:p>0</text:p>
          </table:table-cell>
          <table:table-cell table:style-name="ce47" table:formula="of:=IF(OR(ISTEXT([$'Посещения + Долги'.CI15]); [.$A49]=[.CI$61]); 0; [$'Посещения + Долги'.CI$30]*[$'Посещения + Долги'.CI15])" office:value-type="string" office:string-value="0" calcext:value-type="string">
            <text:p>0</text:p>
          </table:table-cell>
          <table:table-cell table:style-name="ce47" table:formula="of:=IF(OR(ISTEXT([$'Посещения + Долги'.CJ15]); [.$A49]=[.CJ$61]); 0; [$'Посещения + Долги'.CJ$30]*[$'Посещения + Долги'.CJ15])" office:value-type="string" office:string-value="0" calcext:value-type="string">
            <text:p>0</text:p>
          </table:table-cell>
          <table:table-cell table:style-name="ce47" table:formula="of:=IF(OR(ISTEXT([$'Посещения + Долги'.CK15]); [.$A49]=[.CK$61]); 0; [$'Посещения + Долги'.CK$30]*[$'Посещения + Долги'.CK15])" office:value-type="string" office:string-value="0" calcext:value-type="string">
            <text:p>0</text:p>
          </table:table-cell>
          <table:table-cell table:style-name="ce47" table:formula="of:=IF(OR(ISTEXT([$'Посещения + Долги'.CL15]); [.$A49]=[.CL$61]); 0; [$'Посещения + Долги'.CL$30]*[$'Посещения + Долги'.CL15])" office:value-type="string" office:string-value="0" calcext:value-type="string">
            <text:p>0</text:p>
          </table:table-cell>
          <table:table-cell table:style-name="ce47" table:formula="of:=IF(OR(ISTEXT([$'Посещения + Долги'.CM15]); [.$A49]=[.CM$61]); 0; [$'Посещения + Долги'.CM$30]*[$'Посещения + Долги'.CM15])" office:value-type="string" office:string-value="0" calcext:value-type="string">
            <text:p>0</text:p>
          </table:table-cell>
          <table:table-cell table:style-name="ce47" table:formula="of:=IF(OR(ISTEXT([$'Посещения + Долги'.CN15]); [.$A49]=[.CN$61]); 0; [$'Посещения + Долги'.CN$30]*[$'Посещения + Долги'.CN15])" office:value-type="string" office:string-value="0" calcext:value-type="string">
            <text:p>0</text:p>
          </table:table-cell>
          <table:table-cell table:style-name="ce47" table:formula="of:=IF(OR(ISTEXT([$'Посещения + Долги'.CO15]); [.$A49]=[.CO$61]); 0; [$'Посещения + Долги'.CO$30]*[$'Посещения + Долги'.CO15])" office:value-type="string" office:string-value="0" calcext:value-type="string">
            <text:p>0</text:p>
          </table:table-cell>
          <table:table-cell table:style-name="ce47" table:formula="of:=IF(OR(ISTEXT([$'Посещения + Долги'.CP15]); [.$A49]=[.CP$61]); 0; [$'Посещения + Долги'.CP$30]*[$'Посещения + Долги'.CP15])" office:value-type="string" office:string-value="0" calcext:value-type="string">
            <text:p>0</text:p>
          </table:table-cell>
          <table:table-cell table:style-name="ce47" table:formula="of:=IF(OR(ISTEXT([$'Посещения + Долги'.CQ15]); [.$A49]=[.CQ$61]); 0; [$'Посещения + Долги'.CQ$30]*[$'Посещения + Долги'.CQ15])" office:value-type="string" office:string-value="0" calcext:value-type="string">
            <text:p>0</text:p>
          </table:table-cell>
          <table:table-cell table:style-name="ce47" table:formula="of:=IF(OR(ISTEXT([$'Посещения + Долги'.CR15]); [.$A49]=[.CR$61]); 0; [$'Посещения + Долги'.CR$30]*[$'Посещения + Долги'.CR15])" office:value-type="string" office:string-value="0" calcext:value-type="string">
            <text:p>0</text:p>
          </table:table-cell>
          <table:table-cell table:style-name="ce47" table:formula="of:=IF(OR(ISTEXT([$'Посещения + Долги'.CS15]); [.$A49]=[.CS$61]); 0; [$'Посещения + Долги'.CS$30]*[$'Посещения + Долги'.CS15])" office:value-type="string" office:string-value="0" calcext:value-type="string">
            <text:p>0</text:p>
          </table:table-cell>
          <table:table-cell table:style-name="ce47" table:formula="of:=IF(OR(ISTEXT([$'Посещения + Долги'.CT15]); [.$A49]=[.CT$61]); 0; [$'Посещения + Долги'.CT$30]*[$'Посещения + Долги'.CT15])" office:value-type="string" office:string-value="0" calcext:value-type="string">
            <text:p>0</text:p>
          </table:table-cell>
          <table:table-cell table:style-name="ce47" table:formula="of:=IF(OR(ISTEXT([$'Посещения + Долги'.CU15]); [.$A49]=[.CU$61]); 0; [$'Посещения + Долги'.CU$30]*[$'Посещения + Долги'.CU15])" office:value-type="string" office:string-value="0" calcext:value-type="string">
            <text:p>0</text:p>
          </table:table-cell>
          <table:table-cell table:style-name="ce47" table:formula="of:=IF(OR(ISTEXT([$'Посещения + Долги'.CV15]); [.$A49]=[.CV$61]); 0; [$'Посещения + Долги'.CV$30]*[$'Посещения + Долги'.CV15])" office:value-type="string" office:string-value="0" calcext:value-type="string">
            <text:p>0</text:p>
          </table:table-cell>
          <table:table-cell table:style-name="ce47" table:formula="of:=IF(OR(ISTEXT([$'Посещения + Долги'.CW15]); [.$A49]=[.CW$61]); 0; [$'Посещения + Долги'.CW$30]*[$'Посещения + Долги'.CW15])" office:value-type="string" office:string-value="0" calcext:value-type="string">
            <text:p>0</text:p>
          </table:table-cell>
          <table:table-cell table:style-name="ce47" table:formula="of:=IF(OR(ISTEXT([$'Посещения + Долги'.CX15]); [.$A49]=[.CX$61]); 0; [$'Посещения + Долги'.CX$30]*[$'Посещения + Долги'.CX15])" office:value-type="string" office:string-value="0" calcext:value-type="string">
            <text:p>0</text:p>
          </table:table-cell>
          <table:table-cell table:style-name="ce47" table:formula="of:=IF(OR(ISTEXT([$'Посещения + Долги'.CY15]); [.$A49]=[.CY$61]); 0; [$'Посещения + Долги'.CY$30]*[$'Посещения + Долги'.CY15])" office:value-type="string" office:string-value="0" calcext:value-type="string">
            <text:p>0</text:p>
          </table:table-cell>
          <table:table-cell table:style-name="ce47" table:formula="of:=IF(OR(ISTEXT([$'Посещения + Долги'.CZ15]); [.$A49]=[.CZ$61]); 0; [$'Посещения + Долги'.CZ$30]*[$'Посещения + Долги'.CZ15])" office:value-type="string" office:string-value="0" calcext:value-type="string">
            <text:p>0</text:p>
          </table:table-cell>
          <table:table-cell table:style-name="ce47" table:formula="of:=IF(OR(ISTEXT([$'Посещения + Долги'.DA15]); [.$A49]=[.DA$61]); 0; [$'Посещения + Долги'.DA$30]*[$'Посещения + Долги'.DA15])" office:value-type="string" office:string-value="0" calcext:value-type="string">
            <text:p>0</text:p>
          </table:table-cell>
          <table:table-cell table:style-name="ce47" table:formula="of:=IF(OR(ISTEXT([$'Посещения + Долги'.DB15]); [.$A49]=[.DB$61]); 0; [$'Посещения + Долги'.DB$30]*[$'Посещения + Долги'.DB15])" office:value-type="string" office:string-value="0" calcext:value-type="string">
            <text:p>0</text:p>
          </table:table-cell>
          <table:table-cell table:style-name="ce47" table:formula="of:=IF(OR(ISTEXT([$'Посещения + Долги'.DC15]); [.$A49]=[.DC$61]); 0; [$'Посещения + Долги'.DC$30]*[$'Посещения + Долги'.DC15])" office:value-type="string" office:string-value="0" calcext:value-type="string">
            <text:p>0</text:p>
          </table:table-cell>
          <table:table-cell table:style-name="ce47" table:formula="of:=IF(OR(ISTEXT([$'Посещения + Долги'.DD15]); [.$A49]=[.DD$61]); 0; [$'Посещения + Долги'.DD$30]*[$'Посещения + Долги'.DD15])" office:value-type="string" office:string-value="0" calcext:value-type="string">
            <text:p>0</text:p>
          </table:table-cell>
          <table:table-cell table:style-name="ce47" table:formula="of:=IF(OR(ISTEXT([$'Посещения + Долги'.DE15]); [.$A49]=[.DE$61]); 0; [$'Посещения + Долги'.DE$30]*[$'Посещения + Долги'.DE15])" office:value-type="string" office:string-value="0" calcext:value-type="string">
            <text:p>0</text:p>
          </table:table-cell>
          <table:table-cell table:style-name="ce47" table:formula="of:=IF(OR(ISTEXT([$'Посещения + Долги'.DF15]); [.$A49]=[.DF$61]); 0; [$'Посещения + Долги'.DF$30]*[$'Посещения + Долги'.DF15])" office:value-type="string" office:string-value="0" calcext:value-type="string">
            <text:p>0</text:p>
          </table:table-cell>
          <table:table-cell table:style-name="ce47" table:formula="of:=IF(OR(ISTEXT([$'Посещения + Долги'.DG15]); [.$A49]=[.DG$61]); 0; [$'Посещения + Долги'.DG$30]*[$'Посещения + Долги'.DG15])" office:value-type="string" office:string-value="0" calcext:value-type="string">
            <text:p>0</text:p>
          </table:table-cell>
          <table:table-cell table:style-name="ce47" table:formula="of:=IF(OR(ISTEXT([$'Посещения + Долги'.DH15]); [.$A49]=[.DH$61]); 0; [$'Посещения + Долги'.DH$30]*[$'Посещения + Долги'.DH15])" office:value-type="string" office:string-value="0" calcext:value-type="string">
            <text:p>0</text:p>
          </table:table-cell>
          <table:table-cell table:style-name="ce47" table:formula="of:=IF(OR(ISTEXT([$'Посещения + Долги'.DI15]); [.$A49]=[.DI$61]); 0; [$'Посещения + Долги'.DI$30]*[$'Посещения + Долги'.DI15])" office:value-type="string" office:string-value="0" calcext:value-type="string">
            <text:p>0</text:p>
          </table:table-cell>
          <table:table-cell table:style-name="ce47" table:formula="of:=IF(OR(ISTEXT([$'Посещения + Долги'.DJ15]); [.$A49]=[.DJ$61]); 0; [$'Посещения + Долги'.DJ$30]*[$'Посещения + Долги'.DJ15])" office:value-type="string" office:string-value="0" calcext:value-type="string">
            <text:p>0</text:p>
          </table:table-cell>
          <table:table-cell table:style-name="ce47" table:formula="of:=IF(OR(ISTEXT([$'Посещения + Долги'.DK15]); [.$A49]=[.DK$61]); 0; [$'Посещения + Долги'.DK$30]*[$'Посещения + Долги'.DK15])" office:value-type="string" office:string-value="0" calcext:value-type="string">
            <text:p>0</text:p>
          </table:table-cell>
          <table:table-cell table:style-name="ce47" table:formula="of:=IF(OR(ISTEXT([$'Посещения + Долги'.DL15]); [.$A49]=[.DL$61]); 0; [$'Посещения + Долги'.DL$30]*[$'Посещения + Долги'.DL15])" office:value-type="string" office:string-value="0" calcext:value-type="string">
            <text:p>0</text:p>
          </table:table-cell>
          <table:table-cell table:style-name="ce47" table:formula="of:=IF(OR(ISTEXT([$'Посещения + Долги'.DM15]); [.$A49]=[.DM$61]); 0; [$'Посещения + Долги'.DM$30]*[$'Посещения + Долги'.DM15])" office:value-type="string" office:string-value="0" calcext:value-type="string">
            <text:p>0</text:p>
          </table:table-cell>
          <table:table-cell table:style-name="ce47" table:formula="of:=IF(OR(ISTEXT([$'Посещения + Долги'.DN15]); [.$A49]=[.DN$61]); 0; [$'Посещения + Долги'.DN$30]*[$'Посещения + Долги'.DN15])" office:value-type="string" office:string-value="0" calcext:value-type="string">
            <text:p>0</text:p>
          </table:table-cell>
          <table:table-cell table:style-name="ce47" table:formula="of:=IF(OR(ISTEXT([$'Посещения + Долги'.DO15]); [.$A49]=[.DO$61]); 0; [$'Посещения + Долги'.DO$30]*[$'Посещения + Долги'.DO15])" office:value-type="string" office:string-value="0" calcext:value-type="string">
            <text:p>0</text:p>
          </table:table-cell>
          <table:table-cell table:style-name="ce47" table:formula="of:=IF(OR(ISTEXT([$'Посещения + Долги'.DP15]); [.$A49]=[.DP$61]); 0; [$'Посещения + Долги'.DP$30]*[$'Посещения + Долги'.DP15])" office:value-type="string" office:string-value="0" calcext:value-type="string">
            <text:p>0</text:p>
          </table:table-cell>
          <table:table-cell table:style-name="ce47" table:formula="of:=IF(OR(ISTEXT([$'Посещения + Долги'.DQ15]); [.$A49]=[.DQ$61]); 0; [$'Посещения + Долги'.DQ$30]*[$'Посещения + Долги'.DQ1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литин</text:p>
          </table:table-cell>
          <table:table-cell table:style-name="ce46" table:formula="of:=IF(OR(ISTEXT([$'Посещения + Долги'.B16]); [.$A50]=[.B$61]); 0; [$'Посещения + Долги'.B$30]*[$'Посещения + Долги'.B16])" office:value-type="string" office:string-value="0" calcext:value-type="string">
            <text:p>0</text:p>
          </table:table-cell>
          <table:table-cell table:style-name="ce47" table:formula="of:=IF(OR(ISTEXT([$'Посещения + Долги'.C16]); [.$A50]=[.C$61]); 0; [$'Посещения + Долги'.C$30]*[$'Посещения + Долги'.C16])" office:value-type="string" office:string-value="0" calcext:value-type="string">
            <text:p>0</text:p>
          </table:table-cell>
          <table:table-cell table:style-name="ce46" table:formula="of:=IF(OR(ISTEXT([$'Посещения + Долги'.D16]); [.$A50]=[.D$61]); 0; [$'Посещения + Долги'.D$30]*[$'Посещения + Долги'.D16])" office:value-type="string" office:string-value="0" calcext:value-type="string">
            <text:p>0</text:p>
          </table:table-cell>
          <table:table-cell table:style-name="ce47" table:formula="of:=IF(OR(ISTEXT([$'Посещения + Долги'.E16]); [.$A50]=[.E$61]); 0; [$'Посещения + Долги'.E$30]*[$'Посещения + Долги'.E16])" office:value-type="string" office:string-value="0" calcext:value-type="string">
            <text:p>0</text:p>
          </table:table-cell>
          <table:table-cell table:style-name="ce46" table:formula="of:=IF(OR(ISTEXT([$'Посещения + Долги'.F16]); [.$A50]=[.F$61]); 0; [$'Посещения + Долги'.F$30]*[$'Посещения + Долги'.F16])" office:value-type="string" office:string-value="0" calcext:value-type="string">
            <text:p>0</text:p>
          </table:table-cell>
          <table:table-cell table:style-name="ce47" table:formula="of:=IF(OR(ISTEXT([$'Посещения + Долги'.G16]); [.$A50]=[.G$61]); 0; [$'Посещения + Долги'.G$30]*[$'Посещения + Долги'.G16])" office:value-type="string" office:string-value="0" calcext:value-type="string">
            <text:p>0</text:p>
          </table:table-cell>
          <table:table-cell table:style-name="ce46" table:formula="of:=IF(OR(ISTEXT([$'Посещения + Долги'.H16]); [.$A50]=[.H$61]); 0; [$'Посещения + Долги'.H$30]*[$'Посещения + Долги'.H16])" office:value-type="string" office:string-value="0" calcext:value-type="string">
            <text:p>0</text:p>
          </table:table-cell>
          <table:table-cell table:style-name="ce47" table:formula="of:=IF(OR(ISTEXT([$'Посещения + Долги'.I16]); [.$A50]=[.I$61]); 0; [$'Посещения + Долги'.I$30]*[$'Посещения + Долги'.I16])" office:value-type="string" office:string-value="0" calcext:value-type="string">
            <text:p>0</text:p>
          </table:table-cell>
          <table:table-cell table:style-name="ce46" table:formula="of:=IF(OR(ISTEXT([$'Посещения + Долги'.J16]); [.$A50]=[.J$61]); 0; [$'Посещения + Долги'.J$30]*[$'Посещения + Долги'.J16])" office:value-type="string" office:string-value="0" calcext:value-type="string">
            <text:p>0</text:p>
          </table:table-cell>
          <table:table-cell table:style-name="ce47" table:formula="of:=IF(OR(ISTEXT([$'Посещения + Долги'.K16]); [.$A50]=[.K$61]); 0; [$'Посещения + Долги'.K$30]*[$'Посещения + Долги'.K16])" office:value-type="string" office:string-value="0" calcext:value-type="string">
            <text:p>0</text:p>
          </table:table-cell>
          <table:table-cell table:style-name="ce46" table:formula="of:=IF(OR(ISTEXT([$'Посещения + Долги'.L16]); [.$A50]=[.L$61]); 0; [$'Посещения + Долги'.L$30]*[$'Посещения + Долги'.L16])" office:value-type="string" office:string-value="0" calcext:value-type="string">
            <text:p>0</text:p>
          </table:table-cell>
          <table:table-cell table:style-name="ce47" table:formula="of:=IF(OR(ISTEXT([$'Посещения + Долги'.M16]); [.$A50]=[.M$61]); 0; [$'Посещения + Долги'.M$30]*[$'Посещения + Долги'.M16])" office:value-type="string" office:string-value="0" calcext:value-type="string">
            <text:p>0</text:p>
          </table:table-cell>
          <table:table-cell table:style-name="ce46" table:formula="of:=IF(OR(ISTEXT([$'Посещения + Долги'.N16]); [.$A50]=[.N$61]); 0; [$'Посещения + Долги'.N$30]*[$'Посещения + Долги'.N16])" office:value-type="string" office:string-value="0" calcext:value-type="string">
            <text:p>0</text:p>
          </table:table-cell>
          <table:table-cell table:style-name="ce47" table:formula="of:=IF(OR(ISTEXT([$'Посещения + Долги'.O16]); [.$A50]=[.O$61]); 0; [$'Посещения + Долги'.O$30]*[$'Посещения + Долги'.O16])" office:value-type="string" office:string-value="0" calcext:value-type="string">
            <text:p>0</text:p>
          </table:table-cell>
          <table:table-cell table:style-name="ce46" table:formula="of:=IF(OR(ISTEXT([$'Посещения + Долги'.P16]); [.$A50]=[.P$61]); 0; [$'Посещения + Долги'.P$30]*[$'Посещения + Долги'.P16])" office:value-type="string" office:string-value="0" calcext:value-type="string">
            <text:p>0</text:p>
          </table:table-cell>
          <table:table-cell table:style-name="ce47" table:formula="of:=IF(OR(ISTEXT([$'Посещения + Долги'.Q16]); [.$A50]=[.Q$61]); 0; [$'Посещения + Долги'.Q$30]*[$'Посещения + Долги'.Q16])" office:value-type="string" office:string-value="0" calcext:value-type="string">
            <text:p>0</text:p>
          </table:table-cell>
          <table:table-cell table:style-name="ce46" table:formula="of:=IF(OR(ISTEXT([$'Посещения + Долги'.R16]); [.$A50]=[.R$61]); 0; [$'Посещения + Долги'.R$30]*[$'Посещения + Долги'.R16])" office:value-type="string" office:string-value="0" calcext:value-type="string">
            <text:p>0</text:p>
          </table:table-cell>
          <table:table-cell table:style-name="ce47" table:formula="of:=IF(OR(ISTEXT([$'Посещения + Долги'.S16]); [.$A50]=[.S$61]); 0; [$'Посещения + Долги'.S$30]*[$'Посещения + Долги'.S16])" office:value-type="string" office:string-value="0" calcext:value-type="string">
            <text:p>0</text:p>
          </table:table-cell>
          <table:table-cell table:style-name="ce46" table:formula="of:=IF(OR(ISTEXT([$'Посещения + Долги'.T16]); [.$A50]=[.T$61]); 0; [$'Посещения + Долги'.T$30]*[$'Посещения + Долги'.T16])" office:value-type="string" office:string-value="0" calcext:value-type="string">
            <text:p>0</text:p>
          </table:table-cell>
          <table:table-cell table:style-name="ce47" table:formula="of:=IF(OR(ISTEXT([$'Посещения + Долги'.U16]); [.$A50]=[.U$61]); 0; [$'Посещения + Долги'.U$30]*[$'Посещения + Долги'.U16])" office:value-type="string" office:string-value="0" calcext:value-type="string">
            <text:p>0</text:p>
          </table:table-cell>
          <table:table-cell table:style-name="ce46" table:formula="of:=IF(OR(ISTEXT([$'Посещения + Долги'.V16]); [.$A50]=[.V$61]); 0; [$'Посещения + Долги'.V$30]*[$'Посещения + Долги'.V16])" office:value-type="string" office:string-value="0" calcext:value-type="string">
            <text:p>0</text:p>
          </table:table-cell>
          <table:table-cell table:style-name="ce47" table:formula="of:=IF(OR(ISTEXT([$'Посещения + Долги'.W16]); [.$A50]=[.W$61]); 0; [$'Посещения + Долги'.W$30]*[$'Посещения + Долги'.W16])" office:value-type="string" office:string-value="0" calcext:value-type="string">
            <text:p>0</text:p>
          </table:table-cell>
          <table:table-cell table:style-name="ce46" table:formula="of:=IF(OR(ISTEXT([$'Посещения + Долги'.X16]); [.$A50]=[.X$61]); 0; [$'Посещения + Долги'.X$30]*[$'Посещения + Долги'.X16])" office:value-type="string" office:string-value="0" calcext:value-type="string">
            <text:p>0</text:p>
          </table:table-cell>
          <table:table-cell table:style-name="ce47" table:formula="of:=IF(OR(ISTEXT([$'Посещения + Долги'.Y16]); [.$A50]=[.Y$61]); 0; [$'Посещения + Долги'.Y$30]*[$'Посещения + Долги'.Y16])" office:value-type="string" office:string-value="0" calcext:value-type="string">
            <text:p>0</text:p>
          </table:table-cell>
          <table:table-cell table:style-name="ce46" table:formula="of:=IF(OR(ISTEXT([$'Посещения + Долги'.Z16]); [.$A50]=[.Z$61]); 0; [$'Посещения + Долги'.Z$30]*[$'Посещения + Долги'.Z16])" office:value-type="string" office:string-value="0" calcext:value-type="string">
            <text:p>0</text:p>
          </table:table-cell>
          <table:table-cell table:style-name="ce47" table:formula="of:=IF(OR(ISTEXT([$'Посещения + Долги'.AA16]); [.$A50]=[.AA$61]); 0; [$'Посещения + Долги'.AA$30]*[$'Посещения + Долги'.AA16])" office:value-type="string" office:string-value="0" calcext:value-type="string">
            <text:p>0</text:p>
          </table:table-cell>
          <table:table-cell table:style-name="ce46" table:formula="of:=IF(OR(ISTEXT([$'Посещения + Долги'.AB16]); [.$A50]=[.AB$61]); 0; [$'Посещения + Долги'.AB$30]*[$'Посещения + Долги'.AB16])" office:value-type="string" office:string-value="0" calcext:value-type="string">
            <text:p>0</text:p>
          </table:table-cell>
          <table:table-cell table:style-name="ce47" table:formula="of:=IF(OR(ISTEXT([$'Посещения + Долги'.AC16]); [.$A50]=[.AC$61]); 0; [$'Посещения + Долги'.AC$30]*[$'Посещения + Долги'.AC16])" office:value-type="string" office:string-value="0" calcext:value-type="string">
            <text:p>0</text:p>
          </table:table-cell>
          <table:table-cell table:style-name="ce46" table:formula="of:=IF(OR(ISTEXT([$'Посещения + Долги'.AD16]); [.$A50]=[.AD$61]); 0; [$'Посещения + Долги'.AD$30]*[$'Посещения + Долги'.AD16])" office:value-type="string" office:string-value="0" calcext:value-type="string">
            <text:p>0</text:p>
          </table:table-cell>
          <table:table-cell table:style-name="ce47" table:formula="of:=IF(OR(ISTEXT([$'Посещения + Долги'.AE16]); [.$A50]=[.AE$61]); 0; [$'Посещения + Долги'.AE$30]*[$'Посещения + Долги'.AE16])" office:value-type="string" office:string-value="0" calcext:value-type="string">
            <text:p>0</text:p>
          </table:table-cell>
          <table:table-cell table:style-name="ce46" table:formula="of:=IF(OR(ISTEXT([$'Посещения + Долги'.AF16]); [.$A50]=[.AF$61]); 0; [$'Посещения + Долги'.AF$30]*[$'Посещения + Долги'.AF16])" office:value-type="string" office:string-value="0" calcext:value-type="string">
            <text:p>0</text:p>
          </table:table-cell>
          <table:table-cell table:style-name="ce47" table:formula="of:=IF(OR(ISTEXT([$'Посещения + Долги'.AG16]); [.$A50]=[.AG$61]); 0; [$'Посещения + Долги'.AG$30]*[$'Посещения + Долги'.AG16])" office:value-type="string" office:string-value="0" calcext:value-type="string">
            <text:p>0</text:p>
          </table:table-cell>
          <table:table-cell table:style-name="ce46" table:formula="of:=IF(OR(ISTEXT([$'Посещения + Долги'.AH16]); [.$A50]=[.AH$61]); 0; [$'Посещения + Долги'.AH$30]*[$'Посещения + Долги'.AH16])" office:value-type="string" office:string-value="0" calcext:value-type="string">
            <text:p>0</text:p>
          </table:table-cell>
          <table:table-cell table:style-name="ce47" table:formula="of:=IF(OR(ISTEXT([$'Посещения + Долги'.AI16]); [.$A50]=[.AI$61]); 0; [$'Посещения + Долги'.AI$30]*[$'Посещения + Долги'.AI16])" office:value-type="string" office:string-value="0" calcext:value-type="string">
            <text:p>0</text:p>
          </table:table-cell>
          <table:table-cell table:style-name="ce46" table:formula="of:=IF(OR(ISTEXT([$'Посещения + Долги'.AJ16]); [.$A50]=[.AJ$61]); 0; [$'Посещения + Долги'.AJ$30]*[$'Посещения + Долги'.AJ16])" office:value-type="string" office:string-value="0" calcext:value-type="string">
            <text:p>0</text:p>
          </table:table-cell>
          <table:table-cell table:style-name="ce47" table:formula="of:=IF(OR(ISTEXT([$'Посещения + Долги'.AK16]); [.$A50]=[.AK$61]); 0; [$'Посещения + Долги'.AK$30]*[$'Посещения + Долги'.AK16])" office:value-type="string" office:string-value="0" calcext:value-type="string">
            <text:p>0</text:p>
          </table:table-cell>
          <table:table-cell table:style-name="ce46" table:formula="of:=IF(OR(ISTEXT([$'Посещения + Долги'.AL16]); [.$A50]=[.AL$61]); 0; [$'Посещения + Долги'.AL$30]*[$'Посещения + Долги'.AL16])" office:value-type="string" office:string-value="0" calcext:value-type="string">
            <text:p>0</text:p>
          </table:table-cell>
          <table:table-cell table:style-name="ce47" table:formula="of:=IF(OR(ISTEXT([$'Посещения + Долги'.AM16]); [.$A50]=[.AM$61]); 0; [$'Посещения + Долги'.AM$30]*[$'Посещения + Долги'.AM16])" office:value-type="string" office:string-value="0" calcext:value-type="string">
            <text:p>0</text:p>
          </table:table-cell>
          <table:table-cell table:style-name="ce46" table:formula="of:=IF(OR(ISTEXT([$'Посещения + Долги'.AN16]); [.$A50]=[.AN$61]); 0; [$'Посещения + Долги'.AN$30]*[$'Посещения + Долги'.AN16])" office:value-type="string" office:string-value="0" calcext:value-type="string">
            <text:p>0</text:p>
          </table:table-cell>
          <table:table-cell table:style-name="ce47" table:formula="of:=IF(OR(ISTEXT([$'Посещения + Долги'.AO16]); [.$A50]=[.AO$61]); 0; [$'Посещения + Долги'.AO$30]*[$'Посещения + Долги'.AO16])" office:value-type="string" office:string-value="0" calcext:value-type="string">
            <text:p>0</text:p>
          </table:table-cell>
          <table:table-cell table:style-name="ce46" table:formula="of:=IF(OR(ISTEXT([$'Посещения + Долги'.AP16]); [.$A50]=[.AP$61]); 0; [$'Посещения + Долги'.AP$30]*[$'Посещения + Долги'.AP16])" office:value-type="string" office:string-value="0" calcext:value-type="string">
            <text:p>0</text:p>
          </table:table-cell>
          <table:table-cell table:style-name="ce47" table:formula="of:=IF(OR(ISTEXT([$'Посещения + Долги'.AQ16]); [.$A50]=[.AQ$61]); 0; [$'Посещения + Долги'.AQ$30]*[$'Посещения + Долги'.AQ16])" office:value-type="string" office:string-value="0" calcext:value-type="string">
            <text:p>0</text:p>
          </table:table-cell>
          <table:table-cell table:style-name="ce46" table:formula="of:=IF(OR(ISTEXT([$'Посещения + Долги'.AR16]); [.$A50]=[.AR$61]); 0; [$'Посещения + Долги'.AR$30]*[$'Посещения + Долги'.AR16])" office:value-type="string" office:string-value="0" calcext:value-type="string">
            <text:p>0</text:p>
          </table:table-cell>
          <table:table-cell table:style-name="ce47" table:formula="of:=IF(OR(ISTEXT([$'Посещения + Долги'.AS16]); [.$A50]=[.AS$61]); 0; [$'Посещения + Долги'.AS$30]*[$'Посещения + Долги'.AS16])" office:value-type="string" office:string-value="0" calcext:value-type="string">
            <text:p>0</text:p>
          </table:table-cell>
          <table:table-cell table:style-name="ce47" table:formula="of:=IF(OR(ISTEXT([$'Посещения + Долги'.AT16]); [.$A50]=[.AT$61]); 0; [$'Посещения + Долги'.AT$30]*[$'Посещения + Долги'.AT16])" office:value-type="string" office:string-value="0" calcext:value-type="string">
            <text:p>0</text:p>
          </table:table-cell>
          <table:table-cell table:style-name="ce47" table:formula="of:=IF(OR(ISTEXT([$'Посещения + Долги'.AU16]); [.$A50]=[.AU$61]); 0; [$'Посещения + Долги'.AU$30]*[$'Посещения + Долги'.AU16])" office:value-type="string" office:string-value="0" calcext:value-type="string">
            <text:p>0</text:p>
          </table:table-cell>
          <table:table-cell table:style-name="ce47" table:formula="of:=IF(OR(ISTEXT([$'Посещения + Долги'.AV16]); [.$A50]=[.AV$61]); 0; [$'Посещения + Долги'.AV$30]*[$'Посещения + Долги'.AV16])" office:value-type="string" office:string-value="0" calcext:value-type="string">
            <text:p>0</text:p>
          </table:table-cell>
          <table:table-cell table:style-name="ce47" table:formula="of:=IF(OR(ISTEXT([$'Посещения + Долги'.AW16]); [.$A50]=[.AW$61]); 0; [$'Посещения + Долги'.AW$30]*[$'Посещения + Долги'.AW16])" office:value-type="string" office:string-value="0" calcext:value-type="string">
            <text:p>0</text:p>
          </table:table-cell>
          <table:table-cell table:style-name="ce47" table:formula="of:=IF(OR(ISTEXT([$'Посещения + Долги'.AX16]); [.$A50]=[.AX$61]); 0; [$'Посещения + Долги'.AX$30]*[$'Посещения + Долги'.AX16])" office:value-type="string" office:string-value="0" calcext:value-type="string">
            <text:p>0</text:p>
          </table:table-cell>
          <table:table-cell table:style-name="ce47" table:formula="of:=IF(OR(ISTEXT([$'Посещения + Долги'.AY16]); [.$A50]=[.AY$61]); 0; [$'Посещения + Долги'.AY$30]*[$'Посещения + Долги'.AY16])" office:value-type="string" office:string-value="0" calcext:value-type="string">
            <text:p>0</text:p>
          </table:table-cell>
          <table:table-cell table:style-name="ce47" table:formula="of:=IF(OR(ISTEXT([$'Посещения + Долги'.AZ16]); [.$A50]=[.AZ$61]); 0; [$'Посещения + Долги'.AZ$30]*[$'Посещения + Долги'.AZ16])" office:value-type="string" office:string-value="0" calcext:value-type="string">
            <text:p>0</text:p>
          </table:table-cell>
          <table:table-cell table:style-name="ce47" table:formula="of:=IF(OR(ISTEXT([$'Посещения + Долги'.BA16]); [.$A50]=[.BA$61]); 0; [$'Посещения + Долги'.BA$30]*[$'Посещения + Долги'.BA16])" office:value-type="string" office:string-value="0" calcext:value-type="string">
            <text:p>0</text:p>
          </table:table-cell>
          <table:table-cell table:style-name="ce47" table:formula="of:=IF(OR(ISTEXT([$'Посещения + Долги'.BB16]); [.$A50]=[.BB$61]); 0; [$'Посещения + Долги'.BB$30]*[$'Посещения + Долги'.BB16])" office:value-type="string" office:string-value="0" calcext:value-type="string">
            <text:p>0</text:p>
          </table:table-cell>
          <table:table-cell table:style-name="ce47" table:formula="of:=IF(OR(ISTEXT([$'Посещения + Долги'.BC16]); [.$A50]=[.BC$61]); 0; [$'Посещения + Долги'.BC$30]*[$'Посещения + Долги'.BC16])" office:value-type="string" office:string-value="0" calcext:value-type="string">
            <text:p>0</text:p>
          </table:table-cell>
          <table:table-cell table:style-name="ce47" table:formula="of:=IF(OR(ISTEXT([$'Посещения + Долги'.BD16]); [.$A50]=[.BD$61]); 0; [$'Посещения + Долги'.BD$30]*[$'Посещения + Долги'.BD16])" office:value-type="string" office:string-value="0" calcext:value-type="string">
            <text:p>0</text:p>
          </table:table-cell>
          <table:table-cell table:style-name="ce47" table:formula="of:=IF(OR(ISTEXT([$'Посещения + Долги'.BE16]); [.$A50]=[.BE$61]); 0; [$'Посещения + Долги'.BE$30]*[$'Посещения + Долги'.BE16])" office:value-type="string" office:string-value="0" calcext:value-type="string">
            <text:p>0</text:p>
          </table:table-cell>
          <table:table-cell table:style-name="ce47" table:formula="of:=IF(OR(ISTEXT([$'Посещения + Долги'.BF16]); [.$A50]=[.BF$61]); 0; [$'Посещения + Долги'.BF$30]*[$'Посещения + Долги'.BF16])" office:value-type="string" office:string-value="0" calcext:value-type="string">
            <text:p>0</text:p>
          </table:table-cell>
          <table:table-cell table:style-name="ce47" table:formula="of:=IF(OR(ISTEXT([$'Посещения + Долги'.BG16]); [.$A50]=[.BG$61]); 0; [$'Посещения + Долги'.BG$30]*[$'Посещения + Долги'.BG16])" office:value-type="string" office:string-value="0" calcext:value-type="string">
            <text:p>0</text:p>
          </table:table-cell>
          <table:table-cell table:style-name="ce47" table:formula="of:=IF(OR(ISTEXT([$'Посещения + Долги'.BH16]); [.$A50]=[.BH$61]); 0; [$'Посещения + Долги'.BH$30]*[$'Посещения + Долги'.BH16])" office:value-type="string" office:string-value="0" calcext:value-type="string">
            <text:p>0</text:p>
          </table:table-cell>
          <table:table-cell table:style-name="ce47" table:formula="of:=IF(OR(ISTEXT([$'Посещения + Долги'.BI16]); [.$A50]=[.BI$61]); 0; [$'Посещения + Долги'.BI$30]*[$'Посещения + Долги'.BI16])" office:value-type="string" office:string-value="0" calcext:value-type="string">
            <text:p>0</text:p>
          </table:table-cell>
          <table:table-cell table:style-name="ce47" table:formula="of:=IF(OR(ISTEXT([$'Посещения + Долги'.BJ16]); [.$A50]=[.BJ$61]); 0; [$'Посещения + Долги'.BJ$30]*[$'Посещения + Долги'.BJ16])" office:value-type="string" office:string-value="0" calcext:value-type="string">
            <text:p>0</text:p>
          </table:table-cell>
          <table:table-cell table:style-name="ce47" table:formula="of:=IF(OR(ISTEXT([$'Посещения + Долги'.BK16]); [.$A50]=[.BK$61]); 0; [$'Посещения + Долги'.BK$30]*[$'Посещения + Долги'.BK16])" office:value-type="string" office:string-value="0" calcext:value-type="string">
            <text:p>0</text:p>
          </table:table-cell>
          <table:table-cell table:style-name="ce47" table:formula="of:=IF(OR(ISTEXT([$'Посещения + Долги'.BL16]); [.$A50]=[.BL$61]); 0; [$'Посещения + Долги'.BL$30]*[$'Посещения + Долги'.BL16])" office:value-type="string" office:string-value="0" calcext:value-type="string">
            <text:p>0</text:p>
          </table:table-cell>
          <table:table-cell table:style-name="ce47" table:formula="of:=IF(OR(ISTEXT([$'Посещения + Долги'.BM16]); [.$A50]=[.BM$61]); 0; [$'Посещения + Долги'.BM$30]*[$'Посещения + Долги'.BM16])" office:value-type="string" office:string-value="0" calcext:value-type="string">
            <text:p>0</text:p>
          </table:table-cell>
          <table:table-cell table:style-name="ce47" table:formula="of:=IF(OR(ISTEXT([$'Посещения + Долги'.BN16]); [.$A50]=[.BN$61]); 0; [$'Посещения + Долги'.BN$30]*[$'Посещения + Долги'.BN16])" office:value-type="string" office:string-value="0" calcext:value-type="string">
            <text:p>0</text:p>
          </table:table-cell>
          <table:table-cell table:style-name="ce47" table:formula="of:=IF(OR(ISTEXT([$'Посещения + Долги'.BO16]); [.$A50]=[.BO$61]); 0; [$'Посещения + Долги'.BO$30]*[$'Посещения + Долги'.BO16])" office:value-type="string" office:string-value="0" calcext:value-type="string">
            <text:p>0</text:p>
          </table:table-cell>
          <table:table-cell table:style-name="ce47" table:formula="of:=IF(OR(ISTEXT([$'Посещения + Долги'.BP16]); [.$A50]=[.BP$61]); 0; [$'Посещения + Долги'.BP$30]*[$'Посещения + Долги'.BP16])" office:value-type="string" office:string-value="0" calcext:value-type="string">
            <text:p>0</text:p>
          </table:table-cell>
          <table:table-cell table:style-name="ce47" table:formula="of:=IF(OR(ISTEXT([$'Посещения + Долги'.BQ16]); [.$A50]=[.BQ$61]); 0; [$'Посещения + Долги'.BQ$30]*[$'Посещения + Долги'.BQ16])" office:value-type="string" office:string-value="0" calcext:value-type="string">
            <text:p>0</text:p>
          </table:table-cell>
          <table:table-cell table:style-name="ce47" table:formula="of:=IF(OR(ISTEXT([$'Посещения + Долги'.BR16]); [.$A50]=[.BR$61]); 0; [$'Посещения + Долги'.BR$30]*[$'Посещения + Долги'.BR16])" office:value-type="string" office:string-value="0" calcext:value-type="string">
            <text:p>0</text:p>
          </table:table-cell>
          <table:table-cell table:style-name="ce47" table:formula="of:=IF(OR(ISTEXT([$'Посещения + Долги'.BS16]); [.$A50]=[.BS$61]); 0; [$'Посещения + Долги'.BS$30]*[$'Посещения + Долги'.BS16])" office:value-type="string" office:string-value="0" calcext:value-type="string">
            <text:p>0</text:p>
          </table:table-cell>
          <table:table-cell table:style-name="ce47" table:formula="of:=IF(OR(ISTEXT([$'Посещения + Долги'.BT16]); [.$A50]=[.BT$61]); 0; [$'Посещения + Долги'.BT$30]*[$'Посещения + Долги'.BT16])" office:value-type="string" office:string-value="0" calcext:value-type="string">
            <text:p>0</text:p>
          </table:table-cell>
          <table:table-cell table:style-name="ce47" table:formula="of:=IF(OR(ISTEXT([$'Посещения + Долги'.BU16]); [.$A50]=[.BU$61]); 0; [$'Посещения + Долги'.BU$30]*[$'Посещения + Долги'.BU16])" office:value-type="string" office:string-value="0" calcext:value-type="string">
            <text:p>0</text:p>
          </table:table-cell>
          <table:table-cell table:style-name="ce47" table:formula="of:=IF(OR(ISTEXT([$'Посещения + Долги'.BV16]); [.$A50]=[.BV$61]); 0; [$'Посещения + Долги'.BV$30]*[$'Посещения + Долги'.BV16])" office:value-type="string" office:string-value="0" calcext:value-type="string">
            <text:p>0</text:p>
          </table:table-cell>
          <table:table-cell table:style-name="ce47" table:formula="of:=IF(OR(ISTEXT([$'Посещения + Долги'.BW16]); [.$A50]=[.BW$61]); 0; [$'Посещения + Долги'.BW$30]*[$'Посещения + Долги'.BW16])" office:value-type="string" office:string-value="0" calcext:value-type="string">
            <text:p>0</text:p>
          </table:table-cell>
          <table:table-cell table:style-name="ce47" table:formula="of:=IF(OR(ISTEXT([$'Посещения + Долги'.BX16]); [.$A50]=[.BX$61]); 0; [$'Посещения + Долги'.BX$30]*[$'Посещения + Долги'.BX16])" office:value-type="string" office:string-value="0" calcext:value-type="string">
            <text:p>0</text:p>
          </table:table-cell>
          <table:table-cell table:style-name="ce47" table:formula="of:=IF(OR(ISTEXT([$'Посещения + Долги'.BY16]); [.$A50]=[.BY$61]); 0; [$'Посещения + Долги'.BY$30]*[$'Посещения + Долги'.BY16])" office:value-type="string" office:string-value="0" calcext:value-type="string">
            <text:p>0</text:p>
          </table:table-cell>
          <table:table-cell table:style-name="ce47" table:formula="of:=IF(OR(ISTEXT([$'Посещения + Долги'.BZ16]); [.$A50]=[.BZ$61]); 0; [$'Посещения + Долги'.BZ$30]*[$'Посещения + Долги'.BZ16])" office:value-type="string" office:string-value="0" calcext:value-type="string">
            <text:p>0</text:p>
          </table:table-cell>
          <table:table-cell table:style-name="ce47" table:formula="of:=IF(OR(ISTEXT([$'Посещения + Долги'.CA16]); [.$A50]=[.CA$61]); 0; [$'Посещения + Долги'.CA$30]*[$'Посещения + Долги'.CA16])" office:value-type="string" office:string-value="0" calcext:value-type="string">
            <text:p>0</text:p>
          </table:table-cell>
          <table:table-cell table:style-name="ce47" table:formula="of:=IF(OR(ISTEXT([$'Посещения + Долги'.CB16]); [.$A50]=[.CB$61]); 0; [$'Посещения + Долги'.CB$30]*[$'Посещения + Долги'.CB16])" office:value-type="string" office:string-value="0" calcext:value-type="string">
            <text:p>0</text:p>
          </table:table-cell>
          <table:table-cell table:style-name="ce47" table:formula="of:=IF(OR(ISTEXT([$'Посещения + Долги'.CC16]); [.$A50]=[.CC$61]); 0; [$'Посещения + Долги'.CC$30]*[$'Посещения + Долги'.CC16])" office:value-type="string" office:string-value="0" calcext:value-type="string">
            <text:p>0</text:p>
          </table:table-cell>
          <table:table-cell table:style-name="ce47" table:formula="of:=IF(OR(ISTEXT([$'Посещения + Долги'.CD16]); [.$A50]=[.CD$61]); 0; [$'Посещения + Долги'.CD$30]*[$'Посещения + Долги'.CD16])" office:value-type="string" office:string-value="0" calcext:value-type="string">
            <text:p>0</text:p>
          </table:table-cell>
          <table:table-cell table:style-name="ce47" table:formula="of:=IF(OR(ISTEXT([$'Посещения + Долги'.CE16]); [.$A50]=[.CE$61]); 0; [$'Посещения + Долги'.CE$30]*[$'Посещения + Долги'.CE16])" office:value-type="string" office:string-value="0" calcext:value-type="string">
            <text:p>0</text:p>
          </table:table-cell>
          <table:table-cell table:style-name="ce47" table:formula="of:=IF(OR(ISTEXT([$'Посещения + Долги'.CF16]); [.$A50]=[.CF$61]); 0; [$'Посещения + Долги'.CF$30]*[$'Посещения + Долги'.CF16])" office:value-type="string" office:string-value="0" calcext:value-type="string">
            <text:p>0</text:p>
          </table:table-cell>
          <table:table-cell table:style-name="ce47" table:formula="of:=IF(OR(ISTEXT([$'Посещения + Долги'.CG16]); [.$A50]=[.CG$61]); 0; [$'Посещения + Долги'.CG$30]*[$'Посещения + Долги'.CG16])" office:value-type="string" office:string-value="0" calcext:value-type="string">
            <text:p>0</text:p>
          </table:table-cell>
          <table:table-cell table:style-name="ce47" table:formula="of:=IF(OR(ISTEXT([$'Посещения + Долги'.CH16]); [.$A50]=[.CH$61]); 0; [$'Посещения + Долги'.CH$30]*[$'Посещения + Долги'.CH16])" office:value-type="string" office:string-value="0" calcext:value-type="string">
            <text:p>0</text:p>
          </table:table-cell>
          <table:table-cell table:style-name="ce47" table:formula="of:=IF(OR(ISTEXT([$'Посещения + Долги'.CI16]); [.$A50]=[.CI$61]); 0; [$'Посещения + Долги'.CI$30]*[$'Посещения + Долги'.CI16])" office:value-type="string" office:string-value="37.5" calcext:value-type="string">
            <text:p>37.5</text:p>
          </table:table-cell>
          <table:table-cell table:style-name="ce47" table:formula="of:=IF(OR(ISTEXT([$'Посещения + Долги'.CJ16]); [.$A50]=[.CJ$61]); 0; [$'Посещения + Долги'.CJ$30]*[$'Посещения + Долги'.CJ16])" office:value-type="string" office:string-value="0" calcext:value-type="string">
            <text:p>0</text:p>
          </table:table-cell>
          <table:table-cell table:style-name="ce47" table:formula="of:=IF(OR(ISTEXT([$'Посещения + Долги'.CK16]); [.$A50]=[.CK$61]); 0; [$'Посещения + Долги'.CK$30]*[$'Посещения + Долги'.CK16])" office:value-type="string" office:string-value="0" calcext:value-type="string">
            <text:p>0</text:p>
          </table:table-cell>
          <table:table-cell table:style-name="ce47" table:formula="of:=IF(OR(ISTEXT([$'Посещения + Долги'.CL16]); [.$A50]=[.CL$61]); 0; [$'Посещения + Долги'.CL$30]*[$'Посещения + Долги'.CL16])" office:value-type="string" office:string-value="0" calcext:value-type="string">
            <text:p>0</text:p>
          </table:table-cell>
          <table:table-cell table:style-name="ce47" table:formula="of:=IF(OR(ISTEXT([$'Посещения + Долги'.CM16]); [.$A50]=[.CM$61]); 0; [$'Посещения + Долги'.CM$30]*[$'Посещения + Долги'.CM16])" office:value-type="string" office:string-value="0" calcext:value-type="string">
            <text:p>0</text:p>
          </table:table-cell>
          <table:table-cell table:style-name="ce47" table:formula="of:=IF(OR(ISTEXT([$'Посещения + Долги'.CN16]); [.$A50]=[.CN$61]); 0; [$'Посещения + Долги'.CN$30]*[$'Посещения + Долги'.CN16])" office:value-type="string" office:string-value="37.5" calcext:value-type="string">
            <text:p>37.5</text:p>
          </table:table-cell>
          <table:table-cell table:style-name="ce47" table:formula="of:=IF(OR(ISTEXT([$'Посещения + Долги'.CO16]); [.$A50]=[.CO$61]); 0; [$'Посещения + Долги'.CO$30]*[$'Посещения + Долги'.CO16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6]); [.$A50]=[.CP$61]); 0; [$'Посещения + Долги'.CP$30]*[$'Посещения + Долги'.CP16])" office:value-type="string" office:string-value="0" calcext:value-type="string">
            <text:p>0</text:p>
          </table:table-cell>
          <table:table-cell table:style-name="ce47" table:formula="of:=IF(OR(ISTEXT([$'Посещения + Долги'.CQ16]); [.$A50]=[.CQ$61]); 0; [$'Посещения + Долги'.CQ$30]*[$'Посещения + Долги'.CQ16])" office:value-type="string" office:string-value="0" calcext:value-type="string">
            <text:p>0</text:p>
          </table:table-cell>
          <table:table-cell table:style-name="ce47" table:formula="of:=IF(OR(ISTEXT([$'Посещения + Долги'.CR16]); [.$A50]=[.CR$61]); 0; [$'Посещения + Долги'.CR$30]*[$'Посещения + Долги'.CR16])" office:value-type="string" office:string-value="0" calcext:value-type="string">
            <text:p>0</text:p>
          </table:table-cell>
          <table:table-cell table:style-name="ce47" table:formula="of:=IF(OR(ISTEXT([$'Посещения + Долги'.CS16]); [.$A50]=[.CS$61]); 0; [$'Посещения + Долги'.CS$30]*[$'Посещения + Долги'.CS16])" office:value-type="string" office:string-value="37.5" calcext:value-type="string">
            <text:p>37.5</text:p>
          </table:table-cell>
          <table:table-cell table:style-name="ce47" table:formula="of:=IF(OR(ISTEXT([$'Посещения + Долги'.CT16]); [.$A50]=[.CT$61]); 0; [$'Посещения + Долги'.CT$30]*[$'Посещения + Долги'.CT16])" office:value-type="string" office:string-value="90" calcext:value-type="string">
            <text:p>90</text:p>
          </table:table-cell>
          <table:table-cell table:style-name="ce47" table:formula="of:=IF(OR(ISTEXT([$'Посещения + Долги'.CU16]); [.$A50]=[.CU$61]); 0; [$'Посещения + Долги'.CU$30]*[$'Посещения + Долги'.CU16])" office:value-type="string" office:string-value="75" calcext:value-type="string">
            <text:p>75</text:p>
          </table:table-cell>
          <table:table-cell table:style-name="ce47" table:formula="of:=IF(OR(ISTEXT([$'Посещения + Долги'.CV16]); [.$A50]=[.CV$61]); 0; [$'Посещения + Долги'.CV$30]*[$'Посещения + Долги'.CV16])" office:value-type="string" office:string-value="0" calcext:value-type="string">
            <text:p>0</text:p>
          </table:table-cell>
          <table:table-cell table:style-name="ce47" table:formula="of:=IF(OR(ISTEXT([$'Посещения + Долги'.CW16]); [.$A50]=[.CW$61]); 0; [$'Посещения + Долги'.CW$30]*[$'Посещения + Долги'.CW16])" office:value-type="string" office:string-value="0" calcext:value-type="string">
            <text:p>0</text:p>
          </table:table-cell>
          <table:table-cell table:style-name="ce47" table:formula="of:=IF(OR(ISTEXT([$'Посещения + Долги'.CX16]); [.$A50]=[.CX$61]); 0; [$'Посещения + Долги'.CX$30]*[$'Посещения + Долги'.CX16])" office:value-type="string" office:string-value="0" calcext:value-type="string">
            <text:p>0</text:p>
          </table:table-cell>
          <table:table-cell table:style-name="ce47" table:formula="of:=IF(OR(ISTEXT([$'Посещения + Долги'.CY16]); [.$A50]=[.CY$61]); 0; [$'Посещения + Долги'.CY$30]*[$'Посещения + Долги'.CY16])" office:value-type="string" office:string-value="0" calcext:value-type="string">
            <text:p>0</text:p>
          </table:table-cell>
          <table:table-cell table:style-name="ce47" table:formula="of:=IF(OR(ISTEXT([$'Посещения + Долги'.CZ16]); [.$A50]=[.CZ$61]); 0; [$'Посещения + Долги'.CZ$30]*[$'Посещения + Долги'.CZ16])" office:value-type="string" office:string-value="0" calcext:value-type="string">
            <text:p>0</text:p>
          </table:table-cell>
          <table:table-cell table:style-name="ce47" table:formula="of:=IF(OR(ISTEXT([$'Посещения + Долги'.DA16]); [.$A50]=[.DA$61]); 0; [$'Посещения + Долги'.DA$30]*[$'Посещения + Долги'.DA16])" office:value-type="string" office:string-value="0" calcext:value-type="string">
            <text:p>0</text:p>
          </table:table-cell>
          <table:table-cell table:style-name="ce47" table:formula="of:=IF(OR(ISTEXT([$'Посещения + Долги'.DB16]); [.$A50]=[.DB$61]); 0; [$'Посещения + Долги'.DB$30]*[$'Посещения + Долги'.DB16])" office:value-type="string" office:string-value="0" calcext:value-type="string">
            <text:p>0</text:p>
          </table:table-cell>
          <table:table-cell table:style-name="ce47" table:formula="of:=IF(OR(ISTEXT([$'Посещения + Долги'.DC16]); [.$A50]=[.DC$61]); 0; [$'Посещения + Долги'.DC$30]*[$'Посещения + Долги'.DC16])" office:value-type="string" office:string-value="0" calcext:value-type="string">
            <text:p>0</text:p>
          </table:table-cell>
          <table:table-cell table:style-name="ce47" table:formula="of:=IF(OR(ISTEXT([$'Посещения + Долги'.DD16]); [.$A50]=[.DD$61]); 0; [$'Посещения + Долги'.DD$30]*[$'Посещения + Долги'.DD16])" office:value-type="string" office:string-value="0" calcext:value-type="string">
            <text:p>0</text:p>
          </table:table-cell>
          <table:table-cell table:style-name="ce47" table:formula="of:=IF(OR(ISTEXT([$'Посещения + Долги'.DE16]); [.$A50]=[.DE$61]); 0; [$'Посещения + Долги'.DE$30]*[$'Посещения + Долги'.DE16])" office:value-type="string" office:string-value="0" calcext:value-type="string">
            <text:p>0</text:p>
          </table:table-cell>
          <table:table-cell table:style-name="ce47" table:formula="of:=IF(OR(ISTEXT([$'Посещения + Долги'.DF16]); [.$A50]=[.DF$61]); 0; [$'Посещения + Долги'.DF$30]*[$'Посещения + Долги'.DF16])" office:value-type="string" office:string-value="0" calcext:value-type="string">
            <text:p>0</text:p>
          </table:table-cell>
          <table:table-cell table:style-name="ce47" table:formula="of:=IF(OR(ISTEXT([$'Посещения + Долги'.DG16]); [.$A50]=[.DG$61]); 0; [$'Посещения + Долги'.DG$30]*[$'Посещения + Долги'.DG16])" office:value-type="string" office:string-value="0" calcext:value-type="string">
            <text:p>0</text:p>
          </table:table-cell>
          <table:table-cell table:style-name="ce47" table:formula="of:=IF(OR(ISTEXT([$'Посещения + Долги'.DH16]); [.$A50]=[.DH$61]); 0; [$'Посещения + Долги'.DH$30]*[$'Посещения + Долги'.DH16])" office:value-type="string" office:string-value="0" calcext:value-type="string">
            <text:p>0</text:p>
          </table:table-cell>
          <table:table-cell table:style-name="ce47" table:formula="of:=IF(OR(ISTEXT([$'Посещения + Долги'.DI16]); [.$A50]=[.DI$61]); 0; [$'Посещения + Долги'.DI$30]*[$'Посещения + Долги'.DI16])" office:value-type="string" office:string-value="0" calcext:value-type="string">
            <text:p>0</text:p>
          </table:table-cell>
          <table:table-cell table:style-name="ce47" table:formula="of:=IF(OR(ISTEXT([$'Посещения + Долги'.DJ16]); [.$A50]=[.DJ$61]); 0; [$'Посещения + Долги'.DJ$30]*[$'Посещения + Долги'.DJ16])" office:value-type="string" office:string-value="0" calcext:value-type="string">
            <text:p>0</text:p>
          </table:table-cell>
          <table:table-cell table:style-name="ce47" table:formula="of:=IF(OR(ISTEXT([$'Посещения + Долги'.DK16]); [.$A50]=[.DK$61]); 0; [$'Посещения + Долги'.DK$30]*[$'Посещения + Долги'.DK16])" office:value-type="string" office:string-value="0" calcext:value-type="string">
            <text:p>0</text:p>
          </table:table-cell>
          <table:table-cell table:style-name="ce47" table:formula="of:=IF(OR(ISTEXT([$'Посещения + Долги'.DL16]); [.$A50]=[.DL$61]); 0; [$'Посещения + Долги'.DL$30]*[$'Посещения + Долги'.DL16])" office:value-type="string" office:string-value="0" calcext:value-type="string">
            <text:p>0</text:p>
          </table:table-cell>
          <table:table-cell table:style-name="ce47" table:formula="of:=IF(OR(ISTEXT([$'Посещения + Долги'.DM16]); [.$A50]=[.DM$61]); 0; [$'Посещения + Долги'.DM$30]*[$'Посещения + Долги'.DM16])" office:value-type="string" office:string-value="0" calcext:value-type="string">
            <text:p>0</text:p>
          </table:table-cell>
          <table:table-cell table:style-name="ce47" table:formula="of:=IF(OR(ISTEXT([$'Посещения + Долги'.DN16]); [.$A50]=[.DN$61]); 0; [$'Посещения + Долги'.DN$30]*[$'Посещения + Долги'.DN16])" office:value-type="string" office:string-value="0" calcext:value-type="string">
            <text:p>0</text:p>
          </table:table-cell>
          <table:table-cell table:style-name="ce47" table:formula="of:=IF(OR(ISTEXT([$'Посещения + Долги'.DO16]); [.$A50]=[.DO$61]); 0; [$'Посещения + Долги'.DO$30]*[$'Посещения + Долги'.DO16])" office:value-type="string" office:string-value="0" calcext:value-type="string">
            <text:p>0</text:p>
          </table:table-cell>
          <table:table-cell table:style-name="ce47" table:formula="of:=IF(OR(ISTEXT([$'Посещения + Долги'.DP16]); [.$A50]=[.DP$61]); 0; [$'Посещения + Долги'.DP$30]*[$'Посещения + Долги'.DP16])" office:value-type="string" office:string-value="0" calcext:value-type="string">
            <text:p>0</text:p>
          </table:table-cell>
          <table:table-cell table:style-name="ce47" table:formula="of:=IF(OR(ISTEXT([$'Посещения + Долги'.DQ16]); [.$A50]=[.DQ$61]); 0; [$'Посещения + Долги'.DQ$30]*[$'Посещения + Долги'.DQ1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овалев</text:p>
          </table:table-cell>
          <table:table-cell table:style-name="ce46" table:formula="of:=IF(OR(ISTEXT([$'Посещения + Долги'.B17]); [.$A51]=[.B$61]); 0; [$'Посещения + Долги'.B$30]*[$'Посещения + Долги'.B17])" office:value-type="string" office:string-value="0" calcext:value-type="string">
            <text:p>0</text:p>
          </table:table-cell>
          <table:table-cell table:style-name="ce46" table:formula="of:=IF(OR(ISTEXT([$'Посещения + Долги'.C17]); [.$A51]=[.C$61]); 0; [$'Посещения + Долги'.C$30]*[$'Посещения + Долги'.C17])" office:value-type="string" office:string-value="0" calcext:value-type="string">
            <text:p>0</text:p>
          </table:table-cell>
          <table:table-cell table:style-name="ce46" table:formula="of:=IF(OR(ISTEXT([$'Посещения + Долги'.D17]); [.$A51]=[.D$61]); 0; [$'Посещения + Долги'.D$30]*[$'Посещения + Долги'.D17])" office:value-type="string" office:string-value="0" calcext:value-type="string">
            <text:p>0</text:p>
          </table:table-cell>
          <table:table-cell table:style-name="ce46" table:formula="of:=IF(OR(ISTEXT([$'Посещения + Долги'.E17]); [.$A51]=[.E$61]); 0; [$'Посещения + Долги'.E$30]*[$'Посещения + Долги'.E17])" office:value-type="string" office:string-value="0" calcext:value-type="string">
            <text:p>0</text:p>
          </table:table-cell>
          <table:table-cell table:style-name="ce46" table:formula="of:=IF(OR(ISTEXT([$'Посещения + Долги'.F17]); [.$A51]=[.F$61]); 0; [$'Посещения + Долги'.F$30]*[$'Посещения + Долги'.F17])" office:value-type="string" office:string-value="0" calcext:value-type="string">
            <text:p>0</text:p>
          </table:table-cell>
          <table:table-cell table:style-name="ce46" table:formula="of:=IF(OR(ISTEXT([$'Посещения + Долги'.G17]); [.$A51]=[.G$61]); 0; [$'Посещения + Долги'.G$30]*[$'Посещения + Долги'.G17])" office:value-type="string" office:string-value="0" calcext:value-type="string">
            <text:p>0</text:p>
          </table:table-cell>
          <table:table-cell table:style-name="ce46" table:formula="of:=IF(OR(ISTEXT([$'Посещения + Долги'.H17]); [.$A51]=[.H$61]); 0; [$'Посещения + Долги'.H$30]*[$'Посещения + Долги'.H17])" office:value-type="string" office:string-value="0" calcext:value-type="string">
            <text:p>0</text:p>
          </table:table-cell>
          <table:table-cell table:style-name="ce46" table:formula="of:=IF(OR(ISTEXT([$'Посещения + Долги'.I17]); [.$A51]=[.I$61]); 0; [$'Посещения + Долги'.I$30]*[$'Посещения + Долги'.I17])" office:value-type="string" office:string-value="0" calcext:value-type="string">
            <text:p>0</text:p>
          </table:table-cell>
          <table:table-cell table:style-name="ce46" table:formula="of:=IF(OR(ISTEXT([$'Посещения + Долги'.J17]); [.$A51]=[.J$61]); 0; [$'Посещения + Долги'.J$30]*[$'Посещения + Долги'.J17])" office:value-type="string" office:string-value="0" calcext:value-type="string">
            <text:p>0</text:p>
          </table:table-cell>
          <table:table-cell table:style-name="ce46" table:formula="of:=IF(OR(ISTEXT([$'Посещения + Долги'.K17]); [.$A51]=[.K$61]); 0; [$'Посещения + Долги'.K$30]*[$'Посещения + Долги'.K17])" office:value-type="string" office:string-value="0" calcext:value-type="string">
            <text:p>0</text:p>
          </table:table-cell>
          <table:table-cell table:style-name="ce46" table:formula="of:=IF(OR(ISTEXT([$'Посещения + Долги'.L17]); [.$A51]=[.L$61]); 0; [$'Посещения + Долги'.L$30]*[$'Посещения + Долги'.L17])" office:value-type="string" office:string-value="0" calcext:value-type="string">
            <text:p>0</text:p>
          </table:table-cell>
          <table:table-cell table:style-name="ce46" table:formula="of:=IF(OR(ISTEXT([$'Посещения + Долги'.M17]); [.$A51]=[.M$61]); 0; [$'Посещения + Долги'.M$30]*[$'Посещения + Долги'.M17])" office:value-type="string" office:string-value="0" calcext:value-type="string">
            <text:p>0</text:p>
          </table:table-cell>
          <table:table-cell table:style-name="ce46" table:formula="of:=IF(OR(ISTEXT([$'Посещения + Долги'.N17]); [.$A51]=[.N$61]); 0; [$'Посещения + Долги'.N$30]*[$'Посещения + Долги'.N17])" office:value-type="string" office:string-value="0" calcext:value-type="string">
            <text:p>0</text:p>
          </table:table-cell>
          <table:table-cell table:style-name="ce46" table:formula="of:=IF(OR(ISTEXT([$'Посещения + Долги'.O17]); [.$A51]=[.O$61]); 0; [$'Посещения + Долги'.O$30]*[$'Посещения + Долги'.O17])" office:value-type="string" office:string-value="0" calcext:value-type="string">
            <text:p>0</text:p>
          </table:table-cell>
          <table:table-cell table:style-name="ce46" table:formula="of:=IF(OR(ISTEXT([$'Посещения + Долги'.P17]); [.$A51]=[.P$61]); 0; [$'Посещения + Долги'.P$30]*[$'Посещения + Долги'.P17])" office:value-type="string" office:string-value="0" calcext:value-type="string">
            <text:p>0</text:p>
          </table:table-cell>
          <table:table-cell table:style-name="ce46" table:formula="of:=IF(OR(ISTEXT([$'Посещения + Долги'.Q17]); [.$A51]=[.Q$61]); 0; [$'Посещения + Долги'.Q$30]*[$'Посещения + Долги'.Q17])" office:value-type="string" office:string-value="0" calcext:value-type="string">
            <text:p>0</text:p>
          </table:table-cell>
          <table:table-cell table:style-name="ce46" table:formula="of:=IF(OR(ISTEXT([$'Посещения + Долги'.R17]); [.$A51]=[.R$61]); 0; [$'Посещения + Долги'.R$30]*[$'Посещения + Долги'.R17])" office:value-type="string" office:string-value="0" calcext:value-type="string">
            <text:p>0</text:p>
          </table:table-cell>
          <table:table-cell table:style-name="ce46" table:formula="of:=IF(OR(ISTEXT([$'Посещения + Долги'.S17]); [.$A51]=[.S$61]); 0; [$'Посещения + Долги'.S$30]*[$'Посещения + Долги'.S17])" office:value-type="string" office:string-value="0" calcext:value-type="string">
            <text:p>0</text:p>
          </table:table-cell>
          <table:table-cell table:style-name="ce46" table:formula="of:=IF(OR(ISTEXT([$'Посещения + Долги'.T17]); [.$A51]=[.T$61]); 0; [$'Посещения + Долги'.T$30]*[$'Посещения + Долги'.T17])" office:value-type="string" office:string-value="0" calcext:value-type="string">
            <text:p>0</text:p>
          </table:table-cell>
          <table:table-cell table:style-name="ce46" table:formula="of:=IF(OR(ISTEXT([$'Посещения + Долги'.U17]); [.$A51]=[.U$61]); 0; [$'Посещения + Долги'.U$30]*[$'Посещения + Долги'.U17])" office:value-type="string" office:string-value="0" calcext:value-type="string">
            <text:p>0</text:p>
          </table:table-cell>
          <table:table-cell table:style-name="ce46" table:formula="of:=IF(OR(ISTEXT([$'Посещения + Долги'.V17]); [.$A51]=[.V$61]); 0; [$'Посещения + Долги'.V$30]*[$'Посещения + Долги'.V17])" office:value-type="string" office:string-value="0" calcext:value-type="string">
            <text:p>0</text:p>
          </table:table-cell>
          <table:table-cell table:style-name="ce46" table:formula="of:=IF(OR(ISTEXT([$'Посещения + Долги'.W17]); [.$A51]=[.W$61]); 0; [$'Посещения + Долги'.W$30]*[$'Посещения + Долги'.W17])" office:value-type="string" office:string-value="0" calcext:value-type="string">
            <text:p>0</text:p>
          </table:table-cell>
          <table:table-cell table:style-name="ce46" table:formula="of:=IF(OR(ISTEXT([$'Посещения + Долги'.X17]); [.$A51]=[.X$61]); 0; [$'Посещения + Долги'.X$30]*[$'Посещения + Долги'.X17])" office:value-type="string" office:string-value="0" calcext:value-type="string">
            <text:p>0</text:p>
          </table:table-cell>
          <table:table-cell table:style-name="ce46" table:formula="of:=IF(OR(ISTEXT([$'Посещения + Долги'.Y17]); [.$A51]=[.Y$61]); 0; [$'Посещения + Долги'.Y$30]*[$'Посещения + Долги'.Y17])" office:value-type="string" office:string-value="0" calcext:value-type="string">
            <text:p>0</text:p>
          </table:table-cell>
          <table:table-cell table:style-name="ce46" table:formula="of:=IF(OR(ISTEXT([$'Посещения + Долги'.Z17]); [.$A51]=[.Z$61]); 0; [$'Посещения + Долги'.Z$30]*[$'Посещения + Долги'.Z17])" office:value-type="string" office:string-value="0" calcext:value-type="string">
            <text:p>0</text:p>
          </table:table-cell>
          <table:table-cell table:style-name="ce46" table:formula="of:=IF(OR(ISTEXT([$'Посещения + Долги'.AA17]); [.$A51]=[.AA$61]); 0; [$'Посещения + Долги'.AA$30]*[$'Посещения + Долги'.AA17])" office:value-type="string" office:string-value="0" calcext:value-type="string">
            <text:p>0</text:p>
          </table:table-cell>
          <table:table-cell table:style-name="ce46" table:formula="of:=IF(OR(ISTEXT([$'Посещения + Долги'.AB17]); [.$A51]=[.AB$61]); 0; [$'Посещения + Долги'.AB$30]*[$'Посещения + Долги'.AB17])" office:value-type="string" office:string-value="0" calcext:value-type="string">
            <text:p>0</text:p>
          </table:table-cell>
          <table:table-cell table:style-name="ce46" table:formula="of:=IF(OR(ISTEXT([$'Посещения + Долги'.AC17]); [.$A51]=[.AC$61]); 0; [$'Посещения + Долги'.AC$30]*[$'Посещения + Долги'.AC17])" office:value-type="string" office:string-value="0" calcext:value-type="string">
            <text:p>0</text:p>
          </table:table-cell>
          <table:table-cell table:style-name="ce46" table:formula="of:=IF(OR(ISTEXT([$'Посещения + Долги'.AD17]); [.$A51]=[.AD$61]); 0; [$'Посещения + Долги'.AD$30]*[$'Посещения + Долги'.AD17])" office:value-type="string" office:string-value="50" calcext:value-type="string">
            <text:p>50</text:p>
          </table:table-cell>
          <table:table-cell table:style-name="ce46" table:formula="of:=IF(OR(ISTEXT([$'Посещения + Долги'.AE17]); [.$A51]=[.AE$61]); 0; [$'Посещения + Долги'.AE$30]*[$'Посещения + Долги'.AE17])" office:value-type="string" office:string-value="50" calcext:value-type="string">
            <text:p>50</text:p>
          </table:table-cell>
          <table:table-cell table:style-name="ce46" table:formula="of:=IF(OR(ISTEXT([$'Посещения + Долги'.AF17]); [.$A51]=[.AF$61]); 0; [$'Посещения + Долги'.AF$30]*[$'Посещения + Долги'.AF17])" office:value-type="string" office:string-value="50" calcext:value-type="string">
            <text:p>50</text:p>
          </table:table-cell>
          <table:table-cell table:style-name="ce46" table:formula="of:=IF(OR(ISTEXT([$'Посещения + Долги'.AG17]); [.$A51]=[.AG$61]); 0; [$'Посещения + Долги'.AG$30]*[$'Посещения + Долги'.AG17])" office:value-type="string" office:string-value="50" calcext:value-type="string">
            <text:p>50</text:p>
          </table:table-cell>
          <table:table-cell table:style-name="ce46" table:formula="of:=IF(OR(ISTEXT([$'Посещения + Долги'.AH17]); [.$A51]=[.AH$61]); 0; [$'Посещения + Долги'.AH$30]*[$'Посещения + Долги'.AH17])" office:value-type="string" office:string-value="50" calcext:value-type="string">
            <text:p>50</text:p>
          </table:table-cell>
          <table:table-cell table:style-name="ce46" table:formula="of:=IF(OR(ISTEXT([$'Посещения + Долги'.AI17]); [.$A51]=[.AI$61]); 0; [$'Посещения + Долги'.AI$30]*[$'Посещения + Долги'.AI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J17]); [.$A51]=[.AJ$61]); 0; [$'Посещения + Долги'.AJ$30]*[$'Посещения + Долги'.AJ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K17]); [.$A51]=[.AK$61]); 0; [$'Посещения + Долги'.AK$30]*[$'Посещения + Долги'.AK17])" office:value-type="string" office:string-value="75" calcext:value-type="string">
            <text:p>75</text:p>
          </table:table-cell>
          <table:table-cell table:style-name="ce46" table:formula="of:=IF(OR(ISTEXT([$'Посещения + Долги'.AL17]); [.$A51]=[.AL$61]); 0; [$'Посещения + Долги'.AL$30]*[$'Посещения + Долги'.AL17])" office:value-type="string" office:string-value="0" calcext:value-type="string">
            <text:p>0</text:p>
          </table:table-cell>
          <table:table-cell table:style-name="ce46" table:formula="of:=IF(OR(ISTEXT([$'Посещения + Долги'.AM17]); [.$A51]=[.AM$61]); 0; [$'Посещения + Долги'.AM$30]*[$'Посещения + Долги'.AM17])" office:value-type="string" office:string-value="0" calcext:value-type="string">
            <text:p>0</text:p>
          </table:table-cell>
          <table:table-cell table:style-name="ce46" table:formula="of:=IF(OR(ISTEXT([$'Посещения + Долги'.AN17]); [.$A51]=[.AN$61]); 0; [$'Посещения + Долги'.AN$30]*[$'Посещения + Долги'.AN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O17]); [.$A51]=[.AO$61]); 0; [$'Посещения + Долги'.AO$30]*[$'Посещения + Долги'.AO17])" office:value-type="string" office:string-value="56.25" calcext:value-type="string">
            <text:p>56.25</text:p>
          </table:table-cell>
          <table:table-cell table:style-name="ce46" table:formula="of:=IF(OR(ISTEXT([$'Посещения + Долги'.AP17]); [.$A51]=[.AP$61]); 0; [$'Посещения + Долги'.AP$30]*[$'Посещения + Долги'.AP17])" office:value-type="string" office:string-value="0" calcext:value-type="string">
            <text:p>0</text:p>
          </table:table-cell>
          <table:table-cell table:style-name="ce46" table:formula="of:=IF(OR(ISTEXT([$'Посещения + Долги'.AQ17]); [.$A51]=[.AQ$61]); 0; [$'Посещения + Долги'.AQ$30]*[$'Посещения + Долги'.AQ17])" office:value-type="string" office:string-value="0" calcext:value-type="string">
            <text:p>0</text:p>
          </table:table-cell>
          <table:table-cell table:style-name="ce46" table:formula="of:=IF(OR(ISTEXT([$'Посещения + Долги'.AR17]); [.$A51]=[.AR$61]); 0; [$'Посещения + Долги'.AR$30]*[$'Посещения + Долги'.AR17])" office:value-type="string" office:string-value="0" calcext:value-type="string">
            <text:p>0</text:p>
          </table:table-cell>
          <table:table-cell table:style-name="ce46" table:formula="of:=IF(OR(ISTEXT([$'Посещения + Долги'.AS17]); [.$A51]=[.AS$61]); 0; [$'Посещения + Долги'.AS$30]*[$'Посещения + Долги'.AS17])" office:value-type="string" office:string-value="0" calcext:value-type="string">
            <text:p>0</text:p>
          </table:table-cell>
          <table:table-cell table:style-name="ce46" table:formula="of:=IF(OR(ISTEXT([$'Посещения + Долги'.AT17]); [.$A51]=[.AT$61]); 0; [$'Посещения + Долги'.AT$30]*[$'Посещения + Долги'.AT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U17]); [.$A51]=[.AU$61]); 0; [$'Посещения + Долги'.AU$30]*[$'Посещения + Долги'.AU17])" office:value-type="string" office:string-value="0" calcext:value-type="string">
            <text:p>0</text:p>
          </table:table-cell>
          <table:table-cell table:style-name="ce46" table:formula="of:=IF(OR(ISTEXT([$'Посещения + Долги'.AV17]); [.$A51]=[.AV$61]); 0; [$'Посещения + Долги'.AV$30]*[$'Посещения + Долги'.AV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W17]); [.$A51]=[.AW$61]); 0; [$'Посещения + Долги'.AW$30]*[$'Посещения + Долги'.AW17])" office:value-type="string" office:string-value="0" calcext:value-type="string">
            <text:p>0</text:p>
          </table:table-cell>
          <table:table-cell table:style-name="ce46" table:formula="of:=IF(OR(ISTEXT([$'Посещения + Долги'.AX17]); [.$A51]=[.AX$61]); 0; [$'Посещения + Долги'.AX$30]*[$'Посещения + Долги'.AX17])" office:value-type="string" office:string-value="0" calcext:value-type="string">
            <text:p>0</text:p>
          </table:table-cell>
          <table:table-cell table:style-name="ce46" table:formula="of:=IF(OR(ISTEXT([$'Посещения + Долги'.AY17]); [.$A51]=[.AY$61]); 0; [$'Посещения + Долги'.AY$30]*[$'Посещения + Долги'.AY17])" office:value-type="string" office:string-value="0" calcext:value-type="string">
            <text:p>0</text:p>
          </table:table-cell>
          <table:table-cell table:style-name="ce46" table:formula="of:=IF(OR(ISTEXT([$'Посещения + Долги'.AZ17]); [.$A51]=[.AZ$61]); 0; [$'Посещения + Долги'.AZ$30]*[$'Посещения + Долги'.AZ17])" office:value-type="string" office:string-value="0" calcext:value-type="string">
            <text:p>0</text:p>
          </table:table-cell>
          <table:table-cell table:style-name="ce46" table:formula="of:=IF(OR(ISTEXT([$'Посещения + Долги'.BA17]); [.$A51]=[.BA$61]); 0; [$'Посещения + Долги'.BA$30]*[$'Посещения + Долги'.BA17])" office:value-type="string" office:string-value="0" calcext:value-type="string">
            <text:p>0</text:p>
          </table:table-cell>
          <table:table-cell table:style-name="ce46" table:formula="of:=IF(OR(ISTEXT([$'Посещения + Долги'.BB17]); [.$A51]=[.BB$61]); 0; [$'Посещения + Долги'.BB$30]*[$'Посещения + Долги'.BB17])" office:value-type="string" office:string-value="0" calcext:value-type="string">
            <text:p>0</text:p>
          </table:table-cell>
          <table:table-cell table:style-name="ce46" table:formula="of:=IF(OR(ISTEXT([$'Посещения + Долги'.BC17]); [.$A51]=[.BC$61]); 0; [$'Посещения + Долги'.BC$30]*[$'Посещения + Долги'.BC17])" office:value-type="string" office:string-value="0" calcext:value-type="string">
            <text:p>0</text:p>
          </table:table-cell>
          <table:table-cell table:style-name="ce46" table:formula="of:=IF(OR(ISTEXT([$'Посещения + Долги'.BD17]); [.$A51]=[.BD$61]); 0; [$'Посещения + Долги'.BD$30]*[$'Посещения + Долги'.BD17])" office:value-type="string" office:string-value="56.25" calcext:value-type="string">
            <text:p>56.25</text:p>
          </table:table-cell>
          <table:table-cell table:style-name="ce46" table:formula="of:=IF(OR(ISTEXT([$'Посещения + Долги'.BE17]); [.$A51]=[.BE$61]); 0; [$'Посещения + Долги'.BE$30]*[$'Посещения + Долги'.BE17])" office:value-type="string" office:string-value="0" calcext:value-type="string">
            <text:p>0</text:p>
          </table:table-cell>
          <table:table-cell table:style-name="ce46" table:formula="of:=IF(OR(ISTEXT([$'Посещения + Долги'.BF17]); [.$A51]=[.BF$61]); 0; [$'Посещения + Долги'.BF$30]*[$'Посещения + Долги'.BF17])" office:value-type="string" office:string-value="0" calcext:value-type="string">
            <text:p>0</text:p>
          </table:table-cell>
          <table:table-cell table:style-name="ce46" table:formula="of:=IF(OR(ISTEXT([$'Посещения + Долги'.BG17]); [.$A51]=[.BG$61]); 0; [$'Посещения + Долги'.BG$30]*[$'Посещения + Долги'.BG17])" office:value-type="string" office:string-value="0" calcext:value-type="string">
            <text:p>0</text:p>
          </table:table-cell>
          <table:table-cell table:style-name="ce46" table:formula="of:=IF(OR(ISTEXT([$'Посещения + Долги'.BH17]); [.$A51]=[.BH$61]); 0; [$'Посещения + Долги'.BH$30]*[$'Посещения + Долги'.BH17])" office:value-type="string" office:string-value="0" calcext:value-type="string">
            <text:p>0</text:p>
          </table:table-cell>
          <table:table-cell table:style-name="ce46" table:formula="of:=IF(OR(ISTEXT([$'Посещения + Долги'.BI17]); [.$A51]=[.BI$61]); 0; [$'Посещения + Долги'.BI$30]*[$'Посещения + Долги'.BI17])" office:value-type="string" office:string-value="0" calcext:value-type="string">
            <text:p>0</text:p>
          </table:table-cell>
          <table:table-cell table:style-name="ce46" table:formula="of:=IF(OR(ISTEXT([$'Посещения + Долги'.BJ17]); [.$A51]=[.BJ$61]); 0; [$'Посещения + Долги'.BJ$30]*[$'Посещения + Долги'.BJ17])" office:value-type="string" office:string-value="0" calcext:value-type="string">
            <text:p>0</text:p>
          </table:table-cell>
          <table:table-cell table:style-name="ce46" table:formula="of:=IF(OR(ISTEXT([$'Посещения + Долги'.BK17]); [.$A51]=[.BK$61]); 0; [$'Посещения + Долги'.BK$30]*[$'Посещения + Долги'.BK17])" office:value-type="string" office:string-value="0" calcext:value-type="string">
            <text:p>0</text:p>
          </table:table-cell>
          <table:table-cell table:style-name="ce46" table:formula="of:=IF(OR(ISTEXT([$'Посещения + Долги'.BL17]); [.$A51]=[.BL$61]); 0; [$'Посещения + Долги'.BL$30]*[$'Посещения + Долги'.BL17])" office:value-type="string" office:string-value="0" calcext:value-type="string">
            <text:p>0</text:p>
          </table:table-cell>
          <table:table-cell table:style-name="ce46" table:formula="of:=IF(OR(ISTEXT([$'Посещения + Долги'.BM17]); [.$A51]=[.BM$61]); 0; [$'Посещения + Долги'.BM$30]*[$'Посещения + Долги'.BM17])" office:value-type="string" office:string-value="0" calcext:value-type="string">
            <text:p>0</text:p>
          </table:table-cell>
          <table:table-cell table:style-name="ce46" table:formula="of:=IF(OR(ISTEXT([$'Посещения + Долги'.BN17]); [.$A51]=[.BN$61]); 0; [$'Посещения + Долги'.BN$30]*[$'Посещения + Долги'.BN17])" office:value-type="string" office:string-value="0" calcext:value-type="string">
            <text:p>0</text:p>
          </table:table-cell>
          <table:table-cell table:style-name="ce46" table:formula="of:=IF(OR(ISTEXT([$'Посещения + Долги'.BO17]); [.$A51]=[.BO$61]); 0; [$'Посещения + Долги'.BO$30]*[$'Посещения + Долги'.BO17])" office:value-type="string" office:string-value="0" calcext:value-type="string">
            <text:p>0</text:p>
          </table:table-cell>
          <table:table-cell table:style-name="ce46" table:formula="of:=IF(OR(ISTEXT([$'Посещения + Долги'.BP17]); [.$A51]=[.BP$61]); 0; [$'Посещения + Долги'.BP$30]*[$'Посещения + Долги'.BP17])" office:value-type="string" office:string-value="0" calcext:value-type="string">
            <text:p>0</text:p>
          </table:table-cell>
          <table:table-cell table:style-name="ce46" table:formula="of:=IF(OR(ISTEXT([$'Посещения + Долги'.BQ17]); [.$A51]=[.BQ$61]); 0; [$'Посещения + Долги'.BQ$30]*[$'Посещения + Долги'.BQ17])" office:value-type="string" office:string-value="0" calcext:value-type="string">
            <text:p>0</text:p>
          </table:table-cell>
          <table:table-cell table:style-name="ce46" table:formula="of:=IF(OR(ISTEXT([$'Посещения + Долги'.BR17]); [.$A51]=[.BR$61]); 0; [$'Посещения + Долги'.BR$30]*[$'Посещения + Долги'.BR17])" office:value-type="string" office:string-value="45" calcext:value-type="string">
            <text:p>45</text:p>
          </table:table-cell>
          <table:table-cell table:style-name="ce46" table:formula="of:=IF(OR(ISTEXT([$'Посещения + Долги'.BS17]); [.$A51]=[.BS$61]); 0; [$'Посещения + Долги'.BS$30]*[$'Посещения + Долги'.BS17])" office:value-type="string" office:string-value="0" calcext:value-type="string">
            <text:p>0</text:p>
          </table:table-cell>
          <table:table-cell table:style-name="ce46" table:formula="of:=IF(OR(ISTEXT([$'Посещения + Долги'.BT17]); [.$A51]=[.BT$61]); 0; [$'Посещения + Долги'.BT$30]*[$'Посещения + Долги'.BT17])" office:value-type="string" office:string-value="0" calcext:value-type="string">
            <text:p>0</text:p>
          </table:table-cell>
          <table:table-cell table:style-name="ce46" table:formula="of:=IF(OR(ISTEXT([$'Посещения + Долги'.BU17]); [.$A51]=[.BU$61]); 0; [$'Посещения + Долги'.BU$30]*[$'Посещения + Долги'.BU17])" office:value-type="string" office:string-value="0" calcext:value-type="string">
            <text:p>0</text:p>
          </table:table-cell>
          <table:table-cell table:style-name="ce46" table:formula="of:=IF(OR(ISTEXT([$'Посещения + Долги'.BV17]); [.$A51]=[.BV$61]); 0; [$'Посещения + Долги'.BV$30]*[$'Посещения + Долги'.BV17])" office:value-type="string" office:string-value="0" calcext:value-type="string">
            <text:p>0</text:p>
          </table:table-cell>
          <table:table-cell table:style-name="ce46" table:formula="of:=IF(OR(ISTEXT([$'Посещения + Долги'.BW17]); [.$A51]=[.BW$61]); 0; [$'Посещения + Долги'.BW$30]*[$'Посещения + Долги'.BW17])" office:value-type="string" office:string-value="0" calcext:value-type="string">
            <text:p>0</text:p>
          </table:table-cell>
          <table:table-cell table:style-name="ce46" table:formula="of:=IF(OR(ISTEXT([$'Посещения + Долги'.BX17]); [.$A51]=[.BX$61]); 0; [$'Посещения + Долги'.BX$30]*[$'Посещения + Долги'.BX17])" office:value-type="string" office:string-value="0" calcext:value-type="string">
            <text:p>0</text:p>
          </table:table-cell>
          <table:table-cell table:style-name="ce46" table:formula="of:=IF(OR(ISTEXT([$'Посещения + Долги'.BY17]); [.$A51]=[.BY$61]); 0; [$'Посещения + Долги'.BY$30]*[$'Посещения + Долги'.BY17])" office:value-type="string" office:string-value="0" calcext:value-type="string">
            <text:p>0</text:p>
          </table:table-cell>
          <table:table-cell table:style-name="ce46" table:formula="of:=IF(OR(ISTEXT([$'Посещения + Долги'.BZ17]); [.$A51]=[.BZ$61]); 0; [$'Посещения + Долги'.BZ$30]*[$'Посещения + Долги'.BZ17])" office:value-type="string" office:string-value="0" calcext:value-type="string">
            <text:p>0</text:p>
          </table:table-cell>
          <table:table-cell table:style-name="ce46" table:formula="of:=IF(OR(ISTEXT([$'Посещения + Долги'.CA17]); [.$A51]=[.CA$61]); 0; [$'Посещения + Долги'.CA$30]*[$'Посещения + Долги'.CA17])" office:value-type="string" office:string-value="0" calcext:value-type="string">
            <text:p>0</text:p>
          </table:table-cell>
          <table:table-cell table:style-name="ce46" table:formula="of:=IF(OR(ISTEXT([$'Посещения + Долги'.CB17]); [.$A51]=[.CB$61]); 0; [$'Посещения + Долги'.CB$30]*[$'Посещения + Долги'.CB17])" office:value-type="string" office:string-value="0" calcext:value-type="string">
            <text:p>0</text:p>
          </table:table-cell>
          <table:table-cell table:style-name="ce46" table:formula="of:=IF(OR(ISTEXT([$'Посещения + Долги'.CC17]); [.$A51]=[.CC$61]); 0; [$'Посещения + Долги'.CC$30]*[$'Посещения + Долги'.CC17])" office:value-type="string" office:string-value="0" calcext:value-type="string">
            <text:p>0</text:p>
          </table:table-cell>
          <table:table-cell table:style-name="ce46" table:formula="of:=IF(OR(ISTEXT([$'Посещения + Долги'.CD17]); [.$A51]=[.CD$61]); 0; [$'Посещения + Долги'.CD$30]*[$'Посещения + Долги'.CD17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17]); [.$A51]=[.CE$61]); 0; [$'Посещения + Долги'.CE$30]*[$'Посещения + Долги'.CE17])" office:value-type="string" office:string-value="0" calcext:value-type="string">
            <text:p>0</text:p>
          </table:table-cell>
          <table:table-cell table:style-name="ce46" table:formula="of:=IF(OR(ISTEXT([$'Посещения + Долги'.CF17]); [.$A51]=[.CF$61]); 0; [$'Посещения + Долги'.CF$30]*[$'Посещения + Долги'.CF17])" office:value-type="string" office:string-value="0" calcext:value-type="string">
            <text:p>0</text:p>
          </table:table-cell>
          <table:table-cell table:style-name="ce46" table:formula="of:=IF(OR(ISTEXT([$'Посещения + Долги'.CG17]); [.$A51]=[.CG$61]); 0; [$'Посещения + Долги'.CG$30]*[$'Посещения + Долги'.CG17])" office:value-type="string" office:string-value="0" calcext:value-type="string">
            <text:p>0</text:p>
          </table:table-cell>
          <table:table-cell table:style-name="ce46" table:formula="of:=IF(OR(ISTEXT([$'Посещения + Долги'.CH17]); [.$A51]=[.CH$61]); 0; [$'Посещения + Долги'.CH$30]*[$'Посещения + Долги'.CH17])" office:value-type="string" office:string-value="0" calcext:value-type="string">
            <text:p>0</text:p>
          </table:table-cell>
          <table:table-cell table:style-name="ce46" table:formula="of:=IF(OR(ISTEXT([$'Посещения + Долги'.CI17]); [.$A51]=[.CI$61]); 0; [$'Посещения + Долги'.CI$30]*[$'Посещения + Долги'.CI17])" office:value-type="string" office:string-value="0" calcext:value-type="string">
            <text:p>0</text:p>
          </table:table-cell>
          <table:table-cell table:style-name="ce46" table:formula="of:=IF(OR(ISTEXT([$'Посещения + Долги'.CJ17]); [.$A51]=[.CJ$61]); 0; [$'Посещения + Долги'.CJ$30]*[$'Посещения + Долги'.CJ17])" office:value-type="string" office:string-value="0" calcext:value-type="string">
            <text:p>0</text:p>
          </table:table-cell>
          <table:table-cell table:style-name="ce46" table:formula="of:=IF(OR(ISTEXT([$'Посещения + Долги'.CK17]); [.$A51]=[.CK$61]); 0; [$'Посещения + Долги'.CK$30]*[$'Посещения + Долги'.CK17])" office:value-type="string" office:string-value="0" calcext:value-type="string">
            <text:p>0</text:p>
          </table:table-cell>
          <table:table-cell table:style-name="ce46" table:formula="of:=IF(OR(ISTEXT([$'Посещения + Долги'.CL17]); [.$A51]=[.CL$61]); 0; [$'Посещения + Долги'.CL$30]*[$'Посещения + Долги'.CL17])" office:value-type="string" office:string-value="0" calcext:value-type="string">
            <text:p>0</text:p>
          </table:table-cell>
          <table:table-cell table:style-name="ce46" table:formula="of:=IF(OR(ISTEXT([$'Посещения + Долги'.CM17]); [.$A51]=[.CM$61]); 0; [$'Посещения + Долги'.CM$30]*[$'Посещения + Долги'.CM17])" office:value-type="string" office:string-value="0" calcext:value-type="string">
            <text:p>0</text:p>
          </table:table-cell>
          <table:table-cell table:style-name="ce46" table:formula="of:=IF(OR(ISTEXT([$'Посещения + Долги'.CN17]); [.$A51]=[.CN$61]); 0; [$'Посещения + Долги'.CN$30]*[$'Посещения + Долги'.CN17])" office:value-type="string" office:string-value="0" calcext:value-type="string">
            <text:p>0</text:p>
          </table:table-cell>
          <table:table-cell table:style-name="ce46" table:formula="of:=IF(OR(ISTEXT([$'Посещения + Долги'.CO17]); [.$A51]=[.CO$61]); 0; [$'Посещения + Долги'.CO$30]*[$'Посещения + Долги'.CO17])" office:value-type="string" office:string-value="0" calcext:value-type="string">
            <text:p>0</text:p>
          </table:table-cell>
          <table:table-cell table:style-name="ce46" table:formula="of:=IF(OR(ISTEXT([$'Посещения + Долги'.CP17]); [.$A51]=[.CP$61]); 0; [$'Посещения + Долги'.CP$30]*[$'Посещения + Долги'.CP17])" office:value-type="string" office:string-value="0" calcext:value-type="string">
            <text:p>0</text:p>
          </table:table-cell>
          <table:table-cell table:style-name="ce46" table:formula="of:=IF(OR(ISTEXT([$'Посещения + Долги'.CQ17]); [.$A51]=[.CQ$61]); 0; [$'Посещения + Долги'.CQ$30]*[$'Посещения + Долги'.CQ17])" office:value-type="string" office:string-value="0" calcext:value-type="string">
            <text:p>0</text:p>
          </table:table-cell>
          <table:table-cell table:style-name="ce46" table:formula="of:=IF(OR(ISTEXT([$'Посещения + Долги'.CR17]); [.$A51]=[.CR$61]); 0; [$'Посещения + Долги'.CR$30]*[$'Посещения + Долги'.CR17])" office:value-type="string" office:string-value="0" calcext:value-type="string">
            <text:p>0</text:p>
          </table:table-cell>
          <table:table-cell table:style-name="ce46" table:formula="of:=IF(OR(ISTEXT([$'Посещения + Долги'.CS17]); [.$A51]=[.CS$61]); 0; [$'Посещения + Долги'.CS$30]*[$'Посещения + Долги'.CS17])" office:value-type="string" office:string-value="0" calcext:value-type="string">
            <text:p>0</text:p>
          </table:table-cell>
          <table:table-cell table:style-name="ce46" table:formula="of:=IF(OR(ISTEXT([$'Посещения + Долги'.CT17]); [.$A51]=[.CT$61]); 0; [$'Посещения + Долги'.CT$30]*[$'Посещения + Долги'.CT17])" office:value-type="string" office:string-value="0" calcext:value-type="string">
            <text:p>0</text:p>
          </table:table-cell>
          <table:table-cell table:style-name="ce46" table:formula="of:=IF(OR(ISTEXT([$'Посещения + Долги'.CU17]); [.$A51]=[.CU$61]); 0; [$'Посещения + Долги'.CU$30]*[$'Посещения + Долги'.CU17])" office:value-type="string" office:string-value="0" calcext:value-type="string">
            <text:p>0</text:p>
          </table:table-cell>
          <table:table-cell table:style-name="ce46" table:formula="of:=IF(OR(ISTEXT([$'Посещения + Долги'.CV17]); [.$A51]=[.CV$61]); 0; [$'Посещения + Долги'.CV$30]*[$'Посещения + Долги'.CV17])" office:value-type="string" office:string-value="0" calcext:value-type="string">
            <text:p>0</text:p>
          </table:table-cell>
          <table:table-cell table:style-name="ce46" table:formula="of:=IF(OR(ISTEXT([$'Посещения + Долги'.CW17]); [.$A51]=[.CW$61]); 0; [$'Посещения + Долги'.CW$30]*[$'Посещения + Долги'.CW17])" office:value-type="string" office:string-value="0" calcext:value-type="string">
            <text:p>0</text:p>
          </table:table-cell>
          <table:table-cell table:style-name="ce46" table:formula="of:=IF(OR(ISTEXT([$'Посещения + Долги'.CX17]); [.$A51]=[.CX$61]); 0; [$'Посещения + Долги'.CX$30]*[$'Посещения + Долги'.CX17])" office:value-type="string" office:string-value="0" calcext:value-type="string">
            <text:p>0</text:p>
          </table:table-cell>
          <table:table-cell table:style-name="ce46" table:formula="of:=IF(OR(ISTEXT([$'Посещения + Долги'.CY17]); [.$A51]=[.CY$61]); 0; [$'Посещения + Долги'.CY$30]*[$'Посещения + Долги'.CY17])" office:value-type="string" office:string-value="0" calcext:value-type="string">
            <text:p>0</text:p>
          </table:table-cell>
          <table:table-cell table:style-name="ce46" table:formula="of:=IF(OR(ISTEXT([$'Посещения + Долги'.CZ17]); [.$A51]=[.CZ$61]); 0; [$'Посещения + Долги'.CZ$30]*[$'Посещения + Долги'.CZ17])" office:value-type="string" office:string-value="0" calcext:value-type="string">
            <text:p>0</text:p>
          </table:table-cell>
          <table:table-cell table:style-name="ce46" table:formula="of:=IF(OR(ISTEXT([$'Посещения + Долги'.DA17]); [.$A51]=[.DA$61]); 0; [$'Посещения + Долги'.DA$30]*[$'Посещения + Долги'.DA17])" office:value-type="string" office:string-value="0" calcext:value-type="string">
            <text:p>0</text:p>
          </table:table-cell>
          <table:table-cell table:style-name="ce46" table:formula="of:=IF(OR(ISTEXT([$'Посещения + Долги'.DB17]); [.$A51]=[.DB$61]); 0; [$'Посещения + Долги'.DB$30]*[$'Посещения + Долги'.DB17])" office:value-type="string" office:string-value="0" calcext:value-type="string">
            <text:p>0</text:p>
          </table:table-cell>
          <table:table-cell table:style-name="ce46" table:formula="of:=IF(OR(ISTEXT([$'Посещения + Долги'.DC17]); [.$A51]=[.DC$61]); 0; [$'Посещения + Долги'.DC$30]*[$'Посещения + Долги'.DC17])" office:value-type="string" office:string-value="0" calcext:value-type="string">
            <text:p>0</text:p>
          </table:table-cell>
          <table:table-cell table:style-name="ce46" table:formula="of:=IF(OR(ISTEXT([$'Посещения + Долги'.DD17]); [.$A51]=[.DD$61]); 0; [$'Посещения + Долги'.DD$30]*[$'Посещения + Долги'.DD17])" office:value-type="string" office:string-value="0" calcext:value-type="string">
            <text:p>0</text:p>
          </table:table-cell>
          <table:table-cell table:style-name="ce46" table:formula="of:=IF(OR(ISTEXT([$'Посещения + Долги'.DE17]); [.$A51]=[.DE$61]); 0; [$'Посещения + Долги'.DE$30]*[$'Посещения + Долги'.DE17])" office:value-type="string" office:string-value="0" calcext:value-type="string">
            <text:p>0</text:p>
          </table:table-cell>
          <table:table-cell table:style-name="ce46" table:formula="of:=IF(OR(ISTEXT([$'Посещения + Долги'.DF17]); [.$A51]=[.DF$61]); 0; [$'Посещения + Долги'.DF$30]*[$'Посещения + Долги'.DF17])" office:value-type="string" office:string-value="0" calcext:value-type="string">
            <text:p>0</text:p>
          </table:table-cell>
          <table:table-cell table:style-name="ce46" table:formula="of:=IF(OR(ISTEXT([$'Посещения + Долги'.DG17]); [.$A51]=[.DG$61]); 0; [$'Посещения + Долги'.DG$30]*[$'Посещения + Долги'.DG17])" office:value-type="string" office:string-value="0" calcext:value-type="string">
            <text:p>0</text:p>
          </table:table-cell>
          <table:table-cell table:style-name="ce46" table:formula="of:=IF(OR(ISTEXT([$'Посещения + Долги'.DH17]); [.$A51]=[.DH$61]); 0; [$'Посещения + Долги'.DH$30]*[$'Посещения + Долги'.DH17])" office:value-type="string" office:string-value="0" calcext:value-type="string">
            <text:p>0</text:p>
          </table:table-cell>
          <table:table-cell table:style-name="ce46" table:formula="of:=IF(OR(ISTEXT([$'Посещения + Долги'.DI17]); [.$A51]=[.DI$61]); 0; [$'Посещения + Долги'.DI$30]*[$'Посещения + Долги'.DI17])" office:value-type="string" office:string-value="0" calcext:value-type="string">
            <text:p>0</text:p>
          </table:table-cell>
          <table:table-cell table:style-name="ce46" table:formula="of:=IF(OR(ISTEXT([$'Посещения + Долги'.DJ17]); [.$A51]=[.DJ$61]); 0; [$'Посещения + Долги'.DJ$30]*[$'Посещения + Долги'.DJ17])" office:value-type="string" office:string-value="0" calcext:value-type="string">
            <text:p>0</text:p>
          </table:table-cell>
          <table:table-cell table:style-name="ce46" table:formula="of:=IF(OR(ISTEXT([$'Посещения + Долги'.DK17]); [.$A51]=[.DK$61]); 0; [$'Посещения + Долги'.DK$30]*[$'Посещения + Долги'.DK17])" office:value-type="string" office:string-value="0" calcext:value-type="string">
            <text:p>0</text:p>
          </table:table-cell>
          <table:table-cell table:style-name="ce46" table:formula="of:=IF(OR(ISTEXT([$'Посещения + Долги'.DL17]); [.$A51]=[.DL$61]); 0; [$'Посещения + Долги'.DL$30]*[$'Посещения + Долги'.DL17])" office:value-type="string" office:string-value="0" calcext:value-type="string">
            <text:p>0</text:p>
          </table:table-cell>
          <table:table-cell table:style-name="ce46" table:formula="of:=IF(OR(ISTEXT([$'Посещения + Долги'.DM17]); [.$A51]=[.DM$61]); 0; [$'Посещения + Долги'.DM$30]*[$'Посещения + Долги'.DM17])" office:value-type="string" office:string-value="0" calcext:value-type="string">
            <text:p>0</text:p>
          </table:table-cell>
          <table:table-cell table:style-name="ce46" table:formula="of:=IF(OR(ISTEXT([$'Посещения + Долги'.DN17]); [.$A51]=[.DN$61]); 0; [$'Посещения + Долги'.DN$30]*[$'Посещения + Долги'.DN17])" office:value-type="string" office:string-value="0" calcext:value-type="string">
            <text:p>0</text:p>
          </table:table-cell>
          <table:table-cell table:style-name="ce46" table:formula="of:=IF(OR(ISTEXT([$'Посещения + Долги'.DO17]); [.$A51]=[.DO$61]); 0; [$'Посещения + Долги'.DO$30]*[$'Посещения + Долги'.DO17])" office:value-type="string" office:string-value="0" calcext:value-type="string">
            <text:p>0</text:p>
          </table:table-cell>
          <table:table-cell table:style-name="ce46" table:formula="of:=IF(OR(ISTEXT([$'Посещения + Долги'.DP17]); [.$A51]=[.DP$61]); 0; [$'Посещения + Долги'.DP$30]*[$'Посещения + Долги'.DP17])" office:value-type="string" office:string-value="0" calcext:value-type="string">
            <text:p>0</text:p>
          </table:table-cell>
          <table:table-cell table:style-name="ce46" table:formula="of:=IF(OR(ISTEXT([$'Посещения + Долги'.DQ17]); [.$A51]=[.DQ$61]); 0; [$'Посещения + Долги'.DQ$30]*[$'Посещения + Долги'.DQ17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Чердинцев</text:p>
          </table:table-cell>
          <table:table-cell table:style-name="ce46" table:formula="of:=IF(OR(ISTEXT([$'Посещения + Долги'.B18]); [.$A52]=[.B$61]); 0; [$'Посещения + Долги'.B$30]*[$'Посещения + Долги'.B18])" office:value-type="string" office:string-value="0" calcext:value-type="string">
            <text:p>0</text:p>
          </table:table-cell>
          <table:table-cell table:style-name="ce46" table:formula="of:=IF(OR(ISTEXT([$'Посещения + Долги'.C18]); [.$A52]=[.C$61]); 0; [$'Посещения + Долги'.C$30]*[$'Посещения + Долги'.C18])" office:value-type="string" office:string-value="0" calcext:value-type="string">
            <text:p>0</text:p>
          </table:table-cell>
          <table:table-cell table:style-name="ce46" table:formula="of:=IF(OR(ISTEXT([$'Посещения + Долги'.D18]); [.$A52]=[.D$61]); 0; [$'Посещения + Долги'.D$30]*[$'Посещения + Долги'.D18])" office:value-type="string" office:string-value="0" calcext:value-type="string">
            <text:p>0</text:p>
          </table:table-cell>
          <table:table-cell table:style-name="ce46" table:formula="of:=IF(OR(ISTEXT([$'Посещения + Долги'.E18]); [.$A52]=[.E$61]); 0; [$'Посещения + Долги'.E$30]*[$'Посещения + Долги'.E18])" office:value-type="string" office:string-value="0" calcext:value-type="string">
            <text:p>0</text:p>
          </table:table-cell>
          <table:table-cell table:style-name="ce46" table:formula="of:=IF(OR(ISTEXT([$'Посещения + Долги'.F18]); [.$A52]=[.F$61]); 0; [$'Посещения + Долги'.F$30]*[$'Посещения + Долги'.F18])" office:value-type="string" office:string-value="0" calcext:value-type="string">
            <text:p>0</text:p>
          </table:table-cell>
          <table:table-cell table:style-name="ce46" table:formula="of:=IF(OR(ISTEXT([$'Посещения + Долги'.G18]); [.$A52]=[.G$61]); 0; [$'Посещения + Долги'.G$30]*[$'Посещения + Долги'.G18])" office:value-type="string" office:string-value="0" calcext:value-type="string">
            <text:p>0</text:p>
          </table:table-cell>
          <table:table-cell table:style-name="ce46" table:formula="of:=IF(OR(ISTEXT([$'Посещения + Долги'.H18]); [.$A52]=[.H$61]); 0; [$'Посещения + Долги'.H$30]*[$'Посещения + Долги'.H18])" office:value-type="string" office:string-value="0" calcext:value-type="string">
            <text:p>0</text:p>
          </table:table-cell>
          <table:table-cell table:style-name="ce46" table:formula="of:=IF(OR(ISTEXT([$'Посещения + Долги'.I18]); [.$A52]=[.I$61]); 0; [$'Посещения + Долги'.I$30]*[$'Посещения + Долги'.I18])" office:value-type="string" office:string-value="0" calcext:value-type="string">
            <text:p>0</text:p>
          </table:table-cell>
          <table:table-cell table:style-name="ce46" table:formula="of:=IF(OR(ISTEXT([$'Посещения + Долги'.J18]); [.$A52]=[.J$61]); 0; [$'Посещения + Долги'.J$30]*[$'Посещения + Долги'.J18])" office:value-type="string" office:string-value="0" calcext:value-type="string">
            <text:p>0</text:p>
          </table:table-cell>
          <table:table-cell table:style-name="ce46" table:formula="of:=IF(OR(ISTEXT([$'Посещения + Долги'.K18]); [.$A52]=[.K$61]); 0; [$'Посещения + Долги'.K$30]*[$'Посещения + Долги'.K18])" office:value-type="string" office:string-value="0" calcext:value-type="string">
            <text:p>0</text:p>
          </table:table-cell>
          <table:table-cell table:style-name="ce46" table:formula="of:=IF(OR(ISTEXT([$'Посещения + Долги'.L18]); [.$A52]=[.L$61]); 0; [$'Посещения + Долги'.L$30]*[$'Посещения + Долги'.L18])" office:value-type="string" office:string-value="0" calcext:value-type="string">
            <text:p>0</text:p>
          </table:table-cell>
          <table:table-cell table:style-name="ce46" table:formula="of:=IF(OR(ISTEXT([$'Посещения + Долги'.M18]); [.$A52]=[.M$61]); 0; [$'Посещения + Долги'.M$30]*[$'Посещения + Долги'.M18])" office:value-type="string" office:string-value="0" calcext:value-type="string">
            <text:p>0</text:p>
          </table:table-cell>
          <table:table-cell table:style-name="ce46" table:formula="of:=IF(OR(ISTEXT([$'Посещения + Долги'.N18]); [.$A52]=[.N$61]); 0; [$'Посещения + Долги'.N$30]*[$'Посещения + Долги'.N18])" office:value-type="string" office:string-value="0" calcext:value-type="string">
            <text:p>0</text:p>
          </table:table-cell>
          <table:table-cell table:style-name="ce46" table:formula="of:=IF(OR(ISTEXT([$'Посещения + Долги'.O18]); [.$A52]=[.O$61]); 0; [$'Посещения + Долги'.O$30]*[$'Посещения + Долги'.O18])" office:value-type="string" office:string-value="0" calcext:value-type="string">
            <text:p>0</text:p>
          </table:table-cell>
          <table:table-cell table:style-name="ce46" table:formula="of:=IF(OR(ISTEXT([$'Посещения + Долги'.P18]); [.$A52]=[.P$61]); 0; [$'Посещения + Долги'.P$30]*[$'Посещения + Долги'.P18])" office:value-type="string" office:string-value="0" calcext:value-type="string">
            <text:p>0</text:p>
          </table:table-cell>
          <table:table-cell table:style-name="ce46" table:formula="of:=IF(OR(ISTEXT([$'Посещения + Долги'.Q18]); [.$A52]=[.Q$61]); 0; [$'Посещения + Долги'.Q$30]*[$'Посещения + Долги'.Q18])" office:value-type="string" office:string-value="0" calcext:value-type="string">
            <text:p>0</text:p>
          </table:table-cell>
          <table:table-cell table:style-name="ce46" table:formula="of:=IF(OR(ISTEXT([$'Посещения + Долги'.R18]); [.$A52]=[.R$61]); 0; [$'Посещения + Долги'.R$30]*[$'Посещения + Долги'.R18])" office:value-type="string" office:string-value="0" calcext:value-type="string">
            <text:p>0</text:p>
          </table:table-cell>
          <table:table-cell table:style-name="ce46" table:formula="of:=IF(OR(ISTEXT([$'Посещения + Долги'.S18]); [.$A52]=[.S$61]); 0; [$'Посещения + Долги'.S$30]*[$'Посещения + Долги'.S18])" office:value-type="string" office:string-value="0" calcext:value-type="string">
            <text:p>0</text:p>
          </table:table-cell>
          <table:table-cell table:style-name="ce46" table:formula="of:=IF(OR(ISTEXT([$'Посещения + Долги'.T18]); [.$A52]=[.T$61]); 0; [$'Посещения + Долги'.T$30]*[$'Посещения + Долги'.T18])" office:value-type="string" office:string-value="0" calcext:value-type="string">
            <text:p>0</text:p>
          </table:table-cell>
          <table:table-cell table:style-name="ce46" table:formula="of:=IF(OR(ISTEXT([$'Посещения + Долги'.U18]); [.$A52]=[.U$61]); 0; [$'Посещения + Долги'.U$30]*[$'Посещения + Долги'.U18])" office:value-type="string" office:string-value="0" calcext:value-type="string">
            <text:p>0</text:p>
          </table:table-cell>
          <table:table-cell table:style-name="ce46" table:formula="of:=IF(OR(ISTEXT([$'Посещения + Долги'.V18]); [.$A52]=[.V$61]); 0; [$'Посещения + Долги'.V$30]*[$'Посещения + Долги'.V18])" office:value-type="string" office:string-value="0" calcext:value-type="string">
            <text:p>0</text:p>
          </table:table-cell>
          <table:table-cell table:style-name="ce46" table:formula="of:=IF(OR(ISTEXT([$'Посещения + Долги'.W18]); [.$A52]=[.W$61]); 0; [$'Посещения + Долги'.W$30]*[$'Посещения + Долги'.W18])" office:value-type="string" office:string-value="0" calcext:value-type="string">
            <text:p>0</text:p>
          </table:table-cell>
          <table:table-cell table:style-name="ce46" table:formula="of:=IF(OR(ISTEXT([$'Посещения + Долги'.X18]); [.$A52]=[.X$61]); 0; [$'Посещения + Долги'.X$30]*[$'Посещения + Долги'.X18])" office:value-type="string" office:string-value="0" calcext:value-type="string">
            <text:p>0</text:p>
          </table:table-cell>
          <table:table-cell table:style-name="ce46" table:formula="of:=IF(OR(ISTEXT([$'Посещения + Долги'.Y18]); [.$A52]=[.Y$61]); 0; [$'Посещения + Долги'.Y$30]*[$'Посещения + Долги'.Y18])" office:value-type="string" office:string-value="0" calcext:value-type="string">
            <text:p>0</text:p>
          </table:table-cell>
          <table:table-cell table:style-name="ce46" table:formula="of:=IF(OR(ISTEXT([$'Посещения + Долги'.Z18]); [.$A52]=[.Z$61]); 0; [$'Посещения + Долги'.Z$30]*[$'Посещения + Долги'.Z18])" office:value-type="string" office:string-value="0" calcext:value-type="string">
            <text:p>0</text:p>
          </table:table-cell>
          <table:table-cell table:style-name="ce46" table:formula="of:=IF(OR(ISTEXT([$'Посещения + Долги'.AA18]); [.$A52]=[.AA$61]); 0; [$'Посещения + Долги'.AA$30]*[$'Посещения + Долги'.AA18])" office:value-type="string" office:string-value="0" calcext:value-type="string">
            <text:p>0</text:p>
          </table:table-cell>
          <table:table-cell table:style-name="ce46" table:formula="of:=IF(OR(ISTEXT([$'Посещения + Долги'.AB18]); [.$A52]=[.AB$61]); 0; [$'Посещения + Долги'.AB$30]*[$'Посещения + Долги'.AB18])" office:value-type="string" office:string-value="0" calcext:value-type="string">
            <text:p>0</text:p>
          </table:table-cell>
          <table:table-cell table:style-name="ce46" table:formula="of:=IF(OR(ISTEXT([$'Посещения + Долги'.AC18]); [.$A52]=[.AC$61]); 0; [$'Посещения + Долги'.AC$30]*[$'Посещения + Долги'.AC18])" office:value-type="string" office:string-value="0" calcext:value-type="string">
            <text:p>0</text:p>
          </table:table-cell>
          <table:table-cell table:style-name="ce46" table:formula="of:=IF(OR(ISTEXT([$'Посещения + Долги'.AD18]); [.$A52]=[.AD$61]); 0; [$'Посещения + Долги'.AD$30]*[$'Посещения + Долги'.AD18])" office:value-type="string" office:string-value="0" calcext:value-type="string">
            <text:p>0</text:p>
          </table:table-cell>
          <table:table-cell table:style-name="ce46" table:formula="of:=IF(OR(ISTEXT([$'Посещения + Долги'.AE18]); [.$A52]=[.AE$61]); 0; [$'Посещения + Долги'.AE$30]*[$'Посещения + Долги'.AE18])" office:value-type="string" office:string-value="0" calcext:value-type="string">
            <text:p>0</text:p>
          </table:table-cell>
          <table:table-cell table:style-name="ce46" table:formula="of:=IF(OR(ISTEXT([$'Посещения + Долги'.AF18]); [.$A52]=[.AF$61]); 0; [$'Посещения + Долги'.AF$30]*[$'Посещения + Долги'.AF18])" office:value-type="string" office:string-value="0" calcext:value-type="string">
            <text:p>0</text:p>
          </table:table-cell>
          <table:table-cell table:style-name="ce46" table:formula="of:=IF(OR(ISTEXT([$'Посещения + Долги'.AG18]); [.$A52]=[.AG$61]); 0; [$'Посещения + Долги'.AG$30]*[$'Посещения + Долги'.AG18])" office:value-type="string" office:string-value="0" calcext:value-type="string">
            <text:p>0</text:p>
          </table:table-cell>
          <table:table-cell table:style-name="ce46" table:formula="of:=IF(OR(ISTEXT([$'Посещения + Долги'.AH18]); [.$A52]=[.AH$61]); 0; [$'Посещения + Долги'.AH$30]*[$'Посещения + Долги'.AH18])" office:value-type="string" office:string-value="0" calcext:value-type="string">
            <text:p>0</text:p>
          </table:table-cell>
          <table:table-cell table:style-name="ce46" table:formula="of:=IF(OR(ISTEXT([$'Посещения + Долги'.AI18]); [.$A52]=[.AI$61]); 0; [$'Посещения + Долги'.AI$30]*[$'Посещения + Долги'.AI18])" office:value-type="string" office:string-value="0" calcext:value-type="string">
            <text:p>0</text:p>
          </table:table-cell>
          <table:table-cell table:style-name="ce46" table:formula="of:=IF(OR(ISTEXT([$'Посещения + Долги'.AJ18]); [.$A52]=[.AJ$61]); 0; [$'Посещения + Долги'.AJ$30]*[$'Посещения + Долги'.AJ18])" office:value-type="string" office:string-value="0" calcext:value-type="string">
            <text:p>0</text:p>
          </table:table-cell>
          <table:table-cell table:style-name="ce46" table:formula="of:=IF(OR(ISTEXT([$'Посещения + Долги'.AK18]); [.$A52]=[.AK$61]); 0; [$'Посещения + Долги'.AK$30]*[$'Посещения + Долги'.AK18])" office:value-type="string" office:string-value="0" calcext:value-type="string">
            <text:p>0</text:p>
          </table:table-cell>
          <table:table-cell table:style-name="ce46" table:formula="of:=IF(OR(ISTEXT([$'Посещения + Долги'.AL18]); [.$A52]=[.AL$61]); 0; [$'Посещения + Долги'.AL$30]*[$'Посещения + Долги'.AL18])" office:value-type="string" office:string-value="0" calcext:value-type="string">
            <text:p>0</text:p>
          </table:table-cell>
          <table:table-cell table:style-name="ce46" table:formula="of:=IF(OR(ISTEXT([$'Посещения + Долги'.AM18]); [.$A52]=[.AM$61]); 0; [$'Посещения + Долги'.AM$30]*[$'Посещения + Долги'.AM18])" office:value-type="string" office:string-value="0" calcext:value-type="string">
            <text:p>0</text:p>
          </table:table-cell>
          <table:table-cell table:style-name="ce46" table:formula="of:=IF(OR(ISTEXT([$'Посещения + Долги'.AN18]); [.$A52]=[.AN$61]); 0; [$'Посещения + Долги'.AN$30]*[$'Посещения + Долги'.AN18])" office:value-type="string" office:string-value="0" calcext:value-type="string">
            <text:p>0</text:p>
          </table:table-cell>
          <table:table-cell table:style-name="ce46" table:formula="of:=IF(OR(ISTEXT([$'Посещения + Долги'.AO18]); [.$A52]=[.AO$61]); 0; [$'Посещения + Долги'.AO$30]*[$'Посещения + Долги'.AO18])" office:value-type="string" office:string-value="0" calcext:value-type="string">
            <text:p>0</text:p>
          </table:table-cell>
          <table:table-cell table:style-name="ce46" table:formula="of:=IF(OR(ISTEXT([$'Посещения + Долги'.AP18]); [.$A52]=[.AP$61]); 0; [$'Посещения + Долги'.AP$30]*[$'Посещения + Долги'.AP18])" office:value-type="string" office:string-value="0" calcext:value-type="string">
            <text:p>0</text:p>
          </table:table-cell>
          <table:table-cell table:style-name="ce46" table:formula="of:=IF(OR(ISTEXT([$'Посещения + Долги'.AQ18]); [.$A52]=[.AQ$61]); 0; [$'Посещения + Долги'.AQ$30]*[$'Посещения + Долги'.AQ18])" office:value-type="string" office:string-value="0" calcext:value-type="string">
            <text:p>0</text:p>
          </table:table-cell>
          <table:table-cell table:style-name="ce46" table:formula="of:=IF(OR(ISTEXT([$'Посещения + Долги'.AR18]); [.$A52]=[.AR$61]); 0; [$'Посещения + Долги'.AR$30]*[$'Посещения + Долги'.AR18])" office:value-type="string" office:string-value="0" calcext:value-type="string">
            <text:p>0</text:p>
          </table:table-cell>
          <table:table-cell table:style-name="ce46" table:formula="of:=IF(OR(ISTEXT([$'Посещения + Долги'.AS18]); [.$A52]=[.AS$61]); 0; [$'Посещения + Долги'.AS$30]*[$'Посещения + Долги'.AS18])" office:value-type="string" office:string-value="0" calcext:value-type="string">
            <text:p>0</text:p>
          </table:table-cell>
          <table:table-cell table:style-name="ce46" table:formula="of:=IF(OR(ISTEXT([$'Посещения + Долги'.AT18]); [.$A52]=[.AT$61]); 0; [$'Посещения + Долги'.AT$30]*[$'Посещения + Долги'.AT18])" office:value-type="string" office:string-value="0" calcext:value-type="string">
            <text:p>0</text:p>
          </table:table-cell>
          <table:table-cell table:style-name="ce46" table:formula="of:=IF(OR(ISTEXT([$'Посещения + Долги'.AU18]); [.$A52]=[.AU$61]); 0; [$'Посещения + Долги'.AU$30]*[$'Посещения + Долги'.AU18])" office:value-type="string" office:string-value="0" calcext:value-type="string">
            <text:p>0</text:p>
          </table:table-cell>
          <table:table-cell table:style-name="ce46" table:formula="of:=IF(OR(ISTEXT([$'Посещения + Долги'.AV18]); [.$A52]=[.AV$61]); 0; [$'Посещения + Долги'.AV$30]*[$'Посещения + Долги'.AV18])" office:value-type="string" office:string-value="0" calcext:value-type="string">
            <text:p>0</text:p>
          </table:table-cell>
          <table:table-cell table:style-name="ce46" table:formula="of:=IF(OR(ISTEXT([$'Посещения + Долги'.AW18]); [.$A52]=[.AW$61]); 0; [$'Посещения + Долги'.AW$30]*[$'Посещения + Долги'.AW18])" office:value-type="string" office:string-value="0" calcext:value-type="string">
            <text:p>0</text:p>
          </table:table-cell>
          <table:table-cell table:style-name="ce46" table:formula="of:=IF(OR(ISTEXT([$'Посещения + Долги'.AX18]); [.$A52]=[.AX$61]); 0; [$'Посещения + Долги'.AX$30]*[$'Посещения + Долги'.AX18])" office:value-type="string" office:string-value="0" calcext:value-type="string">
            <text:p>0</text:p>
          </table:table-cell>
          <table:table-cell table:style-name="ce46" table:formula="of:=IF(OR(ISTEXT([$'Посещения + Долги'.AY18]); [.$A52]=[.AY$61]); 0; [$'Посещения + Долги'.AY$30]*[$'Посещения + Долги'.AY18])" office:value-type="string" office:string-value="0" calcext:value-type="string">
            <text:p>0</text:p>
          </table:table-cell>
          <table:table-cell table:style-name="ce46" table:formula="of:=IF(OR(ISTEXT([$'Посещения + Долги'.AZ18]); [.$A52]=[.AZ$61]); 0; [$'Посещения + Долги'.AZ$30]*[$'Посещения + Долги'.AZ18])" office:value-type="string" office:string-value="0" calcext:value-type="string">
            <text:p>0</text:p>
          </table:table-cell>
          <table:table-cell table:style-name="ce46" table:formula="of:=IF(OR(ISTEXT([$'Посещения + Долги'.BA18]); [.$A52]=[.BA$61]); 0; [$'Посещения + Долги'.BA$30]*[$'Посещения + Долги'.BA18])" office:value-type="string" office:string-value="0" calcext:value-type="string">
            <text:p>0</text:p>
          </table:table-cell>
          <table:table-cell table:style-name="ce46" table:formula="of:=IF(OR(ISTEXT([$'Посещения + Долги'.BB18]); [.$A52]=[.BB$61]); 0; [$'Посещения + Долги'.BB$30]*[$'Посещения + Долги'.BB18])" office:value-type="string" office:string-value="0" calcext:value-type="string">
            <text:p>0</text:p>
          </table:table-cell>
          <table:table-cell table:style-name="ce46" table:formula="of:=IF(OR(ISTEXT([$'Посещения + Долги'.BC18]); [.$A52]=[.BC$61]); 0; [$'Посещения + Долги'.BC$30]*[$'Посещения + Долги'.BC18])" office:value-type="string" office:string-value="0" calcext:value-type="string">
            <text:p>0</text:p>
          </table:table-cell>
          <table:table-cell table:style-name="ce46" table:formula="of:=IF(OR(ISTEXT([$'Посещения + Долги'.BD18]); [.$A52]=[.BD$61]); 0; [$'Посещения + Долги'.BD$30]*[$'Посещения + Долги'.BD18])" office:value-type="string" office:string-value="0" calcext:value-type="string">
            <text:p>0</text:p>
          </table:table-cell>
          <table:table-cell table:style-name="ce46" table:formula="of:=IF(OR(ISTEXT([$'Посещения + Долги'.BE18]); [.$A52]=[.BE$61]); 0; [$'Посещения + Долги'.BE$30]*[$'Посещения + Долги'.BE18])" office:value-type="string" office:string-value="0" calcext:value-type="string">
            <text:p>0</text:p>
          </table:table-cell>
          <table:table-cell table:style-name="ce46" table:formula="of:=IF(OR(ISTEXT([$'Посещения + Долги'.BF18]); [.$A52]=[.BF$61]); 0; [$'Посещения + Долги'.BF$30]*[$'Посещения + Долги'.BF18])" office:value-type="string" office:string-value="0" calcext:value-type="string">
            <text:p>0</text:p>
          </table:table-cell>
          <table:table-cell table:style-name="ce46" table:formula="of:=IF(OR(ISTEXT([$'Посещения + Долги'.BG18]); [.$A52]=[.BG$61]); 0; [$'Посещения + Долги'.BG$30]*[$'Посещения + Долги'.BG18])" office:value-type="string" office:string-value="0" calcext:value-type="string">
            <text:p>0</text:p>
          </table:table-cell>
          <table:table-cell table:style-name="ce46" table:formula="of:=IF(OR(ISTEXT([$'Посещения + Долги'.BH18]); [.$A52]=[.BH$61]); 0; [$'Посещения + Долги'.BH$30]*[$'Посещения + Долги'.BH18])" office:value-type="string" office:string-value="0" calcext:value-type="string">
            <text:p>0</text:p>
          </table:table-cell>
          <table:table-cell table:style-name="ce46" table:formula="of:=IF(OR(ISTEXT([$'Посещения + Долги'.BI18]); [.$A52]=[.BI$61]); 0; [$'Посещения + Долги'.BI$30]*[$'Посещения + Долги'.BI18])" office:value-type="string" office:string-value="0" calcext:value-type="string">
            <text:p>0</text:p>
          </table:table-cell>
          <table:table-cell table:style-name="ce46" table:formula="of:=IF(OR(ISTEXT([$'Посещения + Долги'.BJ18]); [.$A52]=[.BJ$61]); 0; [$'Посещения + Долги'.BJ$30]*[$'Посещения + Долги'.BJ18])" office:value-type="string" office:string-value="0" calcext:value-type="string">
            <text:p>0</text:p>
          </table:table-cell>
          <table:table-cell table:style-name="ce46" table:formula="of:=IF(OR(ISTEXT([$'Посещения + Долги'.BK18]); [.$A52]=[.BK$61]); 0; [$'Посещения + Долги'.BK$30]*[$'Посещения + Долги'.BK18])" office:value-type="string" office:string-value="0" calcext:value-type="string">
            <text:p>0</text:p>
          </table:table-cell>
          <table:table-cell table:style-name="ce46" table:formula="of:=IF(OR(ISTEXT([$'Посещения + Долги'.BL18]); [.$A52]=[.BL$61]); 0; [$'Посещения + Долги'.BL$30]*[$'Посещения + Долги'.BL18])" office:value-type="string" office:string-value="0" calcext:value-type="string">
            <text:p>0</text:p>
          </table:table-cell>
          <table:table-cell table:style-name="ce46" table:formula="of:=IF(OR(ISTEXT([$'Посещения + Долги'.BM18]); [.$A52]=[.BM$61]); 0; [$'Посещения + Долги'.BM$30]*[$'Посещения + Долги'.BM18])" office:value-type="string" office:string-value="0" calcext:value-type="string">
            <text:p>0</text:p>
          </table:table-cell>
          <table:table-cell table:style-name="ce46" table:formula="of:=IF(OR(ISTEXT([$'Посещения + Долги'.BN18]); [.$A52]=[.BN$61]); 0; [$'Посещения + Долги'.BN$30]*[$'Посещения + Долги'.BN18])" office:value-type="string" office:string-value="0" calcext:value-type="string">
            <text:p>0</text:p>
          </table:table-cell>
          <table:table-cell table:style-name="ce46" table:formula="of:=IF(OR(ISTEXT([$'Посещения + Долги'.BO18]); [.$A52]=[.BO$61]); 0; [$'Посещения + Долги'.BO$30]*[$'Посещения + Долги'.BO18])" office:value-type="string" office:string-value="0" calcext:value-type="string">
            <text:p>0</text:p>
          </table:table-cell>
          <table:table-cell table:style-name="ce46" table:formula="of:=IF(OR(ISTEXT([$'Посещения + Долги'.BP18]); [.$A52]=[.BP$61]); 0; [$'Посещения + Долги'.BP$30]*[$'Посещения + Долги'.BP18])" office:value-type="string" office:string-value="0" calcext:value-type="string">
            <text:p>0</text:p>
          </table:table-cell>
          <table:table-cell table:style-name="ce46" table:formula="of:=IF(OR(ISTEXT([$'Посещения + Долги'.BQ18]); [.$A52]=[.BQ$61]); 0; [$'Посещения + Долги'.BQ$30]*[$'Посещения + Долги'.BQ18])" office:value-type="string" office:string-value="0" calcext:value-type="string">
            <text:p>0</text:p>
          </table:table-cell>
          <table:table-cell table:style-name="ce46" table:formula="of:=IF(OR(ISTEXT([$'Посещения + Долги'.BR18]); [.$A52]=[.BR$61]); 0; [$'Посещения + Долги'.BR$30]*[$'Посещения + Долги'.BR18])" office:value-type="string" office:string-value="0" calcext:value-type="string">
            <text:p>0</text:p>
          </table:table-cell>
          <table:table-cell table:style-name="ce46" table:formula="of:=IF(OR(ISTEXT([$'Посещения + Долги'.BS18]); [.$A52]=[.BS$61]); 0; [$'Посещения + Долги'.BS$30]*[$'Посещения + Долги'.BS18])" office:value-type="string" office:string-value="0" calcext:value-type="string">
            <text:p>0</text:p>
          </table:table-cell>
          <table:table-cell table:style-name="ce46" table:formula="of:=IF(OR(ISTEXT([$'Посещения + Долги'.BT18]); [.$A52]=[.BT$61]); 0; [$'Посещения + Долги'.BT$30]*[$'Посещения + Долги'.BT18])" office:value-type="string" office:string-value="0" calcext:value-type="string">
            <text:p>0</text:p>
          </table:table-cell>
          <table:table-cell table:style-name="ce46" table:formula="of:=IF(OR(ISTEXT([$'Посещения + Долги'.BU18]); [.$A52]=[.BU$61]); 0; [$'Посещения + Долги'.BU$30]*[$'Посещения + Долги'.BU18])" office:value-type="string" office:string-value="0" calcext:value-type="string">
            <text:p>0</text:p>
          </table:table-cell>
          <table:table-cell table:style-name="ce46" table:formula="of:=IF(OR(ISTEXT([$'Посещения + Долги'.BV18]); [.$A52]=[.BV$61]); 0; [$'Посещения + Долги'.BV$30]*[$'Посещения + Долги'.BV18])" office:value-type="string" office:string-value="0" calcext:value-type="string">
            <text:p>0</text:p>
          </table:table-cell>
          <table:table-cell table:style-name="ce46" table:formula="of:=IF(OR(ISTEXT([$'Посещения + Долги'.BW18]); [.$A52]=[.BW$61]); 0; [$'Посещения + Долги'.BW$30]*[$'Посещения + Долги'.BW18])" office:value-type="string" office:string-value="0" calcext:value-type="string">
            <text:p>0</text:p>
          </table:table-cell>
          <table:table-cell table:style-name="ce46" table:formula="of:=IF(OR(ISTEXT([$'Посещения + Долги'.BX18]); [.$A52]=[.BX$61]); 0; [$'Посещения + Долги'.BX$30]*[$'Посещения + Долги'.BX18])" office:value-type="string" office:string-value="0" calcext:value-type="string">
            <text:p>0</text:p>
          </table:table-cell>
          <table:table-cell table:style-name="ce46" table:formula="of:=IF(OR(ISTEXT([$'Посещения + Долги'.BY18]); [.$A52]=[.BY$61]); 0; [$'Посещения + Долги'.BY$30]*[$'Посещения + Долги'.BY18])" office:value-type="string" office:string-value="0" calcext:value-type="string">
            <text:p>0</text:p>
          </table:table-cell>
          <table:table-cell table:style-name="ce46" table:formula="of:=IF(OR(ISTEXT([$'Посещения + Долги'.BZ18]); [.$A52]=[.BZ$61]); 0; [$'Посещения + Долги'.BZ$30]*[$'Посещения + Долги'.BZ18])" office:value-type="string" office:string-value="0" calcext:value-type="string">
            <text:p>0</text:p>
          </table:table-cell>
          <table:table-cell table:style-name="ce46" table:formula="of:=IF(OR(ISTEXT([$'Посещения + Долги'.CA18]); [.$A52]=[.CA$61]); 0; [$'Посещения + Долги'.CA$30]*[$'Посещения + Долги'.CA18])" office:value-type="string" office:string-value="0" calcext:value-type="string">
            <text:p>0</text:p>
          </table:table-cell>
          <table:table-cell table:style-name="ce46" table:formula="of:=IF(OR(ISTEXT([$'Посещения + Долги'.CB18]); [.$A52]=[.CB$61]); 0; [$'Посещения + Долги'.CB$30]*[$'Посещения + Долги'.CB18])" office:value-type="string" office:string-value="0" calcext:value-type="string">
            <text:p>0</text:p>
          </table:table-cell>
          <table:table-cell table:style-name="ce46" table:formula="of:=IF(OR(ISTEXT([$'Посещения + Долги'.CC18]); [.$A52]=[.CC$61]); 0; [$'Посещения + Долги'.CC$30]*[$'Посещения + Долги'.CC18])" office:value-type="string" office:string-value="0" calcext:value-type="string">
            <text:p>0</text:p>
          </table:table-cell>
          <table:table-cell table:style-name="ce46" table:formula="of:=IF(OR(ISTEXT([$'Посещения + Долги'.CD18]); [.$A52]=[.CD$61]); 0; [$'Посещения + Долги'.CD$30]*[$'Посещения + Долги'.CD18])" office:value-type="string" office:string-value="0" calcext:value-type="string">
            <text:p>0</text:p>
          </table:table-cell>
          <table:table-cell table:style-name="ce46" table:formula="of:=IF(OR(ISTEXT([$'Посещения + Долги'.CE18]); [.$A52]=[.CE$61]); 0; [$'Посещения + Долги'.CE$30]*[$'Посещения + Долги'.CE18])" office:value-type="string" office:string-value="0" calcext:value-type="string">
            <text:p>0</text:p>
          </table:table-cell>
          <table:table-cell table:style-name="ce46" table:formula="of:=IF(OR(ISTEXT([$'Посещения + Долги'.CF18]); [.$A52]=[.CF$61]); 0; [$'Посещения + Долги'.CF$30]*[$'Посещения + Долги'.CF18])" office:value-type="string" office:string-value="0" calcext:value-type="string">
            <text:p>0</text:p>
          </table:table-cell>
          <table:table-cell table:style-name="ce46" table:formula="of:=IF(OR(ISTEXT([$'Посещения + Долги'.CG18]); [.$A52]=[.CG$61]); 0; [$'Посещения + Долги'.CG$30]*[$'Посещения + Долги'.CG18])" office:value-type="string" office:string-value="0" calcext:value-type="string">
            <text:p>0</text:p>
          </table:table-cell>
          <table:table-cell table:style-name="ce46" table:formula="of:=IF(OR(ISTEXT([$'Посещения + Долги'.CH18]); [.$A52]=[.CH$61]); 0; [$'Посещения + Долги'.CH$30]*[$'Посещения + Долги'.CH18])" office:value-type="string" office:string-value="0" calcext:value-type="string">
            <text:p>0</text:p>
          </table:table-cell>
          <table:table-cell table:style-name="ce46" table:formula="of:=IF(OR(ISTEXT([$'Посещения + Долги'.CI18]); [.$A52]=[.CI$61]); 0; [$'Посещения + Долги'.CI$30]*[$'Посещения + Долги'.CI18])" office:value-type="string" office:string-value="0" calcext:value-type="string">
            <text:p>0</text:p>
          </table:table-cell>
          <table:table-cell table:style-name="ce46" table:formula="of:=IF(OR(ISTEXT([$'Посещения + Долги'.CJ18]); [.$A52]=[.CJ$61]); 0; [$'Посещения + Долги'.CJ$30]*[$'Посещения + Долги'.CJ18])" office:value-type="string" office:string-value="0" calcext:value-type="string">
            <text:p>0</text:p>
          </table:table-cell>
          <table:table-cell table:style-name="ce46" table:formula="of:=IF(OR(ISTEXT([$'Посещения + Долги'.CK18]); [.$A52]=[.CK$61]); 0; [$'Посещения + Долги'.CK$30]*[$'Посещения + Долги'.CK18])" office:value-type="string" office:string-value="0" calcext:value-type="string">
            <text:p>0</text:p>
          </table:table-cell>
          <table:table-cell table:style-name="ce46" table:formula="of:=IF(OR(ISTEXT([$'Посещения + Долги'.CL18]); [.$A52]=[.CL$61]); 0; [$'Посещения + Долги'.CL$30]*[$'Посещения + Долги'.CL18])" office:value-type="string" office:string-value="0" calcext:value-type="string">
            <text:p>0</text:p>
          </table:table-cell>
          <table:table-cell table:style-name="ce46" table:formula="of:=IF(OR(ISTEXT([$'Посещения + Долги'.CM18]); [.$A52]=[.CM$61]); 0; [$'Посещения + Долги'.CM$30]*[$'Посещения + Долги'.CM18])" office:value-type="string" office:string-value="0" calcext:value-type="string">
            <text:p>0</text:p>
          </table:table-cell>
          <table:table-cell table:style-name="ce46" table:formula="of:=IF(OR(ISTEXT([$'Посещения + Долги'.CN18]); [.$A52]=[.CN$61]); 0; [$'Посещения + Долги'.CN$30]*[$'Посещения + Долги'.CN18])" office:value-type="string" office:string-value="0" calcext:value-type="string">
            <text:p>0</text:p>
          </table:table-cell>
          <table:table-cell table:style-name="ce46" table:formula="of:=IF(OR(ISTEXT([$'Посещения + Долги'.CO18]); [.$A52]=[.CO$61]); 0; [$'Посещения + Долги'.CO$30]*[$'Посещения + Долги'.CO18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18]); [.$A52]=[.CP$61]); 0; [$'Посещения + Долги'.CP$30]*[$'Посещения + Долги'.CP18])" office:value-type="string" office:string-value="0" calcext:value-type="string">
            <text:p>0</text:p>
          </table:table-cell>
          <table:table-cell table:style-name="ce46" table:formula="of:=IF(OR(ISTEXT([$'Посещения + Долги'.CQ18]); [.$A52]=[.CQ$61]); 0; [$'Посещения + Долги'.CQ$30]*[$'Посещения + Долги'.CQ18])" office:value-type="string" office:string-value="0" calcext:value-type="string">
            <text:p>0</text:p>
          </table:table-cell>
          <table:table-cell table:style-name="ce46" table:formula="of:=IF(OR(ISTEXT([$'Посещения + Долги'.CR18]); [.$A52]=[.CR$61]); 0; [$'Посещения + Долги'.CR$30]*[$'Посещения + Долги'.CR18])" office:value-type="string" office:string-value="0" calcext:value-type="string">
            <text:p>0</text:p>
          </table:table-cell>
          <table:table-cell table:style-name="ce46" table:formula="of:=IF(OR(ISTEXT([$'Посещения + Долги'.CS18]); [.$A52]=[.CS$61]); 0; [$'Посещения + Долги'.CS$30]*[$'Посещения + Долги'.CS18])" office:value-type="string" office:string-value="37.5" calcext:value-type="string">
            <text:p>37.5</text:p>
          </table:table-cell>
          <table:table-cell table:style-name="ce46" table:formula="of:=IF(OR(ISTEXT([$'Посещения + Долги'.CT18]); [.$A52]=[.CT$61]); 0; [$'Посещения + Долги'.CT$30]*[$'Посещения + Долги'.CT18])" office:value-type="string" office:string-value="90" calcext:value-type="string">
            <text:p>90</text:p>
          </table:table-cell>
          <table:table-cell table:style-name="ce46" table:formula="of:=IF(OR(ISTEXT([$'Посещения + Долги'.CU18]); [.$A52]=[.CU$61]); 0; [$'Посещения + Долги'.CU$30]*[$'Посещения + Долги'.CU18])" office:value-type="string" office:string-value="0" calcext:value-type="string">
            <text:p>0</text:p>
          </table:table-cell>
          <table:table-cell table:style-name="ce46" table:formula="of:=IF(OR(ISTEXT([$'Посещения + Долги'.CV18]); [.$A52]=[.CV$61]); 0; [$'Посещения + Долги'.CV$30]*[$'Посещения + Долги'.CV18])" office:value-type="string" office:string-value="0" calcext:value-type="string">
            <text:p>0</text:p>
          </table:table-cell>
          <table:table-cell table:style-name="ce46" table:formula="of:=IF(OR(ISTEXT([$'Посещения + Долги'.CW18]); [.$A52]=[.CW$61]); 0; [$'Посещения + Долги'.CW$30]*[$'Посещения + Долги'.CW18])" office:value-type="string" office:string-value="0" calcext:value-type="string">
            <text:p>0</text:p>
          </table:table-cell>
          <table:table-cell table:style-name="ce46" table:formula="of:=IF(OR(ISTEXT([$'Посещения + Долги'.CX18]); [.$A52]=[.CX$61]); 0; [$'Посещения + Долги'.CX$30]*[$'Посещения + Долги'.CX18])" office:value-type="string" office:string-value="0" calcext:value-type="string">
            <text:p>0</text:p>
          </table:table-cell>
          <table:table-cell table:style-name="ce46" table:formula="of:=IF(OR(ISTEXT([$'Посещения + Долги'.CY18]); [.$A52]=[.CY$61]); 0; [$'Посещения + Долги'.CY$30]*[$'Посещения + Долги'.CY18])" office:value-type="string" office:string-value="0" calcext:value-type="string">
            <text:p>0</text:p>
          </table:table-cell>
          <table:table-cell table:style-name="ce46" table:formula="of:=IF(OR(ISTEXT([$'Посещения + Долги'.CZ18]); [.$A52]=[.CZ$61]); 0; [$'Посещения + Долги'.CZ$30]*[$'Посещения + Долги'.CZ18])" office:value-type="string" office:string-value="0" calcext:value-type="string">
            <text:p>0</text:p>
          </table:table-cell>
          <table:table-cell table:style-name="ce46" table:formula="of:=IF(OR(ISTEXT([$'Посещения + Долги'.DA18]); [.$A52]=[.DA$61]); 0; [$'Посещения + Долги'.DA$30]*[$'Посещения + Долги'.DA18])" office:value-type="string" office:string-value="0" calcext:value-type="string">
            <text:p>0</text:p>
          </table:table-cell>
          <table:table-cell table:style-name="ce46" table:formula="of:=IF(OR(ISTEXT([$'Посещения + Долги'.DB18]); [.$A52]=[.DB$61]); 0; [$'Посещения + Долги'.DB$30]*[$'Посещения + Долги'.DB18])" office:value-type="string" office:string-value="0" calcext:value-type="string">
            <text:p>0</text:p>
          </table:table-cell>
          <table:table-cell table:style-name="ce46" table:formula="of:=IF(OR(ISTEXT([$'Посещения + Долги'.DC18]); [.$A52]=[.DC$61]); 0; [$'Посещения + Долги'.DC$30]*[$'Посещения + Долги'.DC18])" office:value-type="string" office:string-value="0" calcext:value-type="string">
            <text:p>0</text:p>
          </table:table-cell>
          <table:table-cell table:style-name="ce46" table:formula="of:=IF(OR(ISTEXT([$'Посещения + Долги'.DD18]); [.$A52]=[.DD$61]); 0; [$'Посещения + Долги'.DD$30]*[$'Посещения + Долги'.DD18])" office:value-type="string" office:string-value="0" calcext:value-type="string">
            <text:p>0</text:p>
          </table:table-cell>
          <table:table-cell table:style-name="ce46" table:formula="of:=IF(OR(ISTEXT([$'Посещения + Долги'.DE18]); [.$A52]=[.DE$61]); 0; [$'Посещения + Долги'.DE$30]*[$'Посещения + Долги'.DE18])" office:value-type="string" office:string-value="0" calcext:value-type="string">
            <text:p>0</text:p>
          </table:table-cell>
          <table:table-cell table:style-name="ce46" table:formula="of:=IF(OR(ISTEXT([$'Посещения + Долги'.DF18]); [.$A52]=[.DF$61]); 0; [$'Посещения + Долги'.DF$30]*[$'Посещения + Долги'.DF18])" office:value-type="string" office:string-value="0" calcext:value-type="string">
            <text:p>0</text:p>
          </table:table-cell>
          <table:table-cell table:style-name="ce46" table:formula="of:=IF(OR(ISTEXT([$'Посещения + Долги'.DG18]); [.$A52]=[.DG$61]); 0; [$'Посещения + Долги'.DG$30]*[$'Посещения + Долги'.DG18])" office:value-type="string" office:string-value="0" calcext:value-type="string">
            <text:p>0</text:p>
          </table:table-cell>
          <table:table-cell table:style-name="ce46" table:formula="of:=IF(OR(ISTEXT([$'Посещения + Долги'.DH18]); [.$A52]=[.DH$61]); 0; [$'Посещения + Долги'.DH$30]*[$'Посещения + Долги'.DH18])" office:value-type="string" office:string-value="0" calcext:value-type="string">
            <text:p>0</text:p>
          </table:table-cell>
          <table:table-cell table:style-name="ce46" table:formula="of:=IF(OR(ISTEXT([$'Посещения + Долги'.DI18]); [.$A52]=[.DI$61]); 0; [$'Посещения + Долги'.DI$30]*[$'Посещения + Долги'.DI18])" office:value-type="string" office:string-value="0" calcext:value-type="string">
            <text:p>0</text:p>
          </table:table-cell>
          <table:table-cell table:style-name="ce46" table:formula="of:=IF(OR(ISTEXT([$'Посещения + Долги'.DJ18]); [.$A52]=[.DJ$61]); 0; [$'Посещения + Долги'.DJ$30]*[$'Посещения + Долги'.DJ18])" office:value-type="string" office:string-value="0" calcext:value-type="string">
            <text:p>0</text:p>
          </table:table-cell>
          <table:table-cell table:style-name="ce46" table:formula="of:=IF(OR(ISTEXT([$'Посещения + Долги'.DK18]); [.$A52]=[.DK$61]); 0; [$'Посещения + Долги'.DK$30]*[$'Посещения + Долги'.DK18])" office:value-type="string" office:string-value="0" calcext:value-type="string">
            <text:p>0</text:p>
          </table:table-cell>
          <table:table-cell table:style-name="ce46" table:formula="of:=IF(OR(ISTEXT([$'Посещения + Долги'.DL18]); [.$A52]=[.DL$61]); 0; [$'Посещения + Долги'.DL$30]*[$'Посещения + Долги'.DL18])" office:value-type="string" office:string-value="0" calcext:value-type="string">
            <text:p>0</text:p>
          </table:table-cell>
          <table:table-cell table:style-name="ce46" table:formula="of:=IF(OR(ISTEXT([$'Посещения + Долги'.DM18]); [.$A52]=[.DM$61]); 0; [$'Посещения + Долги'.DM$30]*[$'Посещения + Долги'.DM18])" office:value-type="string" office:string-value="0" calcext:value-type="string">
            <text:p>0</text:p>
          </table:table-cell>
          <table:table-cell table:style-name="ce46" table:formula="of:=IF(OR(ISTEXT([$'Посещения + Долги'.DN18]); [.$A52]=[.DN$61]); 0; [$'Посещения + Долги'.DN$30]*[$'Посещения + Долги'.DN18])" office:value-type="string" office:string-value="0" calcext:value-type="string">
            <text:p>0</text:p>
          </table:table-cell>
          <table:table-cell table:style-name="ce46" table:formula="of:=IF(OR(ISTEXT([$'Посещения + Долги'.DO18]); [.$A52]=[.DO$61]); 0; [$'Посещения + Долги'.DO$30]*[$'Посещения + Долги'.DO18])" office:value-type="string" office:string-value="0" calcext:value-type="string">
            <text:p>0</text:p>
          </table:table-cell>
          <table:table-cell table:style-name="ce46" table:formula="of:=IF(OR(ISTEXT([$'Посещения + Долги'.DP18]); [.$A52]=[.DP$61]); 0; [$'Посещения + Долги'.DP$30]*[$'Посещения + Долги'.DP18])" office:value-type="string" office:string-value="0" calcext:value-type="string">
            <text:p>0</text:p>
          </table:table-cell>
          <table:table-cell table:style-name="ce46" table:formula="of:=IF(OR(ISTEXT([$'Посещения + Долги'.DQ18]); [.$A52]=[.DQ$61]); 0; [$'Посещения + Долги'.DQ$30]*[$'Посещения + Долги'.DQ18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варкин</text:p>
          </table:table-cell>
          <table:table-cell table:style-name="ce46" table:formula="of:=IF(OR(ISTEXT([$'Посещения + Долги'.B19]); [.$A53]=[.B$61]); 0; [$'Посещения + Долги'.B$30]*[$'Посещения + Долги'.B19])" office:value-type="string" office:string-value="0" calcext:value-type="string">
            <text:p>0</text:p>
          </table:table-cell>
          <table:table-cell table:style-name="ce46" table:formula="of:=IF(OR(ISTEXT([$'Посещения + Долги'.C19]); [.$A53]=[.C$61]); 0; [$'Посещения + Долги'.C$30]*[$'Посещения + Долги'.C19])" office:value-type="string" office:string-value="0" calcext:value-type="string">
            <text:p>0</text:p>
          </table:table-cell>
          <table:table-cell table:style-name="ce46" table:formula="of:=IF(OR(ISTEXT([$'Посещения + Долги'.D19]); [.$A53]=[.D$61]); 0; [$'Посещения + Долги'.D$30]*[$'Посещения + Долги'.D19])" office:value-type="string" office:string-value="0" calcext:value-type="string">
            <text:p>0</text:p>
          </table:table-cell>
          <table:table-cell table:style-name="ce46" table:formula="of:=IF(OR(ISTEXT([$'Посещения + Долги'.E19]); [.$A53]=[.E$61]); 0; [$'Посещения + Долги'.E$30]*[$'Посещения + Долги'.E19])" office:value-type="string" office:string-value="0" calcext:value-type="string">
            <text:p>0</text:p>
          </table:table-cell>
          <table:table-cell table:style-name="ce46" table:formula="of:=IF(OR(ISTEXT([$'Посещения + Долги'.F19]); [.$A53]=[.F$61]); 0; [$'Посещения + Долги'.F$30]*[$'Посещения + Долги'.F19])" office:value-type="string" office:string-value="0" calcext:value-type="string">
            <text:p>0</text:p>
          </table:table-cell>
          <table:table-cell table:style-name="ce46" table:formula="of:=IF(OR(ISTEXT([$'Посещения + Долги'.G19]); [.$A53]=[.G$61]); 0; [$'Посещения + Долги'.G$30]*[$'Посещения + Долги'.G19])" office:value-type="string" office:string-value="0" calcext:value-type="string">
            <text:p>0</text:p>
          </table:table-cell>
          <table:table-cell table:style-name="ce46" table:formula="of:=IF(OR(ISTEXT([$'Посещения + Долги'.H19]); [.$A53]=[.H$61]); 0; [$'Посещения + Долги'.H$30]*[$'Посещения + Долги'.H19])" office:value-type="string" office:string-value="0" calcext:value-type="string">
            <text:p>0</text:p>
          </table:table-cell>
          <table:table-cell table:style-name="ce46" table:formula="of:=IF(OR(ISTEXT([$'Посещения + Долги'.I19]); [.$A53]=[.I$61]); 0; [$'Посещения + Долги'.I$30]*[$'Посещения + Долги'.I19])" office:value-type="string" office:string-value="0" calcext:value-type="string">
            <text:p>0</text:p>
          </table:table-cell>
          <table:table-cell table:style-name="ce46" table:formula="of:=IF(OR(ISTEXT([$'Посещения + Долги'.J19]); [.$A53]=[.J$61]); 0; [$'Посещения + Долги'.J$30]*[$'Посещения + Долги'.J19])" office:value-type="string" office:string-value="0" calcext:value-type="string">
            <text:p>0</text:p>
          </table:table-cell>
          <table:table-cell table:style-name="ce46" table:formula="of:=IF(OR(ISTEXT([$'Посещения + Долги'.K19]); [.$A53]=[.K$61]); 0; [$'Посещения + Долги'.K$30]*[$'Посещения + Долги'.K19])" office:value-type="string" office:string-value="0" calcext:value-type="string">
            <text:p>0</text:p>
          </table:table-cell>
          <table:table-cell table:style-name="ce46" table:formula="of:=IF(OR(ISTEXT([$'Посещения + Долги'.L19]); [.$A53]=[.L$61]); 0; [$'Посещения + Долги'.L$30]*[$'Посещения + Долги'.L19])" office:value-type="string" office:string-value="0" calcext:value-type="string">
            <text:p>0</text:p>
          </table:table-cell>
          <table:table-cell table:style-name="ce46" table:formula="of:=IF(OR(ISTEXT([$'Посещения + Долги'.M19]); [.$A53]=[.M$61]); 0; [$'Посещения + Долги'.M$30]*[$'Посещения + Долги'.M19])" office:value-type="string" office:string-value="0" calcext:value-type="string">
            <text:p>0</text:p>
          </table:table-cell>
          <table:table-cell table:style-name="ce46" table:formula="of:=IF(OR(ISTEXT([$'Посещения + Долги'.N19]); [.$A53]=[.N$61]); 0; [$'Посещения + Долги'.N$30]*[$'Посещения + Долги'.N19])" office:value-type="string" office:string-value="0" calcext:value-type="string">
            <text:p>0</text:p>
          </table:table-cell>
          <table:table-cell table:style-name="ce46" table:formula="of:=IF(OR(ISTEXT([$'Посещения + Долги'.O19]); [.$A53]=[.O$61]); 0; [$'Посещения + Долги'.O$30]*[$'Посещения + Долги'.O19])" office:value-type="string" office:string-value="0" calcext:value-type="string">
            <text:p>0</text:p>
          </table:table-cell>
          <table:table-cell table:style-name="ce46" table:formula="of:=IF(OR(ISTEXT([$'Посещения + Долги'.P19]); [.$A53]=[.P$61]); 0; [$'Посещения + Долги'.P$30]*[$'Посещения + Долги'.P19])" office:value-type="string" office:string-value="0" calcext:value-type="string">
            <text:p>0</text:p>
          </table:table-cell>
          <table:table-cell table:style-name="ce46" table:formula="of:=IF(OR(ISTEXT([$'Посещения + Долги'.Q19]); [.$A53]=[.Q$61]); 0; [$'Посещения + Долги'.Q$30]*[$'Посещения + Долги'.Q19])" office:value-type="string" office:string-value="0" calcext:value-type="string">
            <text:p>0</text:p>
          </table:table-cell>
          <table:table-cell table:style-name="ce46" table:formula="of:=IF(OR(ISTEXT([$'Посещения + Долги'.R19]); [.$A53]=[.R$61]); 0; [$'Посещения + Долги'.R$30]*[$'Посещения + Долги'.R19])" office:value-type="string" office:string-value="0" calcext:value-type="string">
            <text:p>0</text:p>
          </table:table-cell>
          <table:table-cell table:style-name="ce46" table:formula="of:=IF(OR(ISTEXT([$'Посещения + Долги'.S19]); [.$A53]=[.S$61]); 0; [$'Посещения + Долги'.S$30]*[$'Посещения + Долги'.S19])" office:value-type="string" office:string-value="0" calcext:value-type="string">
            <text:p>0</text:p>
          </table:table-cell>
          <table:table-cell table:style-name="ce46" table:formula="of:=IF(OR(ISTEXT([$'Посещения + Долги'.T19]); [.$A53]=[.T$61]); 0; [$'Посещения + Долги'.T$30]*[$'Посещения + Долги'.T19])" office:value-type="string" office:string-value="0" calcext:value-type="string">
            <text:p>0</text:p>
          </table:table-cell>
          <table:table-cell table:style-name="ce46" table:formula="of:=IF(OR(ISTEXT([$'Посещения + Долги'.U19]); [.$A53]=[.U$61]); 0; [$'Посещения + Долги'.U$30]*[$'Посещения + Долги'.U19])" office:value-type="string" office:string-value="0" calcext:value-type="string">
            <text:p>0</text:p>
          </table:table-cell>
          <table:table-cell table:style-name="ce46" table:formula="of:=IF(OR(ISTEXT([$'Посещения + Долги'.V19]); [.$A53]=[.V$61]); 0; [$'Посещения + Долги'.V$30]*[$'Посещения + Долги'.V19])" office:value-type="string" office:string-value="0" calcext:value-type="string">
            <text:p>0</text:p>
          </table:table-cell>
          <table:table-cell table:style-name="ce46" table:formula="of:=IF(OR(ISTEXT([$'Посещения + Долги'.W19]); [.$A53]=[.W$61]); 0; [$'Посещения + Долги'.W$30]*[$'Посещения + Долги'.W19])" office:value-type="string" office:string-value="0" calcext:value-type="string">
            <text:p>0</text:p>
          </table:table-cell>
          <table:table-cell table:style-name="ce46" table:formula="of:=IF(OR(ISTEXT([$'Посещения + Долги'.X19]); [.$A53]=[.X$61]); 0; [$'Посещения + Долги'.X$30]*[$'Посещения + Долги'.X19])" office:value-type="string" office:string-value="0" calcext:value-type="string">
            <text:p>0</text:p>
          </table:table-cell>
          <table:table-cell table:style-name="ce46" table:formula="of:=IF(OR(ISTEXT([$'Посещения + Долги'.Y19]); [.$A53]=[.Y$61]); 0; [$'Посещения + Долги'.Y$30]*[$'Посещения + Долги'.Y19])" office:value-type="string" office:string-value="0" calcext:value-type="string">
            <text:p>0</text:p>
          </table:table-cell>
          <table:table-cell table:style-name="ce46" table:formula="of:=IF(OR(ISTEXT([$'Посещения + Долги'.Z19]); [.$A53]=[.Z$61]); 0; [$'Посещения + Долги'.Z$30]*[$'Посещения + Долги'.Z19])" office:value-type="string" office:string-value="0" calcext:value-type="string">
            <text:p>0</text:p>
          </table:table-cell>
          <table:table-cell table:style-name="ce46" table:formula="of:=IF(OR(ISTEXT([$'Посещения + Долги'.AA19]); [.$A53]=[.AA$61]); 0; [$'Посещения + Долги'.AA$30]*[$'Посещения + Долги'.AA19])" office:value-type="string" office:string-value="0" calcext:value-type="string">
            <text:p>0</text:p>
          </table:table-cell>
          <table:table-cell table:style-name="ce46" table:formula="of:=IF(OR(ISTEXT([$'Посещения + Долги'.AB19]); [.$A53]=[.AB$61]); 0; [$'Посещения + Долги'.AB$30]*[$'Посещения + Долги'.AB19])" office:value-type="string" office:string-value="0" calcext:value-type="string">
            <text:p>0</text:p>
          </table:table-cell>
          <table:table-cell table:style-name="ce46" table:formula="of:=IF(OR(ISTEXT([$'Посещения + Долги'.AC19]); [.$A53]=[.AC$61]); 0; [$'Посещения + Долги'.AC$30]*[$'Посещения + Долги'.AC19])" office:value-type="string" office:string-value="0" calcext:value-type="string">
            <text:p>0</text:p>
          </table:table-cell>
          <table:table-cell table:style-name="ce46" table:formula="of:=IF(OR(ISTEXT([$'Посещения + Долги'.AD19]); [.$A53]=[.AD$61]); 0; [$'Посещения + Долги'.AD$30]*[$'Посещения + Долги'.AD19])" office:value-type="string" office:string-value="0" calcext:value-type="string">
            <text:p>0</text:p>
          </table:table-cell>
          <table:table-cell table:style-name="ce46" table:formula="of:=IF(OR(ISTEXT([$'Посещения + Долги'.AE19]); [.$A53]=[.AE$61]); 0; [$'Посещения + Долги'.AE$30]*[$'Посещения + Долги'.AE19])" office:value-type="string" office:string-value="0" calcext:value-type="string">
            <text:p>0</text:p>
          </table:table-cell>
          <table:table-cell table:style-name="ce46" table:formula="of:=IF(OR(ISTEXT([$'Посещения + Долги'.AF19]); [.$A53]=[.AF$61]); 0; [$'Посещения + Долги'.AF$30]*[$'Посещения + Долги'.AF19])" office:value-type="string" office:string-value="0" calcext:value-type="string">
            <text:p>0</text:p>
          </table:table-cell>
          <table:table-cell table:style-name="ce46" table:formula="of:=IF(OR(ISTEXT([$'Посещения + Долги'.AG19]); [.$A53]=[.AG$61]); 0; [$'Посещения + Долги'.AG$30]*[$'Посещения + Долги'.AG19])" office:value-type="string" office:string-value="0" calcext:value-type="string">
            <text:p>0</text:p>
          </table:table-cell>
          <table:table-cell table:style-name="ce46" table:formula="of:=IF(OR(ISTEXT([$'Посещения + Долги'.AH19]); [.$A53]=[.AH$61]); 0; [$'Посещения + Долги'.AH$30]*[$'Посещения + Долги'.AH19])" office:value-type="string" office:string-value="0" calcext:value-type="string">
            <text:p>0</text:p>
          </table:table-cell>
          <table:table-cell table:style-name="ce46" table:formula="of:=IF(OR(ISTEXT([$'Посещения + Долги'.AI19]); [.$A53]=[.AI$61]); 0; [$'Посещения + Долги'.AI$30]*[$'Посещения + Долги'.AI19])" office:value-type="string" office:string-value="0" calcext:value-type="string">
            <text:p>0</text:p>
          </table:table-cell>
          <table:table-cell table:style-name="ce46" table:formula="of:=IF(OR(ISTEXT([$'Посещения + Долги'.AJ19]); [.$A53]=[.AJ$61]); 0; [$'Посещения + Долги'.AJ$30]*[$'Посещения + Долги'.AJ19])" office:value-type="string" office:string-value="0" calcext:value-type="string">
            <text:p>0</text:p>
          </table:table-cell>
          <table:table-cell table:style-name="ce46" table:formula="of:=IF(OR(ISTEXT([$'Посещения + Долги'.AK19]); [.$A53]=[.AK$61]); 0; [$'Посещения + Долги'.AK$30]*[$'Посещения + Долги'.AK19])" office:value-type="string" office:string-value="0" calcext:value-type="string">
            <text:p>0</text:p>
          </table:table-cell>
          <table:table-cell table:style-name="ce46" table:formula="of:=IF(OR(ISTEXT([$'Посещения + Долги'.AL19]); [.$A53]=[.AL$61]); 0; [$'Посещения + Долги'.AL$30]*[$'Посещения + Долги'.AL19])" office:value-type="string" office:string-value="0" calcext:value-type="string">
            <text:p>0</text:p>
          </table:table-cell>
          <table:table-cell table:style-name="ce46" table:formula="of:=IF(OR(ISTEXT([$'Посещения + Долги'.AM19]); [.$A53]=[.AM$61]); 0; [$'Посещения + Долги'.AM$30]*[$'Посещения + Долги'.AM19])" office:value-type="string" office:string-value="0" calcext:value-type="string">
            <text:p>0</text:p>
          </table:table-cell>
          <table:table-cell table:style-name="ce46" table:formula="of:=IF(OR(ISTEXT([$'Посещения + Долги'.AN19]); [.$A53]=[.AN$61]); 0; [$'Посещения + Долги'.AN$30]*[$'Посещения + Долги'.AN19])" office:value-type="string" office:string-value="0" calcext:value-type="string">
            <text:p>0</text:p>
          </table:table-cell>
          <table:table-cell table:style-name="ce46" table:formula="of:=IF(OR(ISTEXT([$'Посещения + Долги'.AO19]); [.$A53]=[.AO$61]); 0; [$'Посещения + Долги'.AO$30]*[$'Посещения + Долги'.AO19])" office:value-type="string" office:string-value="56.25" calcext:value-type="string">
            <text:p>56.25</text:p>
          </table:table-cell>
          <table:table-cell table:style-name="ce46" table:formula="of:=IF(OR(ISTEXT([$'Посещения + Долги'.AP19]); [.$A53]=[.AP$61]); 0; [$'Посещения + Долги'.AP$30]*[$'Посещения + Долги'.AP19])" office:value-type="string" office:string-value="0" calcext:value-type="string">
            <text:p>0</text:p>
          </table:table-cell>
          <table:table-cell table:style-name="ce46" table:formula="of:=IF(OR(ISTEXT([$'Посещения + Долги'.AQ19]); [.$A53]=[.AQ$61]); 0; [$'Посещения + Долги'.AQ$30]*[$'Посещения + Долги'.AQ19])" office:value-type="string" office:string-value="0" calcext:value-type="string">
            <text:p>0</text:p>
          </table:table-cell>
          <table:table-cell table:style-name="ce46" table:formula="of:=IF(OR(ISTEXT([$'Посещения + Долги'.AR19]); [.$A53]=[.AR$61]); 0; [$'Посещения + Долги'.AR$30]*[$'Посещения + Долги'.AR19])" office:value-type="string" office:string-value="0" calcext:value-type="string">
            <text:p>0</text:p>
          </table:table-cell>
          <table:table-cell table:style-name="ce46" table:formula="of:=IF(OR(ISTEXT([$'Посещения + Долги'.AS19]); [.$A53]=[.AS$61]); 0; [$'Посещения + Долги'.AS$30]*[$'Посещения + Долги'.AS19])" office:value-type="string" office:string-value="0" calcext:value-type="string">
            <text:p>0</text:p>
          </table:table-cell>
          <table:table-cell table:style-name="ce46" table:formula="of:=IF(OR(ISTEXT([$'Посещения + Долги'.AT19]); [.$A53]=[.AT$61]); 0; [$'Посещения + Долги'.AT$30]*[$'Посещения + Долги'.AT19])" office:value-type="string" office:string-value="0" calcext:value-type="string">
            <text:p>0</text:p>
          </table:table-cell>
          <table:table-cell table:style-name="ce46" table:formula="of:=IF(OR(ISTEXT([$'Посещения + Долги'.AU19]); [.$A53]=[.AU$61]); 0; [$'Посещения + Долги'.AU$30]*[$'Посещения + Долги'.AU19])" office:value-type="string" office:string-value="0" calcext:value-type="string">
            <text:p>0</text:p>
          </table:table-cell>
          <table:table-cell table:style-name="ce46" table:formula="of:=IF(OR(ISTEXT([$'Посещения + Долги'.AV19]); [.$A53]=[.AV$61]); 0; [$'Посещения + Долги'.AV$30]*[$'Посещения + Долги'.AV19])" office:value-type="string" office:string-value="0" calcext:value-type="string">
            <text:p>0</text:p>
          </table:table-cell>
          <table:table-cell table:style-name="ce46" table:formula="of:=IF(OR(ISTEXT([$'Посещения + Долги'.AW19]); [.$A53]=[.AW$61]); 0; [$'Посещения + Долги'.AW$30]*[$'Посещения + Долги'.AW19])" office:value-type="string" office:string-value="0" calcext:value-type="string">
            <text:p>0</text:p>
          </table:table-cell>
          <table:table-cell table:style-name="ce46" table:formula="of:=IF(OR(ISTEXT([$'Посещения + Долги'.AX19]); [.$A53]=[.AX$61]); 0; [$'Посещения + Долги'.AX$30]*[$'Посещения + Долги'.AX19])" office:value-type="string" office:string-value="0" calcext:value-type="string">
            <text:p>0</text:p>
          </table:table-cell>
          <table:table-cell table:style-name="ce46" table:formula="of:=IF(OR(ISTEXT([$'Посещения + Долги'.AY19]); [.$A53]=[.AY$61]); 0; [$'Посещения + Долги'.AY$30]*[$'Посещения + Долги'.AY19])" office:value-type="string" office:string-value="0" calcext:value-type="string">
            <text:p>0</text:p>
          </table:table-cell>
          <table:table-cell table:style-name="ce46" table:formula="of:=IF(OR(ISTEXT([$'Посещения + Долги'.AZ19]); [.$A53]=[.AZ$61]); 0; [$'Посещения + Долги'.AZ$30]*[$'Посещения + Долги'.AZ19])" office:value-type="string" office:string-value="0" calcext:value-type="string">
            <text:p>0</text:p>
          </table:table-cell>
          <table:table-cell table:style-name="ce46" table:formula="of:=IF(OR(ISTEXT([$'Посещения + Долги'.BA19]); [.$A53]=[.BA$61]); 0; [$'Посещения + Долги'.BA$30]*[$'Посещения + Долги'.BA19])" office:value-type="string" office:string-value="0" calcext:value-type="string">
            <text:p>0</text:p>
          </table:table-cell>
          <table:table-cell table:style-name="ce46" table:formula="of:=IF(OR(ISTEXT([$'Посещения + Долги'.BB19]); [.$A53]=[.BB$61]); 0; [$'Посещения + Долги'.BB$30]*[$'Посещения + Долги'.BB19])" office:value-type="string" office:string-value="0" calcext:value-type="string">
            <text:p>0</text:p>
          </table:table-cell>
          <table:table-cell table:style-name="ce46" table:formula="of:=IF(OR(ISTEXT([$'Посещения + Долги'.BC19]); [.$A53]=[.BC$61]); 0; [$'Посещения + Долги'.BC$30]*[$'Посещения + Долги'.BC19])" office:value-type="string" office:string-value="0" calcext:value-type="string">
            <text:p>0</text:p>
          </table:table-cell>
          <table:table-cell table:style-name="ce46" table:formula="of:=IF(OR(ISTEXT([$'Посещения + Долги'.BD19]); [.$A53]=[.BD$61]); 0; [$'Посещения + Долги'.BD$30]*[$'Посещения + Долги'.BD19])" office:value-type="string" office:string-value="0" calcext:value-type="string">
            <text:p>0</text:p>
          </table:table-cell>
          <table:table-cell table:style-name="ce46" table:formula="of:=IF(OR(ISTEXT([$'Посещения + Долги'.BE19]); [.$A53]=[.BE$61]); 0; [$'Посещения + Долги'.BE$30]*[$'Посещения + Долги'.BE19])" office:value-type="string" office:string-value="0" calcext:value-type="string">
            <text:p>0</text:p>
          </table:table-cell>
          <table:table-cell table:style-name="ce46" table:formula="of:=IF(OR(ISTEXT([$'Посещения + Долги'.BF19]); [.$A53]=[.BF$61]); 0; [$'Посещения + Долги'.BF$30]*[$'Посещения + Долги'.BF19])" office:value-type="string" office:string-value="0" calcext:value-type="string">
            <text:p>0</text:p>
          </table:table-cell>
          <table:table-cell table:style-name="ce46" table:formula="of:=IF(OR(ISTEXT([$'Посещения + Долги'.BG19]); [.$A53]=[.BG$61]); 0; [$'Посещения + Долги'.BG$30]*[$'Посещения + Долги'.BG19])" office:value-type="string" office:string-value="0" calcext:value-type="string">
            <text:p>0</text:p>
          </table:table-cell>
          <table:table-cell table:style-name="ce46" table:formula="of:=IF(OR(ISTEXT([$'Посещения + Долги'.BH19]); [.$A53]=[.BH$61]); 0; [$'Посещения + Долги'.BH$30]*[$'Посещения + Долги'.BH19])" office:value-type="string" office:string-value="0" calcext:value-type="string">
            <text:p>0</text:p>
          </table:table-cell>
          <table:table-cell table:style-name="ce46" table:formula="of:=IF(OR(ISTEXT([$'Посещения + Долги'.BI19]); [.$A53]=[.BI$61]); 0; [$'Посещения + Долги'.BI$30]*[$'Посещения + Долги'.BI19])" office:value-type="string" office:string-value="0" calcext:value-type="string">
            <text:p>0</text:p>
          </table:table-cell>
          <table:table-cell table:style-name="ce46" table:formula="of:=IF(OR(ISTEXT([$'Посещения + Долги'.BJ19]); [.$A53]=[.BJ$61]); 0; [$'Посещения + Долги'.BJ$30]*[$'Посещения + Долги'.BJ19])" office:value-type="string" office:string-value="0" calcext:value-type="string">
            <text:p>0</text:p>
          </table:table-cell>
          <table:table-cell table:style-name="ce46" table:formula="of:=IF(OR(ISTEXT([$'Посещения + Долги'.BK19]); [.$A53]=[.BK$61]); 0; [$'Посещения + Долги'.BK$30]*[$'Посещения + Долги'.BK19])" office:value-type="string" office:string-value="0" calcext:value-type="string">
            <text:p>0</text:p>
          </table:table-cell>
          <table:table-cell table:style-name="ce46" table:formula="of:=IF(OR(ISTEXT([$'Посещения + Долги'.BL19]); [.$A53]=[.BL$61]); 0; [$'Посещения + Долги'.BL$30]*[$'Посещения + Долги'.BL19])" office:value-type="string" office:string-value="0" calcext:value-type="string">
            <text:p>0</text:p>
          </table:table-cell>
          <table:table-cell table:style-name="ce46" table:formula="of:=IF(OR(ISTEXT([$'Посещения + Долги'.BM19]); [.$A53]=[.BM$61]); 0; [$'Посещения + Долги'.BM$30]*[$'Посещения + Долги'.BM19])" office:value-type="string" office:string-value="0" calcext:value-type="string">
            <text:p>0</text:p>
          </table:table-cell>
          <table:table-cell table:style-name="ce46" table:formula="of:=IF(OR(ISTEXT([$'Посещения + Долги'.BN19]); [.$A53]=[.BN$61]); 0; [$'Посещения + Долги'.BN$30]*[$'Посещения + Долги'.BN19])" office:value-type="string" office:string-value="0" calcext:value-type="string">
            <text:p>0</text:p>
          </table:table-cell>
          <table:table-cell table:style-name="ce46" table:formula="of:=IF(OR(ISTEXT([$'Посещения + Долги'.BO19]); [.$A53]=[.BO$61]); 0; [$'Посещения + Долги'.BO$30]*[$'Посещения + Долги'.BO19])" office:value-type="string" office:string-value="0" calcext:value-type="string">
            <text:p>0</text:p>
          </table:table-cell>
          <table:table-cell table:style-name="ce46" table:formula="of:=IF(OR(ISTEXT([$'Посещения + Долги'.BP19]); [.$A53]=[.BP$61]); 0; [$'Посещения + Долги'.BP$30]*[$'Посещения + Долги'.BP19])" office:value-type="string" office:string-value="0" calcext:value-type="string">
            <text:p>0</text:p>
          </table:table-cell>
          <table:table-cell table:style-name="ce46" table:formula="of:=IF(OR(ISTEXT([$'Посещения + Долги'.BQ19]); [.$A53]=[.BQ$61]); 0; [$'Посещения + Долги'.BQ$30]*[$'Посещения + Долги'.BQ19])" office:value-type="string" office:string-value="0" calcext:value-type="string">
            <text:p>0</text:p>
          </table:table-cell>
          <table:table-cell table:style-name="ce46" table:formula="of:=IF(OR(ISTEXT([$'Посещения + Долги'.BR19]); [.$A53]=[.BR$61]); 0; [$'Посещения + Долги'.BR$30]*[$'Посещения + Долги'.BR19])" office:value-type="string" office:string-value="45" calcext:value-type="string">
            <text:p>45</text:p>
          </table:table-cell>
          <table:table-cell table:style-name="ce46" table:formula="of:=IF(OR(ISTEXT([$'Посещения + Долги'.BS19]); [.$A53]=[.BS$61]); 0; [$'Посещения + Долги'.BS$30]*[$'Посещения + Долги'.BS19])" office:value-type="string" office:string-value="56.25" calcext:value-type="string">
            <text:p>56.25</text:p>
          </table:table-cell>
          <table:table-cell table:style-name="ce46" table:formula="of:=IF(OR(ISTEXT([$'Посещения + Долги'.BT19]); [.$A53]=[.BT$61]); 0; [$'Посещения + Долги'.BT$30]*[$'Посещения + Долги'.BT19])" office:value-type="string" office:string-value="0" calcext:value-type="string">
            <text:p>0</text:p>
          </table:table-cell>
          <table:table-cell table:style-name="ce46" table:formula="of:=IF(OR(ISTEXT([$'Посещения + Долги'.BU19]); [.$A53]=[.BU$61]); 0; [$'Посещения + Долги'.BU$30]*[$'Посещения + Долги'.BU19])" office:value-type="string" office:string-value="0" calcext:value-type="string">
            <text:p>0</text:p>
          </table:table-cell>
          <table:table-cell table:style-name="ce46" table:formula="of:=IF(OR(ISTEXT([$'Посещения + Долги'.BV19]); [.$A53]=[.BV$61]); 0; [$'Посещения + Долги'.BV$30]*[$'Посещения + Долги'.BV19])" office:value-type="string" office:string-value="0" calcext:value-type="string">
            <text:p>0</text:p>
          </table:table-cell>
          <table:table-cell table:style-name="ce46" table:formula="of:=IF(OR(ISTEXT([$'Посещения + Долги'.BW19]); [.$A53]=[.BW$61]); 0; [$'Посещения + Долги'.BW$30]*[$'Посещения + Долги'.BW19])" office:value-type="string" office:string-value="0" calcext:value-type="string">
            <text:p>0</text:p>
          </table:table-cell>
          <table:table-cell table:style-name="ce46" table:formula="of:=IF(OR(ISTEXT([$'Посещения + Долги'.BX19]); [.$A53]=[.BX$61]); 0; [$'Посещения + Долги'.BX$30]*[$'Посещения + Долги'.BX19])" office:value-type="string" office:string-value="0" calcext:value-type="string">
            <text:p>0</text:p>
          </table:table-cell>
          <table:table-cell table:style-name="ce46" table:formula="of:=IF(OR(ISTEXT([$'Посещения + Долги'.BY19]); [.$A53]=[.BY$61]); 0; [$'Посещения + Долги'.BY$30]*[$'Посещения + Долги'.BY19])" office:value-type="string" office:string-value="0" calcext:value-type="string">
            <text:p>0</text:p>
          </table:table-cell>
          <table:table-cell table:style-name="ce46" table:formula="of:=IF(OR(ISTEXT([$'Посещения + Долги'.BZ19]); [.$A53]=[.BZ$61]); 0; [$'Посещения + Долги'.BZ$30]*[$'Посещения + Долги'.BZ19])" office:value-type="string" office:string-value="0" calcext:value-type="string">
            <text:p>0</text:p>
          </table:table-cell>
          <table:table-cell table:style-name="ce46" table:formula="of:=IF(OR(ISTEXT([$'Посещения + Долги'.CA19]); [.$A53]=[.CA$61]); 0; [$'Посещения + Долги'.CA$30]*[$'Посещения + Долги'.CA19])" office:value-type="string" office:string-value="50" calcext:value-type="string">
            <text:p>50</text:p>
          </table:table-cell>
          <table:table-cell table:style-name="ce46" table:formula="of:=IF(OR(ISTEXT([$'Посещения + Долги'.CB19]); [.$A53]=[.CB$61]); 0; [$'Посещения + Долги'.CB$30]*[$'Посещения + Долги'.CB19])" office:value-type="string" office:string-value="0" calcext:value-type="string">
            <text:p>0</text:p>
          </table:table-cell>
          <table:table-cell table:style-name="ce46" table:formula="of:=IF(OR(ISTEXT([$'Посещения + Долги'.CC19]); [.$A53]=[.CC$61]); 0; [$'Посещения + Долги'.CC$30]*[$'Посещения + Долги'.CC19])" office:value-type="string" office:string-value="0" calcext:value-type="string">
            <text:p>0</text:p>
          </table:table-cell>
          <table:table-cell table:style-name="ce46" table:formula="of:=IF(OR(ISTEXT([$'Посещения + Долги'.CD19]); [.$A53]=[.CD$61]); 0; [$'Посещения + Долги'.CD$30]*[$'Посещения + Долги'.CD19])" office:value-type="string" office:string-value="0" calcext:value-type="string">
            <text:p>0</text:p>
          </table:table-cell>
          <table:table-cell table:style-name="ce46" table:formula="of:=IF(OR(ISTEXT([$'Посещения + Долги'.CE19]); [.$A53]=[.CE$61]); 0; [$'Посещения + Долги'.CE$30]*[$'Посещения + Долги'.CE19])" office:value-type="string" office:string-value="0" calcext:value-type="string">
            <text:p>0</text:p>
          </table:table-cell>
          <table:table-cell table:style-name="ce46" table:formula="of:=IF(OR(ISTEXT([$'Посещения + Долги'.CF19]); [.$A53]=[.CF$61]); 0; [$'Посещения + Долги'.CF$30]*[$'Посещения + Долги'.CF19])" office:value-type="string" office:string-value="0" calcext:value-type="string">
            <text:p>0</text:p>
          </table:table-cell>
          <table:table-cell table:style-name="ce46" table:formula="of:=IF(OR(ISTEXT([$'Посещения + Долги'.CG19]); [.$A53]=[.CG$61]); 0; [$'Посещения + Долги'.CG$30]*[$'Посещения + Долги'.CG19])" office:value-type="string" office:string-value="0" calcext:value-type="string">
            <text:p>0</text:p>
          </table:table-cell>
          <table:table-cell table:style-name="ce46" table:formula="of:=IF(OR(ISTEXT([$'Посещения + Долги'.CH19]); [.$A53]=[.CH$61]); 0; [$'Посещения + Долги'.CH$30]*[$'Посещения + Долги'.CH19])" office:value-type="string" office:string-value="37.5" calcext:value-type="string">
            <text:p>37.5</text:p>
          </table:table-cell>
          <table:table-cell table:style-name="ce46" table:formula="of:=IF(OR(ISTEXT([$'Посещения + Долги'.CI19]); [.$A53]=[.CI$61]); 0; [$'Посещения + Долги'.CI$30]*[$'Посещения + Долги'.CI19])" office:value-type="string" office:string-value="37.5" calcext:value-type="string">
            <text:p>37.5</text:p>
          </table:table-cell>
          <table:table-cell table:style-name="ce46" table:formula="of:=IF(OR(ISTEXT([$'Посещения + Долги'.CJ19]); [.$A53]=[.CJ$61]); 0; [$'Посещения + Долги'.CJ$30]*[$'Посещения + Долги'.CJ19])" office:value-type="string" office:string-value="0" calcext:value-type="string">
            <text:p>0</text:p>
          </table:table-cell>
          <table:table-cell table:style-name="ce46" table:formula="of:=IF(OR(ISTEXT([$'Посещения + Долги'.CK19]); [.$A53]=[.CK$61]); 0; [$'Посещения + Долги'.CK$30]*[$'Посещения + Долги'.CK19])" office:value-type="string" office:string-value="0" calcext:value-type="string">
            <text:p>0</text:p>
          </table:table-cell>
          <table:table-cell table:style-name="ce46" table:formula="of:=IF(OR(ISTEXT([$'Посещения + Долги'.CL19]); [.$A53]=[.CL$61]); 0; [$'Посещения + Долги'.CL$30]*[$'Посещения + Долги'.CL19])" office:value-type="string" office:string-value="0" calcext:value-type="string">
            <text:p>0</text:p>
          </table:table-cell>
          <table:table-cell table:style-name="ce46" table:formula="of:=IF(OR(ISTEXT([$'Посещения + Долги'.CM19]); [.$A53]=[.CM$61]); 0; [$'Посещения + Долги'.CM$30]*[$'Посещения + Долги'.CM19])" office:value-type="string" office:string-value="0" calcext:value-type="string">
            <text:p>0</text:p>
          </table:table-cell>
          <table:table-cell table:style-name="ce46" table:formula="of:=IF(OR(ISTEXT([$'Посещения + Долги'.CN19]); [.$A53]=[.CN$61]); 0; [$'Посещения + Долги'.CN$30]*[$'Посещения + Долги'.CN19])" office:value-type="string" office:string-value="0" calcext:value-type="string">
            <text:p>0</text:p>
          </table:table-cell>
          <table:table-cell table:style-name="ce46" table:formula="of:=IF(OR(ISTEXT([$'Посещения + Долги'.CO19]); [.$A53]=[.CO$61]); 0; [$'Посещения + Долги'.CO$30]*[$'Посещения + Долги'.CO19])" office:value-type="string" office:string-value="0" calcext:value-type="string">
            <text:p>0</text:p>
          </table:table-cell>
          <table:table-cell table:style-name="ce46" table:formula="of:=IF(OR(ISTEXT([$'Посещения + Долги'.CP19]); [.$A53]=[.CP$61]); 0; [$'Посещения + Долги'.CP$30]*[$'Посещения + Долги'.CP19])" office:value-type="string" office:string-value="0" calcext:value-type="string">
            <text:p>0</text:p>
          </table:table-cell>
          <table:table-cell table:style-name="ce46" table:formula="of:=IF(OR(ISTEXT([$'Посещения + Долги'.CQ19]); [.$A53]=[.CQ$61]); 0; [$'Посещения + Долги'.CQ$30]*[$'Посещения + Долги'.CQ19])" office:value-type="string" office:string-value="0" calcext:value-type="string">
            <text:p>0</text:p>
          </table:table-cell>
          <table:table-cell table:style-name="ce46" table:formula="of:=IF(OR(ISTEXT([$'Посещения + Долги'.CR19]); [.$A53]=[.CR$61]); 0; [$'Посещения + Долги'.CR$30]*[$'Посещения + Долги'.CR19])" office:value-type="string" office:string-value="0" calcext:value-type="string">
            <text:p>0</text:p>
          </table:table-cell>
          <table:table-cell table:style-name="ce46" table:formula="of:=IF(OR(ISTEXT([$'Посещения + Долги'.CS19]); [.$A53]=[.CS$61]); 0; [$'Посещения + Долги'.CS$30]*[$'Посещения + Долги'.CS19])" office:value-type="string" office:string-value="37.5" calcext:value-type="string">
            <text:p>37.5</text:p>
          </table:table-cell>
          <table:table-cell table:style-name="ce46" table:formula="of:=IF(OR(ISTEXT([$'Посещения + Долги'.CT19]); [.$A53]=[.CT$61]); 0; [$'Посещения + Долги'.CT$30]*[$'Посещения + Долги'.CT19])" office:value-type="string" office:string-value="0" calcext:value-type="string">
            <text:p>0</text:p>
          </table:table-cell>
          <table:table-cell table:style-name="ce46" table:formula="of:=IF(OR(ISTEXT([$'Посещения + Долги'.CU19]); [.$A53]=[.CU$61]); 0; [$'Посещения + Долги'.CU$30]*[$'Посещения + Долги'.CU19])" office:value-type="string" office:string-value="0" calcext:value-type="string">
            <text:p>0</text:p>
          </table:table-cell>
          <table:table-cell table:style-name="ce46" table:formula="of:=IF(OR(ISTEXT([$'Посещения + Долги'.CV19]); [.$A53]=[.CV$61]); 0; [$'Посещения + Долги'.CV$30]*[$'Посещения + Долги'.CV19])" office:value-type="string" office:string-value="0" calcext:value-type="string">
            <text:p>0</text:p>
          </table:table-cell>
          <table:table-cell table:style-name="ce46" table:formula="of:=IF(OR(ISTEXT([$'Посещения + Долги'.CW19]); [.$A53]=[.CW$61]); 0; [$'Посещения + Долги'.CW$30]*[$'Посещения + Долги'.CW19])" office:value-type="string" office:string-value="0" calcext:value-type="string">
            <text:p>0</text:p>
          </table:table-cell>
          <table:table-cell table:style-name="ce46" table:formula="of:=IF(OR(ISTEXT([$'Посещения + Долги'.CX19]); [.$A53]=[.CX$61]); 0; [$'Посещения + Долги'.CX$30]*[$'Посещения + Долги'.CX19])" office:value-type="string" office:string-value="0" calcext:value-type="string">
            <text:p>0</text:p>
          </table:table-cell>
          <table:table-cell table:style-name="ce46" table:formula="of:=IF(OR(ISTEXT([$'Посещения + Долги'.CY19]); [.$A53]=[.CY$61]); 0; [$'Посещения + Долги'.CY$30]*[$'Посещения + Долги'.CY19])" office:value-type="string" office:string-value="0" calcext:value-type="string">
            <text:p>0</text:p>
          </table:table-cell>
          <table:table-cell table:style-name="ce46" table:formula="of:=IF(OR(ISTEXT([$'Посещения + Долги'.CZ19]); [.$A53]=[.CZ$61]); 0; [$'Посещения + Долги'.CZ$30]*[$'Посещения + Долги'.CZ19])" office:value-type="string" office:string-value="0" calcext:value-type="string">
            <text:p>0</text:p>
          </table:table-cell>
          <table:table-cell table:style-name="ce46" table:formula="of:=IF(OR(ISTEXT([$'Посещения + Долги'.DA19]); [.$A53]=[.DA$61]); 0; [$'Посещения + Долги'.DA$30]*[$'Посещения + Долги'.DA19])" office:value-type="string" office:string-value="0" calcext:value-type="string">
            <text:p>0</text:p>
          </table:table-cell>
          <table:table-cell table:style-name="ce46" table:formula="of:=IF(OR(ISTEXT([$'Посещения + Долги'.DB19]); [.$A53]=[.DB$61]); 0; [$'Посещения + Долги'.DB$30]*[$'Посещения + Долги'.DB19])" office:value-type="string" office:string-value="0" calcext:value-type="string">
            <text:p>0</text:p>
          </table:table-cell>
          <table:table-cell table:style-name="ce46" table:formula="of:=IF(OR(ISTEXT([$'Посещения + Долги'.DC19]); [.$A53]=[.DC$61]); 0; [$'Посещения + Долги'.DC$30]*[$'Посещения + Долги'.DC19])" office:value-type="string" office:string-value="0" calcext:value-type="string">
            <text:p>0</text:p>
          </table:table-cell>
          <table:table-cell table:style-name="ce46" table:formula="of:=IF(OR(ISTEXT([$'Посещения + Долги'.DD19]); [.$A53]=[.DD$61]); 0; [$'Посещения + Долги'.DD$30]*[$'Посещения + Долги'.DD19])" office:value-type="string" office:string-value="0" calcext:value-type="string">
            <text:p>0</text:p>
          </table:table-cell>
          <table:table-cell table:style-name="ce46" table:formula="of:=IF(OR(ISTEXT([$'Посещения + Долги'.DE19]); [.$A53]=[.DE$61]); 0; [$'Посещения + Долги'.DE$30]*[$'Посещения + Долги'.DE19])" office:value-type="string" office:string-value="0" calcext:value-type="string">
            <text:p>0</text:p>
          </table:table-cell>
          <table:table-cell table:style-name="ce46" table:formula="of:=IF(OR(ISTEXT([$'Посещения + Долги'.DF19]); [.$A53]=[.DF$61]); 0; [$'Посещения + Долги'.DF$30]*[$'Посещения + Долги'.DF19])" office:value-type="string" office:string-value="0" calcext:value-type="string">
            <text:p>0</text:p>
          </table:table-cell>
          <table:table-cell table:style-name="ce46" table:formula="of:=IF(OR(ISTEXT([$'Посещения + Долги'.DG19]); [.$A53]=[.DG$61]); 0; [$'Посещения + Долги'.DG$30]*[$'Посещения + Долги'.DG19])" office:value-type="string" office:string-value="0" calcext:value-type="string">
            <text:p>0</text:p>
          </table:table-cell>
          <table:table-cell table:style-name="ce46" table:formula="of:=IF(OR(ISTEXT([$'Посещения + Долги'.DH19]); [.$A53]=[.DH$61]); 0; [$'Посещения + Долги'.DH$30]*[$'Посещения + Долги'.DH19])" office:value-type="string" office:string-value="0" calcext:value-type="string">
            <text:p>0</text:p>
          </table:table-cell>
          <table:table-cell table:style-name="ce46" table:formula="of:=IF(OR(ISTEXT([$'Посещения + Долги'.DI19]); [.$A53]=[.DI$61]); 0; [$'Посещения + Долги'.DI$30]*[$'Посещения + Долги'.DI19])" office:value-type="string" office:string-value="0" calcext:value-type="string">
            <text:p>0</text:p>
          </table:table-cell>
          <table:table-cell table:style-name="ce46" table:formula="of:=IF(OR(ISTEXT([$'Посещения + Долги'.DJ19]); [.$A53]=[.DJ$61]); 0; [$'Посещения + Долги'.DJ$30]*[$'Посещения + Долги'.DJ19])" office:value-type="string" office:string-value="0" calcext:value-type="string">
            <text:p>0</text:p>
          </table:table-cell>
          <table:table-cell table:style-name="ce46" table:formula="of:=IF(OR(ISTEXT([$'Посещения + Долги'.DK19]); [.$A53]=[.DK$61]); 0; [$'Посещения + Долги'.DK$30]*[$'Посещения + Долги'.DK19])" office:value-type="string" office:string-value="0" calcext:value-type="string">
            <text:p>0</text:p>
          </table:table-cell>
          <table:table-cell table:style-name="ce46" table:formula="of:=IF(OR(ISTEXT([$'Посещения + Долги'.DL19]); [.$A53]=[.DL$61]); 0; [$'Посещения + Долги'.DL$30]*[$'Посещения + Долги'.DL19])" office:value-type="string" office:string-value="0" calcext:value-type="string">
            <text:p>0</text:p>
          </table:table-cell>
          <table:table-cell table:style-name="ce46" table:formula="of:=IF(OR(ISTEXT([$'Посещения + Долги'.DM19]); [.$A53]=[.DM$61]); 0; [$'Посещения + Долги'.DM$30]*[$'Посещения + Долги'.DM19])" office:value-type="string" office:string-value="0" calcext:value-type="string">
            <text:p>0</text:p>
          </table:table-cell>
          <table:table-cell table:style-name="ce46" table:formula="of:=IF(OR(ISTEXT([$'Посещения + Долги'.DN19]); [.$A53]=[.DN$61]); 0; [$'Посещения + Долги'.DN$30]*[$'Посещения + Долги'.DN19])" office:value-type="string" office:string-value="0" calcext:value-type="string">
            <text:p>0</text:p>
          </table:table-cell>
          <table:table-cell table:style-name="ce46" table:formula="of:=IF(OR(ISTEXT([$'Посещения + Долги'.DO19]); [.$A53]=[.DO$61]); 0; [$'Посещения + Долги'.DO$30]*[$'Посещения + Долги'.DO19])" office:value-type="string" office:string-value="0" calcext:value-type="string">
            <text:p>0</text:p>
          </table:table-cell>
          <table:table-cell table:style-name="ce46" table:formula="of:=IF(OR(ISTEXT([$'Посещения + Долги'.DP19]); [.$A53]=[.DP$61]); 0; [$'Посещения + Долги'.DP$30]*[$'Посещения + Долги'.DP19])" office:value-type="string" office:string-value="0" calcext:value-type="string">
            <text:p>0</text:p>
          </table:table-cell>
          <table:table-cell table:style-name="ce46" table:formula="of:=IF(OR(ISTEXT([$'Посещения + Долги'.DQ19]); [.$A53]=[.DQ$61]); 0; [$'Посещения + Долги'.DQ$30]*[$'Посещения + Долги'.DQ19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алинин</text:p>
          </table:table-cell>
          <table:table-cell table:style-name="ce46" table:formula="of:=IF(OR(ISTEXT([$'Посещения + Долги'.B20]); [.$A54]=[.B$61]); 0; [$'Посещения + Долги'.B$30]*[$'Посещения + Долги'.B20])" office:value-type="string" office:string-value="0" calcext:value-type="string">
            <text:p>0</text:p>
          </table:table-cell>
          <table:table-cell table:style-name="ce46" table:formula="of:=IF(OR(ISTEXT([$'Посещения + Долги'.C20]); [.$A54]=[.C$61]); 0; [$'Посещения + Долги'.C$30]*[$'Посещения + Долги'.C20])" office:value-type="string" office:string-value="0" calcext:value-type="string">
            <text:p>0</text:p>
          </table:table-cell>
          <table:table-cell table:style-name="ce46" table:formula="of:=IF(OR(ISTEXT([$'Посещения + Долги'.D20]); [.$A54]=[.D$61]); 0; [$'Посещения + Долги'.D$30]*[$'Посещения + Долги'.D20])" office:value-type="string" office:string-value="0" calcext:value-type="string">
            <text:p>0</text:p>
          </table:table-cell>
          <table:table-cell table:style-name="ce46" table:formula="of:=IF(OR(ISTEXT([$'Посещения + Долги'.E20]); [.$A54]=[.E$61]); 0; [$'Посещения + Долги'.E$30]*[$'Посещения + Долги'.E20])" office:value-type="string" office:string-value="0" calcext:value-type="string">
            <text:p>0</text:p>
          </table:table-cell>
          <table:table-cell table:style-name="ce46" table:formula="of:=IF(OR(ISTEXT([$'Посещения + Долги'.F20]); [.$A54]=[.F$61]); 0; [$'Посещения + Долги'.F$30]*[$'Посещения + Долги'.F20])" office:value-type="string" office:string-value="0" calcext:value-type="string">
            <text:p>0</text:p>
          </table:table-cell>
          <table:table-cell table:style-name="ce46" table:formula="of:=IF(OR(ISTEXT([$'Посещения + Долги'.G20]); [.$A54]=[.G$61]); 0; [$'Посещения + Долги'.G$30]*[$'Посещения + Долги'.G20])" office:value-type="string" office:string-value="0" calcext:value-type="string">
            <text:p>0</text:p>
          </table:table-cell>
          <table:table-cell table:style-name="ce46" table:formula="of:=IF(OR(ISTEXT([$'Посещения + Долги'.H20]); [.$A54]=[.H$61]); 0; [$'Посещения + Долги'.H$30]*[$'Посещения + Долги'.H20])" office:value-type="string" office:string-value="0" calcext:value-type="string">
            <text:p>0</text:p>
          </table:table-cell>
          <table:table-cell table:style-name="ce46" table:formula="of:=IF(OR(ISTEXT([$'Посещения + Долги'.I20]); [.$A54]=[.I$61]); 0; [$'Посещения + Долги'.I$30]*[$'Посещения + Долги'.I20])" office:value-type="string" office:string-value="0" calcext:value-type="string">
            <text:p>0</text:p>
          </table:table-cell>
          <table:table-cell table:style-name="ce46" table:formula="of:=IF(OR(ISTEXT([$'Посещения + Долги'.J20]); [.$A54]=[.J$61]); 0; [$'Посещения + Долги'.J$30]*[$'Посещения + Долги'.J20])" office:value-type="string" office:string-value="0" calcext:value-type="string">
            <text:p>0</text:p>
          </table:table-cell>
          <table:table-cell table:style-name="ce46" table:formula="of:=IF(OR(ISTEXT([$'Посещения + Долги'.K20]); [.$A54]=[.K$61]); 0; [$'Посещения + Долги'.K$30]*[$'Посещения + Долги'.K20])" office:value-type="string" office:string-value="0" calcext:value-type="string">
            <text:p>0</text:p>
          </table:table-cell>
          <table:table-cell table:style-name="ce46" table:formula="of:=IF(OR(ISTEXT([$'Посещения + Долги'.L20]); [.$A54]=[.L$61]); 0; [$'Посещения + Долги'.L$30]*[$'Посещения + Долги'.L20])" office:value-type="string" office:string-value="0" calcext:value-type="string">
            <text:p>0</text:p>
          </table:table-cell>
          <table:table-cell table:style-name="ce46" table:formula="of:=IF(OR(ISTEXT([$'Посещения + Долги'.M20]); [.$A54]=[.M$61]); 0; [$'Посещения + Долги'.M$30]*[$'Посещения + Долги'.M20])" office:value-type="string" office:string-value="0" calcext:value-type="string">
            <text:p>0</text:p>
          </table:table-cell>
          <table:table-cell table:style-name="ce46" table:formula="of:=IF(OR(ISTEXT([$'Посещения + Долги'.N20]); [.$A54]=[.N$61]); 0; [$'Посещения + Долги'.N$30]*[$'Посещения + Долги'.N20])" office:value-type="string" office:string-value="0" calcext:value-type="string">
            <text:p>0</text:p>
          </table:table-cell>
          <table:table-cell table:style-name="ce46" table:formula="of:=IF(OR(ISTEXT([$'Посещения + Долги'.O20]); [.$A54]=[.O$61]); 0; [$'Посещения + Долги'.O$30]*[$'Посещения + Долги'.O20])" office:value-type="string" office:string-value="0" calcext:value-type="string">
            <text:p>0</text:p>
          </table:table-cell>
          <table:table-cell table:style-name="ce46" table:formula="of:=IF(OR(ISTEXT([$'Посещения + Долги'.P20]); [.$A54]=[.P$61]); 0; [$'Посещения + Долги'.P$30]*[$'Посещения + Долги'.P20])" office:value-type="string" office:string-value="0" calcext:value-type="string">
            <text:p>0</text:p>
          </table:table-cell>
          <table:table-cell table:style-name="ce46" table:formula="of:=IF(OR(ISTEXT([$'Посещения + Долги'.Q20]); [.$A54]=[.Q$61]); 0; [$'Посещения + Долги'.Q$30]*[$'Посещения + Долги'.Q20])" office:value-type="string" office:string-value="0" calcext:value-type="string">
            <text:p>0</text:p>
          </table:table-cell>
          <table:table-cell table:style-name="ce46" table:formula="of:=IF(OR(ISTEXT([$'Посещения + Долги'.R20]); [.$A54]=[.R$61]); 0; [$'Посещения + Долги'.R$30]*[$'Посещения + Долги'.R20])" office:value-type="string" office:string-value="0" calcext:value-type="string">
            <text:p>0</text:p>
          </table:table-cell>
          <table:table-cell table:style-name="ce46" table:formula="of:=IF(OR(ISTEXT([$'Посещения + Долги'.S20]); [.$A54]=[.S$61]); 0; [$'Посещения + Долги'.S$30]*[$'Посещения + Долги'.S20])" office:value-type="string" office:string-value="0" calcext:value-type="string">
            <text:p>0</text:p>
          </table:table-cell>
          <table:table-cell table:style-name="ce46" table:formula="of:=IF(OR(ISTEXT([$'Посещения + Долги'.T20]); [.$A54]=[.T$61]); 0; [$'Посещения + Долги'.T$30]*[$'Посещения + Долги'.T20])" office:value-type="string" office:string-value="0" calcext:value-type="string">
            <text:p>0</text:p>
          </table:table-cell>
          <table:table-cell table:style-name="ce46" table:formula="of:=IF(OR(ISTEXT([$'Посещения + Долги'.U20]); [.$A54]=[.U$61]); 0; [$'Посещения + Долги'.U$30]*[$'Посещения + Долги'.U20])" office:value-type="string" office:string-value="0" calcext:value-type="string">
            <text:p>0</text:p>
          </table:table-cell>
          <table:table-cell table:style-name="ce46" table:formula="of:=IF(OR(ISTEXT([$'Посещения + Долги'.V20]); [.$A54]=[.V$61]); 0; [$'Посещения + Долги'.V$30]*[$'Посещения + Долги'.V20])" office:value-type="string" office:string-value="0" calcext:value-type="string">
            <text:p>0</text:p>
          </table:table-cell>
          <table:table-cell table:style-name="ce46" table:formula="of:=IF(OR(ISTEXT([$'Посещения + Долги'.W20]); [.$A54]=[.W$61]); 0; [$'Посещения + Долги'.W$30]*[$'Посещения + Долги'.W20])" office:value-type="string" office:string-value="0" calcext:value-type="string">
            <text:p>0</text:p>
          </table:table-cell>
          <table:table-cell table:style-name="ce46" table:formula="of:=IF(OR(ISTEXT([$'Посещения + Долги'.X20]); [.$A54]=[.X$61]); 0; [$'Посещения + Долги'.X$30]*[$'Посещения + Долги'.X20])" office:value-type="string" office:string-value="0" calcext:value-type="string">
            <text:p>0</text:p>
          </table:table-cell>
          <table:table-cell table:style-name="ce46" table:formula="of:=IF(OR(ISTEXT([$'Посещения + Долги'.Y20]); [.$A54]=[.Y$61]); 0; [$'Посещения + Долги'.Y$30]*[$'Посещения + Долги'.Y20])" office:value-type="string" office:string-value="0" calcext:value-type="string">
            <text:p>0</text:p>
          </table:table-cell>
          <table:table-cell table:style-name="ce46" table:formula="of:=IF(OR(ISTEXT([$'Посещения + Долги'.Z20]); [.$A54]=[.Z$61]); 0; [$'Посещения + Долги'.Z$30]*[$'Посещения + Долги'.Z20])" office:value-type="string" office:string-value="0" calcext:value-type="string">
            <text:p>0</text:p>
          </table:table-cell>
          <table:table-cell table:style-name="ce46" table:formula="of:=IF(OR(ISTEXT([$'Посещения + Долги'.AA20]); [.$A54]=[.AA$61]); 0; [$'Посещения + Долги'.AA$30]*[$'Посещения + Долги'.AA20])" office:value-type="string" office:string-value="0" calcext:value-type="string">
            <text:p>0</text:p>
          </table:table-cell>
          <table:table-cell table:style-name="ce46" table:formula="of:=IF(OR(ISTEXT([$'Посещения + Долги'.AB20]); [.$A54]=[.AB$61]); 0; [$'Посещения + Долги'.AB$30]*[$'Посещения + Долги'.AB20])" office:value-type="string" office:string-value="0" calcext:value-type="string">
            <text:p>0</text:p>
          </table:table-cell>
          <table:table-cell table:style-name="ce46" table:formula="of:=IF(OR(ISTEXT([$'Посещения + Долги'.AC20]); [.$A54]=[.AC$61]); 0; [$'Посещения + Долги'.AC$30]*[$'Посещения + Долги'.AC20])" office:value-type="string" office:string-value="0" calcext:value-type="string">
            <text:p>0</text:p>
          </table:table-cell>
          <table:table-cell table:style-name="ce46" table:formula="of:=IF(OR(ISTEXT([$'Посещения + Долги'.AD20]); [.$A54]=[.AD$61]); 0; [$'Посещения + Долги'.AD$30]*[$'Посещения + Долги'.AD20])" office:value-type="string" office:string-value="0" calcext:value-type="string">
            <text:p>0</text:p>
          </table:table-cell>
          <table:table-cell table:style-name="ce46" table:formula="of:=IF(OR(ISTEXT([$'Посещения + Долги'.AE20]); [.$A54]=[.AE$61]); 0; [$'Посещения + Долги'.AE$30]*[$'Посещения + Долги'.AE20])" office:value-type="string" office:string-value="0" calcext:value-type="string">
            <text:p>0</text:p>
          </table:table-cell>
          <table:table-cell table:style-name="ce46" table:formula="of:=IF(OR(ISTEXT([$'Посещения + Долги'.AF20]); [.$A54]=[.AF$61]); 0; [$'Посещения + Долги'.AF$30]*[$'Посещения + Долги'.AF20])" office:value-type="string" office:string-value="0" calcext:value-type="string">
            <text:p>0</text:p>
          </table:table-cell>
          <table:table-cell table:style-name="ce46" table:formula="of:=IF(OR(ISTEXT([$'Посещения + Долги'.AG20]); [.$A54]=[.AG$61]); 0; [$'Посещения + Долги'.AG$30]*[$'Посещения + Долги'.AG20])" office:value-type="string" office:string-value="0" calcext:value-type="string">
            <text:p>0</text:p>
          </table:table-cell>
          <table:table-cell table:style-name="ce46" table:formula="of:=IF(OR(ISTEXT([$'Посещения + Долги'.AH20]); [.$A54]=[.AH$61]); 0; [$'Посещения + Долги'.AH$30]*[$'Посещения + Долги'.AH20])" office:value-type="string" office:string-value="0" calcext:value-type="string">
            <text:p>0</text:p>
          </table:table-cell>
          <table:table-cell table:style-name="ce46" table:formula="of:=IF(OR(ISTEXT([$'Посещения + Долги'.AI20]); [.$A54]=[.AI$61]); 0; [$'Посещения + Долги'.AI$30]*[$'Посещения + Долги'.AI20])" office:value-type="string" office:string-value="0" calcext:value-type="string">
            <text:p>0</text:p>
          </table:table-cell>
          <table:table-cell table:style-name="ce46" table:formula="of:=IF(OR(ISTEXT([$'Посещения + Долги'.AJ20]); [.$A54]=[.AJ$61]); 0; [$'Посещения + Долги'.AJ$30]*[$'Посещения + Долги'.AJ20])" office:value-type="string" office:string-value="0" calcext:value-type="string">
            <text:p>0</text:p>
          </table:table-cell>
          <table:table-cell table:style-name="ce46" table:formula="of:=IF(OR(ISTEXT([$'Посещения + Долги'.AK20]); [.$A54]=[.AK$61]); 0; [$'Посещения + Долги'.AK$30]*[$'Посещения + Долги'.AK20])" office:value-type="string" office:string-value="0" calcext:value-type="string">
            <text:p>0</text:p>
          </table:table-cell>
          <table:table-cell table:style-name="ce46" table:formula="of:=IF(OR(ISTEXT([$'Посещения + Долги'.AL20]); [.$A54]=[.AL$61]); 0; [$'Посещения + Долги'.AL$30]*[$'Посещения + Долги'.AL20])" office:value-type="string" office:string-value="0" calcext:value-type="string">
            <text:p>0</text:p>
          </table:table-cell>
          <table:table-cell table:style-name="ce46" table:formula="of:=IF(OR(ISTEXT([$'Посещения + Долги'.AM20]); [.$A54]=[.AM$61]); 0; [$'Посещения + Долги'.AM$30]*[$'Посещения + Долги'.AM20])" office:value-type="string" office:string-value="0" calcext:value-type="string">
            <text:p>0</text:p>
          </table:table-cell>
          <table:table-cell table:style-name="ce46" table:formula="of:=IF(OR(ISTEXT([$'Посещения + Долги'.AN20]); [.$A54]=[.AN$61]); 0; [$'Посещения + Долги'.AN$30]*[$'Посещения + Долги'.AN20])" office:value-type="string" office:string-value="0" calcext:value-type="string">
            <text:p>0</text:p>
          </table:table-cell>
          <table:table-cell table:style-name="ce46" table:formula="of:=IF(OR(ISTEXT([$'Посещения + Долги'.AO20]); [.$A54]=[.AO$61]); 0; [$'Посещения + Долги'.AO$30]*[$'Посещения + Долги'.AO20])" office:value-type="string" office:string-value="0" calcext:value-type="string">
            <text:p>0</text:p>
          </table:table-cell>
          <table:table-cell table:style-name="ce46" table:formula="of:=IF(OR(ISTEXT([$'Посещения + Долги'.AP20]); [.$A54]=[.AP$61]); 0; [$'Посещения + Долги'.AP$30]*[$'Посещения + Долги'.AP20])" office:value-type="string" office:string-value="0" calcext:value-type="string">
            <text:p>0</text:p>
          </table:table-cell>
          <table:table-cell table:style-name="ce46" table:formula="of:=IF(OR(ISTEXT([$'Посещения + Долги'.AQ20]); [.$A54]=[.AQ$61]); 0; [$'Посещения + Долги'.AQ$30]*[$'Посещения + Долги'.AQ20])" office:value-type="string" office:string-value="0" calcext:value-type="string">
            <text:p>0</text:p>
          </table:table-cell>
          <table:table-cell table:style-name="ce46" table:formula="of:=IF(OR(ISTEXT([$'Посещения + Долги'.AR20]); [.$A54]=[.AR$61]); 0; [$'Посещения + Долги'.AR$30]*[$'Посещения + Долги'.AR20])" office:value-type="string" office:string-value="0" calcext:value-type="string">
            <text:p>0</text:p>
          </table:table-cell>
          <table:table-cell table:style-name="ce46" table:formula="of:=IF(OR(ISTEXT([$'Посещения + Долги'.AS20]); [.$A54]=[.AS$61]); 0; [$'Посещения + Долги'.AS$30]*[$'Посещения + Долги'.AS20])" office:value-type="string" office:string-value="0" calcext:value-type="string">
            <text:p>0</text:p>
          </table:table-cell>
          <table:table-cell table:style-name="ce46" table:formula="of:=IF(OR(ISTEXT([$'Посещения + Долги'.AT20]); [.$A54]=[.AT$61]); 0; [$'Посещения + Долги'.AT$30]*[$'Посещения + Долги'.AT20])" office:value-type="string" office:string-value="0" calcext:value-type="string">
            <text:p>0</text:p>
          </table:table-cell>
          <table:table-cell table:style-name="ce46" table:formula="of:=IF(OR(ISTEXT([$'Посещения + Долги'.AU20]); [.$A54]=[.AU$61]); 0; [$'Посещения + Долги'.AU$30]*[$'Посещения + Долги'.AU20])" office:value-type="string" office:string-value="0" calcext:value-type="string">
            <text:p>0</text:p>
          </table:table-cell>
          <table:table-cell table:style-name="ce46" table:formula="of:=IF(OR(ISTEXT([$'Посещения + Долги'.AV20]); [.$A54]=[.AV$61]); 0; [$'Посещения + Долги'.AV$30]*[$'Посещения + Долги'.AV20])" office:value-type="string" office:string-value="0" calcext:value-type="string">
            <text:p>0</text:p>
          </table:table-cell>
          <table:table-cell table:style-name="ce46" table:formula="of:=IF(OR(ISTEXT([$'Посещения + Долги'.AW20]); [.$A54]=[.AW$61]); 0; [$'Посещения + Долги'.AW$30]*[$'Посещения + Долги'.AW20])" office:value-type="string" office:string-value="0" calcext:value-type="string">
            <text:p>0</text:p>
          </table:table-cell>
          <table:table-cell table:style-name="ce46" table:formula="of:=IF(OR(ISTEXT([$'Посещения + Долги'.AX20]); [.$A54]=[.AX$61]); 0; [$'Посещения + Долги'.AX$30]*[$'Посещения + Долги'.AX20])" office:value-type="string" office:string-value="0" calcext:value-type="string">
            <text:p>0</text:p>
          </table:table-cell>
          <table:table-cell table:style-name="ce46" table:formula="of:=IF(OR(ISTEXT([$'Посещения + Долги'.AY20]); [.$A54]=[.AY$61]); 0; [$'Посещения + Долги'.AY$30]*[$'Посещения + Долги'.AY20])" office:value-type="string" office:string-value="0" calcext:value-type="string">
            <text:p>0</text:p>
          </table:table-cell>
          <table:table-cell table:style-name="ce46" table:formula="of:=IF(OR(ISTEXT([$'Посещения + Долги'.AZ20]); [.$A54]=[.AZ$61]); 0; [$'Посещения + Долги'.AZ$30]*[$'Посещения + Долги'.AZ20])" office:value-type="string" office:string-value="0" calcext:value-type="string">
            <text:p>0</text:p>
          </table:table-cell>
          <table:table-cell table:style-name="ce46" table:formula="of:=IF(OR(ISTEXT([$'Посещения + Долги'.BA20]); [.$A54]=[.BA$61]); 0; [$'Посещения + Долги'.BA$30]*[$'Посещения + Долги'.BA20])" office:value-type="string" office:string-value="0" calcext:value-type="string">
            <text:p>0</text:p>
          </table:table-cell>
          <table:table-cell table:style-name="ce46" table:formula="of:=IF(OR(ISTEXT([$'Посещения + Долги'.BB20]); [.$A54]=[.BB$61]); 0; [$'Посещения + Долги'.BB$30]*[$'Посещения + Долги'.BB20])" office:value-type="string" office:string-value="0" calcext:value-type="string">
            <text:p>0</text:p>
          </table:table-cell>
          <table:table-cell table:style-name="ce46" table:formula="of:=IF(OR(ISTEXT([$'Посещения + Долги'.BC20]); [.$A54]=[.BC$61]); 0; [$'Посещения + Долги'.BC$30]*[$'Посещения + Долги'.BC20])" office:value-type="string" office:string-value="0" calcext:value-type="string">
            <text:p>0</text:p>
          </table:table-cell>
          <table:table-cell table:style-name="ce46" table:formula="of:=IF(OR(ISTEXT([$'Посещения + Долги'.BD20]); [.$A54]=[.BD$61]); 0; [$'Посещения + Долги'.BD$30]*[$'Посещения + Долги'.BD20])" office:value-type="string" office:string-value="0" calcext:value-type="string">
            <text:p>0</text:p>
          </table:table-cell>
          <table:table-cell table:style-name="ce46" table:formula="of:=IF(OR(ISTEXT([$'Посещения + Долги'.BE20]); [.$A54]=[.BE$61]); 0; [$'Посещения + Долги'.BE$30]*[$'Посещения + Долги'.BE20])" office:value-type="string" office:string-value="0" calcext:value-type="string">
            <text:p>0</text:p>
          </table:table-cell>
          <table:table-cell table:style-name="ce46" table:formula="of:=IF(OR(ISTEXT([$'Посещения + Долги'.BF20]); [.$A54]=[.BF$61]); 0; [$'Посещения + Долги'.BF$30]*[$'Посещения + Долги'.BF20])" office:value-type="string" office:string-value="0" calcext:value-type="string">
            <text:p>0</text:p>
          </table:table-cell>
          <table:table-cell table:style-name="ce46" table:formula="of:=IF(OR(ISTEXT([$'Посещения + Долги'.BG20]); [.$A54]=[.BG$61]); 0; [$'Посещения + Долги'.BG$30]*[$'Посещения + Долги'.BG20])" office:value-type="string" office:string-value="0" calcext:value-type="string">
            <text:p>0</text:p>
          </table:table-cell>
          <table:table-cell table:style-name="ce46" table:formula="of:=IF(OR(ISTEXT([$'Посещения + Долги'.BH20]); [.$A54]=[.BH$61]); 0; [$'Посещения + Долги'.BH$30]*[$'Посещения + Долги'.BH20])" office:value-type="string" office:string-value="0" calcext:value-type="string">
            <text:p>0</text:p>
          </table:table-cell>
          <table:table-cell table:style-name="ce46" table:formula="of:=IF(OR(ISTEXT([$'Посещения + Долги'.BI20]); [.$A54]=[.BI$61]); 0; [$'Посещения + Долги'.BI$30]*[$'Посещения + Долги'.BI20])" office:value-type="string" office:string-value="0" calcext:value-type="string">
            <text:p>0</text:p>
          </table:table-cell>
          <table:table-cell table:style-name="ce46" table:formula="of:=IF(OR(ISTEXT([$'Посещения + Долги'.BJ20]); [.$A54]=[.BJ$61]); 0; [$'Посещения + Долги'.BJ$30]*[$'Посещения + Долги'.BJ20])" office:value-type="string" office:string-value="0" calcext:value-type="string">
            <text:p>0</text:p>
          </table:table-cell>
          <table:table-cell table:style-name="ce46" table:formula="of:=IF(OR(ISTEXT([$'Посещения + Долги'.BK20]); [.$A54]=[.BK$61]); 0; [$'Посещения + Долги'.BK$30]*[$'Посещения + Долги'.BK20])" office:value-type="string" office:string-value="0" calcext:value-type="string">
            <text:p>0</text:p>
          </table:table-cell>
          <table:table-cell table:style-name="ce46" table:formula="of:=IF(OR(ISTEXT([$'Посещения + Долги'.BL20]); [.$A54]=[.BL$61]); 0; [$'Посещения + Долги'.BL$30]*[$'Посещения + Долги'.BL20])" office:value-type="string" office:string-value="0" calcext:value-type="string">
            <text:p>0</text:p>
          </table:table-cell>
          <table:table-cell table:style-name="ce46" table:formula="of:=IF(OR(ISTEXT([$'Посещения + Долги'.BM20]); [.$A54]=[.BM$61]); 0; [$'Посещения + Долги'.BM$30]*[$'Посещения + Долги'.BM20])" office:value-type="string" office:string-value="0" calcext:value-type="string">
            <text:p>0</text:p>
          </table:table-cell>
          <table:table-cell table:style-name="ce46" table:formula="of:=IF(OR(ISTEXT([$'Посещения + Долги'.BN20]); [.$A54]=[.BN$61]); 0; [$'Посещения + Долги'.BN$30]*[$'Посещения + Долги'.BN20])" office:value-type="string" office:string-value="0" calcext:value-type="string">
            <text:p>0</text:p>
          </table:table-cell>
          <table:table-cell table:style-name="ce46" table:formula="of:=IF(OR(ISTEXT([$'Посещения + Долги'.BO20]); [.$A54]=[.BO$61]); 0; [$'Посещения + Долги'.BO$30]*[$'Посещения + Долги'.BO20])" office:value-type="string" office:string-value="0" calcext:value-type="string">
            <text:p>0</text:p>
          </table:table-cell>
          <table:table-cell table:style-name="ce46" table:formula="of:=IF(OR(ISTEXT([$'Посещения + Долги'.BP20]); [.$A54]=[.BP$61]); 0; [$'Посещения + Долги'.BP$30]*[$'Посещения + Долги'.BP20])" office:value-type="string" office:string-value="0" calcext:value-type="string">
            <text:p>0</text:p>
          </table:table-cell>
          <table:table-cell table:style-name="ce46" table:formula="of:=IF(OR(ISTEXT([$'Посещения + Долги'.BQ20]); [.$A54]=[.BQ$61]); 0; [$'Посещения + Долги'.BQ$30]*[$'Посещения + Долги'.BQ20])" office:value-type="string" office:string-value="0" calcext:value-type="string">
            <text:p>0</text:p>
          </table:table-cell>
          <table:table-cell table:style-name="ce46" table:formula="of:=IF(OR(ISTEXT([$'Посещения + Долги'.BR20]); [.$A54]=[.BR$61]); 0; [$'Посещения + Долги'.BR$30]*[$'Посещения + Долги'.BR20])" office:value-type="string" office:string-value="0" calcext:value-type="string">
            <text:p>0</text:p>
          </table:table-cell>
          <table:table-cell table:style-name="ce46" table:formula="of:=IF(OR(ISTEXT([$'Посещения + Долги'.BS20]); [.$A54]=[.BS$61]); 0; [$'Посещения + Долги'.BS$30]*[$'Посещения + Долги'.BS20])" office:value-type="string" office:string-value="0" calcext:value-type="string">
            <text:p>0</text:p>
          </table:table-cell>
          <table:table-cell table:style-name="ce46" table:formula="of:=IF(OR(ISTEXT([$'Посещения + Долги'.BT20]); [.$A54]=[.BT$61]); 0; [$'Посещения + Долги'.BT$30]*[$'Посещения + Долги'.BT20])" office:value-type="string" office:string-value="0" calcext:value-type="string">
            <text:p>0</text:p>
          </table:table-cell>
          <table:table-cell table:style-name="ce46" table:formula="of:=IF(OR(ISTEXT([$'Посещения + Долги'.BU20]); [.$A54]=[.BU$61]); 0; [$'Посещения + Долги'.BU$30]*[$'Посещения + Долги'.BU20])" office:value-type="string" office:string-value="0" calcext:value-type="string">
            <text:p>0</text:p>
          </table:table-cell>
          <table:table-cell table:style-name="ce46" table:formula="of:=IF(OR(ISTEXT([$'Посещения + Долги'.BV20]); [.$A54]=[.BV$61]); 0; [$'Посещения + Долги'.BV$30]*[$'Посещения + Долги'.BV20])" office:value-type="string" office:string-value="0" calcext:value-type="string">
            <text:p>0</text:p>
          </table:table-cell>
          <table:table-cell table:style-name="ce46" table:formula="of:=IF(OR(ISTEXT([$'Посещения + Долги'.BW20]); [.$A54]=[.BW$61]); 0; [$'Посещения + Долги'.BW$30]*[$'Посещения + Долги'.BW20])" office:value-type="string" office:string-value="0" calcext:value-type="string">
            <text:p>0</text:p>
          </table:table-cell>
          <table:table-cell table:style-name="ce46" table:formula="of:=IF(OR(ISTEXT([$'Посещения + Долги'.BX20]); [.$A54]=[.BX$61]); 0; [$'Посещения + Долги'.BX$30]*[$'Посещения + Долги'.BX20])" office:value-type="string" office:string-value="0" calcext:value-type="string">
            <text:p>0</text:p>
          </table:table-cell>
          <table:table-cell table:style-name="ce46" table:formula="of:=IF(OR(ISTEXT([$'Посещения + Долги'.BY20]); [.$A54]=[.BY$61]); 0; [$'Посещения + Долги'.BY$30]*[$'Посещения + Долги'.BY20])" office:value-type="string" office:string-value="0" calcext:value-type="string">
            <text:p>0</text:p>
          </table:table-cell>
          <table:table-cell table:style-name="ce46" table:formula="of:=IF(OR(ISTEXT([$'Посещения + Долги'.BZ20]); [.$A54]=[.BZ$61]); 0; [$'Посещения + Долги'.BZ$30]*[$'Посещения + Долги'.BZ20])" office:value-type="string" office:string-value="0" calcext:value-type="string">
            <text:p>0</text:p>
          </table:table-cell>
          <table:table-cell table:style-name="ce46" table:formula="of:=IF(OR(ISTEXT([$'Посещения + Долги'.CA20]); [.$A54]=[.CA$61]); 0; [$'Посещения + Долги'.CA$30]*[$'Посещения + Долги'.CA20])" office:value-type="string" office:string-value="50" calcext:value-type="string">
            <text:p>50</text:p>
          </table:table-cell>
          <table:table-cell table:style-name="ce46" table:formula="of:=IF(OR(ISTEXT([$'Посещения + Долги'.CB20]); [.$A54]=[.CB$61]); 0; [$'Посещения + Долги'.CB$30]*[$'Посещения + Долги'.CB20])" office:value-type="string" office:string-value="0" calcext:value-type="string">
            <text:p>0</text:p>
          </table:table-cell>
          <table:table-cell table:style-name="ce46" table:formula="of:=IF(OR(ISTEXT([$'Посещения + Долги'.CC20]); [.$A54]=[.CC$61]); 0; [$'Посещения + Долги'.CC$30]*[$'Посещения + Долги'.CC20])" office:value-type="string" office:string-value="0" calcext:value-type="string">
            <text:p>0</text:p>
          </table:table-cell>
          <table:table-cell table:style-name="ce46" table:formula="of:=IF(OR(ISTEXT([$'Посещения + Долги'.CD20]); [.$A54]=[.CD$61]); 0; [$'Посещения + Долги'.CD$30]*[$'Посещения + Долги'.CD20])" office:value-type="string" office:string-value="0" calcext:value-type="string">
            <text:p>0</text:p>
          </table:table-cell>
          <table:table-cell table:style-name="ce46" table:formula="of:=IF(OR(ISTEXT([$'Посещения + Долги'.CE20]); [.$A54]=[.CE$61]); 0; [$'Посещения + Долги'.CE$30]*[$'Посещения + Долги'.CE20])" office:value-type="string" office:string-value="0" calcext:value-type="string">
            <text:p>0</text:p>
          </table:table-cell>
          <table:table-cell table:style-name="ce46" table:formula="of:=IF(OR(ISTEXT([$'Посещения + Долги'.CF20]); [.$A54]=[.CF$61]); 0; [$'Посещения + Долги'.CF$30]*[$'Посещения + Долги'.CF20])" office:value-type="string" office:string-value="0" calcext:value-type="string">
            <text:p>0</text:p>
          </table:table-cell>
          <table:table-cell table:style-name="ce46" table:formula="of:=IF(OR(ISTEXT([$'Посещения + Долги'.CG20]); [.$A54]=[.CG$61]); 0; [$'Посещения + Долги'.CG$30]*[$'Посещения + Долги'.CG20])" office:value-type="string" office:string-value="0" calcext:value-type="string">
            <text:p>0</text:p>
          </table:table-cell>
          <table:table-cell table:style-name="ce46" table:formula="of:=IF(OR(ISTEXT([$'Посещения + Долги'.CH20]); [.$A54]=[.CH$61]); 0; [$'Посещения + Долги'.CH$30]*[$'Посещения + Долги'.CH20])" office:value-type="string" office:string-value="37.5" calcext:value-type="string">
            <text:p>37.5</text:p>
          </table:table-cell>
          <table:table-cell table:style-name="ce46" table:formula="of:=IF(OR(ISTEXT([$'Посещения + Долги'.CI20]); [.$A54]=[.CI$61]); 0; [$'Посещения + Долги'.CI$30]*[$'Посещения + Долги'.CI20])" office:value-type="string" office:string-value="37.5" calcext:value-type="string">
            <text:p>37.5</text:p>
          </table:table-cell>
          <table:table-cell table:style-name="ce46" table:formula="of:=IF(OR(ISTEXT([$'Посещения + Долги'.CJ20]); [.$A54]=[.CJ$61]); 0; [$'Посещения + Долги'.CJ$30]*[$'Посещения + Долги'.CJ20])" office:value-type="string" office:string-value="0" calcext:value-type="string">
            <text:p>0</text:p>
          </table:table-cell>
          <table:table-cell table:style-name="ce46" table:formula="of:=IF(OR(ISTEXT([$'Посещения + Долги'.CK20]); [.$A54]=[.CK$61]); 0; [$'Посещения + Долги'.CK$30]*[$'Посещения + Долги'.CK20])" office:value-type="string" office:string-value="0" calcext:value-type="string">
            <text:p>0</text:p>
          </table:table-cell>
          <table:table-cell table:style-name="ce46" table:formula="of:=IF(OR(ISTEXT([$'Посещения + Долги'.CL20]); [.$A54]=[.CL$61]); 0; [$'Посещения + Долги'.CL$30]*[$'Посещения + Долги'.CL20])" office:value-type="string" office:string-value="0" calcext:value-type="string">
            <text:p>0</text:p>
          </table:table-cell>
          <table:table-cell table:style-name="ce46" table:formula="of:=IF(OR(ISTEXT([$'Посещения + Долги'.CM20]); [.$A54]=[.CM$61]); 0; [$'Посещения + Долги'.CM$30]*[$'Посещения + Долги'.CM20])" office:value-type="string" office:string-value="0" calcext:value-type="string">
            <text:p>0</text:p>
          </table:table-cell>
          <table:table-cell table:style-name="ce46" table:formula="of:=IF(OR(ISTEXT([$'Посещения + Долги'.CN20]); [.$A54]=[.CN$61]); 0; [$'Посещения + Долги'.CN$30]*[$'Посещения + Долги'.CN20])" office:value-type="string" office:string-value="0" calcext:value-type="string">
            <text:p>0</text:p>
          </table:table-cell>
          <table:table-cell table:style-name="ce46" table:formula="of:=IF(OR(ISTEXT([$'Посещения + Долги'.CO20]); [.$A54]=[.CO$61]); 0; [$'Посещения + Долги'.CO$30]*[$'Посещения + Долги'.CO20])" office:value-type="string" office:string-value="0" calcext:value-type="string">
            <text:p>0</text:p>
          </table:table-cell>
          <table:table-cell table:style-name="ce46" table:formula="of:=IF(OR(ISTEXT([$'Посещения + Долги'.CP20]); [.$A54]=[.CP$61]); 0; [$'Посещения + Долги'.CP$30]*[$'Посещения + Долги'.CP20])" office:value-type="string" office:string-value="0" calcext:value-type="string">
            <text:p>0</text:p>
          </table:table-cell>
          <table:table-cell table:style-name="ce46" table:formula="of:=IF(OR(ISTEXT([$'Посещения + Долги'.CQ20]); [.$A54]=[.CQ$61]); 0; [$'Посещения + Долги'.CQ$30]*[$'Посещения + Долги'.CQ20])" office:value-type="string" office:string-value="0" calcext:value-type="string">
            <text:p>0</text:p>
          </table:table-cell>
          <table:table-cell table:style-name="ce46" table:formula="of:=IF(OR(ISTEXT([$'Посещения + Долги'.CR20]); [.$A54]=[.CR$61]); 0; [$'Посещения + Долги'.CR$30]*[$'Посещения + Долги'.CR20])" office:value-type="string" office:string-value="0" calcext:value-type="string">
            <text:p>0</text:p>
          </table:table-cell>
          <table:table-cell table:style-name="ce46" table:formula="of:=IF(OR(ISTEXT([$'Посещения + Долги'.CS20]); [.$A54]=[.CS$61]); 0; [$'Посещения + Долги'.CS$30]*[$'Посещения + Долги'.CS20])" office:value-type="string" office:string-value="37.5" calcext:value-type="string">
            <text:p>37.5</text:p>
          </table:table-cell>
          <table:table-cell table:style-name="ce46" table:formula="of:=IF(OR(ISTEXT([$'Посещения + Долги'.CT20]); [.$A54]=[.CT$61]); 0; [$'Посещения + Долги'.CT$30]*[$'Посещения + Долги'.CT20])" office:value-type="string" office:string-value="0" calcext:value-type="string">
            <text:p>0</text:p>
          </table:table-cell>
          <table:table-cell table:style-name="ce46" table:formula="of:=IF(OR(ISTEXT([$'Посещения + Долги'.CU20]); [.$A54]=[.CU$61]); 0; [$'Посещения + Долги'.CU$30]*[$'Посещения + Долги'.CU20])" office:value-type="string" office:string-value="0" calcext:value-type="string">
            <text:p>0</text:p>
          </table:table-cell>
          <table:table-cell table:style-name="ce46" table:formula="of:=IF(OR(ISTEXT([$'Посещения + Долги'.CV20]); [.$A54]=[.CV$61]); 0; [$'Посещения + Долги'.CV$30]*[$'Посещения + Долги'.CV20])" office:value-type="string" office:string-value="0" calcext:value-type="string">
            <text:p>0</text:p>
          </table:table-cell>
          <table:table-cell table:style-name="ce46" table:formula="of:=IF(OR(ISTEXT([$'Посещения + Долги'.CW20]); [.$A54]=[.CW$61]); 0; [$'Посещения + Долги'.CW$30]*[$'Посещения + Долги'.CW20])" office:value-type="string" office:string-value="0" calcext:value-type="string">
            <text:p>0</text:p>
          </table:table-cell>
          <table:table-cell table:style-name="ce46" table:formula="of:=IF(OR(ISTEXT([$'Посещения + Долги'.CX20]); [.$A54]=[.CX$61]); 0; [$'Посещения + Долги'.CX$30]*[$'Посещения + Долги'.CX20])" office:value-type="string" office:string-value="0" calcext:value-type="string">
            <text:p>0</text:p>
          </table:table-cell>
          <table:table-cell table:style-name="ce46" table:formula="of:=IF(OR(ISTEXT([$'Посещения + Долги'.CY20]); [.$A54]=[.CY$61]); 0; [$'Посещения + Долги'.CY$30]*[$'Посещения + Долги'.CY20])" office:value-type="string" office:string-value="0" calcext:value-type="string">
            <text:p>0</text:p>
          </table:table-cell>
          <table:table-cell table:style-name="ce46" table:formula="of:=IF(OR(ISTEXT([$'Посещения + Долги'.CZ20]); [.$A54]=[.CZ$61]); 0; [$'Посещения + Долги'.CZ$30]*[$'Посещения + Долги'.CZ20])" office:value-type="string" office:string-value="0" calcext:value-type="string">
            <text:p>0</text:p>
          </table:table-cell>
          <table:table-cell table:style-name="ce46" table:formula="of:=IF(OR(ISTEXT([$'Посещения + Долги'.DA20]); [.$A54]=[.DA$61]); 0; [$'Посещения + Долги'.DA$30]*[$'Посещения + Долги'.DA20])" office:value-type="string" office:string-value="0" calcext:value-type="string">
            <text:p>0</text:p>
          </table:table-cell>
          <table:table-cell table:style-name="ce46" table:formula="of:=IF(OR(ISTEXT([$'Посещения + Долги'.DB20]); [.$A54]=[.DB$61]); 0; [$'Посещения + Долги'.DB$30]*[$'Посещения + Долги'.DB20])" office:value-type="string" office:string-value="0" calcext:value-type="string">
            <text:p>0</text:p>
          </table:table-cell>
          <table:table-cell table:style-name="ce46" table:formula="of:=IF(OR(ISTEXT([$'Посещения + Долги'.DC20]); [.$A54]=[.DC$61]); 0; [$'Посещения + Долги'.DC$30]*[$'Посещения + Долги'.DC20])" office:value-type="string" office:string-value="0" calcext:value-type="string">
            <text:p>0</text:p>
          </table:table-cell>
          <table:table-cell table:style-name="ce46" table:formula="of:=IF(OR(ISTEXT([$'Посещения + Долги'.DD20]); [.$A54]=[.DD$61]); 0; [$'Посещения + Долги'.DD$30]*[$'Посещения + Долги'.DD20])" office:value-type="string" office:string-value="0" calcext:value-type="string">
            <text:p>0</text:p>
          </table:table-cell>
          <table:table-cell table:style-name="ce46" table:formula="of:=IF(OR(ISTEXT([$'Посещения + Долги'.DE20]); [.$A54]=[.DE$61]); 0; [$'Посещения + Долги'.DE$30]*[$'Посещения + Долги'.DE20])" office:value-type="string" office:string-value="0" calcext:value-type="string">
            <text:p>0</text:p>
          </table:table-cell>
          <table:table-cell table:style-name="ce46" table:formula="of:=IF(OR(ISTEXT([$'Посещения + Долги'.DF20]); [.$A54]=[.DF$61]); 0; [$'Посещения + Долги'.DF$30]*[$'Посещения + Долги'.DF20])" office:value-type="string" office:string-value="0" calcext:value-type="string">
            <text:p>0</text:p>
          </table:table-cell>
          <table:table-cell table:style-name="ce46" table:formula="of:=IF(OR(ISTEXT([$'Посещения + Долги'.DG20]); [.$A54]=[.DG$61]); 0; [$'Посещения + Долги'.DG$30]*[$'Посещения + Долги'.DG20])" office:value-type="string" office:string-value="0" calcext:value-type="string">
            <text:p>0</text:p>
          </table:table-cell>
          <table:table-cell table:style-name="ce46" table:formula="of:=IF(OR(ISTEXT([$'Посещения + Долги'.DH20]); [.$A54]=[.DH$61]); 0; [$'Посещения + Долги'.DH$30]*[$'Посещения + Долги'.DH20])" office:value-type="string" office:string-value="0" calcext:value-type="string">
            <text:p>0</text:p>
          </table:table-cell>
          <table:table-cell table:style-name="ce46" table:formula="of:=IF(OR(ISTEXT([$'Посещения + Долги'.DI20]); [.$A54]=[.DI$61]); 0; [$'Посещения + Долги'.DI$30]*[$'Посещения + Долги'.DI20])" office:value-type="string" office:string-value="0" calcext:value-type="string">
            <text:p>0</text:p>
          </table:table-cell>
          <table:table-cell table:style-name="ce46" table:formula="of:=IF(OR(ISTEXT([$'Посещения + Долги'.DJ20]); [.$A54]=[.DJ$61]); 0; [$'Посещения + Долги'.DJ$30]*[$'Посещения + Долги'.DJ20])" office:value-type="string" office:string-value="0" calcext:value-type="string">
            <text:p>0</text:p>
          </table:table-cell>
          <table:table-cell table:style-name="ce46" table:formula="of:=IF(OR(ISTEXT([$'Посещения + Долги'.DK20]); [.$A54]=[.DK$61]); 0; [$'Посещения + Долги'.DK$30]*[$'Посещения + Долги'.DK20])" office:value-type="string" office:string-value="0" calcext:value-type="string">
            <text:p>0</text:p>
          </table:table-cell>
          <table:table-cell table:style-name="ce46" table:formula="of:=IF(OR(ISTEXT([$'Посещения + Долги'.DL20]); [.$A54]=[.DL$61]); 0; [$'Посещения + Долги'.DL$30]*[$'Посещения + Долги'.DL20])" office:value-type="string" office:string-value="0" calcext:value-type="string">
            <text:p>0</text:p>
          </table:table-cell>
          <table:table-cell table:style-name="ce46" table:formula="of:=IF(OR(ISTEXT([$'Посещения + Долги'.DM20]); [.$A54]=[.DM$61]); 0; [$'Посещения + Долги'.DM$30]*[$'Посещения + Долги'.DM20])" office:value-type="string" office:string-value="0" calcext:value-type="string">
            <text:p>0</text:p>
          </table:table-cell>
          <table:table-cell table:style-name="ce46" table:formula="of:=IF(OR(ISTEXT([$'Посещения + Долги'.DN20]); [.$A54]=[.DN$61]); 0; [$'Посещения + Долги'.DN$30]*[$'Посещения + Долги'.DN20])" office:value-type="string" office:string-value="0" calcext:value-type="string">
            <text:p>0</text:p>
          </table:table-cell>
          <table:table-cell table:style-name="ce46" table:formula="of:=IF(OR(ISTEXT([$'Посещения + Долги'.DO20]); [.$A54]=[.DO$61]); 0; [$'Посещения + Долги'.DO$30]*[$'Посещения + Долги'.DO20])" office:value-type="string" office:string-value="0" calcext:value-type="string">
            <text:p>0</text:p>
          </table:table-cell>
          <table:table-cell table:style-name="ce46" table:formula="of:=IF(OR(ISTEXT([$'Посещения + Долги'.DP20]); [.$A54]=[.DP$61]); 0; [$'Посещения + Долги'.DP$30]*[$'Посещения + Долги'.DP20])" office:value-type="string" office:string-value="0" calcext:value-type="string">
            <text:p>0</text:p>
          </table:table-cell>
          <table:table-cell table:style-name="ce46" table:formula="of:=IF(OR(ISTEXT([$'Посещения + Долги'.DQ20]); [.$A54]=[.DQ$61]); 0; [$'Посещения + Долги'.DQ$30]*[$'Посещения + Долги'.DQ20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ропачева</text:p>
          </table:table-cell>
          <table:table-cell table:style-name="ce46" table:formula="of:=IF(OR(ISTEXT([$'Посещения + Долги'.B21]); [.$A55]=[.B$61]); 0; [$'Посещения + Долги'.B$30]*[$'Посещения + Долги'.B21])" office:value-type="string" office:string-value="0" calcext:value-type="string">
            <text:p>0</text:p>
          </table:table-cell>
          <table:table-cell table:style-name="ce46" table:formula="of:=IF(OR(ISTEXT([$'Посещения + Долги'.C21]); [.$A55]=[.C$61]); 0; [$'Посещения + Долги'.C$30]*[$'Посещения + Долги'.C21])" office:value-type="string" office:string-value="0" calcext:value-type="string">
            <text:p>0</text:p>
          </table:table-cell>
          <table:table-cell table:style-name="ce46" table:formula="of:=IF(OR(ISTEXT([$'Посещения + Долги'.D21]); [.$A55]=[.D$61]); 0; [$'Посещения + Долги'.D$30]*[$'Посещения + Долги'.D21])" office:value-type="string" office:string-value="0" calcext:value-type="string">
            <text:p>0</text:p>
          </table:table-cell>
          <table:table-cell table:style-name="ce46" table:formula="of:=IF(OR(ISTEXT([$'Посещения + Долги'.E21]); [.$A55]=[.E$61]); 0; [$'Посещения + Долги'.E$30]*[$'Посещения + Долги'.E21])" office:value-type="string" office:string-value="0" calcext:value-type="string">
            <text:p>0</text:p>
          </table:table-cell>
          <table:table-cell table:style-name="ce46" table:formula="of:=IF(OR(ISTEXT([$'Посещения + Долги'.F21]); [.$A55]=[.F$61]); 0; [$'Посещения + Долги'.F$30]*[$'Посещения + Долги'.F21])" office:value-type="string" office:string-value="0" calcext:value-type="string">
            <text:p>0</text:p>
          </table:table-cell>
          <table:table-cell table:style-name="ce46" table:formula="of:=IF(OR(ISTEXT([$'Посещения + Долги'.G21]); [.$A55]=[.G$61]); 0; [$'Посещения + Долги'.G$30]*[$'Посещения + Долги'.G21])" office:value-type="string" office:string-value="0" calcext:value-type="string">
            <text:p>0</text:p>
          </table:table-cell>
          <table:table-cell table:style-name="ce46" table:formula="of:=IF(OR(ISTEXT([$'Посещения + Долги'.H21]); [.$A55]=[.H$61]); 0; [$'Посещения + Долги'.H$30]*[$'Посещения + Долги'.H21])" office:value-type="string" office:string-value="0" calcext:value-type="string">
            <text:p>0</text:p>
          </table:table-cell>
          <table:table-cell table:style-name="ce46" table:formula="of:=IF(OR(ISTEXT([$'Посещения + Долги'.I21]); [.$A55]=[.I$61]); 0; [$'Посещения + Долги'.I$30]*[$'Посещения + Долги'.I21])" office:value-type="string" office:string-value="0" calcext:value-type="string">
            <text:p>0</text:p>
          </table:table-cell>
          <table:table-cell table:style-name="ce46" table:formula="of:=IF(OR(ISTEXT([$'Посещения + Долги'.J21]); [.$A55]=[.J$61]); 0; [$'Посещения + Долги'.J$30]*[$'Посещения + Долги'.J21])" office:value-type="string" office:string-value="0" calcext:value-type="string">
            <text:p>0</text:p>
          </table:table-cell>
          <table:table-cell table:style-name="ce46" table:formula="of:=IF(OR(ISTEXT([$'Посещения + Долги'.K21]); [.$A55]=[.K$61]); 0; [$'Посещения + Долги'.K$30]*[$'Посещения + Долги'.K21])" office:value-type="string" office:string-value="0" calcext:value-type="string">
            <text:p>0</text:p>
          </table:table-cell>
          <table:table-cell table:style-name="ce46" table:formula="of:=IF(OR(ISTEXT([$'Посещения + Долги'.L21]); [.$A55]=[.L$61]); 0; [$'Посещения + Долги'.L$30]*[$'Посещения + Долги'.L21])" office:value-type="string" office:string-value="0" calcext:value-type="string">
            <text:p>0</text:p>
          </table:table-cell>
          <table:table-cell table:style-name="ce46" table:formula="of:=IF(OR(ISTEXT([$'Посещения + Долги'.M21]); [.$A55]=[.M$61]); 0; [$'Посещения + Долги'.M$30]*[$'Посещения + Долги'.M21])" office:value-type="string" office:string-value="0" calcext:value-type="string">
            <text:p>0</text:p>
          </table:table-cell>
          <table:table-cell table:style-name="ce46" table:formula="of:=IF(OR(ISTEXT([$'Посещения + Долги'.N21]); [.$A55]=[.N$61]); 0; [$'Посещения + Долги'.N$30]*[$'Посещения + Долги'.N21])" office:value-type="string" office:string-value="0" calcext:value-type="string">
            <text:p>0</text:p>
          </table:table-cell>
          <table:table-cell table:style-name="ce46" table:formula="of:=IF(OR(ISTEXT([$'Посещения + Долги'.O21]); [.$A55]=[.O$61]); 0; [$'Посещения + Долги'.O$30]*[$'Посещения + Долги'.O21])" office:value-type="string" office:string-value="0" calcext:value-type="string">
            <text:p>0</text:p>
          </table:table-cell>
          <table:table-cell table:style-name="ce46" table:formula="of:=IF(OR(ISTEXT([$'Посещения + Долги'.P21]); [.$A55]=[.P$61]); 0; [$'Посещения + Долги'.P$30]*[$'Посещения + Долги'.P21])" office:value-type="string" office:string-value="0" calcext:value-type="string">
            <text:p>0</text:p>
          </table:table-cell>
          <table:table-cell table:style-name="ce46" table:formula="of:=IF(OR(ISTEXT([$'Посещения + Долги'.Q21]); [.$A55]=[.Q$61]); 0; [$'Посещения + Долги'.Q$30]*[$'Посещения + Долги'.Q21])" office:value-type="string" office:string-value="0" calcext:value-type="string">
            <text:p>0</text:p>
          </table:table-cell>
          <table:table-cell table:style-name="ce46" table:formula="of:=IF(OR(ISTEXT([$'Посещения + Долги'.R21]); [.$A55]=[.R$61]); 0; [$'Посещения + Долги'.R$30]*[$'Посещения + Долги'.R21])" office:value-type="string" office:string-value="0" calcext:value-type="string">
            <text:p>0</text:p>
          </table:table-cell>
          <table:table-cell table:style-name="ce46" table:formula="of:=IF(OR(ISTEXT([$'Посещения + Долги'.S21]); [.$A55]=[.S$61]); 0; [$'Посещения + Долги'.S$30]*[$'Посещения + Долги'.S21])" office:value-type="string" office:string-value="0" calcext:value-type="string">
            <text:p>0</text:p>
          </table:table-cell>
          <table:table-cell table:style-name="ce46" table:formula="of:=IF(OR(ISTEXT([$'Посещения + Долги'.T21]); [.$A55]=[.T$61]); 0; [$'Посещения + Долги'.T$30]*[$'Посещения + Долги'.T21])" office:value-type="string" office:string-value="0" calcext:value-type="string">
            <text:p>0</text:p>
          </table:table-cell>
          <table:table-cell table:style-name="ce46" table:formula="of:=IF(OR(ISTEXT([$'Посещения + Долги'.U21]); [.$A55]=[.U$61]); 0; [$'Посещения + Долги'.U$30]*[$'Посещения + Долги'.U21])" office:value-type="string" office:string-value="0" calcext:value-type="string">
            <text:p>0</text:p>
          </table:table-cell>
          <table:table-cell table:style-name="ce46" table:formula="of:=IF(OR(ISTEXT([$'Посещения + Долги'.V21]); [.$A55]=[.V$61]); 0; [$'Посещения + Долги'.V$30]*[$'Посещения + Долги'.V21])" office:value-type="string" office:string-value="0" calcext:value-type="string">
            <text:p>0</text:p>
          </table:table-cell>
          <table:table-cell table:style-name="ce46" table:formula="of:=IF(OR(ISTEXT([$'Посещения + Долги'.W21]); [.$A55]=[.W$61]); 0; [$'Посещения + Долги'.W$30]*[$'Посещения + Долги'.W21])" office:value-type="string" office:string-value="0" calcext:value-type="string">
            <text:p>0</text:p>
          </table:table-cell>
          <table:table-cell table:style-name="ce46" table:formula="of:=IF(OR(ISTEXT([$'Посещения + Долги'.X21]); [.$A55]=[.X$61]); 0; [$'Посещения + Долги'.X$30]*[$'Посещения + Долги'.X21])" office:value-type="string" office:string-value="0" calcext:value-type="string">
            <text:p>0</text:p>
          </table:table-cell>
          <table:table-cell table:style-name="ce46" table:formula="of:=IF(OR(ISTEXT([$'Посещения + Долги'.Y21]); [.$A55]=[.Y$61]); 0; [$'Посещения + Долги'.Y$30]*[$'Посещения + Долги'.Y21])" office:value-type="string" office:string-value="0" calcext:value-type="string">
            <text:p>0</text:p>
          </table:table-cell>
          <table:table-cell table:style-name="ce46" table:formula="of:=IF(OR(ISTEXT([$'Посещения + Долги'.Z21]); [.$A55]=[.Z$61]); 0; [$'Посещения + Долги'.Z$30]*[$'Посещения + Долги'.Z21])" office:value-type="string" office:string-value="0" calcext:value-type="string">
            <text:p>0</text:p>
          </table:table-cell>
          <table:table-cell table:style-name="ce46" table:formula="of:=IF(OR(ISTEXT([$'Посещения + Долги'.AA21]); [.$A55]=[.AA$61]); 0; [$'Посещения + Долги'.AA$30]*[$'Посещения + Долги'.AA21])" office:value-type="string" office:string-value="0" calcext:value-type="string">
            <text:p>0</text:p>
          </table:table-cell>
          <table:table-cell table:style-name="ce46" table:formula="of:=IF(OR(ISTEXT([$'Посещения + Долги'.AB21]); [.$A55]=[.AB$61]); 0; [$'Посещения + Долги'.AB$30]*[$'Посещения + Долги'.AB21])" office:value-type="string" office:string-value="0" calcext:value-type="string">
            <text:p>0</text:p>
          </table:table-cell>
          <table:table-cell table:style-name="ce46" table:formula="of:=IF(OR(ISTEXT([$'Посещения + Долги'.AC21]); [.$A55]=[.AC$61]); 0; [$'Посещения + Долги'.AC$30]*[$'Посещения + Долги'.AC21])" office:value-type="string" office:string-value="0" calcext:value-type="string">
            <text:p>0</text:p>
          </table:table-cell>
          <table:table-cell table:style-name="ce46" table:formula="of:=IF(OR(ISTEXT([$'Посещения + Долги'.AD21]); [.$A55]=[.AD$61]); 0; [$'Посещения + Долги'.AD$30]*[$'Посещения + Долги'.AD21])" office:value-type="string" office:string-value="0" calcext:value-type="string">
            <text:p>0</text:p>
          </table:table-cell>
          <table:table-cell table:style-name="ce46" table:formula="of:=IF(OR(ISTEXT([$'Посещения + Долги'.AE21]); [.$A55]=[.AE$61]); 0; [$'Посещения + Долги'.AE$30]*[$'Посещения + Долги'.AE21])" office:value-type="string" office:string-value="0" calcext:value-type="string">
            <text:p>0</text:p>
          </table:table-cell>
          <table:table-cell table:style-name="ce46" table:formula="of:=IF(OR(ISTEXT([$'Посещения + Долги'.AF21]); [.$A55]=[.AF$61]); 0; [$'Посещения + Долги'.AF$30]*[$'Посещения + Долги'.AF21])" office:value-type="string" office:string-value="0" calcext:value-type="string">
            <text:p>0</text:p>
          </table:table-cell>
          <table:table-cell table:style-name="ce46" table:formula="of:=IF(OR(ISTEXT([$'Посещения + Долги'.AG21]); [.$A55]=[.AG$61]); 0; [$'Посещения + Долги'.AG$30]*[$'Посещения + Долги'.AG21])" office:value-type="string" office:string-value="0" calcext:value-type="string">
            <text:p>0</text:p>
          </table:table-cell>
          <table:table-cell table:style-name="ce46" table:formula="of:=IF(OR(ISTEXT([$'Посещения + Долги'.AH21]); [.$A55]=[.AH$61]); 0; [$'Посещения + Долги'.AH$30]*[$'Посещения + Долги'.AH21])" office:value-type="string" office:string-value="0" calcext:value-type="string">
            <text:p>0</text:p>
          </table:table-cell>
          <table:table-cell table:style-name="ce46" table:formula="of:=IF(OR(ISTEXT([$'Посещения + Долги'.AI21]); [.$A55]=[.AI$61]); 0; [$'Посещения + Долги'.AI$30]*[$'Посещения + Долги'.AI21])" office:value-type="string" office:string-value="0" calcext:value-type="string">
            <text:p>0</text:p>
          </table:table-cell>
          <table:table-cell table:style-name="ce46" table:formula="of:=IF(OR(ISTEXT([$'Посещения + Долги'.AJ21]); [.$A55]=[.AJ$61]); 0; [$'Посещения + Долги'.AJ$30]*[$'Посещения + Долги'.AJ21])" office:value-type="string" office:string-value="0" calcext:value-type="string">
            <text:p>0</text:p>
          </table:table-cell>
          <table:table-cell table:style-name="ce46" table:formula="of:=IF(OR(ISTEXT([$'Посещения + Долги'.AK21]); [.$A55]=[.AK$61]); 0; [$'Посещения + Долги'.AK$30]*[$'Посещения + Долги'.AK21])" office:value-type="string" office:string-value="0" calcext:value-type="string">
            <text:p>0</text:p>
          </table:table-cell>
          <table:table-cell table:style-name="ce46" table:formula="of:=IF(OR(ISTEXT([$'Посещения + Долги'.AL21]); [.$A55]=[.AL$61]); 0; [$'Посещения + Долги'.AL$30]*[$'Посещения + Долги'.AL21])" office:value-type="string" office:string-value="0" calcext:value-type="string">
            <text:p>0</text:p>
          </table:table-cell>
          <table:table-cell table:style-name="ce46" table:formula="of:=IF(OR(ISTEXT([$'Посещения + Долги'.AM21]); [.$A55]=[.AM$61]); 0; [$'Посещения + Долги'.AM$30]*[$'Посещения + Долги'.AM21])" office:value-type="string" office:string-value="0" calcext:value-type="string">
            <text:p>0</text:p>
          </table:table-cell>
          <table:table-cell table:style-name="ce46" table:formula="of:=IF(OR(ISTEXT([$'Посещения + Долги'.AN21]); [.$A55]=[.AN$61]); 0; [$'Посещения + Долги'.AN$30]*[$'Посещения + Долги'.AN21])" office:value-type="string" office:string-value="0" calcext:value-type="string">
            <text:p>0</text:p>
          </table:table-cell>
          <table:table-cell table:style-name="ce46" table:formula="of:=IF(OR(ISTEXT([$'Посещения + Долги'.AO21]); [.$A55]=[.AO$61]); 0; [$'Посещения + Долги'.AO$30]*[$'Посещения + Долги'.AO21])" office:value-type="string" office:string-value="0" calcext:value-type="string">
            <text:p>0</text:p>
          </table:table-cell>
          <table:table-cell table:style-name="ce46" table:formula="of:=IF(OR(ISTEXT([$'Посещения + Долги'.AP21]); [.$A55]=[.AP$61]); 0; [$'Посещения + Долги'.AP$30]*[$'Посещения + Долги'.AP21])" office:value-type="string" office:string-value="0" calcext:value-type="string">
            <text:p>0</text:p>
          </table:table-cell>
          <table:table-cell table:style-name="ce46" table:formula="of:=IF(OR(ISTEXT([$'Посещения + Долги'.AQ21]); [.$A55]=[.AQ$61]); 0; [$'Посещения + Долги'.AQ$30]*[$'Посещения + Долги'.AQ21])" office:value-type="string" office:string-value="0" calcext:value-type="string">
            <text:p>0</text:p>
          </table:table-cell>
          <table:table-cell table:style-name="ce46" table:formula="of:=IF(OR(ISTEXT([$'Посещения + Долги'.AR21]); [.$A55]=[.AR$61]); 0; [$'Посещения + Долги'.AR$30]*[$'Посещения + Долги'.AR21])" office:value-type="string" office:string-value="0" calcext:value-type="string">
            <text:p>0</text:p>
          </table:table-cell>
          <table:table-cell table:style-name="ce46" table:formula="of:=IF(OR(ISTEXT([$'Посещения + Долги'.AS21]); [.$A55]=[.AS$61]); 0; [$'Посещения + Долги'.AS$30]*[$'Посещения + Долги'.AS21])" office:value-type="string" office:string-value="0" calcext:value-type="string">
            <text:p>0</text:p>
          </table:table-cell>
          <table:table-cell table:style-name="ce46" table:formula="of:=IF(OR(ISTEXT([$'Посещения + Долги'.AT21]); [.$A55]=[.AT$61]); 0; [$'Посещения + Долги'.AT$30]*[$'Посещения + Долги'.AT21])" office:value-type="string" office:string-value="0" calcext:value-type="string">
            <text:p>0</text:p>
          </table:table-cell>
          <table:table-cell table:style-name="ce46" table:formula="of:=IF(OR(ISTEXT([$'Посещения + Долги'.AU21]); [.$A55]=[.AU$61]); 0; [$'Посещения + Долги'.AU$30]*[$'Посещения + Долги'.AU21])" office:value-type="string" office:string-value="0" calcext:value-type="string">
            <text:p>0</text:p>
          </table:table-cell>
          <table:table-cell table:style-name="ce46" table:formula="of:=IF(OR(ISTEXT([$'Посещения + Долги'.AV21]); [.$A55]=[.AV$61]); 0; [$'Посещения + Долги'.AV$30]*[$'Посещения + Долги'.AV21])" office:value-type="string" office:string-value="0" calcext:value-type="string">
            <text:p>0</text:p>
          </table:table-cell>
          <table:table-cell table:style-name="ce46" table:formula="of:=IF(OR(ISTEXT([$'Посещения + Долги'.AW21]); [.$A55]=[.AW$61]); 0; [$'Посещения + Долги'.AW$30]*[$'Посещения + Долги'.AW21])" office:value-type="string" office:string-value="0" calcext:value-type="string">
            <text:p>0</text:p>
          </table:table-cell>
          <table:table-cell table:style-name="ce46" table:formula="of:=IF(OR(ISTEXT([$'Посещения + Долги'.AX21]); [.$A55]=[.AX$61]); 0; [$'Посещения + Долги'.AX$30]*[$'Посещения + Долги'.AX21])" office:value-type="string" office:string-value="0" calcext:value-type="string">
            <text:p>0</text:p>
          </table:table-cell>
          <table:table-cell table:style-name="ce46" table:formula="of:=IF(OR(ISTEXT([$'Посещения + Долги'.AY21]); [.$A55]=[.AY$61]); 0; [$'Посещения + Долги'.AY$30]*[$'Посещения + Долги'.AY21])" office:value-type="string" office:string-value="0" calcext:value-type="string">
            <text:p>0</text:p>
          </table:table-cell>
          <table:table-cell table:style-name="ce46" table:formula="of:=IF(OR(ISTEXT([$'Посещения + Долги'.AZ21]); [.$A55]=[.AZ$61]); 0; [$'Посещения + Долги'.AZ$30]*[$'Посещения + Долги'.AZ21])" office:value-type="string" office:string-value="0" calcext:value-type="string">
            <text:p>0</text:p>
          </table:table-cell>
          <table:table-cell table:style-name="ce46" table:formula="of:=IF(OR(ISTEXT([$'Посещения + Долги'.BA21]); [.$A55]=[.BA$61]); 0; [$'Посещения + Долги'.BA$30]*[$'Посещения + Долги'.BA21])" office:value-type="string" office:string-value="0" calcext:value-type="string">
            <text:p>0</text:p>
          </table:table-cell>
          <table:table-cell table:style-name="ce46" table:formula="of:=IF(OR(ISTEXT([$'Посещения + Долги'.BB21]); [.$A55]=[.BB$61]); 0; [$'Посещения + Долги'.BB$30]*[$'Посещения + Долги'.BB21])" office:value-type="string" office:string-value="0" calcext:value-type="string">
            <text:p>0</text:p>
          </table:table-cell>
          <table:table-cell table:style-name="ce46" table:formula="of:=IF(OR(ISTEXT([$'Посещения + Долги'.BC21]); [.$A55]=[.BC$61]); 0; [$'Посещения + Долги'.BC$30]*[$'Посещения + Долги'.BC21])" office:value-type="string" office:string-value="0" calcext:value-type="string">
            <text:p>0</text:p>
          </table:table-cell>
          <table:table-cell table:style-name="ce46" table:formula="of:=IF(OR(ISTEXT([$'Посещения + Долги'.BD21]); [.$A55]=[.BD$61]); 0; [$'Посещения + Долги'.BD$30]*[$'Посещения + Долги'.BD21])" office:value-type="string" office:string-value="0" calcext:value-type="string">
            <text:p>0</text:p>
          </table:table-cell>
          <table:table-cell table:style-name="ce46" table:formula="of:=IF(OR(ISTEXT([$'Посещения + Долги'.BE21]); [.$A55]=[.BE$61]); 0; [$'Посещения + Долги'.BE$30]*[$'Посещения + Долги'.BE21])" office:value-type="string" office:string-value="0" calcext:value-type="string">
            <text:p>0</text:p>
          </table:table-cell>
          <table:table-cell table:style-name="ce46" table:formula="of:=IF(OR(ISTEXT([$'Посещения + Долги'.BF21]); [.$A55]=[.BF$61]); 0; [$'Посещения + Долги'.BF$30]*[$'Посещения + Долги'.BF21])" office:value-type="string" office:string-value="0" calcext:value-type="string">
            <text:p>0</text:p>
          </table:table-cell>
          <table:table-cell table:style-name="ce46" table:formula="of:=IF(OR(ISTEXT([$'Посещения + Долги'.BG21]); [.$A55]=[.BG$61]); 0; [$'Посещения + Долги'.BG$30]*[$'Посещения + Долги'.BG21])" office:value-type="string" office:string-value="0" calcext:value-type="string">
            <text:p>0</text:p>
          </table:table-cell>
          <table:table-cell table:style-name="ce46" table:formula="of:=IF(OR(ISTEXT([$'Посещения + Долги'.BH21]); [.$A55]=[.BH$61]); 0; [$'Посещения + Долги'.BH$30]*[$'Посещения + Долги'.BH21])" office:value-type="string" office:string-value="56.25" calcext:value-type="string">
            <text:p>56.25</text:p>
          </table:table-cell>
          <table:table-cell table:style-name="ce46" table:formula="of:=IF(OR(ISTEXT([$'Посещения + Долги'.BI21]); [.$A55]=[.BI$61]); 0; [$'Посещения + Долги'.BI$30]*[$'Посещения + Долги'.BI21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BJ21]); [.$A55]=[.BJ$61]); 0; [$'Посещения + Долги'.BJ$30]*[$'Посещения + Долги'.BJ21])" office:value-type="string" office:string-value="45" calcext:value-type="string">
            <text:p>45</text:p>
          </table:table-cell>
          <table:table-cell table:style-name="ce46" table:formula="of:=IF(OR(ISTEXT([$'Посещения + Долги'.BK21]); [.$A55]=[.BK$61]); 0; [$'Посещения + Долги'.BK$30]*[$'Посещения + Долги'.BK21])" office:value-type="string" office:string-value="45" calcext:value-type="string">
            <text:p>45</text:p>
          </table:table-cell>
          <table:table-cell table:style-name="ce46" table:formula="of:=IF(OR(ISTEXT([$'Посещения + Долги'.BL21]); [.$A55]=[.BL$61]); 0; [$'Посещения + Долги'.BL$30]*[$'Посещения + Долги'.BL21])" office:value-type="string" office:string-value="50" calcext:value-type="string">
            <text:p>50</text:p>
          </table:table-cell>
          <table:table-cell table:style-name="ce46" table:formula="of:=IF(OR(ISTEXT([$'Посещения + Долги'.BM21]); [.$A55]=[.BM$61]); 0; [$'Посещения + Долги'.BM$30]*[$'Посещения + Долги'.BM21])" office:value-type="string" office:string-value="50" calcext:value-type="string">
            <text:p>50</text:p>
          </table:table-cell>
          <table:table-cell table:style-name="ce46" table:formula="of:=IF(OR(ISTEXT([$'Посещения + Долги'.BN21]); [.$A55]=[.BN$61]); 0; [$'Посещения + Долги'.BN$30]*[$'Посещения + Долги'.BN21])" office:value-type="string" office:string-value="36" calcext:value-type="string">
            <text:p>36</text:p>
          </table:table-cell>
          <table:table-cell table:style-name="ce46" table:formula="of:=IF(OR(ISTEXT([$'Посещения + Долги'.BO21]); [.$A55]=[.BO$61]); 0; [$'Посещения + Долги'.BO$30]*[$'Посещения + Долги'.BO21])" office:value-type="string" office:string-value="36" calcext:value-type="string">
            <text:p>36</text:p>
          </table:table-cell>
          <table:table-cell table:style-name="ce46" table:formula="of:=IF(OR(ISTEXT([$'Посещения + Долги'.BP21]); [.$A55]=[.BP$61]); 0; [$'Посещения + Долги'.BP$30]*[$'Посещения + Долги'.BP21])" office:value-type="string" office:string-value="45" calcext:value-type="string">
            <text:p>45</text:p>
          </table:table-cell>
          <table:table-cell table:style-name="ce46" table:formula="of:=IF(OR(ISTEXT([$'Посещения + Долги'.BQ21]); [.$A55]=[.BQ$61]); 0; [$'Посещения + Долги'.BQ$30]*[$'Посещения + Долги'.BQ21])" office:value-type="string" office:string-value="0" calcext:value-type="string">
            <text:p>0</text:p>
          </table:table-cell>
          <table:table-cell table:style-name="ce46" table:formula="of:=IF(OR(ISTEXT([$'Посещения + Долги'.BR21]); [.$A55]=[.BR$61]); 0; [$'Посещения + Долги'.BR$30]*[$'Посещения + Долги'.BR21])" office:value-type="string" office:string-value="45" calcext:value-type="string">
            <text:p>45</text:p>
          </table:table-cell>
          <table:table-cell table:style-name="ce46" table:formula="of:=IF(OR(ISTEXT([$'Посещения + Долги'.BS21]); [.$A55]=[.BS$61]); 0; [$'Посещения + Долги'.BS$30]*[$'Посещения + Долги'.BS21])" office:value-type="string" office:string-value="56.25" calcext:value-type="string">
            <text:p>56.25</text:p>
          </table:table-cell>
          <table:table-cell table:style-name="ce46" table:formula="of:=IF(OR(ISTEXT([$'Посещения + Долги'.BT21]); [.$A55]=[.BT$61]); 0; [$'Посещения + Долги'.BT$30]*[$'Посещения + Долги'.BT21])" office:value-type="string" office:string-value="45" calcext:value-type="string">
            <text:p>45</text:p>
          </table:table-cell>
          <table:table-cell table:style-name="ce46" table:formula="of:=IF(OR(ISTEXT([$'Посещения + Долги'.BU21]); [.$A55]=[.BU$61]); 0; [$'Посещения + Долги'.BU$30]*[$'Посещения + Долги'.BU21])" office:value-type="string" office:string-value="50" calcext:value-type="string">
            <text:p>50</text:p>
          </table:table-cell>
          <table:table-cell table:style-name="ce46" table:formula="of:=IF(OR(ISTEXT([$'Посещения + Долги'.BV21]); [.$A55]=[.BV$61]); 0; [$'Посещения + Долги'.BV$30]*[$'Посещения + Долги'.BV21])" office:value-type="string" office:string-value="36" calcext:value-type="string">
            <text:p>36</text:p>
          </table:table-cell>
          <table:table-cell table:style-name="ce46" table:formula="of:=IF(OR(ISTEXT([$'Посещения + Долги'.BW21]); [.$A55]=[.BW$61]); 0; [$'Посещения + Долги'.BW$30]*[$'Посещения + Долги'.BW21])" office:value-type="string" office:string-value="40" calcext:value-type="string">
            <text:p>40</text:p>
          </table:table-cell>
          <table:table-cell table:style-name="ce46" table:formula="of:=IF(OR(ISTEXT([$'Посещения + Долги'.BX21]); [.$A55]=[.BX$61]); 0; [$'Посещения + Долги'.BX$30]*[$'Посещения + Долги'.BX21])" office:value-type="string" office:string-value="32.72727273" calcext:value-type="string">
            <text:p>32.72727273</text:p>
          </table:table-cell>
          <table:table-cell table:style-name="ce46" table:formula="of:=IF(OR(ISTEXT([$'Посещения + Долги'.BY21]); [.$A55]=[.BY$61]); 0; [$'Посещения + Долги'.BY$30]*[$'Посещения + Долги'.BY21])" office:value-type="string" office:string-value="0" calcext:value-type="string">
            <text:p>0</text:p>
          </table:table-cell>
          <table:table-cell table:style-name="ce46" table:formula="of:=IF(OR(ISTEXT([$'Посещения + Долги'.BZ21]); [.$A55]=[.BZ$61]); 0; [$'Посещения + Долги'.BZ$30]*[$'Посещения + Долги'.BZ21])" office:value-type="string" office:string-value="0" calcext:value-type="string">
            <text:p>0</text:p>
          </table:table-cell>
          <table:table-cell table:style-name="ce46" table:formula="of:=IF(OR(ISTEXT([$'Посещения + Долги'.CA21]); [.$A55]=[.CA$61]); 0; [$'Посещения + Долги'.CA$30]*[$'Посещения + Долги'.CA21])" office:value-type="string" office:string-value="50" calcext:value-type="string">
            <text:p>50</text:p>
          </table:table-cell>
          <table:table-cell table:style-name="ce46" table:formula="of:=IF(OR(ISTEXT([$'Посещения + Долги'.CB21]); [.$A55]=[.CB$61]); 0; [$'Посещения + Долги'.CB$30]*[$'Посещения + Долги'.CB21])" office:value-type="string" office:string-value="0" calcext:value-type="string">
            <text:p>0</text:p>
          </table:table-cell>
          <table:table-cell table:style-name="ce46" table:formula="of:=IF(OR(ISTEXT([$'Посещения + Долги'.CC21]); [.$A55]=[.CC$61]); 0; [$'Посещения + Долги'.CC$30]*[$'Посещения + Долги'.CC21])" office:value-type="string" office:string-value="0" calcext:value-type="string">
            <text:p>0</text:p>
          </table:table-cell>
          <table:table-cell table:style-name="ce46" table:formula="of:=IF(OR(ISTEXT([$'Посещения + Долги'.CD21]); [.$A55]=[.CD$61]); 0; [$'Посещения + Долги'.CD$30]*[$'Посещения + Долги'.CD21])" office:value-type="string" office:string-value="0" calcext:value-type="string">
            <text:p>0</text:p>
          </table:table-cell>
          <table:table-cell table:style-name="ce46" table:formula="of:=IF(OR(ISTEXT([$'Посещения + Долги'.CE21]); [.$A55]=[.CE$61]); 0; [$'Посещения + Долги'.CE$30]*[$'Посещения + Долги'.CE21])" office:value-type="string" office:string-value="0" calcext:value-type="string">
            <text:p>0</text:p>
          </table:table-cell>
          <table:table-cell table:style-name="ce46" table:formula="of:=IF(OR(ISTEXT([$'Посещения + Долги'.CF21]); [.$A55]=[.CF$61]); 0; [$'Посещения + Долги'.CF$30]*[$'Посещения + Долги'.CF21])" office:value-type="string" office:string-value="0" calcext:value-type="string">
            <text:p>0</text:p>
          </table:table-cell>
          <table:table-cell table:style-name="ce46" table:formula="of:=IF(OR(ISTEXT([$'Посещения + Долги'.CG21]); [.$A55]=[.CG$61]); 0; [$'Посещения + Долги'.CG$30]*[$'Посещения + Долги'.CG21])" office:value-type="string" office:string-value="0" calcext:value-type="string">
            <text:p>0</text:p>
          </table:table-cell>
          <table:table-cell table:style-name="ce46" table:formula="of:=IF(OR(ISTEXT([$'Посещения + Долги'.CH21]); [.$A55]=[.CH$61]); 0; [$'Посещения + Долги'.CH$30]*[$'Посещения + Долги'.CH21])" office:value-type="string" office:string-value="37.5" calcext:value-type="string">
            <text:p>37.5</text:p>
          </table:table-cell>
          <table:table-cell table:style-name="ce46" table:formula="of:=IF(OR(ISTEXT([$'Посещения + Долги'.CI21]); [.$A55]=[.CI$61]); 0; [$'Посещения + Долги'.CI$30]*[$'Посещения + Долги'.CI21])" office:value-type="string" office:string-value="37.5" calcext:value-type="string">
            <text:p>37.5</text:p>
          </table:table-cell>
          <table:table-cell table:style-name="ce46" table:formula="of:=IF(OR(ISTEXT([$'Посещения + Долги'.CJ21]); [.$A55]=[.CJ$61]); 0; [$'Посещения + Долги'.CJ$30]*[$'Посещения + Долги'.CJ21])" office:value-type="string" office:string-value="0" calcext:value-type="string">
            <text:p>0</text:p>
          </table:table-cell>
          <table:table-cell table:style-name="ce46" table:formula="of:=IF(OR(ISTEXT([$'Посещения + Долги'.CK21]); [.$A55]=[.CK$61]); 0; [$'Посещения + Долги'.CK$30]*[$'Посещения + Долги'.CK21])" office:value-type="string" office:string-value="0" calcext:value-type="string">
            <text:p>0</text:p>
          </table:table-cell>
          <table:table-cell table:style-name="ce46" table:formula="of:=IF(OR(ISTEXT([$'Посещения + Долги'.CL21]); [.$A55]=[.CL$61]); 0; [$'Посещения + Долги'.CL$30]*[$'Посещения + Долги'.CL21])" office:value-type="string" office:string-value="0" calcext:value-type="string">
            <text:p>0</text:p>
          </table:table-cell>
          <table:table-cell table:style-name="ce46" table:formula="of:=IF(OR(ISTEXT([$'Посещения + Долги'.CM21]); [.$A55]=[.CM$61]); 0; [$'Посещения + Долги'.CM$30]*[$'Посещения + Долги'.CM21])" office:value-type="string" office:string-value="0" calcext:value-type="string">
            <text:p>0</text:p>
          </table:table-cell>
          <table:table-cell table:style-name="ce46" table:formula="of:=IF(OR(ISTEXT([$'Посещения + Долги'.CN21]); [.$A55]=[.CN$61]); 0; [$'Посещения + Долги'.CN$30]*[$'Посещения + Долги'.CN21])" office:value-type="string" office:string-value="0" calcext:value-type="string">
            <text:p>0</text:p>
          </table:table-cell>
          <table:table-cell table:style-name="ce46" table:formula="of:=IF(OR(ISTEXT([$'Посещения + Долги'.CO21]); [.$A55]=[.CO$61]); 0; [$'Посещения + Долги'.CO$30]*[$'Посещения + Долги'.CO21])" office:value-type="string" office:string-value="0" calcext:value-type="string">
            <text:p>0</text:p>
          </table:table-cell>
          <table:table-cell table:style-name="ce46" table:formula="of:=IF(OR(ISTEXT([$'Посещения + Долги'.CP21]); [.$A55]=[.CP$61]); 0; [$'Посещения + Долги'.CP$30]*[$'Посещения + Долги'.CP21])" office:value-type="string" office:string-value="0" calcext:value-type="string">
            <text:p>0</text:p>
          </table:table-cell>
          <table:table-cell table:style-name="ce46" table:formula="of:=IF(OR(ISTEXT([$'Посещения + Долги'.CQ21]); [.$A55]=[.CQ$61]); 0; [$'Посещения + Долги'.CQ$30]*[$'Посещения + Долги'.CQ21])" office:value-type="string" office:string-value="0" calcext:value-type="string">
            <text:p>0</text:p>
          </table:table-cell>
          <table:table-cell table:style-name="ce46" table:formula="of:=IF(OR(ISTEXT([$'Посещения + Долги'.CR21]); [.$A55]=[.CR$61]); 0; [$'Посещения + Долги'.CR$30]*[$'Посещения + Долги'.CR21])" office:value-type="string" office:string-value="0" calcext:value-type="string">
            <text:p>0</text:p>
          </table:table-cell>
          <table:table-cell table:style-name="ce46" table:formula="of:=IF(OR(ISTEXT([$'Посещения + Долги'.CS21]); [.$A55]=[.CS$61]); 0; [$'Посещения + Долги'.CS$30]*[$'Посещения + Долги'.CS21])" office:value-type="string" office:string-value="37.5" calcext:value-type="string">
            <text:p>37.5</text:p>
          </table:table-cell>
          <table:table-cell table:style-name="ce46" table:formula="of:=IF(OR(ISTEXT([$'Посещения + Долги'.CT21]); [.$A55]=[.CT$61]); 0; [$'Посещения + Долги'.CT$30]*[$'Посещения + Долги'.CT21])" office:value-type="string" office:string-value="0" calcext:value-type="string">
            <text:p>0</text:p>
          </table:table-cell>
          <table:table-cell table:style-name="ce46" table:formula="of:=IF(OR(ISTEXT([$'Посещения + Долги'.CU21]); [.$A55]=[.CU$61]); 0; [$'Посещения + Долги'.CU$30]*[$'Посещения + Долги'.CU21])" office:value-type="string" office:string-value="0" calcext:value-type="string">
            <text:p>0</text:p>
          </table:table-cell>
          <table:table-cell table:style-name="ce46" table:formula="of:=IF(OR(ISTEXT([$'Посещения + Долги'.CV21]); [.$A55]=[.CV$61]); 0; [$'Посещения + Долги'.CV$30]*[$'Посещения + Долги'.CV21])" office:value-type="string" office:string-value="0" calcext:value-type="string">
            <text:p>0</text:p>
          </table:table-cell>
          <table:table-cell table:style-name="ce46" table:formula="of:=IF(OR(ISTEXT([$'Посещения + Долги'.CW21]); [.$A55]=[.CW$61]); 0; [$'Посещения + Долги'.CW$30]*[$'Посещения + Долги'.CW21])" office:value-type="string" office:string-value="0" calcext:value-type="string">
            <text:p>0</text:p>
          </table:table-cell>
          <table:table-cell table:style-name="ce46" table:formula="of:=IF(OR(ISTEXT([$'Посещения + Долги'.CX21]); [.$A55]=[.CX$61]); 0; [$'Посещения + Долги'.CX$30]*[$'Посещения + Долги'.CX21])" office:value-type="string" office:string-value="0" calcext:value-type="string">
            <text:p>0</text:p>
          </table:table-cell>
          <table:table-cell table:style-name="ce46" table:formula="of:=IF(OR(ISTEXT([$'Посещения + Долги'.CY21]); [.$A55]=[.CY$61]); 0; [$'Посещения + Долги'.CY$30]*[$'Посещения + Долги'.CY21])" office:value-type="string" office:string-value="0" calcext:value-type="string">
            <text:p>0</text:p>
          </table:table-cell>
          <table:table-cell table:style-name="ce46" table:formula="of:=IF(OR(ISTEXT([$'Посещения + Долги'.CZ21]); [.$A55]=[.CZ$61]); 0; [$'Посещения + Долги'.CZ$30]*[$'Посещения + Долги'.CZ21])" office:value-type="string" office:string-value="0" calcext:value-type="string">
            <text:p>0</text:p>
          </table:table-cell>
          <table:table-cell table:style-name="ce46" table:formula="of:=IF(OR(ISTEXT([$'Посещения + Долги'.DA21]); [.$A55]=[.DA$61]); 0; [$'Посещения + Долги'.DA$30]*[$'Посещения + Долги'.DA21])" office:value-type="string" office:string-value="0" calcext:value-type="string">
            <text:p>0</text:p>
          </table:table-cell>
          <table:table-cell table:style-name="ce46" table:formula="of:=IF(OR(ISTEXT([$'Посещения + Долги'.DB21]); [.$A55]=[.DB$61]); 0; [$'Посещения + Долги'.DB$30]*[$'Посещения + Долги'.DB21])" office:value-type="string" office:string-value="0" calcext:value-type="string">
            <text:p>0</text:p>
          </table:table-cell>
          <table:table-cell table:style-name="ce46" table:formula="of:=IF(OR(ISTEXT([$'Посещения + Долги'.DC21]); [.$A55]=[.DC$61]); 0; [$'Посещения + Долги'.DC$30]*[$'Посещения + Долги'.DC21])" office:value-type="string" office:string-value="0" calcext:value-type="string">
            <text:p>0</text:p>
          </table:table-cell>
          <table:table-cell table:style-name="ce46" table:formula="of:=IF(OR(ISTEXT([$'Посещения + Долги'.DD21]); [.$A55]=[.DD$61]); 0; [$'Посещения + Долги'.DD$30]*[$'Посещения + Долги'.DD21])" office:value-type="string" office:string-value="0" calcext:value-type="string">
            <text:p>0</text:p>
          </table:table-cell>
          <table:table-cell table:style-name="ce46" table:formula="of:=IF(OR(ISTEXT([$'Посещения + Долги'.DE21]); [.$A55]=[.DE$61]); 0; [$'Посещения + Долги'.DE$30]*[$'Посещения + Долги'.DE21])" office:value-type="string" office:string-value="0" calcext:value-type="string">
            <text:p>0</text:p>
          </table:table-cell>
          <table:table-cell table:style-name="ce46" table:formula="of:=IF(OR(ISTEXT([$'Посещения + Долги'.DF21]); [.$A55]=[.DF$61]); 0; [$'Посещения + Долги'.DF$30]*[$'Посещения + Долги'.DF21])" office:value-type="string" office:string-value="0" calcext:value-type="string">
            <text:p>0</text:p>
          </table:table-cell>
          <table:table-cell table:style-name="ce46" table:formula="of:=IF(OR(ISTEXT([$'Посещения + Долги'.DG21]); [.$A55]=[.DG$61]); 0; [$'Посещения + Долги'.DG$30]*[$'Посещения + Долги'.DG21])" office:value-type="string" office:string-value="0" calcext:value-type="string">
            <text:p>0</text:p>
          </table:table-cell>
          <table:table-cell table:style-name="ce46" table:formula="of:=IF(OR(ISTEXT([$'Посещения + Долги'.DH21]); [.$A55]=[.DH$61]); 0; [$'Посещения + Долги'.DH$30]*[$'Посещения + Долги'.DH21])" office:value-type="string" office:string-value="0" calcext:value-type="string">
            <text:p>0</text:p>
          </table:table-cell>
          <table:table-cell table:style-name="ce46" table:formula="of:=IF(OR(ISTEXT([$'Посещения + Долги'.DI21]); [.$A55]=[.DI$61]); 0; [$'Посещения + Долги'.DI$30]*[$'Посещения + Долги'.DI21])" office:value-type="string" office:string-value="0" calcext:value-type="string">
            <text:p>0</text:p>
          </table:table-cell>
          <table:table-cell table:style-name="ce46" table:formula="of:=IF(OR(ISTEXT([$'Посещения + Долги'.DJ21]); [.$A55]=[.DJ$61]); 0; [$'Посещения + Долги'.DJ$30]*[$'Посещения + Долги'.DJ21])" office:value-type="string" office:string-value="0" calcext:value-type="string">
            <text:p>0</text:p>
          </table:table-cell>
          <table:table-cell table:style-name="ce46" table:formula="of:=IF(OR(ISTEXT([$'Посещения + Долги'.DK21]); [.$A55]=[.DK$61]); 0; [$'Посещения + Долги'.DK$30]*[$'Посещения + Долги'.DK21])" office:value-type="string" office:string-value="0" calcext:value-type="string">
            <text:p>0</text:p>
          </table:table-cell>
          <table:table-cell table:style-name="ce46" table:formula="of:=IF(OR(ISTEXT([$'Посещения + Долги'.DL21]); [.$A55]=[.DL$61]); 0; [$'Посещения + Долги'.DL$30]*[$'Посещения + Долги'.DL21])" office:value-type="string" office:string-value="0" calcext:value-type="string">
            <text:p>0</text:p>
          </table:table-cell>
          <table:table-cell table:style-name="ce46" table:formula="of:=IF(OR(ISTEXT([$'Посещения + Долги'.DM21]); [.$A55]=[.DM$61]); 0; [$'Посещения + Долги'.DM$30]*[$'Посещения + Долги'.DM21])" office:value-type="string" office:string-value="0" calcext:value-type="string">
            <text:p>0</text:p>
          </table:table-cell>
          <table:table-cell table:style-name="ce46" table:formula="of:=IF(OR(ISTEXT([$'Посещения + Долги'.DN21]); [.$A55]=[.DN$61]); 0; [$'Посещения + Долги'.DN$30]*[$'Посещения + Долги'.DN21])" office:value-type="string" office:string-value="0" calcext:value-type="string">
            <text:p>0</text:p>
          </table:table-cell>
          <table:table-cell table:style-name="ce46" table:formula="of:=IF(OR(ISTEXT([$'Посещения + Долги'.DO21]); [.$A55]=[.DO$61]); 0; [$'Посещения + Долги'.DO$30]*[$'Посещения + Долги'.DO21])" office:value-type="string" office:string-value="0" calcext:value-type="string">
            <text:p>0</text:p>
          </table:table-cell>
          <table:table-cell table:style-name="ce46" table:formula="of:=IF(OR(ISTEXT([$'Посещения + Долги'.DP21]); [.$A55]=[.DP$61]); 0; [$'Посещения + Долги'.DP$30]*[$'Посещения + Долги'.DP21])" office:value-type="string" office:string-value="0" calcext:value-type="string">
            <text:p>0</text:p>
          </table:table-cell>
          <table:table-cell table:style-name="ce46" table:formula="of:=IF(OR(ISTEXT([$'Посещения + Долги'.DQ21]); [.$A55]=[.DQ$61]); 0; [$'Посещения + Долги'.DQ$30]*[$'Посещения + Долги'.DQ21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Харламов</text:p>
          </table:table-cell>
          <table:table-cell table:style-name="ce46" table:formula="of:=IF(OR(ISTEXT([$'Посещения + Долги'.B22]); [.$A56]=[.B$61]); 0; [$'Посещения + Долги'.B$30]*[$'Посещения + Долги'.B22])" office:value-type="string" office:string-value="0" calcext:value-type="string">
            <text:p>0</text:p>
          </table:table-cell>
          <table:table-cell table:style-name="ce46" table:formula="of:=IF(OR(ISTEXT([$'Посещения + Долги'.C22]); [.$A56]=[.C$61]); 0; [$'Посещения + Долги'.C$30]*[$'Посещения + Долги'.C22])" office:value-type="string" office:string-value="0" calcext:value-type="string">
            <text:p>0</text:p>
          </table:table-cell>
          <table:table-cell table:style-name="ce46" table:formula="of:=IF(OR(ISTEXT([$'Посещения + Долги'.D22]); [.$A56]=[.D$61]); 0; [$'Посещения + Долги'.D$30]*[$'Посещения + Долги'.D22])" office:value-type="string" office:string-value="0" calcext:value-type="string">
            <text:p>0</text:p>
          </table:table-cell>
          <table:table-cell table:style-name="ce46" table:formula="of:=IF(OR(ISTEXT([$'Посещения + Долги'.E22]); [.$A56]=[.E$61]); 0; [$'Посещения + Долги'.E$30]*[$'Посещения + Долги'.E22])" office:value-type="string" office:string-value="0" calcext:value-type="string">
            <text:p>0</text:p>
          </table:table-cell>
          <table:table-cell table:style-name="ce46" table:formula="of:=IF(OR(ISTEXT([$'Посещения + Долги'.F22]); [.$A56]=[.F$61]); 0; [$'Посещения + Долги'.F$30]*[$'Посещения + Долги'.F22])" office:value-type="string" office:string-value="0" calcext:value-type="string">
            <text:p>0</text:p>
          </table:table-cell>
          <table:table-cell table:style-name="ce46" table:formula="of:=IF(OR(ISTEXT([$'Посещения + Долги'.G22]); [.$A56]=[.G$61]); 0; [$'Посещения + Долги'.G$30]*[$'Посещения + Долги'.G22])" office:value-type="string" office:string-value="0" calcext:value-type="string">
            <text:p>0</text:p>
          </table:table-cell>
          <table:table-cell table:style-name="ce46" table:formula="of:=IF(OR(ISTEXT([$'Посещения + Долги'.H22]); [.$A56]=[.H$61]); 0; [$'Посещения + Долги'.H$30]*[$'Посещения + Долги'.H22])" office:value-type="string" office:string-value="0" calcext:value-type="string">
            <text:p>0</text:p>
          </table:table-cell>
          <table:table-cell table:style-name="ce46" table:formula="of:=IF(OR(ISTEXT([$'Посещения + Долги'.I22]); [.$A56]=[.I$61]); 0; [$'Посещения + Долги'.I$30]*[$'Посещения + Долги'.I22])" office:value-type="string" office:string-value="0" calcext:value-type="string">
            <text:p>0</text:p>
          </table:table-cell>
          <table:table-cell table:style-name="ce46" table:formula="of:=IF(OR(ISTEXT([$'Посещения + Долги'.J22]); [.$A56]=[.J$61]); 0; [$'Посещения + Долги'.J$30]*[$'Посещения + Долги'.J22])" office:value-type="string" office:string-value="0" calcext:value-type="string">
            <text:p>0</text:p>
          </table:table-cell>
          <table:table-cell table:style-name="ce46" table:formula="of:=IF(OR(ISTEXT([$'Посещения + Долги'.K22]); [.$A56]=[.K$61]); 0; [$'Посещения + Долги'.K$30]*[$'Посещения + Долги'.K22])" office:value-type="string" office:string-value="0" calcext:value-type="string">
            <text:p>0</text:p>
          </table:table-cell>
          <table:table-cell table:style-name="ce46" table:formula="of:=IF(OR(ISTEXT([$'Посещения + Долги'.L22]); [.$A56]=[.L$61]); 0; [$'Посещения + Долги'.L$30]*[$'Посещения + Долги'.L22])" office:value-type="string" office:string-value="0" calcext:value-type="string">
            <text:p>0</text:p>
          </table:table-cell>
          <table:table-cell table:style-name="ce46" table:formula="of:=IF(OR(ISTEXT([$'Посещения + Долги'.M22]); [.$A56]=[.M$61]); 0; [$'Посещения + Долги'.M$30]*[$'Посещения + Долги'.M22])" office:value-type="string" office:string-value="0" calcext:value-type="string">
            <text:p>0</text:p>
          </table:table-cell>
          <table:table-cell table:style-name="ce46" table:formula="of:=IF(OR(ISTEXT([$'Посещения + Долги'.N22]); [.$A56]=[.N$61]); 0; [$'Посещения + Долги'.N$30]*[$'Посещения + Долги'.N22])" office:value-type="string" office:string-value="0" calcext:value-type="string">
            <text:p>0</text:p>
          </table:table-cell>
          <table:table-cell table:style-name="ce46" table:formula="of:=IF(OR(ISTEXT([$'Посещения + Долги'.O22]); [.$A56]=[.O$61]); 0; [$'Посещения + Долги'.O$30]*[$'Посещения + Долги'.O22])" office:value-type="string" office:string-value="0" calcext:value-type="string">
            <text:p>0</text:p>
          </table:table-cell>
          <table:table-cell table:style-name="ce46" table:formula="of:=IF(OR(ISTEXT([$'Посещения + Долги'.P22]); [.$A56]=[.P$61]); 0; [$'Посещения + Долги'.P$30]*[$'Посещения + Долги'.P22])" office:value-type="string" office:string-value="0" calcext:value-type="string">
            <text:p>0</text:p>
          </table:table-cell>
          <table:table-cell table:style-name="ce46" table:formula="of:=IF(OR(ISTEXT([$'Посещения + Долги'.Q22]); [.$A56]=[.Q$61]); 0; [$'Посещения + Долги'.Q$30]*[$'Посещения + Долги'.Q22])" office:value-type="string" office:string-value="0" calcext:value-type="string">
            <text:p>0</text:p>
          </table:table-cell>
          <table:table-cell table:style-name="ce46" table:formula="of:=IF(OR(ISTEXT([$'Посещения + Долги'.R22]); [.$A56]=[.R$61]); 0; [$'Посещения + Долги'.R$30]*[$'Посещения + Долги'.R22])" office:value-type="string" office:string-value="0" calcext:value-type="string">
            <text:p>0</text:p>
          </table:table-cell>
          <table:table-cell table:style-name="ce46" table:formula="of:=IF(OR(ISTEXT([$'Посещения + Долги'.S22]); [.$A56]=[.S$61]); 0; [$'Посещения + Долги'.S$30]*[$'Посещения + Долги'.S22])" office:value-type="string" office:string-value="0" calcext:value-type="string">
            <text:p>0</text:p>
          </table:table-cell>
          <table:table-cell table:style-name="ce46" table:formula="of:=IF(OR(ISTEXT([$'Посещения + Долги'.T22]); [.$A56]=[.T$61]); 0; [$'Посещения + Долги'.T$30]*[$'Посещения + Долги'.T22])" office:value-type="string" office:string-value="0" calcext:value-type="string">
            <text:p>0</text:p>
          </table:table-cell>
          <table:table-cell table:style-name="ce46" table:formula="of:=IF(OR(ISTEXT([$'Посещения + Долги'.U22]); [.$A56]=[.U$61]); 0; [$'Посещения + Долги'.U$30]*[$'Посещения + Долги'.U22])" office:value-type="string" office:string-value="0" calcext:value-type="string">
            <text:p>0</text:p>
          </table:table-cell>
          <table:table-cell table:style-name="ce46" table:formula="of:=IF(OR(ISTEXT([$'Посещения + Долги'.V22]); [.$A56]=[.V$61]); 0; [$'Посещения + Долги'.V$30]*[$'Посещения + Долги'.V22])" office:value-type="string" office:string-value="0" calcext:value-type="string">
            <text:p>0</text:p>
          </table:table-cell>
          <table:table-cell table:style-name="ce46" table:formula="of:=IF(OR(ISTEXT([$'Посещения + Долги'.W22]); [.$A56]=[.W$61]); 0; [$'Посещения + Долги'.W$30]*[$'Посещения + Долги'.W22])" office:value-type="string" office:string-value="0" calcext:value-type="string">
            <text:p>0</text:p>
          </table:table-cell>
          <table:table-cell table:style-name="ce46" table:formula="of:=IF(OR(ISTEXT([$'Посещения + Долги'.X22]); [.$A56]=[.X$61]); 0; [$'Посещения + Долги'.X$30]*[$'Посещения + Долги'.X22])" office:value-type="string" office:string-value="0" calcext:value-type="string">
            <text:p>0</text:p>
          </table:table-cell>
          <table:table-cell table:style-name="ce46" table:formula="of:=IF(OR(ISTEXT([$'Посещения + Долги'.Y22]); [.$A56]=[.Y$61]); 0; [$'Посещения + Долги'.Y$30]*[$'Посещения + Долги'.Y22])" office:value-type="string" office:string-value="0" calcext:value-type="string">
            <text:p>0</text:p>
          </table:table-cell>
          <table:table-cell table:style-name="ce46" table:formula="of:=IF(OR(ISTEXT([$'Посещения + Долги'.Z22]); [.$A56]=[.Z$61]); 0; [$'Посещения + Долги'.Z$30]*[$'Посещения + Долги'.Z22])" office:value-type="string" office:string-value="0" calcext:value-type="string">
            <text:p>0</text:p>
          </table:table-cell>
          <table:table-cell table:style-name="ce46" table:formula="of:=IF(OR(ISTEXT([$'Посещения + Долги'.AA22]); [.$A56]=[.AA$61]); 0; [$'Посещения + Долги'.AA$30]*[$'Посещения + Долги'.AA22])" office:value-type="string" office:string-value="0" calcext:value-type="string">
            <text:p>0</text:p>
          </table:table-cell>
          <table:table-cell table:style-name="ce46" table:formula="of:=IF(OR(ISTEXT([$'Посещения + Долги'.AB22]); [.$A56]=[.AB$61]); 0; [$'Посещения + Долги'.AB$30]*[$'Посещения + Долги'.AB22])" office:value-type="string" office:string-value="0" calcext:value-type="string">
            <text:p>0</text:p>
          </table:table-cell>
          <table:table-cell table:style-name="ce46" table:formula="of:=IF(OR(ISTEXT([$'Посещения + Долги'.AC22]); [.$A56]=[.AC$61]); 0; [$'Посещения + Долги'.AC$30]*[$'Посещения + Долги'.AC22])" office:value-type="string" office:string-value="0" calcext:value-type="string">
            <text:p>0</text:p>
          </table:table-cell>
          <table:table-cell table:style-name="ce46" table:formula="of:=IF(OR(ISTEXT([$'Посещения + Долги'.AD22]); [.$A56]=[.AD$61]); 0; [$'Посещения + Долги'.AD$30]*[$'Посещения + Долги'.AD22])" office:value-type="string" office:string-value="0" calcext:value-type="string">
            <text:p>0</text:p>
          </table:table-cell>
          <table:table-cell table:style-name="ce46" table:formula="of:=IF(OR(ISTEXT([$'Посещения + Долги'.AE22]); [.$A56]=[.AE$61]); 0; [$'Посещения + Долги'.AE$30]*[$'Посещения + Долги'.AE22])" office:value-type="string" office:string-value="0" calcext:value-type="string">
            <text:p>0</text:p>
          </table:table-cell>
          <table:table-cell table:style-name="ce46" table:formula="of:=IF(OR(ISTEXT([$'Посещения + Долги'.AF22]); [.$A56]=[.AF$61]); 0; [$'Посещения + Долги'.AF$30]*[$'Посещения + Долги'.AF22])" office:value-type="string" office:string-value="0" calcext:value-type="string">
            <text:p>0</text:p>
          </table:table-cell>
          <table:table-cell table:style-name="ce46" table:formula="of:=IF(OR(ISTEXT([$'Посещения + Долги'.AG22]); [.$A56]=[.AG$61]); 0; [$'Посещения + Долги'.AG$30]*[$'Посещения + Долги'.AG22])" office:value-type="string" office:string-value="0" calcext:value-type="string">
            <text:p>0</text:p>
          </table:table-cell>
          <table:table-cell table:style-name="ce46" table:formula="of:=IF(OR(ISTEXT([$'Посещения + Долги'.AH22]); [.$A56]=[.AH$61]); 0; [$'Посещения + Долги'.AH$30]*[$'Посещения + Долги'.AH22])" office:value-type="string" office:string-value="0" calcext:value-type="string">
            <text:p>0</text:p>
          </table:table-cell>
          <table:table-cell table:style-name="ce46" table:formula="of:=IF(OR(ISTEXT([$'Посещения + Долги'.AI22]); [.$A56]=[.AI$61]); 0; [$'Посещения + Долги'.AI$30]*[$'Посещения + Долги'.AI22])" office:value-type="string" office:string-value="0" calcext:value-type="string">
            <text:p>0</text:p>
          </table:table-cell>
          <table:table-cell table:style-name="ce46" table:formula="of:=IF(OR(ISTEXT([$'Посещения + Долги'.AJ22]); [.$A56]=[.AJ$61]); 0; [$'Посещения + Долги'.AJ$30]*[$'Посещения + Долги'.AJ22])" office:value-type="string" office:string-value="0" calcext:value-type="string">
            <text:p>0</text:p>
          </table:table-cell>
          <table:table-cell table:style-name="ce46" table:formula="of:=IF(OR(ISTEXT([$'Посещения + Долги'.AK22]); [.$A56]=[.AK$61]); 0; [$'Посещения + Долги'.AK$30]*[$'Посещения + Долги'.AK22])" office:value-type="string" office:string-value="0" calcext:value-type="string">
            <text:p>0</text:p>
          </table:table-cell>
          <table:table-cell table:style-name="ce46" table:formula="of:=IF(OR(ISTEXT([$'Посещения + Долги'.AL22]); [.$A56]=[.AL$61]); 0; [$'Посещения + Долги'.AL$30]*[$'Посещения + Долги'.AL22])" office:value-type="string" office:string-value="0" calcext:value-type="string">
            <text:p>0</text:p>
          </table:table-cell>
          <table:table-cell table:style-name="ce46" table:formula="of:=IF(OR(ISTEXT([$'Посещения + Долги'.AM22]); [.$A56]=[.AM$61]); 0; [$'Посещения + Долги'.AM$30]*[$'Посещения + Долги'.AM22])" office:value-type="string" office:string-value="0" calcext:value-type="string">
            <text:p>0</text:p>
          </table:table-cell>
          <table:table-cell table:style-name="ce46" table:formula="of:=IF(OR(ISTEXT([$'Посещения + Долги'.AN22]); [.$A56]=[.AN$61]); 0; [$'Посещения + Долги'.AN$30]*[$'Посещения + Долги'.AN22])" office:value-type="string" office:string-value="0" calcext:value-type="string">
            <text:p>0</text:p>
          </table:table-cell>
          <table:table-cell table:style-name="ce46" table:formula="of:=IF(OR(ISTEXT([$'Посещения + Долги'.AO22]); [.$A56]=[.AO$61]); 0; [$'Посещения + Долги'.AO$30]*[$'Посещения + Долги'.AO22])" office:value-type="string" office:string-value="0" calcext:value-type="string">
            <text:p>0</text:p>
          </table:table-cell>
          <table:table-cell table:style-name="ce46" table:formula="of:=IF(OR(ISTEXT([$'Посещения + Долги'.AP22]); [.$A56]=[.AP$61]); 0; [$'Посещения + Долги'.AP$30]*[$'Посещения + Долги'.AP22])" office:value-type="string" office:string-value="0" calcext:value-type="string">
            <text:p>0</text:p>
          </table:table-cell>
          <table:table-cell table:style-name="ce46" table:formula="of:=IF(OR(ISTEXT([$'Посещения + Долги'.AQ22]); [.$A56]=[.AQ$61]); 0; [$'Посещения + Долги'.AQ$30]*[$'Посещения + Долги'.AQ22])" office:value-type="string" office:string-value="0" calcext:value-type="string">
            <text:p>0</text:p>
          </table:table-cell>
          <table:table-cell table:style-name="ce46" table:formula="of:=IF(OR(ISTEXT([$'Посещения + Долги'.AR22]); [.$A56]=[.AR$61]); 0; [$'Посещения + Долги'.AR$30]*[$'Посещения + Долги'.AR22])" office:value-type="string" office:string-value="0" calcext:value-type="string">
            <text:p>0</text:p>
          </table:table-cell>
          <table:table-cell table:style-name="ce46" table:formula="of:=IF(OR(ISTEXT([$'Посещения + Долги'.AS22]); [.$A56]=[.AS$61]); 0; [$'Посещения + Долги'.AS$30]*[$'Посещения + Долги'.AS22])" office:value-type="string" office:string-value="0" calcext:value-type="string">
            <text:p>0</text:p>
          </table:table-cell>
          <table:table-cell table:style-name="ce46" table:formula="of:=IF(OR(ISTEXT([$'Посещения + Долги'.AT22]); [.$A56]=[.AT$61]); 0; [$'Посещения + Долги'.AT$30]*[$'Посещения + Долги'.AT22])" office:value-type="string" office:string-value="0" calcext:value-type="string">
            <text:p>0</text:p>
          </table:table-cell>
          <table:table-cell table:style-name="ce46" table:formula="of:=IF(OR(ISTEXT([$'Посещения + Долги'.AU22]); [.$A56]=[.AU$61]); 0; [$'Посещения + Долги'.AU$30]*[$'Посещения + Долги'.AU22])" office:value-type="string" office:string-value="0" calcext:value-type="string">
            <text:p>0</text:p>
          </table:table-cell>
          <table:table-cell table:style-name="ce46" table:formula="of:=IF(OR(ISTEXT([$'Посещения + Долги'.AV22]); [.$A56]=[.AV$61]); 0; [$'Посещения + Долги'.AV$30]*[$'Посещения + Долги'.AV22])" office:value-type="string" office:string-value="0" calcext:value-type="string">
            <text:p>0</text:p>
          </table:table-cell>
          <table:table-cell table:style-name="ce46" table:formula="of:=IF(OR(ISTEXT([$'Посещения + Долги'.AW22]); [.$A56]=[.AW$61]); 0; [$'Посещения + Долги'.AW$30]*[$'Посещения + Долги'.AW22])" office:value-type="string" office:string-value="0" calcext:value-type="string">
            <text:p>0</text:p>
          </table:table-cell>
          <table:table-cell table:style-name="ce46" table:formula="of:=IF(OR(ISTEXT([$'Посещения + Долги'.AX22]); [.$A56]=[.AX$61]); 0; [$'Посещения + Долги'.AX$30]*[$'Посещения + Долги'.AX22])" office:value-type="string" office:string-value="0" calcext:value-type="string">
            <text:p>0</text:p>
          </table:table-cell>
          <table:table-cell table:style-name="ce46" table:formula="of:=IF(OR(ISTEXT([$'Посещения + Долги'.AY22]); [.$A56]=[.AY$61]); 0; [$'Посещения + Долги'.AY$30]*[$'Посещения + Долги'.AY22])" office:value-type="string" office:string-value="0" calcext:value-type="string">
            <text:p>0</text:p>
          </table:table-cell>
          <table:table-cell table:style-name="ce46" table:formula="of:=IF(OR(ISTEXT([$'Посещения + Долги'.AZ22]); [.$A56]=[.AZ$61]); 0; [$'Посещения + Долги'.AZ$30]*[$'Посещения + Долги'.AZ22])" office:value-type="string" office:string-value="0" calcext:value-type="string">
            <text:p>0</text:p>
          </table:table-cell>
          <table:table-cell table:style-name="ce46" table:formula="of:=IF(OR(ISTEXT([$'Посещения + Долги'.BA22]); [.$A56]=[.BA$61]); 0; [$'Посещения + Долги'.BA$30]*[$'Посещения + Долги'.BA22])" office:value-type="string" office:string-value="0" calcext:value-type="string">
            <text:p>0</text:p>
          </table:table-cell>
          <table:table-cell table:style-name="ce46" table:formula="of:=IF(OR(ISTEXT([$'Посещения + Долги'.BB22]); [.$A56]=[.BB$61]); 0; [$'Посещения + Долги'.BB$30]*[$'Посещения + Долги'.BB22])" office:value-type="string" office:string-value="0" calcext:value-type="string">
            <text:p>0</text:p>
          </table:table-cell>
          <table:table-cell table:style-name="ce46" table:formula="of:=IF(OR(ISTEXT([$'Посещения + Долги'.BC22]); [.$A56]=[.BC$61]); 0; [$'Посещения + Долги'.BC$30]*[$'Посещения + Долги'.BC22])" office:value-type="string" office:string-value="0" calcext:value-type="string">
            <text:p>0</text:p>
          </table:table-cell>
          <table:table-cell table:style-name="ce46" table:formula="of:=IF(OR(ISTEXT([$'Посещения + Долги'.BD22]); [.$A56]=[.BD$61]); 0; [$'Посещения + Долги'.BD$30]*[$'Посещения + Долги'.BD22])" office:value-type="string" office:string-value="0" calcext:value-type="string">
            <text:p>0</text:p>
          </table:table-cell>
          <table:table-cell table:style-name="ce46" table:formula="of:=IF(OR(ISTEXT([$'Посещения + Долги'.BE22]); [.$A56]=[.BE$61]); 0; [$'Посещения + Долги'.BE$30]*[$'Посещения + Долги'.BE22])" office:value-type="string" office:string-value="0" calcext:value-type="string">
            <text:p>0</text:p>
          </table:table-cell>
          <table:table-cell table:style-name="ce46" table:formula="of:=IF(OR(ISTEXT([$'Посещения + Долги'.BF22]); [.$A56]=[.BF$61]); 0; [$'Посещения + Долги'.BF$30]*[$'Посещения + Долги'.BF22])" office:value-type="string" office:string-value="0" calcext:value-type="string">
            <text:p>0</text:p>
          </table:table-cell>
          <table:table-cell table:style-name="ce46" table:formula="of:=IF(OR(ISTEXT([$'Посещения + Долги'.BG22]); [.$A56]=[.BG$61]); 0; [$'Посещения + Долги'.BG$30]*[$'Посещения + Долги'.BG22])" office:value-type="string" office:string-value="0" calcext:value-type="string">
            <text:p>0</text:p>
          </table:table-cell>
          <table:table-cell table:style-name="ce46" table:formula="of:=IF(OR(ISTEXT([$'Посещения + Долги'.BH22]); [.$A56]=[.BH$61]); 0; [$'Посещения + Долги'.BH$30]*[$'Посещения + Долги'.BH22])" office:value-type="string" office:string-value="0" calcext:value-type="string">
            <text:p>0</text:p>
          </table:table-cell>
          <table:table-cell table:style-name="ce46" table:formula="of:=IF(OR(ISTEXT([$'Посещения + Долги'.BI22]); [.$A56]=[.BI$61]); 0; [$'Посещения + Долги'.BI$30]*[$'Посещения + Долги'.BI22])" office:value-type="string" office:string-value="0" calcext:value-type="string">
            <text:p>0</text:p>
          </table:table-cell>
          <table:table-cell table:style-name="ce46" table:formula="of:=IF(OR(ISTEXT([$'Посещения + Долги'.BJ22]); [.$A56]=[.BJ$61]); 0; [$'Посещения + Долги'.BJ$30]*[$'Посещения + Долги'.BJ22])" office:value-type="string" office:string-value="0" calcext:value-type="string">
            <text:p>0</text:p>
          </table:table-cell>
          <table:table-cell table:style-name="ce46" table:formula="of:=IF(OR(ISTEXT([$'Посещения + Долги'.BK22]); [.$A56]=[.BK$61]); 0; [$'Посещения + Долги'.BK$30]*[$'Посещения + Долги'.BK22])" office:value-type="string" office:string-value="0" calcext:value-type="string">
            <text:p>0</text:p>
          </table:table-cell>
          <table:table-cell table:style-name="ce46" table:formula="of:=IF(OR(ISTEXT([$'Посещения + Долги'.BL22]); [.$A56]=[.BL$61]); 0; [$'Посещения + Долги'.BL$30]*[$'Посещения + Долги'.BL22])" office:value-type="string" office:string-value="0" calcext:value-type="string">
            <text:p>0</text:p>
          </table:table-cell>
          <table:table-cell table:style-name="ce46" table:formula="of:=IF(OR(ISTEXT([$'Посещения + Долги'.BM22]); [.$A56]=[.BM$61]); 0; [$'Посещения + Долги'.BM$30]*[$'Посещения + Долги'.BM22])" office:value-type="string" office:string-value="0" calcext:value-type="string">
            <text:p>0</text:p>
          </table:table-cell>
          <table:table-cell table:style-name="ce46" table:formula="of:=IF(OR(ISTEXT([$'Посещения + Долги'.BN22]); [.$A56]=[.BN$61]); 0; [$'Посещения + Долги'.BN$30]*[$'Посещения + Долги'.BN22])" office:value-type="string" office:string-value="0" calcext:value-type="string">
            <text:p>0</text:p>
          </table:table-cell>
          <table:table-cell table:style-name="ce46" table:formula="of:=IF(OR(ISTEXT([$'Посещения + Долги'.BO22]); [.$A56]=[.BO$61]); 0; [$'Посещения + Долги'.BO$30]*[$'Посещения + Долги'.BO22])" office:value-type="string" office:string-value="0" calcext:value-type="string">
            <text:p>0</text:p>
          </table:table-cell>
          <table:table-cell table:style-name="ce46" table:formula="of:=IF(OR(ISTEXT([$'Посещения + Долги'.BP22]); [.$A56]=[.BP$61]); 0; [$'Посещения + Долги'.BP$30]*[$'Посещения + Долги'.BP22])" office:value-type="string" office:string-value="0" calcext:value-type="string">
            <text:p>0</text:p>
          </table:table-cell>
          <table:table-cell table:style-name="ce46" table:formula="of:=IF(OR(ISTEXT([$'Посещения + Долги'.BQ22]); [.$A56]=[.BQ$61]); 0; [$'Посещения + Долги'.BQ$30]*[$'Посещения + Долги'.BQ22])" office:value-type="string" office:string-value="0" calcext:value-type="string">
            <text:p>0</text:p>
          </table:table-cell>
          <table:table-cell table:style-name="ce46" table:formula="of:=IF(OR(ISTEXT([$'Посещения + Долги'.BR22]); [.$A56]=[.BR$61]); 0; [$'Посещения + Долги'.BR$30]*[$'Посещения + Долги'.BR22])" office:value-type="string" office:string-value="0" calcext:value-type="string">
            <text:p>0</text:p>
          </table:table-cell>
          <table:table-cell table:style-name="ce46" table:formula="of:=IF(OR(ISTEXT([$'Посещения + Долги'.BS22]); [.$A56]=[.BS$61]); 0; [$'Посещения + Долги'.BS$30]*[$'Посещения + Долги'.BS22])" office:value-type="string" office:string-value="0" calcext:value-type="string">
            <text:p>0</text:p>
          </table:table-cell>
          <table:table-cell table:style-name="ce46" table:formula="of:=IF(OR(ISTEXT([$'Посещения + Долги'.BT22]); [.$A56]=[.BT$61]); 0; [$'Посещения + Долги'.BT$30]*[$'Посещения + Долги'.BT22])" office:value-type="string" office:string-value="0" calcext:value-type="string">
            <text:p>0</text:p>
          </table:table-cell>
          <table:table-cell table:style-name="ce46" table:formula="of:=IF(OR(ISTEXT([$'Посещения + Долги'.BU22]); [.$A56]=[.BU$61]); 0; [$'Посещения + Долги'.BU$30]*[$'Посещения + Долги'.BU22])" office:value-type="string" office:string-value="0" calcext:value-type="string">
            <text:p>0</text:p>
          </table:table-cell>
          <table:table-cell table:style-name="ce46" table:formula="of:=IF(OR(ISTEXT([$'Посещения + Долги'.BV22]); [.$A56]=[.BV$61]); 0; [$'Посещения + Долги'.BV$30]*[$'Посещения + Долги'.BV22])" office:value-type="string" office:string-value="0" calcext:value-type="string">
            <text:p>0</text:p>
          </table:table-cell>
          <table:table-cell table:style-name="ce46" table:formula="of:=IF(OR(ISTEXT([$'Посещения + Долги'.BW22]); [.$A56]=[.BW$61]); 0; [$'Посещения + Долги'.BW$30]*[$'Посещения + Долги'.BW22])" office:value-type="string" office:string-value="0" calcext:value-type="string">
            <text:p>0</text:p>
          </table:table-cell>
          <table:table-cell table:style-name="ce46" table:formula="of:=IF(OR(ISTEXT([$'Посещения + Долги'.BX22]); [.$A56]=[.BX$61]); 0; [$'Посещения + Долги'.BX$30]*[$'Посещения + Долги'.BX22])" office:value-type="string" office:string-value="0" calcext:value-type="string">
            <text:p>0</text:p>
          </table:table-cell>
          <table:table-cell table:style-name="ce46" table:formula="of:=IF(OR(ISTEXT([$'Посещения + Долги'.BY22]); [.$A56]=[.BY$61]); 0; [$'Посещения + Долги'.BY$30]*[$'Посещения + Долги'.BY22])" office:value-type="string" office:string-value="0" calcext:value-type="string">
            <text:p>0</text:p>
          </table:table-cell>
          <table:table-cell table:style-name="ce46" table:formula="of:=IF(OR(ISTEXT([$'Посещения + Долги'.BZ22]); [.$A56]=[.BZ$61]); 0; [$'Посещения + Долги'.BZ$30]*[$'Посещения + Долги'.BZ22])" office:value-type="string" office:string-value="0" calcext:value-type="string">
            <text:p>0</text:p>
          </table:table-cell>
          <table:table-cell table:style-name="ce46" table:formula="of:=IF(OR(ISTEXT([$'Посещения + Долги'.CA22]); [.$A56]=[.CA$61]); 0; [$'Посещения + Долги'.CA$30]*[$'Посещения + Долги'.CA22])" office:value-type="string" office:string-value="0" calcext:value-type="string">
            <text:p>0</text:p>
          </table:table-cell>
          <table:table-cell table:style-name="ce46" table:formula="of:=IF(OR(ISTEXT([$'Посещения + Долги'.CB22]); [.$A56]=[.CB$61]); 0; [$'Посещения + Долги'.CB$30]*[$'Посещения + Долги'.CB22])" office:value-type="string" office:string-value="0" calcext:value-type="string">
            <text:p>0</text:p>
          </table:table-cell>
          <table:table-cell table:style-name="ce46" table:formula="of:=IF(OR(ISTEXT([$'Посещения + Долги'.CC22]); [.$A56]=[.CC$61]); 0; [$'Посещения + Долги'.CC$30]*[$'Посещения + Долги'.CC22])" office:value-type="string" office:string-value="0" calcext:value-type="string">
            <text:p>0</text:p>
          </table:table-cell>
          <table:table-cell table:style-name="ce46" table:formula="of:=IF(OR(ISTEXT([$'Посещения + Долги'.CD22]); [.$A56]=[.CD$61]); 0; [$'Посещения + Долги'.CD$30]*[$'Посещения + Долги'.CD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22]); [.$A56]=[.CE$61]); 0; [$'Посещения + Долги'.CE$30]*[$'Посещения + Долги'.CE22])" office:value-type="string" office:string-value="0" calcext:value-type="string">
            <text:p>0</text:p>
          </table:table-cell>
          <table:table-cell table:style-name="ce46" table:formula="of:=IF(OR(ISTEXT([$'Посещения + Долги'.CF22]); [.$A56]=[.CF$61]); 0; [$'Посещения + Долги'.CF$30]*[$'Посещения + Долги'.CF22])" office:value-type="string" office:string-value="0" calcext:value-type="string">
            <text:p>0</text:p>
          </table:table-cell>
          <table:table-cell table:style-name="ce46" table:formula="of:=IF(OR(ISTEXT([$'Посещения + Долги'.CG22]); [.$A56]=[.CG$61]); 0; [$'Посещения + Долги'.CG$30]*[$'Посещения + Долги'.CG22])" office:value-type="string" office:string-value="0" calcext:value-type="string">
            <text:p>0</text:p>
          </table:table-cell>
          <table:table-cell table:style-name="ce46" table:formula="of:=IF(OR(ISTEXT([$'Посещения + Долги'.CH22]); [.$A56]=[.CH$61]); 0; [$'Посещения + Долги'.CH$30]*[$'Посещения + Долги'.CH22])" office:value-type="string" office:string-value="37.5" calcext:value-type="string">
            <text:p>37.5</text:p>
          </table:table-cell>
          <table:table-cell table:style-name="ce46" table:formula="of:=IF(OR(ISTEXT([$'Посещения + Долги'.CI22]); [.$A56]=[.CI$61]); 0; [$'Посещения + Долги'.CI$30]*[$'Посещения + Долги'.CI22])" office:value-type="string" office:string-value="37.5" calcext:value-type="string">
            <text:p>37.5</text:p>
          </table:table-cell>
          <table:table-cell table:style-name="ce46" table:formula="of:=IF(OR(ISTEXT([$'Посещения + Долги'.CJ22]); [.$A56]=[.CJ$61]); 0; [$'Посещения + Долги'.CJ$30]*[$'Посещения + Долги'.CJ22])" office:value-type="string" office:string-value="75" calcext:value-type="string">
            <text:p>75</text:p>
          </table:table-cell>
          <table:table-cell table:style-name="ce46" table:formula="of:=IF(OR(ISTEXT([$'Посещения + Долги'.CK22]); [.$A56]=[.CK$61]); 0; [$'Посещения + Долги'.CK$30]*[$'Посещения + Долги'.CK22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CL22]); [.$A56]=[.CL$61]); 0; [$'Посещения + Долги'.CL$30]*[$'Посещения + Долги'.CL22])" office:value-type="string" office:string-value="0" calcext:value-type="string">
            <text:p>0</text:p>
          </table:table-cell>
          <table:table-cell table:style-name="ce46" table:formula="of:=IF(OR(ISTEXT([$'Посещения + Долги'.CM22]); [.$A56]=[.CM$61]); 0; [$'Посещения + Долги'.CM$30]*[$'Посещения + Долги'.CM22])" office:value-type="string" office:string-value="0" calcext:value-type="string">
            <text:p>0</text:p>
          </table:table-cell>
          <table:table-cell table:style-name="ce46" table:formula="of:=IF(OR(ISTEXT([$'Посещения + Долги'.CN22]); [.$A56]=[.CN$61]); 0; [$'Посещения + Долги'.CN$30]*[$'Посещения + Долги'.CN22])" office:value-type="string" office:string-value="37.5" calcext:value-type="string">
            <text:p>37.5</text:p>
          </table:table-cell>
          <table:table-cell table:style-name="ce46" table:formula="of:=IF(OR(ISTEXT([$'Посещения + Долги'.CO22]); [.$A56]=[.CO$61]); 0; [$'Посещения + Долги'.CO$30]*[$'Посещения + Долги'.CO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22]); [.$A56]=[.CP$61]); 0; [$'Посещения + Долги'.CP$30]*[$'Посещения + Долги'.CP22])" office:value-type="string" office:string-value="90" calcext:value-type="string">
            <text:p>90</text:p>
          </table:table-cell>
          <table:table-cell table:style-name="ce46" table:formula="of:=IF(OR(ISTEXT([$'Посещения + Долги'.CQ22]); [.$A56]=[.CQ$61]); 0; [$'Посещения + Долги'.CQ$30]*[$'Посещения + Долги'.CQ22])" office:value-type="string" office:string-value="0" calcext:value-type="string">
            <text:p>0</text:p>
          </table:table-cell>
          <table:table-cell table:style-name="ce46" table:formula="of:=IF(OR(ISTEXT([$'Посещения + Долги'.CR22]); [.$A56]=[.CR$61]); 0; [$'Посещения + Долги'.CR$30]*[$'Посещения + Долги'.CR22])" office:value-type="string" office:string-value="0" calcext:value-type="string">
            <text:p>0</text:p>
          </table:table-cell>
          <table:table-cell table:style-name="ce46" table:formula="of:=IF(OR(ISTEXT([$'Посещения + Долги'.CS22]); [.$A56]=[.CS$61]); 0; [$'Посещения + Долги'.CS$30]*[$'Посещения + Долги'.CS22])" office:value-type="string" office:string-value="37.5" calcext:value-type="string">
            <text:p>37.5</text:p>
          </table:table-cell>
          <table:table-cell table:style-name="ce46" table:formula="of:=IF(OR(ISTEXT([$'Посещения + Долги'.CT22]); [.$A56]=[.CT$61]); 0; [$'Посещения + Долги'.CT$30]*[$'Посещения + Долги'.CT22])" office:value-type="string" office:string-value="90" calcext:value-type="string">
            <text:p>90</text:p>
          </table:table-cell>
          <table:table-cell table:style-name="ce46" table:formula="of:=IF(OR(ISTEXT([$'Посещения + Долги'.CU22]); [.$A56]=[.CU$61]); 0; [$'Посещения + Долги'.CU$30]*[$'Посещения + Долги'.CU22])" office:value-type="string" office:string-value="75" calcext:value-type="string">
            <text:p>75</text:p>
          </table:table-cell>
          <table:table-cell table:style-name="ce46" table:formula="of:=IF(OR(ISTEXT([$'Посещения + Долги'.CV22]); [.$A56]=[.CV$61]); 0; [$'Посещения + Долги'.CV$30]*[$'Посещения + Долги'.CV22])" office:value-type="string" office:string-value="0" calcext:value-type="string">
            <text:p>0</text:p>
          </table:table-cell>
          <table:table-cell table:style-name="ce46" table:formula="of:=IF(OR(ISTEXT([$'Посещения + Долги'.CW22]); [.$A56]=[.CW$61]); 0; [$'Посещения + Долги'.CW$30]*[$'Посещения + Долги'.CW22])" office:value-type="string" office:string-value="0" calcext:value-type="string">
            <text:p>0</text:p>
          </table:table-cell>
          <table:table-cell table:style-name="ce46" table:formula="of:=IF(OR(ISTEXT([$'Посещения + Долги'.CX22]); [.$A56]=[.CX$61]); 0; [$'Посещения + Долги'.CX$30]*[$'Посещения + Долги'.CX22])" office:value-type="string" office:string-value="0" calcext:value-type="string">
            <text:p>0</text:p>
          </table:table-cell>
          <table:table-cell table:style-name="ce46" table:formula="of:=IF(OR(ISTEXT([$'Посещения + Долги'.CY22]); [.$A56]=[.CY$61]); 0; [$'Посещения + Долги'.CY$30]*[$'Посещения + Долги'.CY22])" office:value-type="string" office:string-value="0" calcext:value-type="string">
            <text:p>0</text:p>
          </table:table-cell>
          <table:table-cell table:style-name="ce46" table:formula="of:=IF(OR(ISTEXT([$'Посещения + Долги'.CZ22]); [.$A56]=[.CZ$61]); 0; [$'Посещения + Долги'.CZ$30]*[$'Посещения + Долги'.CZ22])" office:value-type="string" office:string-value="0" calcext:value-type="string">
            <text:p>0</text:p>
          </table:table-cell>
          <table:table-cell table:style-name="ce46" table:formula="of:=IF(OR(ISTEXT([$'Посещения + Долги'.DA22]); [.$A56]=[.DA$61]); 0; [$'Посещения + Долги'.DA$30]*[$'Посещения + Долги'.DA22])" office:value-type="string" office:string-value="0" calcext:value-type="string">
            <text:p>0</text:p>
          </table:table-cell>
          <table:table-cell table:style-name="ce46" table:formula="of:=IF(OR(ISTEXT([$'Посещения + Долги'.DB22]); [.$A56]=[.DB$61]); 0; [$'Посещения + Долги'.DB$30]*[$'Посещения + Долги'.DB22])" office:value-type="string" office:string-value="0" calcext:value-type="string">
            <text:p>0</text:p>
          </table:table-cell>
          <table:table-cell table:style-name="ce46" table:formula="of:=IF(OR(ISTEXT([$'Посещения + Долги'.DC22]); [.$A56]=[.DC$61]); 0; [$'Посещения + Долги'.DC$30]*[$'Посещения + Долги'.DC22])" office:value-type="string" office:string-value="0" calcext:value-type="string">
            <text:p>0</text:p>
          </table:table-cell>
          <table:table-cell table:style-name="ce46" table:formula="of:=IF(OR(ISTEXT([$'Посещения + Долги'.DD22]); [.$A56]=[.DD$61]); 0; [$'Посещения + Долги'.DD$30]*[$'Посещения + Долги'.DD22])" office:value-type="string" office:string-value="0" calcext:value-type="string">
            <text:p>0</text:p>
          </table:table-cell>
          <table:table-cell table:style-name="ce46" table:formula="of:=IF(OR(ISTEXT([$'Посещения + Долги'.DE22]); [.$A56]=[.DE$61]); 0; [$'Посещения + Долги'.DE$30]*[$'Посещения + Долги'.DE22])" office:value-type="string" office:string-value="0" calcext:value-type="string">
            <text:p>0</text:p>
          </table:table-cell>
          <table:table-cell table:style-name="ce46" table:formula="of:=IF(OR(ISTEXT([$'Посещения + Долги'.DF22]); [.$A56]=[.DF$61]); 0; [$'Посещения + Долги'.DF$30]*[$'Посещения + Долги'.DF22])" office:value-type="string" office:string-value="0" calcext:value-type="string">
            <text:p>0</text:p>
          </table:table-cell>
          <table:table-cell table:style-name="ce46" table:formula="of:=IF(OR(ISTEXT([$'Посещения + Долги'.DG22]); [.$A56]=[.DG$61]); 0; [$'Посещения + Долги'.DG$30]*[$'Посещения + Долги'.DG22])" office:value-type="string" office:string-value="0" calcext:value-type="string">
            <text:p>0</text:p>
          </table:table-cell>
          <table:table-cell table:style-name="ce46" table:formula="of:=IF(OR(ISTEXT([$'Посещения + Долги'.DH22]); [.$A56]=[.DH$61]); 0; [$'Посещения + Долги'.DH$30]*[$'Посещения + Долги'.DH22])" office:value-type="string" office:string-value="0" calcext:value-type="string">
            <text:p>0</text:p>
          </table:table-cell>
          <table:table-cell table:style-name="ce46" table:formula="of:=IF(OR(ISTEXT([$'Посещения + Долги'.DI22]); [.$A56]=[.DI$61]); 0; [$'Посещения + Долги'.DI$30]*[$'Посещения + Долги'.DI22])" office:value-type="string" office:string-value="0" calcext:value-type="string">
            <text:p>0</text:p>
          </table:table-cell>
          <table:table-cell table:style-name="ce46" table:formula="of:=IF(OR(ISTEXT([$'Посещения + Долги'.DJ22]); [.$A56]=[.DJ$61]); 0; [$'Посещения + Долги'.DJ$30]*[$'Посещения + Долги'.DJ22])" office:value-type="string" office:string-value="0" calcext:value-type="string">
            <text:p>0</text:p>
          </table:table-cell>
          <table:table-cell table:style-name="ce46" table:formula="of:=IF(OR(ISTEXT([$'Посещения + Долги'.DK22]); [.$A56]=[.DK$61]); 0; [$'Посещения + Долги'.DK$30]*[$'Посещения + Долги'.DK22])" office:value-type="string" office:string-value="0" calcext:value-type="string">
            <text:p>0</text:p>
          </table:table-cell>
          <table:table-cell table:style-name="ce46" table:formula="of:=IF(OR(ISTEXT([$'Посещения + Долги'.DL22]); [.$A56]=[.DL$61]); 0; [$'Посещения + Долги'.DL$30]*[$'Посещения + Долги'.DL22])" office:value-type="string" office:string-value="0" calcext:value-type="string">
            <text:p>0</text:p>
          </table:table-cell>
          <table:table-cell table:style-name="ce46" table:formula="of:=IF(OR(ISTEXT([$'Посещения + Долги'.DM22]); [.$A56]=[.DM$61]); 0; [$'Посещения + Долги'.DM$30]*[$'Посещения + Долги'.DM22])" office:value-type="string" office:string-value="0" calcext:value-type="string">
            <text:p>0</text:p>
          </table:table-cell>
          <table:table-cell table:style-name="ce46" table:formula="of:=IF(OR(ISTEXT([$'Посещения + Долги'.DN22]); [.$A56]=[.DN$61]); 0; [$'Посещения + Долги'.DN$30]*[$'Посещения + Долги'.DN22])" office:value-type="string" office:string-value="0" calcext:value-type="string">
            <text:p>0</text:p>
          </table:table-cell>
          <table:table-cell table:style-name="ce46" table:formula="of:=IF(OR(ISTEXT([$'Посещения + Долги'.DO22]); [.$A56]=[.DO$61]); 0; [$'Посещения + Долги'.DO$30]*[$'Посещения + Долги'.DO22])" office:value-type="string" office:string-value="0" calcext:value-type="string">
            <text:p>0</text:p>
          </table:table-cell>
          <table:table-cell table:style-name="ce46" table:formula="of:=IF(OR(ISTEXT([$'Посещения + Долги'.DP22]); [.$A56]=[.DP$61]); 0; [$'Посещения + Долги'.DP$30]*[$'Посещения + Долги'.DP22])" office:value-type="string" office:string-value="0" calcext:value-type="string">
            <text:p>0</text:p>
          </table:table-cell>
          <table:table-cell table:style-name="ce46" table:formula="of:=IF(OR(ISTEXT([$'Посещения + Долги'.DQ22]); [.$A56]=[.DQ$61]); 0; [$'Посещения + Долги'.DQ$30]*[$'Посещения + Долги'.DQ22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Бирюков</text:p>
          </table:table-cell>
          <table:table-cell table:style-name="ce46" table:formula="of:=IF(OR(ISTEXT([$'Посещения + Долги'.B23]); [.$A57]=[.B$61]); 0; [$'Посещения + Долги'.B$30]*[$'Посещения + Долги'.B23])" office:value-type="string" office:string-value="0" calcext:value-type="string">
            <text:p>0</text:p>
          </table:table-cell>
          <table:table-cell table:style-name="ce46" table:formula="of:=IF(OR(ISTEXT([$'Посещения + Долги'.C23]); [.$A57]=[.C$61]); 0; [$'Посещения + Долги'.C$30]*[$'Посещения + Долги'.C23])" office:value-type="string" office:string-value="0" calcext:value-type="string">
            <text:p>0</text:p>
          </table:table-cell>
          <table:table-cell table:style-name="ce46" table:formula="of:=IF(OR(ISTEXT([$'Посещения + Долги'.D23]); [.$A57]=[.D$61]); 0; [$'Посещения + Долги'.D$30]*[$'Посещения + Долги'.D23])" office:value-type="string" office:string-value="0" calcext:value-type="string">
            <text:p>0</text:p>
          </table:table-cell>
          <table:table-cell table:style-name="ce46" table:formula="of:=IF(OR(ISTEXT([$'Посещения + Долги'.E23]); [.$A57]=[.E$61]); 0; [$'Посещения + Долги'.E$30]*[$'Посещения + Долги'.E23])" office:value-type="string" office:string-value="0" calcext:value-type="string">
            <text:p>0</text:p>
          </table:table-cell>
          <table:table-cell table:style-name="ce46" table:formula="of:=IF(OR(ISTEXT([$'Посещения + Долги'.F23]); [.$A57]=[.F$61]); 0; [$'Посещения + Долги'.F$30]*[$'Посещения + Долги'.F23])" office:value-type="string" office:string-value="0" calcext:value-type="string">
            <text:p>0</text:p>
          </table:table-cell>
          <table:table-cell table:style-name="ce46" table:formula="of:=IF(OR(ISTEXT([$'Посещения + Долги'.G23]); [.$A57]=[.G$61]); 0; [$'Посещения + Долги'.G$30]*[$'Посещения + Долги'.G23])" office:value-type="string" office:string-value="0" calcext:value-type="string">
            <text:p>0</text:p>
          </table:table-cell>
          <table:table-cell table:style-name="ce46" table:formula="of:=IF(OR(ISTEXT([$'Посещения + Долги'.H23]); [.$A57]=[.H$61]); 0; [$'Посещения + Долги'.H$30]*[$'Посещения + Долги'.H23])" office:value-type="string" office:string-value="0" calcext:value-type="string">
            <text:p>0</text:p>
          </table:table-cell>
          <table:table-cell table:style-name="ce46" table:formula="of:=IF(OR(ISTEXT([$'Посещения + Долги'.I23]); [.$A57]=[.I$61]); 0; [$'Посещения + Долги'.I$30]*[$'Посещения + Долги'.I23])" office:value-type="string" office:string-value="0" calcext:value-type="string">
            <text:p>0</text:p>
          </table:table-cell>
          <table:table-cell table:style-name="ce46" table:formula="of:=IF(OR(ISTEXT([$'Посещения + Долги'.J23]); [.$A57]=[.J$61]); 0; [$'Посещения + Долги'.J$30]*[$'Посещения + Долги'.J23])" office:value-type="string" office:string-value="0" calcext:value-type="string">
            <text:p>0</text:p>
          </table:table-cell>
          <table:table-cell table:style-name="ce46" table:formula="of:=IF(OR(ISTEXT([$'Посещения + Долги'.K23]); [.$A57]=[.K$61]); 0; [$'Посещения + Долги'.K$30]*[$'Посещения + Долги'.K23])" office:value-type="string" office:string-value="0" calcext:value-type="string">
            <text:p>0</text:p>
          </table:table-cell>
          <table:table-cell table:style-name="ce46" table:formula="of:=IF(OR(ISTEXT([$'Посещения + Долги'.L23]); [.$A57]=[.L$61]); 0; [$'Посещения + Долги'.L$30]*[$'Посещения + Долги'.L23])" office:value-type="string" office:string-value="0" calcext:value-type="string">
            <text:p>0</text:p>
          </table:table-cell>
          <table:table-cell table:style-name="ce46" table:formula="of:=IF(OR(ISTEXT([$'Посещения + Долги'.M23]); [.$A57]=[.M$61]); 0; [$'Посещения + Долги'.M$30]*[$'Посещения + Долги'.M23])" office:value-type="string" office:string-value="0" calcext:value-type="string">
            <text:p>0</text:p>
          </table:table-cell>
          <table:table-cell table:style-name="ce46" table:formula="of:=IF(OR(ISTEXT([$'Посещения + Долги'.N23]); [.$A57]=[.N$61]); 0; [$'Посещения + Долги'.N$30]*[$'Посещения + Долги'.N23])" office:value-type="string" office:string-value="0" calcext:value-type="string">
            <text:p>0</text:p>
          </table:table-cell>
          <table:table-cell table:style-name="ce46" table:formula="of:=IF(OR(ISTEXT([$'Посещения + Долги'.O23]); [.$A57]=[.O$61]); 0; [$'Посещения + Долги'.O$30]*[$'Посещения + Долги'.O23])" office:value-type="string" office:string-value="0" calcext:value-type="string">
            <text:p>0</text:p>
          </table:table-cell>
          <table:table-cell table:style-name="ce46" table:formula="of:=IF(OR(ISTEXT([$'Посещения + Долги'.P23]); [.$A57]=[.P$61]); 0; [$'Посещения + Долги'.P$30]*[$'Посещения + Долги'.P23])" office:value-type="string" office:string-value="0" calcext:value-type="string">
            <text:p>0</text:p>
          </table:table-cell>
          <table:table-cell table:style-name="ce46" table:formula="of:=IF(OR(ISTEXT([$'Посещения + Долги'.Q23]); [.$A57]=[.Q$61]); 0; [$'Посещения + Долги'.Q$30]*[$'Посещения + Долги'.Q23])" office:value-type="string" office:string-value="0" calcext:value-type="string">
            <text:p>0</text:p>
          </table:table-cell>
          <table:table-cell table:style-name="ce46" table:formula="of:=IF(OR(ISTEXT([$'Посещения + Долги'.R23]); [.$A57]=[.R$61]); 0; [$'Посещения + Долги'.R$30]*[$'Посещения + Долги'.R23])" office:value-type="string" office:string-value="0" calcext:value-type="string">
            <text:p>0</text:p>
          </table:table-cell>
          <table:table-cell table:style-name="ce46" table:formula="of:=IF(OR(ISTEXT([$'Посещения + Долги'.S23]); [.$A57]=[.S$61]); 0; [$'Посещения + Долги'.S$30]*[$'Посещения + Долги'.S23])" office:value-type="string" office:string-value="0" calcext:value-type="string">
            <text:p>0</text:p>
          </table:table-cell>
          <table:table-cell table:style-name="ce46" table:formula="of:=IF(OR(ISTEXT([$'Посещения + Долги'.T23]); [.$A57]=[.T$61]); 0; [$'Посещения + Долги'.T$30]*[$'Посещения + Долги'.T23])" office:value-type="string" office:string-value="0" calcext:value-type="string">
            <text:p>0</text:p>
          </table:table-cell>
          <table:table-cell table:style-name="ce46" table:formula="of:=IF(OR(ISTEXT([$'Посещения + Долги'.U23]); [.$A57]=[.U$61]); 0; [$'Посещения + Долги'.U$30]*[$'Посещения + Долги'.U23])" office:value-type="string" office:string-value="0" calcext:value-type="string">
            <text:p>0</text:p>
          </table:table-cell>
          <table:table-cell table:style-name="ce46" table:formula="of:=IF(OR(ISTEXT([$'Посещения + Долги'.V23]); [.$A57]=[.V$61]); 0; [$'Посещения + Долги'.V$30]*[$'Посещения + Долги'.V23])" office:value-type="string" office:string-value="0" calcext:value-type="string">
            <text:p>0</text:p>
          </table:table-cell>
          <table:table-cell table:style-name="ce46" table:formula="of:=IF(OR(ISTEXT([$'Посещения + Долги'.W23]); [.$A57]=[.W$61]); 0; [$'Посещения + Долги'.W$30]*[$'Посещения + Долги'.W23])" office:value-type="string" office:string-value="0" calcext:value-type="string">
            <text:p>0</text:p>
          </table:table-cell>
          <table:table-cell table:style-name="ce46" table:formula="of:=IF(OR(ISTEXT([$'Посещения + Долги'.X23]); [.$A57]=[.X$61]); 0; [$'Посещения + Долги'.X$30]*[$'Посещения + Долги'.X23])" office:value-type="string" office:string-value="0" calcext:value-type="string">
            <text:p>0</text:p>
          </table:table-cell>
          <table:table-cell table:style-name="ce46" table:formula="of:=IF(OR(ISTEXT([$'Посещения + Долги'.Y23]); [.$A57]=[.Y$61]); 0; [$'Посещения + Долги'.Y$30]*[$'Посещения + Долги'.Y23])" office:value-type="string" office:string-value="0" calcext:value-type="string">
            <text:p>0</text:p>
          </table:table-cell>
          <table:table-cell table:style-name="ce46" table:formula="of:=IF(OR(ISTEXT([$'Посещения + Долги'.Z23]); [.$A57]=[.Z$61]); 0; [$'Посещения + Долги'.Z$30]*[$'Посещения + Долги'.Z23])" office:value-type="string" office:string-value="0" calcext:value-type="string">
            <text:p>0</text:p>
          </table:table-cell>
          <table:table-cell table:style-name="ce46" table:formula="of:=IF(OR(ISTEXT([$'Посещения + Долги'.AA23]); [.$A57]=[.AA$61]); 0; [$'Посещения + Долги'.AA$30]*[$'Посещения + Долги'.AA23])" office:value-type="string" office:string-value="0" calcext:value-type="string">
            <text:p>0</text:p>
          </table:table-cell>
          <table:table-cell table:style-name="ce46" table:formula="of:=IF(OR(ISTEXT([$'Посещения + Долги'.AB23]); [.$A57]=[.AB$61]); 0; [$'Посещения + Долги'.AB$30]*[$'Посещения + Долги'.AB23])" office:value-type="string" office:string-value="0" calcext:value-type="string">
            <text:p>0</text:p>
          </table:table-cell>
          <table:table-cell table:style-name="ce46" table:formula="of:=IF(OR(ISTEXT([$'Посещения + Долги'.AC23]); [.$A57]=[.AC$61]); 0; [$'Посещения + Долги'.AC$30]*[$'Посещения + Долги'.AC23])" office:value-type="string" office:string-value="0" calcext:value-type="string">
            <text:p>0</text:p>
          </table:table-cell>
          <table:table-cell table:style-name="ce46" table:formula="of:=IF(OR(ISTEXT([$'Посещения + Долги'.AD23]); [.$A57]=[.AD$61]); 0; [$'Посещения + Долги'.AD$30]*[$'Посещения + Долги'.AD23])" office:value-type="string" office:string-value="0" calcext:value-type="string">
            <text:p>0</text:p>
          </table:table-cell>
          <table:table-cell table:style-name="ce46" table:formula="of:=IF(OR(ISTEXT([$'Посещения + Долги'.AE23]); [.$A57]=[.AE$61]); 0; [$'Посещения + Долги'.AE$30]*[$'Посещения + Долги'.AE23])" office:value-type="string" office:string-value="0" calcext:value-type="string">
            <text:p>0</text:p>
          </table:table-cell>
          <table:table-cell table:style-name="ce46" table:formula="of:=IF(OR(ISTEXT([$'Посещения + Долги'.AF23]); [.$A57]=[.AF$61]); 0; [$'Посещения + Долги'.AF$30]*[$'Посещения + Долги'.AF23])" office:value-type="string" office:string-value="0" calcext:value-type="string">
            <text:p>0</text:p>
          </table:table-cell>
          <table:table-cell table:style-name="ce46" table:formula="of:=IF(OR(ISTEXT([$'Посещения + Долги'.AG23]); [.$A57]=[.AG$61]); 0; [$'Посещения + Долги'.AG$30]*[$'Посещения + Долги'.AG23])" office:value-type="string" office:string-value="0" calcext:value-type="string">
            <text:p>0</text:p>
          </table:table-cell>
          <table:table-cell table:style-name="ce46" table:formula="of:=IF(OR(ISTEXT([$'Посещения + Долги'.AH23]); [.$A57]=[.AH$61]); 0; [$'Посещения + Долги'.AH$30]*[$'Посещения + Долги'.AH23])" office:value-type="string" office:string-value="0" calcext:value-type="string">
            <text:p>0</text:p>
          </table:table-cell>
          <table:table-cell table:style-name="ce46" table:formula="of:=IF(OR(ISTEXT([$'Посещения + Долги'.AI23]); [.$A57]=[.AI$61]); 0; [$'Посещения + Долги'.AI$30]*[$'Посещения + Долги'.AI23])" office:value-type="string" office:string-value="0" calcext:value-type="string">
            <text:p>0</text:p>
          </table:table-cell>
          <table:table-cell table:style-name="ce46" table:formula="of:=IF(OR(ISTEXT([$'Посещения + Долги'.AJ23]); [.$A57]=[.AJ$61]); 0; [$'Посещения + Долги'.AJ$30]*[$'Посещения + Долги'.AJ23])" office:value-type="string" office:string-value="0" calcext:value-type="string">
            <text:p>0</text:p>
          </table:table-cell>
          <table:table-cell table:style-name="ce46" table:formula="of:=IF(OR(ISTEXT([$'Посещения + Долги'.AK23]); [.$A57]=[.AK$61]); 0; [$'Посещения + Долги'.AK$30]*[$'Посещения + Долги'.AK23])" office:value-type="string" office:string-value="0" calcext:value-type="string">
            <text:p>0</text:p>
          </table:table-cell>
          <table:table-cell table:style-name="ce46" table:formula="of:=IF(OR(ISTEXT([$'Посещения + Долги'.AL23]); [.$A57]=[.AL$61]); 0; [$'Посещения + Долги'.AL$30]*[$'Посещения + Долги'.AL23])" office:value-type="string" office:string-value="0" calcext:value-type="string">
            <text:p>0</text:p>
          </table:table-cell>
          <table:table-cell table:style-name="ce46" table:formula="of:=IF(OR(ISTEXT([$'Посещения + Долги'.AM23]); [.$A57]=[.AM$61]); 0; [$'Посещения + Долги'.AM$30]*[$'Посещения + Долги'.AM23])" office:value-type="string" office:string-value="0" calcext:value-type="string">
            <text:p>0</text:p>
          </table:table-cell>
          <table:table-cell table:style-name="ce46" table:formula="of:=IF(OR(ISTEXT([$'Посещения + Долги'.AN23]); [.$A57]=[.AN$61]); 0; [$'Посещения + Долги'.AN$30]*[$'Посещения + Долги'.AN23])" office:value-type="string" office:string-value="0" calcext:value-type="string">
            <text:p>0</text:p>
          </table:table-cell>
          <table:table-cell table:style-name="ce46" table:formula="of:=IF(OR(ISTEXT([$'Посещения + Долги'.AO23]); [.$A57]=[.AO$61]); 0; [$'Посещения + Долги'.AO$30]*[$'Посещения + Долги'.AO23])" office:value-type="string" office:string-value="0" calcext:value-type="string">
            <text:p>0</text:p>
          </table:table-cell>
          <table:table-cell table:style-name="ce46" table:formula="of:=IF(OR(ISTEXT([$'Посещения + Долги'.AP23]); [.$A57]=[.AP$61]); 0; [$'Посещения + Долги'.AP$30]*[$'Посещения + Долги'.AP23])" office:value-type="string" office:string-value="0" calcext:value-type="string">
            <text:p>0</text:p>
          </table:table-cell>
          <table:table-cell table:style-name="ce46" table:formula="of:=IF(OR(ISTEXT([$'Посещения + Долги'.AQ23]); [.$A57]=[.AQ$61]); 0; [$'Посещения + Долги'.AQ$30]*[$'Посещения + Долги'.AQ23])" office:value-type="string" office:string-value="0" calcext:value-type="string">
            <text:p>0</text:p>
          </table:table-cell>
          <table:table-cell table:style-name="ce46" table:formula="of:=IF(OR(ISTEXT([$'Посещения + Долги'.AR23]); [.$A57]=[.AR$61]); 0; [$'Посещения + Долги'.AR$30]*[$'Посещения + Долги'.AR23])" office:value-type="string" office:string-value="0" calcext:value-type="string">
            <text:p>0</text:p>
          </table:table-cell>
          <table:table-cell table:style-name="ce46" table:formula="of:=IF(OR(ISTEXT([$'Посещения + Долги'.AS23]); [.$A57]=[.AS$61]); 0; [$'Посещения + Долги'.AS$30]*[$'Посещения + Долги'.AS23])" office:value-type="string" office:string-value="0" calcext:value-type="string">
            <text:p>0</text:p>
          </table:table-cell>
          <table:table-cell table:style-name="ce46" table:formula="of:=IF(OR(ISTEXT([$'Посещения + Долги'.AT23]); [.$A57]=[.AT$61]); 0; [$'Посещения + Долги'.AT$30]*[$'Посещения + Долги'.AT23])" office:value-type="string" office:string-value="0" calcext:value-type="string">
            <text:p>0</text:p>
          </table:table-cell>
          <table:table-cell table:style-name="ce46" table:formula="of:=IF(OR(ISTEXT([$'Посещения + Долги'.AU23]); [.$A57]=[.AU$61]); 0; [$'Посещения + Долги'.AU$30]*[$'Посещения + Долги'.AU23])" office:value-type="string" office:string-value="0" calcext:value-type="string">
            <text:p>0</text:p>
          </table:table-cell>
          <table:table-cell table:style-name="ce46" table:formula="of:=IF(OR(ISTEXT([$'Посещения + Долги'.AV23]); [.$A57]=[.AV$61]); 0; [$'Посещения + Долги'.AV$30]*[$'Посещения + Долги'.AV23])" office:value-type="string" office:string-value="0" calcext:value-type="string">
            <text:p>0</text:p>
          </table:table-cell>
          <table:table-cell table:style-name="ce46" table:formula="of:=IF(OR(ISTEXT([$'Посещения + Долги'.AW23]); [.$A57]=[.AW$61]); 0; [$'Посещения + Долги'.AW$30]*[$'Посещения + Долги'.AW23])" office:value-type="string" office:string-value="0" calcext:value-type="string">
            <text:p>0</text:p>
          </table:table-cell>
          <table:table-cell table:style-name="ce46" table:formula="of:=IF(OR(ISTEXT([$'Посещения + Долги'.AX23]); [.$A57]=[.AX$61]); 0; [$'Посещения + Долги'.AX$30]*[$'Посещения + Долги'.AX23])" office:value-type="string" office:string-value="0" calcext:value-type="string">
            <text:p>0</text:p>
          </table:table-cell>
          <table:table-cell table:style-name="ce46" table:formula="of:=IF(OR(ISTEXT([$'Посещения + Долги'.AY23]); [.$A57]=[.AY$61]); 0; [$'Посещения + Долги'.AY$30]*[$'Посещения + Долги'.AY23])" office:value-type="string" office:string-value="0" calcext:value-type="string">
            <text:p>0</text:p>
          </table:table-cell>
          <table:table-cell table:style-name="ce46" table:formula="of:=IF(OR(ISTEXT([$'Посещения + Долги'.AZ23]); [.$A57]=[.AZ$61]); 0; [$'Посещения + Долги'.AZ$30]*[$'Посещения + Долги'.AZ23])" office:value-type="string" office:string-value="0" calcext:value-type="string">
            <text:p>0</text:p>
          </table:table-cell>
          <table:table-cell table:style-name="ce46" table:formula="of:=IF(OR(ISTEXT([$'Посещения + Долги'.BA23]); [.$A57]=[.BA$61]); 0; [$'Посещения + Долги'.BA$30]*[$'Посещения + Долги'.BA23])" office:value-type="string" office:string-value="0" calcext:value-type="string">
            <text:p>0</text:p>
          </table:table-cell>
          <table:table-cell table:style-name="ce46" table:formula="of:=IF(OR(ISTEXT([$'Посещения + Долги'.BB23]); [.$A57]=[.BB$61]); 0; [$'Посещения + Долги'.BB$30]*[$'Посещения + Долги'.BB23])" office:value-type="string" office:string-value="0" calcext:value-type="string">
            <text:p>0</text:p>
          </table:table-cell>
          <table:table-cell table:style-name="ce46" table:formula="of:=IF(OR(ISTEXT([$'Посещения + Долги'.BC23]); [.$A57]=[.BC$61]); 0; [$'Посещения + Долги'.BC$30]*[$'Посещения + Долги'.BC23])" office:value-type="string" office:string-value="0" calcext:value-type="string">
            <text:p>0</text:p>
          </table:table-cell>
          <table:table-cell table:style-name="ce46" table:formula="of:=IF(OR(ISTEXT([$'Посещения + Долги'.BD23]); [.$A57]=[.BD$61]); 0; [$'Посещения + Долги'.BD$30]*[$'Посещения + Долги'.BD23])" office:value-type="string" office:string-value="0" calcext:value-type="string">
            <text:p>0</text:p>
          </table:table-cell>
          <table:table-cell table:style-name="ce46" table:formula="of:=IF(OR(ISTEXT([$'Посещения + Долги'.BE23]); [.$A57]=[.BE$61]); 0; [$'Посещения + Долги'.BE$30]*[$'Посещения + Долги'.BE23])" office:value-type="string" office:string-value="0" calcext:value-type="string">
            <text:p>0</text:p>
          </table:table-cell>
          <table:table-cell table:style-name="ce46" table:formula="of:=IF(OR(ISTEXT([$'Посещения + Долги'.BF23]); [.$A57]=[.BF$61]); 0; [$'Посещения + Долги'.BF$30]*[$'Посещения + Долги'.BF23])" office:value-type="string" office:string-value="0" calcext:value-type="string">
            <text:p>0</text:p>
          </table:table-cell>
          <table:table-cell table:style-name="ce46" table:formula="of:=IF(OR(ISTEXT([$'Посещения + Долги'.BG23]); [.$A57]=[.BG$61]); 0; [$'Посещения + Долги'.BG$30]*[$'Посещения + Долги'.BG23])" office:value-type="string" office:string-value="0" calcext:value-type="string">
            <text:p>0</text:p>
          </table:table-cell>
          <table:table-cell table:style-name="ce46" table:formula="of:=IF(OR(ISTEXT([$'Посещения + Долги'.BH23]); [.$A57]=[.BH$61]); 0; [$'Посещения + Долги'.BH$30]*[$'Посещения + Долги'.BH23])" office:value-type="string" office:string-value="0" calcext:value-type="string">
            <text:p>0</text:p>
          </table:table-cell>
          <table:table-cell table:style-name="ce46" table:formula="of:=IF(OR(ISTEXT([$'Посещения + Долги'.BI23]); [.$A57]=[.BI$61]); 0; [$'Посещения + Долги'.BI$30]*[$'Посещения + Долги'.BI23])" office:value-type="string" office:string-value="0" calcext:value-type="string">
            <text:p>0</text:p>
          </table:table-cell>
          <table:table-cell table:style-name="ce46" table:formula="of:=IF(OR(ISTEXT([$'Посещения + Долги'.BJ23]); [.$A57]=[.BJ$61]); 0; [$'Посещения + Долги'.BJ$30]*[$'Посещения + Долги'.BJ23])" office:value-type="string" office:string-value="0" calcext:value-type="string">
            <text:p>0</text:p>
          </table:table-cell>
          <table:table-cell table:style-name="ce46" table:formula="of:=IF(OR(ISTEXT([$'Посещения + Долги'.BK23]); [.$A57]=[.BK$61]); 0; [$'Посещения + Долги'.BK$30]*[$'Посещения + Долги'.BK23])" office:value-type="string" office:string-value="0" calcext:value-type="string">
            <text:p>0</text:p>
          </table:table-cell>
          <table:table-cell table:style-name="ce46" table:formula="of:=IF(OR(ISTEXT([$'Посещения + Долги'.BL23]); [.$A57]=[.BL$61]); 0; [$'Посещения + Долги'.BL$30]*[$'Посещения + Долги'.BL23])" office:value-type="string" office:string-value="0" calcext:value-type="string">
            <text:p>0</text:p>
          </table:table-cell>
          <table:table-cell table:style-name="ce46" table:formula="of:=IF(OR(ISTEXT([$'Посещения + Долги'.BM23]); [.$A57]=[.BM$61]); 0; [$'Посещения + Долги'.BM$30]*[$'Посещения + Долги'.BM23])" office:value-type="string" office:string-value="0" calcext:value-type="string">
            <text:p>0</text:p>
          </table:table-cell>
          <table:table-cell table:style-name="ce46" table:formula="of:=IF(OR(ISTEXT([$'Посещения + Долги'.BN23]); [.$A57]=[.BN$61]); 0; [$'Посещения + Долги'.BN$30]*[$'Посещения + Долги'.BN23])" office:value-type="string" office:string-value="0" calcext:value-type="string">
            <text:p>0</text:p>
          </table:table-cell>
          <table:table-cell table:style-name="ce46" table:formula="of:=IF(OR(ISTEXT([$'Посещения + Долги'.BO23]); [.$A57]=[.BO$61]); 0; [$'Посещения + Долги'.BO$30]*[$'Посещения + Долги'.BO23])" office:value-type="string" office:string-value="0" calcext:value-type="string">
            <text:p>0</text:p>
          </table:table-cell>
          <table:table-cell table:style-name="ce46" table:formula="of:=IF(OR(ISTEXT([$'Посещения + Долги'.BP23]); [.$A57]=[.BP$61]); 0; [$'Посещения + Долги'.BP$30]*[$'Посещения + Долги'.BP23])" office:value-type="string" office:string-value="0" calcext:value-type="string">
            <text:p>0</text:p>
          </table:table-cell>
          <table:table-cell table:style-name="ce46" table:formula="of:=IF(OR(ISTEXT([$'Посещения + Долги'.BQ23]); [.$A57]=[.BQ$61]); 0; [$'Посещения + Долги'.BQ$30]*[$'Посещения + Долги'.BQ23])" office:value-type="string" office:string-value="0" calcext:value-type="string">
            <text:p>0</text:p>
          </table:table-cell>
          <table:table-cell table:style-name="ce46" table:formula="of:=IF(OR(ISTEXT([$'Посещения + Долги'.BR23]); [.$A57]=[.BR$61]); 0; [$'Посещения + Долги'.BR$30]*[$'Посещения + Долги'.BR23])" office:value-type="string" office:string-value="0" calcext:value-type="string">
            <text:p>0</text:p>
          </table:table-cell>
          <table:table-cell table:style-name="ce46" table:formula="of:=IF(OR(ISTEXT([$'Посещения + Долги'.BS23]); [.$A57]=[.BS$61]); 0; [$'Посещения + Долги'.BS$30]*[$'Посещения + Долги'.BS23])" office:value-type="string" office:string-value="0" calcext:value-type="string">
            <text:p>0</text:p>
          </table:table-cell>
          <table:table-cell table:style-name="ce46" table:formula="of:=IF(OR(ISTEXT([$'Посещения + Долги'.BT23]); [.$A57]=[.BT$61]); 0; [$'Посещения + Долги'.BT$30]*[$'Посещения + Долги'.BT23])" office:value-type="string" office:string-value="0" calcext:value-type="string">
            <text:p>0</text:p>
          </table:table-cell>
          <table:table-cell table:style-name="ce46" table:formula="of:=IF(OR(ISTEXT([$'Посещения + Долги'.BU23]); [.$A57]=[.BU$61]); 0; [$'Посещения + Долги'.BU$30]*[$'Посещения + Долги'.BU23])" office:value-type="string" office:string-value="0" calcext:value-type="string">
            <text:p>0</text:p>
          </table:table-cell>
          <table:table-cell table:style-name="ce46" table:formula="of:=IF(OR(ISTEXT([$'Посещения + Долги'.BV23]); [.$A57]=[.BV$61]); 0; [$'Посещения + Долги'.BV$30]*[$'Посещения + Долги'.BV23])" office:value-type="string" office:string-value="0" calcext:value-type="string">
            <text:p>0</text:p>
          </table:table-cell>
          <table:table-cell table:style-name="ce46" table:formula="of:=IF(OR(ISTEXT([$'Посещения + Долги'.BW23]); [.$A57]=[.BW$61]); 0; [$'Посещения + Долги'.BW$30]*[$'Посещения + Долги'.BW23])" office:value-type="string" office:string-value="0" calcext:value-type="string">
            <text:p>0</text:p>
          </table:table-cell>
          <table:table-cell table:style-name="ce46" table:formula="of:=IF(OR(ISTEXT([$'Посещения + Долги'.BX23]); [.$A57]=[.BX$61]); 0; [$'Посещения + Долги'.BX$30]*[$'Посещения + Долги'.BX23])" office:value-type="string" office:string-value="0" calcext:value-type="string">
            <text:p>0</text:p>
          </table:table-cell>
          <table:table-cell table:style-name="ce46" table:formula="of:=IF(OR(ISTEXT([$'Посещения + Долги'.BY23]); [.$A57]=[.BY$61]); 0; [$'Посещения + Долги'.BY$30]*[$'Посещения + Долги'.BY23])" office:value-type="string" office:string-value="0" calcext:value-type="string">
            <text:p>0</text:p>
          </table:table-cell>
          <table:table-cell table:style-name="ce46" table:formula="of:=IF(OR(ISTEXT([$'Посещения + Долги'.BZ23]); [.$A57]=[.BZ$61]); 0; [$'Посещения + Долги'.BZ$30]*[$'Посещения + Долги'.BZ23])" office:value-type="string" office:string-value="0" calcext:value-type="string">
            <text:p>0</text:p>
          </table:table-cell>
          <table:table-cell table:style-name="ce46" table:formula="of:=IF(OR(ISTEXT([$'Посещения + Долги'.CA23]); [.$A57]=[.CA$61]); 0; [$'Посещения + Долги'.CA$30]*[$'Посещения + Долги'.CA23])" office:value-type="string" office:string-value="0" calcext:value-type="string">
            <text:p>0</text:p>
          </table:table-cell>
          <table:table-cell table:style-name="ce46" table:formula="of:=IF(OR(ISTEXT([$'Посещения + Долги'.CB23]); [.$A57]=[.CB$61]); 0; [$'Посещения + Долги'.CB$30]*[$'Посещения + Долги'.CB23])" office:value-type="string" office:string-value="0" calcext:value-type="string">
            <text:p>0</text:p>
          </table:table-cell>
          <table:table-cell table:style-name="ce46" table:formula="of:=IF(OR(ISTEXT([$'Посещения + Долги'.CC23]); [.$A57]=[.CC$61]); 0; [$'Посещения + Долги'.CC$30]*[$'Посещения + Долги'.CC23])" office:value-type="string" office:string-value="0" calcext:value-type="string">
            <text:p>0</text:p>
          </table:table-cell>
          <table:table-cell table:style-name="ce46" table:formula="of:=IF(OR(ISTEXT([$'Посещения + Долги'.CD23]); [.$A57]=[.CD$61]); 0; [$'Посещения + Долги'.CD$30]*[$'Посещения + Долги'.CD23])" office:value-type="string" office:string-value="0" calcext:value-type="string">
            <text:p>0</text:p>
          </table:table-cell>
          <table:table-cell table:style-name="ce46" table:formula="of:=IF(OR(ISTEXT([$'Посещения + Долги'.CE23]); [.$A57]=[.CE$61]); 0; [$'Посещения + Долги'.CE$30]*[$'Посещения + Долги'.CE23])" office:value-type="string" office:string-value="0" calcext:value-type="string">
            <text:p>0</text:p>
          </table:table-cell>
          <table:table-cell table:style-name="ce46" table:formula="of:=IF(OR(ISTEXT([$'Посещения + Долги'.CF23]); [.$A57]=[.CF$61]); 0; [$'Посещения + Долги'.CF$30]*[$'Посещения + Долги'.CF23])" office:value-type="string" office:string-value="0" calcext:value-type="string">
            <text:p>0</text:p>
          </table:table-cell>
          <table:table-cell table:style-name="ce46" table:formula="of:=IF(OR(ISTEXT([$'Посещения + Долги'.CG23]); [.$A57]=[.CG$61]); 0; [$'Посещения + Долги'.CG$30]*[$'Посещения + Долги'.CG23])" office:value-type="string" office:string-value="0" calcext:value-type="string">
            <text:p>0</text:p>
          </table:table-cell>
          <table:table-cell table:style-name="ce46" table:formula="of:=IF(OR(ISTEXT([$'Посещения + Долги'.CH23]); [.$A57]=[.CH$61]); 0; [$'Посещения + Долги'.CH$30]*[$'Посещения + Долги'.CH23])" office:value-type="string" office:string-value="37.5" calcext:value-type="string">
            <text:p>37.5</text:p>
          </table:table-cell>
          <table:table-cell table:style-name="ce46" table:formula="of:=IF(OR(ISTEXT([$'Посещения + Долги'.CI23]); [.$A57]=[.CI$61]); 0; [$'Посещения + Долги'.CI$30]*[$'Посещения + Долги'.CI23])" office:value-type="string" office:string-value="37.5" calcext:value-type="string">
            <text:p>37.5</text:p>
          </table:table-cell>
          <table:table-cell table:style-name="ce46" table:formula="of:=IF(OR(ISTEXT([$'Посещения + Долги'.CJ23]); [.$A57]=[.CJ$61]); 0; [$'Посещения + Долги'.CJ$30]*[$'Посещения + Долги'.CJ23])" office:value-type="string" office:string-value="0" calcext:value-type="string">
            <text:p>0</text:p>
          </table:table-cell>
          <table:table-cell table:style-name="ce46" table:formula="of:=IF(OR(ISTEXT([$'Посещения + Долги'.CK23]); [.$A57]=[.CK$61]); 0; [$'Посещения + Долги'.CK$30]*[$'Посещения + Долги'.CK23])" office:value-type="string" office:string-value="0" calcext:value-type="string">
            <text:p>0</text:p>
          </table:table-cell>
          <table:table-cell table:style-name="ce46" table:formula="of:=IF(OR(ISTEXT([$'Посещения + Долги'.CL23]); [.$A57]=[.CL$61]); 0; [$'Посещения + Долги'.CL$30]*[$'Посещения + Долги'.CL23])" office:value-type="string" office:string-value="0" calcext:value-type="string">
            <text:p>0</text:p>
          </table:table-cell>
          <table:table-cell table:style-name="ce46" table:formula="of:=IF(OR(ISTEXT([$'Посещения + Долги'.CM23]); [.$A57]=[.CM$61]); 0; [$'Посещения + Долги'.CM$30]*[$'Посещения + Долги'.CM23])" office:value-type="string" office:string-value="0" calcext:value-type="string">
            <text:p>0</text:p>
          </table:table-cell>
          <table:table-cell table:style-name="ce46" table:formula="of:=IF(OR(ISTEXT([$'Посещения + Долги'.CN23]); [.$A57]=[.CN$61]); 0; [$'Посещения + Долги'.CN$30]*[$'Посещения + Долги'.CN23])" office:value-type="string" office:string-value="0" calcext:value-type="string">
            <text:p>0</text:p>
          </table:table-cell>
          <table:table-cell table:style-name="ce46" table:formula="of:=IF(OR(ISTEXT([$'Посещения + Долги'.CO23]); [.$A57]=[.CO$61]); 0; [$'Посещения + Долги'.CO$30]*[$'Посещения + Долги'.CO23])" office:value-type="string" office:string-value="0" calcext:value-type="string">
            <text:p>0</text:p>
          </table:table-cell>
          <table:table-cell table:style-name="ce46" table:formula="of:=IF(OR(ISTEXT([$'Посещения + Долги'.CP23]); [.$A57]=[.CP$61]); 0; [$'Посещения + Долги'.CP$30]*[$'Посещения + Долги'.CP23])" office:value-type="string" office:string-value="0" calcext:value-type="string">
            <text:p>0</text:p>
          </table:table-cell>
          <table:table-cell table:style-name="ce46" table:formula="of:=IF(OR(ISTEXT([$'Посещения + Долги'.CQ23]); [.$A57]=[.CQ$61]); 0; [$'Посещения + Долги'.CQ$30]*[$'Посещения + Долги'.CQ23])" office:value-type="string" office:string-value="0" calcext:value-type="string">
            <text:p>0</text:p>
          </table:table-cell>
          <table:table-cell table:style-name="ce46" table:formula="of:=IF(OR(ISTEXT([$'Посещения + Долги'.CR23]); [.$A57]=[.CR$61]); 0; [$'Посещения + Долги'.CR$30]*[$'Посещения + Долги'.CR23])" office:value-type="string" office:string-value="0" calcext:value-type="string">
            <text:p>0</text:p>
          </table:table-cell>
          <table:table-cell table:style-name="ce46" table:formula="of:=IF(OR(ISTEXT([$'Посещения + Долги'.CS23]); [.$A57]=[.CS$61]); 0; [$'Посещения + Долги'.CS$30]*[$'Посещения + Долги'.CS23])" office:value-type="string" office:string-value="37.5" calcext:value-type="string">
            <text:p>37.5</text:p>
          </table:table-cell>
          <table:table-cell table:style-name="ce46" table:formula="of:=IF(OR(ISTEXT([$'Посещения + Долги'.CT23]); [.$A57]=[.CT$61]); 0; [$'Посещения + Долги'.CT$30]*[$'Посещения + Долги'.CT23])" office:value-type="string" office:string-value="0" calcext:value-type="string">
            <text:p>0</text:p>
          </table:table-cell>
          <table:table-cell table:style-name="ce46" table:formula="of:=IF(OR(ISTEXT([$'Посещения + Долги'.CU23]); [.$A57]=[.CU$61]); 0; [$'Посещения + Долги'.CU$30]*[$'Посещения + Долги'.CU23])" office:value-type="string" office:string-value="0" calcext:value-type="string">
            <text:p>0</text:p>
          </table:table-cell>
          <table:table-cell table:style-name="ce46" table:formula="of:=IF(OR(ISTEXT([$'Посещения + Долги'.CV23]); [.$A57]=[.CV$61]); 0; [$'Посещения + Долги'.CV$30]*[$'Посещения + Долги'.CV23])" office:value-type="string" office:string-value="0" calcext:value-type="string">
            <text:p>0</text:p>
          </table:table-cell>
          <table:table-cell table:style-name="ce46" table:formula="of:=IF(OR(ISTEXT([$'Посещения + Долги'.CW23]); [.$A57]=[.CW$61]); 0; [$'Посещения + Долги'.CW$30]*[$'Посещения + Долги'.CW23])" office:value-type="string" office:string-value="0" calcext:value-type="string">
            <text:p>0</text:p>
          </table:table-cell>
          <table:table-cell table:style-name="ce46" table:formula="of:=IF(OR(ISTEXT([$'Посещения + Долги'.CX23]); [.$A57]=[.CX$61]); 0; [$'Посещения + Долги'.CX$30]*[$'Посещения + Долги'.CX23])" office:value-type="string" office:string-value="0" calcext:value-type="string">
            <text:p>0</text:p>
          </table:table-cell>
          <table:table-cell table:style-name="ce46" table:formula="of:=IF(OR(ISTEXT([$'Посещения + Долги'.CY23]); [.$A57]=[.CY$61]); 0; [$'Посещения + Долги'.CY$30]*[$'Посещения + Долги'.CY23])" office:value-type="string" office:string-value="0" calcext:value-type="string">
            <text:p>0</text:p>
          </table:table-cell>
          <table:table-cell table:style-name="ce46" table:formula="of:=IF(OR(ISTEXT([$'Посещения + Долги'.CZ23]); [.$A57]=[.CZ$61]); 0; [$'Посещения + Долги'.CZ$30]*[$'Посещения + Долги'.CZ23])" office:value-type="string" office:string-value="0" calcext:value-type="string">
            <text:p>0</text:p>
          </table:table-cell>
          <table:table-cell table:style-name="ce46" table:formula="of:=IF(OR(ISTEXT([$'Посещения + Долги'.DA23]); [.$A57]=[.DA$61]); 0; [$'Посещения + Долги'.DA$30]*[$'Посещения + Долги'.DA23])" office:value-type="string" office:string-value="0" calcext:value-type="string">
            <text:p>0</text:p>
          </table:table-cell>
          <table:table-cell table:style-name="ce46" table:formula="of:=IF(OR(ISTEXT([$'Посещения + Долги'.DB23]); [.$A57]=[.DB$61]); 0; [$'Посещения + Долги'.DB$30]*[$'Посещения + Долги'.DB23])" office:value-type="string" office:string-value="0" calcext:value-type="string">
            <text:p>0</text:p>
          </table:table-cell>
          <table:table-cell table:style-name="ce46" table:formula="of:=IF(OR(ISTEXT([$'Посещения + Долги'.DC23]); [.$A57]=[.DC$61]); 0; [$'Посещения + Долги'.DC$30]*[$'Посещения + Долги'.DC23])" office:value-type="string" office:string-value="0" calcext:value-type="string">
            <text:p>0</text:p>
          </table:table-cell>
          <table:table-cell table:style-name="ce46" table:formula="of:=IF(OR(ISTEXT([$'Посещения + Долги'.DD23]); [.$A57]=[.DD$61]); 0; [$'Посещения + Долги'.DD$30]*[$'Посещения + Долги'.DD23])" office:value-type="string" office:string-value="0" calcext:value-type="string">
            <text:p>0</text:p>
          </table:table-cell>
          <table:table-cell table:style-name="ce46" table:formula="of:=IF(OR(ISTEXT([$'Посещения + Долги'.DE23]); [.$A57]=[.DE$61]); 0; [$'Посещения + Долги'.DE$30]*[$'Посещения + Долги'.DE23])" office:value-type="string" office:string-value="0" calcext:value-type="string">
            <text:p>0</text:p>
          </table:table-cell>
          <table:table-cell table:style-name="ce46" table:formula="of:=IF(OR(ISTEXT([$'Посещения + Долги'.DF23]); [.$A57]=[.DF$61]); 0; [$'Посещения + Долги'.DF$30]*[$'Посещения + Долги'.DF23])" office:value-type="string" office:string-value="0" calcext:value-type="string">
            <text:p>0</text:p>
          </table:table-cell>
          <table:table-cell table:style-name="ce46" table:formula="of:=IF(OR(ISTEXT([$'Посещения + Долги'.DG23]); [.$A57]=[.DG$61]); 0; [$'Посещения + Долги'.DG$30]*[$'Посещения + Долги'.DG23])" office:value-type="string" office:string-value="0" calcext:value-type="string">
            <text:p>0</text:p>
          </table:table-cell>
          <table:table-cell table:style-name="ce46" table:formula="of:=IF(OR(ISTEXT([$'Посещения + Долги'.DH23]); [.$A57]=[.DH$61]); 0; [$'Посещения + Долги'.DH$30]*[$'Посещения + Долги'.DH23])" office:value-type="string" office:string-value="0" calcext:value-type="string">
            <text:p>0</text:p>
          </table:table-cell>
          <table:table-cell table:style-name="ce46" table:formula="of:=IF(OR(ISTEXT([$'Посещения + Долги'.DI23]); [.$A57]=[.DI$61]); 0; [$'Посещения + Долги'.DI$30]*[$'Посещения + Долги'.DI23])" office:value-type="string" office:string-value="0" calcext:value-type="string">
            <text:p>0</text:p>
          </table:table-cell>
          <table:table-cell table:style-name="ce46" table:formula="of:=IF(OR(ISTEXT([$'Посещения + Долги'.DJ23]); [.$A57]=[.DJ$61]); 0; [$'Посещения + Долги'.DJ$30]*[$'Посещения + Долги'.DJ23])" office:value-type="string" office:string-value="0" calcext:value-type="string">
            <text:p>0</text:p>
          </table:table-cell>
          <table:table-cell table:style-name="ce46" table:formula="of:=IF(OR(ISTEXT([$'Посещения + Долги'.DK23]); [.$A57]=[.DK$61]); 0; [$'Посещения + Долги'.DK$30]*[$'Посещения + Долги'.DK23])" office:value-type="string" office:string-value="0" calcext:value-type="string">
            <text:p>0</text:p>
          </table:table-cell>
          <table:table-cell table:style-name="ce46" table:formula="of:=IF(OR(ISTEXT([$'Посещения + Долги'.DL23]); [.$A57]=[.DL$61]); 0; [$'Посещения + Долги'.DL$30]*[$'Посещения + Долги'.DL23])" office:value-type="string" office:string-value="0" calcext:value-type="string">
            <text:p>0</text:p>
          </table:table-cell>
          <table:table-cell table:style-name="ce46" table:formula="of:=IF(OR(ISTEXT([$'Посещения + Долги'.DM23]); [.$A57]=[.DM$61]); 0; [$'Посещения + Долги'.DM$30]*[$'Посещения + Долги'.DM23])" office:value-type="string" office:string-value="0" calcext:value-type="string">
            <text:p>0</text:p>
          </table:table-cell>
          <table:table-cell table:style-name="ce46" table:formula="of:=IF(OR(ISTEXT([$'Посещения + Долги'.DN23]); [.$A57]=[.DN$61]); 0; [$'Посещения + Долги'.DN$30]*[$'Посещения + Долги'.DN23])" office:value-type="string" office:string-value="0" calcext:value-type="string">
            <text:p>0</text:p>
          </table:table-cell>
          <table:table-cell table:style-name="ce46" table:formula="of:=IF(OR(ISTEXT([$'Посещения + Долги'.DO23]); [.$A57]=[.DO$61]); 0; [$'Посещения + Долги'.DO$30]*[$'Посещения + Долги'.DO23])" office:value-type="string" office:string-value="0" calcext:value-type="string">
            <text:p>0</text:p>
          </table:table-cell>
          <table:table-cell table:style-name="ce46" table:formula="of:=IF(OR(ISTEXT([$'Посещения + Долги'.DP23]); [.$A57]=[.DP$61]); 0; [$'Посещения + Долги'.DP$30]*[$'Посещения + Долги'.DP23])" office:value-type="string" office:string-value="0" calcext:value-type="string">
            <text:p>0</text:p>
          </table:table-cell>
          <table:table-cell table:style-name="ce46" table:formula="of:=IF(OR(ISTEXT([$'Посещения + Долги'.DQ23]); [.$A57]=[.DQ$61]); 0; [$'Посещения + Долги'.DQ$30]*[$'Посещения + Долги'.DQ23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Глейкин</text:p>
          </table:table-cell>
          <table:table-cell table:style-name="ce46" table:formula="of:=IF(OR(ISTEXT([$'Посещения + Долги'.B24]); [.$A58]=[.B$61]); 0; [$'Посещения + Долги'.B$30]*[$'Посещения + Долги'.B24])" office:value-type="string" office:string-value="0" calcext:value-type="string">
            <text:p>0</text:p>
          </table:table-cell>
          <table:table-cell table:style-name="ce46" table:formula="of:=IF(OR(ISTEXT([$'Посещения + Долги'.C24]); [.$A58]=[.C$61]); 0; [$'Посещения + Долги'.C$30]*[$'Посещения + Долги'.C24])" office:value-type="string" office:string-value="0" calcext:value-type="string">
            <text:p>0</text:p>
          </table:table-cell>
          <table:table-cell table:style-name="ce46" table:formula="of:=IF(OR(ISTEXT([$'Посещения + Долги'.D24]); [.$A58]=[.D$61]); 0; [$'Посещения + Долги'.D$30]*[$'Посещения + Долги'.D24])" office:value-type="string" office:string-value="0" calcext:value-type="string">
            <text:p>0</text:p>
          </table:table-cell>
          <table:table-cell table:style-name="ce46" table:formula="of:=IF(OR(ISTEXT([$'Посещения + Долги'.E24]); [.$A58]=[.E$61]); 0; [$'Посещения + Долги'.E$30]*[$'Посещения + Долги'.E24])" office:value-type="string" office:string-value="0" calcext:value-type="string">
            <text:p>0</text:p>
          </table:table-cell>
          <table:table-cell table:style-name="ce46" table:formula="of:=IF(OR(ISTEXT([$'Посещения + Долги'.F24]); [.$A58]=[.F$61]); 0; [$'Посещения + Долги'.F$30]*[$'Посещения + Долги'.F24])" office:value-type="string" office:string-value="0" calcext:value-type="string">
            <text:p>0</text:p>
          </table:table-cell>
          <table:table-cell table:style-name="ce46" table:formula="of:=IF(OR(ISTEXT([$'Посещения + Долги'.G24]); [.$A58]=[.G$61]); 0; [$'Посещения + Долги'.G$30]*[$'Посещения + Долги'.G24])" office:value-type="string" office:string-value="0" calcext:value-type="string">
            <text:p>0</text:p>
          </table:table-cell>
          <table:table-cell table:style-name="ce46" table:formula="of:=IF(OR(ISTEXT([$'Посещения + Долги'.H24]); [.$A58]=[.H$61]); 0; [$'Посещения + Долги'.H$30]*[$'Посещения + Долги'.H24])" office:value-type="string" office:string-value="0" calcext:value-type="string">
            <text:p>0</text:p>
          </table:table-cell>
          <table:table-cell table:style-name="ce46" table:formula="of:=IF(OR(ISTEXT([$'Посещения + Долги'.I24]); [.$A58]=[.I$61]); 0; [$'Посещения + Долги'.I$30]*[$'Посещения + Долги'.I24])" office:value-type="string" office:string-value="0" calcext:value-type="string">
            <text:p>0</text:p>
          </table:table-cell>
          <table:table-cell table:style-name="ce46" table:formula="of:=IF(OR(ISTEXT([$'Посещения + Долги'.J24]); [.$A58]=[.J$61]); 0; [$'Посещения + Долги'.J$30]*[$'Посещения + Долги'.J24])" office:value-type="string" office:string-value="0" calcext:value-type="string">
            <text:p>0</text:p>
          </table:table-cell>
          <table:table-cell table:style-name="ce46" table:formula="of:=IF(OR(ISTEXT([$'Посещения + Долги'.K24]); [.$A58]=[.K$61]); 0; [$'Посещения + Долги'.K$30]*[$'Посещения + Долги'.K24])" office:value-type="string" office:string-value="0" calcext:value-type="string">
            <text:p>0</text:p>
          </table:table-cell>
          <table:table-cell table:style-name="ce46" table:formula="of:=IF(OR(ISTEXT([$'Посещения + Долги'.L24]); [.$A58]=[.L$61]); 0; [$'Посещения + Долги'.L$30]*[$'Посещения + Долги'.L24])" office:value-type="string" office:string-value="0" calcext:value-type="string">
            <text:p>0</text:p>
          </table:table-cell>
          <table:table-cell table:style-name="ce46" table:formula="of:=IF(OR(ISTEXT([$'Посещения + Долги'.M24]); [.$A58]=[.M$61]); 0; [$'Посещения + Долги'.M$30]*[$'Посещения + Долги'.M24])" office:value-type="string" office:string-value="0" calcext:value-type="string">
            <text:p>0</text:p>
          </table:table-cell>
          <table:table-cell table:style-name="ce46" table:formula="of:=IF(OR(ISTEXT([$'Посещения + Долги'.N24]); [.$A58]=[.N$61]); 0; [$'Посещения + Долги'.N$30]*[$'Посещения + Долги'.N24])" office:value-type="string" office:string-value="0" calcext:value-type="string">
            <text:p>0</text:p>
          </table:table-cell>
          <table:table-cell table:style-name="ce46" table:formula="of:=IF(OR(ISTEXT([$'Посещения + Долги'.O24]); [.$A58]=[.O$61]); 0; [$'Посещения + Долги'.O$30]*[$'Посещения + Долги'.O24])" office:value-type="string" office:string-value="0" calcext:value-type="string">
            <text:p>0</text:p>
          </table:table-cell>
          <table:table-cell table:style-name="ce46" table:formula="of:=IF(OR(ISTEXT([$'Посещения + Долги'.P24]); [.$A58]=[.P$61]); 0; [$'Посещения + Долги'.P$30]*[$'Посещения + Долги'.P24])" office:value-type="string" office:string-value="0" calcext:value-type="string">
            <text:p>0</text:p>
          </table:table-cell>
          <table:table-cell table:style-name="ce46" table:formula="of:=IF(OR(ISTEXT([$'Посещения + Долги'.Q24]); [.$A58]=[.Q$61]); 0; [$'Посещения + Долги'.Q$30]*[$'Посещения + Долги'.Q24])" office:value-type="string" office:string-value="0" calcext:value-type="string">
            <text:p>0</text:p>
          </table:table-cell>
          <table:table-cell table:style-name="ce46" table:formula="of:=IF(OR(ISTEXT([$'Посещения + Долги'.R24]); [.$A58]=[.R$61]); 0; [$'Посещения + Долги'.R$30]*[$'Посещения + Долги'.R24])" office:value-type="string" office:string-value="0" calcext:value-type="string">
            <text:p>0</text:p>
          </table:table-cell>
          <table:table-cell table:style-name="ce46" table:formula="of:=IF(OR(ISTEXT([$'Посещения + Долги'.S24]); [.$A58]=[.S$61]); 0; [$'Посещения + Долги'.S$30]*[$'Посещения + Долги'.S24])" office:value-type="string" office:string-value="0" calcext:value-type="string">
            <text:p>0</text:p>
          </table:table-cell>
          <table:table-cell table:style-name="ce46" table:formula="of:=IF(OR(ISTEXT([$'Посещения + Долги'.T24]); [.$A58]=[.T$61]); 0; [$'Посещения + Долги'.T$30]*[$'Посещения + Долги'.T24])" office:value-type="string" office:string-value="0" calcext:value-type="string">
            <text:p>0</text:p>
          </table:table-cell>
          <table:table-cell table:style-name="ce46" table:formula="of:=IF(OR(ISTEXT([$'Посещения + Долги'.U24]); [.$A58]=[.U$61]); 0; [$'Посещения + Долги'.U$30]*[$'Посещения + Долги'.U24])" office:value-type="string" office:string-value="0" calcext:value-type="string">
            <text:p>0</text:p>
          </table:table-cell>
          <table:table-cell table:style-name="ce46" table:formula="of:=IF(OR(ISTEXT([$'Посещения + Долги'.V24]); [.$A58]=[.V$61]); 0; [$'Посещения + Долги'.V$30]*[$'Посещения + Долги'.V24])" office:value-type="string" office:string-value="0" calcext:value-type="string">
            <text:p>0</text:p>
          </table:table-cell>
          <table:table-cell table:style-name="ce46" table:formula="of:=IF(OR(ISTEXT([$'Посещения + Долги'.W24]); [.$A58]=[.W$61]); 0; [$'Посещения + Долги'.W$30]*[$'Посещения + Долги'.W24])" office:value-type="string" office:string-value="0" calcext:value-type="string">
            <text:p>0</text:p>
          </table:table-cell>
          <table:table-cell table:style-name="ce46" table:formula="of:=IF(OR(ISTEXT([$'Посещения + Долги'.X24]); [.$A58]=[.X$61]); 0; [$'Посещения + Долги'.X$30]*[$'Посещения + Долги'.X24])" office:value-type="string" office:string-value="0" calcext:value-type="string">
            <text:p>0</text:p>
          </table:table-cell>
          <table:table-cell table:style-name="ce46" table:formula="of:=IF(OR(ISTEXT([$'Посещения + Долги'.Y24]); [.$A58]=[.Y$61]); 0; [$'Посещения + Долги'.Y$30]*[$'Посещения + Долги'.Y24])" office:value-type="string" office:string-value="0" calcext:value-type="string">
            <text:p>0</text:p>
          </table:table-cell>
          <table:table-cell table:style-name="ce46" table:formula="of:=IF(OR(ISTEXT([$'Посещения + Долги'.Z24]); [.$A58]=[.Z$61]); 0; [$'Посещения + Долги'.Z$30]*[$'Посещения + Долги'.Z24])" office:value-type="string" office:string-value="0" calcext:value-type="string">
            <text:p>0</text:p>
          </table:table-cell>
          <table:table-cell table:style-name="ce46" table:formula="of:=IF(OR(ISTEXT([$'Посещения + Долги'.AA24]); [.$A58]=[.AA$61]); 0; [$'Посещения + Долги'.AA$30]*[$'Посещения + Долги'.AA24])" office:value-type="string" office:string-value="0" calcext:value-type="string">
            <text:p>0</text:p>
          </table:table-cell>
          <table:table-cell table:style-name="ce46" table:formula="of:=IF(OR(ISTEXT([$'Посещения + Долги'.AB24]); [.$A58]=[.AB$61]); 0; [$'Посещения + Долги'.AB$30]*[$'Посещения + Долги'.AB24])" office:value-type="string" office:string-value="0" calcext:value-type="string">
            <text:p>0</text:p>
          </table:table-cell>
          <table:table-cell table:style-name="ce46" table:formula="of:=IF(OR(ISTEXT([$'Посещения + Долги'.AC24]); [.$A58]=[.AC$61]); 0; [$'Посещения + Долги'.AC$30]*[$'Посещения + Долги'.AC24])" office:value-type="string" office:string-value="0" calcext:value-type="string">
            <text:p>0</text:p>
          </table:table-cell>
          <table:table-cell table:style-name="ce46" table:formula="of:=IF(OR(ISTEXT([$'Посещения + Долги'.AD24]); [.$A58]=[.AD$61]); 0; [$'Посещения + Долги'.AD$30]*[$'Посещения + Долги'.AD24])" office:value-type="string" office:string-value="0" calcext:value-type="string">
            <text:p>0</text:p>
          </table:table-cell>
          <table:table-cell table:style-name="ce46" table:formula="of:=IF(OR(ISTEXT([$'Посещения + Долги'.AE24]); [.$A58]=[.AE$61]); 0; [$'Посещения + Долги'.AE$30]*[$'Посещения + Долги'.AE24])" office:value-type="string" office:string-value="0" calcext:value-type="string">
            <text:p>0</text:p>
          </table:table-cell>
          <table:table-cell table:style-name="ce46" table:formula="of:=IF(OR(ISTEXT([$'Посещения + Долги'.AF24]); [.$A58]=[.AF$61]); 0; [$'Посещения + Долги'.AF$30]*[$'Посещения + Долги'.AF24])" office:value-type="string" office:string-value="0" calcext:value-type="string">
            <text:p>0</text:p>
          </table:table-cell>
          <table:table-cell table:style-name="ce46" table:formula="of:=IF(OR(ISTEXT([$'Посещения + Долги'.AG24]); [.$A58]=[.AG$61]); 0; [$'Посещения + Долги'.AG$30]*[$'Посещения + Долги'.AG24])" office:value-type="string" office:string-value="0" calcext:value-type="string">
            <text:p>0</text:p>
          </table:table-cell>
          <table:table-cell table:style-name="ce46" table:formula="of:=IF(OR(ISTEXT([$'Посещения + Долги'.AH24]); [.$A58]=[.AH$61]); 0; [$'Посещения + Долги'.AH$30]*[$'Посещения + Долги'.AH24])" office:value-type="string" office:string-value="0" calcext:value-type="string">
            <text:p>0</text:p>
          </table:table-cell>
          <table:table-cell table:style-name="ce46" table:formula="of:=IF(OR(ISTEXT([$'Посещения + Долги'.AI24]); [.$A58]=[.AI$61]); 0; [$'Посещения + Долги'.AI$30]*[$'Посещения + Долги'.AI24])" office:value-type="string" office:string-value="0" calcext:value-type="string">
            <text:p>0</text:p>
          </table:table-cell>
          <table:table-cell table:style-name="ce46" table:formula="of:=IF(OR(ISTEXT([$'Посещения + Долги'.AJ24]); [.$A58]=[.AJ$61]); 0; [$'Посещения + Долги'.AJ$30]*[$'Посещения + Долги'.AJ24])" office:value-type="string" office:string-value="0" calcext:value-type="string">
            <text:p>0</text:p>
          </table:table-cell>
          <table:table-cell table:style-name="ce46" table:formula="of:=IF(OR(ISTEXT([$'Посещения + Долги'.AK24]); [.$A58]=[.AK$61]); 0; [$'Посещения + Долги'.AK$30]*[$'Посещения + Долги'.AK24])" office:value-type="string" office:string-value="0" calcext:value-type="string">
            <text:p>0</text:p>
          </table:table-cell>
          <table:table-cell table:style-name="ce46" table:formula="of:=IF(OR(ISTEXT([$'Посещения + Долги'.AL24]); [.$A58]=[.AL$61]); 0; [$'Посещения + Долги'.AL$30]*[$'Посещения + Долги'.AL24])" office:value-type="string" office:string-value="0" calcext:value-type="string">
            <text:p>0</text:p>
          </table:table-cell>
          <table:table-cell table:style-name="ce46" table:formula="of:=IF(OR(ISTEXT([$'Посещения + Долги'.AM24]); [.$A58]=[.AM$61]); 0; [$'Посещения + Долги'.AM$30]*[$'Посещения + Долги'.AM24])" office:value-type="string" office:string-value="0" calcext:value-type="string">
            <text:p>0</text:p>
          </table:table-cell>
          <table:table-cell table:style-name="ce46" table:formula="of:=IF(OR(ISTEXT([$'Посещения + Долги'.AN24]); [.$A58]=[.AN$61]); 0; [$'Посещения + Долги'.AN$30]*[$'Посещения + Долги'.AN24])" office:value-type="string" office:string-value="0" calcext:value-type="string">
            <text:p>0</text:p>
          </table:table-cell>
          <table:table-cell table:style-name="ce46" table:formula="of:=IF(OR(ISTEXT([$'Посещения + Долги'.AO24]); [.$A58]=[.AO$61]); 0; [$'Посещения + Долги'.AO$30]*[$'Посещения + Долги'.AO24])" office:value-type="string" office:string-value="0" calcext:value-type="string">
            <text:p>0</text:p>
          </table:table-cell>
          <table:table-cell table:style-name="ce46" table:formula="of:=IF(OR(ISTEXT([$'Посещения + Долги'.AP24]); [.$A58]=[.AP$61]); 0; [$'Посещения + Долги'.AP$30]*[$'Посещения + Долги'.AP24])" office:value-type="string" office:string-value="0" calcext:value-type="string">
            <text:p>0</text:p>
          </table:table-cell>
          <table:table-cell table:style-name="ce46" table:formula="of:=IF(OR(ISTEXT([$'Посещения + Долги'.AQ24]); [.$A58]=[.AQ$61]); 0; [$'Посещения + Долги'.AQ$30]*[$'Посещения + Долги'.AQ24])" office:value-type="string" office:string-value="0" calcext:value-type="string">
            <text:p>0</text:p>
          </table:table-cell>
          <table:table-cell table:style-name="ce46" table:formula="of:=IF(OR(ISTEXT([$'Посещения + Долги'.AR24]); [.$A58]=[.AR$61]); 0; [$'Посещения + Долги'.AR$30]*[$'Посещения + Долги'.AR24])" office:value-type="string" office:string-value="0" calcext:value-type="string">
            <text:p>0</text:p>
          </table:table-cell>
          <table:table-cell table:style-name="ce46" table:formula="of:=IF(OR(ISTEXT([$'Посещения + Долги'.AS24]); [.$A58]=[.AS$61]); 0; [$'Посещения + Долги'.AS$30]*[$'Посещения + Долги'.AS24])" office:value-type="string" office:string-value="0" calcext:value-type="string">
            <text:p>0</text:p>
          </table:table-cell>
          <table:table-cell table:style-name="ce46" table:formula="of:=IF(OR(ISTEXT([$'Посещения + Долги'.AT24]); [.$A58]=[.AT$61]); 0; [$'Посещения + Долги'.AT$30]*[$'Посещения + Долги'.AT24])" office:value-type="string" office:string-value="0" calcext:value-type="string">
            <text:p>0</text:p>
          </table:table-cell>
          <table:table-cell table:style-name="ce46" table:formula="of:=IF(OR(ISTEXT([$'Посещения + Долги'.AU24]); [.$A58]=[.AU$61]); 0; [$'Посещения + Долги'.AU$30]*[$'Посещения + Долги'.AU24])" office:value-type="string" office:string-value="0" calcext:value-type="string">
            <text:p>0</text:p>
          </table:table-cell>
          <table:table-cell table:style-name="ce46" table:formula="of:=IF(OR(ISTEXT([$'Посещения + Долги'.AV24]); [.$A58]=[.AV$61]); 0; [$'Посещения + Долги'.AV$30]*[$'Посещения + Долги'.AV24])" office:value-type="string" office:string-value="0" calcext:value-type="string">
            <text:p>0</text:p>
          </table:table-cell>
          <table:table-cell table:style-name="ce46" table:formula="of:=IF(OR(ISTEXT([$'Посещения + Долги'.AW24]); [.$A58]=[.AW$61]); 0; [$'Посещения + Долги'.AW$30]*[$'Посещения + Долги'.AW24])" office:value-type="string" office:string-value="0" calcext:value-type="string">
            <text:p>0</text:p>
          </table:table-cell>
          <table:table-cell table:style-name="ce46" table:formula="of:=IF(OR(ISTEXT([$'Посещения + Долги'.AX24]); [.$A58]=[.AX$61]); 0; [$'Посещения + Долги'.AX$30]*[$'Посещения + Долги'.AX24])" office:value-type="string" office:string-value="0" calcext:value-type="string">
            <text:p>0</text:p>
          </table:table-cell>
          <table:table-cell table:style-name="ce46" table:formula="of:=IF(OR(ISTEXT([$'Посещения + Долги'.AY24]); [.$A58]=[.AY$61]); 0; [$'Посещения + Долги'.AY$30]*[$'Посещения + Долги'.AY24])" office:value-type="string" office:string-value="0" calcext:value-type="string">
            <text:p>0</text:p>
          </table:table-cell>
          <table:table-cell table:style-name="ce46" table:formula="of:=IF(OR(ISTEXT([$'Посещения + Долги'.AZ24]); [.$A58]=[.AZ$61]); 0; [$'Посещения + Долги'.AZ$30]*[$'Посещения + Долги'.AZ24])" office:value-type="string" office:string-value="0" calcext:value-type="string">
            <text:p>0</text:p>
          </table:table-cell>
          <table:table-cell table:style-name="ce46" table:formula="of:=IF(OR(ISTEXT([$'Посещения + Долги'.BA24]); [.$A58]=[.BA$61]); 0; [$'Посещения + Долги'.BA$30]*[$'Посещения + Долги'.BA24])" office:value-type="string" office:string-value="0" calcext:value-type="string">
            <text:p>0</text:p>
          </table:table-cell>
          <table:table-cell table:style-name="ce46" table:formula="of:=IF(OR(ISTEXT([$'Посещения + Долги'.BB24]); [.$A58]=[.BB$61]); 0; [$'Посещения + Долги'.BB$30]*[$'Посещения + Долги'.BB24])" office:value-type="string" office:string-value="0" calcext:value-type="string">
            <text:p>0</text:p>
          </table:table-cell>
          <table:table-cell table:style-name="ce46" table:formula="of:=IF(OR(ISTEXT([$'Посещения + Долги'.BC24]); [.$A58]=[.BC$61]); 0; [$'Посещения + Долги'.BC$30]*[$'Посещения + Долги'.BC24])" office:value-type="string" office:string-value="0" calcext:value-type="string">
            <text:p>0</text:p>
          </table:table-cell>
          <table:table-cell table:style-name="ce46" table:formula="of:=IF(OR(ISTEXT([$'Посещения + Долги'.BD24]); [.$A58]=[.BD$61]); 0; [$'Посещения + Долги'.BD$30]*[$'Посещения + Долги'.BD24])" office:value-type="string" office:string-value="0" calcext:value-type="string">
            <text:p>0</text:p>
          </table:table-cell>
          <table:table-cell table:style-name="ce46" table:formula="of:=IF(OR(ISTEXT([$'Посещения + Долги'.BE24]); [.$A58]=[.BE$61]); 0; [$'Посещения + Долги'.BE$30]*[$'Посещения + Долги'.BE24])" office:value-type="string" office:string-value="0" calcext:value-type="string">
            <text:p>0</text:p>
          </table:table-cell>
          <table:table-cell table:style-name="ce46" table:formula="of:=IF(OR(ISTEXT([$'Посещения + Долги'.BF24]); [.$A58]=[.BF$61]); 0; [$'Посещения + Долги'.BF$30]*[$'Посещения + Долги'.BF24])" office:value-type="string" office:string-value="0" calcext:value-type="string">
            <text:p>0</text:p>
          </table:table-cell>
          <table:table-cell table:style-name="ce46" table:formula="of:=IF(OR(ISTEXT([$'Посещения + Долги'.BG24]); [.$A58]=[.BG$61]); 0; [$'Посещения + Долги'.BG$30]*[$'Посещения + Долги'.BG24])" office:value-type="string" office:string-value="0" calcext:value-type="string">
            <text:p>0</text:p>
          </table:table-cell>
          <table:table-cell table:style-name="ce46" table:formula="of:=IF(OR(ISTEXT([$'Посещения + Долги'.BH24]); [.$A58]=[.BH$61]); 0; [$'Посещения + Долги'.BH$30]*[$'Посещения + Долги'.BH24])" office:value-type="string" office:string-value="0" calcext:value-type="string">
            <text:p>0</text:p>
          </table:table-cell>
          <table:table-cell table:style-name="ce46" table:formula="of:=IF(OR(ISTEXT([$'Посещения + Долги'.BI24]); [.$A58]=[.BI$61]); 0; [$'Посещения + Долги'.BI$30]*[$'Посещения + Долги'.BI24])" office:value-type="string" office:string-value="0" calcext:value-type="string">
            <text:p>0</text:p>
          </table:table-cell>
          <table:table-cell table:style-name="ce46" table:formula="of:=IF(OR(ISTEXT([$'Посещения + Долги'.BJ24]); [.$A58]=[.BJ$61]); 0; [$'Посещения + Долги'.BJ$30]*[$'Посещения + Долги'.BJ24])" office:value-type="string" office:string-value="0" calcext:value-type="string">
            <text:p>0</text:p>
          </table:table-cell>
          <table:table-cell table:style-name="ce46" table:formula="of:=IF(OR(ISTEXT([$'Посещения + Долги'.BK24]); [.$A58]=[.BK$61]); 0; [$'Посещения + Долги'.BK$30]*[$'Посещения + Долги'.BK24])" office:value-type="string" office:string-value="0" calcext:value-type="string">
            <text:p>0</text:p>
          </table:table-cell>
          <table:table-cell table:style-name="ce46" table:formula="of:=IF(OR(ISTEXT([$'Посещения + Долги'.BL24]); [.$A58]=[.BL$61]); 0; [$'Посещения + Долги'.BL$30]*[$'Посещения + Долги'.BL24])" office:value-type="string" office:string-value="0" calcext:value-type="string">
            <text:p>0</text:p>
          </table:table-cell>
          <table:table-cell table:style-name="ce46" table:formula="of:=IF(OR(ISTEXT([$'Посещения + Долги'.BM24]); [.$A58]=[.BM$61]); 0; [$'Посещения + Долги'.BM$30]*[$'Посещения + Долги'.BM24])" office:value-type="string" office:string-value="0" calcext:value-type="string">
            <text:p>0</text:p>
          </table:table-cell>
          <table:table-cell table:style-name="ce46" table:formula="of:=IF(OR(ISTEXT([$'Посещения + Долги'.BN24]); [.$A58]=[.BN$61]); 0; [$'Посещения + Долги'.BN$30]*[$'Посещения + Долги'.BN24])" office:value-type="string" office:string-value="0" calcext:value-type="string">
            <text:p>0</text:p>
          </table:table-cell>
          <table:table-cell table:style-name="ce46" table:formula="of:=IF(OR(ISTEXT([$'Посещения + Долги'.BO24]); [.$A58]=[.BO$61]); 0; [$'Посещения + Долги'.BO$30]*[$'Посещения + Долги'.BO24])" office:value-type="string" office:string-value="0" calcext:value-type="string">
            <text:p>0</text:p>
          </table:table-cell>
          <table:table-cell table:style-name="ce46" table:formula="of:=IF(OR(ISTEXT([$'Посещения + Долги'.BP24]); [.$A58]=[.BP$61]); 0; [$'Посещения + Долги'.BP$30]*[$'Посещения + Долги'.BP24])" office:value-type="string" office:string-value="0" calcext:value-type="string">
            <text:p>0</text:p>
          </table:table-cell>
          <table:table-cell table:style-name="ce46" table:formula="of:=IF(OR(ISTEXT([$'Посещения + Долги'.BQ24]); [.$A58]=[.BQ$61]); 0; [$'Посещения + Долги'.BQ$30]*[$'Посещения + Долги'.BQ24])" office:value-type="string" office:string-value="0" calcext:value-type="string">
            <text:p>0</text:p>
          </table:table-cell>
          <table:table-cell table:style-name="ce46" table:formula="of:=IF(OR(ISTEXT([$'Посещения + Долги'.BR24]); [.$A58]=[.BR$61]); 0; [$'Посещения + Долги'.BR$30]*[$'Посещения + Долги'.BR24])" office:value-type="string" office:string-value="0" calcext:value-type="string">
            <text:p>0</text:p>
          </table:table-cell>
          <table:table-cell table:style-name="ce46" table:formula="of:=IF(OR(ISTEXT([$'Посещения + Долги'.BS24]); [.$A58]=[.BS$61]); 0; [$'Посещения + Долги'.BS$30]*[$'Посещения + Долги'.BS24])" office:value-type="string" office:string-value="0" calcext:value-type="string">
            <text:p>0</text:p>
          </table:table-cell>
          <table:table-cell table:style-name="ce46" table:formula="of:=IF(OR(ISTEXT([$'Посещения + Долги'.BT24]); [.$A58]=[.BT$61]); 0; [$'Посещения + Долги'.BT$30]*[$'Посещения + Долги'.BT24])" office:value-type="string" office:string-value="0" calcext:value-type="string">
            <text:p>0</text:p>
          </table:table-cell>
          <table:table-cell table:style-name="ce46" table:formula="of:=IF(OR(ISTEXT([$'Посещения + Долги'.BU24]); [.$A58]=[.BU$61]); 0; [$'Посещения + Долги'.BU$30]*[$'Посещения + Долги'.BU24])" office:value-type="string" office:string-value="0" calcext:value-type="string">
            <text:p>0</text:p>
          </table:table-cell>
          <table:table-cell table:style-name="ce46" table:formula="of:=IF(OR(ISTEXT([$'Посещения + Долги'.BV24]); [.$A58]=[.BV$61]); 0; [$'Посещения + Долги'.BV$30]*[$'Посещения + Долги'.BV24])" office:value-type="string" office:string-value="0" calcext:value-type="string">
            <text:p>0</text:p>
          </table:table-cell>
          <table:table-cell table:style-name="ce46" table:formula="of:=IF(OR(ISTEXT([$'Посещения + Долги'.BW24]); [.$A58]=[.BW$61]); 0; [$'Посещения + Долги'.BW$30]*[$'Посещения + Долги'.BW24])" office:value-type="string" office:string-value="0" calcext:value-type="string">
            <text:p>0</text:p>
          </table:table-cell>
          <table:table-cell table:style-name="ce46" table:formula="of:=IF(OR(ISTEXT([$'Посещения + Долги'.BX24]); [.$A58]=[.BX$61]); 0; [$'Посещения + Долги'.BX$30]*[$'Посещения + Долги'.BX24])" office:value-type="string" office:string-value="0" calcext:value-type="string">
            <text:p>0</text:p>
          </table:table-cell>
          <table:table-cell table:style-name="ce46" table:formula="of:=IF(OR(ISTEXT([$'Посещения + Долги'.BY24]); [.$A58]=[.BY$61]); 0; [$'Посещения + Долги'.BY$30]*[$'Посещения + Долги'.BY24])" office:value-type="string" office:string-value="0" calcext:value-type="string">
            <text:p>0</text:p>
          </table:table-cell>
          <table:table-cell table:style-name="ce46" table:formula="of:=IF(OR(ISTEXT([$'Посещения + Долги'.BZ24]); [.$A58]=[.BZ$61]); 0; [$'Посещения + Долги'.BZ$30]*[$'Посещения + Долги'.BZ24])" office:value-type="string" office:string-value="0" calcext:value-type="string">
            <text:p>0</text:p>
          </table:table-cell>
          <table:table-cell table:style-name="ce46" table:formula="of:=IF(OR(ISTEXT([$'Посещения + Долги'.CA24]); [.$A58]=[.CA$61]); 0; [$'Посещения + Долги'.CA$30]*[$'Посещения + Долги'.CA24])" office:value-type="string" office:string-value="0" calcext:value-type="string">
            <text:p>0</text:p>
          </table:table-cell>
          <table:table-cell table:style-name="ce46" table:formula="of:=IF(OR(ISTEXT([$'Посещения + Долги'.CB24]); [.$A58]=[.CB$61]); 0; [$'Посещения + Долги'.CB$30]*[$'Посещения + Долги'.CB24])" office:value-type="string" office:string-value="0" calcext:value-type="string">
            <text:p>0</text:p>
          </table:table-cell>
          <table:table-cell table:style-name="ce46" table:formula="of:=IF(OR(ISTEXT([$'Посещения + Долги'.CC24]); [.$A58]=[.CC$61]); 0; [$'Посещения + Долги'.CC$30]*[$'Посещения + Долги'.CC24])" office:value-type="string" office:string-value="0" calcext:value-type="string">
            <text:p>0</text:p>
          </table:table-cell>
          <table:table-cell table:style-name="ce46" table:formula="of:=IF(OR(ISTEXT([$'Посещения + Долги'.CD24]); [.$A58]=[.CD$61]); 0; [$'Посещения + Долги'.CD$30]*[$'Посещения + Долги'.CD24])" office:value-type="string" office:string-value="0" calcext:value-type="string">
            <text:p>0</text:p>
          </table:table-cell>
          <table:table-cell table:style-name="ce46" table:formula="of:=IF(OR(ISTEXT([$'Посещения + Долги'.CE24]); [.$A58]=[.CE$61]); 0; [$'Посещения + Долги'.CE$30]*[$'Посещения + Долги'.CE24])" office:value-type="string" office:string-value="0" calcext:value-type="string">
            <text:p>0</text:p>
          </table:table-cell>
          <table:table-cell table:style-name="ce46" table:formula="of:=IF(OR(ISTEXT([$'Посещения + Долги'.CF24]); [.$A58]=[.CF$61]); 0; [$'Посещения + Долги'.CF$30]*[$'Посещения + Долги'.CF24])" office:value-type="string" office:string-value="0" calcext:value-type="string">
            <text:p>0</text:p>
          </table:table-cell>
          <table:table-cell table:style-name="ce46" table:formula="of:=IF(OR(ISTEXT([$'Посещения + Долги'.CG24]); [.$A58]=[.CG$61]); 0; [$'Посещения + Долги'.CG$30]*[$'Посещения + Долги'.CG24])" office:value-type="string" office:string-value="0" calcext:value-type="string">
            <text:p>0</text:p>
          </table:table-cell>
          <table:table-cell table:style-name="ce46" table:formula="of:=IF(OR(ISTEXT([$'Посещения + Долги'.CH24]); [.$A58]=[.CH$61]); 0; [$'Посещения + Долги'.CH$30]*[$'Посещения + Долги'.CH24])" office:value-type="string" office:string-value="37.5" calcext:value-type="string">
            <text:p>37.5</text:p>
          </table:table-cell>
          <table:table-cell table:style-name="ce46" table:formula="of:=IF(OR(ISTEXT([$'Посещения + Долги'.CI24]); [.$A58]=[.CI$61]); 0; [$'Посещения + Долги'.CI$30]*[$'Посещения + Долги'.CI24])" office:value-type="string" office:string-value="37.5" calcext:value-type="string">
            <text:p>37.5</text:p>
          </table:table-cell>
          <table:table-cell table:style-name="ce46" table:formula="of:=IF(OR(ISTEXT([$'Посещения + Долги'.CJ24]); [.$A58]=[.CJ$61]); 0; [$'Посещения + Долги'.CJ$30]*[$'Посещения + Долги'.CJ24])" office:value-type="string" office:string-value="0" calcext:value-type="string">
            <text:p>0</text:p>
          </table:table-cell>
          <table:table-cell table:style-name="ce46" table:formula="of:=IF(OR(ISTEXT([$'Посещения + Долги'.CK24]); [.$A58]=[.CK$61]); 0; [$'Посещения + Долги'.CK$30]*[$'Посещения + Долги'.CK24])" office:value-type="string" office:string-value="0" calcext:value-type="string">
            <text:p>0</text:p>
          </table:table-cell>
          <table:table-cell table:style-name="ce46" table:formula="of:=IF(OR(ISTEXT([$'Посещения + Долги'.CL24]); [.$A58]=[.CL$61]); 0; [$'Посещения + Долги'.CL$30]*[$'Посещения + Долги'.CL24])" office:value-type="string" office:string-value="0" calcext:value-type="string">
            <text:p>0</text:p>
          </table:table-cell>
          <table:table-cell table:style-name="ce46" table:formula="of:=IF(OR(ISTEXT([$'Посещения + Долги'.CM24]); [.$A58]=[.CM$61]); 0; [$'Посещения + Долги'.CM$30]*[$'Посещения + Долги'.CM24])" office:value-type="string" office:string-value="0" calcext:value-type="string">
            <text:p>0</text:p>
          </table:table-cell>
          <table:table-cell table:style-name="ce46" table:formula="of:=IF(OR(ISTEXT([$'Посещения + Долги'.CN24]); [.$A58]=[.CN$61]); 0; [$'Посещения + Долги'.CN$30]*[$'Посещения + Долги'.CN24])" office:value-type="string" office:string-value="0" calcext:value-type="string">
            <text:p>0</text:p>
          </table:table-cell>
          <table:table-cell table:style-name="ce46" table:formula="of:=IF(OR(ISTEXT([$'Посещения + Долги'.CO24]); [.$A58]=[.CO$61]); 0; [$'Посещения + Долги'.CO$30]*[$'Посещения + Долги'.CO24])" office:value-type="string" office:string-value="0" calcext:value-type="string">
            <text:p>0</text:p>
          </table:table-cell>
          <table:table-cell table:style-name="ce46" table:formula="of:=IF(OR(ISTEXT([$'Посещения + Долги'.CP24]); [.$A58]=[.CP$61]); 0; [$'Посещения + Долги'.CP$30]*[$'Посещения + Долги'.CP24])" office:value-type="string" office:string-value="0" calcext:value-type="string">
            <text:p>0</text:p>
          </table:table-cell>
          <table:table-cell table:style-name="ce46" table:formula="of:=IF(OR(ISTEXT([$'Посещения + Долги'.CQ24]); [.$A58]=[.CQ$61]); 0; [$'Посещения + Долги'.CQ$30]*[$'Посещения + Долги'.CQ24])" office:value-type="string" office:string-value="0" calcext:value-type="string">
            <text:p>0</text:p>
          </table:table-cell>
          <table:table-cell table:style-name="ce46" table:formula="of:=IF(OR(ISTEXT([$'Посещения + Долги'.CR24]); [.$A58]=[.CR$61]); 0; [$'Посещения + Долги'.CR$30]*[$'Посещения + Долги'.CR24])" office:value-type="string" office:string-value="0" calcext:value-type="string">
            <text:p>0</text:p>
          </table:table-cell>
          <table:table-cell table:style-name="ce46" table:formula="of:=IF(OR(ISTEXT([$'Посещения + Долги'.CS24]); [.$A58]=[.CS$61]); 0; [$'Посещения + Долги'.CS$30]*[$'Посещения + Долги'.CS24])" office:value-type="string" office:string-value="37.5" calcext:value-type="string">
            <text:p>37.5</text:p>
          </table:table-cell>
          <table:table-cell table:style-name="ce46" table:formula="of:=IF(OR(ISTEXT([$'Посещения + Долги'.CT24]); [.$A58]=[.CT$61]); 0; [$'Посещения + Долги'.CT$30]*[$'Посещения + Долги'.CT24])" office:value-type="string" office:string-value="0" calcext:value-type="string">
            <text:p>0</text:p>
          </table:table-cell>
          <table:table-cell table:style-name="ce46" table:formula="of:=IF(OR(ISTEXT([$'Посещения + Долги'.CU24]); [.$A58]=[.CU$61]); 0; [$'Посещения + Долги'.CU$30]*[$'Посещения + Долги'.CU24])" office:value-type="string" office:string-value="0" calcext:value-type="string">
            <text:p>0</text:p>
          </table:table-cell>
          <table:table-cell table:style-name="ce46" table:formula="of:=IF(OR(ISTEXT([$'Посещения + Долги'.CV24]); [.$A58]=[.CV$61]); 0; [$'Посещения + Долги'.CV$30]*[$'Посещения + Долги'.CV24])" office:value-type="string" office:string-value="0" calcext:value-type="string">
            <text:p>0</text:p>
          </table:table-cell>
          <table:table-cell table:style-name="ce46" table:formula="of:=IF(OR(ISTEXT([$'Посещения + Долги'.CW24]); [.$A58]=[.CW$61]); 0; [$'Посещения + Долги'.CW$30]*[$'Посещения + Долги'.CW24])" office:value-type="string" office:string-value="0" calcext:value-type="string">
            <text:p>0</text:p>
          </table:table-cell>
          <table:table-cell table:style-name="ce46" table:formula="of:=IF(OR(ISTEXT([$'Посещения + Долги'.CX24]); [.$A58]=[.CX$61]); 0; [$'Посещения + Долги'.CX$30]*[$'Посещения + Долги'.CX24])" office:value-type="string" office:string-value="0" calcext:value-type="string">
            <text:p>0</text:p>
          </table:table-cell>
          <table:table-cell table:style-name="ce46" table:formula="of:=IF(OR(ISTEXT([$'Посещения + Долги'.CY24]); [.$A58]=[.CY$61]); 0; [$'Посещения + Долги'.CY$30]*[$'Посещения + Долги'.CY24])" office:value-type="string" office:string-value="0" calcext:value-type="string">
            <text:p>0</text:p>
          </table:table-cell>
          <table:table-cell table:style-name="ce46" table:formula="of:=IF(OR(ISTEXT([$'Посещения + Долги'.CZ24]); [.$A58]=[.CZ$61]); 0; [$'Посещения + Долги'.CZ$30]*[$'Посещения + Долги'.CZ24])" office:value-type="string" office:string-value="0" calcext:value-type="string">
            <text:p>0</text:p>
          </table:table-cell>
          <table:table-cell table:style-name="ce46" table:formula="of:=IF(OR(ISTEXT([$'Посещения + Долги'.DA24]); [.$A58]=[.DA$61]); 0; [$'Посещения + Долги'.DA$30]*[$'Посещения + Долги'.DA24])" office:value-type="string" office:string-value="0" calcext:value-type="string">
            <text:p>0</text:p>
          </table:table-cell>
          <table:table-cell table:style-name="ce46" table:formula="of:=IF(OR(ISTEXT([$'Посещения + Долги'.DB24]); [.$A58]=[.DB$61]); 0; [$'Посещения + Долги'.DB$30]*[$'Посещения + Долги'.DB24])" office:value-type="string" office:string-value="0" calcext:value-type="string">
            <text:p>0</text:p>
          </table:table-cell>
          <table:table-cell table:style-name="ce46" table:formula="of:=IF(OR(ISTEXT([$'Посещения + Долги'.DC24]); [.$A58]=[.DC$61]); 0; [$'Посещения + Долги'.DC$30]*[$'Посещения + Долги'.DC24])" office:value-type="string" office:string-value="0" calcext:value-type="string">
            <text:p>0</text:p>
          </table:table-cell>
          <table:table-cell table:style-name="ce46" table:formula="of:=IF(OR(ISTEXT([$'Посещения + Долги'.DD24]); [.$A58]=[.DD$61]); 0; [$'Посещения + Долги'.DD$30]*[$'Посещения + Долги'.DD24])" office:value-type="string" office:string-value="0" calcext:value-type="string">
            <text:p>0</text:p>
          </table:table-cell>
          <table:table-cell table:style-name="ce46" table:formula="of:=IF(OR(ISTEXT([$'Посещения + Долги'.DE24]); [.$A58]=[.DE$61]); 0; [$'Посещения + Долги'.DE$30]*[$'Посещения + Долги'.DE24])" office:value-type="string" office:string-value="0" calcext:value-type="string">
            <text:p>0</text:p>
          </table:table-cell>
          <table:table-cell table:style-name="ce46" table:formula="of:=IF(OR(ISTEXT([$'Посещения + Долги'.DF24]); [.$A58]=[.DF$61]); 0; [$'Посещения + Долги'.DF$30]*[$'Посещения + Долги'.DF24])" office:value-type="string" office:string-value="0" calcext:value-type="string">
            <text:p>0</text:p>
          </table:table-cell>
          <table:table-cell table:style-name="ce46" table:formula="of:=IF(OR(ISTEXT([$'Посещения + Долги'.DG24]); [.$A58]=[.DG$61]); 0; [$'Посещения + Долги'.DG$30]*[$'Посещения + Долги'.DG24])" office:value-type="string" office:string-value="0" calcext:value-type="string">
            <text:p>0</text:p>
          </table:table-cell>
          <table:table-cell table:style-name="ce46" table:formula="of:=IF(OR(ISTEXT([$'Посещения + Долги'.DH24]); [.$A58]=[.DH$61]); 0; [$'Посещения + Долги'.DH$30]*[$'Посещения + Долги'.DH24])" office:value-type="string" office:string-value="0" calcext:value-type="string">
            <text:p>0</text:p>
          </table:table-cell>
          <table:table-cell table:style-name="ce46" table:formula="of:=IF(OR(ISTEXT([$'Посещения + Долги'.DI24]); [.$A58]=[.DI$61]); 0; [$'Посещения + Долги'.DI$30]*[$'Посещения + Долги'.DI24])" office:value-type="string" office:string-value="0" calcext:value-type="string">
            <text:p>0</text:p>
          </table:table-cell>
          <table:table-cell table:style-name="ce46" table:formula="of:=IF(OR(ISTEXT([$'Посещения + Долги'.DJ24]); [.$A58]=[.DJ$61]); 0; [$'Посещения + Долги'.DJ$30]*[$'Посещения + Долги'.DJ24])" office:value-type="string" office:string-value="0" calcext:value-type="string">
            <text:p>0</text:p>
          </table:table-cell>
          <table:table-cell table:style-name="ce46" table:formula="of:=IF(OR(ISTEXT([$'Посещения + Долги'.DK24]); [.$A58]=[.DK$61]); 0; [$'Посещения + Долги'.DK$30]*[$'Посещения + Долги'.DK24])" office:value-type="string" office:string-value="0" calcext:value-type="string">
            <text:p>0</text:p>
          </table:table-cell>
          <table:table-cell table:style-name="ce46" table:formula="of:=IF(OR(ISTEXT([$'Посещения + Долги'.DL24]); [.$A58]=[.DL$61]); 0; [$'Посещения + Долги'.DL$30]*[$'Посещения + Долги'.DL24])" office:value-type="string" office:string-value="0" calcext:value-type="string">
            <text:p>0</text:p>
          </table:table-cell>
          <table:table-cell table:style-name="ce46" table:formula="of:=IF(OR(ISTEXT([$'Посещения + Долги'.DM24]); [.$A58]=[.DM$61]); 0; [$'Посещения + Долги'.DM$30]*[$'Посещения + Долги'.DM24])" office:value-type="string" office:string-value="0" calcext:value-type="string">
            <text:p>0</text:p>
          </table:table-cell>
          <table:table-cell table:style-name="ce46" table:formula="of:=IF(OR(ISTEXT([$'Посещения + Долги'.DN24]); [.$A58]=[.DN$61]); 0; [$'Посещения + Долги'.DN$30]*[$'Посещения + Долги'.DN24])" office:value-type="string" office:string-value="0" calcext:value-type="string">
            <text:p>0</text:p>
          </table:table-cell>
          <table:table-cell table:style-name="ce46" table:formula="of:=IF(OR(ISTEXT([$'Посещения + Долги'.DO24]); [.$A58]=[.DO$61]); 0; [$'Посещения + Долги'.DO$30]*[$'Посещения + Долги'.DO24])" office:value-type="string" office:string-value="0" calcext:value-type="string">
            <text:p>0</text:p>
          </table:table-cell>
          <table:table-cell table:style-name="ce46" table:formula="of:=IF(OR(ISTEXT([$'Посещения + Долги'.DP24]); [.$A58]=[.DP$61]); 0; [$'Посещения + Долги'.DP$30]*[$'Посещения + Долги'.DP24])" office:value-type="string" office:string-value="0" calcext:value-type="string">
            <text:p>0</text:p>
          </table:table-cell>
          <table:table-cell table:style-name="ce46" table:formula="of:=IF(OR(ISTEXT([$'Посещения + Долги'.DQ24]); [.$A58]=[.DQ$61]); 0; [$'Посещения + Долги'.DQ$30]*[$'Посещения + Долги'.DQ24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анюков</text:p>
          </table:table-cell>
          <table:table-cell table:style-name="ce46" table:formula="of:=IF(OR(ISTEXT([$'Посещения + Долги'.B25]); [.$A59]=[.B$61]); 0; [$'Посещения + Долги'.B$30]*[$'Посещения + Долги'.B25])" office:value-type="string" office:string-value="0" calcext:value-type="string">
            <text:p>0</text:p>
          </table:table-cell>
          <table:table-cell table:style-name="ce46" table:formula="of:=IF(OR(ISTEXT([$'Посещения + Долги'.C25]); [.$A59]=[.C$61]); 0; [$'Посещения + Долги'.C$30]*[$'Посещения + Долги'.C25])" office:value-type="string" office:string-value="0" calcext:value-type="string">
            <text:p>0</text:p>
          </table:table-cell>
          <table:table-cell table:style-name="ce46" table:formula="of:=IF(OR(ISTEXT([$'Посещения + Долги'.D25]); [.$A59]=[.D$61]); 0; [$'Посещения + Долги'.D$30]*[$'Посещения + Долги'.D25])" office:value-type="string" office:string-value="0" calcext:value-type="string">
            <text:p>0</text:p>
          </table:table-cell>
          <table:table-cell table:style-name="ce46" table:formula="of:=IF(OR(ISTEXT([$'Посещения + Долги'.E25]); [.$A59]=[.E$61]); 0; [$'Посещения + Долги'.E$30]*[$'Посещения + Долги'.E25])" office:value-type="string" office:string-value="0" calcext:value-type="string">
            <text:p>0</text:p>
          </table:table-cell>
          <table:table-cell table:style-name="ce46" table:formula="of:=IF(OR(ISTEXT([$'Посещения + Долги'.F25]); [.$A59]=[.F$61]); 0; [$'Посещения + Долги'.F$30]*[$'Посещения + Долги'.F25])" office:value-type="string" office:string-value="0" calcext:value-type="string">
            <text:p>0</text:p>
          </table:table-cell>
          <table:table-cell table:style-name="ce46" table:formula="of:=IF(OR(ISTEXT([$'Посещения + Долги'.G25]); [.$A59]=[.G$61]); 0; [$'Посещения + Долги'.G$30]*[$'Посещения + Долги'.G25])" office:value-type="string" office:string-value="0" calcext:value-type="string">
            <text:p>0</text:p>
          </table:table-cell>
          <table:table-cell table:style-name="ce46" table:formula="of:=IF(OR(ISTEXT([$'Посещения + Долги'.H25]); [.$A59]=[.H$61]); 0; [$'Посещения + Долги'.H$30]*[$'Посещения + Долги'.H25])" office:value-type="string" office:string-value="0" calcext:value-type="string">
            <text:p>0</text:p>
          </table:table-cell>
          <table:table-cell table:style-name="ce46" table:formula="of:=IF(OR(ISTEXT([$'Посещения + Долги'.I25]); [.$A59]=[.I$61]); 0; [$'Посещения + Долги'.I$30]*[$'Посещения + Долги'.I25])" office:value-type="string" office:string-value="0" calcext:value-type="string">
            <text:p>0</text:p>
          </table:table-cell>
          <table:table-cell table:style-name="ce46" table:formula="of:=IF(OR(ISTEXT([$'Посещения + Долги'.J25]); [.$A59]=[.J$61]); 0; [$'Посещения + Долги'.J$30]*[$'Посещения + Долги'.J25])" office:value-type="string" office:string-value="0" calcext:value-type="string">
            <text:p>0</text:p>
          </table:table-cell>
          <table:table-cell table:style-name="ce46" table:formula="of:=IF(OR(ISTEXT([$'Посещения + Долги'.K25]); [.$A59]=[.K$61]); 0; [$'Посещения + Долги'.K$30]*[$'Посещения + Долги'.K25])" office:value-type="string" office:string-value="0" calcext:value-type="string">
            <text:p>0</text:p>
          </table:table-cell>
          <table:table-cell table:style-name="ce46" table:formula="of:=IF(OR(ISTEXT([$'Посещения + Долги'.L25]); [.$A59]=[.L$61]); 0; [$'Посещения + Долги'.L$30]*[$'Посещения + Долги'.L25])" office:value-type="string" office:string-value="0" calcext:value-type="string">
            <text:p>0</text:p>
          </table:table-cell>
          <table:table-cell table:style-name="ce46" table:formula="of:=IF(OR(ISTEXT([$'Посещения + Долги'.M25]); [.$A59]=[.M$61]); 0; [$'Посещения + Долги'.M$30]*[$'Посещения + Долги'.M25])" office:value-type="string" office:string-value="0" calcext:value-type="string">
            <text:p>0</text:p>
          </table:table-cell>
          <table:table-cell table:style-name="ce46" table:formula="of:=IF(OR(ISTEXT([$'Посещения + Долги'.N25]); [.$A59]=[.N$61]); 0; [$'Посещения + Долги'.N$30]*[$'Посещения + Долги'.N25])" office:value-type="string" office:string-value="0" calcext:value-type="string">
            <text:p>0</text:p>
          </table:table-cell>
          <table:table-cell table:style-name="ce46" table:formula="of:=IF(OR(ISTEXT([$'Посещения + Долги'.O25]); [.$A59]=[.O$61]); 0; [$'Посещения + Долги'.O$30]*[$'Посещения + Долги'.O25])" office:value-type="string" office:string-value="0" calcext:value-type="string">
            <text:p>0</text:p>
          </table:table-cell>
          <table:table-cell table:style-name="ce46" table:formula="of:=IF(OR(ISTEXT([$'Посещения + Долги'.P25]); [.$A59]=[.P$61]); 0; [$'Посещения + Долги'.P$30]*[$'Посещения + Долги'.P25])" office:value-type="string" office:string-value="0" calcext:value-type="string">
            <text:p>0</text:p>
          </table:table-cell>
          <table:table-cell table:style-name="ce46" table:formula="of:=IF(OR(ISTEXT([$'Посещения + Долги'.Q25]); [.$A59]=[.Q$61]); 0; [$'Посещения + Долги'.Q$30]*[$'Посещения + Долги'.Q25])" office:value-type="string" office:string-value="0" calcext:value-type="string">
            <text:p>0</text:p>
          </table:table-cell>
          <table:table-cell table:style-name="ce46" table:formula="of:=IF(OR(ISTEXT([$'Посещения + Долги'.R25]); [.$A59]=[.R$61]); 0; [$'Посещения + Долги'.R$30]*[$'Посещения + Долги'.R25])" office:value-type="string" office:string-value="0" calcext:value-type="string">
            <text:p>0</text:p>
          </table:table-cell>
          <table:table-cell table:style-name="ce46" table:formula="of:=IF(OR(ISTEXT([$'Посещения + Долги'.S25]); [.$A59]=[.S$61]); 0; [$'Посещения + Долги'.S$30]*[$'Посещения + Долги'.S25])" office:value-type="string" office:string-value="0" calcext:value-type="string">
            <text:p>0</text:p>
          </table:table-cell>
          <table:table-cell table:style-name="ce46" table:formula="of:=IF(OR(ISTEXT([$'Посещения + Долги'.T25]); [.$A59]=[.T$61]); 0; [$'Посещения + Долги'.T$30]*[$'Посещения + Долги'.T25])" office:value-type="string" office:string-value="0" calcext:value-type="string">
            <text:p>0</text:p>
          </table:table-cell>
          <table:table-cell table:style-name="ce46" table:formula="of:=IF(OR(ISTEXT([$'Посещения + Долги'.U25]); [.$A59]=[.U$61]); 0; [$'Посещения + Долги'.U$30]*[$'Посещения + Долги'.U25])" office:value-type="string" office:string-value="0" calcext:value-type="string">
            <text:p>0</text:p>
          </table:table-cell>
          <table:table-cell table:style-name="ce46" table:formula="of:=IF(OR(ISTEXT([$'Посещения + Долги'.V25]); [.$A59]=[.V$61]); 0; [$'Посещения + Долги'.V$30]*[$'Посещения + Долги'.V25])" office:value-type="string" office:string-value="0" calcext:value-type="string">
            <text:p>0</text:p>
          </table:table-cell>
          <table:table-cell table:style-name="ce46" table:formula="of:=IF(OR(ISTEXT([$'Посещения + Долги'.W25]); [.$A59]=[.W$61]); 0; [$'Посещения + Долги'.W$30]*[$'Посещения + Долги'.W25])" office:value-type="string" office:string-value="0" calcext:value-type="string">
            <text:p>0</text:p>
          </table:table-cell>
          <table:table-cell table:style-name="ce46" table:formula="of:=IF(OR(ISTEXT([$'Посещения + Долги'.X25]); [.$A59]=[.X$61]); 0; [$'Посещения + Долги'.X$30]*[$'Посещения + Долги'.X25])" office:value-type="string" office:string-value="0" calcext:value-type="string">
            <text:p>0</text:p>
          </table:table-cell>
          <table:table-cell table:style-name="ce46" table:formula="of:=IF(OR(ISTEXT([$'Посещения + Долги'.Y25]); [.$A59]=[.Y$61]); 0; [$'Посещения + Долги'.Y$30]*[$'Посещения + Долги'.Y25])" office:value-type="string" office:string-value="0" calcext:value-type="string">
            <text:p>0</text:p>
          </table:table-cell>
          <table:table-cell table:style-name="ce46" table:formula="of:=IF(OR(ISTEXT([$'Посещения + Долги'.Z25]); [.$A59]=[.Z$61]); 0; [$'Посещения + Долги'.Z$30]*[$'Посещения + Долги'.Z25])" office:value-type="string" office:string-value="0" calcext:value-type="string">
            <text:p>0</text:p>
          </table:table-cell>
          <table:table-cell table:style-name="ce46" table:formula="of:=IF(OR(ISTEXT([$'Посещения + Долги'.AA25]); [.$A59]=[.AA$61]); 0; [$'Посещения + Долги'.AA$30]*[$'Посещения + Долги'.AA25])" office:value-type="string" office:string-value="0" calcext:value-type="string">
            <text:p>0</text:p>
          </table:table-cell>
          <table:table-cell table:style-name="ce46" table:formula="of:=IF(OR(ISTEXT([$'Посещения + Долги'.AB25]); [.$A59]=[.AB$61]); 0; [$'Посещения + Долги'.AB$30]*[$'Посещения + Долги'.AB25])" office:value-type="string" office:string-value="0" calcext:value-type="string">
            <text:p>0</text:p>
          </table:table-cell>
          <table:table-cell table:style-name="ce46" table:formula="of:=IF(OR(ISTEXT([$'Посещения + Долги'.AC25]); [.$A59]=[.AC$61]); 0; [$'Посещения + Долги'.AC$30]*[$'Посещения + Долги'.AC25])" office:value-type="string" office:string-value="0" calcext:value-type="string">
            <text:p>0</text:p>
          </table:table-cell>
          <table:table-cell table:style-name="ce46" table:formula="of:=IF(OR(ISTEXT([$'Посещения + Долги'.AD25]); [.$A59]=[.AD$61]); 0; [$'Посещения + Долги'.AD$30]*[$'Посещения + Долги'.AD25])" office:value-type="string" office:string-value="0" calcext:value-type="string">
            <text:p>0</text:p>
          </table:table-cell>
          <table:table-cell table:style-name="ce46" table:formula="of:=IF(OR(ISTEXT([$'Посещения + Долги'.AE25]); [.$A59]=[.AE$61]); 0; [$'Посещения + Долги'.AE$30]*[$'Посещения + Долги'.AE25])" office:value-type="string" office:string-value="0" calcext:value-type="string">
            <text:p>0</text:p>
          </table:table-cell>
          <table:table-cell table:style-name="ce46" table:formula="of:=IF(OR(ISTEXT([$'Посещения + Долги'.AF25]); [.$A59]=[.AF$61]); 0; [$'Посещения + Долги'.AF$30]*[$'Посещения + Долги'.AF25])" office:value-type="string" office:string-value="0" calcext:value-type="string">
            <text:p>0</text:p>
          </table:table-cell>
          <table:table-cell table:style-name="ce46" table:formula="of:=IF(OR(ISTEXT([$'Посещения + Долги'.AG25]); [.$A59]=[.AG$61]); 0; [$'Посещения + Долги'.AG$30]*[$'Посещения + Долги'.AG25])" office:value-type="string" office:string-value="0" calcext:value-type="string">
            <text:p>0</text:p>
          </table:table-cell>
          <table:table-cell table:style-name="ce46" table:formula="of:=IF(OR(ISTEXT([$'Посещения + Долги'.AH25]); [.$A59]=[.AH$61]); 0; [$'Посещения + Долги'.AH$30]*[$'Посещения + Долги'.AH25])" office:value-type="string" office:string-value="0" calcext:value-type="string">
            <text:p>0</text:p>
          </table:table-cell>
          <table:table-cell table:style-name="ce46" table:formula="of:=IF(OR(ISTEXT([$'Посещения + Долги'.AI25]); [.$A59]=[.AI$61]); 0; [$'Посещения + Долги'.AI$30]*[$'Посещения + Долги'.AI25])" office:value-type="string" office:string-value="0" calcext:value-type="string">
            <text:p>0</text:p>
          </table:table-cell>
          <table:table-cell table:style-name="ce46" table:formula="of:=IF(OR(ISTEXT([$'Посещения + Долги'.AJ25]); [.$A59]=[.AJ$61]); 0; [$'Посещения + Долги'.AJ$30]*[$'Посещения + Долги'.AJ25])" office:value-type="string" office:string-value="0" calcext:value-type="string">
            <text:p>0</text:p>
          </table:table-cell>
          <table:table-cell table:style-name="ce46" table:formula="of:=IF(OR(ISTEXT([$'Посещения + Долги'.AK25]); [.$A59]=[.AK$61]); 0; [$'Посещения + Долги'.AK$30]*[$'Посещения + Долги'.AK25])" office:value-type="string" office:string-value="0" calcext:value-type="string">
            <text:p>0</text:p>
          </table:table-cell>
          <table:table-cell table:style-name="ce46" table:formula="of:=IF(OR(ISTEXT([$'Посещения + Долги'.AL25]); [.$A59]=[.AL$61]); 0; [$'Посещения + Долги'.AL$30]*[$'Посещения + Долги'.AL25])" office:value-type="string" office:string-value="0" calcext:value-type="string">
            <text:p>0</text:p>
          </table:table-cell>
          <table:table-cell table:style-name="ce46" table:formula="of:=IF(OR(ISTEXT([$'Посещения + Долги'.AM25]); [.$A59]=[.AM$61]); 0; [$'Посещения + Долги'.AM$30]*[$'Посещения + Долги'.AM25])" office:value-type="string" office:string-value="0" calcext:value-type="string">
            <text:p>0</text:p>
          </table:table-cell>
          <table:table-cell table:style-name="ce46" table:formula="of:=IF(OR(ISTEXT([$'Посещения + Долги'.AN25]); [.$A59]=[.AN$61]); 0; [$'Посещения + Долги'.AN$30]*[$'Посещения + Долги'.AN25])" office:value-type="string" office:string-value="0" calcext:value-type="string">
            <text:p>0</text:p>
          </table:table-cell>
          <table:table-cell table:style-name="ce46" table:formula="of:=IF(OR(ISTEXT([$'Посещения + Долги'.AO25]); [.$A59]=[.AO$61]); 0; [$'Посещения + Долги'.AO$30]*[$'Посещения + Долги'.AO25])" office:value-type="string" office:string-value="0" calcext:value-type="string">
            <text:p>0</text:p>
          </table:table-cell>
          <table:table-cell table:style-name="ce46" table:formula="of:=IF(OR(ISTEXT([$'Посещения + Долги'.AP25]); [.$A59]=[.AP$61]); 0; [$'Посещения + Долги'.AP$30]*[$'Посещения + Долги'.AP25])" office:value-type="string" office:string-value="0" calcext:value-type="string">
            <text:p>0</text:p>
          </table:table-cell>
          <table:table-cell table:style-name="ce46" table:formula="of:=IF(OR(ISTEXT([$'Посещения + Долги'.AQ25]); [.$A59]=[.AQ$61]); 0; [$'Посещения + Долги'.AQ$30]*[$'Посещения + Долги'.AQ25])" office:value-type="string" office:string-value="0" calcext:value-type="string">
            <text:p>0</text:p>
          </table:table-cell>
          <table:table-cell table:style-name="ce46" table:formula="of:=IF(OR(ISTEXT([$'Посещения + Долги'.AR25]); [.$A59]=[.AR$61]); 0; [$'Посещения + Долги'.AR$30]*[$'Посещения + Долги'.AR25])" office:value-type="string" office:string-value="0" calcext:value-type="string">
            <text:p>0</text:p>
          </table:table-cell>
          <table:table-cell table:style-name="ce46" table:formula="of:=IF(OR(ISTEXT([$'Посещения + Долги'.AS25]); [.$A59]=[.AS$61]); 0; [$'Посещения + Долги'.AS$30]*[$'Посещения + Долги'.AS25])" office:value-type="string" office:string-value="0" calcext:value-type="string">
            <text:p>0</text:p>
          </table:table-cell>
          <table:table-cell table:style-name="ce46" table:formula="of:=IF(OR(ISTEXT([$'Посещения + Долги'.AT25]); [.$A59]=[.AT$61]); 0; [$'Посещения + Долги'.AT$30]*[$'Посещения + Долги'.AT25])" office:value-type="string" office:string-value="0" calcext:value-type="string">
            <text:p>0</text:p>
          </table:table-cell>
          <table:table-cell table:style-name="ce46" table:formula="of:=IF(OR(ISTEXT([$'Посещения + Долги'.AU25]); [.$A59]=[.AU$61]); 0; [$'Посещения + Долги'.AU$30]*[$'Посещения + Долги'.AU25])" office:value-type="string" office:string-value="0" calcext:value-type="string">
            <text:p>0</text:p>
          </table:table-cell>
          <table:table-cell table:style-name="ce46" table:formula="of:=IF(OR(ISTEXT([$'Посещения + Долги'.AV25]); [.$A59]=[.AV$61]); 0; [$'Посещения + Долги'.AV$30]*[$'Посещения + Долги'.AV25])" office:value-type="string" office:string-value="0" calcext:value-type="string">
            <text:p>0</text:p>
          </table:table-cell>
          <table:table-cell table:style-name="ce46" table:formula="of:=IF(OR(ISTEXT([$'Посещения + Долги'.AW25]); [.$A59]=[.AW$61]); 0; [$'Посещения + Долги'.AW$30]*[$'Посещения + Долги'.AW25])" office:value-type="string" office:string-value="0" calcext:value-type="string">
            <text:p>0</text:p>
          </table:table-cell>
          <table:table-cell table:style-name="ce46" table:formula="of:=IF(OR(ISTEXT([$'Посещения + Долги'.AX25]); [.$A59]=[.AX$61]); 0; [$'Посещения + Долги'.AX$30]*[$'Посещения + Долги'.AX25])" office:value-type="string" office:string-value="0" calcext:value-type="string">
            <text:p>0</text:p>
          </table:table-cell>
          <table:table-cell table:style-name="ce46" table:formula="of:=IF(OR(ISTEXT([$'Посещения + Долги'.AY25]); [.$A59]=[.AY$61]); 0; [$'Посещения + Долги'.AY$30]*[$'Посещения + Долги'.AY25])" office:value-type="string" office:string-value="0" calcext:value-type="string">
            <text:p>0</text:p>
          </table:table-cell>
          <table:table-cell table:style-name="ce46" table:formula="of:=IF(OR(ISTEXT([$'Посещения + Долги'.AZ25]); [.$A59]=[.AZ$61]); 0; [$'Посещения + Долги'.AZ$30]*[$'Посещения + Долги'.AZ25])" office:value-type="string" office:string-value="0" calcext:value-type="string">
            <text:p>0</text:p>
          </table:table-cell>
          <table:table-cell table:style-name="ce46" table:formula="of:=IF(OR(ISTEXT([$'Посещения + Долги'.BA25]); [.$A59]=[.BA$61]); 0; [$'Посещения + Долги'.BA$30]*[$'Посещения + Долги'.BA25])" office:value-type="string" office:string-value="0" calcext:value-type="string">
            <text:p>0</text:p>
          </table:table-cell>
          <table:table-cell table:style-name="ce46" table:formula="of:=IF(OR(ISTEXT([$'Посещения + Долги'.BB25]); [.$A59]=[.BB$61]); 0; [$'Посещения + Долги'.BB$30]*[$'Посещения + Долги'.BB25])" office:value-type="string" office:string-value="0" calcext:value-type="string">
            <text:p>0</text:p>
          </table:table-cell>
          <table:table-cell table:style-name="ce46" table:formula="of:=IF(OR(ISTEXT([$'Посещения + Долги'.BC25]); [.$A59]=[.BC$61]); 0; [$'Посещения + Долги'.BC$30]*[$'Посещения + Долги'.BC25])" office:value-type="string" office:string-value="0" calcext:value-type="string">
            <text:p>0</text:p>
          </table:table-cell>
          <table:table-cell table:style-name="ce46" table:formula="of:=IF(OR(ISTEXT([$'Посещения + Долги'.BD25]); [.$A59]=[.BD$61]); 0; [$'Посещения + Долги'.BD$30]*[$'Посещения + Долги'.BD25])" office:value-type="string" office:string-value="0" calcext:value-type="string">
            <text:p>0</text:p>
          </table:table-cell>
          <table:table-cell table:style-name="ce46" table:formula="of:=IF(OR(ISTEXT([$'Посещения + Долги'.BE25]); [.$A59]=[.BE$61]); 0; [$'Посещения + Долги'.BE$30]*[$'Посещения + Долги'.BE25])" office:value-type="string" office:string-value="0" calcext:value-type="string">
            <text:p>0</text:p>
          </table:table-cell>
          <table:table-cell table:style-name="ce46" table:formula="of:=IF(OR(ISTEXT([$'Посещения + Долги'.BF25]); [.$A59]=[.BF$61]); 0; [$'Посещения + Долги'.BF$30]*[$'Посещения + Долги'.BF25])" office:value-type="string" office:string-value="0" calcext:value-type="string">
            <text:p>0</text:p>
          </table:table-cell>
          <table:table-cell table:style-name="ce46" table:formula="of:=IF(OR(ISTEXT([$'Посещения + Долги'.BG25]); [.$A59]=[.BG$61]); 0; [$'Посещения + Долги'.BG$30]*[$'Посещения + Долги'.BG25])" office:value-type="string" office:string-value="0" calcext:value-type="string">
            <text:p>0</text:p>
          </table:table-cell>
          <table:table-cell table:style-name="ce46" table:formula="of:=IF(OR(ISTEXT([$'Посещения + Долги'.BH25]); [.$A59]=[.BH$61]); 0; [$'Посещения + Долги'.BH$30]*[$'Посещения + Долги'.BH25])" office:value-type="string" office:string-value="0" calcext:value-type="string">
            <text:p>0</text:p>
          </table:table-cell>
          <table:table-cell table:style-name="ce46" table:formula="of:=IF(OR(ISTEXT([$'Посещения + Долги'.BI25]); [.$A59]=[.BI$61]); 0; [$'Посещения + Долги'.BI$30]*[$'Посещения + Долги'.BI25])" office:value-type="string" office:string-value="0" calcext:value-type="string">
            <text:p>0</text:p>
          </table:table-cell>
          <table:table-cell table:style-name="ce46" table:formula="of:=IF(OR(ISTEXT([$'Посещения + Долги'.BJ25]); [.$A59]=[.BJ$61]); 0; [$'Посещения + Долги'.BJ$30]*[$'Посещения + Долги'.BJ25])" office:value-type="string" office:string-value="0" calcext:value-type="string">
            <text:p>0</text:p>
          </table:table-cell>
          <table:table-cell table:style-name="ce46" table:formula="of:=IF(OR(ISTEXT([$'Посещения + Долги'.BK25]); [.$A59]=[.BK$61]); 0; [$'Посещения + Долги'.BK$30]*[$'Посещения + Долги'.BK25])" office:value-type="string" office:string-value="0" calcext:value-type="string">
            <text:p>0</text:p>
          </table:table-cell>
          <table:table-cell table:style-name="ce46" table:formula="of:=IF(OR(ISTEXT([$'Посещения + Долги'.BL25]); [.$A59]=[.BL$61]); 0; [$'Посещения + Долги'.BL$30]*[$'Посещения + Долги'.BL25])" office:value-type="string" office:string-value="0" calcext:value-type="string">
            <text:p>0</text:p>
          </table:table-cell>
          <table:table-cell table:style-name="ce46" table:formula="of:=IF(OR(ISTEXT([$'Посещения + Долги'.BM25]); [.$A59]=[.BM$61]); 0; [$'Посещения + Долги'.BM$30]*[$'Посещения + Долги'.BM25])" office:value-type="string" office:string-value="0" calcext:value-type="string">
            <text:p>0</text:p>
          </table:table-cell>
          <table:table-cell table:style-name="ce46" table:formula="of:=IF(OR(ISTEXT([$'Посещения + Долги'.BN25]); [.$A59]=[.BN$61]); 0; [$'Посещения + Долги'.BN$30]*[$'Посещения + Долги'.BN25])" office:value-type="string" office:string-value="0" calcext:value-type="string">
            <text:p>0</text:p>
          </table:table-cell>
          <table:table-cell table:style-name="ce46" table:formula="of:=IF(OR(ISTEXT([$'Посещения + Долги'.BO25]); [.$A59]=[.BO$61]); 0; [$'Посещения + Долги'.BO$30]*[$'Посещения + Долги'.BO25])" office:value-type="string" office:string-value="0" calcext:value-type="string">
            <text:p>0</text:p>
          </table:table-cell>
          <table:table-cell table:style-name="ce46" table:formula="of:=IF(OR(ISTEXT([$'Посещения + Долги'.BP25]); [.$A59]=[.BP$61]); 0; [$'Посещения + Долги'.BP$30]*[$'Посещения + Долги'.BP25])" office:value-type="string" office:string-value="0" calcext:value-type="string">
            <text:p>0</text:p>
          </table:table-cell>
          <table:table-cell table:style-name="ce46" table:formula="of:=IF(OR(ISTEXT([$'Посещения + Долги'.BQ25]); [.$A59]=[.BQ$61]); 0; [$'Посещения + Долги'.BQ$30]*[$'Посещения + Долги'.BQ25])" office:value-type="string" office:string-value="0" calcext:value-type="string">
            <text:p>0</text:p>
          </table:table-cell>
          <table:table-cell table:style-name="ce46" table:formula="of:=IF(OR(ISTEXT([$'Посещения + Долги'.BR25]); [.$A59]=[.BR$61]); 0; [$'Посещения + Долги'.BR$30]*[$'Посещения + Долги'.BR25])" office:value-type="string" office:string-value="0" calcext:value-type="string">
            <text:p>0</text:p>
          </table:table-cell>
          <table:table-cell table:style-name="ce46" table:formula="of:=IF(OR(ISTEXT([$'Посещения + Долги'.BS25]); [.$A59]=[.BS$61]); 0; [$'Посещения + Долги'.BS$30]*[$'Посещения + Долги'.BS25])" office:value-type="string" office:string-value="0" calcext:value-type="string">
            <text:p>0</text:p>
          </table:table-cell>
          <table:table-cell table:style-name="ce46" table:formula="of:=IF(OR(ISTEXT([$'Посещения + Долги'.BT25]); [.$A59]=[.BT$61]); 0; [$'Посещения + Долги'.BT$30]*[$'Посещения + Долги'.BT25])" office:value-type="string" office:string-value="0" calcext:value-type="string">
            <text:p>0</text:p>
          </table:table-cell>
          <table:table-cell table:style-name="ce46" table:formula="of:=IF(OR(ISTEXT([$'Посещения + Долги'.BU25]); [.$A59]=[.BU$61]); 0; [$'Посещения + Долги'.BU$30]*[$'Посещения + Долги'.BU25])" office:value-type="string" office:string-value="0" calcext:value-type="string">
            <text:p>0</text:p>
          </table:table-cell>
          <table:table-cell table:style-name="ce46" table:formula="of:=IF(OR(ISTEXT([$'Посещения + Долги'.BV25]); [.$A59]=[.BV$61]); 0; [$'Посещения + Долги'.BV$30]*[$'Посещения + Долги'.BV25])" office:value-type="string" office:string-value="0" calcext:value-type="string">
            <text:p>0</text:p>
          </table:table-cell>
          <table:table-cell table:style-name="ce46" table:formula="of:=IF(OR(ISTEXT([$'Посещения + Долги'.BW25]); [.$A59]=[.BW$61]); 0; [$'Посещения + Долги'.BW$30]*[$'Посещения + Долги'.BW25])" office:value-type="string" office:string-value="0" calcext:value-type="string">
            <text:p>0</text:p>
          </table:table-cell>
          <table:table-cell table:style-name="ce46" table:formula="of:=IF(OR(ISTEXT([$'Посещения + Долги'.BX25]); [.$A59]=[.BX$61]); 0; [$'Посещения + Долги'.BX$30]*[$'Посещения + Долги'.BX25])" office:value-type="string" office:string-value="0" calcext:value-type="string">
            <text:p>0</text:p>
          </table:table-cell>
          <table:table-cell table:style-name="ce46" table:formula="of:=IF(OR(ISTEXT([$'Посещения + Долги'.BY25]); [.$A59]=[.BY$61]); 0; [$'Посещения + Долги'.BY$30]*[$'Посещения + Долги'.BY25])" office:value-type="string" office:string-value="0" calcext:value-type="string">
            <text:p>0</text:p>
          </table:table-cell>
          <table:table-cell table:style-name="ce46" table:formula="of:=IF(OR(ISTEXT([$'Посещения + Долги'.BZ25]); [.$A59]=[.BZ$61]); 0; [$'Посещения + Долги'.BZ$30]*[$'Посещения + Долги'.BZ25])" office:value-type="string" office:string-value="0" calcext:value-type="string">
            <text:p>0</text:p>
          </table:table-cell>
          <table:table-cell table:style-name="ce46" table:formula="of:=IF(OR(ISTEXT([$'Посещения + Долги'.CA25]); [.$A59]=[.CA$61]); 0; [$'Посещения + Долги'.CA$30]*[$'Посещения + Долги'.CA25])" office:value-type="string" office:string-value="0" calcext:value-type="string">
            <text:p>0</text:p>
          </table:table-cell>
          <table:table-cell table:style-name="ce46" table:formula="of:=IF(OR(ISTEXT([$'Посещения + Долги'.CB25]); [.$A59]=[.CB$61]); 0; [$'Посещения + Долги'.CB$30]*[$'Посещения + Долги'.CB25])" office:value-type="string" office:string-value="0" calcext:value-type="string">
            <text:p>0</text:p>
          </table:table-cell>
          <table:table-cell table:style-name="ce46" table:formula="of:=IF(OR(ISTEXT([$'Посещения + Долги'.CC25]); [.$A59]=[.CC$61]); 0; [$'Посещения + Долги'.CC$30]*[$'Посещения + Долги'.CC25])" office:value-type="string" office:string-value="0" calcext:value-type="string">
            <text:p>0</text:p>
          </table:table-cell>
          <table:table-cell table:style-name="ce46" table:formula="of:=IF(OR(ISTEXT([$'Посещения + Долги'.CD25]); [.$A59]=[.CD$61]); 0; [$'Посещения + Долги'.CD$30]*[$'Посещения + Долги'.CD25])" office:value-type="string" office:string-value="0" calcext:value-type="string">
            <text:p>0</text:p>
          </table:table-cell>
          <table:table-cell table:style-name="ce46" table:formula="of:=IF(OR(ISTEXT([$'Посещения + Долги'.CE25]); [.$A59]=[.CE$61]); 0; [$'Посещения + Долги'.CE$30]*[$'Посещения + Долги'.CE25])" office:value-type="string" office:string-value="0" calcext:value-type="string">
            <text:p>0</text:p>
          </table:table-cell>
          <table:table-cell table:style-name="ce46" table:formula="of:=IF(OR(ISTEXT([$'Посещения + Долги'.CF25]); [.$A59]=[.CF$61]); 0; [$'Посещения + Долги'.CF$30]*[$'Посещения + Долги'.CF25])" office:value-type="string" office:string-value="0" calcext:value-type="string">
            <text:p>0</text:p>
          </table:table-cell>
          <table:table-cell table:style-name="ce46" table:formula="of:=IF(OR(ISTEXT([$'Посещения + Долги'.CG25]); [.$A59]=[.CG$61]); 0; [$'Посещения + Долги'.CG$30]*[$'Посещения + Долги'.CG25])" office:value-type="string" office:string-value="0" calcext:value-type="string">
            <text:p>0</text:p>
          </table:table-cell>
          <table:table-cell table:style-name="ce46" table:formula="of:=IF(OR(ISTEXT([$'Посещения + Долги'.CH25]); [.$A59]=[.CH$61]); 0; [$'Посещения + Долги'.CH$30]*[$'Посещения + Долги'.CH25])" office:value-type="string" office:string-value="0" calcext:value-type="string">
            <text:p>0</text:p>
          </table:table-cell>
          <table:table-cell table:style-name="ce46" table:formula="of:=IF(OR(ISTEXT([$'Посещения + Долги'.CI25]); [.$A59]=[.CI$61]); 0; [$'Посещения + Долги'.CI$30]*[$'Посещения + Долги'.CI25])" office:value-type="string" office:string-value="0" calcext:value-type="string">
            <text:p>0</text:p>
          </table:table-cell>
          <table:table-cell table:style-name="ce46" table:formula="of:=IF(OR(ISTEXT([$'Посещения + Долги'.CJ25]); [.$A59]=[.CJ$61]); 0; [$'Посещения + Долги'.CJ$30]*[$'Посещения + Долги'.CJ25])" office:value-type="string" office:string-value="0" calcext:value-type="string">
            <text:p>0</text:p>
          </table:table-cell>
          <table:table-cell table:style-name="ce46" table:formula="of:=IF(OR(ISTEXT([$'Посещения + Долги'.CK25]); [.$A59]=[.CK$61]); 0; [$'Посещения + Долги'.CK$30]*[$'Посещения + Долги'.CK25])" office:value-type="string" office:string-value="0" calcext:value-type="string">
            <text:p>0</text:p>
          </table:table-cell>
          <table:table-cell table:style-name="ce46" table:formula="of:=IF(OR(ISTEXT([$'Посещения + Долги'.CL25]); [.$A59]=[.CL$61]); 0; [$'Посещения + Долги'.CL$30]*[$'Посещения + Долги'.CL25])" office:value-type="string" office:string-value="0" calcext:value-type="string">
            <text:p>0</text:p>
          </table:table-cell>
          <table:table-cell table:style-name="ce46" table:formula="of:=IF(OR(ISTEXT([$'Посещения + Долги'.CM25]); [.$A59]=[.CM$61]); 0; [$'Посещения + Долги'.CM$30]*[$'Посещения + Долги'.CM25])" office:value-type="string" office:string-value="0" calcext:value-type="string">
            <text:p>0</text:p>
          </table:table-cell>
          <table:table-cell table:style-name="ce46" table:formula="of:=IF(OR(ISTEXT([$'Посещения + Долги'.CN25]); [.$A59]=[.CN$61]); 0; [$'Посещения + Долги'.CN$30]*[$'Посещения + Долги'.CN25])" office:value-type="string" office:string-value="0" calcext:value-type="string">
            <text:p>0</text:p>
          </table:table-cell>
          <table:table-cell table:style-name="ce46" table:formula="of:=IF(OR(ISTEXT([$'Посещения + Долги'.CO25]); [.$A59]=[.CO$61]); 0; [$'Посещения + Долги'.CO$30]*[$'Посещения + Долги'.CO25])" office:value-type="string" office:string-value="0" calcext:value-type="string">
            <text:p>0</text:p>
          </table:table-cell>
          <table:table-cell table:style-name="ce46" table:formula="of:=IF(OR(ISTEXT([$'Посещения + Долги'.CP25]); [.$A59]=[.CP$61]); 0; [$'Посещения + Долги'.CP$30]*[$'Посещения + Долги'.CP25])" office:value-type="string" office:string-value="0" calcext:value-type="string">
            <text:p>0</text:p>
          </table:table-cell>
          <table:table-cell table:style-name="ce46" table:formula="of:=IF(OR(ISTEXT([$'Посещения + Долги'.CQ25]); [.$A59]=[.CQ$61]); 0; [$'Посещения + Долги'.CQ$30]*[$'Посещения + Долги'.CQ25])" office:value-type="string" office:string-value="0" calcext:value-type="string">
            <text:p>0</text:p>
          </table:table-cell>
          <table:table-cell table:style-name="ce46" table:formula="of:=IF(OR(ISTEXT([$'Посещения + Долги'.CR25]); [.$A59]=[.CR$61]); 0; [$'Посещения + Долги'.CR$30]*[$'Посещения + Долги'.CR25])" office:value-type="string" office:string-value="0" calcext:value-type="string">
            <text:p>0</text:p>
          </table:table-cell>
          <table:table-cell table:style-name="ce46" table:formula="of:=IF(OR(ISTEXT([$'Посещения + Долги'.CS25]); [.$A59]=[.CS$61]); 0; [$'Посещения + Долги'.CS$30]*[$'Посещения + Долги'.CS25])" office:value-type="string" office:string-value="0" calcext:value-type="string">
            <text:p>0</text:p>
          </table:table-cell>
          <table:table-cell table:style-name="ce46" table:formula="of:=IF(OR(ISTEXT([$'Посещения + Долги'.CT25]); [.$A59]=[.CT$61]); 0; [$'Посещения + Долги'.CT$30]*[$'Посещения + Долги'.CT25])" office:value-type="string" office:string-value="0" calcext:value-type="string">
            <text:p>0</text:p>
          </table:table-cell>
          <table:table-cell table:style-name="ce46" table:formula="of:=IF(OR(ISTEXT([$'Посещения + Долги'.CU25]); [.$A59]=[.CU$61]); 0; [$'Посещения + Долги'.CU$30]*[$'Посещения + Долги'.CU25])" office:value-type="string" office:string-value="0" calcext:value-type="string">
            <text:p>0</text:p>
          </table:table-cell>
          <table:table-cell table:style-name="ce46" table:formula="of:=IF(OR(ISTEXT([$'Посещения + Долги'.CV25]); [.$A59]=[.CV$61]); 0; [$'Посещения + Долги'.CV$30]*[$'Посещения + Долги'.CV25])" office:value-type="string" office:string-value="0" calcext:value-type="string">
            <text:p>0</text:p>
          </table:table-cell>
          <table:table-cell table:style-name="ce46" table:formula="of:=IF(OR(ISTEXT([$'Посещения + Долги'.CW25]); [.$A59]=[.CW$61]); 0; [$'Посещения + Долги'.CW$30]*[$'Посещения + Долги'.CW25])" office:value-type="string" office:string-value="0" calcext:value-type="string">
            <text:p>0</text:p>
          </table:table-cell>
          <table:table-cell table:style-name="ce46" table:formula="of:=IF(OR(ISTEXT([$'Посещения + Долги'.CX25]); [.$A59]=[.CX$61]); 0; [$'Посещения + Долги'.CX$30]*[$'Посещения + Долги'.CX25])" office:value-type="string" office:string-value="0" calcext:value-type="string">
            <text:p>0</text:p>
          </table:table-cell>
          <table:table-cell table:style-name="ce46" table:formula="of:=IF(OR(ISTEXT([$'Посещения + Долги'.CY25]); [.$A59]=[.CY$61]); 0; [$'Посещения + Долги'.CY$30]*[$'Посещения + Долги'.CY25])" office:value-type="string" office:string-value="0" calcext:value-type="string">
            <text:p>0</text:p>
          </table:table-cell>
          <table:table-cell table:style-name="ce46" table:formula="of:=IF(OR(ISTEXT([$'Посещения + Долги'.CZ25]); [.$A59]=[.CZ$61]); 0; [$'Посещения + Долги'.CZ$30]*[$'Посещения + Долги'.CZ25])" office:value-type="string" office:string-value="0" calcext:value-type="string">
            <text:p>0</text:p>
          </table:table-cell>
          <table:table-cell table:style-name="ce46" table:formula="of:=IF(OR(ISTEXT([$'Посещения + Долги'.DA25]); [.$A59]=[.DA$61]); 0; [$'Посещения + Долги'.DA$30]*[$'Посещения + Долги'.DA25])" office:value-type="string" office:string-value="0" calcext:value-type="string">
            <text:p>0</text:p>
          </table:table-cell>
          <table:table-cell table:style-name="ce46" table:formula="of:=IF(OR(ISTEXT([$'Посещения + Долги'.DB25]); [.$A59]=[.DB$61]); 0; [$'Посещения + Долги'.DB$30]*[$'Посещения + Долги'.DB25])" office:value-type="string" office:string-value="0" calcext:value-type="string">
            <text:p>0</text:p>
          </table:table-cell>
          <table:table-cell table:style-name="ce46" table:formula="of:=IF(OR(ISTEXT([$'Посещения + Долги'.DC25]); [.$A59]=[.DC$61]); 0; [$'Посещения + Долги'.DC$30]*[$'Посещения + Долги'.DC25])" office:value-type="string" office:string-value="0" calcext:value-type="string">
            <text:p>0</text:p>
          </table:table-cell>
          <table:table-cell table:style-name="ce46" table:formula="of:=IF(OR(ISTEXT([$'Посещения + Долги'.DD25]); [.$A59]=[.DD$61]); 0; [$'Посещения + Долги'.DD$30]*[$'Посещения + Долги'.DD25])" office:value-type="string" office:string-value="0" calcext:value-type="string">
            <text:p>0</text:p>
          </table:table-cell>
          <table:table-cell table:style-name="ce46" table:formula="of:=IF(OR(ISTEXT([$'Посещения + Долги'.DE25]); [.$A59]=[.DE$61]); 0; [$'Посещения + Долги'.DE$30]*[$'Посещения + Долги'.DE25])" office:value-type="string" office:string-value="0" calcext:value-type="string">
            <text:p>0</text:p>
          </table:table-cell>
          <table:table-cell table:style-name="ce46" table:formula="of:=IF(OR(ISTEXT([$'Посещения + Долги'.DF25]); [.$A59]=[.DF$61]); 0; [$'Посещения + Долги'.DF$30]*[$'Посещения + Долги'.DF25])" office:value-type="string" office:string-value="0" calcext:value-type="string">
            <text:p>0</text:p>
          </table:table-cell>
          <table:table-cell table:style-name="ce46" table:formula="of:=IF(OR(ISTEXT([$'Посещения + Долги'.DG25]); [.$A59]=[.DG$61]); 0; [$'Посещения + Долги'.DG$30]*[$'Посещения + Долги'.DG25])" office:value-type="string" office:string-value="0" calcext:value-type="string">
            <text:p>0</text:p>
          </table:table-cell>
          <table:table-cell table:style-name="ce46" table:formula="of:=IF(OR(ISTEXT([$'Посещения + Долги'.DH25]); [.$A59]=[.DH$61]); 0; [$'Посещения + Долги'.DH$30]*[$'Посещения + Долги'.DH25])" office:value-type="string" office:string-value="0" calcext:value-type="string">
            <text:p>0</text:p>
          </table:table-cell>
          <table:table-cell table:style-name="ce46" table:formula="of:=IF(OR(ISTEXT([$'Посещения + Долги'.DI25]); [.$A59]=[.DI$61]); 0; [$'Посещения + Долги'.DI$30]*[$'Посещения + Долги'.DI25])" office:value-type="string" office:string-value="0" calcext:value-type="string">
            <text:p>0</text:p>
          </table:table-cell>
          <table:table-cell table:style-name="ce46" table:formula="of:=IF(OR(ISTEXT([$'Посещения + Долги'.DJ25]); [.$A59]=[.DJ$61]); 0; [$'Посещения + Долги'.DJ$30]*[$'Посещения + Долги'.DJ25])" office:value-type="string" office:string-value="0" calcext:value-type="string">
            <text:p>0</text:p>
          </table:table-cell>
          <table:table-cell table:style-name="ce46" table:formula="of:=IF(OR(ISTEXT([$'Посещения + Долги'.DK25]); [.$A59]=[.DK$61]); 0; [$'Посещения + Долги'.DK$30]*[$'Посещения + Долги'.DK25])" office:value-type="string" office:string-value="0" calcext:value-type="string">
            <text:p>0</text:p>
          </table:table-cell>
          <table:table-cell table:style-name="ce46" table:formula="of:=IF(OR(ISTEXT([$'Посещения + Долги'.DL25]); [.$A59]=[.DL$61]); 0; [$'Посещения + Долги'.DL$30]*[$'Посещения + Долги'.DL25])" office:value-type="string" office:string-value="0" calcext:value-type="string">
            <text:p>0</text:p>
          </table:table-cell>
          <table:table-cell table:style-name="ce46" table:formula="of:=IF(OR(ISTEXT([$'Посещения + Долги'.DM25]); [.$A59]=[.DM$61]); 0; [$'Посещения + Долги'.DM$30]*[$'Посещения + Долги'.DM25])" office:value-type="string" office:string-value="0" calcext:value-type="string">
            <text:p>0</text:p>
          </table:table-cell>
          <table:table-cell table:style-name="ce46" table:formula="of:=IF(OR(ISTEXT([$'Посещения + Долги'.DN25]); [.$A59]=[.DN$61]); 0; [$'Посещения + Долги'.DN$30]*[$'Посещения + Долги'.DN25])" office:value-type="string" office:string-value="0" calcext:value-type="string">
            <text:p>0</text:p>
          </table:table-cell>
          <table:table-cell table:style-name="ce46" table:formula="of:=IF(OR(ISTEXT([$'Посещения + Долги'.DO25]); [.$A59]=[.DO$61]); 0; [$'Посещения + Долги'.DO$30]*[$'Посещения + Долги'.DO25])" office:value-type="string" office:string-value="0" calcext:value-type="string">
            <text:p>0</text:p>
          </table:table-cell>
          <table:table-cell table:style-name="ce46" table:formula="of:=IF(OR(ISTEXT([$'Посещения + Долги'.DP25]); [.$A59]=[.DP$61]); 0; [$'Посещения + Долги'.DP$30]*[$'Посещения + Долги'.DP25])" office:value-type="string" office:string-value="0" calcext:value-type="string">
            <text:p>0</text:p>
          </table:table-cell>
          <table:table-cell table:style-name="ce46" table:formula="of:=IF(OR(ISTEXT([$'Посещения + Долги'.DQ25]); [.$A59]=[.DQ$61]); 0; [$'Посещения + Долги'.DQ$30]*[$'Посещения + Долги'.DQ25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етренко</text:p>
          </table:table-cell>
          <table:table-cell table:style-name="ce46" table:formula="of:=IF(OR(ISTEXT([$'Посещения + Долги'.B26]); [.$A60]=[.B$61]); 0; [$'Посещения + Долги'.B$30]*[$'Посещения + Долги'.B26])" office:value-type="string" office:string-value="0" calcext:value-type="string">
            <text:p>0</text:p>
          </table:table-cell>
          <table:table-cell table:style-name="ce46" table:formula="of:=IF(OR(ISTEXT([$'Посещения + Долги'.C26]); [.$A60]=[.C$61]); 0; [$'Посещения + Долги'.C$30]*[$'Посещения + Долги'.C26])" office:value-type="string" office:string-value="0" calcext:value-type="string">
            <text:p>0</text:p>
          </table:table-cell>
          <table:table-cell table:style-name="ce46" table:formula="of:=IF(OR(ISTEXT([$'Посещения + Долги'.D26]); [.$A60]=[.D$61]); 0; [$'Посещения + Долги'.D$30]*[$'Посещения + Долги'.D26])" office:value-type="string" office:string-value="0" calcext:value-type="string">
            <text:p>0</text:p>
          </table:table-cell>
          <table:table-cell table:style-name="ce46" table:formula="of:=IF(OR(ISTEXT([$'Посещения + Долги'.E26]); [.$A60]=[.E$61]); 0; [$'Посещения + Долги'.E$30]*[$'Посещения + Долги'.E26])" office:value-type="string" office:string-value="0" calcext:value-type="string">
            <text:p>0</text:p>
          </table:table-cell>
          <table:table-cell table:style-name="ce46" table:formula="of:=IF(OR(ISTEXT([$'Посещения + Долги'.F26]); [.$A60]=[.F$61]); 0; [$'Посещения + Долги'.F$30]*[$'Посещения + Долги'.F26])" office:value-type="string" office:string-value="0" calcext:value-type="string">
            <text:p>0</text:p>
          </table:table-cell>
          <table:table-cell table:style-name="ce46" table:formula="of:=IF(OR(ISTEXT([$'Посещения + Долги'.G26]); [.$A60]=[.G$61]); 0; [$'Посещения + Долги'.G$30]*[$'Посещения + Долги'.G26])" office:value-type="string" office:string-value="0" calcext:value-type="string">
            <text:p>0</text:p>
          </table:table-cell>
          <table:table-cell table:style-name="ce46" table:formula="of:=IF(OR(ISTEXT([$'Посещения + Долги'.H26]); [.$A60]=[.H$61]); 0; [$'Посещения + Долги'.H$30]*[$'Посещения + Долги'.H26])" office:value-type="string" office:string-value="0" calcext:value-type="string">
            <text:p>0</text:p>
          </table:table-cell>
          <table:table-cell table:style-name="ce46" table:formula="of:=IF(OR(ISTEXT([$'Посещения + Долги'.I26]); [.$A60]=[.I$61]); 0; [$'Посещения + Долги'.I$30]*[$'Посещения + Долги'.I26])" office:value-type="string" office:string-value="0" calcext:value-type="string">
            <text:p>0</text:p>
          </table:table-cell>
          <table:table-cell table:style-name="ce46" table:formula="of:=IF(OR(ISTEXT([$'Посещения + Долги'.J26]); [.$A60]=[.J$61]); 0; [$'Посещения + Долги'.J$30]*[$'Посещения + Долги'.J26])" office:value-type="string" office:string-value="0" calcext:value-type="string">
            <text:p>0</text:p>
          </table:table-cell>
          <table:table-cell table:style-name="ce46" table:formula="of:=IF(OR(ISTEXT([$'Посещения + Долги'.K26]); [.$A60]=[.K$61]); 0; [$'Посещения + Долги'.K$30]*[$'Посещения + Долги'.K26])" office:value-type="string" office:string-value="0" calcext:value-type="string">
            <text:p>0</text:p>
          </table:table-cell>
          <table:table-cell table:style-name="ce46" table:formula="of:=IF(OR(ISTEXT([$'Посещения + Долги'.L26]); [.$A60]=[.L$61]); 0; [$'Посещения + Долги'.L$30]*[$'Посещения + Долги'.L26])" office:value-type="string" office:string-value="0" calcext:value-type="string">
            <text:p>0</text:p>
          </table:table-cell>
          <table:table-cell table:style-name="ce46" table:formula="of:=IF(OR(ISTEXT([$'Посещения + Долги'.M26]); [.$A60]=[.M$61]); 0; [$'Посещения + Долги'.M$30]*[$'Посещения + Долги'.M26])" office:value-type="string" office:string-value="0" calcext:value-type="string">
            <text:p>0</text:p>
          </table:table-cell>
          <table:table-cell table:style-name="ce46" table:formula="of:=IF(OR(ISTEXT([$'Посещения + Долги'.N26]); [.$A60]=[.N$61]); 0; [$'Посещения + Долги'.N$30]*[$'Посещения + Долги'.N26])" office:value-type="string" office:string-value="0" calcext:value-type="string">
            <text:p>0</text:p>
          </table:table-cell>
          <table:table-cell table:style-name="ce46" table:formula="of:=IF(OR(ISTEXT([$'Посещения + Долги'.O26]); [.$A60]=[.O$61]); 0; [$'Посещения + Долги'.O$30]*[$'Посещения + Долги'.O26])" office:value-type="string" office:string-value="0" calcext:value-type="string">
            <text:p>0</text:p>
          </table:table-cell>
          <table:table-cell table:style-name="ce46" table:formula="of:=IF(OR(ISTEXT([$'Посещения + Долги'.P26]); [.$A60]=[.P$61]); 0; [$'Посещения + Долги'.P$30]*[$'Посещения + Долги'.P26])" office:value-type="string" office:string-value="0" calcext:value-type="string">
            <text:p>0</text:p>
          </table:table-cell>
          <table:table-cell table:style-name="ce46" table:formula="of:=IF(OR(ISTEXT([$'Посещения + Долги'.Q26]); [.$A60]=[.Q$61]); 0; [$'Посещения + Долги'.Q$30]*[$'Посещения + Долги'.Q26])" office:value-type="string" office:string-value="0" calcext:value-type="string">
            <text:p>0</text:p>
          </table:table-cell>
          <table:table-cell table:style-name="ce46" table:formula="of:=IF(OR(ISTEXT([$'Посещения + Долги'.R26]); [.$A60]=[.R$61]); 0; [$'Посещения + Долги'.R$30]*[$'Посещения + Долги'.R26])" office:value-type="string" office:string-value="0" calcext:value-type="string">
            <text:p>0</text:p>
          </table:table-cell>
          <table:table-cell table:style-name="ce46" table:formula="of:=IF(OR(ISTEXT([$'Посещения + Долги'.S26]); [.$A60]=[.S$61]); 0; [$'Посещения + Долги'.S$30]*[$'Посещения + Долги'.S26])" office:value-type="string" office:string-value="0" calcext:value-type="string">
            <text:p>0</text:p>
          </table:table-cell>
          <table:table-cell table:style-name="ce46" table:formula="of:=IF(OR(ISTEXT([$'Посещения + Долги'.T26]); [.$A60]=[.T$61]); 0; [$'Посещения + Долги'.T$30]*[$'Посещения + Долги'.T26])" office:value-type="string" office:string-value="0" calcext:value-type="string">
            <text:p>0</text:p>
          </table:table-cell>
          <table:table-cell table:style-name="ce46" table:formula="of:=IF(OR(ISTEXT([$'Посещения + Долги'.U26]); [.$A60]=[.U$61]); 0; [$'Посещения + Долги'.U$30]*[$'Посещения + Долги'.U26])" office:value-type="string" office:string-value="0" calcext:value-type="string">
            <text:p>0</text:p>
          </table:table-cell>
          <table:table-cell table:style-name="ce46" table:formula="of:=IF(OR(ISTEXT([$'Посещения + Долги'.V26]); [.$A60]=[.V$61]); 0; [$'Посещения + Долги'.V$30]*[$'Посещения + Долги'.V26])" office:value-type="string" office:string-value="0" calcext:value-type="string">
            <text:p>0</text:p>
          </table:table-cell>
          <table:table-cell table:style-name="ce46" table:formula="of:=IF(OR(ISTEXT([$'Посещения + Долги'.W26]); [.$A60]=[.W$61]); 0; [$'Посещения + Долги'.W$30]*[$'Посещения + Долги'.W26])" office:value-type="string" office:string-value="0" calcext:value-type="string">
            <text:p>0</text:p>
          </table:table-cell>
          <table:table-cell table:style-name="ce46" table:formula="of:=IF(OR(ISTEXT([$'Посещения + Долги'.X26]); [.$A60]=[.X$61]); 0; [$'Посещения + Долги'.X$30]*[$'Посещения + Долги'.X26])" office:value-type="string" office:string-value="0" calcext:value-type="string">
            <text:p>0</text:p>
          </table:table-cell>
          <table:table-cell table:style-name="ce46" table:formula="of:=IF(OR(ISTEXT([$'Посещения + Долги'.Y26]); [.$A60]=[.Y$61]); 0; [$'Посещения + Долги'.Y$30]*[$'Посещения + Долги'.Y26])" office:value-type="string" office:string-value="0" calcext:value-type="string">
            <text:p>0</text:p>
          </table:table-cell>
          <table:table-cell table:style-name="ce46" table:formula="of:=IF(OR(ISTEXT([$'Посещения + Долги'.Z26]); [.$A60]=[.Z$61]); 0; [$'Посещения + Долги'.Z$30]*[$'Посещения + Долги'.Z26])" office:value-type="string" office:string-value="0" calcext:value-type="string">
            <text:p>0</text:p>
          </table:table-cell>
          <table:table-cell table:style-name="ce46" table:formula="of:=IF(OR(ISTEXT([$'Посещения + Долги'.AA26]); [.$A60]=[.AA$61]); 0; [$'Посещения + Долги'.AA$30]*[$'Посещения + Долги'.AA26])" office:value-type="string" office:string-value="0" calcext:value-type="string">
            <text:p>0</text:p>
          </table:table-cell>
          <table:table-cell table:style-name="ce46" table:formula="of:=IF(OR(ISTEXT([$'Посещения + Долги'.AB26]); [.$A60]=[.AB$61]); 0; [$'Посещения + Долги'.AB$30]*[$'Посещения + Долги'.AB26])" office:value-type="string" office:string-value="0" calcext:value-type="string">
            <text:p>0</text:p>
          </table:table-cell>
          <table:table-cell table:style-name="ce46" table:formula="of:=IF(OR(ISTEXT([$'Посещения + Долги'.AC26]); [.$A60]=[.AC$61]); 0; [$'Посещения + Долги'.AC$30]*[$'Посещения + Долги'.AC26])" office:value-type="string" office:string-value="0" calcext:value-type="string">
            <text:p>0</text:p>
          </table:table-cell>
          <table:table-cell table:style-name="ce46" table:formula="of:=IF(OR(ISTEXT([$'Посещения + Долги'.AD26]); [.$A60]=[.AD$61]); 0; [$'Посещения + Долги'.AD$30]*[$'Посещения + Долги'.AD26])" office:value-type="string" office:string-value="0" calcext:value-type="string">
            <text:p>0</text:p>
          </table:table-cell>
          <table:table-cell table:style-name="ce46" table:formula="of:=IF(OR(ISTEXT([$'Посещения + Долги'.AE26]); [.$A60]=[.AE$61]); 0; [$'Посещения + Долги'.AE$30]*[$'Посещения + Долги'.AE26])" office:value-type="string" office:string-value="0" calcext:value-type="string">
            <text:p>0</text:p>
          </table:table-cell>
          <table:table-cell table:style-name="ce46" table:formula="of:=IF(OR(ISTEXT([$'Посещения + Долги'.AF26]); [.$A60]=[.AF$61]); 0; [$'Посещения + Долги'.AF$30]*[$'Посещения + Долги'.AF26])" office:value-type="string" office:string-value="0" calcext:value-type="string">
            <text:p>0</text:p>
          </table:table-cell>
          <table:table-cell table:style-name="ce46" table:formula="of:=IF(OR(ISTEXT([$'Посещения + Долги'.AG26]); [.$A60]=[.AG$61]); 0; [$'Посещения + Долги'.AG$30]*[$'Посещения + Долги'.AG26])" office:value-type="string" office:string-value="0" calcext:value-type="string">
            <text:p>0</text:p>
          </table:table-cell>
          <table:table-cell table:style-name="ce46" table:formula="of:=IF(OR(ISTEXT([$'Посещения + Долги'.AH26]); [.$A60]=[.AH$61]); 0; [$'Посещения + Долги'.AH$30]*[$'Посещения + Долги'.AH26])" office:value-type="string" office:string-value="0" calcext:value-type="string">
            <text:p>0</text:p>
          </table:table-cell>
          <table:table-cell table:style-name="ce46" table:formula="of:=IF(OR(ISTEXT([$'Посещения + Долги'.AI26]); [.$A60]=[.AI$61]); 0; [$'Посещения + Долги'.AI$30]*[$'Посещения + Долги'.AI26])" office:value-type="string" office:string-value="0" calcext:value-type="string">
            <text:p>0</text:p>
          </table:table-cell>
          <table:table-cell table:style-name="ce46" table:formula="of:=IF(OR(ISTEXT([$'Посещения + Долги'.AJ26]); [.$A60]=[.AJ$61]); 0; [$'Посещения + Долги'.AJ$30]*[$'Посещения + Долги'.AJ26])" office:value-type="string" office:string-value="0" calcext:value-type="string">
            <text:p>0</text:p>
          </table:table-cell>
          <table:table-cell table:style-name="ce46" table:formula="of:=IF(OR(ISTEXT([$'Посещения + Долги'.AK26]); [.$A60]=[.AK$61]); 0; [$'Посещения + Долги'.AK$30]*[$'Посещения + Долги'.AK26])" office:value-type="string" office:string-value="0" calcext:value-type="string">
            <text:p>0</text:p>
          </table:table-cell>
          <table:table-cell table:style-name="ce46" table:formula="of:=IF(OR(ISTEXT([$'Посещения + Долги'.AL26]); [.$A60]=[.AL$61]); 0; [$'Посещения + Долги'.AL$30]*[$'Посещения + Долги'.AL26])" office:value-type="string" office:string-value="0" calcext:value-type="string">
            <text:p>0</text:p>
          </table:table-cell>
          <table:table-cell table:style-name="ce46" table:formula="of:=IF(OR(ISTEXT([$'Посещения + Долги'.AM26]); [.$A60]=[.AM$61]); 0; [$'Посещения + Долги'.AM$30]*[$'Посещения + Долги'.AM26])" office:value-type="string" office:string-value="0" calcext:value-type="string">
            <text:p>0</text:p>
          </table:table-cell>
          <table:table-cell table:style-name="ce46" table:formula="of:=IF(OR(ISTEXT([$'Посещения + Долги'.AN26]); [.$A60]=[.AN$61]); 0; [$'Посещения + Долги'.AN$30]*[$'Посещения + Долги'.AN26])" office:value-type="string" office:string-value="0" calcext:value-type="string">
            <text:p>0</text:p>
          </table:table-cell>
          <table:table-cell table:style-name="ce46" table:formula="of:=IF(OR(ISTEXT([$'Посещения + Долги'.AO26]); [.$A60]=[.AO$61]); 0; [$'Посещения + Долги'.AO$30]*[$'Посещения + Долги'.AO26])" office:value-type="string" office:string-value="0" calcext:value-type="string">
            <text:p>0</text:p>
          </table:table-cell>
          <table:table-cell table:style-name="ce46" table:formula="of:=IF(OR(ISTEXT([$'Посещения + Долги'.AP26]); [.$A60]=[.AP$61]); 0; [$'Посещения + Долги'.AP$30]*[$'Посещения + Долги'.AP26])" office:value-type="string" office:string-value="0" calcext:value-type="string">
            <text:p>0</text:p>
          </table:table-cell>
          <table:table-cell table:style-name="ce46" table:formula="of:=IF(OR(ISTEXT([$'Посещения + Долги'.AQ26]); [.$A60]=[.AQ$61]); 0; [$'Посещения + Долги'.AQ$30]*[$'Посещения + Долги'.AQ26])" office:value-type="string" office:string-value="0" calcext:value-type="string">
            <text:p>0</text:p>
          </table:table-cell>
          <table:table-cell table:style-name="ce46" table:formula="of:=IF(OR(ISTEXT([$'Посещения + Долги'.AR26]); [.$A60]=[.AR$61]); 0; [$'Посещения + Долги'.AR$30]*[$'Посещения + Долги'.AR26])" office:value-type="string" office:string-value="0" calcext:value-type="string">
            <text:p>0</text:p>
          </table:table-cell>
          <table:table-cell table:style-name="ce46" table:formula="of:=IF(OR(ISTEXT([$'Посещения + Долги'.AS26]); [.$A60]=[.AS$61]); 0; [$'Посещения + Долги'.AS$30]*[$'Посещения + Долги'.AS26])" office:value-type="string" office:string-value="0" calcext:value-type="string">
            <text:p>0</text:p>
          </table:table-cell>
          <table:table-cell table:style-name="ce46" table:formula="of:=IF(OR(ISTEXT([$'Посещения + Долги'.AT26]); [.$A60]=[.AT$61]); 0; [$'Посещения + Долги'.AT$30]*[$'Посещения + Долги'.AT26])" office:value-type="string" office:string-value="0" calcext:value-type="string">
            <text:p>0</text:p>
          </table:table-cell>
          <table:table-cell table:style-name="ce46" table:formula="of:=IF(OR(ISTEXT([$'Посещения + Долги'.AU26]); [.$A60]=[.AU$61]); 0; [$'Посещения + Долги'.AU$30]*[$'Посещения + Долги'.AU26])" office:value-type="string" office:string-value="0" calcext:value-type="string">
            <text:p>0</text:p>
          </table:table-cell>
          <table:table-cell table:style-name="ce46" table:formula="of:=IF(OR(ISTEXT([$'Посещения + Долги'.AV26]); [.$A60]=[.AV$61]); 0; [$'Посещения + Долги'.AV$30]*[$'Посещения + Долги'.AV26])" office:value-type="string" office:string-value="0" calcext:value-type="string">
            <text:p>0</text:p>
          </table:table-cell>
          <table:table-cell table:style-name="ce46" table:formula="of:=IF(OR(ISTEXT([$'Посещения + Долги'.AW26]); [.$A60]=[.AW$61]); 0; [$'Посещения + Долги'.AW$30]*[$'Посещения + Долги'.AW26])" office:value-type="string" office:string-value="0" calcext:value-type="string">
            <text:p>0</text:p>
          </table:table-cell>
          <table:table-cell table:style-name="ce46" table:formula="of:=IF(OR(ISTEXT([$'Посещения + Долги'.AX26]); [.$A60]=[.AX$61]); 0; [$'Посещения + Долги'.AX$30]*[$'Посещения + Долги'.AX26])" office:value-type="string" office:string-value="0" calcext:value-type="string">
            <text:p>0</text:p>
          </table:table-cell>
          <table:table-cell table:style-name="ce46" table:formula="of:=IF(OR(ISTEXT([$'Посещения + Долги'.AY26]); [.$A60]=[.AY$61]); 0; [$'Посещения + Долги'.AY$30]*[$'Посещения + Долги'.AY26])" office:value-type="string" office:string-value="0" calcext:value-type="string">
            <text:p>0</text:p>
          </table:table-cell>
          <table:table-cell table:style-name="ce46" table:formula="of:=IF(OR(ISTEXT([$'Посещения + Долги'.AZ26]); [.$A60]=[.AZ$61]); 0; [$'Посещения + Долги'.AZ$30]*[$'Посещения + Долги'.AZ26])" office:value-type="string" office:string-value="0" calcext:value-type="string">
            <text:p>0</text:p>
          </table:table-cell>
          <table:table-cell table:style-name="ce46" table:formula="of:=IF(OR(ISTEXT([$'Посещения + Долги'.BA26]); [.$A60]=[.BA$61]); 0; [$'Посещения + Долги'.BA$30]*[$'Посещения + Долги'.BA26])" office:value-type="string" office:string-value="0" calcext:value-type="string">
            <text:p>0</text:p>
          </table:table-cell>
          <table:table-cell table:style-name="ce46" table:formula="of:=IF(OR(ISTEXT([$'Посещения + Долги'.BB26]); [.$A60]=[.BB$61]); 0; [$'Посещения + Долги'.BB$30]*[$'Посещения + Долги'.BB26])" office:value-type="string" office:string-value="0" calcext:value-type="string">
            <text:p>0</text:p>
          </table:table-cell>
          <table:table-cell table:style-name="ce46" table:formula="of:=IF(OR(ISTEXT([$'Посещения + Долги'.BC26]); [.$A60]=[.BC$61]); 0; [$'Посещения + Долги'.BC$30]*[$'Посещения + Долги'.BC26])" office:value-type="string" office:string-value="0" calcext:value-type="string">
            <text:p>0</text:p>
          </table:table-cell>
          <table:table-cell table:style-name="ce46" table:formula="of:=IF(OR(ISTEXT([$'Посещения + Долги'.BD26]); [.$A60]=[.BD$61]); 0; [$'Посещения + Долги'.BD$30]*[$'Посещения + Долги'.BD26])" office:value-type="string" office:string-value="0" calcext:value-type="string">
            <text:p>0</text:p>
          </table:table-cell>
          <table:table-cell table:style-name="ce46" table:formula="of:=IF(OR(ISTEXT([$'Посещения + Долги'.BE26]); [.$A60]=[.BE$61]); 0; [$'Посещения + Долги'.BE$30]*[$'Посещения + Долги'.BE26])" office:value-type="string" office:string-value="0" calcext:value-type="string">
            <text:p>0</text:p>
          </table:table-cell>
          <table:table-cell table:style-name="ce46" table:formula="of:=IF(OR(ISTEXT([$'Посещения + Долги'.BF26]); [.$A60]=[.BF$61]); 0; [$'Посещения + Долги'.BF$30]*[$'Посещения + Долги'.BF26])" office:value-type="string" office:string-value="0" calcext:value-type="string">
            <text:p>0</text:p>
          </table:table-cell>
          <table:table-cell table:style-name="ce46" table:formula="of:=IF(OR(ISTEXT([$'Посещения + Долги'.BG26]); [.$A60]=[.BG$61]); 0; [$'Посещения + Долги'.BG$30]*[$'Посещения + Долги'.BG26])" office:value-type="string" office:string-value="0" calcext:value-type="string">
            <text:p>0</text:p>
          </table:table-cell>
          <table:table-cell table:style-name="ce46" table:formula="of:=IF(OR(ISTEXT([$'Посещения + Долги'.BH26]); [.$A60]=[.BH$61]); 0; [$'Посещения + Долги'.BH$30]*[$'Посещения + Долги'.BH26])" office:value-type="string" office:string-value="0" calcext:value-type="string">
            <text:p>0</text:p>
          </table:table-cell>
          <table:table-cell table:style-name="ce46" table:formula="of:=IF(OR(ISTEXT([$'Посещения + Долги'.BI26]); [.$A60]=[.BI$61]); 0; [$'Посещения + Долги'.BI$30]*[$'Посещения + Долги'.BI26])" office:value-type="string" office:string-value="0" calcext:value-type="string">
            <text:p>0</text:p>
          </table:table-cell>
          <table:table-cell table:style-name="ce46" table:formula="of:=IF(OR(ISTEXT([$'Посещения + Долги'.BJ26]); [.$A60]=[.BJ$61]); 0; [$'Посещения + Долги'.BJ$30]*[$'Посещения + Долги'.BJ26])" office:value-type="string" office:string-value="0" calcext:value-type="string">
            <text:p>0</text:p>
          </table:table-cell>
          <table:table-cell table:style-name="ce46" table:formula="of:=IF(OR(ISTEXT([$'Посещения + Долги'.BK26]); [.$A60]=[.BK$61]); 0; [$'Посещения + Долги'.BK$30]*[$'Посещения + Долги'.BK26])" office:value-type="string" office:string-value="0" calcext:value-type="string">
            <text:p>0</text:p>
          </table:table-cell>
          <table:table-cell table:style-name="ce46" table:formula="of:=IF(OR(ISTEXT([$'Посещения + Долги'.BL26]); [.$A60]=[.BL$61]); 0; [$'Посещения + Долги'.BL$30]*[$'Посещения + Долги'.BL26])" office:value-type="string" office:string-value="0" calcext:value-type="string">
            <text:p>0</text:p>
          </table:table-cell>
          <table:table-cell table:style-name="ce46" table:formula="of:=IF(OR(ISTEXT([$'Посещения + Долги'.BM26]); [.$A60]=[.BM$61]); 0; [$'Посещения + Долги'.BM$30]*[$'Посещения + Долги'.BM26])" office:value-type="string" office:string-value="0" calcext:value-type="string">
            <text:p>0</text:p>
          </table:table-cell>
          <table:table-cell table:style-name="ce46" table:formula="of:=IF(OR(ISTEXT([$'Посещения + Долги'.BN26]); [.$A60]=[.BN$61]); 0; [$'Посещения + Долги'.BN$30]*[$'Посещения + Долги'.BN26])" office:value-type="string" office:string-value="0" calcext:value-type="string">
            <text:p>0</text:p>
          </table:table-cell>
          <table:table-cell table:style-name="ce46" table:formula="of:=IF(OR(ISTEXT([$'Посещения + Долги'.BO26]); [.$A60]=[.BO$61]); 0; [$'Посещения + Долги'.BO$30]*[$'Посещения + Долги'.BO26])" office:value-type="string" office:string-value="0" calcext:value-type="string">
            <text:p>0</text:p>
          </table:table-cell>
          <table:table-cell table:style-name="ce46" table:formula="of:=IF(OR(ISTEXT([$'Посещения + Долги'.BP26]); [.$A60]=[.BP$61]); 0; [$'Посещения + Долги'.BP$30]*[$'Посещения + Долги'.BP26])" office:value-type="string" office:string-value="0" calcext:value-type="string">
            <text:p>0</text:p>
          </table:table-cell>
          <table:table-cell table:style-name="ce46" table:formula="of:=IF(OR(ISTEXT([$'Посещения + Долги'.BQ26]); [.$A60]=[.BQ$61]); 0; [$'Посещения + Долги'.BQ$30]*[$'Посещения + Долги'.BQ26])" office:value-type="string" office:string-value="0" calcext:value-type="string">
            <text:p>0</text:p>
          </table:table-cell>
          <table:table-cell table:style-name="ce46" table:formula="of:=IF(OR(ISTEXT([$'Посещения + Долги'.BR26]); [.$A60]=[.BR$61]); 0; [$'Посещения + Долги'.BR$30]*[$'Посещения + Долги'.BR26])" office:value-type="string" office:string-value="0" calcext:value-type="string">
            <text:p>0</text:p>
          </table:table-cell>
          <table:table-cell table:style-name="ce46" table:formula="of:=IF(OR(ISTEXT([$'Посещения + Долги'.BS26]); [.$A60]=[.BS$61]); 0; [$'Посещения + Долги'.BS$30]*[$'Посещения + Долги'.BS26])" office:value-type="string" office:string-value="0" calcext:value-type="string">
            <text:p>0</text:p>
          </table:table-cell>
          <table:table-cell table:style-name="ce46" table:formula="of:=IF(OR(ISTEXT([$'Посещения + Долги'.BT26]); [.$A60]=[.BT$61]); 0; [$'Посещения + Долги'.BT$30]*[$'Посещения + Долги'.BT26])" office:value-type="string" office:string-value="0" calcext:value-type="string">
            <text:p>0</text:p>
          </table:table-cell>
          <table:table-cell table:style-name="ce46" table:formula="of:=IF(OR(ISTEXT([$'Посещения + Долги'.BU26]); [.$A60]=[.BU$61]); 0; [$'Посещения + Долги'.BU$30]*[$'Посещения + Долги'.BU26])" office:value-type="string" office:string-value="0" calcext:value-type="string">
            <text:p>0</text:p>
          </table:table-cell>
          <table:table-cell table:style-name="ce46" table:formula="of:=IF(OR(ISTEXT([$'Посещения + Долги'.BV26]); [.$A60]=[.BV$61]); 0; [$'Посещения + Долги'.BV$30]*[$'Посещения + Долги'.BV26])" office:value-type="string" office:string-value="0" calcext:value-type="string">
            <text:p>0</text:p>
          </table:table-cell>
          <table:table-cell table:style-name="ce46" table:formula="of:=IF(OR(ISTEXT([$'Посещения + Долги'.BW26]); [.$A60]=[.BW$61]); 0; [$'Посещения + Долги'.BW$30]*[$'Посещения + Долги'.BW26])" office:value-type="string" office:string-value="0" calcext:value-type="string">
            <text:p>0</text:p>
          </table:table-cell>
          <table:table-cell table:style-name="ce46" table:formula="of:=IF(OR(ISTEXT([$'Посещения + Долги'.BX26]); [.$A60]=[.BX$61]); 0; [$'Посещения + Долги'.BX$30]*[$'Посещения + Долги'.BX26])" office:value-type="string" office:string-value="0" calcext:value-type="string">
            <text:p>0</text:p>
          </table:table-cell>
          <table:table-cell table:style-name="ce46" table:formula="of:=IF(OR(ISTEXT([$'Посещения + Долги'.BY26]); [.$A60]=[.BY$61]); 0; [$'Посещения + Долги'.BY$30]*[$'Посещения + Долги'.BY26])" office:value-type="string" office:string-value="0" calcext:value-type="string">
            <text:p>0</text:p>
          </table:table-cell>
          <table:table-cell table:style-name="ce46" table:formula="of:=IF(OR(ISTEXT([$'Посещения + Долги'.BZ26]); [.$A60]=[.BZ$61]); 0; [$'Посещения + Долги'.BZ$30]*[$'Посещения + Долги'.BZ26])" office:value-type="string" office:string-value="0" calcext:value-type="string">
            <text:p>0</text:p>
          </table:table-cell>
          <table:table-cell table:style-name="ce46" table:formula="of:=IF(OR(ISTEXT([$'Посещения + Долги'.CA26]); [.$A60]=[.CA$61]); 0; [$'Посещения + Долги'.CA$30]*[$'Посещения + Долги'.CA26])" office:value-type="string" office:string-value="0" calcext:value-type="string">
            <text:p>0</text:p>
          </table:table-cell>
          <table:table-cell table:style-name="ce46" table:formula="of:=IF(OR(ISTEXT([$'Посещения + Долги'.CB26]); [.$A60]=[.CB$61]); 0; [$'Посещения + Долги'.CB$30]*[$'Посещения + Долги'.CB26])" office:value-type="string" office:string-value="0" calcext:value-type="string">
            <text:p>0</text:p>
          </table:table-cell>
          <table:table-cell table:style-name="ce46" table:formula="of:=IF(OR(ISTEXT([$'Посещения + Долги'.CC26]); [.$A60]=[.CC$61]); 0; [$'Посещения + Долги'.CC$30]*[$'Посещения + Долги'.CC26])" office:value-type="string" office:string-value="0" calcext:value-type="string">
            <text:p>0</text:p>
          </table:table-cell>
          <table:table-cell table:style-name="ce46" table:formula="of:=IF(OR(ISTEXT([$'Посещения + Долги'.CD26]); [.$A60]=[.CD$61]); 0; [$'Посещения + Долги'.CD$30]*[$'Посещения + Долги'.CD26])" office:value-type="string" office:string-value="0" calcext:value-type="string">
            <text:p>0</text:p>
          </table:table-cell>
          <table:table-cell table:style-name="ce46" table:formula="of:=IF(OR(ISTEXT([$'Посещения + Долги'.CE26]); [.$A60]=[.CE$61]); 0; [$'Посещения + Долги'.CE$30]*[$'Посещения + Долги'.CE26])" office:value-type="string" office:string-value="0" calcext:value-type="string">
            <text:p>0</text:p>
          </table:table-cell>
          <table:table-cell table:style-name="ce46" table:formula="of:=IF(OR(ISTEXT([$'Посещения + Долги'.CF26]); [.$A60]=[.CF$61]); 0; [$'Посещения + Долги'.CF$30]*[$'Посещения + Долги'.CF26])" office:value-type="string" office:string-value="0" calcext:value-type="string">
            <text:p>0</text:p>
          </table:table-cell>
          <table:table-cell table:style-name="ce46" table:formula="of:=IF(OR(ISTEXT([$'Посещения + Долги'.CG26]); [.$A60]=[.CG$61]); 0; [$'Посещения + Долги'.CG$30]*[$'Посещения + Долги'.CG26])" office:value-type="string" office:string-value="0" calcext:value-type="string">
            <text:p>0</text:p>
          </table:table-cell>
          <table:table-cell table:style-name="ce46" table:formula="of:=IF(OR(ISTEXT([$'Посещения + Долги'.CH26]); [.$A60]=[.CH$61]); 0; [$'Посещения + Долги'.CH$30]*[$'Посещения + Долги'.CH26])" office:value-type="string" office:string-value="37.5" calcext:value-type="string">
            <text:p>37.5</text:p>
          </table:table-cell>
          <table:table-cell table:style-name="ce46" table:formula="of:=IF(OR(ISTEXT([$'Посещения + Долги'.CI26]); [.$A60]=[.CI$61]); 0; [$'Посещения + Долги'.CI$30]*[$'Посещения + Долги'.CI26])" office:value-type="string" office:string-value="37.5" calcext:value-type="string">
            <text:p>37.5</text:p>
          </table:table-cell>
          <table:table-cell table:style-name="ce46" table:formula="of:=IF(OR(ISTEXT([$'Посещения + Долги'.CJ26]); [.$A60]=[.CJ$61]); 0; [$'Посещения + Долги'.CJ$30]*[$'Посещения + Долги'.CJ26])" office:value-type="string" office:string-value="0" calcext:value-type="string">
            <text:p>0</text:p>
          </table:table-cell>
          <table:table-cell table:style-name="ce46" table:formula="of:=IF(OR(ISTEXT([$'Посещения + Долги'.CK26]); [.$A60]=[.CK$61]); 0; [$'Посещения + Долги'.CK$30]*[$'Посещения + Долги'.CK26])" office:value-type="string" office:string-value="0" calcext:value-type="string">
            <text:p>0</text:p>
          </table:table-cell>
          <table:table-cell table:style-name="ce46" table:formula="of:=IF(OR(ISTEXT([$'Посещения + Долги'.CL26]); [.$A60]=[.CL$61]); 0; [$'Посещения + Долги'.CL$30]*[$'Посещения + Долги'.CL26])" office:value-type="string" office:string-value="0" calcext:value-type="string">
            <text:p>0</text:p>
          </table:table-cell>
          <table:table-cell table:style-name="ce46" table:formula="of:=IF(OR(ISTEXT([$'Посещения + Долги'.CM26]); [.$A60]=[.CM$61]); 0; [$'Посещения + Долги'.CM$30]*[$'Посещения + Долги'.CM26])" office:value-type="string" office:string-value="0" calcext:value-type="string">
            <text:p>0</text:p>
          </table:table-cell>
          <table:table-cell table:style-name="ce46" table:formula="of:=IF(OR(ISTEXT([$'Посещения + Долги'.CN26]); [.$A60]=[.CN$61]); 0; [$'Посещения + Долги'.CN$30]*[$'Посещения + Долги'.CN26])" office:value-type="string" office:string-value="0" calcext:value-type="string">
            <text:p>0</text:p>
          </table:table-cell>
          <table:table-cell table:style-name="ce46" table:formula="of:=IF(OR(ISTEXT([$'Посещения + Долги'.CO26]); [.$A60]=[.CO$61]); 0; [$'Посещения + Долги'.CO$30]*[$'Посещения + Долги'.CO26])" office:value-type="string" office:string-value="0" calcext:value-type="string">
            <text:p>0</text:p>
          </table:table-cell>
          <table:table-cell table:style-name="ce46" table:formula="of:=IF(OR(ISTEXT([$'Посещения + Долги'.CP26]); [.$A60]=[.CP$61]); 0; [$'Посещения + Долги'.CP$30]*[$'Посещения + Долги'.CP26])" office:value-type="string" office:string-value="0" calcext:value-type="string">
            <text:p>0</text:p>
          </table:table-cell>
          <table:table-cell table:style-name="ce46" table:formula="of:=IF(OR(ISTEXT([$'Посещения + Долги'.CQ26]); [.$A60]=[.CQ$61]); 0; [$'Посещения + Долги'.CQ$30]*[$'Посещения + Долги'.CQ26])" office:value-type="string" office:string-value="0" calcext:value-type="string">
            <text:p>0</text:p>
          </table:table-cell>
          <table:table-cell table:style-name="ce46" table:formula="of:=IF(OR(ISTEXT([$'Посещения + Долги'.CR26]); [.$A60]=[.CR$61]); 0; [$'Посещения + Долги'.CR$30]*[$'Посещения + Долги'.CR26])" office:value-type="string" office:string-value="0" calcext:value-type="string">
            <text:p>0</text:p>
          </table:table-cell>
          <table:table-cell table:style-name="ce46" table:formula="of:=IF(OR(ISTEXT([$'Посещения + Долги'.CS26]); [.$A60]=[.CS$61]); 0; [$'Посещения + Долги'.CS$30]*[$'Посещения + Долги'.CS26])" office:value-type="string" office:string-value="37.5" calcext:value-type="string">
            <text:p>37.5</text:p>
          </table:table-cell>
          <table:table-cell table:style-name="ce46" table:formula="of:=IF(OR(ISTEXT([$'Посещения + Долги'.CT26]); [.$A60]=[.CT$61]); 0; [$'Посещения + Долги'.CT$30]*[$'Посещения + Долги'.CT26])" office:value-type="string" office:string-value="0" calcext:value-type="string">
            <text:p>0</text:p>
          </table:table-cell>
          <table:table-cell table:style-name="ce46" table:formula="of:=IF(OR(ISTEXT([$'Посещения + Долги'.CU26]); [.$A60]=[.CU$61]); 0; [$'Посещения + Долги'.CU$30]*[$'Посещения + Долги'.CU26])" office:value-type="string" office:string-value="0" calcext:value-type="string">
            <text:p>0</text:p>
          </table:table-cell>
          <table:table-cell table:style-name="ce46" table:formula="of:=IF(OR(ISTEXT([$'Посещения + Долги'.CV26]); [.$A60]=[.CV$61]); 0; [$'Посещения + Долги'.CV$30]*[$'Посещения + Долги'.CV26])" office:value-type="string" office:string-value="0" calcext:value-type="string">
            <text:p>0</text:p>
          </table:table-cell>
          <table:table-cell table:style-name="ce46" table:formula="of:=IF(OR(ISTEXT([$'Посещения + Долги'.CW26]); [.$A60]=[.CW$61]); 0; [$'Посещения + Долги'.CW$30]*[$'Посещения + Долги'.CW26])" office:value-type="string" office:string-value="0" calcext:value-type="string">
            <text:p>0</text:p>
          </table:table-cell>
          <table:table-cell table:style-name="ce46" table:formula="of:=IF(OR(ISTEXT([$'Посещения + Долги'.CX26]); [.$A60]=[.CX$61]); 0; [$'Посещения + Долги'.CX$30]*[$'Посещения + Долги'.CX26])" office:value-type="string" office:string-value="0" calcext:value-type="string">
            <text:p>0</text:p>
          </table:table-cell>
          <table:table-cell table:style-name="ce46" table:formula="of:=IF(OR(ISTEXT([$'Посещения + Долги'.CY26]); [.$A60]=[.CY$61]); 0; [$'Посещения + Долги'.CY$30]*[$'Посещения + Долги'.CY26])" office:value-type="string" office:string-value="0" calcext:value-type="string">
            <text:p>0</text:p>
          </table:table-cell>
          <table:table-cell table:style-name="ce46" table:formula="of:=IF(OR(ISTEXT([$'Посещения + Долги'.CZ26]); [.$A60]=[.CZ$61]); 0; [$'Посещения + Долги'.CZ$30]*[$'Посещения + Долги'.CZ26])" office:value-type="string" office:string-value="0" calcext:value-type="string">
            <text:p>0</text:p>
          </table:table-cell>
          <table:table-cell table:style-name="ce46" table:formula="of:=IF(OR(ISTEXT([$'Посещения + Долги'.DA26]); [.$A60]=[.DA$61]); 0; [$'Посещения + Долги'.DA$30]*[$'Посещения + Долги'.DA26])" office:value-type="string" office:string-value="0" calcext:value-type="string">
            <text:p>0</text:p>
          </table:table-cell>
          <table:table-cell table:style-name="ce46" table:formula="of:=IF(OR(ISTEXT([$'Посещения + Долги'.DB26]); [.$A60]=[.DB$61]); 0; [$'Посещения + Долги'.DB$30]*[$'Посещения + Долги'.DB26])" office:value-type="string" office:string-value="0" calcext:value-type="string">
            <text:p>0</text:p>
          </table:table-cell>
          <table:table-cell table:style-name="ce46" table:formula="of:=IF(OR(ISTEXT([$'Посещения + Долги'.DC26]); [.$A60]=[.DC$61]); 0; [$'Посещения + Долги'.DC$30]*[$'Посещения + Долги'.DC26])" office:value-type="string" office:string-value="0" calcext:value-type="string">
            <text:p>0</text:p>
          </table:table-cell>
          <table:table-cell table:style-name="ce46" table:formula="of:=IF(OR(ISTEXT([$'Посещения + Долги'.DD26]); [.$A60]=[.DD$61]); 0; [$'Посещения + Долги'.DD$30]*[$'Посещения + Долги'.DD26])" office:value-type="string" office:string-value="0" calcext:value-type="string">
            <text:p>0</text:p>
          </table:table-cell>
          <table:table-cell table:style-name="ce46" table:formula="of:=IF(OR(ISTEXT([$'Посещения + Долги'.DE26]); [.$A60]=[.DE$61]); 0; [$'Посещения + Долги'.DE$30]*[$'Посещения + Долги'.DE26])" office:value-type="string" office:string-value="0" calcext:value-type="string">
            <text:p>0</text:p>
          </table:table-cell>
          <table:table-cell table:style-name="ce46" table:formula="of:=IF(OR(ISTEXT([$'Посещения + Долги'.DF26]); [.$A60]=[.DF$61]); 0; [$'Посещения + Долги'.DF$30]*[$'Посещения + Долги'.DF26])" office:value-type="string" office:string-value="0" calcext:value-type="string">
            <text:p>0</text:p>
          </table:table-cell>
          <table:table-cell table:style-name="ce46" table:formula="of:=IF(OR(ISTEXT([$'Посещения + Долги'.DG26]); [.$A60]=[.DG$61]); 0; [$'Посещения + Долги'.DG$30]*[$'Посещения + Долги'.DG26])" office:value-type="string" office:string-value="0" calcext:value-type="string">
            <text:p>0</text:p>
          </table:table-cell>
          <table:table-cell table:style-name="ce46" table:formula="of:=IF(OR(ISTEXT([$'Посещения + Долги'.DH26]); [.$A60]=[.DH$61]); 0; [$'Посещения + Долги'.DH$30]*[$'Посещения + Долги'.DH26])" office:value-type="string" office:string-value="0" calcext:value-type="string">
            <text:p>0</text:p>
          </table:table-cell>
          <table:table-cell table:style-name="ce46" table:formula="of:=IF(OR(ISTEXT([$'Посещения + Долги'.DI26]); [.$A60]=[.DI$61]); 0; [$'Посещения + Долги'.DI$30]*[$'Посещения + Долги'.DI26])" office:value-type="string" office:string-value="0" calcext:value-type="string">
            <text:p>0</text:p>
          </table:table-cell>
          <table:table-cell table:style-name="ce46" table:formula="of:=IF(OR(ISTEXT([$'Посещения + Долги'.DJ26]); [.$A60]=[.DJ$61]); 0; [$'Посещения + Долги'.DJ$30]*[$'Посещения + Долги'.DJ26])" office:value-type="string" office:string-value="0" calcext:value-type="string">
            <text:p>0</text:p>
          </table:table-cell>
          <table:table-cell table:style-name="ce46" table:formula="of:=IF(OR(ISTEXT([$'Посещения + Долги'.DK26]); [.$A60]=[.DK$61]); 0; [$'Посещения + Долги'.DK$30]*[$'Посещения + Долги'.DK26])" office:value-type="string" office:string-value="0" calcext:value-type="string">
            <text:p>0</text:p>
          </table:table-cell>
          <table:table-cell table:style-name="ce46" table:formula="of:=IF(OR(ISTEXT([$'Посещения + Долги'.DL26]); [.$A60]=[.DL$61]); 0; [$'Посещения + Долги'.DL$30]*[$'Посещения + Долги'.DL26])" office:value-type="string" office:string-value="0" calcext:value-type="string">
            <text:p>0</text:p>
          </table:table-cell>
          <table:table-cell table:style-name="ce46" table:formula="of:=IF(OR(ISTEXT([$'Посещения + Долги'.DM26]); [.$A60]=[.DM$61]); 0; [$'Посещения + Долги'.DM$30]*[$'Посещения + Долги'.DM26])" office:value-type="string" office:string-value="0" calcext:value-type="string">
            <text:p>0</text:p>
          </table:table-cell>
          <table:table-cell table:style-name="ce46" table:formula="of:=IF(OR(ISTEXT([$'Посещения + Долги'.DN26]); [.$A60]=[.DN$61]); 0; [$'Посещения + Долги'.DN$30]*[$'Посещения + Долги'.DN26])" office:value-type="string" office:string-value="0" calcext:value-type="string">
            <text:p>0</text:p>
          </table:table-cell>
          <table:table-cell table:style-name="ce46" table:formula="of:=IF(OR(ISTEXT([$'Посещения + Долги'.DO26]); [.$A60]=[.DO$61]); 0; [$'Посещения + Долги'.DO$30]*[$'Посещения + Долги'.DO26])" office:value-type="string" office:string-value="0" calcext:value-type="string">
            <text:p>0</text:p>
          </table:table-cell>
          <table:table-cell table:style-name="ce46" table:formula="of:=IF(OR(ISTEXT([$'Посещения + Долги'.DP26]); [.$A60]=[.DP$61]); 0; [$'Посещения + Долги'.DP$30]*[$'Посещения + Долги'.DP26])" office:value-type="string" office:string-value="0" calcext:value-type="string">
            <text:p>0</text:p>
          </table:table-cell>
          <table:table-cell table:style-name="ce46" table:formula="of:=IF(OR(ISTEXT([$'Посещения + Долги'.DQ26]); [.$A60]=[.DQ$61]); 0; [$'Посещения + Долги'.DQ$30]*[$'Посещения + Долги'.DQ26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/>
          <table:table-cell table:style-name="ce19" table:formula="of:=[$'Посещения + Долги'.B32]" office:value-type="string" office:string-value="Павлюк" calcext:value-type="string">
            <text:p>Павлюк</text:p>
          </table:table-cell>
          <table:table-cell table:style-name="ce5" table:formula="of:=[$'Посещения + Долги'.C32]" office:value-type="string" office:string-value="Воробьев" calcext:value-type="string">
            <text:p>Воробьев</text:p>
          </table:table-cell>
          <table:table-cell table:style-name="ce19" table:formula="of:=[$'Посещения + Долги'.D32]" office:value-type="string" office:string-value="Павлюк" calcext:value-type="string">
            <text:p>Павлюк</text:p>
          </table:table-cell>
          <table:table-cell table:style-name="ce5" table:formula="of:=[$'Посещения + Долги'.E32]" office:value-type="string" office:string-value="Павлюк" calcext:value-type="string">
            <text:p>Павлюк</text:p>
          </table:table-cell>
          <table:table-cell table:style-name="ce19" table:formula="of:=[$'Посещения + Долги'.F32]" office:value-type="string" office:string-value="Павлюк" calcext:value-type="string">
            <text:p>Павлюк</text:p>
          </table:table-cell>
          <table:table-cell table:style-name="ce5" table:formula="of:=[$'Посещения + Долги'.G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H32]" office:value-type="string" office:string-value="Павлюк" calcext:value-type="string">
            <text:p>Павлюк</text:p>
          </table:table-cell>
          <table:table-cell table:style-name="ce5" table:formula="of:=[$'Посещения + Долги'.I32]" office:value-type="string" office:string-value="Павлюк" calcext:value-type="string">
            <text:p>Павлюк</text:p>
          </table:table-cell>
          <table:table-cell table:style-name="ce19" table:formula="of:=[$'Посещения + Долги'.J32]" office:value-type="string" office:string-value="Улитин" calcext:value-type="string">
            <text:p>Улитин</text:p>
          </table:table-cell>
          <table:table-cell table:style-name="ce5" table:formula="of:=[$'Посещения + Долги'.K32]" office:value-type="string" office:string-value="Улитин" calcext:value-type="string">
            <text:p>Улитин</text:p>
          </table:table-cell>
          <table:table-cell table:style-name="ce19" table:formula="of:=[$'Посещения + Долги'.L32]" office:value-type="string" office:string-value="Иванова" calcext:value-type="string">
            <text:p>Иванова</text:p>
          </table:table-cell>
          <table:table-cell table:style-name="ce5" table:formula="of:=[$'Посещения + Долги'.M32]" office:value-type="string" office:string-value="Улитин" calcext:value-type="string">
            <text:p>Улитин</text:p>
          </table:table-cell>
          <table:table-cell table:style-name="ce19" table:formula="of:=[$'Посещения + Долги'.N32]" office:value-type="string" office:string-value="Улитин" calcext:value-type="string">
            <text:p>Улитин</text:p>
          </table:table-cell>
          <table:table-cell table:style-name="ce5" table:formula="of:=[$'Посещения + Долги'.O32]" office:value-type="string" office:string-value="Улитин" calcext:value-type="string">
            <text:p>Улитин</text:p>
          </table:table-cell>
          <table:table-cell table:style-name="ce19" table:formula="of:=[$'Посещения + Долги'.P32]" office:value-type="string" office:string-value="Улитин" calcext:value-type="string">
            <text:p>Улитин</text:p>
          </table:table-cell>
          <table:table-cell table:style-name="ce5" table:formula="of:=[$'Посещения + Долги'.Q32]" office:value-type="string" office:string-value="Улитин" calcext:value-type="string">
            <text:p>Улитин</text:p>
          </table:table-cell>
          <table:table-cell table:style-name="ce19" table:formula="of:=[$'Посещения + Долги'.R32]" office:value-type="string" office:string-value="Улитин" calcext:value-type="string">
            <text:p>Улитин</text:p>
          </table:table-cell>
          <table:table-cell table:style-name="ce5" table:formula="of:=[$'Посещения + Долги'.S32]" office:value-type="string" office:string-value="Улитин" calcext:value-type="string">
            <text:p>Улитин</text:p>
          </table:table-cell>
          <table:table-cell table:style-name="ce19" table:formula="of:=[$'Посещения + Долги'.T32]" office:value-type="string" office:string-value="Улитин" calcext:value-type="string">
            <text:p>Улитин</text:p>
          </table:table-cell>
          <table:table-cell table:style-name="ce5" table:formula="of:=[$'Посещения + Долги'.U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V32]" office:value-type="string" office:string-value="Улитин" calcext:value-type="string">
            <text:p>Улитин</text:p>
          </table:table-cell>
          <table:table-cell table:style-name="ce5" table:formula="of:=[$'Посещения + Долги'.W32]" office:value-type="string" office:string-value="Улитин" calcext:value-type="string">
            <text:p>Улитин</text:p>
          </table:table-cell>
          <table:table-cell table:style-name="ce19" table:formula="of:=[$'Посещения + Долги'.X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Y32]" office:value-type="string" office:string-value="Павлюк" calcext:value-type="string">
            <text:p>Павлюк</text:p>
          </table:table-cell>
          <table:table-cell table:style-name="ce5" table:formula="of:=[$'Посещения + Долги'.Z32]" office:value-type="string" office:string-value="Павлюк" calcext:value-type="string">
            <text:p>Павлюк</text:p>
          </table:table-cell>
          <table:table-cell table:style-name="ce5" table:formula="of:=[$'Посещения + Долги'.AA32]" office:value-type="string" office:string-value="Павлюк" calcext:value-type="string">
            <text:p>Павлюк</text:p>
          </table:table-cell>
          <table:table-cell table:style-name="ce5" table:formula="of:=[$'Посещения + Долги'.AB32]" office:value-type="string" office:string-value="Павлюк" calcext:value-type="string">
            <text:p>Павлюк</text:p>
          </table:table-cell>
          <table:table-cell table:style-name="ce5" table:formula="of:=[$'Посещения + Долги'.AC32]" office:value-type="string" office:string-value="Улитин" calcext:value-type="string">
            <text:p>Улитин</text:p>
          </table:table-cell>
          <table:table-cell table:style-name="ce5" table:formula="of:=[$'Посещения + Долги'.AD32]" office:value-type="string" office:string-value="Павлюк" calcext:value-type="string">
            <text:p>Павлюк</text:p>
          </table:table-cell>
          <table:table-cell table:style-name="ce5" table:formula="of:=[$'Посещения + Долги'.AE32]" office:value-type="string" office:string-value="Павлюк" calcext:value-type="string">
            <text:p>Павлюк</text:p>
          </table:table-cell>
          <table:table-cell table:style-name="ce5" table:formula="of:=[$'Посещения + Долги'.AF32]" office:value-type="string" office:string-value="Павлюк" calcext:value-type="string">
            <text:p>Павлюк</text:p>
          </table:table-cell>
          <table:table-cell table:style-name="ce5" table:formula="of:=[$'Посещения + Долги'.AG32]" office:value-type="string" office:string-value="Павлюк" calcext:value-type="string">
            <text:p>Павлюк</text:p>
          </table:table-cell>
          <table:table-cell table:style-name="ce5" table:formula="of:=[$'Посещения + Долги'.AH32]" office:value-type="string" office:string-value="Улитин" calcext:value-type="string">
            <text:p>Улитин</text:p>
          </table:table-cell>
          <table:table-cell table:style-name="ce5" table:formula="of:=[$'Посещения + Долги'.AI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J32]" office:value-type="string" office:string-value="Улитин" calcext:value-type="string">
            <text:p>Улитин</text:p>
          </table:table-cell>
          <table:table-cell table:style-name="ce5" table:formula="of:=[$'Посещения + Долги'.AK32]" office:value-type="string" office:string-value="Захаров" calcext:value-type="string">
            <text:p>Захаров</text:p>
          </table:table-cell>
          <table:table-cell table:style-name="ce5" table:formula="of:=[$'Посещения + Долги'.AL32]" office:value-type="string" office:string-value="Захаров" calcext:value-type="string">
            <text:p>Захаров</text:p>
          </table:table-cell>
          <table:table-cell table:style-name="ce5" table:formula="of:=[$'Посещения + Долги'.AM32]" office:value-type="string" office:string-value="Улитин" calcext:value-type="string">
            <text:p>Улитин</text:p>
          </table:table-cell>
          <table:table-cell table:style-name="ce5" table:formula="of:=[$'Посещения + Долги'.AN32]" office:value-type="string" office:string-value="Улитин" calcext:value-type="string">
            <text:p>Улитин</text:p>
          </table:table-cell>
          <table:table-cell table:style-name="ce5" table:formula="of:=[$'Посещения + Долги'.AO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P32]" office:value-type="string" office:string-value="Уваркин" calcext:value-type="string">
            <text:p>Уваркин</text:p>
          </table:table-cell>
          <table:table-cell table:style-name="ce5" table:formula="of:=[$'Посещения + Долги'.AQ32]" office:value-type="string" office:string-value="Рагимов" calcext:value-type="string">
            <text:p>Рагимов</text:p>
          </table:table-cell>
          <table:table-cell table:style-name="ce5" table:formula="of:=[$'Посещения + Долги'.AR32]" office:value-type="string" office:string-value="Улитин" calcext:value-type="string">
            <text:p>Улитин</text:p>
          </table:table-cell>
          <table:table-cell table:style-name="ce5" table:formula="of:=[$'Посещения + Долги'.AS32]" office:value-type="string" office:string-value="------------" calcext:value-type="string">
            <text:p>------------</text:p>
          </table:table-cell>
          <table:table-cell table:style-name="ce5" table:formula="of:=[$'Посещения + Долги'.AT32]" office:value-type="string" office:string-value="Улитин" calcext:value-type="string">
            <text:p>Улитин</text:p>
          </table:table-cell>
          <table:table-cell table:style-name="ce5" table:formula="of:=[$'Посещения + Долги'.AU32]" office:value-type="string" office:string-value="---------" calcext:value-type="string">
            <text:p>---------</text:p>
          </table:table-cell>
          <table:table-cell table:style-name="ce5" table:formula="of:=[$'Посещения + Долги'.AV32]" office:value-type="string" office:string-value="Рагимов" calcext:value-type="string">
            <text:p>Рагимов</text:p>
          </table:table-cell>
          <table:table-cell table:style-name="ce5" table:formula="of:=[$'Посещения + Долги'.AW32]" office:value-type="string" office:string-value="----------" calcext:value-type="string">
            <text:p>----------</text:p>
          </table:table-cell>
          <table:table-cell table:style-name="ce5" table:formula="of:=[$'Посещения + Долги'.AX32]" office:value-type="string" office:string-value="Ковалев" calcext:value-type="string">
            <text:p>Ковалев</text:p>
          </table:table-cell>
          <table:table-cell table:style-name="ce5" table:formula="of:=[$'Посещения + Долги'.AY32]" office:value-type="string" office:string-value="--------" calcext:value-type="string">
            <text:p>--------</text:p>
          </table:table-cell>
          <table:table-cell table:style-name="ce5" table:formula="of:=[$'Посещения + Долги'.AZ32]" office:value-type="string" office:string-value="Улитин" calcext:value-type="string">
            <text:p>Улитин</text:p>
          </table:table-cell>
          <table:table-cell table:style-name="ce5" table:formula="of:=[$'Посещения + Долги'.BA32]" office:value-type="string" office:string-value="--------" calcext:value-type="string">
            <text:p>--------</text:p>
          </table:table-cell>
          <table:table-cell table:style-name="ce5" table:formula="of:=[$'Посещения + Долги'.BB32]" office:value-type="string" office:string-value="Ковалев" calcext:value-type="string">
            <text:p>Ковалев</text:p>
          </table:table-cell>
          <table:table-cell table:style-name="ce5" table:formula="of:=[$'Посещения + Долги'.BC32]" office:value-type="string" office:string-value="--------" calcext:value-type="string">
            <text:p>--------</text:p>
          </table:table-cell>
          <table:table-cell table:style-name="ce5" table:formula="of:=[$'Посещения + Долги'.BD32]" office:value-type="string" office:string-value="Улитин" calcext:value-type="string">
            <text:p>Улитин</text:p>
          </table:table-cell>
          <table:table-cell table:style-name="ce5" table:formula="of:=[$'Посещения + Долги'.BE32]" office:value-type="float" office:value="0" calcext:value-type="float">
            <text:p>0</text:p>
          </table:table-cell>
          <table:table-cell table:style-name="ce5" table:formula="of:=[$'Посещения + Долги'.BF32]" office:value-type="string" office:string-value="Ковалев" calcext:value-type="string">
            <text:p>Ковалев</text:p>
          </table:table-cell>
          <table:table-cell table:style-name="ce5" table:formula="of:=[$'Посещения + Долги'.BG32]" office:value-type="string" office:string-value="Ковалев" calcext:value-type="string">
            <text:p>Ковалев</text:p>
          </table:table-cell>
          <table:table-cell table:style-name="ce5" table:formula="of:=[$'Посещения + Долги'.BH32]" office:value-type="string" office:string-value="Улитин" calcext:value-type="string">
            <text:p>Улитин</text:p>
          </table:table-cell>
          <table:table-cell table:style-name="ce5" table:formula="of:=[$'Посещения + Долги'.BI32]" office:value-type="string" office:string-value="Иванова" calcext:value-type="string">
            <text:p>Иванова</text:p>
          </table:table-cell>
          <table:table-cell table:style-name="ce5" table:formula="of:=[$'Посещения + Долги'.BJ32]" office:value-type="string" office:string-value="Улитин" calcext:value-type="string">
            <text:p>Улитин</text:p>
          </table:table-cell>
          <table:table-cell table:style-name="ce5" table:formula="of:=[$'Посещения + Долги'.BK32]" office:value-type="string" office:string-value="Иванова" calcext:value-type="string">
            <text:p>Иванова</text:p>
          </table:table-cell>
          <table:table-cell table:style-name="ce5" table:formula="of:=[$'Посещения + Долги'.BL32]" office:value-type="string" office:string-value="Улитин" calcext:value-type="string">
            <text:p>Улитин</text:p>
          </table:table-cell>
          <table:table-cell table:style-name="ce5" table:formula="of:=[$'Посещения + Долги'.BM32]" office:value-type="string" office:string-value="Дорохин" calcext:value-type="string">
            <text:p>Дорохин</text:p>
          </table:table-cell>
          <table:table-cell table:style-name="ce5" table:formula="of:=[$'Посещения + Долги'.BN32]" office:value-type="string" office:string-value="Ковалев" calcext:value-type="string">
            <text:p>Ковалев</text:p>
          </table:table-cell>
          <table:table-cell table:style-name="ce5" table:formula="of:=[$'Посещения + Долги'.BO32]" office:value-type="string" office:string-value="Ковалев" calcext:value-type="string">
            <text:p>Ковалев</text:p>
          </table:table-cell>
          <table:table-cell table:style-name="ce5" table:formula="of:=[$'Посещения + Долги'.BP32]" office:value-type="string" office:string-value="Ковалев" calcext:value-type="string">
            <text:p>Ковалев</text:p>
          </table:table-cell>
          <table:table-cell table:style-name="ce5" table:formula="of:=[$'Посещения + Долги'.BQ32]" office:value-type="float" office:value="0" calcext:value-type="float">
            <text:p>0</text:p>
          </table:table-cell>
          <table:table-cell table:style-name="ce5" table:formula="of:=[$'Посещения + Долги'.BR32]" office:value-type="string" office:string-value="Улитин" calcext:value-type="string">
            <text:p>Улитин</text:p>
          </table:table-cell>
          <table:table-cell table:style-name="ce5" table:formula="of:=[$'Посещения + Долги'.BS32]" office:value-type="string" office:string-value="Улитин" calcext:value-type="string">
            <text:p>Улитин</text:p>
          </table:table-cell>
          <table:table-cell table:style-name="ce5" table:formula="of:=[$'Посещения + Долги'.BT32]" office:value-type="string" office:string-value="Улитин" calcext:value-type="string">
            <text:p>Улитин</text:p>
          </table:table-cell>
          <table:table-cell table:style-name="ce5" table:formula="of:=[$'Посещения + Долги'.BU32]" office:value-type="string" office:string-value="Улитин" calcext:value-type="string">
            <text:p>Улитин</text:p>
          </table:table-cell>
          <table:table-cell table:style-name="ce5" table:formula="of:=[$'Посещения + Долги'.BV32]" office:value-type="string" office:string-value="Ковалев" calcext:value-type="string">
            <text:p>Ковалев</text:p>
          </table:table-cell>
          <table:table-cell table:style-name="ce5" table:formula="of:=[$'Посещения + Долги'.BW32]" office:value-type="string" office:string-value="Ковалев" calcext:value-type="string">
            <text:p>Ковалев</text:p>
          </table:table-cell>
          <table:table-cell table:style-name="ce5" table:formula="of:=[$'Посещения + Долги'.BX32]" office:value-type="string" office:string-value="Ковалев" calcext:value-type="string">
            <text:p>Ковалев</text:p>
          </table:table-cell>
          <table:table-cell table:style-name="ce5" table:formula="of:=[$'Посещения + Долги'.BY32]" office:value-type="float" office:value="0" calcext:value-type="float">
            <text:p>0</text:p>
          </table:table-cell>
          <table:table-cell table:style-name="ce5" table:formula="of:=[$'Посещения + Долги'.BZ32]" office:value-type="float" office:value="0" calcext:value-type="float">
            <text:p>0</text:p>
          </table:table-cell>
          <table:table-cell table:style-name="ce5" table:formula="of:=[$'Посещения + Долги'.CA32]" office:value-type="string" office:string-value="Павлюк" calcext:value-type="string">
            <text:p>Павлюк</text:p>
          </table:table-cell>
          <table:table-cell table:style-name="ce5" table:formula="of:=[$'Посещения + Долги'.CB32]" office:value-type="string" office:string-value="Захаров" calcext:value-type="string">
            <text:p>Захаров</text:p>
          </table:table-cell>
          <table:table-cell table:style-name="ce5" table:formula="of:=[$'Посещения + Долги'.CC32]" office:value-type="float" office:value="0" calcext:value-type="float">
            <text:p>0</text:p>
          </table:table-cell>
          <table:table-cell table:style-name="ce5" table:formula="of:=[$'Посещения + Долги'.CD32]" office:value-type="string" office:string-value="Дорохин" calcext:value-type="string">
            <text:p>Дорохин</text:p>
          </table:table-cell>
          <table:table-cell table:style-name="ce5" table:formula="of:=[$'Посещения + Долги'.CE32]" office:value-type="string" office:string-value="Улитин" calcext:value-type="string">
            <text:p>Улитин</text:p>
          </table:table-cell>
          <table:table-cell table:style-name="ce5" table:formula="of:=[$'Посещения + Долги'.CF32]" office:value-type="string" office:string-value="--------" calcext:value-type="string">
            <text:p>--------</text:p>
          </table:table-cell>
          <table:table-cell table:style-name="ce5" table:formula="of:=[$'Посещения + Долги'.CG32]" office:value-type="float" office:value="0" calcext:value-type="float">
            <text:p>0</text:p>
          </table:table-cell>
          <table:table-cell table:style-name="ce5" table:formula="of:=[$'Посещения + Долги'.CH32]" office:value-type="string" office:string-value="Улитин" calcext:value-type="string">
            <text:p>Улитин</text:p>
          </table:table-cell>
          <table:table-cell table:style-name="ce5" table:formula="of:=[$'Посещения + Долги'.CI32]" office:value-type="string" office:string-value="Павлюк" calcext:value-type="string">
            <text:p>Павлюк</text:p>
          </table:table-cell>
          <table:table-cell table:style-name="ce5" table:formula="of:=[$'Посещения + Долги'.CJ32]" office:value-type="string" office:string-value="Улитин" calcext:value-type="string">
            <text:p>Улитин</text:p>
          </table:table-cell>
          <table:table-cell table:style-name="ce5" table:formula="of:=[$'Посещения + Долги'.CK32]" office:value-type="string" office:string-value="Улитин" calcext:value-type="string">
            <text:p>Улитин</text:p>
          </table:table-cell>
          <table:table-cell table:style-name="ce5" table:formula="of:=[$'Посещения + Долги'.CL32]" office:value-type="float" office:value="0" calcext:value-type="float">
            <text:p>0</text:p>
          </table:table-cell>
          <table:table-cell table:style-name="ce5" table:formula="of:=[$'Посещения + Долги'.CM32]" office:value-type="float" office:value="0" calcext:value-type="float">
            <text:p>0</text:p>
          </table:table-cell>
          <table:table-cell table:style-name="ce5" table:formula="of:=[$'Посещения + Долги'.CN32]" office:value-type="string" office:string-value="Павлюк" calcext:value-type="string">
            <text:p>Павлюк</text:p>
          </table:table-cell>
          <table:table-cell table:style-name="ce5" table:formula="of:=[$'Посещения + Долги'.CO32]" office:value-type="string" office:string-value="Захаров" calcext:value-type="string">
            <text:p>Захаров</text:p>
          </table:table-cell>
          <table:table-cell table:style-name="ce5" table:formula="of:=[$'Посещения + Долги'.CP32]" office:value-type="string" office:string-value="Павлюк" calcext:value-type="string">
            <text:p>Павлюк</text:p>
          </table:table-cell>
          <table:table-cell table:style-name="ce5" table:formula="of:=[$'Посещения + Долги'.CQ32]" office:value-type="float" office:value="0" calcext:value-type="float">
            <text:p>0</text:p>
          </table:table-cell>
          <table:table-cell table:style-name="ce5" table:formula="of:=[$'Посещения + Долги'.CR32]" office:value-type="float" office:value="0" calcext:value-type="float">
            <text:p>0</text:p>
          </table:table-cell>
          <table:table-cell table:style-name="ce5" table:formula="of:=[$'Посещения + Долги'.CS32]" office:value-type="string" office:string-value="Павлюк" calcext:value-type="string">
            <text:p>Павлюк</text:p>
          </table:table-cell>
          <table:table-cell table:style-name="ce5" table:formula="of:=[$'Посещения + Долги'.CT32]" office:value-type="string" office:string-value="Лисицын" calcext:value-type="string">
            <text:p>Лисицын</text:p>
          </table:table-cell>
          <table:table-cell table:style-name="ce5" table:formula="of:=[$'Посещения + Долги'.CU32]" office:value-type="string" office:string-value="Скиднов" calcext:value-type="string">
            <text:p>Скиднов</text:p>
          </table:table-cell>
          <table:table-cell table:style-name="ce5" table:formula="of:=[$'Посещения + Долги'.CV32]" office:value-type="float" office:value="0" calcext:value-type="float">
            <text:p>0</text:p>
          </table:table-cell>
          <table:table-cell table:style-name="ce5" table:formula="of:=[$'Посещения + Долги'.CW32]" office:value-type="float" office:value="0" calcext:value-type="float">
            <text:p>0</text:p>
          </table:table-cell>
          <table:table-cell table:style-name="ce5" table:formula="of:=[$'Посещения + Долги'.CX32]" office:value-type="float" office:value="0" calcext:value-type="float">
            <text:p>0</text:p>
          </table:table-cell>
          <table:table-cell table:style-name="ce5" table:formula="of:=[$'Посещения + Долги'.CY32]" office:value-type="float" office:value="0" calcext:value-type="float">
            <text:p>0</text:p>
          </table:table-cell>
          <table:table-cell table:style-name="ce5" table:formula="of:=[$'Посещения + Долги'.CZ32]" office:value-type="float" office:value="0" calcext:value-type="float">
            <text:p>0</text:p>
          </table:table-cell>
          <table:table-cell table:style-name="ce5" table:formula="of:=[$'Посещения + Долги'.DA32]" office:value-type="float" office:value="0" calcext:value-type="float">
            <text:p>0</text:p>
          </table:table-cell>
          <table:table-cell table:style-name="ce5" table:formula="of:=[$'Посещения + Долги'.DB32]" office:value-type="float" office:value="0" calcext:value-type="float">
            <text:p>0</text:p>
          </table:table-cell>
          <table:table-cell table:style-name="ce5" table:formula="of:=[$'Посещения + Долги'.DC32]" office:value-type="float" office:value="0" calcext:value-type="float">
            <text:p>0</text:p>
          </table:table-cell>
          <table:table-cell table:style-name="ce5" table:formula="of:=[$'Посещения + Долги'.DD32]" office:value-type="float" office:value="0" calcext:value-type="float">
            <text:p>0</text:p>
          </table:table-cell>
          <table:table-cell table:style-name="ce5" table:formula="of:=[$'Посещения + Долги'.DE32]" office:value-type="float" office:value="0" calcext:value-type="float">
            <text:p>0</text:p>
          </table:table-cell>
          <table:table-cell table:style-name="ce5" table:formula="of:=[$'Посещения + Долги'.DF32]" office:value-type="float" office:value="0" calcext:value-type="float">
            <text:p>0</text:p>
          </table:table-cell>
          <table:table-cell table:style-name="ce5" table:formula="of:=[$'Посещения + Долги'.DG32]" office:value-type="float" office:value="0" calcext:value-type="float">
            <text:p>0</text:p>
          </table:table-cell>
          <table:table-cell table:style-name="ce5" table:formula="of:=[$'Посещения + Долги'.DH32]" office:value-type="float" office:value="0" calcext:value-type="float">
            <text:p>0</text:p>
          </table:table-cell>
          <table:table-cell table:style-name="ce5" table:formula="of:=[$'Посещения + Долги'.DI32]" office:value-type="float" office:value="0" calcext:value-type="float">
            <text:p>0</text:p>
          </table:table-cell>
          <table:table-cell table:style-name="ce5" table:formula="of:=[$'Посещения + Долги'.DJ32]" office:value-type="float" office:value="0" calcext:value-type="float">
            <text:p>0</text:p>
          </table:table-cell>
          <table:table-cell table:style-name="ce5" table:formula="of:=[$'Посещения + Долги'.DK32]" office:value-type="float" office:value="0" calcext:value-type="float">
            <text:p>0</text:p>
          </table:table-cell>
          <table:table-cell table:style-name="ce5" table:formula="of:=[$'Посещения + Долги'.DL32]" office:value-type="float" office:value="0" calcext:value-type="float">
            <text:p>0</text:p>
          </table:table-cell>
          <table:table-cell table:style-name="ce5" table:formula="of:=[$'Посещения + Долги'.DM32]" office:value-type="float" office:value="0" calcext:value-type="float">
            <text:p>0</text:p>
          </table:table-cell>
          <table:table-cell table:style-name="ce5" table:formula="of:=[$'Посещения + Долги'.DN32]" office:value-type="float" office:value="0" calcext:value-type="float">
            <text:p>0</text:p>
          </table:table-cell>
          <table:table-cell table:style-name="ce5" table:formula="of:=[$'Посещения + Долги'.DO32]" office:value-type="float" office:value="0" calcext:value-type="float">
            <text:p>0</text:p>
          </table:table-cell>
          <table:table-cell table:style-name="ce5" table:formula="of:=[$'Посещения + Долги'.DP32]" office:value-type="float" office:value="0" calcext:value-type="float">
            <text:p>0</text:p>
          </table:table-cell>
          <table:table-cell table:style-name="ce5" table:formula="of:=[$'Посещения + Долги'.DQ3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01"/>
        </table:table-row>
        <table:table-row table:style-name="ro1">
          <table:table-cell/>
          <table:table-cell table:style-name="ce45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8"/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латежные данные" table:style-name="ta3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18" table:default-cell-style-name="Default"/>
        <table:table-row table:style-name="ro1">
          <table:table-cell table:style-name="ce49" office:value-type="string" calcext:value-type="string">
            <text:p>Фамилия</text:p>
          </table:table-cell>
          <table:table-cell table:style-name="ce51" office:value-type="string" calcext:value-type="string">
            <text:p>Телефон</text:p>
          </table:table-cell>
          <table:table-cell table:style-name="ce51" office:value-type="string" calcext:value-type="string">
            <text:p>Банк 1 (название)</text:p>
          </table:table-cell>
          <table:table-cell table:style-name="ce51" office:value-type="string" calcext:value-type="string">
            <text:p>Банк 1 (карта)</text:p>
          </table:table-cell>
          <table:table-cell table:style-name="ce51" office:value-type="string" calcext:value-type="string">
            <text:p>Банк 2 (название)</text:p>
          </table:table-cell>
          <table:table-cell table:style-name="ce51" office:value-type="string" calcext:value-type="string">
            <text:p>Банк 2 (карта)</text:p>
          </table:table-cell>
          <table:table-cell table:style-name="ce53" table:number-columns-repeated="20"/>
          <table:table-cell table:number-columns-repeated="998"/>
        </table:table-row>
        <table:table-row table:style-name="ro1">
          <table:table-cell table:style-name="ce50" office:value-type="string" calcext:value-type="string">
            <text:p>Улитин</text:p>
          </table:table-cell>
          <table:table-cell table:style-name="ce44" office:value-type="string" calcext:value-type="string">
            <text:p>8-929-633-96-10</text:p>
          </table:table-cell>
          <table:table-cell table:style-name="ce44" office:value-type="string" calcext:value-type="string">
            <text:p>Рокет</text:p>
          </table:table-cell>
          <table:table-cell table:style-name="ce52" office:value-type="string" calcext:value-type="string">
            <text:p>5321 3003 4699 0687</text:p>
          </table:table-cell>
          <table:table-cell table:style-name="ce44" office:value-type="string" calcext:value-type="string">
            <text:p>Сбер</text:p>
          </table:table-cell>
          <table:table-cell table:style-name="ce52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Воробьева</text:p>
          </table:table-cell>
          <table:table-cell table:style-name="ce44" office:value-type="string" calcext:value-type="string">
            <text:p>8-903-249-48-89</text:p>
          </table:table-cell>
          <table:table-cell table:style-name="ce44"/>
          <table:table-cell/>
          <table:table-cell table:style-name="ce44"/>
          <table:table-cell table:number-columns-repeated="1019"/>
        </table:table-row>
        <table:table-row table:style-name="ro1">
          <table:table-cell table:style-name="ce50" office:value-type="string" calcext:value-type="string">
            <text:p>Павлюк</text:p>
          </table:table-cell>
          <table:table-cell table:style-name="ce44" office:value-type="string" calcext:value-type="string">
            <text:p>8-929-577-91-29</text:p>
          </table:table-cell>
          <table:table-cell table:style-name="ce44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44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Воробьев</text:p>
          </table:table-cell>
          <table:table-cell table:style-name="ce44" office:value-type="string" calcext:value-type="string">
            <text:p>8-925-232-80-09</text:p>
          </table:table-cell>
          <table:table-cell table:style-name="ce44" office:value-type="string" calcext:value-type="string">
            <text:p>Тинькофф</text:p>
          </table:table-cell>
          <table:table-cell table:style-name="ce44" office:value-type="string" calcext:value-type="string">
            <text:p>5536 9137 6409 1845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Иванова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Захаров</text:p>
          </table:table-cell>
          <table:table-cell table:style-name="ce44" office:value-type="string" calcext:value-type="string">
            <text:p>8-999-960-03-17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4276 3800 2819 3865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Рагимов</text:p>
          </table:table-cell>
          <table:table-cell table:style-name="ce44" office:value-type="string" calcext:value-type="string">
            <text:p>8-963-650-52-00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4019 375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Уваркин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8473 2402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Ковалев</text:p>
          </table:table-cell>
          <table:table-cell table:style-name="ce44" office:value-type="string" calcext:value-type="string">
            <text:p>8-9772960792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5501 906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Дорохин</text:p>
          </table:table-cell>
          <table:table-cell table:style-name="ce44" office:value-type="string" calcext:value-type="string">
            <text:p>8 926 386 49 38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4276 3800 7824 971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Лисицын</text:p>
          </table:table-cell>
          <table:table-cell table:style-name="ce44" office:value-type="string" calcext:value-type="string">
            <text:p>8 926 668 32 80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3800 6805 2710</text:p>
          </table:table-cell>
          <table:table-cell table:style-name="ce44" table:number-columns-repeated="7"/>
          <table:table-cell table:number-columns-repeated="1013"/>
        </table:table-row>
        <table:table-row table:style-name="ro1" table:number-rows-repeated="4">
          <table:table-cell table:style-name="ce50"/>
          <table:table-cell table:style-name="ce44" table:number-columns-repeated="10"/>
          <table:table-cell table:number-columns-repeated="1013"/>
        </table:table-row>
        <table:table-row table:style-name="ro1" table:number-rows-repeated="14">
          <table:table-cell table:style-name="ce50"/>
          <table:table-cell table:style-name="ce44"/>
          <table:table-cell table:number-columns-repeated="1022"/>
        </table:table-row>
        <table:table-row table:style-name="ro1">
          <table:table-cell table:style-name="ce1"/>
          <table:table-cell table:style-name="ce44"/>
          <table:table-cell table:number-columns-repeated="1022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35" meta:object-count="0"/>
    <meta:generator>LibreOfficeDev/5.1.0.3$Linux_X86_64 LibreOffice_project/</meta:generator>
  </office:meta>
</office:document-meta>
</file>